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RONDA DEL VALLE-DD-AT_IN">
            <text:p>RONDA DEL VALLE-DD-AT_IN</text:p>
          </table:table-cell>
          <table:table-cell table:style-name="pd1" office:value-type="string" office:string-value="RONDA DEL VALLE-O3-AT_IN">
            <text:p>RONDA DEL VALLE-O3-AT_IN</text:p>
          </table:table-cell>
        </table:table-row>
        <table:table-row>
          <table:table-cell table:style-name="pd1" office:value-type="date" office:date-value="2015-01-02T01:00:00">
            <text:p>Fri Jan  2 01:00:00 2015</text:p>
          </table:table-cell>
          <table:table-cell office:value-type="float" office:value="164.6667">
            <text:p>164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02T19:00:00">
            <text:p>Fri Jan  2 19:00:00 2015</text:p>
          </table:table-cell>
          <table:table-cell office:value-type="float" office:value="239.6667">
            <text:p>239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02T20:00:00">
            <text:p>Fri Jan  2 20:00:00 2015</text:p>
          </table:table-cell>
          <table:table-cell office:value-type="float" office:value="200.0">
            <text:p>200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02T21:00:00">
            <text:p>Fri Jan  2 21:00:00 2015</text:p>
          </table:table-cell>
          <table:table-cell office:value-type="float" office:value="185.3333">
            <text:p>185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02T22:00:00">
            <text:p>Fri Jan  2 22:00:00 2015</text:p>
          </table:table-cell>
          <table:table-cell office:value-type="float" office:value="193.0">
            <text:p>193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2T23:00:00">
            <text:p>Fri Jan  2 23:00:00 2015</text:p>
          </table:table-cell>
          <table:table-cell office:value-type="float" office:value="163.6667">
            <text:p>163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1-03T00:00:00">
            <text:p>Sat Jan  3 00:00:00 2015</text:p>
          </table:table-cell>
          <table:table-cell office:value-type="float" office:value="223.3333">
            <text:p>22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01-03T01:00:00">
            <text:p>Sat Jan  3 01:00:00 2015</text:p>
          </table:table-cell>
          <table:table-cell office:value-type="float" office:value="210.3333">
            <text:p>210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03T02:00:00">
            <text:p>Sat Jan  3 02:00:00 2015</text:p>
          </table:table-cell>
          <table:table-cell office:value-type="float" office:value="198.0">
            <text:p>198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3T03:00:00">
            <text:p>Sat Jan  3 03:00:00 2015</text:p>
          </table:table-cell>
          <table:table-cell office:value-type="float" office:value="228.8333">
            <text:p>228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1-03T04:00:00">
            <text:p>Sat Jan  3 04:00:00 2015</text:p>
          </table:table-cell>
          <table:table-cell office:value-type="float" office:value="199.6667">
            <text:p>199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03T19:00:00">
            <text:p>Sat Jan  3 19:00:00 2015</text:p>
          </table:table-cell>
          <table:table-cell office:value-type="float" office:value="242.3333">
            <text:p>242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03T20:00:00">
            <text:p>Sat Jan  3 20:00:00 2015</text:p>
          </table:table-cell>
          <table:table-cell office:value-type="float" office:value="162.1667">
            <text:p>162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01-03T21:00:00">
            <text:p>Sat Jan  3 21:00:00 2015</text:p>
          </table:table-cell>
          <table:table-cell office:value-type="float" office:value="160.3333">
            <text:p>160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1-04T00:00:00">
            <text:p>Sun Jan  4 00:00:00 2015</text:p>
          </table:table-cell>
          <table:table-cell office:value-type="float" office:value="181.3333">
            <text:p>181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04T01:00:00">
            <text:p>Sun Jan  4 01:00:00 2015</text:p>
          </table:table-cell>
          <table:table-cell office:value-type="float" office:value="211.8333">
            <text:p>211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4T02:00:00">
            <text:p>Sun Jan  4 02:00:00 2015</text:p>
          </table:table-cell>
          <table:table-cell office:value-type="float" office:value="147.1667">
            <text:p>147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1-04T03:00:00">
            <text:p>Sun Jan  4 03:00:00 2015</text:p>
          </table:table-cell>
          <table:table-cell office:value-type="float" office:value="200.3333">
            <text:p>200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4T04:00:00">
            <text:p>Sun Jan  4 04:00:00 2015</text:p>
          </table:table-cell>
          <table:table-cell office:value-type="float" office:value="253.3333">
            <text:p>253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1-04T05:00:00">
            <text:p>Sun Jan  4 05:00:00 2015</text:p>
          </table:table-cell>
          <table:table-cell office:value-type="float" office:value="257.6667">
            <text:p>257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4T18:00:00">
            <text:p>Sun Jan  4 18:00:00 2015</text:p>
          </table:table-cell>
          <table:table-cell office:value-type="float" office:value="236.6667">
            <text:p>236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1-04T19:00:00">
            <text:p>Sun Jan  4 19:00:00 2015</text:p>
          </table:table-cell>
          <table:table-cell office:value-type="float" office:value="255.3333">
            <text:p>255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04T20:00:00">
            <text:p>Sun Jan  4 20:00:00 2015</text:p>
          </table:table-cell>
          <table:table-cell office:value-type="float" office:value="211.6667">
            <text:p>211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4T21:00:00">
            <text:p>Sun Jan  4 21:00:00 2015</text:p>
          </table:table-cell>
          <table:table-cell office:value-type="float" office:value="209.8333">
            <text:p>209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04T22:00:00">
            <text:p>Sun Jan  4 22:00:00 2015</text:p>
          </table:table-cell>
          <table:table-cell office:value-type="float" office:value="186.3333">
            <text:p>186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04T23:00:00">
            <text:p>Sun Jan  4 23:00:00 2015</text:p>
          </table:table-cell>
          <table:table-cell office:value-type="float" office:value="206.0">
            <text:p>206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1-05T00:00:00">
            <text:p>Mon Jan  5 00:00:00 2015</text:p>
          </table:table-cell>
          <table:table-cell office:value-type="float" office:value="215.6667">
            <text:p>215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5T01:00:00">
            <text:p>Mon Jan  5 01:00:00 2015</text:p>
          </table:table-cell>
          <table:table-cell office:value-type="float" office:value="225.8333">
            <text:p>225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05T02:00:00">
            <text:p>Mon Jan  5 02:00:00 2015</text:p>
          </table:table-cell>
          <table:table-cell office:value-type="float" office:value="239.5">
            <text:p>239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01-05T03:00:00">
            <text:p>Mon Jan  5 03:00:00 2015</text:p>
          </table:table-cell>
          <table:table-cell office:value-type="float" office:value="221.3333">
            <text:p>221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01-05T20:00:00">
            <text:p>Mon Jan  5 20:00:00 2015</text:p>
          </table:table-cell>
          <table:table-cell office:value-type="float" office:value="218.3333">
            <text:p>21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1-05T21:00:00">
            <text:p>Mon Jan  5 21:00:00 2015</text:p>
          </table:table-cell>
          <table:table-cell office:value-type="float" office:value="138.8333">
            <text:p>138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05T22:00:00">
            <text:p>Mon Jan  5 22:00:00 2015</text:p>
          </table:table-cell>
          <table:table-cell office:value-type="float" office:value="164.8333">
            <text:p>164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5T23:00:00">
            <text:p>Mon Jan  5 23:00:00 2015</text:p>
          </table:table-cell>
          <table:table-cell office:value-type="float" office:value="207.1667">
            <text:p>207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1-06T00:00:00">
            <text:p>Tue Jan  6 00:00:00 2015</text:p>
          </table:table-cell>
          <table:table-cell office:value-type="float" office:value="195.8333">
            <text:p>195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1-06T01:00:00">
            <text:p>Tue Jan  6 01:00:00 2015</text:p>
          </table:table-cell>
          <table:table-cell office:value-type="float" office:value="126.1667">
            <text:p>126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1-06T21:00:00">
            <text:p>Tue Jan  6 21:00:00 2015</text:p>
          </table:table-cell>
          <table:table-cell office:value-type="float" office:value="173.3333">
            <text:p>173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06T22:00:00">
            <text:p>Tue Jan  6 22:00:00 2015</text:p>
          </table:table-cell>
          <table:table-cell office:value-type="float" office:value="254.3333">
            <text:p>254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01-06T23:00:00">
            <text:p>Tue Jan  6 23:00:00 2015</text:p>
          </table:table-cell>
          <table:table-cell office:value-type="float" office:value="176.8333">
            <text:p>176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1-07T00:00:00">
            <text:p>Wed Jan  7 00:00:00 2015</text:p>
          </table:table-cell>
          <table:table-cell office:value-type="float" office:value="171.6667">
            <text:p>171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07T01:00:00">
            <text:p>Wed Jan  7 01:00:00 2015</text:p>
          </table:table-cell>
          <table:table-cell office:value-type="float" office:value="176.0">
            <text:p>176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7T02:00:00">
            <text:p>Wed Jan  7 02:00:00 2015</text:p>
          </table:table-cell>
          <table:table-cell office:value-type="float" office:value="133.6667">
            <text:p>133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07T03:00:00">
            <text:p>Wed Jan  7 03:00:00 2015</text:p>
          </table:table-cell>
          <table:table-cell office:value-type="float" office:value="126.0">
            <text:p>126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07T19:00:00">
            <text:p>Wed Jan  7 19:00:00 2015</text:p>
          </table:table-cell>
          <table:table-cell office:value-type="float" office:value="224.6667">
            <text:p>224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07T20:00:00">
            <text:p>Wed Jan  7 20:00:00 2015</text:p>
          </table:table-cell>
          <table:table-cell office:value-type="float" office:value="144.8333">
            <text:p>144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07T21:00:00">
            <text:p>Wed Jan  7 21:00:00 2015</text:p>
          </table:table-cell>
          <table:table-cell office:value-type="float" office:value="187.0">
            <text:p>187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7T22:00:00">
            <text:p>Wed Jan  7 22:00:00 2015</text:p>
          </table:table-cell>
          <table:table-cell office:value-type="float" office:value="128.5">
            <text:p>128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1-07T23:00:00">
            <text:p>Wed Jan  7 23:00:00 2015</text:p>
          </table:table-cell>
          <table:table-cell office:value-type="float" office:value="162.1667">
            <text:p>162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01-08T00:00:00">
            <text:p>Thu Jan  8 00:00:00 2015</text:p>
          </table:table-cell>
          <table:table-cell office:value-type="float" office:value="204.0">
            <text:p>20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08T01:00:00">
            <text:p>Thu Jan  8 01:00:00 2015</text:p>
          </table:table-cell>
          <table:table-cell office:value-type="float" office:value="191.6667">
            <text:p>191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08T19:00:00">
            <text:p>Thu Jan  8 19:00:00 2015</text:p>
          </table:table-cell>
          <table:table-cell office:value-type="float" office:value="231.6667">
            <text:p>231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1-08T20:00:00">
            <text:p>Thu Jan  8 20:00:00 2015</text:p>
          </table:table-cell>
          <table:table-cell office:value-type="float" office:value="151.6667">
            <text:p>151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08T21:00:00">
            <text:p>Thu Jan  8 21:00:00 2015</text:p>
          </table:table-cell>
          <table:table-cell office:value-type="float" office:value="183.6667">
            <text:p>183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09T19:00:00">
            <text:p>Fri Jan  9 19:00:00 2015</text:p>
          </table:table-cell>
          <table:table-cell office:value-type="float" office:value="214.5">
            <text:p>214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01-09T20:00:00">
            <text:p>Fri Jan  9 20:00:00 2015</text:p>
          </table:table-cell>
          <table:table-cell office:value-type="float" office:value="227.1667">
            <text:p>227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9T21:00:00">
            <text:p>Fri Jan  9 21:00:00 2015</text:p>
          </table:table-cell>
          <table:table-cell office:value-type="float" office:value="181.5">
            <text:p>181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09T22:00:00">
            <text:p>Fri Jan  9 22:00:00 2015</text:p>
          </table:table-cell>
          <table:table-cell office:value-type="float" office:value="163.6667">
            <text:p>163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01-09T23:00:00">
            <text:p>Fri Jan  9 23:00:00 2015</text:p>
          </table:table-cell>
          <table:table-cell office:value-type="float" office:value="139.3333">
            <text:p>139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10T00:00:00">
            <text:p>Sat Jan 10 00:00:00 2015</text:p>
          </table:table-cell>
          <table:table-cell office:value-type="float" office:value="166.5">
            <text:p>166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1-10T18:00:00">
            <text:p>Sat Jan 10 18:00:00 2015</text:p>
          </table:table-cell>
          <table:table-cell office:value-type="float" office:value="225.5">
            <text:p>225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1-10T19:00:00">
            <text:p>Sat Jan 10 19:00:00 2015</text:p>
          </table:table-cell>
          <table:table-cell office:value-type="float" office:value="240.8333">
            <text:p>240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10T20:00:00">
            <text:p>Sat Jan 10 20:00:00 2015</text:p>
          </table:table-cell>
          <table:table-cell office:value-type="float" office:value="143.1667">
            <text:p>143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10T21:00:00">
            <text:p>Sat Jan 10 21:00:00 2015</text:p>
          </table:table-cell>
          <table:table-cell office:value-type="float" office:value="147.0">
            <text:p>147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0T22:00:00">
            <text:p>Sat Jan 10 22:00:00 2015</text:p>
          </table:table-cell>
          <table:table-cell office:value-type="float" office:value="219.3333">
            <text:p>21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10T23:00:00">
            <text:p>Sat Jan 10 23:00:00 2015</text:p>
          </table:table-cell>
          <table:table-cell office:value-type="float" office:value="203.8333">
            <text:p>203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11T00:00:00">
            <text:p>Sun Jan 11 00:00:00 2015</text:p>
          </table:table-cell>
          <table:table-cell office:value-type="float" office:value="209.0">
            <text:p>209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1-11T01:00:00">
            <text:p>Sun Jan 11 01:00:00 2015</text:p>
          </table:table-cell>
          <table:table-cell office:value-type="float" office:value="150.8333">
            <text:p>150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1-11T02:00:00">
            <text:p>Sun Jan 11 02:00:00 2015</text:p>
          </table:table-cell>
          <table:table-cell office:value-type="float" office:value="211.3333">
            <text:p>211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11T20:00:00">
            <text:p>Sun Jan 11 20:00:00 2015</text:p>
          </table:table-cell>
          <table:table-cell office:value-type="float" office:value="221.0">
            <text:p>221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1T21:00:00">
            <text:p>Sun Jan 11 21:00:00 2015</text:p>
          </table:table-cell>
          <table:table-cell office:value-type="float" office:value="186.0">
            <text:p>186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1T22:00:00">
            <text:p>Sun Jan 11 22:00:00 2015</text:p>
          </table:table-cell>
          <table:table-cell office:value-type="float" office:value="172.8333">
            <text:p>172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01-12T19:00:00">
            <text:p>Mon Jan 12 19:00:00 2015</text:p>
          </table:table-cell>
          <table:table-cell office:value-type="float" office:value="237.6667">
            <text:p>237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01-12T20:00:00">
            <text:p>Mon Jan 12 20:00:00 2015</text:p>
          </table:table-cell>
          <table:table-cell office:value-type="float" office:value="233.6667">
            <text:p>233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12T21:00:00">
            <text:p>Mon Jan 12 21:00:00 2015</text:p>
          </table:table-cell>
          <table:table-cell office:value-type="float" office:value="207.6667">
            <text:p>207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12T22:00:00">
            <text:p>Mon Jan 12 22:00:00 2015</text:p>
          </table:table-cell>
          <table:table-cell office:value-type="float" office:value="170.1667">
            <text:p>170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2T23:00:00">
            <text:p>Mon Jan 12 23:00:00 2015</text:p>
          </table:table-cell>
          <table:table-cell office:value-type="float" office:value="228.3333">
            <text:p>228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13T00:00:00">
            <text:p>Tue Jan 13 00:00:00 2015</text:p>
          </table:table-cell>
          <table:table-cell office:value-type="float" office:value="235.0">
            <text:p>235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01-13T19:00:00">
            <text:p>Tue Jan 13 19:00:00 2015</text:p>
          </table:table-cell>
          <table:table-cell office:value-type="float" office:value="239.6667">
            <text:p>239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3T20:00:00">
            <text:p>Tue Jan 13 20:00:00 2015</text:p>
          </table:table-cell>
          <table:table-cell office:value-type="float" office:value="226.8333">
            <text:p>226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3T21:00:00">
            <text:p>Tue Jan 13 21:00:00 2015</text:p>
          </table:table-cell>
          <table:table-cell office:value-type="float" office:value="152.5">
            <text:p>152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13T22:00:00">
            <text:p>Tue Jan 13 22:00:00 2015</text:p>
          </table:table-cell>
          <table:table-cell office:value-type="float" office:value="146.3333">
            <text:p>146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1-13T23:00:00">
            <text:p>Tue Jan 13 23:00:00 2015</text:p>
          </table:table-cell>
          <table:table-cell office:value-type="float" office:value="189.3333">
            <text:p>189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14T00:00:00">
            <text:p>Wed Jan 14 00:00:00 2015</text:p>
          </table:table-cell>
          <table:table-cell office:value-type="float" office:value="195.1667">
            <text:p>195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14T02:00:00">
            <text:p>Wed Jan 14 02:00:00 2015</text:p>
          </table:table-cell>
          <table:table-cell office:value-type="float" office:value="155.6667">
            <text:p>155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4T19:00:00">
            <text:p>Wed Jan 14 19:00:00 2015</text:p>
          </table:table-cell>
          <table:table-cell office:value-type="float" office:value="244.3333">
            <text:p>244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4T20:00:00">
            <text:p>Wed Jan 14 20:00:00 2015</text:p>
          </table:table-cell>
          <table:table-cell office:value-type="float" office:value="135.6667">
            <text:p>135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01-14T21:00:00">
            <text:p>Wed Jan 14 21:00:00 2015</text:p>
          </table:table-cell>
          <table:table-cell office:value-type="float" office:value="170.3333">
            <text:p>170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14T22:00:00">
            <text:p>Wed Jan 14 22:00:00 2015</text:p>
          </table:table-cell>
          <table:table-cell office:value-type="float" office:value="180.0">
            <text:p>180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15T09:00:00">
            <text:p>Thu Jan 15 09:00:00 2015</text:p>
          </table:table-cell>
          <table:table-cell office:value-type="float" office:value="222.8333">
            <text:p>222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15T10:00:00">
            <text:p>Thu Jan 15 10:00:00 2015</text:p>
          </table:table-cell>
          <table:table-cell office:value-type="float" office:value="119.0">
            <text:p>119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01-15T11:00:00">
            <text:p>Thu Jan 15 11:00:00 2015</text:p>
          </table:table-cell>
          <table:table-cell office:value-type="float" office:value="274.3333">
            <text:p>274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5T22:00:00">
            <text:p>Thu Jan 15 22:00:00 2015</text:p>
          </table:table-cell>
          <table:table-cell office:value-type="float" office:value="224.6">
            <text:p>224.6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27T22:00:00">
            <text:p>Tue Jan 27 22:00:00 2015</text:p>
          </table:table-cell>
          <table:table-cell office:value-type="float" office:value="143.8333">
            <text:p>143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28T22:00:00">
            <text:p>Wed Jan 28 22:00:00 2015</text:p>
          </table:table-cell>
          <table:table-cell office:value-type="float" office:value="132.1667">
            <text:p>132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01-28T23:00:00">
            <text:p>Wed Jan 28 23:00:00 2015</text:p>
          </table:table-cell>
          <table:table-cell office:value-type="float" office:value="189.6667">
            <text:p>189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1-29T00:00:00">
            <text:p>Thu Jan 29 00:00:00 2015</text:p>
          </table:table-cell>
          <table:table-cell office:value-type="float" office:value="146.1667">
            <text:p>146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2-06T21:00:00">
            <text:p>Fri Feb  6 21:00:00 2015</text:p>
          </table:table-cell>
          <table:table-cell office:value-type="float" office:value="139.6667">
            <text:p>139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2-08T21:00:00">
            <text:p>Sun Feb  8 21:00:00 2015</text:p>
          </table:table-cell>
          <table:table-cell office:value-type="float" office:value="186.6667">
            <text:p>186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2-08T22:00:00">
            <text:p>Sun Feb  8 22:00:00 2015</text:p>
          </table:table-cell>
          <table:table-cell office:value-type="float" office:value="199.0">
            <text:p>199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2-13T00:00:00">
            <text:p>Fri Feb 13 00:00:00 2015</text:p>
          </table:table-cell>
          <table:table-cell office:value-type="float" office:value="200.6667">
            <text:p>20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2-13T01:00:00">
            <text:p>Fri Feb 13 01:00:00 2015</text:p>
          </table:table-cell>
          <table:table-cell office:value-type="float" office:value="195.3333">
            <text:p>195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3-03T21:00:00">
            <text:p>Tue Mar  3 21:00:00 2015</text:p>
          </table:table-cell>
          <table:table-cell office:value-type="float" office:value="228.8333">
            <text:p>228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3-03T22:00:00">
            <text:p>Tue Mar  3 22:00:00 2015</text:p>
          </table:table-cell>
          <table:table-cell office:value-type="float" office:value="110.0">
            <text:p>110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3-04T00:00:00">
            <text:p>Wed Mar  4 00:00:00 2015</text:p>
          </table:table-cell>
          <table:table-cell office:value-type="float" office:value="158.3333">
            <text:p>158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3-04T19:00:00">
            <text:p>Wed Mar  4 19:00:00 2015</text:p>
          </table:table-cell>
          <table:table-cell office:value-type="float" office:value="79.3333">
            <text:p>79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03-04T20:00:00">
            <text:p>Wed Mar  4 20:00:00 2015</text:p>
          </table:table-cell>
          <table:table-cell office:value-type="float" office:value="82.8333">
            <text:p>82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3-06T21:00:00">
            <text:p>Fri Mar  6 21:00:00 2015</text:p>
          </table:table-cell>
          <table:table-cell office:value-type="float" office:value="161.6667">
            <text:p>161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03-06T22:00:00">
            <text:p>Fri Mar  6 22:00:00 2015</text:p>
          </table:table-cell>
          <table:table-cell office:value-type="float" office:value="184.0">
            <text:p>184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3-08T22:00:00">
            <text:p>Sun Mar  8 22:00:00 2015</text:p>
          </table:table-cell>
          <table:table-cell office:value-type="float" office:value="182.8333">
            <text:p>182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3-09T21:00:00">
            <text:p>Mon Mar  9 21:00:00 2015</text:p>
          </table:table-cell>
          <table:table-cell office:value-type="float" office:value="189.1667">
            <text:p>189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3-09T22:00:00">
            <text:p>Mon Mar  9 22:00:00 2015</text:p>
          </table:table-cell>
          <table:table-cell office:value-type="float" office:value="178.1667">
            <text:p>17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3-13T22:00:00">
            <text:p>Fri Mar 13 22:00:00 2015</text:p>
          </table:table-cell>
          <table:table-cell office:value-type="float" office:value="122.0">
            <text:p>122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5-03-13T23:00:00">
            <text:p>Fri Mar 13 23:00:00 2015</text:p>
          </table:table-cell>
          <table:table-cell office:value-type="float" office:value="127.1667">
            <text:p>127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03-14T00:00:00">
            <text:p>Sat Mar 14 00:00:00 2015</text:p>
          </table:table-cell>
          <table:table-cell office:value-type="float" office:value="168.1667">
            <text:p>168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3-15T23:00:00">
            <text:p>Sun Mar 15 23:00:00 2015</text:p>
          </table:table-cell>
          <table:table-cell office:value-type="float" office:value="257.3333">
            <text:p>257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3-19T21:00:00">
            <text:p>Thu Mar 19 21:00:00 2015</text:p>
          </table:table-cell>
          <table:table-cell office:value-type="float" office:value="217.0">
            <text:p>217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03-27T23:00:00">
            <text:p>Fri Mar 27 23:00:00 2015</text:p>
          </table:table-cell>
          <table:table-cell office:value-type="float" office:value="217.3333">
            <text:p>217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03-28T02:00:00">
            <text:p>Sat Mar 28 02:00:00 2015</text:p>
          </table:table-cell>
          <table:table-cell office:value-type="float" office:value="204.1667">
            <text:p>204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3-28T22:00:00">
            <text:p>Sat Mar 28 22:00:00 2015</text:p>
          </table:table-cell>
          <table:table-cell office:value-type="float" office:value="129.1667">
            <text:p>129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4-01T01:00:00">
            <text:p>Wed Apr  1 01:00:00 2015</text:p>
          </table:table-cell>
          <table:table-cell office:value-type="float" office:value="169.8333">
            <text:p>169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09-07T23:00:00">
            <text:p>Mon Sep  7 23:00:00 2015</text:p>
          </table:table-cell>
          <table:table-cell office:value-type="float" office:value="201.6667">
            <text:p>201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9-18T22:00:00">
            <text:p>Fri Sep 18 22:00:00 2015</text:p>
          </table:table-cell>
          <table:table-cell office:value-type="float" office:value="225.1667">
            <text:p>225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9-23T22:00:00">
            <text:p>Wed Sep 23 22:00:00 2015</text:p>
          </table:table-cell>
          <table:table-cell office:value-type="float" office:value="142.3333">
            <text:p>142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9-24T22:00:00">
            <text:p>Thu Sep 24 22:00:00 2015</text:p>
          </table:table-cell>
          <table:table-cell office:value-type="float" office:value="215.6667">
            <text:p>215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9-25T21:00:00">
            <text:p>Fri Sep 25 21:00:00 2015</text:p>
          </table:table-cell>
          <table:table-cell office:value-type="float" office:value="243.5">
            <text:p>24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09-25T22:00:00">
            <text:p>Fri Sep 25 22:00:00 2015</text:p>
          </table:table-cell>
          <table:table-cell office:value-type="float" office:value="203.6667">
            <text:p>203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0-01T09:00:00">
            <text:p>Thu Oct  1 09:00:00 2015</text:p>
          </table:table-cell>
          <table:table-cell office:value-type="float" office:value="200.8333">
            <text:p>200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0-01T22:00:00">
            <text:p>Thu Oct  1 22:00:00 2015</text:p>
          </table:table-cell>
          <table:table-cell office:value-type="float" office:value="258.1667">
            <text:p>258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0-01T23:00:00">
            <text:p>Thu Oct  1 23:00:00 2015</text:p>
          </table:table-cell>
          <table:table-cell office:value-type="float" office:value="251.8333">
            <text:p>251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10-04T23:00:00">
            <text:p>Sun Oct  4 23:00:00 2015</text:p>
          </table:table-cell>
          <table:table-cell office:value-type="float" office:value="198.1667">
            <text:p>198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0-05T01:00:00">
            <text:p>Mon Oct  5 01:00:00 2015</text:p>
          </table:table-cell>
          <table:table-cell office:value-type="float" office:value="194.0">
            <text:p>194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10-05T02:00:00">
            <text:p>Mon Oct  5 02:00:00 2015</text:p>
          </table:table-cell>
          <table:table-cell office:value-type="float" office:value="223.5">
            <text:p>223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10-05T03:00:00">
            <text:p>Mon Oct  5 03:00:00 2015</text:p>
          </table:table-cell>
          <table:table-cell office:value-type="float" office:value="248.3333">
            <text:p>248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10-05T05:00:00">
            <text:p>Mon Oct  5 05:00:00 2015</text:p>
          </table:table-cell>
          <table:table-cell office:value-type="float" office:value="230.6667">
            <text:p>230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10-05T22:00:00">
            <text:p>Mon Oct  5 22:00:00 2015</text:p>
          </table:table-cell>
          <table:table-cell office:value-type="float" office:value="202.6667">
            <text:p>202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0-05T23:00:00">
            <text:p>Mon Oct  5 23:00:00 2015</text:p>
          </table:table-cell>
          <table:table-cell office:value-type="float" office:value="168.5">
            <text:p>168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5-10-06T22:00:00">
            <text:p>Tue Oct  6 22:00:00 2015</text:p>
          </table:table-cell>
          <table:table-cell office:value-type="float" office:value="165.0">
            <text:p>165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10-06T23:00:00">
            <text:p>Tue Oct  6 23:00:00 2015</text:p>
          </table:table-cell>
          <table:table-cell office:value-type="float" office:value="217.0">
            <text:p>217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0-07T22:00:00">
            <text:p>Wed Oct  7 22:00:00 2015</text:p>
          </table:table-cell>
          <table:table-cell office:value-type="float" office:value="179.5">
            <text:p>179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0-07T23:00:00">
            <text:p>Wed Oct  7 23:00:00 2015</text:p>
          </table:table-cell>
          <table:table-cell office:value-type="float" office:value="160.1667">
            <text:p>160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0-08T00:00:00">
            <text:p>Thu Oct  8 00:00:00 2015</text:p>
          </table:table-cell>
          <table:table-cell office:value-type="float" office:value="149.3333">
            <text:p>149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10-08T01:00:00">
            <text:p>Thu Oct  8 01:00:00 2015</text:p>
          </table:table-cell>
          <table:table-cell office:value-type="float" office:value="177.6667">
            <text:p>177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0-08T02:00:00">
            <text:p>Thu Oct  8 02:00:00 2015</text:p>
          </table:table-cell>
          <table:table-cell office:value-type="float" office:value="119.5">
            <text:p>119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08T22:00:00">
            <text:p>Thu Oct  8 22:00:00 2015</text:p>
          </table:table-cell>
          <table:table-cell office:value-type="float" office:value="158.1667">
            <text:p>158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0-09T00:00:00">
            <text:p>Fri Oct  9 00:00:00 2015</text:p>
          </table:table-cell>
          <table:table-cell office:value-type="float" office:value="172.5">
            <text:p>172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10-09T21:00:00">
            <text:p>Fri Oct  9 21:00:00 2015</text:p>
          </table:table-cell>
          <table:table-cell office:value-type="float" office:value="219.8333">
            <text:p>219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09T23:00:00">
            <text:p>Fri Oct  9 23:00:00 2015</text:p>
          </table:table-cell>
          <table:table-cell office:value-type="float" office:value="185.1667">
            <text:p>185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10-10T22:00:00">
            <text:p>Sat Oct 10 22:00:00 2015</text:p>
          </table:table-cell>
          <table:table-cell office:value-type="float" office:value="151.6667">
            <text:p>151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10-10T23:00:00">
            <text:p>Sat Oct 10 23:00:00 2015</text:p>
          </table:table-cell>
          <table:table-cell office:value-type="float" office:value="206.8333">
            <text:p>206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10-12T18:00:00">
            <text:p>Mon Oct 12 18:00:00 2015</text:p>
          </table:table-cell>
          <table:table-cell office:value-type="float" office:value="93.6667">
            <text:p>93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10-12T19:00:00">
            <text:p>Mon Oct 12 19:00:00 2015</text:p>
          </table:table-cell>
          <table:table-cell office:value-type="float" office:value="146.5">
            <text:p>146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10-12T21:00:00">
            <text:p>Mon Oct 12 21:00:00 2015</text:p>
          </table:table-cell>
          <table:table-cell office:value-type="float" office:value="193.1667">
            <text:p>193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10-14T21:00:00">
            <text:p>Wed Oct 14 21:00:00 2015</text:p>
          </table:table-cell>
          <table:table-cell office:value-type="float" office:value="204.8333">
            <text:p>204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10-14T22:00:00">
            <text:p>Wed Oct 14 22:00:00 2015</text:p>
          </table:table-cell>
          <table:table-cell office:value-type="float" office:value="185.6667">
            <text:p>185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0-14T23:00:00">
            <text:p>Wed Oct 14 23:00:00 2015</text:p>
          </table:table-cell>
          <table:table-cell office:value-type="float" office:value="176.1667">
            <text:p>176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0-15T00:00:00">
            <text:p>Thu Oct 15 00:00:00 2015</text:p>
          </table:table-cell>
          <table:table-cell office:value-type="float" office:value="150.0">
            <text:p>150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10-15T21:00:00">
            <text:p>Thu Oct 15 21:00:00 2015</text:p>
          </table:table-cell>
          <table:table-cell office:value-type="float" office:value="225.1667">
            <text:p>225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0-15T22:00:00">
            <text:p>Thu Oct 15 22:00:00 2015</text:p>
          </table:table-cell>
          <table:table-cell office:value-type="float" office:value="188.3333">
            <text:p>188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0-15T23:00:00">
            <text:p>Thu Oct 15 23:00:00 2015</text:p>
          </table:table-cell>
          <table:table-cell office:value-type="float" office:value="177.1667">
            <text:p>177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0-16T00:00:00">
            <text:p>Fri Oct 16 00:00:00 2015</text:p>
          </table:table-cell>
          <table:table-cell office:value-type="float" office:value="196.8333">
            <text:p>196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0-16T01:00:00">
            <text:p>Fri Oct 16 01:00:00 2015</text:p>
          </table:table-cell>
          <table:table-cell office:value-type="float" office:value="229.5">
            <text:p>229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10-16T21:00:00">
            <text:p>Fri Oct 16 21:00:00 2015</text:p>
          </table:table-cell>
          <table:table-cell office:value-type="float" office:value="203.3333">
            <text:p>203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0-16T22:00:00">
            <text:p>Fri Oct 16 22:00:00 2015</text:p>
          </table:table-cell>
          <table:table-cell office:value-type="float" office:value="184.3333">
            <text:p>184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0-16T23:00:00">
            <text:p>Fri Oct 16 23:00:00 2015</text:p>
          </table:table-cell>
          <table:table-cell office:value-type="float" office:value="160.0">
            <text:p>160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0-17T00:00:00">
            <text:p>Sat Oct 17 00:00:00 2015</text:p>
          </table:table-cell>
          <table:table-cell office:value-type="float" office:value="191.3333">
            <text:p>191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0-19T09:00:00">
            <text:p>Mon Oct 19 09:00:00 2015</text:p>
          </table:table-cell>
          <table:table-cell office:value-type="float" office:value="252.1667">
            <text:p>252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0-19T21:00:00">
            <text:p>Mon Oct 19 21:00:00 2015</text:p>
          </table:table-cell>
          <table:table-cell office:value-type="float" office:value="176.0">
            <text:p>176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0-19T22:00:00">
            <text:p>Mon Oct 19 22:00:00 2015</text:p>
          </table:table-cell>
          <table:table-cell office:value-type="float" office:value="224.8333">
            <text:p>224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0-19T23:00:00">
            <text:p>Mon Oct 19 23:00:00 2015</text:p>
          </table:table-cell>
          <table:table-cell office:value-type="float" office:value="194.3333">
            <text:p>194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0-20T19:00:00">
            <text:p>Tue Oct 20 19:00:00 2015</text:p>
          </table:table-cell>
          <table:table-cell office:value-type="float" office:value="161.1667">
            <text:p>161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10-20T20:00:00">
            <text:p>Tue Oct 20 20:00:00 2015</text:p>
          </table:table-cell>
          <table:table-cell office:value-type="float" office:value="238.3333">
            <text:p>238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10-20T21:00:00">
            <text:p>Tue Oct 20 21:00:00 2015</text:p>
          </table:table-cell>
          <table:table-cell office:value-type="float" office:value="190.3333">
            <text:p>190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10-20T22:00:00">
            <text:p>Tue Oct 20 22:00:00 2015</text:p>
          </table:table-cell>
          <table:table-cell office:value-type="float" office:value="189.8333">
            <text:p>189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0-20T23:00:00">
            <text:p>Tue Oct 20 23:00:00 2015</text:p>
          </table:table-cell>
          <table:table-cell office:value-type="float" office:value="203.8333">
            <text:p>203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5-10-21T00:00:00">
            <text:p>Wed Oct 21 00:00:00 2015</text:p>
          </table:table-cell>
          <table:table-cell office:value-type="float" office:value="137.1667">
            <text:p>137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10-22T21:00:00">
            <text:p>Thu Oct 22 21:00:00 2015</text:p>
          </table:table-cell>
          <table:table-cell office:value-type="float" office:value="163.3333">
            <text:p>163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0-22T22:00:00">
            <text:p>Thu Oct 22 22:00:00 2015</text:p>
          </table:table-cell>
          <table:table-cell office:value-type="float" office:value="160.3333">
            <text:p>160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0-23T22:00:00">
            <text:p>Fri Oct 23 22:00:00 2015</text:p>
          </table:table-cell>
          <table:table-cell office:value-type="float" office:value="102.6667">
            <text:p>102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0-24T01:00:00">
            <text:p>Sat Oct 24 01:00:00 2015</text:p>
          </table:table-cell>
          <table:table-cell office:value-type="float" office:value="219.3333">
            <text:p>219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10-24T21:00:00">
            <text:p>Sat Oct 24 21:00:00 2015</text:p>
          </table:table-cell>
          <table:table-cell office:value-type="float" office:value="223.6667">
            <text:p>223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10-24T22:00:00">
            <text:p>Sat Oct 24 22:00:00 2015</text:p>
          </table:table-cell>
          <table:table-cell office:value-type="float" office:value="155.6667">
            <text:p>155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10-24T23:00:00">
            <text:p>Sat Oct 24 23:00:00 2015</text:p>
          </table:table-cell>
          <table:table-cell office:value-type="float" office:value="201.1667">
            <text:p>201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10-25T00:00:00">
            <text:p>Sun Oct 25 00:00:00 2015</text:p>
          </table:table-cell>
          <table:table-cell office:value-type="float" office:value="154.8333">
            <text:p>154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0-25T01:00:00">
            <text:p>Sun Oct 25 01:00:00 2015</text:p>
          </table:table-cell>
          <table:table-cell office:value-type="float" office:value="134.1667">
            <text:p>134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10-29T20:00:00">
            <text:p>Thu Oct 29 20:00:00 2015</text:p>
          </table:table-cell>
          <table:table-cell office:value-type="float" office:value="211.0">
            <text:p>211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0-30T20:00:00">
            <text:p>Fri Oct 30 20:00:00 2015</text:p>
          </table:table-cell>
          <table:table-cell office:value-type="float" office:value="207.3333">
            <text:p>207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0-30T21:00:00">
            <text:p>Fri Oct 30 21:00:00 2015</text:p>
          </table:table-cell>
          <table:table-cell office:value-type="float" office:value="167.5">
            <text:p>167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0-30T22:00:00">
            <text:p>Fri Oct 30 22:00:00 2015</text:p>
          </table:table-cell>
          <table:table-cell office:value-type="float" office:value="195.8333">
            <text:p>195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1-05T02:00:00">
            <text:p>Thu Nov  5 02:00:00 2015</text:p>
          </table:table-cell>
          <table:table-cell office:value-type="float" office:value="127.6667">
            <text:p>127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05T20:00:00">
            <text:p>Thu Nov  5 20:00:00 2015</text:p>
          </table:table-cell>
          <table:table-cell office:value-type="float" office:value="179.5">
            <text:p>179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1-05T21:00:00">
            <text:p>Thu Nov  5 21:00:00 2015</text:p>
          </table:table-cell>
          <table:table-cell office:value-type="float" office:value="176.5">
            <text:p>176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1-05T22:00:00">
            <text:p>Thu Nov  5 22:00:00 2015</text:p>
          </table:table-cell>
          <table:table-cell office:value-type="float" office:value="173.5">
            <text:p>173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11-05T23:00:00">
            <text:p>Thu Nov  5 23:00:00 2015</text:p>
          </table:table-cell>
          <table:table-cell office:value-type="float" office:value="128.5">
            <text:p>128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11-06T02:00:00">
            <text:p>Fri Nov  6 02:00:00 2015</text:p>
          </table:table-cell>
          <table:table-cell office:value-type="float" office:value="211.8333">
            <text:p>211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06T03:00:00">
            <text:p>Fri Nov  6 03:00:00 2015</text:p>
          </table:table-cell>
          <table:table-cell office:value-type="float" office:value="255.5">
            <text:p>255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11-06T19:00:00">
            <text:p>Fri Nov  6 19:00:00 2015</text:p>
          </table:table-cell>
          <table:table-cell office:value-type="float" office:value="232.3333">
            <text:p>232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06T20:00:00">
            <text:p>Fri Nov  6 20:00:00 2015</text:p>
          </table:table-cell>
          <table:table-cell office:value-type="float" office:value="169.1667">
            <text:p>16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06T21:00:00">
            <text:p>Fri Nov  6 21:00:00 2015</text:p>
          </table:table-cell>
          <table:table-cell office:value-type="float" office:value="196.0">
            <text:p>196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06T22:00:00">
            <text:p>Fri Nov  6 22:00:00 2015</text:p>
          </table:table-cell>
          <table:table-cell office:value-type="float" office:value="155.6667">
            <text:p>155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1-06T23:00:00">
            <text:p>Fri Nov  6 23:00:00 2015</text:p>
          </table:table-cell>
          <table:table-cell office:value-type="float" office:value="152.8333">
            <text:p>152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11-07T01:00:00">
            <text:p>Sat Nov  7 01:00:00 2015</text:p>
          </table:table-cell>
          <table:table-cell office:value-type="float" office:value="174.0">
            <text:p>174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11-07T02:00:00">
            <text:p>Sat Nov  7 02:00:00 2015</text:p>
          </table:table-cell>
          <table:table-cell office:value-type="float" office:value="155.3333">
            <text:p>155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1-07T19:00:00">
            <text:p>Sat Nov  7 19:00:00 2015</text:p>
          </table:table-cell>
          <table:table-cell office:value-type="float" office:value="221.8333">
            <text:p>221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07T20:00:00">
            <text:p>Sat Nov  7 20:00:00 2015</text:p>
          </table:table-cell>
          <table:table-cell office:value-type="float" office:value="190.6667">
            <text:p>190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1-09T19:00:00">
            <text:p>Mon Nov  9 19:00:00 2015</text:p>
          </table:table-cell>
          <table:table-cell office:value-type="float" office:value="202.0">
            <text:p>202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11-09T20:00:00">
            <text:p>Mon Nov  9 20:00:00 2015</text:p>
          </table:table-cell>
          <table:table-cell office:value-type="float" office:value="150.5">
            <text:p>150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11-10T19:00:00">
            <text:p>Tue Nov 10 19:00:00 2015</text:p>
          </table:table-cell>
          <table:table-cell office:value-type="float" office:value="219.1667">
            <text:p>21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10T20:00:00">
            <text:p>Tue Nov 10 20:00:00 2015</text:p>
          </table:table-cell>
          <table:table-cell office:value-type="float" office:value="161.6667">
            <text:p>161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10T21:00:00">
            <text:p>Tue Nov 10 21:00:00 2015</text:p>
          </table:table-cell>
          <table:table-cell office:value-type="float" office:value="127.0">
            <text:p>127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11-10T22:00:00">
            <text:p>Tue Nov 10 22:00:00 2015</text:p>
          </table:table-cell>
          <table:table-cell office:value-type="float" office:value="248.8333">
            <text:p>248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10T23:00:00">
            <text:p>Tue Nov 10 23:00:00 2015</text:p>
          </table:table-cell>
          <table:table-cell office:value-type="float" office:value="163.0">
            <text:p>163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1-11T00:00:00">
            <text:p>Wed Nov 11 00:00:00 2015</text:p>
          </table:table-cell>
          <table:table-cell office:value-type="float" office:value="222.6667">
            <text:p>222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11T19:00:00">
            <text:p>Wed Nov 11 19:00:00 2015</text:p>
          </table:table-cell>
          <table:table-cell office:value-type="float" office:value="226.1667">
            <text:p>226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11T20:00:00">
            <text:p>Wed Nov 11 20:00:00 2015</text:p>
          </table:table-cell>
          <table:table-cell office:value-type="float" office:value="151.8333">
            <text:p>151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11T21:00:00">
            <text:p>Wed Nov 11 21:00:00 2015</text:p>
          </table:table-cell>
          <table:table-cell office:value-type="float" office:value="191.5">
            <text:p>191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5-11-11T22:00:00">
            <text:p>Wed Nov 11 22:00:00 2015</text:p>
          </table:table-cell>
          <table:table-cell office:value-type="float" office:value="224.6667">
            <text:p>224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1-11T23:00:00">
            <text:p>Wed Nov 11 23:00:00 2015</text:p>
          </table:table-cell>
          <table:table-cell office:value-type="float" office:value="160.8333">
            <text:p>160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1-12T00:00:00">
            <text:p>Thu Nov 12 00:00:00 2015</text:p>
          </table:table-cell>
          <table:table-cell office:value-type="float" office:value="177.8333">
            <text:p>177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1-12T01:00:00">
            <text:p>Thu Nov 12 01:00:00 2015</text:p>
          </table:table-cell>
          <table:table-cell office:value-type="float" office:value="147.5">
            <text:p>14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12T19:00:00">
            <text:p>Thu Nov 12 19:00:00 2015</text:p>
          </table:table-cell>
          <table:table-cell office:value-type="float" office:value="241.3333">
            <text:p>241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11-12T20:00:00">
            <text:p>Thu Nov 12 20:00:00 2015</text:p>
          </table:table-cell>
          <table:table-cell office:value-type="float" office:value="156.6667">
            <text:p>156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1-12T21:00:00">
            <text:p>Thu Nov 12 21:00:00 2015</text:p>
          </table:table-cell>
          <table:table-cell office:value-type="float" office:value="139.8333">
            <text:p>139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12T22:00:00">
            <text:p>Thu Nov 12 22:00:00 2015</text:p>
          </table:table-cell>
          <table:table-cell office:value-type="float" office:value="214.1667">
            <text:p>21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2T23:00:00">
            <text:p>Thu Nov 12 23:00:00 2015</text:p>
          </table:table-cell>
          <table:table-cell office:value-type="float" office:value="194.6667">
            <text:p>194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13T00:00:00">
            <text:p>Fri Nov 13 00:00:00 2015</text:p>
          </table:table-cell>
          <table:table-cell office:value-type="float" office:value="207.3333">
            <text:p>207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1-13T01:00:00">
            <text:p>Fri Nov 13 01:00:00 2015</text:p>
          </table:table-cell>
          <table:table-cell office:value-type="float" office:value="141.0">
            <text:p>141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11-13T02:00:00">
            <text:p>Fri Nov 13 02:00:00 2015</text:p>
          </table:table-cell>
          <table:table-cell office:value-type="float" office:value="226.1667">
            <text:p>226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5-11-13T20:00:00">
            <text:p>Fri Nov 13 20:00:00 2015</text:p>
          </table:table-cell>
          <table:table-cell office:value-type="float" office:value="202.6667">
            <text:p>202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1-13T21:00:00">
            <text:p>Fri Nov 13 21:00:00 2015</text:p>
          </table:table-cell>
          <table:table-cell office:value-type="float" office:value="113.5">
            <text:p>113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13T22:00:00">
            <text:p>Fri Nov 13 22:00:00 2015</text:p>
          </table:table-cell>
          <table:table-cell office:value-type="float" office:value="166.1667">
            <text:p>166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11-13T23:00:00">
            <text:p>Fri Nov 13 23:00:00 2015</text:p>
          </table:table-cell>
          <table:table-cell office:value-type="float" office:value="108.8333">
            <text:p>108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1-14T19:00:00">
            <text:p>Sat Nov 14 19:00:00 2015</text:p>
          </table:table-cell>
          <table:table-cell office:value-type="float" office:value="230.8333">
            <text:p>230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11-14T20:00:00">
            <text:p>Sat Nov 14 20:00:00 2015</text:p>
          </table:table-cell>
          <table:table-cell office:value-type="float" office:value="160.8333">
            <text:p>160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1-15T20:00:00">
            <text:p>Sun Nov 15 20:00:00 2015</text:p>
          </table:table-cell>
          <table:table-cell office:value-type="float" office:value="176.3333">
            <text:p>176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1-15T21:00:00">
            <text:p>Sun Nov 15 21:00:00 2015</text:p>
          </table:table-cell>
          <table:table-cell office:value-type="float" office:value="179.8333">
            <text:p>179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15T22:00:00">
            <text:p>Sun Nov 15 22:00:00 2015</text:p>
          </table:table-cell>
          <table:table-cell office:value-type="float" office:value="217.3333">
            <text:p>217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1-15T23:00:00">
            <text:p>Sun Nov 15 23:00:00 2015</text:p>
          </table:table-cell>
          <table:table-cell office:value-type="float" office:value="136.1667">
            <text:p>136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11-16T00:00:00">
            <text:p>Mon Nov 16 00:00:00 2015</text:p>
          </table:table-cell>
          <table:table-cell office:value-type="float" office:value="196.8333">
            <text:p>196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11-16T01:00:00">
            <text:p>Mon Nov 16 01:00:00 2015</text:p>
          </table:table-cell>
          <table:table-cell office:value-type="float" office:value="233.1667">
            <text:p>233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1-16T02:00:00">
            <text:p>Mon Nov 16 02:00:00 2015</text:p>
          </table:table-cell>
          <table:table-cell office:value-type="float" office:value="200.1667">
            <text:p>200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11-16T03:00:00">
            <text:p>Mon Nov 16 03:00:00 2015</text:p>
          </table:table-cell>
          <table:table-cell office:value-type="float" office:value="197.1667">
            <text:p>197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11-16T04:00:00">
            <text:p>Mon Nov 16 04:00:00 2015</text:p>
          </table:table-cell>
          <table:table-cell office:value-type="float" office:value="179.5">
            <text:p>179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11-16T19:00:00">
            <text:p>Mon Nov 16 19:00:00 2015</text:p>
          </table:table-cell>
          <table:table-cell office:value-type="float" office:value="225.0">
            <text:p>225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16T20:00:00">
            <text:p>Mon Nov 16 20:00:00 2015</text:p>
          </table:table-cell>
          <table:table-cell office:value-type="float" office:value="119.5">
            <text:p>119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11-16T21:00:00">
            <text:p>Mon Nov 16 21:00:00 2015</text:p>
          </table:table-cell>
          <table:table-cell office:value-type="float" office:value="175.6667">
            <text:p>17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6T22:00:00">
            <text:p>Mon Nov 16 22:00:00 2015</text:p>
          </table:table-cell>
          <table:table-cell office:value-type="float" office:value="162.3333">
            <text:p>16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16T23:00:00">
            <text:p>Mon Nov 16 23:00:00 2015</text:p>
          </table:table-cell>
          <table:table-cell office:value-type="float" office:value="166.6667">
            <text:p>16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17T00:00:00">
            <text:p>Tue Nov 17 00:00:00 2015</text:p>
          </table:table-cell>
          <table:table-cell office:value-type="float" office:value="183.8333">
            <text:p>183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11-17T01:00:00">
            <text:p>Tue Nov 17 01:00:00 2015</text:p>
          </table:table-cell>
          <table:table-cell office:value-type="float" office:value="134.8333">
            <text:p>134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17T02:00:00">
            <text:p>Tue Nov 17 02:00:00 2015</text:p>
          </table:table-cell>
          <table:table-cell office:value-type="float" office:value="158.0">
            <text:p>158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11-17T19:00:00">
            <text:p>Tue Nov 17 19:00:00 2015</text:p>
          </table:table-cell>
          <table:table-cell office:value-type="float" office:value="219.3333">
            <text:p>219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11-17T20:00:00">
            <text:p>Tue Nov 17 20:00:00 2015</text:p>
          </table:table-cell>
          <table:table-cell office:value-type="float" office:value="161.3333">
            <text:p>161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1-17T21:00:00">
            <text:p>Tue Nov 17 21:00:00 2015</text:p>
          </table:table-cell>
          <table:table-cell office:value-type="float" office:value="221.5">
            <text:p>221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1-17T22:00:00">
            <text:p>Tue Nov 17 22:00:00 2015</text:p>
          </table:table-cell>
          <table:table-cell office:value-type="float" office:value="85.0">
            <text:p>85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1-17T23:00:00">
            <text:p>Tue Nov 17 23:00:00 2015</text:p>
          </table:table-cell>
          <table:table-cell office:value-type="float" office:value="181.1667">
            <text:p>181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8T00:00:00">
            <text:p>Wed Nov 18 00:00:00 2015</text:p>
          </table:table-cell>
          <table:table-cell office:value-type="float" office:value="107.3333">
            <text:p>107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11-18T18:00:00">
            <text:p>Wed Nov 18 18:00:00 2015</text:p>
          </table:table-cell>
          <table:table-cell office:value-type="float" office:value="225.1667">
            <text:p>225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11-18T19:00:00">
            <text:p>Wed Nov 18 19:00:00 2015</text:p>
          </table:table-cell>
          <table:table-cell office:value-type="float" office:value="228.1667">
            <text:p>22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8T20:00:00">
            <text:p>Wed Nov 18 20:00:00 2015</text:p>
          </table:table-cell>
          <table:table-cell office:value-type="float" office:value="167.8333">
            <text:p>167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18T21:00:00">
            <text:p>Wed Nov 18 21:00:00 2015</text:p>
          </table:table-cell>
          <table:table-cell office:value-type="float" office:value="165.6667">
            <text:p>165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18T22:00:00">
            <text:p>Wed Nov 18 22:00:00 2015</text:p>
          </table:table-cell>
          <table:table-cell office:value-type="float" office:value="148.1667">
            <text:p>148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18T23:00:00">
            <text:p>Wed Nov 18 23:00:00 2015</text:p>
          </table:table-cell>
          <table:table-cell office:value-type="float" office:value="161.8333">
            <text:p>161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19T00:00:00">
            <text:p>Thu Nov 19 00:00:00 2015</text:p>
          </table:table-cell>
          <table:table-cell office:value-type="float" office:value="156.1667">
            <text:p>156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1-19T18:00:00">
            <text:p>Thu Nov 19 18:00:00 2015</text:p>
          </table:table-cell>
          <table:table-cell office:value-type="float" office:value="209.1667">
            <text:p>209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11-19T19:00:00">
            <text:p>Thu Nov 19 19:00:00 2015</text:p>
          </table:table-cell>
          <table:table-cell office:value-type="float" office:value="219.3333">
            <text:p>219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19T20:00:00">
            <text:p>Thu Nov 19 20:00:00 2015</text:p>
          </table:table-cell>
          <table:table-cell office:value-type="float" office:value="173.1667">
            <text:p>173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1-19T21:00:00">
            <text:p>Thu Nov 19 21:00:00 2015</text:p>
          </table:table-cell>
          <table:table-cell office:value-type="float" office:value="123.3333">
            <text:p>12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19T22:00:00">
            <text:p>Thu Nov 19 22:00:00 2015</text:p>
          </table:table-cell>
          <table:table-cell office:value-type="float" office:value="102.8333">
            <text:p>10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9T23:00:00">
            <text:p>Thu Nov 19 23:00:00 2015</text:p>
          </table:table-cell>
          <table:table-cell office:value-type="float" office:value="194.8333">
            <text:p>194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20T00:00:00">
            <text:p>Fri Nov 20 00:00:00 2015</text:p>
          </table:table-cell>
          <table:table-cell office:value-type="float" office:value="214.6667">
            <text:p>214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0T01:00:00">
            <text:p>Fri Nov 20 01:00:00 2015</text:p>
          </table:table-cell>
          <table:table-cell office:value-type="float" office:value="145.1667">
            <text:p>14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20T02:00:00">
            <text:p>Fri Nov 20 02:00:00 2015</text:p>
          </table:table-cell>
          <table:table-cell office:value-type="float" office:value="193.6667">
            <text:p>193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11-20T03:00:00">
            <text:p>Fri Nov 20 03:00:00 2015</text:p>
          </table:table-cell>
          <table:table-cell office:value-type="float" office:value="217.5">
            <text:p>21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0T16:00:00">
            <text:p>Fri Nov 20 16:00:00 2015</text:p>
          </table:table-cell>
          <table:table-cell office:value-type="float" office:value="85.8333">
            <text:p>85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1-20T17:00:00">
            <text:p>Fri Nov 20 17:00:00 2015</text:p>
          </table:table-cell>
          <table:table-cell office:value-type="float" office:value="161.5">
            <text:p>161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1-20T18:00:00">
            <text:p>Fri Nov 20 18:00:00 2015</text:p>
          </table:table-cell>
          <table:table-cell office:value-type="float" office:value="242.8333">
            <text:p>242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1-20T19:00:00">
            <text:p>Fri Nov 20 19:00:00 2015</text:p>
          </table:table-cell>
          <table:table-cell office:value-type="float" office:value="221.0">
            <text:p>221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1-20T20:00:00">
            <text:p>Fri Nov 20 20:00:00 2015</text:p>
          </table:table-cell>
          <table:table-cell office:value-type="float" office:value="188.5">
            <text:p>188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0T21:00:00">
            <text:p>Fri Nov 20 21:00:00 2015</text:p>
          </table:table-cell>
          <table:table-cell office:value-type="float" office:value="165.6667">
            <text:p>165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20T22:00:00">
            <text:p>Fri Nov 20 22:00:00 2015</text:p>
          </table:table-cell>
          <table:table-cell office:value-type="float" office:value="163.1667">
            <text:p>163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0T23:00:00">
            <text:p>Fri Nov 20 23:00:00 2015</text:p>
          </table:table-cell>
          <table:table-cell office:value-type="float" office:value="169.1667">
            <text:p>169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1-21T00:00:00">
            <text:p>Sat Nov 21 00:00:00 2015</text:p>
          </table:table-cell>
          <table:table-cell office:value-type="float" office:value="156.1667">
            <text:p>156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21T01:00:00">
            <text:p>Sat Nov 21 01:00:00 2015</text:p>
          </table:table-cell>
          <table:table-cell office:value-type="float" office:value="158.1667">
            <text:p>158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1-21T02:00:00">
            <text:p>Sat Nov 21 02:00:00 2015</text:p>
          </table:table-cell>
          <table:table-cell office:value-type="float" office:value="208.8333">
            <text:p>208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11-21T21:00:00">
            <text:p>Sat Nov 21 21:00:00 2015</text:p>
          </table:table-cell>
          <table:table-cell office:value-type="float" office:value="289.5">
            <text:p>289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11-21T22:00:00">
            <text:p>Sat Nov 21 22:00:00 2015</text:p>
          </table:table-cell>
          <table:table-cell office:value-type="float" office:value="228.8333">
            <text:p>228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1-21T23:00:00">
            <text:p>Sat Nov 21 23:00:00 2015</text:p>
          </table:table-cell>
          <table:table-cell office:value-type="float" office:value="225.1667">
            <text:p>225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11-24T19:00:00">
            <text:p>Tue Nov 24 19:00:00 2015</text:p>
          </table:table-cell>
          <table:table-cell office:value-type="float" office:value="172.5">
            <text:p>172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11-24T20:00:00">
            <text:p>Tue Nov 24 20:00:00 2015</text:p>
          </table:table-cell>
          <table:table-cell office:value-type="float" office:value="190.0">
            <text:p>190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24T21:00:00">
            <text:p>Tue Nov 24 21:00:00 2015</text:p>
          </table:table-cell>
          <table:table-cell office:value-type="float" office:value="152.6667">
            <text:p>152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24T22:00:00">
            <text:p>Tue Nov 24 22:00:00 2015</text:p>
          </table:table-cell>
          <table:table-cell office:value-type="float" office:value="142.0">
            <text:p>142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24T23:00:00">
            <text:p>Tue Nov 24 23:00:00 2015</text:p>
          </table:table-cell>
          <table:table-cell office:value-type="float" office:value="166.8333">
            <text:p>166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1-25T00:00:00">
            <text:p>Wed Nov 25 00:00:00 2015</text:p>
          </table:table-cell>
          <table:table-cell office:value-type="float" office:value="114.8333">
            <text:p>114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25T01:00:00">
            <text:p>Wed Nov 25 01:00:00 2015</text:p>
          </table:table-cell>
          <table:table-cell office:value-type="float" office:value="209.1667">
            <text:p>209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11-25T02:00:00">
            <text:p>Wed Nov 25 02:00:00 2015</text:p>
          </table:table-cell>
          <table:table-cell office:value-type="float" office:value="219.1667">
            <text:p>219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1-25T03:00:00">
            <text:p>Wed Nov 25 03:00:00 2015</text:p>
          </table:table-cell>
          <table:table-cell office:value-type="float" office:value="183.3333">
            <text:p>183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1-25T04:00:00">
            <text:p>Wed Nov 25 04:00:00 2015</text:p>
          </table:table-cell>
          <table:table-cell office:value-type="float" office:value="130.3333">
            <text:p>130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11-25T19:00:00">
            <text:p>Wed Nov 25 19:00:00 2015</text:p>
          </table:table-cell>
          <table:table-cell office:value-type="float" office:value="194.0">
            <text:p>194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1-25T20:00:00">
            <text:p>Wed Nov 25 20:00:00 2015</text:p>
          </table:table-cell>
          <table:table-cell office:value-type="float" office:value="175.1667">
            <text:p>175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1-25T21:00:00">
            <text:p>Wed Nov 25 21:00:00 2015</text:p>
          </table:table-cell>
          <table:table-cell office:value-type="float" office:value="125.3333">
            <text:p>125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1-25T22:00:00">
            <text:p>Wed Nov 25 22:00:00 2015</text:p>
          </table:table-cell>
          <table:table-cell office:value-type="float" office:value="146.6667">
            <text:p>146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1-25T23:00:00">
            <text:p>Wed Nov 25 23:00:00 2015</text:p>
          </table:table-cell>
          <table:table-cell office:value-type="float" office:value="149.8333">
            <text:p>149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11-26T00:00:00">
            <text:p>Thu Nov 26 00:00:00 2015</text:p>
          </table:table-cell>
          <table:table-cell office:value-type="float" office:value="147.6667">
            <text:p>147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11-26T01:00:00">
            <text:p>Thu Nov 26 01:00:00 2015</text:p>
          </table:table-cell>
          <table:table-cell office:value-type="float" office:value="154.8333">
            <text:p>154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1-26T02:00:00">
            <text:p>Thu Nov 26 02:00:00 2015</text:p>
          </table:table-cell>
          <table:table-cell office:value-type="float" office:value="188.5">
            <text:p>188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1-26T03:00:00">
            <text:p>Thu Nov 26 03:00:00 2015</text:p>
          </table:table-cell>
          <table:table-cell office:value-type="float" office:value="162.6667">
            <text:p>162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26T04:00:00">
            <text:p>Thu Nov 26 04:00:00 2015</text:p>
          </table:table-cell>
          <table:table-cell office:value-type="float" office:value="180.6667">
            <text:p>180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11-26T21:00:00">
            <text:p>Thu Nov 26 21:00:00 2015</text:p>
          </table:table-cell>
          <table:table-cell office:value-type="float" office:value="104.5">
            <text:p>104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26T22:00:00">
            <text:p>Thu Nov 26 22:00:00 2015</text:p>
          </table:table-cell>
          <table:table-cell office:value-type="float" office:value="129.8333">
            <text:p>129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26T23:00:00">
            <text:p>Thu Nov 26 23:00:00 2015</text:p>
          </table:table-cell>
          <table:table-cell office:value-type="float" office:value="178.0">
            <text:p>178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27T01:00:00">
            <text:p>Fri Nov 27 01:00:00 2015</text:p>
          </table:table-cell>
          <table:table-cell office:value-type="float" office:value="172.1667">
            <text:p>17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7T02:00:00">
            <text:p>Fri Nov 27 02:00:00 2015</text:p>
          </table:table-cell>
          <table:table-cell office:value-type="float" office:value="152.6667">
            <text:p>152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11-27T03:00:00">
            <text:p>Fri Nov 27 03:00:00 2015</text:p>
          </table:table-cell>
          <table:table-cell office:value-type="float" office:value="192.8333">
            <text:p>192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1-27T04:00:00">
            <text:p>Fri Nov 27 04:00:00 2015</text:p>
          </table:table-cell>
          <table:table-cell office:value-type="float" office:value="197.1667">
            <text:p>197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11-27T15:00:00">
            <text:p>Fri Nov 27 15:00:00 2015</text:p>
          </table:table-cell>
          <table:table-cell office:value-type="float" office:value="109.8333">
            <text:p>109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11-27T17:00:00">
            <text:p>Fri Nov 27 17:00:00 2015</text:p>
          </table:table-cell>
          <table:table-cell office:value-type="float" office:value="89.0">
            <text:p>89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1-27T19:00:00">
            <text:p>Fri Nov 27 19:00:00 2015</text:p>
          </table:table-cell>
          <table:table-cell office:value-type="float" office:value="199.0">
            <text:p>199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1-27T20:00:00">
            <text:p>Fri Nov 27 20:00:00 2015</text:p>
          </table:table-cell>
          <table:table-cell office:value-type="float" office:value="162.6667">
            <text:p>162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27T21:00:00">
            <text:p>Fri Nov 27 21:00:00 2015</text:p>
          </table:table-cell>
          <table:table-cell office:value-type="float" office:value="205.1667">
            <text:p>205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11-27T22:00:00">
            <text:p>Fri Nov 27 22:00:00 2015</text:p>
          </table:table-cell>
          <table:table-cell office:value-type="float" office:value="211.5">
            <text:p>211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11-27T23:00:00">
            <text:p>Fri Nov 27 23:00:00 2015</text:p>
          </table:table-cell>
          <table:table-cell office:value-type="float" office:value="185.3333">
            <text:p>185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11-28T00:00:00">
            <text:p>Sat Nov 28 00:00:00 2015</text:p>
          </table:table-cell>
          <table:table-cell office:value-type="float" office:value="178.1667">
            <text:p>178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1-28T01:00:00">
            <text:p>Sat Nov 28 01:00:00 2015</text:p>
          </table:table-cell>
          <table:table-cell office:value-type="float" office:value="136.3333">
            <text:p>136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28T02:00:00">
            <text:p>Sat Nov 28 02:00:00 2015</text:p>
          </table:table-cell>
          <table:table-cell office:value-type="float" office:value="165.8333">
            <text:p>165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11-28T19:00:00">
            <text:p>Sat Nov 28 19:00:00 2015</text:p>
          </table:table-cell>
          <table:table-cell office:value-type="float" office:value="239.8333">
            <text:p>239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11-28T20:00:00">
            <text:p>Sat Nov 28 20:00:00 2015</text:p>
          </table:table-cell>
          <table:table-cell office:value-type="float" office:value="249.3333">
            <text:p>249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1-28T21:00:00">
            <text:p>Sat Nov 28 21:00:00 2015</text:p>
          </table:table-cell>
          <table:table-cell office:value-type="float" office:value="254.8333">
            <text:p>254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8T22:00:00">
            <text:p>Sat Nov 28 22:00:00 2015</text:p>
          </table:table-cell>
          <table:table-cell office:value-type="float" office:value="198.3333">
            <text:p>198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1-28T23:00:00">
            <text:p>Sat Nov 28 23:00:00 2015</text:p>
          </table:table-cell>
          <table:table-cell office:value-type="float" office:value="201.0">
            <text:p>201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29T00:00:00">
            <text:p>Sun Nov 29 00:00:00 2015</text:p>
          </table:table-cell>
          <table:table-cell office:value-type="float" office:value="222.1667">
            <text:p>222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1-29T01:00:00">
            <text:p>Sun Nov 29 01:00:00 2015</text:p>
          </table:table-cell>
          <table:table-cell office:value-type="float" office:value="220.3333">
            <text:p>220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11-29T02:00:00">
            <text:p>Sun Nov 29 02:00:00 2015</text:p>
          </table:table-cell>
          <table:table-cell office:value-type="float" office:value="219.6667">
            <text:p>219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9T03:00:00">
            <text:p>Sun Nov 29 03:00:00 2015</text:p>
          </table:table-cell>
          <table:table-cell office:value-type="float" office:value="161.1667">
            <text:p>161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11-29T04:00:00">
            <text:p>Sun Nov 29 04:00:00 2015</text:p>
          </table:table-cell>
          <table:table-cell office:value-type="float" office:value="167.8333">
            <text:p>167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11-29T18:00:00">
            <text:p>Sun Nov 29 18:00:00 2015</text:p>
          </table:table-cell>
          <table:table-cell office:value-type="float" office:value="251.0">
            <text:p>251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11-29T19:00:00">
            <text:p>Sun Nov 29 19:00:00 2015</text:p>
          </table:table-cell>
          <table:table-cell office:value-type="float" office:value="237.3333">
            <text:p>237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9T20:00:00">
            <text:p>Sun Nov 29 20:00:00 2015</text:p>
          </table:table-cell>
          <table:table-cell office:value-type="float" office:value="166.3333">
            <text:p>166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9T21:00:00">
            <text:p>Sun Nov 29 21:00:00 2015</text:p>
          </table:table-cell>
          <table:table-cell office:value-type="float" office:value="130.6667">
            <text:p>130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5-11-29T22:00:00">
            <text:p>Sun Nov 29 22:00:00 2015</text:p>
          </table:table-cell>
          <table:table-cell office:value-type="float" office:value="149.8333">
            <text:p>149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1-29T23:00:00">
            <text:p>Sun Nov 29 23:00:00 2015</text:p>
          </table:table-cell>
          <table:table-cell office:value-type="float" office:value="163.5">
            <text:p>163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11-30T00:00:00">
            <text:p>Mon Nov 30 00:00:00 2015</text:p>
          </table:table-cell>
          <table:table-cell office:value-type="float" office:value="243.0">
            <text:p>243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11-30T01:00:00">
            <text:p>Mon Nov 30 01:00:00 2015</text:p>
          </table:table-cell>
          <table:table-cell office:value-type="float" office:value="215.0">
            <text:p>215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1-30T02:00:00">
            <text:p>Mon Nov 30 02:00:00 2015</text:p>
          </table:table-cell>
          <table:table-cell office:value-type="float" office:value="224.3333">
            <text:p>224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1-30T18:00:00">
            <text:p>Mon Nov 30 18:00:00 2015</text:p>
          </table:table-cell>
          <table:table-cell office:value-type="float" office:value="261.0">
            <text:p>261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11-30T19:00:00">
            <text:p>Mon Nov 30 19:00:00 2015</text:p>
          </table:table-cell>
          <table:table-cell office:value-type="float" office:value="219.5">
            <text:p>219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30T20:00:00">
            <text:p>Mon Nov 30 20:00:00 2015</text:p>
          </table:table-cell>
          <table:table-cell office:value-type="float" office:value="170.1667">
            <text:p>170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30T21:00:00">
            <text:p>Mon Nov 30 21:00:00 2015</text:p>
          </table:table-cell>
          <table:table-cell office:value-type="float" office:value="196.5">
            <text:p>196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30T22:00:00">
            <text:p>Mon Nov 30 22:00:00 2015</text:p>
          </table:table-cell>
          <table:table-cell office:value-type="float" office:value="205.6667">
            <text:p>205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30T23:00:00">
            <text:p>Mon Nov 30 23:00:00 2015</text:p>
          </table:table-cell>
          <table:table-cell office:value-type="float" office:value="119.1667">
            <text:p>119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01T00:00:00">
            <text:p>Tue Dec  1 00:00:00 2015</text:p>
          </table:table-cell>
          <table:table-cell office:value-type="float" office:value="134.3333">
            <text:p>134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01T01:00:00">
            <text:p>Tue Dec  1 01:00:00 2015</text:p>
          </table:table-cell>
          <table:table-cell office:value-type="float" office:value="162.0">
            <text:p>162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12-01T20:00:00">
            <text:p>Tue Dec  1 20:00:00 2015</text:p>
          </table:table-cell>
          <table:table-cell office:value-type="float" office:value="178.1667">
            <text:p>178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01T21:00:00">
            <text:p>Tue Dec  1 21:00:00 2015</text:p>
          </table:table-cell>
          <table:table-cell office:value-type="float" office:value="166.8333">
            <text:p>166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01T22:00:00">
            <text:p>Tue Dec  1 22:00:00 2015</text:p>
          </table:table-cell>
          <table:table-cell office:value-type="float" office:value="172.0">
            <text:p>17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01T23:00:00">
            <text:p>Tue Dec  1 23:00:00 2015</text:p>
          </table:table-cell>
          <table:table-cell office:value-type="float" office:value="194.0">
            <text:p>194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02T00:00:00">
            <text:p>Wed Dec  2 00:00:00 2015</text:p>
          </table:table-cell>
          <table:table-cell office:value-type="float" office:value="170.5">
            <text:p>170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2T01:00:00">
            <text:p>Wed Dec  2 01:00:00 2015</text:p>
          </table:table-cell>
          <table:table-cell office:value-type="float" office:value="197.0">
            <text:p>197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02T02:00:00">
            <text:p>Wed Dec  2 02:00:00 2015</text:p>
          </table:table-cell>
          <table:table-cell office:value-type="float" office:value="198.8333">
            <text:p>19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02T03:00:00">
            <text:p>Wed Dec  2 03:00:00 2015</text:p>
          </table:table-cell>
          <table:table-cell office:value-type="float" office:value="161.6667">
            <text:p>161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2-02T04:00:00">
            <text:p>Wed Dec  2 04:00:00 2015</text:p>
          </table:table-cell>
          <table:table-cell office:value-type="float" office:value="164.0">
            <text:p>164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2-02T19:00:00">
            <text:p>Wed Dec  2 19:00:00 2015</text:p>
          </table:table-cell>
          <table:table-cell office:value-type="float" office:value="183.8333">
            <text:p>183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12-02T20:00:00">
            <text:p>Wed Dec  2 20:00:00 2015</text:p>
          </table:table-cell>
          <table:table-cell office:value-type="float" office:value="149.5">
            <text:p>149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2-02T21:00:00">
            <text:p>Wed Dec  2 21:00:00 2015</text:p>
          </table:table-cell>
          <table:table-cell office:value-type="float" office:value="180.0">
            <text:p>18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02T22:00:00">
            <text:p>Wed Dec  2 22:00:00 2015</text:p>
          </table:table-cell>
          <table:table-cell office:value-type="float" office:value="131.3333">
            <text:p>131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2T23:00:00">
            <text:p>Wed Dec  2 23:00:00 2015</text:p>
          </table:table-cell>
          <table:table-cell office:value-type="float" office:value="228.6667">
            <text:p>228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3T00:00:00">
            <text:p>Thu Dec  3 00:00:00 2015</text:p>
          </table:table-cell>
          <table:table-cell office:value-type="float" office:value="169.0">
            <text:p>169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03T01:00:00">
            <text:p>Thu Dec  3 01:00:00 2015</text:p>
          </table:table-cell>
          <table:table-cell office:value-type="float" office:value="166.8333">
            <text:p>166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03T02:00:00">
            <text:p>Thu Dec  3 02:00:00 2015</text:p>
          </table:table-cell>
          <table:table-cell office:value-type="float" office:value="194.6667">
            <text:p>194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2-03T03:00:00">
            <text:p>Thu Dec  3 03:00:00 2015</text:p>
          </table:table-cell>
          <table:table-cell office:value-type="float" office:value="120.5">
            <text:p>120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03T09:00:00">
            <text:p>Thu Dec  3 09:00:00 2015</text:p>
          </table:table-cell>
          <table:table-cell office:value-type="float" office:value="215.5">
            <text:p>215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3T18:00:00">
            <text:p>Thu Dec  3 18:00:00 2015</text:p>
          </table:table-cell>
          <table:table-cell office:value-type="float" office:value="239.0">
            <text:p>239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03T19:00:00">
            <text:p>Thu Dec  3 19:00:00 2015</text:p>
          </table:table-cell>
          <table:table-cell office:value-type="float" office:value="233.8333">
            <text:p>233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03T20:00:00">
            <text:p>Thu Dec  3 20:00:00 2015</text:p>
          </table:table-cell>
          <table:table-cell office:value-type="float" office:value="211.0">
            <text:p>211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3T21:00:00">
            <text:p>Thu Dec  3 21:00:00 2015</text:p>
          </table:table-cell>
          <table:table-cell office:value-type="float" office:value="204.5">
            <text:p>204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03T22:00:00">
            <text:p>Thu Dec  3 22:00:00 2015</text:p>
          </table:table-cell>
          <table:table-cell office:value-type="float" office:value="183.3333">
            <text:p>183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12-03T23:00:00">
            <text:p>Thu Dec  3 23:00:00 2015</text:p>
          </table:table-cell>
          <table:table-cell office:value-type="float" office:value="187.6667">
            <text:p>187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4T00:00:00">
            <text:p>Fri Dec  4 00:00:00 2015</text:p>
          </table:table-cell>
          <table:table-cell office:value-type="float" office:value="148.0">
            <text:p>148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4T01:00:00">
            <text:p>Fri Dec  4 01:00:00 2015</text:p>
          </table:table-cell>
          <table:table-cell office:value-type="float" office:value="194.3333">
            <text:p>194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04T02:00:00">
            <text:p>Fri Dec  4 02:00:00 2015</text:p>
          </table:table-cell>
          <table:table-cell office:value-type="float" office:value="185.1667">
            <text:p>185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2-04T03:00:00">
            <text:p>Fri Dec  4 03:00:00 2015</text:p>
          </table:table-cell>
          <table:table-cell office:value-type="float" office:value="226.6667">
            <text:p>226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04T04:00:00">
            <text:p>Fri Dec  4 04:00:00 2015</text:p>
          </table:table-cell>
          <table:table-cell office:value-type="float" office:value="141.8333">
            <text:p>141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04T18:00:00">
            <text:p>Fri Dec  4 18:00:00 2015</text:p>
          </table:table-cell>
          <table:table-cell office:value-type="float" office:value="252.3333">
            <text:p>252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2-04T19:00:00">
            <text:p>Fri Dec  4 19:00:00 2015</text:p>
          </table:table-cell>
          <table:table-cell office:value-type="float" office:value="244.1667">
            <text:p>244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04T20:00:00">
            <text:p>Fri Dec  4 20:00:00 2015</text:p>
          </table:table-cell>
          <table:table-cell office:value-type="float" office:value="173.0">
            <text:p>173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04T21:00:00">
            <text:p>Fri Dec  4 21:00:00 2015</text:p>
          </table:table-cell>
          <table:table-cell office:value-type="float" office:value="207.1667">
            <text:p>207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4T22:00:00">
            <text:p>Fri Dec  4 22:00:00 2015</text:p>
          </table:table-cell>
          <table:table-cell office:value-type="float" office:value="202.1667">
            <text:p>202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4T23:00:00">
            <text:p>Fri Dec  4 23:00:00 2015</text:p>
          </table:table-cell>
          <table:table-cell office:value-type="float" office:value="195.5">
            <text:p>195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5T00:00:00">
            <text:p>Sat Dec  5 00:00:00 2015</text:p>
          </table:table-cell>
          <table:table-cell office:value-type="float" office:value="181.4">
            <text:p>181.4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2-05T01:00:00">
            <text:p>Sat Dec  5 01:00:00 2015</text:p>
          </table:table-cell>
          <table:table-cell office:value-type="float" office:value="181.5">
            <text:p>181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2-05T18:00:00">
            <text:p>Sat Dec  5 18:00:00 2015</text:p>
          </table:table-cell>
          <table:table-cell office:value-type="float" office:value="246.3333">
            <text:p>246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2-05T19:00:00">
            <text:p>Sat Dec  5 19:00:00 2015</text:p>
          </table:table-cell>
          <table:table-cell office:value-type="float" office:value="235.3333">
            <text:p>235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05T20:00:00">
            <text:p>Sat Dec  5 20:00:00 2015</text:p>
          </table:table-cell>
          <table:table-cell office:value-type="float" office:value="158.0">
            <text:p>158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05T21:00:00">
            <text:p>Sat Dec  5 21:00:00 2015</text:p>
          </table:table-cell>
          <table:table-cell office:value-type="float" office:value="189.3333">
            <text:p>189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12-05T22:00:00">
            <text:p>Sat Dec  5 22:00:00 2015</text:p>
          </table:table-cell>
          <table:table-cell office:value-type="float" office:value="195.6667">
            <text:p>195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12-05T23:00:00">
            <text:p>Sat Dec  5 23:00:00 2015</text:p>
          </table:table-cell>
          <table:table-cell office:value-type="float" office:value="184.3333">
            <text:p>184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06T00:00:00">
            <text:p>Sun Dec  6 00:00:00 2015</text:p>
          </table:table-cell>
          <table:table-cell office:value-type="float" office:value="192.1667">
            <text:p>192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2-06T01:00:00">
            <text:p>Sun Dec  6 01:00:00 2015</text:p>
          </table:table-cell>
          <table:table-cell office:value-type="float" office:value="230.5">
            <text:p>23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6T02:00:00">
            <text:p>Sun Dec  6 02:00:00 2015</text:p>
          </table:table-cell>
          <table:table-cell office:value-type="float" office:value="220.3333">
            <text:p>220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6T03:00:00">
            <text:p>Sun Dec  6 03:00:00 2015</text:p>
          </table:table-cell>
          <table:table-cell office:value-type="float" office:value="178.3333">
            <text:p>178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2-06T19:00:00">
            <text:p>Sun Dec  6 19:00:00 2015</text:p>
          </table:table-cell>
          <table:table-cell office:value-type="float" office:value="204.5">
            <text:p>204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06T20:00:00">
            <text:p>Sun Dec  6 20:00:00 2015</text:p>
          </table:table-cell>
          <table:table-cell office:value-type="float" office:value="196.0">
            <text:p>196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2-06T21:00:00">
            <text:p>Sun Dec  6 21:00:00 2015</text:p>
          </table:table-cell>
          <table:table-cell office:value-type="float" office:value="186.0">
            <text:p>186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2-06T22:00:00">
            <text:p>Sun Dec  6 22:00:00 2015</text:p>
          </table:table-cell>
          <table:table-cell office:value-type="float" office:value="212.1667">
            <text:p>212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6T23:00:00">
            <text:p>Sun Dec  6 23:00:00 2015</text:p>
          </table:table-cell>
          <table:table-cell office:value-type="float" office:value="221.8333">
            <text:p>221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7T00:00:00">
            <text:p>Mon Dec  7 00:00:00 2015</text:p>
          </table:table-cell>
          <table:table-cell office:value-type="float" office:value="204.1667">
            <text:p>20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7T01:00:00">
            <text:p>Mon Dec  7 01:00:00 2015</text:p>
          </table:table-cell>
          <table:table-cell office:value-type="float" office:value="221.6667">
            <text:p>221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2-07T02:00:00">
            <text:p>Mon Dec  7 02:00:00 2015</text:p>
          </table:table-cell>
          <table:table-cell office:value-type="float" office:value="207.6667">
            <text:p>207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12-07T03:00:00">
            <text:p>Mon Dec  7 03:00:00 2015</text:p>
          </table:table-cell>
          <table:table-cell office:value-type="float" office:value="180.8333">
            <text:p>180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07T20:00:00">
            <text:p>Mon Dec  7 20:00:00 2015</text:p>
          </table:table-cell>
          <table:table-cell office:value-type="float" office:value="172.1667">
            <text:p>172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2-07T21:00:00">
            <text:p>Mon Dec  7 21:00:00 2015</text:p>
          </table:table-cell>
          <table:table-cell office:value-type="float" office:value="117.3333">
            <text:p>117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12-07T22:00:00">
            <text:p>Mon Dec  7 22:00:00 2015</text:p>
          </table:table-cell>
          <table:table-cell office:value-type="float" office:value="102.1667">
            <text:p>102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7T23:00:00">
            <text:p>Mon Dec  7 23:00:00 2015</text:p>
          </table:table-cell>
          <table:table-cell office:value-type="float" office:value="178.8333">
            <text:p>178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12-08T00:00:00">
            <text:p>Tue Dec  8 00:00:00 2015</text:p>
          </table:table-cell>
          <table:table-cell office:value-type="float" office:value="118.5">
            <text:p>118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12-08T01:00:00">
            <text:p>Tue Dec  8 01:00:00 2015</text:p>
          </table:table-cell>
          <table:table-cell office:value-type="float" office:value="149.0">
            <text:p>149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12-08T02:00:00">
            <text:p>Tue Dec  8 02:00:00 2015</text:p>
          </table:table-cell>
          <table:table-cell office:value-type="float" office:value="126.8333">
            <text:p>126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2-08T03:00:00">
            <text:p>Tue Dec  8 03:00:00 2015</text:p>
          </table:table-cell>
          <table:table-cell office:value-type="float" office:value="209.0">
            <text:p>209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12-08T04:00:00">
            <text:p>Tue Dec  8 04:00:00 2015</text:p>
          </table:table-cell>
          <table:table-cell office:value-type="float" office:value="228.8333">
            <text:p>228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2-08T05:00:00">
            <text:p>Tue Dec  8 05:00:00 2015</text:p>
          </table:table-cell>
          <table:table-cell office:value-type="float" office:value="169.6667">
            <text:p>169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2-08T18:00:00">
            <text:p>Tue Dec  8 18:00:00 2015</text:p>
          </table:table-cell>
          <table:table-cell office:value-type="float" office:value="150.5">
            <text:p>150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12-08T19:00:00">
            <text:p>Tue Dec  8 19:00:00 2015</text:p>
          </table:table-cell>
          <table:table-cell office:value-type="float" office:value="238.8333">
            <text:p>238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8T20:00:00">
            <text:p>Tue Dec  8 20:00:00 2015</text:p>
          </table:table-cell>
          <table:table-cell office:value-type="float" office:value="263.8333">
            <text:p>263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12-08T21:00:00">
            <text:p>Tue Dec  8 21:00:00 2015</text:p>
          </table:table-cell>
          <table:table-cell office:value-type="float" office:value="229.8333">
            <text:p>229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2-08T22:00:00">
            <text:p>Tue Dec  8 22:00:00 2015</text:p>
          </table:table-cell>
          <table:table-cell office:value-type="float" office:value="176.6667">
            <text:p>176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8T23:00:00">
            <text:p>Tue Dec  8 23:00:00 2015</text:p>
          </table:table-cell>
          <table:table-cell office:value-type="float" office:value="99.6667">
            <text:p>9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09T00:00:00">
            <text:p>Wed Dec  9 00:00:00 2015</text:p>
          </table:table-cell>
          <table:table-cell office:value-type="float" office:value="166.1667">
            <text:p>166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2-09T01:00:00">
            <text:p>Wed Dec  9 01:00:00 2015</text:p>
          </table:table-cell>
          <table:table-cell office:value-type="float" office:value="153.0">
            <text:p>153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12-09T02:00:00">
            <text:p>Wed Dec  9 02:00:00 2015</text:p>
          </table:table-cell>
          <table:table-cell office:value-type="float" office:value="172.8333">
            <text:p>172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2-09T03:00:00">
            <text:p>Wed Dec  9 03:00:00 2015</text:p>
          </table:table-cell>
          <table:table-cell office:value-type="float" office:value="132.5">
            <text:p>132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12-09T19:00:00">
            <text:p>Wed Dec  9 19:00:00 2015</text:p>
          </table:table-cell>
          <table:table-cell office:value-type="float" office:value="168.8333">
            <text:p>168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12-13T21:00:00">
            <text:p>Sun Dec 13 21:00:00 2015</text:p>
          </table:table-cell>
          <table:table-cell office:value-type="float" office:value="204.1667">
            <text:p>204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2-13T22:00:00">
            <text:p>Sun Dec 13 22:00:00 2015</text:p>
          </table:table-cell>
          <table:table-cell office:value-type="float" office:value="177.0">
            <text:p>177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2-13T23:00:00">
            <text:p>Sun Dec 13 23:00:00 2015</text:p>
          </table:table-cell>
          <table:table-cell office:value-type="float" office:value="141.0">
            <text:p>141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12-14T00:00:00">
            <text:p>Mon Dec 14 00:00:00 2015</text:p>
          </table:table-cell>
          <table:table-cell office:value-type="float" office:value="161.1667">
            <text:p>161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12-14T04:00:00">
            <text:p>Mon Dec 14 04:00:00 2015</text:p>
          </table:table-cell>
          <table:table-cell office:value-type="float" office:value="127.6667">
            <text:p>127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12-14T08:00:00">
            <text:p>Mon Dec 14 08:00:00 2015</text:p>
          </table:table-cell>
          <table:table-cell office:value-type="float" office:value="167.0">
            <text:p>167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14T09:00:00">
            <text:p>Mon Dec 14 09:00:00 2015</text:p>
          </table:table-cell>
          <table:table-cell office:value-type="float" office:value="180.5">
            <text:p>180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4T21:00:00">
            <text:p>Mon Dec 14 21:00:00 2015</text:p>
          </table:table-cell>
          <table:table-cell office:value-type="float" office:value="222.3333">
            <text:p>222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5-12-15T00:00:00">
            <text:p>Tue Dec 15 00:00:00 2015</text:p>
          </table:table-cell>
          <table:table-cell office:value-type="float" office:value="234.3333">
            <text:p>23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5T09:00:00">
            <text:p>Tue Dec 15 09:00:00 2015</text:p>
          </table:table-cell>
          <table:table-cell office:value-type="float" office:value="179.5">
            <text:p>17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15T10:00:00">
            <text:p>Tue Dec 15 10:00:00 2015</text:p>
          </table:table-cell>
          <table:table-cell office:value-type="float" office:value="123.5">
            <text:p>123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15T11:00:00">
            <text:p>Tue Dec 15 11:00:00 2015</text:p>
          </table:table-cell>
          <table:table-cell office:value-type="float" office:value="87.8333">
            <text:p>87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2-15T12:00:00">
            <text:p>Tue Dec 15 12:00:00 2015</text:p>
          </table:table-cell>
          <table:table-cell office:value-type="float" office:value="65.8333">
            <text:p>65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2-15T13:00:00">
            <text:p>Tue Dec 15 13:00:00 2015</text:p>
          </table:table-cell>
          <table:table-cell office:value-type="float" office:value="117.3333">
            <text:p>117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12-15T14:00:00">
            <text:p>Tue Dec 15 14:00:00 2015</text:p>
          </table:table-cell>
          <table:table-cell office:value-type="float" office:value="99.0">
            <text:p>99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12-15T15:00:00">
            <text:p>Tue Dec 15 15:00:00 2015</text:p>
          </table:table-cell>
          <table:table-cell office:value-type="float" office:value="155.1667">
            <text:p>155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12-15T18:00:00">
            <text:p>Tue Dec 15 18:00:00 2015</text:p>
          </table:table-cell>
          <table:table-cell office:value-type="float" office:value="261.5">
            <text:p>261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2-15T19:00:00">
            <text:p>Tue Dec 15 19:00:00 2015</text:p>
          </table:table-cell>
          <table:table-cell office:value-type="float" office:value="240.6667">
            <text:p>240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5T20:00:00">
            <text:p>Tue Dec 15 20:00:00 2015</text:p>
          </table:table-cell>
          <table:table-cell office:value-type="float" office:value="174.3333">
            <text:p>17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2-15T21:00:00">
            <text:p>Tue Dec 15 21:00:00 2015</text:p>
          </table:table-cell>
          <table:table-cell office:value-type="float" office:value="148.0">
            <text:p>148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12-16T09:00:00">
            <text:p>Wed Dec 16 09:00:00 2015</text:p>
          </table:table-cell>
          <table:table-cell office:value-type="float" office:value="210.5">
            <text:p>210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6T10:00:00">
            <text:p>Wed Dec 16 10:00:00 2015</text:p>
          </table:table-cell>
          <table:table-cell office:value-type="float" office:value="173.5">
            <text:p>17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6T11:00:00">
            <text:p>Wed Dec 16 11:00:00 2015</text:p>
          </table:table-cell>
          <table:table-cell office:value-type="float" office:value="223.0">
            <text:p>223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2-16T18:00:00">
            <text:p>Wed Dec 16 18:00:00 2015</text:p>
          </table:table-cell>
          <table:table-cell office:value-type="float" office:value="204.1667">
            <text:p>204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12-16T19:00:00">
            <text:p>Wed Dec 16 19:00:00 2015</text:p>
          </table:table-cell>
          <table:table-cell office:value-type="float" office:value="131.3333">
            <text:p>131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2-16T20:00:00">
            <text:p>Wed Dec 16 20:00:00 2015</text:p>
          </table:table-cell>
          <table:table-cell office:value-type="float" office:value="229.6667">
            <text:p>229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6T21:00:00">
            <text:p>Wed Dec 16 21:00:00 2015</text:p>
          </table:table-cell>
          <table:table-cell office:value-type="float" office:value="164.0">
            <text:p>16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16T22:00:00">
            <text:p>Wed Dec 16 22:00:00 2015</text:p>
          </table:table-cell>
          <table:table-cell office:value-type="float" office:value="206.6667">
            <text:p>206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6T23:00:00">
            <text:p>Wed Dec 16 23:00:00 2015</text:p>
          </table:table-cell>
          <table:table-cell office:value-type="float" office:value="219.0">
            <text:p>219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7T00:00:00">
            <text:p>Thu Dec 17 00:00:00 2015</text:p>
          </table:table-cell>
          <table:table-cell office:value-type="float" office:value="216.1667">
            <text:p>216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17T09:00:00">
            <text:p>Thu Dec 17 09:00:00 2015</text:p>
          </table:table-cell>
          <table:table-cell office:value-type="float" office:value="195.0">
            <text:p>195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7T19:00:00">
            <text:p>Thu Dec 17 19:00:00 2015</text:p>
          </table:table-cell>
          <table:table-cell office:value-type="float" office:value="217.6667">
            <text:p>217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17T20:00:00">
            <text:p>Thu Dec 17 20:00:00 2015</text:p>
          </table:table-cell>
          <table:table-cell office:value-type="float" office:value="172.8333">
            <text:p>172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12-17T21:00:00">
            <text:p>Thu Dec 17 21:00:00 2015</text:p>
          </table:table-cell>
          <table:table-cell office:value-type="float" office:value="192.1667">
            <text:p>192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17T22:00:00">
            <text:p>Thu Dec 17 22:00:00 2015</text:p>
          </table:table-cell>
          <table:table-cell office:value-type="float" office:value="155.3333">
            <text:p>155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12-17T23:00:00">
            <text:p>Thu Dec 17 23:00:00 2015</text:p>
          </table:table-cell>
          <table:table-cell office:value-type="float" office:value="194.3333">
            <text:p>19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2-18T00:00:00">
            <text:p>Fri Dec 18 00:00:00 2015</text:p>
          </table:table-cell>
          <table:table-cell office:value-type="float" office:value="196.0">
            <text:p>196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2-18T01:00:00">
            <text:p>Fri Dec 18 01:00:00 2015</text:p>
          </table:table-cell>
          <table:table-cell office:value-type="float" office:value="212.6667">
            <text:p>212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12-18T02:00:00">
            <text:p>Fri Dec 18 02:00:00 2015</text:p>
          </table:table-cell>
          <table:table-cell office:value-type="float" office:value="175.1667">
            <text:p>175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2-18T03:00:00">
            <text:p>Fri Dec 18 03:00:00 2015</text:p>
          </table:table-cell>
          <table:table-cell office:value-type="float" office:value="197.5">
            <text:p>197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12-18T04:00:00">
            <text:p>Fri Dec 18 04:00:00 2015</text:p>
          </table:table-cell>
          <table:table-cell office:value-type="float" office:value="179.1667">
            <text:p>179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18T05:00:00">
            <text:p>Fri Dec 18 05:00:00 2015</text:p>
          </table:table-cell>
          <table:table-cell office:value-type="float" office:value="178.5">
            <text:p>178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2-18T08:00:00">
            <text:p>Fri Dec 18 08:00:00 2015</text:p>
          </table:table-cell>
          <table:table-cell office:value-type="float" office:value="164.1667">
            <text:p>164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12-18T09:00:00">
            <text:p>Fri Dec 18 09:00:00 2015</text:p>
          </table:table-cell>
          <table:table-cell office:value-type="float" office:value="218.8333">
            <text:p>218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8T10:00:00">
            <text:p>Fri Dec 18 10:00:00 2015</text:p>
          </table:table-cell>
          <table:table-cell office:value-type="float" office:value="102.6667">
            <text:p>102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18T14:00:00">
            <text:p>Fri Dec 18 14:00:00 2015</text:p>
          </table:table-cell>
          <table:table-cell office:value-type="float" office:value="131.8333">
            <text:p>131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12-18T15:00:00">
            <text:p>Fri Dec 18 15:00:00 2015</text:p>
          </table:table-cell>
          <table:table-cell office:value-type="float" office:value="137.3333">
            <text:p>137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12-18T16:00:00">
            <text:p>Fri Dec 18 16:00:00 2015</text:p>
          </table:table-cell>
          <table:table-cell office:value-type="float" office:value="118.1667">
            <text:p>118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12-18T17:00:00">
            <text:p>Fri Dec 18 17:00:00 2015</text:p>
          </table:table-cell>
          <table:table-cell office:value-type="float" office:value="152.3333">
            <text:p>152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12-18T18:00:00">
            <text:p>Fri Dec 18 18:00:00 2015</text:p>
          </table:table-cell>
          <table:table-cell office:value-type="float" office:value="274.8333">
            <text:p>274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2-18T19:00:00">
            <text:p>Fri Dec 18 19:00:00 2015</text:p>
          </table:table-cell>
          <table:table-cell office:value-type="float" office:value="181.1667">
            <text:p>181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18T20:00:00">
            <text:p>Fri Dec 18 20:00:00 2015</text:p>
          </table:table-cell>
          <table:table-cell office:value-type="float" office:value="145.0">
            <text:p>14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18T21:00:00">
            <text:p>Fri Dec 18 21:00:00 2015</text:p>
          </table:table-cell>
          <table:table-cell office:value-type="float" office:value="194.3333">
            <text:p>194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8T22:00:00">
            <text:p>Fri Dec 18 22:00:00 2015</text:p>
          </table:table-cell>
          <table:table-cell office:value-type="float" office:value="151.6667">
            <text:p>151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8T23:00:00">
            <text:p>Fri Dec 18 23:00:00 2015</text:p>
          </table:table-cell>
          <table:table-cell office:value-type="float" office:value="142.0">
            <text:p>14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9T00:00:00">
            <text:p>Sat Dec 19 00:00:00 2015</text:p>
          </table:table-cell>
          <table:table-cell office:value-type="float" office:value="203.0">
            <text:p>20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9T01:00:00">
            <text:p>Sat Dec 19 01:00:00 2015</text:p>
          </table:table-cell>
          <table:table-cell office:value-type="float" office:value="183.6667">
            <text:p>183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2-19T02:00:00">
            <text:p>Sat Dec 19 02:00:00 2015</text:p>
          </table:table-cell>
          <table:table-cell office:value-type="float" office:value="140.8333">
            <text:p>140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2-19T03:00:00">
            <text:p>Sat Dec 19 03:00:00 2015</text:p>
          </table:table-cell>
          <table:table-cell office:value-type="float" office:value="195.5">
            <text:p>195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12-19T15:00:00">
            <text:p>Sat Dec 19 15:00:00 2015</text:p>
          </table:table-cell>
          <table:table-cell office:value-type="float" office:value="90.5">
            <text:p>90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12-19T19:00:00">
            <text:p>Sat Dec 19 19:00:00 2015</text:p>
          </table:table-cell>
          <table:table-cell office:value-type="float" office:value="233.6667">
            <text:p>233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2-19T20:00:00">
            <text:p>Sat Dec 19 20:00:00 2015</text:p>
          </table:table-cell>
          <table:table-cell office:value-type="float" office:value="157.1667">
            <text:p>157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12-19T21:00:00">
            <text:p>Sat Dec 19 21:00:00 2015</text:p>
          </table:table-cell>
          <table:table-cell office:value-type="float" office:value="159.0">
            <text:p>159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12-19T22:00:00">
            <text:p>Sat Dec 19 22:00:00 2015</text:p>
          </table:table-cell>
          <table:table-cell office:value-type="float" office:value="169.1667">
            <text:p>16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19T23:00:00">
            <text:p>Sat Dec 19 23:00:00 2015</text:p>
          </table:table-cell>
          <table:table-cell office:value-type="float" office:value="169.3333">
            <text:p>169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20T00:00:00">
            <text:p>Sun Dec 20 00:00:00 2015</text:p>
          </table:table-cell>
          <table:table-cell office:value-type="float" office:value="177.8333">
            <text:p>177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20T01:00:00">
            <text:p>Sun Dec 20 01:00:00 2015</text:p>
          </table:table-cell>
          <table:table-cell office:value-type="float" office:value="230.6667">
            <text:p>230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2-20T02:00:00">
            <text:p>Sun Dec 20 02:00:00 2015</text:p>
          </table:table-cell>
          <table:table-cell office:value-type="float" office:value="218.0">
            <text:p>218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20T03:00:00">
            <text:p>Sun Dec 20 03:00:00 2015</text:p>
          </table:table-cell>
          <table:table-cell office:value-type="float" office:value="166.1667">
            <text:p>166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2-20T04:00:00">
            <text:p>Sun Dec 20 04:00:00 2015</text:p>
          </table:table-cell>
          <table:table-cell office:value-type="float" office:value="227.3333">
            <text:p>227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20T18:00:00">
            <text:p>Sun Dec 20 18:00:00 2015</text:p>
          </table:table-cell>
          <table:table-cell office:value-type="float" office:value="159.8333">
            <text:p>159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12-20T19:00:00">
            <text:p>Sun Dec 20 19:00:00 2015</text:p>
          </table:table-cell>
          <table:table-cell office:value-type="float" office:value="223.3333">
            <text:p>223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12-20T20:00:00">
            <text:p>Sun Dec 20 20:00:00 2015</text:p>
          </table:table-cell>
          <table:table-cell office:value-type="float" office:value="188.8333">
            <text:p>188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20T21:00:00">
            <text:p>Sun Dec 20 21:00:00 2015</text:p>
          </table:table-cell>
          <table:table-cell office:value-type="float" office:value="165.1667">
            <text:p>16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20T22:00:00">
            <text:p>Sun Dec 20 22:00:00 2015</text:p>
          </table:table-cell>
          <table:table-cell office:value-type="float" office:value="197.5">
            <text:p>197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20T23:00:00">
            <text:p>Sun Dec 20 23:00:00 2015</text:p>
          </table:table-cell>
          <table:table-cell office:value-type="float" office:value="161.5">
            <text:p>161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21T00:00:00">
            <text:p>Mon Dec 21 00:00:00 2015</text:p>
          </table:table-cell>
          <table:table-cell office:value-type="float" office:value="194.5">
            <text:p>194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12-21T18:00:00">
            <text:p>Mon Dec 21 18:00:00 2015</text:p>
          </table:table-cell>
          <table:table-cell office:value-type="float" office:value="200.1667">
            <text:p>200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12-21T19:00:00">
            <text:p>Mon Dec 21 19:00:00 2015</text:p>
          </table:table-cell>
          <table:table-cell office:value-type="float" office:value="171.8333">
            <text:p>171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12-21T20:00:00">
            <text:p>Mon Dec 21 20:00:00 2015</text:p>
          </table:table-cell>
          <table:table-cell office:value-type="float" office:value="176.0">
            <text:p>176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1T21:00:00">
            <text:p>Mon Dec 21 21:00:00 2015</text:p>
          </table:table-cell>
          <table:table-cell office:value-type="float" office:value="165.0">
            <text:p>165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21T22:00:00">
            <text:p>Mon Dec 21 22:00:00 2015</text:p>
          </table:table-cell>
          <table:table-cell office:value-type="float" office:value="157.3333">
            <text:p>157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2-21T23:00:00">
            <text:p>Mon Dec 21 23:00:00 2015</text:p>
          </table:table-cell>
          <table:table-cell office:value-type="float" office:value="153.3333">
            <text:p>153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12-22T00:00:00">
            <text:p>Tue Dec 22 00:00:00 2015</text:p>
          </table:table-cell>
          <table:table-cell office:value-type="float" office:value="158.6667">
            <text:p>158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12-22T01:00:00">
            <text:p>Tue Dec 22 01:00:00 2015</text:p>
          </table:table-cell>
          <table:table-cell office:value-type="float" office:value="204.5">
            <text:p>204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2-22T03:00:00">
            <text:p>Tue Dec 22 03:00:00 2015</text:p>
          </table:table-cell>
          <table:table-cell office:value-type="float" office:value="194.1667">
            <text:p>194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12-22T04:00:00">
            <text:p>Tue Dec 22 04:00:00 2015</text:p>
          </table:table-cell>
          <table:table-cell office:value-type="float" office:value="204.5">
            <text:p>204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22T19:00:00">
            <text:p>Tue Dec 22 19:00:00 2015</text:p>
          </table:table-cell>
          <table:table-cell office:value-type="float" office:value="148.8333">
            <text:p>148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12-22T20:00:00">
            <text:p>Tue Dec 22 20:00:00 2015</text:p>
          </table:table-cell>
          <table:table-cell office:value-type="float" office:value="180.0">
            <text:p>180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22T21:00:00">
            <text:p>Tue Dec 22 21:00:00 2015</text:p>
          </table:table-cell>
          <table:table-cell office:value-type="float" office:value="156.8333">
            <text:p>156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22T22:00:00">
            <text:p>Tue Dec 22 22:00:00 2015</text:p>
          </table:table-cell>
          <table:table-cell office:value-type="float" office:value="156.0">
            <text:p>156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22T23:00:00">
            <text:p>Tue Dec 22 23:00:00 2015</text:p>
          </table:table-cell>
          <table:table-cell office:value-type="float" office:value="204.8333">
            <text:p>204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23T00:00:00">
            <text:p>Wed Dec 23 00:00:00 2015</text:p>
          </table:table-cell>
          <table:table-cell office:value-type="float" office:value="188.1667">
            <text:p>188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3T01:00:00">
            <text:p>Wed Dec 23 01:00:00 2015</text:p>
          </table:table-cell>
          <table:table-cell office:value-type="float" office:value="202.6667">
            <text:p>202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23T02:00:00">
            <text:p>Wed Dec 23 02:00:00 2015</text:p>
          </table:table-cell>
          <table:table-cell office:value-type="float" office:value="174.6667">
            <text:p>17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23T03:00:00">
            <text:p>Wed Dec 23 03:00:00 2015</text:p>
          </table:table-cell>
          <table:table-cell office:value-type="float" office:value="129.5">
            <text:p>129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2-23T04:00:00">
            <text:p>Wed Dec 23 04:00:00 2015</text:p>
          </table:table-cell>
          <table:table-cell office:value-type="float" office:value="220.3333">
            <text:p>220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2-23T19:00:00">
            <text:p>Wed Dec 23 19:00:00 2015</text:p>
          </table:table-cell>
          <table:table-cell office:value-type="float" office:value="264.0">
            <text:p>264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12-23T20:00:00">
            <text:p>Wed Dec 23 20:00:00 2015</text:p>
          </table:table-cell>
          <table:table-cell office:value-type="float" office:value="106.5">
            <text:p>106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23T21:00:00">
            <text:p>Wed Dec 23 21:00:00 2015</text:p>
          </table:table-cell>
          <table:table-cell office:value-type="float" office:value="148.6667">
            <text:p>148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3T22:00:00">
            <text:p>Wed Dec 23 22:00:00 2015</text:p>
          </table:table-cell>
          <table:table-cell office:value-type="float" office:value="167.1667">
            <text:p>167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3T23:00:00">
            <text:p>Wed Dec 23 23:00:00 2015</text:p>
          </table:table-cell>
          <table:table-cell office:value-type="float" office:value="94.3333">
            <text:p>94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2-24T00:00:00">
            <text:p>Thu Dec 24 00:00:00 2015</text:p>
          </table:table-cell>
          <table:table-cell office:value-type="float" office:value="154.0">
            <text:p>154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24T01:00:00">
            <text:p>Thu Dec 24 01:00:00 2015</text:p>
          </table:table-cell>
          <table:table-cell office:value-type="float" office:value="160.6667">
            <text:p>160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12-24T02:00:00">
            <text:p>Thu Dec 24 02:00:00 2015</text:p>
          </table:table-cell>
          <table:table-cell office:value-type="float" office:value="111.6667">
            <text:p>111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24T03:00:00">
            <text:p>Thu Dec 24 03:00:00 2015</text:p>
          </table:table-cell>
          <table:table-cell office:value-type="float" office:value="158.1667">
            <text:p>158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2-24T04:00:00">
            <text:p>Thu Dec 24 04:00:00 2015</text:p>
          </table:table-cell>
          <table:table-cell office:value-type="float" office:value="241.1667">
            <text:p>241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12-24T05:00:00">
            <text:p>Thu Dec 24 05:00:00 2015</text:p>
          </table:table-cell>
          <table:table-cell office:value-type="float" office:value="106.8333">
            <text:p>106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12-24T20:00:00">
            <text:p>Thu Dec 24 20:00:00 2015</text:p>
          </table:table-cell>
          <table:table-cell office:value-type="float" office:value="142.5">
            <text:p>142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12-24T21:00:00">
            <text:p>Thu Dec 24 21:00:00 2015</text:p>
          </table:table-cell>
          <table:table-cell office:value-type="float" office:value="177.0">
            <text:p>177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24T22:00:00">
            <text:p>Thu Dec 24 22:00:00 2015</text:p>
          </table:table-cell>
          <table:table-cell office:value-type="float" office:value="113.0">
            <text:p>113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2-24T23:00:00">
            <text:p>Thu Dec 24 23:00:00 2015</text:p>
          </table:table-cell>
          <table:table-cell office:value-type="float" office:value="203.3333">
            <text:p>203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12-25T00:00:00">
            <text:p>Fri Dec 25 00:00:00 2015</text:p>
          </table:table-cell>
          <table:table-cell office:value-type="float" office:value="105.1667">
            <text:p>105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12-25T01:00:00">
            <text:p>Fri Dec 25 01:00:00 2015</text:p>
          </table:table-cell>
          <table:table-cell office:value-type="float" office:value="110.0">
            <text:p>110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12-25T02:00:00">
            <text:p>Fri Dec 25 02:00:00 2015</text:p>
          </table:table-cell>
          <table:table-cell office:value-type="float" office:value="149.1667">
            <text:p>149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2-25T03:00:00">
            <text:p>Fri Dec 25 03:00:00 2015</text:p>
          </table:table-cell>
          <table:table-cell office:value-type="float" office:value="88.8333">
            <text:p>88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12-25T04:00:00">
            <text:p>Fri Dec 25 04:00:00 2015</text:p>
          </table:table-cell>
          <table:table-cell office:value-type="float" office:value="146.6667">
            <text:p>146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12-25T05:00:00">
            <text:p>Fri Dec 25 05:00:00 2015</text:p>
          </table:table-cell>
          <table:table-cell office:value-type="float" office:value="149.1667">
            <text:p>149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25T06:00:00">
            <text:p>Fri Dec 25 06:00:00 2015</text:p>
          </table:table-cell>
          <table:table-cell office:value-type="float" office:value="183.3333">
            <text:p>183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12-25T07:00:00">
            <text:p>Fri Dec 25 07:00:00 2015</text:p>
          </table:table-cell>
          <table:table-cell office:value-type="float" office:value="182.3333">
            <text:p>182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2-25T19:00:00">
            <text:p>Fri Dec 25 19:00:00 2015</text:p>
          </table:table-cell>
          <table:table-cell office:value-type="float" office:value="227.3333">
            <text:p>227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25T20:00:00">
            <text:p>Fri Dec 25 20:00:00 2015</text:p>
          </table:table-cell>
          <table:table-cell office:value-type="float" office:value="212.0">
            <text:p>21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25T21:00:00">
            <text:p>Fri Dec 25 21:00:00 2015</text:p>
          </table:table-cell>
          <table:table-cell office:value-type="float" office:value="176.3333">
            <text:p>176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5T22:00:00">
            <text:p>Fri Dec 25 22:00:00 2015</text:p>
          </table:table-cell>
          <table:table-cell office:value-type="float" office:value="168.8333">
            <text:p>168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25T23:00:00">
            <text:p>Fri Dec 25 23:00:00 2015</text:p>
          </table:table-cell>
          <table:table-cell office:value-type="float" office:value="161.5">
            <text:p>161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26T00:00:00">
            <text:p>Sat Dec 26 00:00:00 2015</text:p>
          </table:table-cell>
          <table:table-cell office:value-type="float" office:value="200.6667">
            <text:p>20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26T01:00:00">
            <text:p>Sat Dec 26 01:00:00 2015</text:p>
          </table:table-cell>
          <table:table-cell office:value-type="float" office:value="151.6667">
            <text:p>151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2-26T17:00:00">
            <text:p>Sat Dec 26 17:00:00 2015</text:p>
          </table:table-cell>
          <table:table-cell office:value-type="float" office:value="116.3333">
            <text:p>116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12-26T18:00:00">
            <text:p>Sat Dec 26 18:00:00 2015</text:p>
          </table:table-cell>
          <table:table-cell office:value-type="float" office:value="247.0">
            <text:p>247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12-26T19:00:00">
            <text:p>Sat Dec 26 19:00:00 2015</text:p>
          </table:table-cell>
          <table:table-cell office:value-type="float" office:value="228.5">
            <text:p>228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12-26T20:00:00">
            <text:p>Sat Dec 26 20:00:00 2015</text:p>
          </table:table-cell>
          <table:table-cell office:value-type="float" office:value="150.5">
            <text:p>150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2-26T21:00:00">
            <text:p>Sat Dec 26 21:00:00 2015</text:p>
          </table:table-cell>
          <table:table-cell office:value-type="float" office:value="159.8333">
            <text:p>159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12-26T22:00:00">
            <text:p>Sat Dec 26 22:00:00 2015</text:p>
          </table:table-cell>
          <table:table-cell office:value-type="float" office:value="187.5">
            <text:p>187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12-29T23:00:00">
            <text:p>Tue Dec 29 23:00:00 2015</text:p>
          </table:table-cell>
          <table:table-cell office:value-type="float" office:value="190.5">
            <text:p>190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30T20:00:00">
            <text:p>Wed Dec 30 20:00:00 2015</text:p>
          </table:table-cell>
          <table:table-cell office:value-type="float" office:value="119.8333">
            <text:p>119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2-30T21:00:00">
            <text:p>Wed Dec 30 21:00:00 2015</text:p>
          </table:table-cell>
          <table:table-cell office:value-type="float" office:value="163.6667">
            <text:p>163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12-30T22:00:00">
            <text:p>Wed Dec 30 22:00:00 2015</text:p>
          </table:table-cell>
          <table:table-cell office:value-type="float" office:value="108.1667">
            <text:p>108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12-30T23:00:00">
            <text:p>Wed Dec 30 23:00:00 2015</text:p>
          </table:table-cell>
          <table:table-cell office:value-type="float" office:value="137.3333">
            <text:p>137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12-31T00:00:00">
            <text:p>Thu Dec 31 00:00:00 2015</text:p>
          </table:table-cell>
          <table:table-cell office:value-type="float" office:value="225.0">
            <text:p>225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12-31T01:00:00">
            <text:p>Thu Dec 31 01:00:00 2015</text:p>
          </table:table-cell>
          <table:table-cell office:value-type="float" office:value="161.1667">
            <text:p>161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12-31T07:00:00">
            <text:p>Thu Dec 31 07:00:00 2015</text:p>
          </table:table-cell>
          <table:table-cell office:value-type="float" office:value="167.8333">
            <text:p>167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12-31T10:00:00">
            <text:p>Thu Dec 31 10:00:00 2015</text:p>
          </table:table-cell>
          <table:table-cell office:value-type="float" office:value="204.1667">
            <text:p>204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12-31T17:00:00">
            <text:p>Thu Dec 31 17:00:00 2015</text:p>
          </table:table-cell>
          <table:table-cell office:value-type="float" office:value="126.1667">
            <text:p>126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12-31T18:00:00">
            <text:p>Thu Dec 31 18:00:00 2015</text:p>
          </table:table-cell>
          <table:table-cell office:value-type="float" office:value="169.3333">
            <text:p>169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12-31T19:00:00">
            <text:p>Thu Dec 31 19:00:00 2015</text:p>
          </table:table-cell>
          <table:table-cell office:value-type="float" office:value="189.6667">
            <text:p>189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6-01-01T02:00:00">
            <text:p>Fri Jan  1 02:00:00 2016</text:p>
          </table:table-cell>
          <table:table-cell office:value-type="float" office:value="231.1667">
            <text:p>231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01T03:00:00">
            <text:p>Fri Jan  1 03:00:00 2016</text:p>
          </table:table-cell>
          <table:table-cell office:value-type="float" office:value="129.8333">
            <text:p>129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02T21:00:00">
            <text:p>Sat Jan  2 21:00:00 2016</text:p>
          </table:table-cell>
          <table:table-cell office:value-type="float" office:value="181.6667">
            <text:p>181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01-03T19:00:00">
            <text:p>Sun Jan  3 19:00:00 2016</text:p>
          </table:table-cell>
          <table:table-cell office:value-type="float" office:value="125.6667">
            <text:p>125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01-03T20:00:00">
            <text:p>Sun Jan  3 20:00:00 2016</text:p>
          </table:table-cell>
          <table:table-cell office:value-type="float" office:value="149.5">
            <text:p>149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6-01-12T20:00:00">
            <text:p>Tue Jan 12 20:00:00 2016</text:p>
          </table:table-cell>
          <table:table-cell office:value-type="float" office:value="170.5">
            <text:p>170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12T21:00:00">
            <text:p>Tue Jan 12 21:00:00 2016</text:p>
          </table:table-cell>
          <table:table-cell office:value-type="float" office:value="126.3333">
            <text:p>126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12T22:00:00">
            <text:p>Tue Jan 12 22:00:00 2016</text:p>
          </table:table-cell>
          <table:table-cell office:value-type="float" office:value="199.0">
            <text:p>199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6-01-13T20:00:00">
            <text:p>Wed Jan 13 20:00:00 2016</text:p>
          </table:table-cell>
          <table:table-cell office:value-type="float" office:value="155.1667">
            <text:p>155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01-13T22:00:00">
            <text:p>Wed Jan 13 22:00:00 2016</text:p>
          </table:table-cell>
          <table:table-cell office:value-type="float" office:value="163.0">
            <text:p>163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01-13T23:00:00">
            <text:p>Wed Jan 13 23:00:00 2016</text:p>
          </table:table-cell>
          <table:table-cell office:value-type="float" office:value="154.0">
            <text:p>154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01-14T00:00:00">
            <text:p>Thu Jan 14 00:00:00 2016</text:p>
          </table:table-cell>
          <table:table-cell office:value-type="float" office:value="211.8333">
            <text:p>211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1-14T01:00:00">
            <text:p>Thu Jan 14 01:00:00 2016</text:p>
          </table:table-cell>
          <table:table-cell office:value-type="float" office:value="209.0">
            <text:p>209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01-14T02:00:00">
            <text:p>Thu Jan 14 02:00:00 2016</text:p>
          </table:table-cell>
          <table:table-cell office:value-type="float" office:value="195.0">
            <text:p>195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14T03:00:00">
            <text:p>Thu Jan 14 03:00:00 2016</text:p>
          </table:table-cell>
          <table:table-cell office:value-type="float" office:value="213.6667">
            <text:p>21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14T04:00:00">
            <text:p>Thu Jan 14 04:00:00 2016</text:p>
          </table:table-cell>
          <table:table-cell office:value-type="float" office:value="191.1667">
            <text:p>191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1-14T05:00:00">
            <text:p>Thu Jan 14 05:00:00 2016</text:p>
          </table:table-cell>
          <table:table-cell office:value-type="float" office:value="191.0">
            <text:p>191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6-01-14T19:00:00">
            <text:p>Thu Jan 14 19:00:00 2016</text:p>
          </table:table-cell>
          <table:table-cell office:value-type="float" office:value="193.1667">
            <text:p>19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01-14T20:00:00">
            <text:p>Thu Jan 14 20:00:00 2016</text:p>
          </table:table-cell>
          <table:table-cell office:value-type="float" office:value="145.3333">
            <text:p>145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01-14T21:00:00">
            <text:p>Thu Jan 14 21:00:00 2016</text:p>
          </table:table-cell>
          <table:table-cell office:value-type="float" office:value="188.1667">
            <text:p>188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6-01-14T22:00:00">
            <text:p>Thu Jan 14 22:00:00 2016</text:p>
          </table:table-cell>
          <table:table-cell office:value-type="float" office:value="191.6667">
            <text:p>191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6-01-14T23:00:00">
            <text:p>Thu Jan 14 23:00:00 2016</text:p>
          </table:table-cell>
          <table:table-cell office:value-type="float" office:value="141.1667">
            <text:p>141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01-15T00:00:00">
            <text:p>Fri Jan 15 00:00:00 2016</text:p>
          </table:table-cell>
          <table:table-cell office:value-type="float" office:value="162.6667">
            <text:p>162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01-15T01:00:00">
            <text:p>Fri Jan 15 01:00:00 2016</text:p>
          </table:table-cell>
          <table:table-cell office:value-type="float" office:value="184.8333">
            <text:p>184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01-15T02:00:00">
            <text:p>Fri Jan 15 02:00:00 2016</text:p>
          </table:table-cell>
          <table:table-cell office:value-type="float" office:value="147.5">
            <text:p>147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01-15T03:00:00">
            <text:p>Fri Jan 15 03:00:00 2016</text:p>
          </table:table-cell>
          <table:table-cell office:value-type="float" office:value="233.6667">
            <text:p>233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01-15T04:00:00">
            <text:p>Fri Jan 15 04:00:00 2016</text:p>
          </table:table-cell>
          <table:table-cell office:value-type="float" office:value="127.8333">
            <text:p>127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01-15T05:00:00">
            <text:p>Fri Jan 15 05:00:00 2016</text:p>
          </table:table-cell>
          <table:table-cell office:value-type="float" office:value="151.0">
            <text:p>151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6-01-15T06:00:00">
            <text:p>Fri Jan 15 06:00:00 2016</text:p>
          </table:table-cell>
          <table:table-cell office:value-type="float" office:value="175.8333">
            <text:p>175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6-01-15T07:00:00">
            <text:p>Fri Jan 15 07:00:00 2016</text:p>
          </table:table-cell>
          <table:table-cell office:value-type="float" office:value="180.0">
            <text:p>180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6-01-15T08:00:00">
            <text:p>Fri Jan 15 08:00:00 2016</text:p>
          </table:table-cell>
          <table:table-cell office:value-type="float" office:value="179.5">
            <text:p>179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01-15T09:00:00">
            <text:p>Fri Jan 15 09:00:00 2016</text:p>
          </table:table-cell>
          <table:table-cell office:value-type="float" office:value="110.0">
            <text:p>110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01-15T10:00:00">
            <text:p>Fri Jan 15 10:00:00 2016</text:p>
          </table:table-cell>
          <table:table-cell office:value-type="float" office:value="114.5">
            <text:p>114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6-01-17T20:00:00">
            <text:p>Sun Jan 17 20:00:00 2016</text:p>
          </table:table-cell>
          <table:table-cell office:value-type="float" office:value="275.8333">
            <text:p>275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01-17T21:00:00">
            <text:p>Sun Jan 17 21:00:00 2016</text:p>
          </table:table-cell>
          <table:table-cell office:value-type="float" office:value="178.8333">
            <text:p>178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01-17T22:00:00">
            <text:p>Sun Jan 17 22:00:00 2016</text:p>
          </table:table-cell>
          <table:table-cell office:value-type="float" office:value="169.3333">
            <text:p>169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01-17T23:00:00">
            <text:p>Sun Jan 17 23:00:00 2016</text:p>
          </table:table-cell>
          <table:table-cell office:value-type="float" office:value="166.6667">
            <text:p>166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6-01-18T00:00:00">
            <text:p>Mon Jan 18 00:00:00 2016</text:p>
          </table:table-cell>
          <table:table-cell office:value-type="float" office:value="182.8333">
            <text:p>182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6-01-18T02:00:00">
            <text:p>Mon Jan 18 02:00:00 2016</text:p>
          </table:table-cell>
          <table:table-cell office:value-type="float" office:value="232.6667">
            <text:p>232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01-18T04:00:00">
            <text:p>Mon Jan 18 04:00:00 2016</text:p>
          </table:table-cell>
          <table:table-cell office:value-type="float" office:value="220.8333">
            <text:p>220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6-01-19T08:00:00">
            <text:p>Tue Jan 19 08:00:00 2016</text:p>
          </table:table-cell>
          <table:table-cell office:value-type="float" office:value="250.6667">
            <text:p>250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01-19T09:00:00">
            <text:p>Tue Jan 19 09:00:00 2016</text:p>
          </table:table-cell>
          <table:table-cell office:value-type="float" office:value="119.0">
            <text:p>11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19T10:00:00">
            <text:p>Tue Jan 19 10:00:00 2016</text:p>
          </table:table-cell>
          <table:table-cell office:value-type="float" office:value="183.8333">
            <text:p>183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1-20T20:00:00">
            <text:p>Wed Jan 20 20:00:00 2016</text:p>
          </table:table-cell>
          <table:table-cell office:value-type="float" office:value="130.8333">
            <text:p>130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01-20T22:00:00">
            <text:p>Wed Jan 20 22:00:00 2016</text:p>
          </table:table-cell>
          <table:table-cell office:value-type="float" office:value="169.6667">
            <text:p>169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01-20T23:00:00">
            <text:p>Wed Jan 20 23:00:00 2016</text:p>
          </table:table-cell>
          <table:table-cell office:value-type="float" office:value="127.1667">
            <text:p>127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6-01-21T00:00:00">
            <text:p>Thu Jan 21 00:00:00 2016</text:p>
          </table:table-cell>
          <table:table-cell office:value-type="float" office:value="169.3333">
            <text:p>169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6-01-21T01:00:00">
            <text:p>Thu Jan 21 01:00:00 2016</text:p>
          </table:table-cell>
          <table:table-cell office:value-type="float" office:value="224.5">
            <text:p>224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01-21T02:00:00">
            <text:p>Thu Jan 21 02:00:00 2016</text:p>
          </table:table-cell>
          <table:table-cell office:value-type="float" office:value="224.0">
            <text:p>224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01-21T03:00:00">
            <text:p>Thu Jan 21 03:00:00 2016</text:p>
          </table:table-cell>
          <table:table-cell office:value-type="float" office:value="202.6667">
            <text:p>202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01-21T04:00:00">
            <text:p>Thu Jan 21 04:00:00 2016</text:p>
          </table:table-cell>
          <table:table-cell office:value-type="float" office:value="142.8333">
            <text:p>142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6-01-21T05:00:00">
            <text:p>Thu Jan 21 05:00:00 2016</text:p>
          </table:table-cell>
          <table:table-cell office:value-type="float" office:value="199.1667">
            <text:p>199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01-21T06:00:00">
            <text:p>Thu Jan 21 06:00:00 2016</text:p>
          </table:table-cell>
          <table:table-cell office:value-type="float" office:value="158.8333">
            <text:p>158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01-21T20:00:00">
            <text:p>Thu Jan 21 20:00:00 2016</text:p>
          </table:table-cell>
          <table:table-cell office:value-type="float" office:value="150.5">
            <text:p>150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01-21T21:00:00">
            <text:p>Thu Jan 21 21:00:00 2016</text:p>
          </table:table-cell>
          <table:table-cell office:value-type="float" office:value="272.8333">
            <text:p>272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1-21T22:00:00">
            <text:p>Thu Jan 21 22:00:00 2016</text:p>
          </table:table-cell>
          <table:table-cell office:value-type="float" office:value="190.1667">
            <text:p>190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1-21T23:00:00">
            <text:p>Thu Jan 21 23:00:00 2016</text:p>
          </table:table-cell>
          <table:table-cell office:value-type="float" office:value="177.5">
            <text:p>177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01-22T00:00:00">
            <text:p>Fri Jan 22 00:00:00 2016</text:p>
          </table:table-cell>
          <table:table-cell office:value-type="float" office:value="233.3333">
            <text:p>233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01-22T01:00:00">
            <text:p>Fri Jan 22 01:00:00 2016</text:p>
          </table:table-cell>
          <table:table-cell office:value-type="float" office:value="201.5">
            <text:p>201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01-22T02:00:00">
            <text:p>Fri Jan 22 02:00:00 2016</text:p>
          </table:table-cell>
          <table:table-cell office:value-type="float" office:value="143.6667">
            <text:p>143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6-01-22T20:00:00">
            <text:p>Fri Jan 22 20:00:00 2016</text:p>
          </table:table-cell>
          <table:table-cell office:value-type="float" office:value="228.0">
            <text:p>228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2T21:00:00">
            <text:p>Fri Jan 22 21:00:00 2016</text:p>
          </table:table-cell>
          <table:table-cell office:value-type="float" office:value="175.0">
            <text:p>17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01-22T22:00:00">
            <text:p>Fri Jan 22 22:00:00 2016</text:p>
          </table:table-cell>
          <table:table-cell office:value-type="float" office:value="179.6667">
            <text:p>179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01-22T23:00:00">
            <text:p>Fri Jan 22 23:00:00 2016</text:p>
          </table:table-cell>
          <table:table-cell office:value-type="float" office:value="152.5">
            <text:p>152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01-23T00:00:00">
            <text:p>Sat Jan 23 00:00:00 2016</text:p>
          </table:table-cell>
          <table:table-cell office:value-type="float" office:value="138.0">
            <text:p>138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23T19:00:00">
            <text:p>Sat Jan 23 19:00:00 2016</text:p>
          </table:table-cell>
          <table:table-cell office:value-type="float" office:value="238.3333">
            <text:p>238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3T20:00:00">
            <text:p>Sat Jan 23 20:00:00 2016</text:p>
          </table:table-cell>
          <table:table-cell office:value-type="float" office:value="228.3333">
            <text:p>228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01-23T21:00:00">
            <text:p>Sat Jan 23 21:00:00 2016</text:p>
          </table:table-cell>
          <table:table-cell office:value-type="float" office:value="175.3333">
            <text:p>175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01-23T22:00:00">
            <text:p>Sat Jan 23 22:00:00 2016</text:p>
          </table:table-cell>
          <table:table-cell office:value-type="float" office:value="174.1667">
            <text:p>17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01-23T23:00:00">
            <text:p>Sat Jan 23 23:00:00 2016</text:p>
          </table:table-cell>
          <table:table-cell office:value-type="float" office:value="169.0">
            <text:p>169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01-24T00:00:00">
            <text:p>Sun Jan 24 00:00:00 2016</text:p>
          </table:table-cell>
          <table:table-cell office:value-type="float" office:value="196.1667">
            <text:p>196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01-24T01:00:00">
            <text:p>Sun Jan 24 01:00:00 2016</text:p>
          </table:table-cell>
          <table:table-cell office:value-type="float" office:value="209.0">
            <text:p>209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01-24T02:00:00">
            <text:p>Sun Jan 24 02:00:00 2016</text:p>
          </table:table-cell>
          <table:table-cell office:value-type="float" office:value="215.3333">
            <text:p>215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1-24T03:00:00">
            <text:p>Sun Jan 24 03:00:00 2016</text:p>
          </table:table-cell>
          <table:table-cell office:value-type="float" office:value="247.6667">
            <text:p>247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24T04:00:00">
            <text:p>Sun Jan 24 04:00:00 2016</text:p>
          </table:table-cell>
          <table:table-cell office:value-type="float" office:value="158.8333">
            <text:p>158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01-24T05:00:00">
            <text:p>Sun Jan 24 05:00:00 2016</text:p>
          </table:table-cell>
          <table:table-cell office:value-type="float" office:value="175.0">
            <text:p>175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01-24T19:00:00">
            <text:p>Sun Jan 24 19:00:00 2016</text:p>
          </table:table-cell>
          <table:table-cell office:value-type="float" office:value="248.3333">
            <text:p>248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01-24T20:00:00">
            <text:p>Sun Jan 24 20:00:00 2016</text:p>
          </table:table-cell>
          <table:table-cell office:value-type="float" office:value="187.0">
            <text:p>187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4T21:00:00">
            <text:p>Sun Jan 24 21:00:00 2016</text:p>
          </table:table-cell>
          <table:table-cell office:value-type="float" office:value="202.8333">
            <text:p>202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1-24T22:00:00">
            <text:p>Sun Jan 24 22:00:00 2016</text:p>
          </table:table-cell>
          <table:table-cell office:value-type="float" office:value="84.6667">
            <text:p>84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01-24T23:00:00">
            <text:p>Sun Jan 24 23:00:00 2016</text:p>
          </table:table-cell>
          <table:table-cell office:value-type="float" office:value="232.3333">
            <text:p>23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5T00:00:00">
            <text:p>Mon Jan 25 00:00:00 2016</text:p>
          </table:table-cell>
          <table:table-cell office:value-type="float" office:value="124.0">
            <text:p>124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01-25T20:00:00">
            <text:p>Mon Jan 25 20:00:00 2016</text:p>
          </table:table-cell>
          <table:table-cell office:value-type="float" office:value="218.0">
            <text:p>218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01-25T21:00:00">
            <text:p>Mon Jan 25 21:00:00 2016</text:p>
          </table:table-cell>
          <table:table-cell office:value-type="float" office:value="126.8333">
            <text:p>126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01-26T01:00:00">
            <text:p>Tue Jan 26 01:00:00 2016</text:p>
          </table:table-cell>
          <table:table-cell office:value-type="float" office:value="218.0">
            <text:p>218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01-26T02:00:00">
            <text:p>Tue Jan 26 02:00:00 2016</text:p>
          </table:table-cell>
          <table:table-cell office:value-type="float" office:value="114.1667">
            <text:p>114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01-26T03:00:00">
            <text:p>Tue Jan 26 03:00:00 2016</text:p>
          </table:table-cell>
          <table:table-cell office:value-type="float" office:value="127.0">
            <text:p>127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01-26T04:00:00">
            <text:p>Tue Jan 26 04:00:00 2016</text:p>
          </table:table-cell>
          <table:table-cell office:value-type="float" office:value="206.5">
            <text:p>206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6-01-26T05:00:00">
            <text:p>Tue Jan 26 05:00:00 2016</text:p>
          </table:table-cell>
          <table:table-cell office:value-type="float" office:value="190.5">
            <text:p>190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6-01-26T06:00:00">
            <text:p>Tue Jan 26 06:00:00 2016</text:p>
          </table:table-cell>
          <table:table-cell office:value-type="float" office:value="150.8333">
            <text:p>150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6-01-26T07:00:00">
            <text:p>Tue Jan 26 07:00:00 2016</text:p>
          </table:table-cell>
          <table:table-cell office:value-type="float" office:value="110.8333">
            <text:p>110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6-01-26T08:00:00">
            <text:p>Tue Jan 26 08:00:00 2016</text:p>
          </table:table-cell>
          <table:table-cell office:value-type="float" office:value="270.5">
            <text:p>270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1-26T09:00:00">
            <text:p>Tue Jan 26 09:00:00 2016</text:p>
          </table:table-cell>
          <table:table-cell office:value-type="float" office:value="191.6667">
            <text:p>191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01-27T20:00:00">
            <text:p>Wed Jan 27 20:00:00 2016</text:p>
          </table:table-cell>
          <table:table-cell office:value-type="float" office:value="204.0">
            <text:p>204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01-27T21:00:00">
            <text:p>Wed Jan 27 21:00:00 2016</text:p>
          </table:table-cell>
          <table:table-cell office:value-type="float" office:value="198.0">
            <text:p>198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01-27T22:00:00">
            <text:p>Wed Jan 27 22:00:00 2016</text:p>
          </table:table-cell>
          <table:table-cell office:value-type="float" office:value="136.0">
            <text:p>136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27T23:00:00">
            <text:p>Wed Jan 27 23:00:00 2016</text:p>
          </table:table-cell>
          <table:table-cell office:value-type="float" office:value="138.1667">
            <text:p>138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01-28T21:00:00">
            <text:p>Thu Jan 28 21:00:00 2016</text:p>
          </table:table-cell>
          <table:table-cell office:value-type="float" office:value="225.8333">
            <text:p>22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28T22:00:00">
            <text:p>Thu Jan 28 22:00:00 2016</text:p>
          </table:table-cell>
          <table:table-cell office:value-type="float" office:value="187.6667">
            <text:p>18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01-28T23:00:00">
            <text:p>Thu Jan 28 23:00:00 2016</text:p>
          </table:table-cell>
          <table:table-cell office:value-type="float" office:value="160.3333">
            <text:p>160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01-29T00:00:00">
            <text:p>Fri Jan 29 00:00:00 2016</text:p>
          </table:table-cell>
          <table:table-cell office:value-type="float" office:value="139.1667">
            <text:p>139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01-29T01:00:00">
            <text:p>Fri Jan 29 01:00:00 2016</text:p>
          </table:table-cell>
          <table:table-cell office:value-type="float" office:value="126.8333">
            <text:p>126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29T02:00:00">
            <text:p>Fri Jan 29 02:00:00 2016</text:p>
          </table:table-cell>
          <table:table-cell office:value-type="float" office:value="109.8333">
            <text:p>109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1-29T20:00:00">
            <text:p>Fri Jan 29 20:00:00 2016</text:p>
          </table:table-cell>
          <table:table-cell office:value-type="float" office:value="169.6667">
            <text:p>169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01-29T21:00:00">
            <text:p>Fri Jan 29 21:00:00 2016</text:p>
          </table:table-cell>
          <table:table-cell office:value-type="float" office:value="198.5">
            <text:p>198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29T22:00:00">
            <text:p>Fri Jan 29 22:00:00 2016</text:p>
          </table:table-cell>
          <table:table-cell office:value-type="float" office:value="152.5">
            <text:p>152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01-30T00:00:00">
            <text:p>Sat Jan 30 00:00:00 2016</text:p>
          </table:table-cell>
          <table:table-cell office:value-type="float" office:value="181.0">
            <text:p>181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01-30T01:00:00">
            <text:p>Sat Jan 30 01:00:00 2016</text:p>
          </table:table-cell>
          <table:table-cell office:value-type="float" office:value="146.5">
            <text:p>146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6-01-30T02:00:00">
            <text:p>Sat Jan 30 02:00:00 2016</text:p>
          </table:table-cell>
          <table:table-cell office:value-type="float" office:value="119.0">
            <text:p>119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6-01-30T03:00:00">
            <text:p>Sat Jan 30 03:00:00 2016</text:p>
          </table:table-cell>
          <table:table-cell office:value-type="float" office:value="141.0">
            <text:p>141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01-30T08:00:00">
            <text:p>Sat Jan 30 08:00:00 2016</text:p>
          </table:table-cell>
          <table:table-cell office:value-type="float" office:value="218.3333">
            <text:p>218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1-30T20:00:00">
            <text:p>Sat Jan 30 20:00:00 2016</text:p>
          </table:table-cell>
          <table:table-cell office:value-type="float" office:value="252.0">
            <text:p>252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1-30T21:00:00">
            <text:p>Sat Jan 30 21:00:00 2016</text:p>
          </table:table-cell>
          <table:table-cell office:value-type="float" office:value="165.0">
            <text:p>165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30T22:00:00">
            <text:p>Sat Jan 30 22:00:00 2016</text:p>
          </table:table-cell>
          <table:table-cell office:value-type="float" office:value="133.5">
            <text:p>13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1-30T23:00:00">
            <text:p>Sat Jan 30 23:00:00 2016</text:p>
          </table:table-cell>
          <table:table-cell office:value-type="float" office:value="132.5">
            <text:p>132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31T00:00:00">
            <text:p>Sun Jan 31 00:00:00 2016</text:p>
          </table:table-cell>
          <table:table-cell office:value-type="float" office:value="136.5">
            <text:p>13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31T01:00:00">
            <text:p>Sun Jan 31 01:00:00 2016</text:p>
          </table:table-cell>
          <table:table-cell office:value-type="float" office:value="181.1667">
            <text:p>181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1-31T02:00:00">
            <text:p>Sun Jan 31 02:00:00 2016</text:p>
          </table:table-cell>
          <table:table-cell office:value-type="float" office:value="168.1667">
            <text:p>168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01-31T03:00:00">
            <text:p>Sun Jan 31 03:00:00 2016</text:p>
          </table:table-cell>
          <table:table-cell office:value-type="float" office:value="165.5">
            <text:p>165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6-01-31T20:00:00">
            <text:p>Sun Jan 31 20:00:00 2016</text:p>
          </table:table-cell>
          <table:table-cell office:value-type="float" office:value="159.8333">
            <text:p>159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6-01-31T21:00:00">
            <text:p>Sun Jan 31 21:00:00 2016</text:p>
          </table:table-cell>
          <table:table-cell office:value-type="float" office:value="159.0">
            <text:p>159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01-31T22:00:00">
            <text:p>Sun Jan 31 22:00:00 2016</text:p>
          </table:table-cell>
          <table:table-cell office:value-type="float" office:value="195.5">
            <text:p>195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6-01-31T23:00:00">
            <text:p>Sun Jan 31 23:00:00 2016</text:p>
          </table:table-cell>
          <table:table-cell office:value-type="float" office:value="170.3333">
            <text:p>170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6-02-01T00:00:00">
            <text:p>Mon Feb  1 00:00:00 2016</text:p>
          </table:table-cell>
          <table:table-cell office:value-type="float" office:value="161.6667">
            <text:p>161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02-01T19:00:00">
            <text:p>Mon Feb  1 19:00:00 2016</text:p>
          </table:table-cell>
          <table:table-cell office:value-type="float" office:value="250.6667">
            <text:p>250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6-02-01T20:00:00">
            <text:p>Mon Feb  1 20:00:00 2016</text:p>
          </table:table-cell>
          <table:table-cell office:value-type="float" office:value="220.1667">
            <text:p>220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2-01T21:00:00">
            <text:p>Mon Feb  1 21:00:00 2016</text:p>
          </table:table-cell>
          <table:table-cell office:value-type="float" office:value="169.1667">
            <text:p>169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02-01T22:00:00">
            <text:p>Mon Feb  1 22:00:00 2016</text:p>
          </table:table-cell>
          <table:table-cell office:value-type="float" office:value="198.6667">
            <text:p>198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6-02-01T23:00:00">
            <text:p>Mon Feb  1 23:00:00 2016</text:p>
          </table:table-cell>
          <table:table-cell office:value-type="float" office:value="188.0">
            <text:p>188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2-02T00:00:00">
            <text:p>Tue Feb  2 00:00:00 2016</text:p>
          </table:table-cell>
          <table:table-cell office:value-type="float" office:value="240.8333">
            <text:p>240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2-02T01:00:00">
            <text:p>Tue Feb  2 01:00:00 2016</text:p>
          </table:table-cell>
          <table:table-cell office:value-type="float" office:value="162.5">
            <text:p>162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02-02T02:00:00">
            <text:p>Tue Feb  2 02:00:00 2016</text:p>
          </table:table-cell>
          <table:table-cell office:value-type="float" office:value="219.6667">
            <text:p>219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02-02T03:00:00">
            <text:p>Tue Feb  2 03:00:00 2016</text:p>
          </table:table-cell>
          <table:table-cell office:value-type="float" office:value="192.3333">
            <text:p>192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02-02T20:00:00">
            <text:p>Tue Feb  2 20:00:00 2016</text:p>
          </table:table-cell>
          <table:table-cell office:value-type="float" office:value="191.6667">
            <text:p>191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02-02T21:00:00">
            <text:p>Tue Feb  2 21:00:00 2016</text:p>
          </table:table-cell>
          <table:table-cell office:value-type="float" office:value="156.0">
            <text:p>156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6-02-02T22:00:00">
            <text:p>Tue Feb  2 22:00:00 2016</text:p>
          </table:table-cell>
          <table:table-cell office:value-type="float" office:value="135.1667">
            <text:p>135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2-02T23:00:00">
            <text:p>Tue Feb  2 23:00:00 2016</text:p>
          </table:table-cell>
          <table:table-cell office:value-type="float" office:value="145.0">
            <text:p>145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02-03T00:00:00">
            <text:p>Wed Feb  3 00:00:00 2016</text:p>
          </table:table-cell>
          <table:table-cell office:value-type="float" office:value="165.1667">
            <text:p>165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02-03T01:00:00">
            <text:p>Wed Feb  3 01:00:00 2016</text:p>
          </table:table-cell>
          <table:table-cell office:value-type="float" office:value="190.3333">
            <text:p>190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2-03T02:00:00">
            <text:p>Wed Feb  3 02:00:00 2016</text:p>
          </table:table-cell>
          <table:table-cell office:value-type="float" office:value="122.8333">
            <text:p>122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02-03T20:00:00">
            <text:p>Wed Feb  3 20:00:00 2016</text:p>
          </table:table-cell>
          <table:table-cell office:value-type="float" office:value="179.5">
            <text:p>179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02-03T21:00:00">
            <text:p>Wed Feb  3 21:00:00 2016</text:p>
          </table:table-cell>
          <table:table-cell office:value-type="float" office:value="173.8333">
            <text:p>173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6-02-03T22:00:00">
            <text:p>Wed Feb  3 22:00:00 2016</text:p>
          </table:table-cell>
          <table:table-cell office:value-type="float" office:value="212.1667">
            <text:p>212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02-03T23:00:00">
            <text:p>Wed Feb  3 23:00:00 2016</text:p>
          </table:table-cell>
          <table:table-cell office:value-type="float" office:value="187.3333">
            <text:p>187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02-04T00:00:00">
            <text:p>Thu Feb  4 00:00:00 2016</text:p>
          </table:table-cell>
          <table:table-cell office:value-type="float" office:value="277.5">
            <text:p>277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02-04T20:00:00">
            <text:p>Thu Feb  4 20:00:00 2016</text:p>
          </table:table-cell>
          <table:table-cell office:value-type="float" office:value="193.6667">
            <text:p>193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2-05T21:00:00">
            <text:p>Fri Feb  5 21:00:00 2016</text:p>
          </table:table-cell>
          <table:table-cell office:value-type="float" office:value="220.6667">
            <text:p>220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6-02-05T22:00:00">
            <text:p>Fri Feb  5 22:00:00 2016</text:p>
          </table:table-cell>
          <table:table-cell office:value-type="float" office:value="206.6667">
            <text:p>206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02-05T23:00:00">
            <text:p>Fri Feb  5 23:00:00 2016</text:p>
          </table:table-cell>
          <table:table-cell office:value-type="float" office:value="213.3333">
            <text:p>213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02-06T00:00:00">
            <text:p>Sat Feb  6 00:00:00 2016</text:p>
          </table:table-cell>
          <table:table-cell office:value-type="float" office:value="224.0">
            <text:p>22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02-08T23:00:00">
            <text:p>Mon Feb  8 23:00:00 2016</text:p>
          </table:table-cell>
          <table:table-cell office:value-type="float" office:value="179.5">
            <text:p>179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02-09T01:00:00">
            <text:p>Tue Feb  9 01:00:00 2016</text:p>
          </table:table-cell>
          <table:table-cell office:value-type="float" office:value="172.3333">
            <text:p>172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02-09T02:00:00">
            <text:p>Tue Feb  9 02:00:00 2016</text:p>
          </table:table-cell>
          <table:table-cell office:value-type="float" office:value="220.3333">
            <text:p>220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02-09T03:00:00">
            <text:p>Tue Feb  9 03:00:00 2016</text:p>
          </table:table-cell>
          <table:table-cell office:value-type="float" office:value="142.3333">
            <text:p>142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02-09T20:00:00">
            <text:p>Tue Feb  9 20:00:00 2016</text:p>
          </table:table-cell>
          <table:table-cell office:value-type="float" office:value="294.6667">
            <text:p>294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6-02-23T09:00:00">
            <text:p>Tue Feb 23 09:00:00 2016</text:p>
          </table:table-cell>
          <table:table-cell office:value-type="float" office:value="187.5">
            <text:p>187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02-29T23:00:00">
            <text:p>Mon Feb 29 23:00:00 2016</text:p>
          </table:table-cell>
          <table:table-cell office:value-type="float" office:value="215.1667">
            <text:p>215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03-01T00:00:00">
            <text:p>Tue Mar  1 00:00:00 2016</text:p>
          </table:table-cell>
          <table:table-cell office:value-type="float" office:value="232.1667">
            <text:p>232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03-01T21:00:00">
            <text:p>Tue Mar  1 21:00:00 2016</text:p>
          </table:table-cell>
          <table:table-cell office:value-type="float" office:value="176.0">
            <text:p>176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3-01T22:00:00">
            <text:p>Tue Mar  1 22:00:00 2016</text:p>
          </table:table-cell>
          <table:table-cell office:value-type="float" office:value="193.3333">
            <text:p>193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3-01T23:00:00">
            <text:p>Tue Mar  1 23:00:00 2016</text:p>
          </table:table-cell>
          <table:table-cell office:value-type="float" office:value="123.5">
            <text:p>123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3-03T22:00:00">
            <text:p>Thu Mar  3 22:00:00 2016</text:p>
          </table:table-cell>
          <table:table-cell office:value-type="float" office:value="164.6667">
            <text:p>164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6-03-03T23:00:00">
            <text:p>Thu Mar  3 23:00:00 2016</text:p>
          </table:table-cell>
          <table:table-cell office:value-type="float" office:value="88.1667">
            <text:p>88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03-11T23:00:00">
            <text:p>Fri Mar 11 23:00:00 2016</text:p>
          </table:table-cell>
          <table:table-cell office:value-type="float" office:value="127.0">
            <text:p>127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03-12T21:00:00">
            <text:p>Sat Mar 12 21:00:00 2016</text:p>
          </table:table-cell>
          <table:table-cell office:value-type="float" office:value="168.0">
            <text:p>168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03-24T21:00:00">
            <text:p>Thu Mar 24 21:00:00 2016</text:p>
          </table:table-cell>
          <table:table-cell office:value-type="float" office:value="181.1667">
            <text:p>181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03-24T22:00:00">
            <text:p>Thu Mar 24 22:00:00 2016</text:p>
          </table:table-cell>
          <table:table-cell office:value-type="float" office:value="219.5">
            <text:p>219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03-24T23:00:00">
            <text:p>Thu Mar 24 23:00:00 2016</text:p>
          </table:table-cell>
          <table:table-cell office:value-type="float" office:value="116.6667">
            <text:p>116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6-04-01T22:00:00">
            <text:p>Fri Apr  1 22:00:00 2016</text:p>
          </table:table-cell>
          <table:table-cell office:value-type="float" office:value="231.0">
            <text:p>231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6-09-16T04:00:00">
            <text:p>Fri Sep 16 04:00:00 2016</text:p>
          </table:table-cell>
          <table:table-cell office:value-type="float" office:value="137.1667">
            <text:p>137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9-16T06:00:00">
            <text:p>Fri Sep 16 06:00:00 2016</text:p>
          </table:table-cell>
          <table:table-cell office:value-type="float" office:value="170.0">
            <text:p>170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09-18T03:00:00">
            <text:p>Sun Sep 18 03:00:00 2016</text:p>
          </table:table-cell>
          <table:table-cell office:value-type="float" office:value="184.5">
            <text:p>184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09-18T04:00:00">
            <text:p>Sun Sep 18 04:00:00 2016</text:p>
          </table:table-cell>
          <table:table-cell office:value-type="float" office:value="168.8333">
            <text:p>168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9-27T21:00:00">
            <text:p>Tue Sep 27 21:00:00 2016</text:p>
          </table:table-cell>
          <table:table-cell office:value-type="float" office:value="245.5">
            <text:p>245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09-27T22:00:00">
            <text:p>Tue Sep 27 22:00:00 2016</text:p>
          </table:table-cell>
          <table:table-cell office:value-type="float" office:value="185.3333">
            <text:p>185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9-27T23:00:00">
            <text:p>Tue Sep 27 23:00:00 2016</text:p>
          </table:table-cell>
          <table:table-cell office:value-type="float" office:value="213.0">
            <text:p>213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6-10-04T00:00:00">
            <text:p>Tue Oct  4 00:00:00 2016</text:p>
          </table:table-cell>
          <table:table-cell office:value-type="float" office:value="213.8333">
            <text:p>213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10-04T21:00:00">
            <text:p>Tue Oct  4 21:00:00 2016</text:p>
          </table:table-cell>
          <table:table-cell office:value-type="float" office:value="223.6667">
            <text:p>223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0-04T22:00:00">
            <text:p>Tue Oct  4 22:00:00 2016</text:p>
          </table:table-cell>
          <table:table-cell office:value-type="float" office:value="215.3333">
            <text:p>215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10-04T23:00:00">
            <text:p>Tue Oct  4 23:00:00 2016</text:p>
          </table:table-cell>
          <table:table-cell office:value-type="float" office:value="184.3333">
            <text:p>184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10-06T22:00:00">
            <text:p>Thu Oct  6 22:00:00 2016</text:p>
          </table:table-cell>
          <table:table-cell office:value-type="float" office:value="172.1667">
            <text:p>17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07T21:00:00">
            <text:p>Fri Oct  7 21:00:00 2016</text:p>
          </table:table-cell>
          <table:table-cell office:value-type="float" office:value="215.1667">
            <text:p>215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0-15T22:00:00">
            <text:p>Sat Oct 15 22:00:00 2016</text:p>
          </table:table-cell>
          <table:table-cell office:value-type="float" office:value="166.5">
            <text:p>166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0-16T21:00:00">
            <text:p>Sun Oct 16 21:00:00 2016</text:p>
          </table:table-cell>
          <table:table-cell office:value-type="float" office:value="216.8333">
            <text:p>216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0-16T22:00:00">
            <text:p>Sun Oct 16 22:00:00 2016</text:p>
          </table:table-cell>
          <table:table-cell office:value-type="float" office:value="200.6667">
            <text:p>200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0-19T22:00:00">
            <text:p>Wed Oct 19 22:00:00 2016</text:p>
          </table:table-cell>
          <table:table-cell office:value-type="float" office:value="187.1667">
            <text:p>187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0-19T23:00:00">
            <text:p>Wed Oct 19 23:00:00 2016</text:p>
          </table:table-cell>
          <table:table-cell office:value-type="float" office:value="250.1667">
            <text:p>250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0-20T00:00:00">
            <text:p>Thu Oct 20 00:00:00 2016</text:p>
          </table:table-cell>
          <table:table-cell office:value-type="float" office:value="149.6667">
            <text:p>149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0-20T23:00:00">
            <text:p>Thu Oct 20 23:00:00 2016</text:p>
          </table:table-cell>
          <table:table-cell office:value-type="float" office:value="218.3333">
            <text:p>218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0-21T00:00:00">
            <text:p>Fri Oct 21 00:00:00 2016</text:p>
          </table:table-cell>
          <table:table-cell office:value-type="float" office:value="171.6667">
            <text:p>171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0-25T21:00:00">
            <text:p>Tue Oct 25 21:00:00 2016</text:p>
          </table:table-cell>
          <table:table-cell office:value-type="float" office:value="141.6667">
            <text:p>141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6-10-25T22:00:00">
            <text:p>Tue Oct 25 22:00:00 2016</text:p>
          </table:table-cell>
          <table:table-cell office:value-type="float" office:value="239.0">
            <text:p>239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6-10-25T23:00:00">
            <text:p>Tue Oct 25 23:00:00 2016</text:p>
          </table:table-cell>
          <table:table-cell office:value-type="float" office:value="227.8333">
            <text:p>227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6-10-26T00:00:00">
            <text:p>Wed Oct 26 00:00:00 2016</text:p>
          </table:table-cell>
          <table:table-cell office:value-type="float" office:value="225.8333">
            <text:p>225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10-26T01:00:00">
            <text:p>Wed Oct 26 01:00:00 2016</text:p>
          </table:table-cell>
          <table:table-cell office:value-type="float" office:value="176.3333">
            <text:p>176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0-26T02:00:00">
            <text:p>Wed Oct 26 02:00:00 2016</text:p>
          </table:table-cell>
          <table:table-cell office:value-type="float" office:value="145.1667">
            <text:p>145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6-10-26T20:00:00">
            <text:p>Wed Oct 26 20:00:00 2016</text:p>
          </table:table-cell>
          <table:table-cell office:value-type="float" office:value="239.8333">
            <text:p>239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0-26T21:00:00">
            <text:p>Wed Oct 26 21:00:00 2016</text:p>
          </table:table-cell>
          <table:table-cell office:value-type="float" office:value="200.1667">
            <text:p>200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0-26T22:00:00">
            <text:p>Wed Oct 26 22:00:00 2016</text:p>
          </table:table-cell>
          <table:table-cell office:value-type="float" office:value="193.3333">
            <text:p>193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0-26T23:00:00">
            <text:p>Wed Oct 26 23:00:00 2016</text:p>
          </table:table-cell>
          <table:table-cell office:value-type="float" office:value="223.6667">
            <text:p>223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0-27T00:00:00">
            <text:p>Thu Oct 27 00:00:00 2016</text:p>
          </table:table-cell>
          <table:table-cell office:value-type="float" office:value="209.1667">
            <text:p>20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0-27T01:00:00">
            <text:p>Thu Oct 27 01:00:00 2016</text:p>
          </table:table-cell>
          <table:table-cell office:value-type="float" office:value="212.1667">
            <text:p>212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0-27T02:00:00">
            <text:p>Thu Oct 27 02:00:00 2016</text:p>
          </table:table-cell>
          <table:table-cell office:value-type="float" office:value="212.0">
            <text:p>212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0-30T21:00:00">
            <text:p>Sun Oct 30 21:00:00 2016</text:p>
          </table:table-cell>
          <table:table-cell office:value-type="float" office:value="169.0">
            <text:p>169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0-30T22:00:00">
            <text:p>Sun Oct 30 22:00:00 2016</text:p>
          </table:table-cell>
          <table:table-cell office:value-type="float" office:value="195.8333">
            <text:p>195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31T21:00:00">
            <text:p>Mon Oct 31 21:00:00 2016</text:p>
          </table:table-cell>
          <table:table-cell office:value-type="float" office:value="198.5">
            <text:p>198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6-10-31T22:00:00">
            <text:p>Mon Oct 31 22:00:00 2016</text:p>
          </table:table-cell>
          <table:table-cell office:value-type="float" office:value="226.0">
            <text:p>226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1-01T20:00:00">
            <text:p>Tue Nov  1 20:00:00 2016</text:p>
          </table:table-cell>
          <table:table-cell office:value-type="float" office:value="207.8333">
            <text:p>207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1-02T20:00:00">
            <text:p>Wed Nov  2 20:00:00 2016</text:p>
          </table:table-cell>
          <table:table-cell office:value-type="float" office:value="212.3333">
            <text:p>212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1-02T21:00:00">
            <text:p>Wed Nov  2 21:00:00 2016</text:p>
          </table:table-cell>
          <table:table-cell office:value-type="float" office:value="158.6667">
            <text:p>158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6-11-02T22:00:00">
            <text:p>Wed Nov  2 22:00:00 2016</text:p>
          </table:table-cell>
          <table:table-cell office:value-type="float" office:value="149.5">
            <text:p>149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11-02T23:00:00">
            <text:p>Wed Nov  2 23:00:00 2016</text:p>
          </table:table-cell>
          <table:table-cell office:value-type="float" office:value="190.5">
            <text:p>190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6-11-03T00:00:00">
            <text:p>Thu Nov  3 00:00:00 2016</text:p>
          </table:table-cell>
          <table:table-cell office:value-type="float" office:value="171.2">
            <text:p>171.2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1-03T09:00:00">
            <text:p>Thu Nov  3 09:00:00 2016</text:p>
          </table:table-cell>
          <table:table-cell office:value-type="float" office:value="232.0">
            <text:p>232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6-11-03T10:00:00">
            <text:p>Thu Nov  3 10:00:00 2016</text:p>
          </table:table-cell>
          <table:table-cell office:value-type="float" office:value="120.0">
            <text:p>12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1-03T19:00:00">
            <text:p>Thu Nov  3 19:00:00 2016</text:p>
          </table:table-cell>
          <table:table-cell office:value-type="float" office:value="253.6667">
            <text:p>253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1-03T20:00:00">
            <text:p>Thu Nov  3 20:00:00 2016</text:p>
          </table:table-cell>
          <table:table-cell office:value-type="float" office:value="207.6667">
            <text:p>207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6-11-08T20:00:00">
            <text:p>Tue Nov  8 20:00:00 2016</text:p>
          </table:table-cell>
          <table:table-cell office:value-type="float" office:value="131.6667">
            <text:p>131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1-08T21:00:00">
            <text:p>Tue Nov  8 21:00:00 2016</text:p>
          </table:table-cell>
          <table:table-cell office:value-type="float" office:value="147.0">
            <text:p>147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11-08T22:00:00">
            <text:p>Tue Nov  8 22:00:00 2016</text:p>
          </table:table-cell>
          <table:table-cell office:value-type="float" office:value="149.8333">
            <text:p>149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6-11-08T23:00:00">
            <text:p>Tue Nov  8 23:00:00 2016</text:p>
          </table:table-cell>
          <table:table-cell office:value-type="float" office:value="139.3333">
            <text:p>139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11-11T22:00:00">
            <text:p>Fri Nov 11 22:00:00 2016</text:p>
          </table:table-cell>
          <table:table-cell office:value-type="float" office:value="199.1667">
            <text:p>19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1T23:00:00">
            <text:p>Fri Nov 11 23:00:00 2016</text:p>
          </table:table-cell>
          <table:table-cell office:value-type="float" office:value="143.6667">
            <text:p>143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11-12T00:00:00">
            <text:p>Sat Nov 12 00:00:00 2016</text:p>
          </table:table-cell>
          <table:table-cell office:value-type="float" office:value="139.3333">
            <text:p>139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6-11-12T01:00:00">
            <text:p>Sat Nov 12 01:00:00 2016</text:p>
          </table:table-cell>
          <table:table-cell office:value-type="float" office:value="174.1667">
            <text:p>174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12T02:00:00">
            <text:p>Sat Nov 12 02:00:00 2016</text:p>
          </table:table-cell>
          <table:table-cell office:value-type="float" office:value="155.8333">
            <text:p>155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11-12T19:00:00">
            <text:p>Sat Nov 12 19:00:00 2016</text:p>
          </table:table-cell>
          <table:table-cell office:value-type="float" office:value="197.0">
            <text:p>197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6-11-12T20:00:00">
            <text:p>Sat Nov 12 20:00:00 2016</text:p>
          </table:table-cell>
          <table:table-cell office:value-type="float" office:value="226.1667">
            <text:p>226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1-12T21:00:00">
            <text:p>Sat Nov 12 21:00:00 2016</text:p>
          </table:table-cell>
          <table:table-cell office:value-type="float" office:value="95.5">
            <text:p>95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1-12T22:00:00">
            <text:p>Sat Nov 12 22:00:00 2016</text:p>
          </table:table-cell>
          <table:table-cell office:value-type="float" office:value="129.8333">
            <text:p>129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2T23:00:00">
            <text:p>Sat Nov 12 23:00:00 2016</text:p>
          </table:table-cell>
          <table:table-cell office:value-type="float" office:value="133.5">
            <text:p>133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1-13T00:00:00">
            <text:p>Sun Nov 13 00:00:00 2016</text:p>
          </table:table-cell>
          <table:table-cell office:value-type="float" office:value="133.8333">
            <text:p>133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11-13T19:00:00">
            <text:p>Sun Nov 13 19:00:00 2016</text:p>
          </table:table-cell>
          <table:table-cell office:value-type="float" office:value="234.6667">
            <text:p>234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6-11-13T20:00:00">
            <text:p>Sun Nov 13 20:00:00 2016</text:p>
          </table:table-cell>
          <table:table-cell office:value-type="float" office:value="159.0">
            <text:p>159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13T21:00:00">
            <text:p>Sun Nov 13 21:00:00 2016</text:p>
          </table:table-cell>
          <table:table-cell office:value-type="float" office:value="111.5">
            <text:p>111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1-13T22:00:00">
            <text:p>Sun Nov 13 22:00:00 2016</text:p>
          </table:table-cell>
          <table:table-cell office:value-type="float" office:value="197.5">
            <text:p>197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1-13T23:00:00">
            <text:p>Sun Nov 13 23:00:00 2016</text:p>
          </table:table-cell>
          <table:table-cell office:value-type="float" office:value="188.6667">
            <text:p>188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1-14T00:00:00">
            <text:p>Mon Nov 14 00:00:00 2016</text:p>
          </table:table-cell>
          <table:table-cell office:value-type="float" office:value="158.8333">
            <text:p>158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11-14T01:00:00">
            <text:p>Mon Nov 14 01:00:00 2016</text:p>
          </table:table-cell>
          <table:table-cell office:value-type="float" office:value="196.3333">
            <text:p>196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1-14T02:00:00">
            <text:p>Mon Nov 14 02:00:00 2016</text:p>
          </table:table-cell>
          <table:table-cell office:value-type="float" office:value="142.6667">
            <text:p>14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14T21:00:00">
            <text:p>Mon Nov 14 21:00:00 2016</text:p>
          </table:table-cell>
          <table:table-cell office:value-type="float" office:value="216.1667">
            <text:p>216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14T22:00:00">
            <text:p>Mon Nov 14 22:00:00 2016</text:p>
          </table:table-cell>
          <table:table-cell office:value-type="float" office:value="167.0">
            <text:p>167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11-14T23:00:00">
            <text:p>Mon Nov 14 23:00:00 2016</text:p>
          </table:table-cell>
          <table:table-cell office:value-type="float" office:value="203.8333">
            <text:p>203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1-15T00:00:00">
            <text:p>Tue Nov 15 00:00:00 2016</text:p>
          </table:table-cell>
          <table:table-cell office:value-type="float" office:value="155.6667">
            <text:p>155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1-15T09:00:00">
            <text:p>Tue Nov 15 09:00:00 2016</text:p>
          </table:table-cell>
          <table:table-cell office:value-type="float" office:value="273.0">
            <text:p>27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1-15T10:00:00">
            <text:p>Tue Nov 15 10:00:00 2016</text:p>
          </table:table-cell>
          <table:table-cell office:value-type="float" office:value="190.0">
            <text:p>190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1-15T20:00:00">
            <text:p>Tue Nov 15 20:00:00 2016</text:p>
          </table:table-cell>
          <table:table-cell office:value-type="float" office:value="222.8333">
            <text:p>222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11-15T21:00:00">
            <text:p>Tue Nov 15 21:00:00 2016</text:p>
          </table:table-cell>
          <table:table-cell office:value-type="float" office:value="198.1667">
            <text:p>198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5T23:00:00">
            <text:p>Tue Nov 15 23:00:00 2016</text:p>
          </table:table-cell>
          <table:table-cell office:value-type="float" office:value="184.5">
            <text:p>184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1-16T00:00:00">
            <text:p>Wed Nov 16 00:00:00 2016</text:p>
          </table:table-cell>
          <table:table-cell office:value-type="float" office:value="256.8333">
            <text:p>256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6T08:00:00">
            <text:p>Wed Nov 16 08:00:00 2016</text:p>
          </table:table-cell>
          <table:table-cell office:value-type="float" office:value="259.6667">
            <text:p>259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6T19:00:00">
            <text:p>Wed Nov 16 19:00:00 2016</text:p>
          </table:table-cell>
          <table:table-cell office:value-type="float" office:value="229.1667">
            <text:p>229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1-16T20:00:00">
            <text:p>Wed Nov 16 20:00:00 2016</text:p>
          </table:table-cell>
          <table:table-cell office:value-type="float" office:value="174.8333">
            <text:p>174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1-16T21:00:00">
            <text:p>Wed Nov 16 21:00:00 2016</text:p>
          </table:table-cell>
          <table:table-cell office:value-type="float" office:value="189.6667">
            <text:p>189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1-16T22:00:00">
            <text:p>Wed Nov 16 22:00:00 2016</text:p>
          </table:table-cell>
          <table:table-cell office:value-type="float" office:value="192.0">
            <text:p>192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1-16T23:00:00">
            <text:p>Wed Nov 16 23:00:00 2016</text:p>
          </table:table-cell>
          <table:table-cell office:value-type="float" office:value="144.3333">
            <text:p>144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17T19:00:00">
            <text:p>Thu Nov 17 19:00:00 2016</text:p>
          </table:table-cell>
          <table:table-cell office:value-type="float" office:value="235.6667">
            <text:p>235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6-11-17T20:00:00">
            <text:p>Thu Nov 17 20:00:00 2016</text:p>
          </table:table-cell>
          <table:table-cell office:value-type="float" office:value="192.5">
            <text:p>192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11-17T21:00:00">
            <text:p>Thu Nov 17 21:00:00 2016</text:p>
          </table:table-cell>
          <table:table-cell office:value-type="float" office:value="207.3333">
            <text:p>207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11-17T22:00:00">
            <text:p>Thu Nov 17 22:00:00 2016</text:p>
          </table:table-cell>
          <table:table-cell office:value-type="float" office:value="186.0">
            <text:p>186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7T23:00:00">
            <text:p>Thu Nov 17 23:00:00 2016</text:p>
          </table:table-cell>
          <table:table-cell office:value-type="float" office:value="164.8333">
            <text:p>164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1-18T00:00:00">
            <text:p>Fri Nov 18 00:00:00 2016</text:p>
          </table:table-cell>
          <table:table-cell office:value-type="float" office:value="176.0">
            <text:p>176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11-18T01:00:00">
            <text:p>Fri Nov 18 01:00:00 2016</text:p>
          </table:table-cell>
          <table:table-cell office:value-type="float" office:value="157.0">
            <text:p>157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11-18T02:00:00">
            <text:p>Fri Nov 18 02:00:00 2016</text:p>
          </table:table-cell>
          <table:table-cell office:value-type="float" office:value="133.1667">
            <text:p>133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6-11-18T09:00:00">
            <text:p>Fri Nov 18 09:00:00 2016</text:p>
          </table:table-cell>
          <table:table-cell office:value-type="float" office:value="141.5">
            <text:p>141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18T19:00:00">
            <text:p>Fri Nov 18 19:00:00 2016</text:p>
          </table:table-cell>
          <table:table-cell office:value-type="float" office:value="212.3333">
            <text:p>212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1-18T20:00:00">
            <text:p>Fri Nov 18 20:00:00 2016</text:p>
          </table:table-cell>
          <table:table-cell office:value-type="float" office:value="184.3333">
            <text:p>18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18T21:00:00">
            <text:p>Fri Nov 18 21:00:00 2016</text:p>
          </table:table-cell>
          <table:table-cell office:value-type="float" office:value="124.5">
            <text:p>124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1-18T22:00:00">
            <text:p>Fri Nov 18 22:00:00 2016</text:p>
          </table:table-cell>
          <table:table-cell office:value-type="float" office:value="152.0">
            <text:p>152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1-18T23:00:00">
            <text:p>Fri Nov 18 23:00:00 2016</text:p>
          </table:table-cell>
          <table:table-cell office:value-type="float" office:value="127.1667">
            <text:p>127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19T01:00:00">
            <text:p>Sat Nov 19 01:00:00 2016</text:p>
          </table:table-cell>
          <table:table-cell office:value-type="float" office:value="136.3333">
            <text:p>136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11-19T02:00:00">
            <text:p>Sat Nov 19 02:00:00 2016</text:p>
          </table:table-cell>
          <table:table-cell office:value-type="float" office:value="223.8333">
            <text:p>223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11-19T03:00:00">
            <text:p>Sat Nov 19 03:00:00 2016</text:p>
          </table:table-cell>
          <table:table-cell office:value-type="float" office:value="222.3333">
            <text:p>222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11-19T21:00:00">
            <text:p>Sat Nov 19 21:00:00 2016</text:p>
          </table:table-cell>
          <table:table-cell office:value-type="float" office:value="187.6667">
            <text:p>187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6-11-19T22:00:00">
            <text:p>Sat Nov 19 22:00:00 2016</text:p>
          </table:table-cell>
          <table:table-cell office:value-type="float" office:value="273.1667">
            <text:p>27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1-19T23:00:00">
            <text:p>Sat Nov 19 23:00:00 2016</text:p>
          </table:table-cell>
          <table:table-cell office:value-type="float" office:value="230.1667">
            <text:p>230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1-20T00:00:00">
            <text:p>Sun Nov 20 00:00:00 2016</text:p>
          </table:table-cell>
          <table:table-cell office:value-type="float" office:value="168.0">
            <text:p>168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11-20T21:00:00">
            <text:p>Sun Nov 20 21:00:00 2016</text:p>
          </table:table-cell>
          <table:table-cell office:value-type="float" office:value="176.3333">
            <text:p>176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1-21T08:00:00">
            <text:p>Mon Nov 21 08:00:00 2016</text:p>
          </table:table-cell>
          <table:table-cell office:value-type="float" office:value="250.8333">
            <text:p>250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1-21T11:00:00">
            <text:p>Mon Nov 21 11:00:00 2016</text:p>
          </table:table-cell>
          <table:table-cell office:value-type="float" office:value="180.8333">
            <text:p>180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11-23T18:00:00">
            <text:p>Wed Nov 23 18:00:00 2016</text:p>
          </table:table-cell>
          <table:table-cell office:value-type="float" office:value="271.1667">
            <text:p>271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11-23T21:00:00">
            <text:p>Wed Nov 23 21:00:00 2016</text:p>
          </table:table-cell>
          <table:table-cell office:value-type="float" office:value="193.0">
            <text:p>193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1-25T22:00:00">
            <text:p>Fri Nov 25 22:00:00 2016</text:p>
          </table:table-cell>
          <table:table-cell office:value-type="float" office:value="229.3333">
            <text:p>229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6-11-27T19:00:00">
            <text:p>Sun Nov 27 19:00:00 2016</text:p>
          </table:table-cell>
          <table:table-cell office:value-type="float" office:value="144.5">
            <text:p>144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11-27T20:00:00">
            <text:p>Sun Nov 27 20:00:00 2016</text:p>
          </table:table-cell>
          <table:table-cell office:value-type="float" office:value="111.6667">
            <text:p>111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6-11-27T21:00:00">
            <text:p>Sun Nov 27 21:00:00 2016</text:p>
          </table:table-cell>
          <table:table-cell office:value-type="float" office:value="207.5">
            <text:p>207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11-28T10:00:00">
            <text:p>Mon Nov 28 10:00:00 2016</text:p>
          </table:table-cell>
          <table:table-cell office:value-type="float" office:value="85.1667">
            <text:p>85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6-11-28T11:00:00">
            <text:p>Mon Nov 28 11:00:00 2016</text:p>
          </table:table-cell>
          <table:table-cell office:value-type="float" office:value="124.1667">
            <text:p>124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6-11-29T19:00:00">
            <text:p>Tue Nov 29 19:00:00 2016</text:p>
          </table:table-cell>
          <table:table-cell office:value-type="float" office:value="231.1667">
            <text:p>231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6-11-29T20:00:00">
            <text:p>Tue Nov 29 20:00:00 2016</text:p>
          </table:table-cell>
          <table:table-cell office:value-type="float" office:value="224.3333">
            <text:p>224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2-10T23:00:00">
            <text:p>Sat Dec 10 23:00:00 2016</text:p>
          </table:table-cell>
          <table:table-cell office:value-type="float" office:value="191.8333">
            <text:p>191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11T00:00:00">
            <text:p>Sun Dec 11 00:00:00 2016</text:p>
          </table:table-cell>
          <table:table-cell office:value-type="float" office:value="160.3333">
            <text:p>160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2-11T16:00:00">
            <text:p>Sun Dec 11 16:00:00 2016</text:p>
          </table:table-cell>
          <table:table-cell office:value-type="float" office:value="134.5">
            <text:p>134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6-12-11T17:00:00">
            <text:p>Sun Dec 11 17:00:00 2016</text:p>
          </table:table-cell>
          <table:table-cell office:value-type="float" office:value="162.5">
            <text:p>162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6-12-11T18:00:00">
            <text:p>Sun Dec 11 18:00:00 2016</text:p>
          </table:table-cell>
          <table:table-cell office:value-type="float" office:value="235.5">
            <text:p>235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6-12-11T19:00:00">
            <text:p>Sun Dec 11 19:00:00 2016</text:p>
          </table:table-cell>
          <table:table-cell office:value-type="float" office:value="238.1667">
            <text:p>238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12-11T20:00:00">
            <text:p>Sun Dec 11 20:00:00 2016</text:p>
          </table:table-cell>
          <table:table-cell office:value-type="float" office:value="216.3333">
            <text:p>216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2-11T21:00:00">
            <text:p>Sun Dec 11 21:00:00 2016</text:p>
          </table:table-cell>
          <table:table-cell office:value-type="float" office:value="123.8333">
            <text:p>123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11T22:00:00">
            <text:p>Sun Dec 11 22:00:00 2016</text:p>
          </table:table-cell>
          <table:table-cell office:value-type="float" office:value="247.5">
            <text:p>247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2-11T23:00:00">
            <text:p>Sun Dec 11 23:00:00 2016</text:p>
          </table:table-cell>
          <table:table-cell office:value-type="float" office:value="180.6667">
            <text:p>180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12T00:00:00">
            <text:p>Mon Dec 12 00:00:00 2016</text:p>
          </table:table-cell>
          <table:table-cell office:value-type="float" office:value="172.8333">
            <text:p>172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12-12T01:00:00">
            <text:p>Mon Dec 12 01:00:00 2016</text:p>
          </table:table-cell>
          <table:table-cell office:value-type="float" office:value="218.6667">
            <text:p>218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12T19:00:00">
            <text:p>Mon Dec 12 19:00:00 2016</text:p>
          </table:table-cell>
          <table:table-cell office:value-type="float" office:value="230.6667">
            <text:p>23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12T20:00:00">
            <text:p>Mon Dec 12 20:00:00 2016</text:p>
          </table:table-cell>
          <table:table-cell office:value-type="float" office:value="202.0">
            <text:p>202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12T21:00:00">
            <text:p>Mon Dec 12 21:00:00 2016</text:p>
          </table:table-cell>
          <table:table-cell office:value-type="float" office:value="196.5">
            <text:p>196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2-12T22:00:00">
            <text:p>Mon Dec 12 22:00:00 2016</text:p>
          </table:table-cell>
          <table:table-cell office:value-type="float" office:value="222.0">
            <text:p>222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12-12T23:00:00">
            <text:p>Mon Dec 12 23:00:00 2016</text:p>
          </table:table-cell>
          <table:table-cell office:value-type="float" office:value="191.8333">
            <text:p>191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6-12-13T00:00:00">
            <text:p>Tue Dec 13 00:00:00 2016</text:p>
          </table:table-cell>
          <table:table-cell office:value-type="float" office:value="164.3333">
            <text:p>164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13T01:00:00">
            <text:p>Tue Dec 13 01:00:00 2016</text:p>
          </table:table-cell>
          <table:table-cell office:value-type="float" office:value="179.1667">
            <text:p>179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2-13T21:00:00">
            <text:p>Tue Dec 13 21:00:00 2016</text:p>
          </table:table-cell>
          <table:table-cell office:value-type="float" office:value="220.5">
            <text:p>220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13T22:00:00">
            <text:p>Tue Dec 13 22:00:00 2016</text:p>
          </table:table-cell>
          <table:table-cell office:value-type="float" office:value="211.5">
            <text:p>211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13T23:00:00">
            <text:p>Tue Dec 13 23:00:00 2016</text:p>
          </table:table-cell>
          <table:table-cell office:value-type="float" office:value="142.0">
            <text:p>142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12-14T00:00:00">
            <text:p>Wed Dec 14 00:00:00 2016</text:p>
          </table:table-cell>
          <table:table-cell office:value-type="float" office:value="149.8333">
            <text:p>149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2-14T01:00:00">
            <text:p>Wed Dec 14 01:00:00 2016</text:p>
          </table:table-cell>
          <table:table-cell office:value-type="float" office:value="139.0">
            <text:p>139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2-14T02:00:00">
            <text:p>Wed Dec 14 02:00:00 2016</text:p>
          </table:table-cell>
          <table:table-cell office:value-type="float" office:value="160.8333">
            <text:p>160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6-12-14T10:00:00">
            <text:p>Wed Dec 14 10:00:00 2016</text:p>
          </table:table-cell>
          <table:table-cell office:value-type="float" office:value="181.8333">
            <text:p>181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14T11:00:00">
            <text:p>Wed Dec 14 11:00:00 2016</text:p>
          </table:table-cell>
          <table:table-cell office:value-type="float" office:value="141.8333">
            <text:p>141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12-16T23:00:00">
            <text:p>Fri Dec 16 23:00:00 2016</text:p>
          </table:table-cell>
          <table:table-cell office:value-type="float" office:value="154.0">
            <text:p>154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2-17T00:00:00">
            <text:p>Sat Dec 17 00:00:00 2016</text:p>
          </table:table-cell>
          <table:table-cell office:value-type="float" office:value="215.3333">
            <text:p>21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17T20:00:00">
            <text:p>Sat Dec 17 20:00:00 2016</text:p>
          </table:table-cell>
          <table:table-cell office:value-type="float" office:value="219.6667">
            <text:p>219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2-17T21:00:00">
            <text:p>Sat Dec 17 21:00:00 2016</text:p>
          </table:table-cell>
          <table:table-cell office:value-type="float" office:value="204.6667">
            <text:p>204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2-18T22:00:00">
            <text:p>Sun Dec 18 22:00:00 2016</text:p>
          </table:table-cell>
          <table:table-cell office:value-type="float" office:value="153.0">
            <text:p>153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6-12-20T03:00:00">
            <text:p>Tue Dec 20 03:00:00 2016</text:p>
          </table:table-cell>
          <table:table-cell office:value-type="float" office:value="83.0">
            <text:p>83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6-12-20T04:00:00">
            <text:p>Tue Dec 20 04:00:00 2016</text:p>
          </table:table-cell>
          <table:table-cell office:value-type="float" office:value="190.0">
            <text:p>190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6-12-20T05:00:00">
            <text:p>Tue Dec 20 05:00:00 2016</text:p>
          </table:table-cell>
          <table:table-cell office:value-type="float" office:value="261.5">
            <text:p>261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12-20T08:00:00">
            <text:p>Tue Dec 20 08:00:00 2016</text:p>
          </table:table-cell>
          <table:table-cell office:value-type="float" office:value="165.0">
            <text:p>165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12-20T09:00:00">
            <text:p>Tue Dec 20 09:00:00 2016</text:p>
          </table:table-cell>
          <table:table-cell office:value-type="float" office:value="151.1667">
            <text:p>151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0T10:00:00">
            <text:p>Tue Dec 20 10:00:00 2016</text:p>
          </table:table-cell>
          <table:table-cell office:value-type="float" office:value="160.3333">
            <text:p>160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2-20T21:00:00">
            <text:p>Tue Dec 20 21:00:00 2016</text:p>
          </table:table-cell>
          <table:table-cell office:value-type="float" office:value="98.3333">
            <text:p>98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0T22:00:00">
            <text:p>Tue Dec 20 22:00:00 2016</text:p>
          </table:table-cell>
          <table:table-cell office:value-type="float" office:value="92.5">
            <text:p>92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1T00:00:00">
            <text:p>Wed Dec 21 00:00:00 2016</text:p>
          </table:table-cell>
          <table:table-cell office:value-type="float" office:value="227.1667">
            <text:p>22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1T01:00:00">
            <text:p>Wed Dec 21 01:00:00 2016</text:p>
          </table:table-cell>
          <table:table-cell office:value-type="float" office:value="147.3333">
            <text:p>14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1T02:00:00">
            <text:p>Wed Dec 21 02:00:00 2016</text:p>
          </table:table-cell>
          <table:table-cell office:value-type="float" office:value="145.1667">
            <text:p>145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6-12-21T03:00:00">
            <text:p>Wed Dec 21 03:00:00 2016</text:p>
          </table:table-cell>
          <table:table-cell office:value-type="float" office:value="206.3333">
            <text:p>206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21T04:00:00">
            <text:p>Wed Dec 21 04:00:00 2016</text:p>
          </table:table-cell>
          <table:table-cell office:value-type="float" office:value="204.6667">
            <text:p>204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21T20:00:00">
            <text:p>Wed Dec 21 20:00:00 2016</text:p>
          </table:table-cell>
          <table:table-cell office:value-type="float" office:value="201.6667">
            <text:p>201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2-21T21:00:00">
            <text:p>Wed Dec 21 21:00:00 2016</text:p>
          </table:table-cell>
          <table:table-cell office:value-type="float" office:value="181.1667">
            <text:p>181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1T22:00:00">
            <text:p>Wed Dec 21 22:00:00 2016</text:p>
          </table:table-cell>
          <table:table-cell office:value-type="float" office:value="155.0">
            <text:p>155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1T23:00:00">
            <text:p>Wed Dec 21 23:00:00 2016</text:p>
          </table:table-cell>
          <table:table-cell office:value-type="float" office:value="177.3333">
            <text:p>177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22T03:00:00">
            <text:p>Thu Dec 22 03:00:00 2016</text:p>
          </table:table-cell>
          <table:table-cell office:value-type="float" office:value="116.5">
            <text:p>116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6-12-22T04:00:00">
            <text:p>Thu Dec 22 04:00:00 2016</text:p>
          </table:table-cell>
          <table:table-cell office:value-type="float" office:value="134.5">
            <text:p>134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6-12-22T05:00:00">
            <text:p>Thu Dec 22 05:00:00 2016</text:p>
          </table:table-cell>
          <table:table-cell office:value-type="float" office:value="225.1667">
            <text:p>225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2-22T06:00:00">
            <text:p>Thu Dec 22 06:00:00 2016</text:p>
          </table:table-cell>
          <table:table-cell office:value-type="float" office:value="98.0">
            <text:p>98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12-22T09:00:00">
            <text:p>Thu Dec 22 09:00:00 2016</text:p>
          </table:table-cell>
          <table:table-cell office:value-type="float" office:value="269.8333">
            <text:p>269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2-22T10:00:00">
            <text:p>Thu Dec 22 10:00:00 2016</text:p>
          </table:table-cell>
          <table:table-cell office:value-type="float" office:value="116.8333">
            <text:p>116.8333</text:p>
          </table:table-cell>
          <table:table-cell office:value-type="float" office:value="5.8">
            <text:p>5.8</text:p>
          </table:table-cell>
        </table:table-row>
        <table:table-row>
          <table:table-cell table:style-name="pd1" office:value-type="date" office:date-value="2016-12-22T19:00:00">
            <text:p>Thu Dec 22 19:00:00 2016</text:p>
          </table:table-cell>
          <table:table-cell office:value-type="float" office:value="230.8333">
            <text:p>230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2T20:00:00">
            <text:p>Thu Dec 22 20:00:00 2016</text:p>
          </table:table-cell>
          <table:table-cell office:value-type="float" office:value="209.3333">
            <text:p>209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2-22T21:00:00">
            <text:p>Thu Dec 22 21:00:00 2016</text:p>
          </table:table-cell>
          <table:table-cell office:value-type="float" office:value="171.8333">
            <text:p>171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2-22T22:00:00">
            <text:p>Thu Dec 22 22:00:00 2016</text:p>
          </table:table-cell>
          <table:table-cell office:value-type="float" office:value="196.8333">
            <text:p>196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2T23:00:00">
            <text:p>Thu Dec 22 23:00:00 2016</text:p>
          </table:table-cell>
          <table:table-cell office:value-type="float" office:value="159.0">
            <text:p>159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6-12-23T01:00:00">
            <text:p>Fri Dec 23 01:00:00 2016</text:p>
          </table:table-cell>
          <table:table-cell office:value-type="float" office:value="137.3333">
            <text:p>137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6-12-23T02:00:00">
            <text:p>Fri Dec 23 02:00:00 2016</text:p>
          </table:table-cell>
          <table:table-cell office:value-type="float" office:value="190.6667">
            <text:p>190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3T03:00:00">
            <text:p>Fri Dec 23 03:00:00 2016</text:p>
          </table:table-cell>
          <table:table-cell office:value-type="float" office:value="178.1667">
            <text:p>178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6-12-23T05:00:00">
            <text:p>Fri Dec 23 05:00:00 2016</text:p>
          </table:table-cell>
          <table:table-cell office:value-type="float" office:value="210.6667">
            <text:p>210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6-12-23T06:00:00">
            <text:p>Fri Dec 23 06:00:00 2016</text:p>
          </table:table-cell>
          <table:table-cell office:value-type="float" office:value="167.3333">
            <text:p>167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12-23T08:00:00">
            <text:p>Fri Dec 23 08:00:00 2016</text:p>
          </table:table-cell>
          <table:table-cell office:value-type="float" office:value="205.5">
            <text:p>205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23T09:00:00">
            <text:p>Fri Dec 23 09:00:00 2016</text:p>
          </table:table-cell>
          <table:table-cell office:value-type="float" office:value="171.8333">
            <text:p>171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12-23T10:00:00">
            <text:p>Fri Dec 23 10:00:00 2016</text:p>
          </table:table-cell>
          <table:table-cell office:value-type="float" office:value="210.0">
            <text:p>210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2-23T19:00:00">
            <text:p>Fri Dec 23 19:00:00 2016</text:p>
          </table:table-cell>
          <table:table-cell office:value-type="float" office:value="215.8333">
            <text:p>215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3T20:00:00">
            <text:p>Fri Dec 23 20:00:00 2016</text:p>
          </table:table-cell>
          <table:table-cell office:value-type="float" office:value="182.5">
            <text:p>182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3T21:00:00">
            <text:p>Fri Dec 23 21:00:00 2016</text:p>
          </table:table-cell>
          <table:table-cell office:value-type="float" office:value="145.1667">
            <text:p>145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3T22:00:00">
            <text:p>Fri Dec 23 22:00:00 2016</text:p>
          </table:table-cell>
          <table:table-cell office:value-type="float" office:value="206.1667">
            <text:p>206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3T23:00:00">
            <text:p>Fri Dec 23 23:00:00 2016</text:p>
          </table:table-cell>
          <table:table-cell office:value-type="float" office:value="180.5">
            <text:p>180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2-24T00:00:00">
            <text:p>Sat Dec 24 00:00:00 2016</text:p>
          </table:table-cell>
          <table:table-cell office:value-type="float" office:value="156.1667">
            <text:p>156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4T01:00:00">
            <text:p>Sat Dec 24 01:00:00 2016</text:p>
          </table:table-cell>
          <table:table-cell office:value-type="float" office:value="190.6667">
            <text:p>190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4T19:00:00">
            <text:p>Sat Dec 24 19:00:00 2016</text:p>
          </table:table-cell>
          <table:table-cell office:value-type="float" office:value="236.6667">
            <text:p>236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4T20:00:00">
            <text:p>Sat Dec 24 20:00:00 2016</text:p>
          </table:table-cell>
          <table:table-cell office:value-type="float" office:value="168.1667">
            <text:p>168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4T21:00:00">
            <text:p>Sat Dec 24 21:00:00 2016</text:p>
          </table:table-cell>
          <table:table-cell office:value-type="float" office:value="205.1667">
            <text:p>205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4T22:00:00">
            <text:p>Sat Dec 24 22:00:00 2016</text:p>
          </table:table-cell>
          <table:table-cell office:value-type="float" office:value="172.3333">
            <text:p>172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4T23:00:00">
            <text:p>Sat Dec 24 23:00:00 2016</text:p>
          </table:table-cell>
          <table:table-cell office:value-type="float" office:value="193.8333">
            <text:p>193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5T00:00:00">
            <text:p>Sun Dec 25 00:00:00 2016</text:p>
          </table:table-cell>
          <table:table-cell office:value-type="float" office:value="142.8333">
            <text:p>142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6-12-25T01:00:00">
            <text:p>Sun Dec 25 01:00:00 2016</text:p>
          </table:table-cell>
          <table:table-cell office:value-type="float" office:value="140.1667">
            <text:p>140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6-12-25T05:00:00">
            <text:p>Sun Dec 25 05:00:00 2016</text:p>
          </table:table-cell>
          <table:table-cell office:value-type="float" office:value="157.1667">
            <text:p>157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6-12-25T18:00:00">
            <text:p>Sun Dec 25 18:00:00 2016</text:p>
          </table:table-cell>
          <table:table-cell office:value-type="float" office:value="260.6667">
            <text:p>260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12-25T19:00:00">
            <text:p>Sun Dec 25 19:00:00 2016</text:p>
          </table:table-cell>
          <table:table-cell office:value-type="float" office:value="234.5">
            <text:p>234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25T20:00:00">
            <text:p>Sun Dec 25 20:00:00 2016</text:p>
          </table:table-cell>
          <table:table-cell office:value-type="float" office:value="227.6667">
            <text:p>227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25T21:00:00">
            <text:p>Sun Dec 25 21:00:00 2016</text:p>
          </table:table-cell>
          <table:table-cell office:value-type="float" office:value="214.5">
            <text:p>214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25T22:00:00">
            <text:p>Sun Dec 25 22:00:00 2016</text:p>
          </table:table-cell>
          <table:table-cell office:value-type="float" office:value="206.8333">
            <text:p>206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5T23:00:00">
            <text:p>Sun Dec 25 23:00:00 2016</text:p>
          </table:table-cell>
          <table:table-cell office:value-type="float" office:value="207.6667">
            <text:p>207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6T00:00:00">
            <text:p>Mon Dec 26 00:00:00 2016</text:p>
          </table:table-cell>
          <table:table-cell office:value-type="float" office:value="176.1667">
            <text:p>176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6T01:00:00">
            <text:p>Mon Dec 26 01:00:00 2016</text:p>
          </table:table-cell>
          <table:table-cell office:value-type="float" office:value="200.1667">
            <text:p>200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6T02:00:00">
            <text:p>Mon Dec 26 02:00:00 2016</text:p>
          </table:table-cell>
          <table:table-cell office:value-type="float" office:value="209.3333">
            <text:p>209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26T03:00:00">
            <text:p>Mon Dec 26 03:00:00 2016</text:p>
          </table:table-cell>
          <table:table-cell office:value-type="float" office:value="210.5">
            <text:p>210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2-26T18:00:00">
            <text:p>Mon Dec 26 18:00:00 2016</text:p>
          </table:table-cell>
          <table:table-cell office:value-type="float" office:value="251.3333">
            <text:p>251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12-26T19:00:00">
            <text:p>Mon Dec 26 19:00:00 2016</text:p>
          </table:table-cell>
          <table:table-cell office:value-type="float" office:value="243.1667">
            <text:p>243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26T20:00:00">
            <text:p>Mon Dec 26 20:00:00 2016</text:p>
          </table:table-cell>
          <table:table-cell office:value-type="float" office:value="196.5">
            <text:p>196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6T21:00:00">
            <text:p>Mon Dec 26 21:00:00 2016</text:p>
          </table:table-cell>
          <table:table-cell office:value-type="float" office:value="204.8333">
            <text:p>204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2-26T22:00:00">
            <text:p>Mon Dec 26 22:00:00 2016</text:p>
          </table:table-cell>
          <table:table-cell office:value-type="float" office:value="154.3333">
            <text:p>15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6T23:00:00">
            <text:p>Mon Dec 26 23:00:00 2016</text:p>
          </table:table-cell>
          <table:table-cell office:value-type="float" office:value="170.0">
            <text:p>170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27T00:00:00">
            <text:p>Tue Dec 27 00:00:00 2016</text:p>
          </table:table-cell>
          <table:table-cell office:value-type="float" office:value="139.8333">
            <text:p>139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2-27T01:00:00">
            <text:p>Tue Dec 27 01:00:00 2016</text:p>
          </table:table-cell>
          <table:table-cell office:value-type="float" office:value="226.6667">
            <text:p>226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12-27T02:00:00">
            <text:p>Tue Dec 27 02:00:00 2016</text:p>
          </table:table-cell>
          <table:table-cell office:value-type="float" office:value="199.5">
            <text:p>199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12-27T03:00:00">
            <text:p>Tue Dec 27 03:00:00 2016</text:p>
          </table:table-cell>
          <table:table-cell office:value-type="float" office:value="180.3333">
            <text:p>180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6-12-27T04:00:00">
            <text:p>Tue Dec 27 04:00:00 2016</text:p>
          </table:table-cell>
          <table:table-cell office:value-type="float" office:value="187.8333">
            <text:p>187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12-27T19:00:00">
            <text:p>Tue Dec 27 19:00:00 2016</text:p>
          </table:table-cell>
          <table:table-cell office:value-type="float" office:value="248.3333">
            <text:p>248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27T20:00:00">
            <text:p>Tue Dec 27 20:00:00 2016</text:p>
          </table:table-cell>
          <table:table-cell office:value-type="float" office:value="230.3333">
            <text:p>230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27T21:00:00">
            <text:p>Tue Dec 27 21:00:00 2016</text:p>
          </table:table-cell>
          <table:table-cell office:value-type="float" office:value="199.5">
            <text:p>199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2-27T22:00:00">
            <text:p>Tue Dec 27 22:00:00 2016</text:p>
          </table:table-cell>
          <table:table-cell office:value-type="float" office:value="203.5">
            <text:p>203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2-27T23:00:00">
            <text:p>Tue Dec 27 23:00:00 2016</text:p>
          </table:table-cell>
          <table:table-cell office:value-type="float" office:value="238.8333">
            <text:p>23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8T00:00:00">
            <text:p>Wed Dec 28 00:00:00 2016</text:p>
          </table:table-cell>
          <table:table-cell office:value-type="float" office:value="237.6667">
            <text:p>23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8T01:00:00">
            <text:p>Wed Dec 28 01:00:00 2016</text:p>
          </table:table-cell>
          <table:table-cell office:value-type="float" office:value="219.5">
            <text:p>21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6-12-28T02:00:00">
            <text:p>Wed Dec 28 02:00:00 2016</text:p>
          </table:table-cell>
          <table:table-cell office:value-type="float" office:value="242.1667">
            <text:p>242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8T03:00:00">
            <text:p>Wed Dec 28 03:00:00 2016</text:p>
          </table:table-cell>
          <table:table-cell office:value-type="float" office:value="255.1667">
            <text:p>255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2-28T04:00:00">
            <text:p>Wed Dec 28 04:00:00 2016</text:p>
          </table:table-cell>
          <table:table-cell office:value-type="float" office:value="269.8333">
            <text:p>269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6-12-28T05:00:00">
            <text:p>Wed Dec 28 05:00:00 2016</text:p>
          </table:table-cell>
          <table:table-cell office:value-type="float" office:value="243.3333">
            <text:p>243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2-29T21:00:00">
            <text:p>Thu Dec 29 21:00:00 2016</text:p>
          </table:table-cell>
          <table:table-cell office:value-type="float" office:value="132.3333">
            <text:p>132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9T22:00:00">
            <text:p>Thu Dec 29 22:00:00 2016</text:p>
          </table:table-cell>
          <table:table-cell office:value-type="float" office:value="130.5">
            <text:p>130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2-30T00:00:00">
            <text:p>Fri Dec 30 00:00:00 2016</text:p>
          </table:table-cell>
          <table:table-cell office:value-type="float" office:value="164.1667">
            <text:p>16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2-30T01:00:00">
            <text:p>Fri Dec 30 01:00:00 2016</text:p>
          </table:table-cell>
          <table:table-cell office:value-type="float" office:value="167.8333">
            <text:p>167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30T03:00:00">
            <text:p>Fri Dec 30 03:00:00 2016</text:p>
          </table:table-cell>
          <table:table-cell office:value-type="float" office:value="200.5">
            <text:p>200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30T19:00:00">
            <text:p>Fri Dec 30 19:00:00 2016</text:p>
          </table:table-cell>
          <table:table-cell office:value-type="float" office:value="230.1667">
            <text:p>230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30T20:00:00">
            <text:p>Fri Dec 30 20:00:00 2016</text:p>
          </table:table-cell>
          <table:table-cell office:value-type="float" office:value="186.3333">
            <text:p>186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30T21:00:00">
            <text:p>Fri Dec 30 21:00:00 2016</text:p>
          </table:table-cell>
          <table:table-cell office:value-type="float" office:value="149.6667">
            <text:p>149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30T22:00:00">
            <text:p>Fri Dec 30 22:00:00 2016</text:p>
          </table:table-cell>
          <table:table-cell office:value-type="float" office:value="142.3333">
            <text:p>142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30T23:00:00">
            <text:p>Fri Dec 30 23:00:00 2016</text:p>
          </table:table-cell>
          <table:table-cell office:value-type="float" office:value="97.6667">
            <text:p>9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31T00:00:00">
            <text:p>Sat Dec 31 00:00:00 2016</text:p>
          </table:table-cell>
          <table:table-cell office:value-type="float" office:value="187.0">
            <text:p>187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31T01:00:00">
            <text:p>Sat Dec 31 01:00:00 2016</text:p>
          </table:table-cell>
          <table:table-cell office:value-type="float" office:value="125.5">
            <text:p>125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6-12-31T02:00:00">
            <text:p>Sat Dec 31 02:00:00 2016</text:p>
          </table:table-cell>
          <table:table-cell office:value-type="float" office:value="197.0">
            <text:p>197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12-31T03:00:00">
            <text:p>Sat Dec 31 03:00:00 2016</text:p>
          </table:table-cell>
          <table:table-cell office:value-type="float" office:value="212.8333">
            <text:p>212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12-31T04:00:00">
            <text:p>Sat Dec 31 04:00:00 2016</text:p>
          </table:table-cell>
          <table:table-cell office:value-type="float" office:value="199.0">
            <text:p>199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2-31T05:00:00">
            <text:p>Sat Dec 31 05:00:00 2016</text:p>
          </table:table-cell>
          <table:table-cell office:value-type="float" office:value="209.1667">
            <text:p>209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6-12-31T16:00:00">
            <text:p>Sat Dec 31 16:00:00 2016</text:p>
          </table:table-cell>
          <table:table-cell office:value-type="float" office:value="162.1667">
            <text:p>162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2-31T20:00:00">
            <text:p>Sat Dec 31 20:00:00 2016</text:p>
          </table:table-cell>
          <table:table-cell office:value-type="float" office:value="189.6667">
            <text:p>189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2-31T21:00:00">
            <text:p>Sat Dec 31 21:00:00 2016</text:p>
          </table:table-cell>
          <table:table-cell office:value-type="float" office:value="116.6667">
            <text:p>116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12-31T22:00:00">
            <text:p>Sat Dec 31 22:00:00 2016</text:p>
          </table:table-cell>
          <table:table-cell office:value-type="float" office:value="181.6667">
            <text:p>181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12-31T23:00:00">
            <text:p>Sat Dec 31 23:00:00 2016</text:p>
          </table:table-cell>
          <table:table-cell office:value-type="float" office:value="215.6667">
            <text:p>215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01-01T00:00:00">
            <text:p>Sun Jan  1 00:00:00 2017</text:p>
          </table:table-cell>
          <table:table-cell office:value-type="float" office:value="192.8333">
            <text:p>192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7-01-01T01:00:00">
            <text:p>Sun Jan  1 01:00:00 2017</text:p>
          </table:table-cell>
          <table:table-cell office:value-type="float" office:value="229.8333">
            <text:p>229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01-01T02:00:00">
            <text:p>Sun Jan  1 02:00:00 2017</text:p>
          </table:table-cell>
          <table:table-cell office:value-type="float" office:value="200.0">
            <text:p>200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01-01T03:00:00">
            <text:p>Sun Jan  1 03:00:00 2017</text:p>
          </table:table-cell>
          <table:table-cell office:value-type="float" office:value="219.0">
            <text:p>219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01T04:00:00">
            <text:p>Sun Jan  1 04:00:00 2017</text:p>
          </table:table-cell>
          <table:table-cell office:value-type="float" office:value="195.1667">
            <text:p>195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1T05:00:00">
            <text:p>Sun Jan  1 05:00:00 2017</text:p>
          </table:table-cell>
          <table:table-cell office:value-type="float" office:value="196.0">
            <text:p>196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01T20:00:00">
            <text:p>Sun Jan  1 20:00:00 2017</text:p>
          </table:table-cell>
          <table:table-cell office:value-type="float" office:value="182.6667">
            <text:p>182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01-01T21:00:00">
            <text:p>Sun Jan  1 21:00:00 2017</text:p>
          </table:table-cell>
          <table:table-cell office:value-type="float" office:value="148.3333">
            <text:p>148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1-01T22:00:00">
            <text:p>Sun Jan  1 22:00:00 2017</text:p>
          </table:table-cell>
          <table:table-cell office:value-type="float" office:value="163.0">
            <text:p>163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01-02T19:00:00">
            <text:p>Mon Jan  2 19:00:00 2017</text:p>
          </table:table-cell>
          <table:table-cell office:value-type="float" office:value="199.0">
            <text:p>199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01-02T20:00:00">
            <text:p>Mon Jan  2 20:00:00 2017</text:p>
          </table:table-cell>
          <table:table-cell office:value-type="float" office:value="131.0">
            <text:p>131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02T21:00:00">
            <text:p>Mon Jan  2 21:00:00 2017</text:p>
          </table:table-cell>
          <table:table-cell office:value-type="float" office:value="184.3333">
            <text:p>18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01-02T22:00:00">
            <text:p>Mon Jan  2 22:00:00 2017</text:p>
          </table:table-cell>
          <table:table-cell office:value-type="float" office:value="224.1667">
            <text:p>224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01-02T23:00:00">
            <text:p>Mon Jan  2 23:00:00 2017</text:p>
          </table:table-cell>
          <table:table-cell office:value-type="float" office:value="247.6667">
            <text:p>247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03T00:00:00">
            <text:p>Tue Jan  3 00:00:00 2017</text:p>
          </table:table-cell>
          <table:table-cell office:value-type="float" office:value="240.5">
            <text:p>240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03T01:00:00">
            <text:p>Tue Jan  3 01:00:00 2017</text:p>
          </table:table-cell>
          <table:table-cell office:value-type="float" office:value="234.8333">
            <text:p>234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01-03T02:00:00">
            <text:p>Tue Jan  3 02:00:00 2017</text:p>
          </table:table-cell>
          <table:table-cell office:value-type="float" office:value="201.1667">
            <text:p>201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01-03T17:00:00">
            <text:p>Tue Jan  3 17:00:00 2017</text:p>
          </table:table-cell>
          <table:table-cell office:value-type="float" office:value="141.3333">
            <text:p>141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1-03T19:00:00">
            <text:p>Tue Jan  3 19:00:00 2017</text:p>
          </table:table-cell>
          <table:table-cell office:value-type="float" office:value="242.8333">
            <text:p>242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3T20:00:00">
            <text:p>Tue Jan  3 20:00:00 2017</text:p>
          </table:table-cell>
          <table:table-cell office:value-type="float" office:value="196.0">
            <text:p>196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01-03T21:00:00">
            <text:p>Tue Jan  3 21:00:00 2017</text:p>
          </table:table-cell>
          <table:table-cell office:value-type="float" office:value="217.5">
            <text:p>217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03T22:00:00">
            <text:p>Tue Jan  3 22:00:00 2017</text:p>
          </table:table-cell>
          <table:table-cell office:value-type="float" office:value="153.6667">
            <text:p>15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3T23:00:00">
            <text:p>Tue Jan  3 23:00:00 2017</text:p>
          </table:table-cell>
          <table:table-cell office:value-type="float" office:value="182.8333">
            <text:p>182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01-04T00:00:00">
            <text:p>Wed Jan  4 00:00:00 2017</text:p>
          </table:table-cell>
          <table:table-cell office:value-type="float" office:value="239.8333">
            <text:p>23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01-04T01:00:00">
            <text:p>Wed Jan  4 01:00:00 2017</text:p>
          </table:table-cell>
          <table:table-cell office:value-type="float" office:value="253.8333">
            <text:p>253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01-04T02:00:00">
            <text:p>Wed Jan  4 02:00:00 2017</text:p>
          </table:table-cell>
          <table:table-cell office:value-type="float" office:value="232.8333">
            <text:p>232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4T03:00:00">
            <text:p>Wed Jan  4 03:00:00 2017</text:p>
          </table:table-cell>
          <table:table-cell office:value-type="float" office:value="147.0">
            <text:p>147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04T04:00:00">
            <text:p>Wed Jan  4 04:00:00 2017</text:p>
          </table:table-cell>
          <table:table-cell office:value-type="float" office:value="138.6667">
            <text:p>138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7-01-04T05:00:00">
            <text:p>Wed Jan  4 05:00:00 2017</text:p>
          </table:table-cell>
          <table:table-cell office:value-type="float" office:value="185.3333">
            <text:p>185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01-04T06:00:00">
            <text:p>Wed Jan  4 06:00:00 2017</text:p>
          </table:table-cell>
          <table:table-cell office:value-type="float" office:value="131.5">
            <text:p>131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04T09:00:00">
            <text:p>Wed Jan  4 09:00:00 2017</text:p>
          </table:table-cell>
          <table:table-cell office:value-type="float" office:value="153.6667">
            <text:p>153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1-04T18:00:00">
            <text:p>Wed Jan  4 18:00:00 2017</text:p>
          </table:table-cell>
          <table:table-cell office:value-type="float" office:value="102.5">
            <text:p>102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7-01-04T22:00:00">
            <text:p>Wed Jan  4 22:00:00 2017</text:p>
          </table:table-cell>
          <table:table-cell office:value-type="float" office:value="139.0">
            <text:p>139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01-05T00:00:00">
            <text:p>Thu Jan  5 00:00:00 2017</text:p>
          </table:table-cell>
          <table:table-cell office:value-type="float" office:value="176.5">
            <text:p>17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05T01:00:00">
            <text:p>Thu Jan  5 01:00:00 2017</text:p>
          </table:table-cell>
          <table:table-cell office:value-type="float" office:value="225.0">
            <text:p>225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05T02:00:00">
            <text:p>Thu Jan  5 02:00:00 2017</text:p>
          </table:table-cell>
          <table:table-cell office:value-type="float" office:value="202.6667">
            <text:p>202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5T03:00:00">
            <text:p>Thu Jan  5 03:00:00 2017</text:p>
          </table:table-cell>
          <table:table-cell office:value-type="float" office:value="204.1667">
            <text:p>204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5T04:00:00">
            <text:p>Thu Jan  5 04:00:00 2017</text:p>
          </table:table-cell>
          <table:table-cell office:value-type="float" office:value="212.3333">
            <text:p>212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1-05T05:00:00">
            <text:p>Thu Jan  5 05:00:00 2017</text:p>
          </table:table-cell>
          <table:table-cell office:value-type="float" office:value="98.5">
            <text:p>98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05T06:00:00">
            <text:p>Thu Jan  5 06:00:00 2017</text:p>
          </table:table-cell>
          <table:table-cell office:value-type="float" office:value="170.1667">
            <text:p>170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01-05T07:00:00">
            <text:p>Thu Jan  5 07:00:00 2017</text:p>
          </table:table-cell>
          <table:table-cell office:value-type="float" office:value="185.0">
            <text:p>185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05T08:00:00">
            <text:p>Thu Jan  5 08:00:00 2017</text:p>
          </table:table-cell>
          <table:table-cell office:value-type="float" office:value="129.1667">
            <text:p>129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05T20:00:00">
            <text:p>Thu Jan  5 20:00:00 2017</text:p>
          </table:table-cell>
          <table:table-cell office:value-type="float" office:value="186.0">
            <text:p>186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7-01-05T21:00:00">
            <text:p>Thu Jan  5 21:00:00 2017</text:p>
          </table:table-cell>
          <table:table-cell office:value-type="float" office:value="193.6667">
            <text:p>193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1-05T22:00:00">
            <text:p>Thu Jan  5 22:00:00 2017</text:p>
          </table:table-cell>
          <table:table-cell office:value-type="float" office:value="173.8333">
            <text:p>173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05T23:00:00">
            <text:p>Thu Jan  5 23:00:00 2017</text:p>
          </table:table-cell>
          <table:table-cell office:value-type="float" office:value="149.6667">
            <text:p>14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01-06T00:00:00">
            <text:p>Fri Jan  6 00:00:00 2017</text:p>
          </table:table-cell>
          <table:table-cell office:value-type="float" office:value="111.1667">
            <text:p>111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01-06T01:00:00">
            <text:p>Fri Jan  6 01:00:00 2017</text:p>
          </table:table-cell>
          <table:table-cell office:value-type="float" office:value="147.3333">
            <text:p>147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01-06T03:00:00">
            <text:p>Fri Jan  6 03:00:00 2017</text:p>
          </table:table-cell>
          <table:table-cell office:value-type="float" office:value="140.0">
            <text:p>140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7-01-06T07:00:00">
            <text:p>Fri Jan  6 07:00:00 2017</text:p>
          </table:table-cell>
          <table:table-cell office:value-type="float" office:value="217.0">
            <text:p>217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01-06T19:00:00">
            <text:p>Fri Jan  6 19:00:00 2017</text:p>
          </table:table-cell>
          <table:table-cell office:value-type="float" office:value="226.3333">
            <text:p>226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1-06T20:00:00">
            <text:p>Fri Jan  6 20:00:00 2017</text:p>
          </table:table-cell>
          <table:table-cell office:value-type="float" office:value="174.8333">
            <text:p>174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1-06T21:00:00">
            <text:p>Fri Jan  6 21:00:00 2017</text:p>
          </table:table-cell>
          <table:table-cell office:value-type="float" office:value="135.1667">
            <text:p>135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7-01-06T22:00:00">
            <text:p>Fri Jan  6 22:00:00 2017</text:p>
          </table:table-cell>
          <table:table-cell office:value-type="float" office:value="142.1667">
            <text:p>142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7-01-06T23:00:00">
            <text:p>Fri Jan  6 23:00:00 2017</text:p>
          </table:table-cell>
          <table:table-cell office:value-type="float" office:value="148.0">
            <text:p>148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01-07T00:00:00">
            <text:p>Sat Jan  7 00:00:00 2017</text:p>
          </table:table-cell>
          <table:table-cell office:value-type="float" office:value="182.5">
            <text:p>182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01-07T01:00:00">
            <text:p>Sat Jan  7 01:00:00 2017</text:p>
          </table:table-cell>
          <table:table-cell office:value-type="float" office:value="200.3333">
            <text:p>200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1-07T02:00:00">
            <text:p>Sat Jan  7 02:00:00 2017</text:p>
          </table:table-cell>
          <table:table-cell office:value-type="float" office:value="197.0">
            <text:p>197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1-07T20:00:00">
            <text:p>Sat Jan  7 20:00:00 2017</text:p>
          </table:table-cell>
          <table:table-cell office:value-type="float" office:value="210.1667">
            <text:p>210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07T21:00:00">
            <text:p>Sat Jan  7 21:00:00 2017</text:p>
          </table:table-cell>
          <table:table-cell office:value-type="float" office:value="173.0">
            <text:p>17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1-07T22:00:00">
            <text:p>Sat Jan  7 22:00:00 2017</text:p>
          </table:table-cell>
          <table:table-cell office:value-type="float" office:value="121.5">
            <text:p>121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7-01-07T23:00:00">
            <text:p>Sat Jan  7 23:00:00 2017</text:p>
          </table:table-cell>
          <table:table-cell office:value-type="float" office:value="138.5">
            <text:p>138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01-08T00:00:00">
            <text:p>Sun Jan  8 00:00:00 2017</text:p>
          </table:table-cell>
          <table:table-cell office:value-type="float" office:value="166.3333">
            <text:p>166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01-08T01:00:00">
            <text:p>Sun Jan  8 01:00:00 2017</text:p>
          </table:table-cell>
          <table:table-cell office:value-type="float" office:value="177.0">
            <text:p>177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01-08T02:00:00">
            <text:p>Sun Jan  8 02:00:00 2017</text:p>
          </table:table-cell>
          <table:table-cell office:value-type="float" office:value="238.8333">
            <text:p>238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01-08T03:00:00">
            <text:p>Sun Jan  8 03:00:00 2017</text:p>
          </table:table-cell>
          <table:table-cell office:value-type="float" office:value="168.8333">
            <text:p>168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1-08T04:00:00">
            <text:p>Sun Jan  8 04:00:00 2017</text:p>
          </table:table-cell>
          <table:table-cell office:value-type="float" office:value="205.6667">
            <text:p>205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01-08T19:00:00">
            <text:p>Sun Jan  8 19:00:00 2017</text:p>
          </table:table-cell>
          <table:table-cell office:value-type="float" office:value="241.5">
            <text:p>241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1-08T20:00:00">
            <text:p>Sun Jan  8 20:00:00 2017</text:p>
          </table:table-cell>
          <table:table-cell office:value-type="float" office:value="211.0">
            <text:p>211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7-01-08T21:00:00">
            <text:p>Sun Jan  8 21:00:00 2017</text:p>
          </table:table-cell>
          <table:table-cell office:value-type="float" office:value="153.5">
            <text:p>153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1-08T22:00:00">
            <text:p>Sun Jan  8 22:00:00 2017</text:p>
          </table:table-cell>
          <table:table-cell office:value-type="float" office:value="203.5">
            <text:p>203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7-01-08T23:00:00">
            <text:p>Sun Jan  8 23:00:00 2017</text:p>
          </table:table-cell>
          <table:table-cell office:value-type="float" office:value="168.3333">
            <text:p>168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09T00:00:00">
            <text:p>Mon Jan  9 00:00:00 2017</text:p>
          </table:table-cell>
          <table:table-cell office:value-type="float" office:value="123.8333">
            <text:p>123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9T01:00:00">
            <text:p>Mon Jan  9 01:00:00 2017</text:p>
          </table:table-cell>
          <table:table-cell office:value-type="float" office:value="119.0">
            <text:p>119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01-09T20:00:00">
            <text:p>Mon Jan  9 20:00:00 2017</text:p>
          </table:table-cell>
          <table:table-cell office:value-type="float" office:value="160.1667">
            <text:p>160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1-09T21:00:00">
            <text:p>Mon Jan  9 21:00:00 2017</text:p>
          </table:table-cell>
          <table:table-cell office:value-type="float" office:value="128.6667">
            <text:p>128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01-09T22:00:00">
            <text:p>Mon Jan  9 22:00:00 2017</text:p>
          </table:table-cell>
          <table:table-cell office:value-type="float" office:value="152.8333">
            <text:p>152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01-09T23:00:00">
            <text:p>Mon Jan  9 23:00:00 2017</text:p>
          </table:table-cell>
          <table:table-cell office:value-type="float" office:value="124.5">
            <text:p>124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01-10T00:00:00">
            <text:p>Tue Jan 10 00:00:00 2017</text:p>
          </table:table-cell>
          <table:table-cell office:value-type="float" office:value="171.6667">
            <text:p>171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01-10T01:00:00">
            <text:p>Tue Jan 10 01:00:00 2017</text:p>
          </table:table-cell>
          <table:table-cell office:value-type="float" office:value="175.5">
            <text:p>175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01-10T09:00:00">
            <text:p>Tue Jan 10 09:00:00 2017</text:p>
          </table:table-cell>
          <table:table-cell office:value-type="float" office:value="155.3333">
            <text:p>155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10T20:00:00">
            <text:p>Tue Jan 10 20:00:00 2017</text:p>
          </table:table-cell>
          <table:table-cell office:value-type="float" office:value="151.5">
            <text:p>151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01-10T21:00:00">
            <text:p>Tue Jan 10 21:00:00 2017</text:p>
          </table:table-cell>
          <table:table-cell office:value-type="float" office:value="146.1667">
            <text:p>146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10T22:00:00">
            <text:p>Tue Jan 10 22:00:00 2017</text:p>
          </table:table-cell>
          <table:table-cell office:value-type="float" office:value="167.1667">
            <text:p>167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10T23:00:00">
            <text:p>Tue Jan 10 23:00:00 2017</text:p>
          </table:table-cell>
          <table:table-cell office:value-type="float" office:value="176.3333">
            <text:p>176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11T00:00:00">
            <text:p>Wed Jan 11 00:00:00 2017</text:p>
          </table:table-cell>
          <table:table-cell office:value-type="float" office:value="178.3333">
            <text:p>178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11T01:00:00">
            <text:p>Wed Jan 11 01:00:00 2017</text:p>
          </table:table-cell>
          <table:table-cell office:value-type="float" office:value="215.3333">
            <text:p>215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01-11T02:00:00">
            <text:p>Wed Jan 11 02:00:00 2017</text:p>
          </table:table-cell>
          <table:table-cell office:value-type="float" office:value="212.6667">
            <text:p>212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01-11T03:00:00">
            <text:p>Wed Jan 11 03:00:00 2017</text:p>
          </table:table-cell>
          <table:table-cell office:value-type="float" office:value="207.8333">
            <text:p>207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11T04:00:00">
            <text:p>Wed Jan 11 04:00:00 2017</text:p>
          </table:table-cell>
          <table:table-cell office:value-type="float" office:value="188.3333">
            <text:p>188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11T05:00:00">
            <text:p>Wed Jan 11 05:00:00 2017</text:p>
          </table:table-cell>
          <table:table-cell office:value-type="float" office:value="223.0">
            <text:p>223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1-11T06:00:00">
            <text:p>Wed Jan 11 06:00:00 2017</text:p>
          </table:table-cell>
          <table:table-cell office:value-type="float" office:value="174.3333">
            <text:p>174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11T09:00:00">
            <text:p>Wed Jan 11 09:00:00 2017</text:p>
          </table:table-cell>
          <table:table-cell office:value-type="float" office:value="157.1667">
            <text:p>157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11T20:00:00">
            <text:p>Wed Jan 11 20:00:00 2017</text:p>
          </table:table-cell>
          <table:table-cell office:value-type="float" office:value="210.5">
            <text:p>210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11T21:00:00">
            <text:p>Wed Jan 11 21:00:00 2017</text:p>
          </table:table-cell>
          <table:table-cell office:value-type="float" office:value="212.5">
            <text:p>212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1T22:00:00">
            <text:p>Wed Jan 11 22:00:00 2017</text:p>
          </table:table-cell>
          <table:table-cell office:value-type="float" office:value="235.6667">
            <text:p>235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11T23:00:00">
            <text:p>Wed Jan 11 23:00:00 2017</text:p>
          </table:table-cell>
          <table:table-cell office:value-type="float" office:value="201.6667">
            <text:p>201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12T00:00:00">
            <text:p>Thu Jan 12 00:00:00 2017</text:p>
          </table:table-cell>
          <table:table-cell office:value-type="float" office:value="173.6667">
            <text:p>17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12T19:00:00">
            <text:p>Thu Jan 12 19:00:00 2017</text:p>
          </table:table-cell>
          <table:table-cell office:value-type="float" office:value="212.8333">
            <text:p>212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12T20:00:00">
            <text:p>Thu Jan 12 20:00:00 2017</text:p>
          </table:table-cell>
          <table:table-cell office:value-type="float" office:value="194.3333">
            <text:p>194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12T21:00:00">
            <text:p>Thu Jan 12 21:00:00 2017</text:p>
          </table:table-cell>
          <table:table-cell office:value-type="float" office:value="131.8333">
            <text:p>131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01-12T22:00:00">
            <text:p>Thu Jan 12 22:00:00 2017</text:p>
          </table:table-cell>
          <table:table-cell office:value-type="float" office:value="175.6667">
            <text:p>175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12T23:00:00">
            <text:p>Thu Jan 12 23:00:00 2017</text:p>
          </table:table-cell>
          <table:table-cell office:value-type="float" office:value="205.1667">
            <text:p>205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13T00:00:00">
            <text:p>Fri Jan 13 00:00:00 2017</text:p>
          </table:table-cell>
          <table:table-cell office:value-type="float" office:value="232.6667">
            <text:p>23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01-13T01:00:00">
            <text:p>Fri Jan 13 01:00:00 2017</text:p>
          </table:table-cell>
          <table:table-cell office:value-type="float" office:value="208.3333">
            <text:p>208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01-13T02:00:00">
            <text:p>Fri Jan 13 02:00:00 2017</text:p>
          </table:table-cell>
          <table:table-cell office:value-type="float" office:value="198.0">
            <text:p>198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01-13T03:00:00">
            <text:p>Fri Jan 13 03:00:00 2017</text:p>
          </table:table-cell>
          <table:table-cell office:value-type="float" office:value="203.6667">
            <text:p>203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01-13T04:00:00">
            <text:p>Fri Jan 13 04:00:00 2017</text:p>
          </table:table-cell>
          <table:table-cell office:value-type="float" office:value="196.0">
            <text:p>196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13T21:00:00">
            <text:p>Fri Jan 13 21:00:00 2017</text:p>
          </table:table-cell>
          <table:table-cell office:value-type="float" office:value="123.1667">
            <text:p>123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7-01-13T22:00:00">
            <text:p>Fri Jan 13 22:00:00 2017</text:p>
          </table:table-cell>
          <table:table-cell office:value-type="float" office:value="173.3333">
            <text:p>173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13T23:00:00">
            <text:p>Fri Jan 13 23:00:00 2017</text:p>
          </table:table-cell>
          <table:table-cell office:value-type="float" office:value="180.0">
            <text:p>180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01-14T00:00:00">
            <text:p>Sat Jan 14 00:00:00 2017</text:p>
          </table:table-cell>
          <table:table-cell office:value-type="float" office:value="145.0">
            <text:p>14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01-14T01:00:00">
            <text:p>Sat Jan 14 01:00:00 2017</text:p>
          </table:table-cell>
          <table:table-cell office:value-type="float" office:value="156.6667">
            <text:p>156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14T02:00:00">
            <text:p>Sat Jan 14 02:00:00 2017</text:p>
          </table:table-cell>
          <table:table-cell office:value-type="float" office:value="158.6667">
            <text:p>158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7-01-14T03:00:00">
            <text:p>Sat Jan 14 03:00:00 2017</text:p>
          </table:table-cell>
          <table:table-cell office:value-type="float" office:value="225.8333">
            <text:p>225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01-14T16:00:00">
            <text:p>Sat Jan 14 16:00:00 2017</text:p>
          </table:table-cell>
          <table:table-cell office:value-type="float" office:value="96.3333">
            <text:p>96.3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7-01-14T17:00:00">
            <text:p>Sat Jan 14 17:00:00 2017</text:p>
          </table:table-cell>
          <table:table-cell office:value-type="float" office:value="88.3333">
            <text:p>88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7-01-14T18:00:00">
            <text:p>Sat Jan 14 18:00:00 2017</text:p>
          </table:table-cell>
          <table:table-cell office:value-type="float" office:value="91.6667">
            <text:p>91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7-01-14T19:00:00">
            <text:p>Sat Jan 14 19:00:00 2017</text:p>
          </table:table-cell>
          <table:table-cell office:value-type="float" office:value="90.8333">
            <text:p>90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7-01-14T20:00:00">
            <text:p>Sat Jan 14 20:00:00 2017</text:p>
          </table:table-cell>
          <table:table-cell office:value-type="float" office:value="106.1667">
            <text:p>106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01-14T21:00:00">
            <text:p>Sat Jan 14 21:00:00 2017</text:p>
          </table:table-cell>
          <table:table-cell office:value-type="float" office:value="178.3333">
            <text:p>178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1-14T22:00:00">
            <text:p>Sat Jan 14 22:00:00 2017</text:p>
          </table:table-cell>
          <table:table-cell office:value-type="float" office:value="227.6667">
            <text:p>227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7-01-15T20:00:00">
            <text:p>Sun Jan 15 20:00:00 2017</text:p>
          </table:table-cell>
          <table:table-cell office:value-type="float" office:value="201.8333">
            <text:p>201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7-01-15T21:00:00">
            <text:p>Sun Jan 15 21:00:00 2017</text:p>
          </table:table-cell>
          <table:table-cell office:value-type="float" office:value="201.8333">
            <text:p>201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15T22:00:00">
            <text:p>Sun Jan 15 22:00:00 2017</text:p>
          </table:table-cell>
          <table:table-cell office:value-type="float" office:value="166.6667">
            <text:p>166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1-15T23:00:00">
            <text:p>Sun Jan 15 23:00:00 2017</text:p>
          </table:table-cell>
          <table:table-cell office:value-type="float" office:value="226.1667">
            <text:p>226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01-16T00:00:00">
            <text:p>Mon Jan 16 00:00:00 2017</text:p>
          </table:table-cell>
          <table:table-cell office:value-type="float" office:value="191.8333">
            <text:p>191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16T01:00:00">
            <text:p>Mon Jan 16 01:00:00 2017</text:p>
          </table:table-cell>
          <table:table-cell office:value-type="float" office:value="197.6667">
            <text:p>197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1-16T02:00:00">
            <text:p>Mon Jan 16 02:00:00 2017</text:p>
          </table:table-cell>
          <table:table-cell office:value-type="float" office:value="148.5">
            <text:p>148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16T20:00:00">
            <text:p>Mon Jan 16 20:00:00 2017</text:p>
          </table:table-cell>
          <table:table-cell office:value-type="float" office:value="213.0">
            <text:p>213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1-16T21:00:00">
            <text:p>Mon Jan 16 21:00:00 2017</text:p>
          </table:table-cell>
          <table:table-cell office:value-type="float" office:value="158.1667">
            <text:p>158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16T22:00:00">
            <text:p>Mon Jan 16 22:00:00 2017</text:p>
          </table:table-cell>
          <table:table-cell office:value-type="float" office:value="164.0">
            <text:p>164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6T23:00:00">
            <text:p>Mon Jan 16 23:00:00 2017</text:p>
          </table:table-cell>
          <table:table-cell office:value-type="float" office:value="219.6667">
            <text:p>219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17T01:00:00">
            <text:p>Tue Jan 17 01:00:00 2017</text:p>
          </table:table-cell>
          <table:table-cell office:value-type="float" office:value="152.1667">
            <text:p>152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01-17T02:00:00">
            <text:p>Tue Jan 17 02:00:00 2017</text:p>
          </table:table-cell>
          <table:table-cell office:value-type="float" office:value="128.3333">
            <text:p>128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7-01-17T03:00:00">
            <text:p>Tue Jan 17 03:00:00 2017</text:p>
          </table:table-cell>
          <table:table-cell office:value-type="float" office:value="185.3333">
            <text:p>18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01-17T04:00:00">
            <text:p>Tue Jan 17 04:00:00 2017</text:p>
          </table:table-cell>
          <table:table-cell office:value-type="float" office:value="176.5">
            <text:p>176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01-17T05:00:00">
            <text:p>Tue Jan 17 05:00:00 2017</text:p>
          </table:table-cell>
          <table:table-cell office:value-type="float" office:value="184.8333">
            <text:p>184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7-01-17T06:00:00">
            <text:p>Tue Jan 17 06:00:00 2017</text:p>
          </table:table-cell>
          <table:table-cell office:value-type="float" office:value="178.1667">
            <text:p>178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7-01-21T01:00:00">
            <text:p>Sat Jan 21 01:00:00 2017</text:p>
          </table:table-cell>
          <table:table-cell office:value-type="float" office:value="236.8333">
            <text:p>236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21T02:00:00">
            <text:p>Sat Jan 21 02:00:00 2017</text:p>
          </table:table-cell>
          <table:table-cell office:value-type="float" office:value="174.6667">
            <text:p>17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01-21T22:00:00">
            <text:p>Sat Jan 21 22:00:00 2017</text:p>
          </table:table-cell>
          <table:table-cell office:value-type="float" office:value="186.3333">
            <text:p>186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01-21T23:00:00">
            <text:p>Sat Jan 21 23:00:00 2017</text:p>
          </table:table-cell>
          <table:table-cell office:value-type="float" office:value="196.6667">
            <text:p>196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7-01-22T04:00:00">
            <text:p>Sun Jan 22 04:00:00 2017</text:p>
          </table:table-cell>
          <table:table-cell office:value-type="float" office:value="225.0">
            <text:p>225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1-22T05:00:00">
            <text:p>Sun Jan 22 05:00:00 2017</text:p>
          </table:table-cell>
          <table:table-cell office:value-type="float" office:value="261.8333">
            <text:p>261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7-01-22T06:00:00">
            <text:p>Sun Jan 22 06:00:00 2017</text:p>
          </table:table-cell>
          <table:table-cell office:value-type="float" office:value="201.6667">
            <text:p>201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01-23T08:00:00">
            <text:p>Mon Jan 23 08:00:00 2017</text:p>
          </table:table-cell>
          <table:table-cell office:value-type="float" office:value="182.8333">
            <text:p>182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01-23T09:00:00">
            <text:p>Mon Jan 23 09:00:00 2017</text:p>
          </table:table-cell>
          <table:table-cell office:value-type="float" office:value="189.3333">
            <text:p>189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23T10:00:00">
            <text:p>Mon Jan 23 10:00:00 2017</text:p>
          </table:table-cell>
          <table:table-cell office:value-type="float" office:value="87.0">
            <text:p>87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23T21:00:00">
            <text:p>Mon Jan 23 21:00:00 2017</text:p>
          </table:table-cell>
          <table:table-cell office:value-type="float" office:value="180.8333">
            <text:p>180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01-23T22:00:00">
            <text:p>Mon Jan 23 22:00:00 2017</text:p>
          </table:table-cell>
          <table:table-cell office:value-type="float" office:value="181.5">
            <text:p>181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23T23:00:00">
            <text:p>Mon Jan 23 23:00:00 2017</text:p>
          </table:table-cell>
          <table:table-cell office:value-type="float" office:value="178.5">
            <text:p>178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01-24T20:00:00">
            <text:p>Tue Jan 24 20:00:00 2017</text:p>
          </table:table-cell>
          <table:table-cell office:value-type="float" office:value="182.8333">
            <text:p>182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1-24T21:00:00">
            <text:p>Tue Jan 24 21:00:00 2017</text:p>
          </table:table-cell>
          <table:table-cell office:value-type="float" office:value="170.8333">
            <text:p>170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24T22:00:00">
            <text:p>Tue Jan 24 22:00:00 2017</text:p>
          </table:table-cell>
          <table:table-cell office:value-type="float" office:value="129.0">
            <text:p>129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25T00:00:00">
            <text:p>Wed Jan 25 00:00:00 2017</text:p>
          </table:table-cell>
          <table:table-cell office:value-type="float" office:value="137.6667">
            <text:p>137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7-01-25T01:00:00">
            <text:p>Wed Jan 25 01:00:00 2017</text:p>
          </table:table-cell>
          <table:table-cell office:value-type="float" office:value="170.1667">
            <text:p>170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7-01-25T02:00:00">
            <text:p>Wed Jan 25 02:00:00 2017</text:p>
          </table:table-cell>
          <table:table-cell office:value-type="float" office:value="196.5">
            <text:p>196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7-01-25T03:00:00">
            <text:p>Wed Jan 25 03:00:00 2017</text:p>
          </table:table-cell>
          <table:table-cell office:value-type="float" office:value="189.1667">
            <text:p>189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7-01-25T20:00:00">
            <text:p>Wed Jan 25 20:00:00 2017</text:p>
          </table:table-cell>
          <table:table-cell office:value-type="float" office:value="171.3333">
            <text:p>171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5T21:00:00">
            <text:p>Wed Jan 25 21:00:00 2017</text:p>
          </table:table-cell>
          <table:table-cell office:value-type="float" office:value="213.5">
            <text:p>213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1-25T22:00:00">
            <text:p>Wed Jan 25 22:00:00 2017</text:p>
          </table:table-cell>
          <table:table-cell office:value-type="float" office:value="230.3333">
            <text:p>230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5T23:00:00">
            <text:p>Wed Jan 25 23:00:00 2017</text:p>
          </table:table-cell>
          <table:table-cell office:value-type="float" office:value="148.3333">
            <text:p>148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1-26T00:00:00">
            <text:p>Thu Jan 26 00:00:00 2017</text:p>
          </table:table-cell>
          <table:table-cell office:value-type="float" office:value="165.8">
            <text:p>165.8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01-26T01:00:00">
            <text:p>Thu Jan 26 01:00:00 2017</text:p>
          </table:table-cell>
          <table:table-cell office:value-type="float" office:value="165.1667">
            <text:p>165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1-26T02:00:00">
            <text:p>Thu Jan 26 02:00:00 2017</text:p>
          </table:table-cell>
          <table:table-cell office:value-type="float" office:value="182.8333">
            <text:p>182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01-26T03:00:00">
            <text:p>Thu Jan 26 03:00:00 2017</text:p>
          </table:table-cell>
          <table:table-cell office:value-type="float" office:value="196.8333">
            <text:p>196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01-26T04:00:00">
            <text:p>Thu Jan 26 04:00:00 2017</text:p>
          </table:table-cell>
          <table:table-cell office:value-type="float" office:value="153.0">
            <text:p>153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7-01-26T21:00:00">
            <text:p>Thu Jan 26 21:00:00 2017</text:p>
          </table:table-cell>
          <table:table-cell office:value-type="float" office:value="203.8333">
            <text:p>203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26T22:00:00">
            <text:p>Thu Jan 26 22:00:00 2017</text:p>
          </table:table-cell>
          <table:table-cell office:value-type="float" office:value="197.0">
            <text:p>197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01-26T23:00:00">
            <text:p>Thu Jan 26 23:00:00 2017</text:p>
          </table:table-cell>
          <table:table-cell office:value-type="float" office:value="169.3333">
            <text:p>169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01-29T21:00:00">
            <text:p>Sun Jan 29 21:00:00 2017</text:p>
          </table:table-cell>
          <table:table-cell office:value-type="float" office:value="201.6667">
            <text:p>201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9T22:00:00">
            <text:p>Sun Jan 29 22:00:00 2017</text:p>
          </table:table-cell>
          <table:table-cell office:value-type="float" office:value="155.1667">
            <text:p>155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29T23:00:00">
            <text:p>Sun Jan 29 23:00:00 2017</text:p>
          </table:table-cell>
          <table:table-cell office:value-type="float" office:value="152.1667">
            <text:p>152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1-30T20:00:00">
            <text:p>Mon Jan 30 20:00:00 2017</text:p>
          </table:table-cell>
          <table:table-cell office:value-type="float" office:value="229.8333">
            <text:p>229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01-30T21:00:00">
            <text:p>Mon Jan 30 21:00:00 2017</text:p>
          </table:table-cell>
          <table:table-cell office:value-type="float" office:value="192.8333">
            <text:p>192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01-30T22:00:00">
            <text:p>Mon Jan 30 22:00:00 2017</text:p>
          </table:table-cell>
          <table:table-cell office:value-type="float" office:value="164.8333">
            <text:p>164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01-30T23:00:00">
            <text:p>Mon Jan 30 23:00:00 2017</text:p>
          </table:table-cell>
          <table:table-cell office:value-type="float" office:value="198.0">
            <text:p>198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01-31T00:00:00">
            <text:p>Tue Jan 31 00:00:00 2017</text:p>
          </table:table-cell>
          <table:table-cell office:value-type="float" office:value="162.5">
            <text:p>162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31T21:00:00">
            <text:p>Tue Jan 31 21:00:00 2017</text:p>
          </table:table-cell>
          <table:table-cell office:value-type="float" office:value="155.0">
            <text:p>155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01-31T22:00:00">
            <text:p>Tue Jan 31 22:00:00 2017</text:p>
          </table:table-cell>
          <table:table-cell office:value-type="float" office:value="175.3333">
            <text:p>175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01-31T23:00:00">
            <text:p>Tue Jan 31 23:00:00 2017</text:p>
          </table:table-cell>
          <table:table-cell office:value-type="float" office:value="207.8333">
            <text:p>207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02-01T00:00:00">
            <text:p>Wed Feb  1 00:00:00 2017</text:p>
          </table:table-cell>
          <table:table-cell office:value-type="float" office:value="152.6667">
            <text:p>152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2-01T01:00:00">
            <text:p>Wed Feb  1 01:00:00 2017</text:p>
          </table:table-cell>
          <table:table-cell office:value-type="float" office:value="215.8333">
            <text:p>215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2-01T02:00:00">
            <text:p>Wed Feb  1 02:00:00 2017</text:p>
          </table:table-cell>
          <table:table-cell office:value-type="float" office:value="206.3333">
            <text:p>206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7-02-02T04:00:00">
            <text:p>Thu Feb  2 04:00:00 2017</text:p>
          </table:table-cell>
          <table:table-cell office:value-type="float" office:value="172.0">
            <text:p>172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7-02-09T20:00:00">
            <text:p>Thu Feb  9 20:00:00 2017</text:p>
          </table:table-cell>
          <table:table-cell office:value-type="float" office:value="220.5">
            <text:p>220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2-09T21:00:00">
            <text:p>Thu Feb  9 21:00:00 2017</text:p>
          </table:table-cell>
          <table:table-cell office:value-type="float" office:value="225.0">
            <text:p>225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2-09T22:00:00">
            <text:p>Thu Feb  9 22:00:00 2017</text:p>
          </table:table-cell>
          <table:table-cell office:value-type="float" office:value="212.3333">
            <text:p>212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2-09T23:00:00">
            <text:p>Thu Feb  9 23:00:00 2017</text:p>
          </table:table-cell>
          <table:table-cell office:value-type="float" office:value="235.0">
            <text:p>235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2-10T00:00:00">
            <text:p>Fri Feb 10 00:00:00 2017</text:p>
          </table:table-cell>
          <table:table-cell office:value-type="float" office:value="193.5">
            <text:p>193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02-13T14:00:00">
            <text:p>Mon Feb 13 14:00:00 2017</text:p>
          </table:table-cell>
          <table:table-cell office:value-type="float" office:value="274.5">
            <text:p>274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7-02-13T15:00:00">
            <text:p>Mon Feb 13 15:00:00 2017</text:p>
          </table:table-cell>
          <table:table-cell office:value-type="float" office:value="286.0">
            <text:p>286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02-13T16:00:00">
            <text:p>Mon Feb 13 16:00:00 2017</text:p>
          </table:table-cell>
          <table:table-cell office:value-type="float" office:value="301.1667">
            <text:p>301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7-02-13T17:00:00">
            <text:p>Mon Feb 13 17:00:00 2017</text:p>
          </table:table-cell>
          <table:table-cell office:value-type="float" office:value="299.5">
            <text:p>299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02-13T18:00:00">
            <text:p>Mon Feb 13 18:00:00 2017</text:p>
          </table:table-cell>
          <table:table-cell office:value-type="float" office:value="290.8333">
            <text:p>290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7-02-14T20:00:00">
            <text:p>Tue Feb 14 20:00:00 2017</text:p>
          </table:table-cell>
          <table:table-cell office:value-type="float" office:value="221.6667">
            <text:p>221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02-14T21:00:00">
            <text:p>Tue Feb 14 21:00:00 2017</text:p>
          </table:table-cell>
          <table:table-cell office:value-type="float" office:value="111.5">
            <text:p>111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02-14T22:00:00">
            <text:p>Tue Feb 14 22:00:00 2017</text:p>
          </table:table-cell>
          <table:table-cell office:value-type="float" office:value="183.3333">
            <text:p>183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2-18T02:00:00">
            <text:p>Sat Feb 18 02:00:00 2017</text:p>
          </table:table-cell>
          <table:table-cell office:value-type="float" office:value="167.3333">
            <text:p>167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2-18T22:00:00">
            <text:p>Sat Feb 18 22:00:00 2017</text:p>
          </table:table-cell>
          <table:table-cell office:value-type="float" office:value="196.5">
            <text:p>196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7-02-24T18:00:00">
            <text:p>Fri Feb 24 18:00:00 2017</text:p>
          </table:table-cell>
          <table:table-cell office:value-type="float" office:value="100.5">
            <text:p>100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7-02-24T21:00:00">
            <text:p>Fri Feb 24 21:00:00 2017</text:p>
          </table:table-cell>
          <table:table-cell office:value-type="float" office:value="213.8333">
            <text:p>213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2-26T04:00:00">
            <text:p>Sun Feb 26 04:00:00 2017</text:p>
          </table:table-cell>
          <table:table-cell office:value-type="float" office:value="116.8333">
            <text:p>116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3-02T21:00:00">
            <text:p>Thu Mar  2 21:00:00 2017</text:p>
          </table:table-cell>
          <table:table-cell office:value-type="float" office:value="157.5">
            <text:p>157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3-02T22:00:00">
            <text:p>Thu Mar  2 22:00:00 2017</text:p>
          </table:table-cell>
          <table:table-cell office:value-type="float" office:value="192.5">
            <text:p>192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3-02T23:00:00">
            <text:p>Thu Mar  2 23:00:00 2017</text:p>
          </table:table-cell>
          <table:table-cell office:value-type="float" office:value="210.8333">
            <text:p>210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3-03T00:00:00">
            <text:p>Fri Mar  3 00:00:00 2017</text:p>
          </table:table-cell>
          <table:table-cell office:value-type="float" office:value="172.8333">
            <text:p>172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3-06T21:00:00">
            <text:p>Mon Mar  6 21:00:00 2017</text:p>
          </table:table-cell>
          <table:table-cell office:value-type="float" office:value="226.8333">
            <text:p>226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3-06T22:00:00">
            <text:p>Mon Mar  6 22:00:00 2017</text:p>
          </table:table-cell>
          <table:table-cell office:value-type="float" office:value="189.5">
            <text:p>189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3-06T23:00:00">
            <text:p>Mon Mar  6 23:00:00 2017</text:p>
          </table:table-cell>
          <table:table-cell office:value-type="float" office:value="139.8333">
            <text:p>139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03-07T00:00:00">
            <text:p>Tue Mar  7 00:00:00 2017</text:p>
          </table:table-cell>
          <table:table-cell office:value-type="float" office:value="217.0">
            <text:p>217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3-07T01:00:00">
            <text:p>Tue Mar  7 01:00:00 2017</text:p>
          </table:table-cell>
          <table:table-cell office:value-type="float" office:value="147.1667">
            <text:p>147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03-07T02:00:00">
            <text:p>Tue Mar  7 02:00:00 2017</text:p>
          </table:table-cell>
          <table:table-cell office:value-type="float" office:value="149.5">
            <text:p>149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7-03-07T20:00:00">
            <text:p>Tue Mar  7 20:00:00 2017</text:p>
          </table:table-cell>
          <table:table-cell office:value-type="float" office:value="248.3333">
            <text:p>248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03-07T21:00:00">
            <text:p>Tue Mar  7 21:00:00 2017</text:p>
          </table:table-cell>
          <table:table-cell office:value-type="float" office:value="205.8333">
            <text:p>205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03-07T22:00:00">
            <text:p>Tue Mar  7 22:00:00 2017</text:p>
          </table:table-cell>
          <table:table-cell office:value-type="float" office:value="174.0">
            <text:p>174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03-07T23:00:00">
            <text:p>Tue Mar  7 23:00:00 2017</text:p>
          </table:table-cell>
          <table:table-cell office:value-type="float" office:value="217.8333">
            <text:p>217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7-03-08T00:00:00">
            <text:p>Wed Mar  8 00:00:00 2017</text:p>
          </table:table-cell>
          <table:table-cell office:value-type="float" office:value="176.6667">
            <text:p>176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3-09T21:00:00">
            <text:p>Thu Mar  9 21:00:00 2017</text:p>
          </table:table-cell>
          <table:table-cell office:value-type="float" office:value="164.0">
            <text:p>164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3-09T22:00:00">
            <text:p>Thu Mar  9 22:00:00 2017</text:p>
          </table:table-cell>
          <table:table-cell office:value-type="float" office:value="188.6667">
            <text:p>188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3-09T23:00:00">
            <text:p>Thu Mar  9 23:00:00 2017</text:p>
          </table:table-cell>
          <table:table-cell office:value-type="float" office:value="192.8333">
            <text:p>192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03-10T21:00:00">
            <text:p>Fri Mar 10 21:00:00 2017</text:p>
          </table:table-cell>
          <table:table-cell office:value-type="float" office:value="160.6667">
            <text:p>160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3-10T22:00:00">
            <text:p>Fri Mar 10 22:00:00 2017</text:p>
          </table:table-cell>
          <table:table-cell office:value-type="float" office:value="181.6667">
            <text:p>181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3-10T23:00:00">
            <text:p>Fri Mar 10 23:00:00 2017</text:p>
          </table:table-cell>
          <table:table-cell office:value-type="float" office:value="223.3333">
            <text:p>22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03-11T00:00:00">
            <text:p>Sat Mar 11 00:00:00 2017</text:p>
          </table:table-cell>
          <table:table-cell office:value-type="float" office:value="185.3333">
            <text:p>185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6-20T20:00:00">
            <text:p>Tue Jun 20 20:00:00 2017</text:p>
          </table:table-cell>
          <table:table-cell office:value-type="float" office:value="208.8333">
            <text:p>208.8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17-09-30T21:00:00">
            <text:p>Sat Sep 30 21:00:00 2017</text:p>
          </table:table-cell>
          <table:table-cell office:value-type="float" office:value="253.6667">
            <text:p>253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7-09-30T22:00:00">
            <text:p>Sat Sep 30 22:00:00 2017</text:p>
          </table:table-cell>
          <table:table-cell office:value-type="float" office:value="145.6667">
            <text:p>145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9-30T23:00:00">
            <text:p>Sat Sep 30 23:00:00 2017</text:p>
          </table:table-cell>
          <table:table-cell office:value-type="float" office:value="187.3333">
            <text:p>187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0-01T00:00:00">
            <text:p>Sun Oct  1 00:00:00 2017</text:p>
          </table:table-cell>
          <table:table-cell office:value-type="float" office:value="216.0">
            <text:p>216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10-01T01:00:00">
            <text:p>Sun Oct  1 01:00:00 2017</text:p>
          </table:table-cell>
          <table:table-cell office:value-type="float" office:value="131.3333">
            <text:p>131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7-10-02T22:00:00">
            <text:p>Mon Oct  2 22:00:00 2017</text:p>
          </table:table-cell>
          <table:table-cell office:value-type="float" office:value="244.5">
            <text:p>244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2T23:00:00">
            <text:p>Mon Oct  2 23:00:00 2017</text:p>
          </table:table-cell>
          <table:table-cell office:value-type="float" office:value="204.6667">
            <text:p>204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10-03T21:00:00">
            <text:p>Tue Oct  3 21:00:00 2017</text:p>
          </table:table-cell>
          <table:table-cell office:value-type="float" office:value="253.8333">
            <text:p>253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03T22:00:00">
            <text:p>Tue Oct  3 22:00:00 2017</text:p>
          </table:table-cell>
          <table:table-cell office:value-type="float" office:value="160.1667">
            <text:p>160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5T21:00:00">
            <text:p>Thu Oct  5 21:00:00 2017</text:p>
          </table:table-cell>
          <table:table-cell office:value-type="float" office:value="225.3333">
            <text:p>225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0-05T22:00:00">
            <text:p>Thu Oct  5 22:00:00 2017</text:p>
          </table:table-cell>
          <table:table-cell office:value-type="float" office:value="199.0">
            <text:p>199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0-05T23:00:00">
            <text:p>Thu Oct  5 23:00:00 2017</text:p>
          </table:table-cell>
          <table:table-cell office:value-type="float" office:value="205.6667">
            <text:p>205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6T00:00:00">
            <text:p>Fri Oct  6 00:00:00 2017</text:p>
          </table:table-cell>
          <table:table-cell office:value-type="float" office:value="159.1667">
            <text:p>159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0-06T01:00:00">
            <text:p>Fri Oct  6 01:00:00 2017</text:p>
          </table:table-cell>
          <table:table-cell office:value-type="float" office:value="172.8333">
            <text:p>172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10-06T21:00:00">
            <text:p>Fri Oct  6 21:00:00 2017</text:p>
          </table:table-cell>
          <table:table-cell office:value-type="float" office:value="231.3333">
            <text:p>231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6T22:00:00">
            <text:p>Fri Oct  6 22:00:00 2017</text:p>
          </table:table-cell>
          <table:table-cell office:value-type="float" office:value="178.5">
            <text:p>178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0-06T23:00:00">
            <text:p>Fri Oct  6 23:00:00 2017</text:p>
          </table:table-cell>
          <table:table-cell office:value-type="float" office:value="167.3333">
            <text:p>167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0-07T00:00:00">
            <text:p>Sat Oct  7 00:00:00 2017</text:p>
          </table:table-cell>
          <table:table-cell office:value-type="float" office:value="179.6667">
            <text:p>179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10-07T01:00:00">
            <text:p>Sat Oct  7 01:00:00 2017</text:p>
          </table:table-cell>
          <table:table-cell office:value-type="float" office:value="150.5">
            <text:p>150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10-07T02:00:00">
            <text:p>Sat Oct  7 02:00:00 2017</text:p>
          </table:table-cell>
          <table:table-cell office:value-type="float" office:value="223.8333">
            <text:p>223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7-10-08T21:00:00">
            <text:p>Sun Oct  8 21:00:00 2017</text:p>
          </table:table-cell>
          <table:table-cell office:value-type="float" office:value="215.8333">
            <text:p>215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0-08T23:00:00">
            <text:p>Sun Oct  8 23:00:00 2017</text:p>
          </table:table-cell>
          <table:table-cell office:value-type="float" office:value="158.5">
            <text:p>158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7-10-09T21:00:00">
            <text:p>Mon Oct  9 21:00:00 2017</text:p>
          </table:table-cell>
          <table:table-cell office:value-type="float" office:value="214.6667">
            <text:p>21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09T22:00:00">
            <text:p>Mon Oct  9 22:00:00 2017</text:p>
          </table:table-cell>
          <table:table-cell office:value-type="float" office:value="203.6667">
            <text:p>203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0-09T23:00:00">
            <text:p>Mon Oct  9 23:00:00 2017</text:p>
          </table:table-cell>
          <table:table-cell office:value-type="float" office:value="181.3333">
            <text:p>181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10-10T09:00:00">
            <text:p>Tue Oct 10 09:00:00 2017</text:p>
          </table:table-cell>
          <table:table-cell office:value-type="float" office:value="188.5">
            <text:p>188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0-10T21:00:00">
            <text:p>Tue Oct 10 21:00:00 2017</text:p>
          </table:table-cell>
          <table:table-cell office:value-type="float" office:value="247.1667">
            <text:p>247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0-10T22:00:00">
            <text:p>Tue Oct 10 22:00:00 2017</text:p>
          </table:table-cell>
          <table:table-cell office:value-type="float" office:value="210.5">
            <text:p>210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0T23:00:00">
            <text:p>Tue Oct 10 23:00:00 2017</text:p>
          </table:table-cell>
          <table:table-cell office:value-type="float" office:value="203.3333">
            <text:p>203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10-11T21:00:00">
            <text:p>Wed Oct 11 21:00:00 2017</text:p>
          </table:table-cell>
          <table:table-cell office:value-type="float" office:value="238.1667">
            <text:p>238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0-13T21:00:00">
            <text:p>Fri Oct 13 21:00:00 2017</text:p>
          </table:table-cell>
          <table:table-cell office:value-type="float" office:value="217.3333">
            <text:p>217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0-13T22:00:00">
            <text:p>Fri Oct 13 22:00:00 2017</text:p>
          </table:table-cell>
          <table:table-cell office:value-type="float" office:value="239.0">
            <text:p>239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0-13T23:00:00">
            <text:p>Fri Oct 13 23:00:00 2017</text:p>
          </table:table-cell>
          <table:table-cell office:value-type="float" office:value="214.5">
            <text:p>214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4T00:00:00">
            <text:p>Sat Oct 14 00:00:00 2017</text:p>
          </table:table-cell>
          <table:table-cell office:value-type="float" office:value="197.6667">
            <text:p>197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0-14T01:00:00">
            <text:p>Sat Oct 14 01:00:00 2017</text:p>
          </table:table-cell>
          <table:table-cell office:value-type="float" office:value="184.3333">
            <text:p>184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0-14T02:00:00">
            <text:p>Sat Oct 14 02:00:00 2017</text:p>
          </table:table-cell>
          <table:table-cell office:value-type="float" office:value="209.1667">
            <text:p>209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0-14T03:00:00">
            <text:p>Sat Oct 14 03:00:00 2017</text:p>
          </table:table-cell>
          <table:table-cell office:value-type="float" office:value="173.0">
            <text:p>173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10-14T21:00:00">
            <text:p>Sat Oct 14 21:00:00 2017</text:p>
          </table:table-cell>
          <table:table-cell office:value-type="float" office:value="215.5">
            <text:p>215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0-14T22:00:00">
            <text:p>Sat Oct 14 22:00:00 2017</text:p>
          </table:table-cell>
          <table:table-cell office:value-type="float" office:value="228.1667">
            <text:p>228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4T23:00:00">
            <text:p>Sat Oct 14 23:00:00 2017</text:p>
          </table:table-cell>
          <table:table-cell office:value-type="float" office:value="212.5">
            <text:p>212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5T00:00:00">
            <text:p>Sun Oct 15 00:00:00 2017</text:p>
          </table:table-cell>
          <table:table-cell office:value-type="float" office:value="185.6667">
            <text:p>185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10-15T01:00:00">
            <text:p>Sun Oct 15 01:00:00 2017</text:p>
          </table:table-cell>
          <table:table-cell office:value-type="float" office:value="182.3333">
            <text:p>182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7-10-18T08:00:00">
            <text:p>Wed Oct 18 08:00:00 2017</text:p>
          </table:table-cell>
          <table:table-cell office:value-type="float" office:value="199.0">
            <text:p>199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7-10-18T09:00:00">
            <text:p>Wed Oct 18 09:00:00 2017</text:p>
          </table:table-cell>
          <table:table-cell office:value-type="float" office:value="204.8333">
            <text:p>204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10-20T22:00:00">
            <text:p>Fri Oct 20 22:00:00 2017</text:p>
          </table:table-cell>
          <table:table-cell office:value-type="float" office:value="187.5">
            <text:p>187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20T23:00:00">
            <text:p>Fri Oct 20 23:00:00 2017</text:p>
          </table:table-cell>
          <table:table-cell office:value-type="float" office:value="233.6667">
            <text:p>233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21T00:00:00">
            <text:p>Sat Oct 21 00:00:00 2017</text:p>
          </table:table-cell>
          <table:table-cell office:value-type="float" office:value="206.5">
            <text:p>20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0-21T01:00:00">
            <text:p>Sat Oct 21 01:00:00 2017</text:p>
          </table:table-cell>
          <table:table-cell office:value-type="float" office:value="172.3333">
            <text:p>17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0-21T02:00:00">
            <text:p>Sat Oct 21 02:00:00 2017</text:p>
          </table:table-cell>
          <table:table-cell office:value-type="float" office:value="204.0">
            <text:p>204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0-21T03:00:00">
            <text:p>Sat Oct 21 03:00:00 2017</text:p>
          </table:table-cell>
          <table:table-cell office:value-type="float" office:value="163.8333">
            <text:p>163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10-30T11:00:00">
            <text:p>Mon Oct 30 11:00:00 2017</text:p>
          </table:table-cell>
          <table:table-cell office:value-type="float" office:value="130.1667">
            <text:p>130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7-10-30T20:00:00">
            <text:p>Mon Oct 30 20:00:00 2017</text:p>
          </table:table-cell>
          <table:table-cell office:value-type="float" office:value="213.1667">
            <text:p>213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0-30T23:00:00">
            <text:p>Mon Oct 30 23:00:00 2017</text:p>
          </table:table-cell>
          <table:table-cell office:value-type="float" office:value="190.8333">
            <text:p>190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10-31T19:00:00">
            <text:p>Tue Oct 31 19:00:00 2017</text:p>
          </table:table-cell>
          <table:table-cell office:value-type="float" office:value="275.5">
            <text:p>275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7-10-31T20:00:00">
            <text:p>Tue Oct 31 20:00:00 2017</text:p>
          </table:table-cell>
          <table:table-cell office:value-type="float" office:value="243.5">
            <text:p>243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10-31T21:00:00">
            <text:p>Tue Oct 31 21:00:00 2017</text:p>
          </table:table-cell>
          <table:table-cell office:value-type="float" office:value="153.8333">
            <text:p>153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10-31T22:00:00">
            <text:p>Tue Oct 31 22:00:00 2017</text:p>
          </table:table-cell>
          <table:table-cell office:value-type="float" office:value="153.5">
            <text:p>153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7-10-31T23:00:00">
            <text:p>Tue Oct 31 23:00:00 2017</text:p>
          </table:table-cell>
          <table:table-cell office:value-type="float" office:value="216.3333">
            <text:p>216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1-01T00:00:00">
            <text:p>Wed Nov  1 00:00:00 2017</text:p>
          </table:table-cell>
          <table:table-cell office:value-type="float" office:value="199.8333">
            <text:p>199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11-02T19:00:00">
            <text:p>Thu Nov  2 19:00:00 2017</text:p>
          </table:table-cell>
          <table:table-cell office:value-type="float" office:value="214.3333">
            <text:p>214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11-02T20:00:00">
            <text:p>Thu Nov  2 20:00:00 2017</text:p>
          </table:table-cell>
          <table:table-cell office:value-type="float" office:value="191.3333">
            <text:p>191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1-02T21:00:00">
            <text:p>Thu Nov  2 21:00:00 2017</text:p>
          </table:table-cell>
          <table:table-cell office:value-type="float" office:value="176.5">
            <text:p>176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1-02T22:00:00">
            <text:p>Thu Nov  2 22:00:00 2017</text:p>
          </table:table-cell>
          <table:table-cell office:value-type="float" office:value="146.3333">
            <text:p>146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11-02T23:00:00">
            <text:p>Thu Nov  2 23:00:00 2017</text:p>
          </table:table-cell>
          <table:table-cell office:value-type="float" office:value="177.1667">
            <text:p>177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1-03T00:00:00">
            <text:p>Fri Nov  3 00:00:00 2017</text:p>
          </table:table-cell>
          <table:table-cell office:value-type="float" office:value="192.6667">
            <text:p>192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1-03T01:00:00">
            <text:p>Fri Nov  3 01:00:00 2017</text:p>
          </table:table-cell>
          <table:table-cell office:value-type="float" office:value="135.5">
            <text:p>135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7-11-03T02:00:00">
            <text:p>Fri Nov  3 02:00:00 2017</text:p>
          </table:table-cell>
          <table:table-cell office:value-type="float" office:value="156.6667">
            <text:p>156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7-11-03T18:00:00">
            <text:p>Fri Nov  3 18:00:00 2017</text:p>
          </table:table-cell>
          <table:table-cell office:value-type="float" office:value="163.1667">
            <text:p>163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7-11-03T19:00:00">
            <text:p>Fri Nov  3 19:00:00 2017</text:p>
          </table:table-cell>
          <table:table-cell office:value-type="float" office:value="221.0">
            <text:p>221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7-11-03T20:00:00">
            <text:p>Fri Nov  3 20:00:00 2017</text:p>
          </table:table-cell>
          <table:table-cell office:value-type="float" office:value="285.3333">
            <text:p>285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7-11-03T21:00:00">
            <text:p>Fri Nov  3 21:00:00 2017</text:p>
          </table:table-cell>
          <table:table-cell office:value-type="float" office:value="221.1667">
            <text:p>221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7-11-03T22:00:00">
            <text:p>Fri Nov  3 22:00:00 2017</text:p>
          </table:table-cell>
          <table:table-cell office:value-type="float" office:value="227.0">
            <text:p>227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7-11-03T23:00:00">
            <text:p>Fri Nov  3 23:00:00 2017</text:p>
          </table:table-cell>
          <table:table-cell office:value-type="float" office:value="235.8333">
            <text:p>235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11-04T00:00:00">
            <text:p>Sat Nov  4 00:00:00 2017</text:p>
          </table:table-cell>
          <table:table-cell office:value-type="float" office:value="243.1667">
            <text:p>243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7-11-08T20:00:00">
            <text:p>Wed Nov  8 20:00:00 2017</text:p>
          </table:table-cell>
          <table:table-cell office:value-type="float" office:value="221.0">
            <text:p>221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1-10T20:00:00">
            <text:p>Fri Nov 10 20:00:00 2017</text:p>
          </table:table-cell>
          <table:table-cell office:value-type="float" office:value="210.6667">
            <text:p>210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1-10T21:00:00">
            <text:p>Fri Nov 10 21:00:00 2017</text:p>
          </table:table-cell>
          <table:table-cell office:value-type="float" office:value="179.5">
            <text:p>179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0T22:00:00">
            <text:p>Fri Nov 10 22:00:00 2017</text:p>
          </table:table-cell>
          <table:table-cell office:value-type="float" office:value="173.8333">
            <text:p>173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0T23:00:00">
            <text:p>Fri Nov 10 23:00:00 2017</text:p>
          </table:table-cell>
          <table:table-cell office:value-type="float" office:value="144.8333">
            <text:p>144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1-11T00:00:00">
            <text:p>Sat Nov 11 00:00:00 2017</text:p>
          </table:table-cell>
          <table:table-cell office:value-type="float" office:value="202.0">
            <text:p>202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1T20:00:00">
            <text:p>Sat Nov 11 20:00:00 2017</text:p>
          </table:table-cell>
          <table:table-cell office:value-type="float" office:value="194.5">
            <text:p>194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11-11T22:00:00">
            <text:p>Sat Nov 11 22:00:00 2017</text:p>
          </table:table-cell>
          <table:table-cell office:value-type="float" office:value="163.5">
            <text:p>163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1-11T23:00:00">
            <text:p>Sat Nov 11 23:00:00 2017</text:p>
          </table:table-cell>
          <table:table-cell office:value-type="float" office:value="129.3333">
            <text:p>129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12T00:00:00">
            <text:p>Sun Nov 12 00:00:00 2017</text:p>
          </table:table-cell>
          <table:table-cell office:value-type="float" office:value="136.0">
            <text:p>136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11-12T04:00:00">
            <text:p>Sun Nov 12 04:00:00 2017</text:p>
          </table:table-cell>
          <table:table-cell office:value-type="float" office:value="217.1667">
            <text:p>217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2T05:00:00">
            <text:p>Sun Nov 12 05:00:00 2017</text:p>
          </table:table-cell>
          <table:table-cell office:value-type="float" office:value="148.6667">
            <text:p>148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2T20:00:00">
            <text:p>Sun Nov 12 20:00:00 2017</text:p>
          </table:table-cell>
          <table:table-cell office:value-type="float" office:value="185.1667">
            <text:p>185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2T21:00:00">
            <text:p>Sun Nov 12 21:00:00 2017</text:p>
          </table:table-cell>
          <table:table-cell office:value-type="float" office:value="164.1667">
            <text:p>164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2T22:00:00">
            <text:p>Sun Nov 12 22:00:00 2017</text:p>
          </table:table-cell>
          <table:table-cell office:value-type="float" office:value="181.1667">
            <text:p>181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1-12T23:00:00">
            <text:p>Sun Nov 12 23:00:00 2017</text:p>
          </table:table-cell>
          <table:table-cell office:value-type="float" office:value="145.6667">
            <text:p>145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1-13T02:00:00">
            <text:p>Mon Nov 13 02:00:00 2017</text:p>
          </table:table-cell>
          <table:table-cell office:value-type="float" office:value="228.5">
            <text:p>228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1-14T20:00:00">
            <text:p>Tue Nov 14 20:00:00 2017</text:p>
          </table:table-cell>
          <table:table-cell office:value-type="float" office:value="178.0">
            <text:p>17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11-14T21:00:00">
            <text:p>Tue Nov 14 21:00:00 2017</text:p>
          </table:table-cell>
          <table:table-cell office:value-type="float" office:value="159.6667">
            <text:p>159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11-15T19:00:00">
            <text:p>Wed Nov 15 19:00:00 2017</text:p>
          </table:table-cell>
          <table:table-cell office:value-type="float" office:value="232.6667">
            <text:p>232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5T22:00:00">
            <text:p>Wed Nov 15 22:00:00 2017</text:p>
          </table:table-cell>
          <table:table-cell office:value-type="float" office:value="138.1667">
            <text:p>138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11-15T23:00:00">
            <text:p>Wed Nov 15 23:00:00 2017</text:p>
          </table:table-cell>
          <table:table-cell office:value-type="float" office:value="178.8333">
            <text:p>178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6T19:00:00">
            <text:p>Thu Nov 16 19:00:00 2017</text:p>
          </table:table-cell>
          <table:table-cell office:value-type="float" office:value="224.5">
            <text:p>224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1-16T20:00:00">
            <text:p>Thu Nov 16 20:00:00 2017</text:p>
          </table:table-cell>
          <table:table-cell office:value-type="float" office:value="202.6667">
            <text:p>202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1-16T21:00:00">
            <text:p>Thu Nov 16 21:00:00 2017</text:p>
          </table:table-cell>
          <table:table-cell office:value-type="float" office:value="171.8333">
            <text:p>171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1-16T22:00:00">
            <text:p>Thu Nov 16 22:00:00 2017</text:p>
          </table:table-cell>
          <table:table-cell office:value-type="float" office:value="188.0">
            <text:p>18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16T23:00:00">
            <text:p>Thu Nov 16 23:00:00 2017</text:p>
          </table:table-cell>
          <table:table-cell office:value-type="float" office:value="196.1667">
            <text:p>196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7T00:00:00">
            <text:p>Fri Nov 17 00:00:00 2017</text:p>
          </table:table-cell>
          <table:table-cell office:value-type="float" office:value="161.6667">
            <text:p>161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1-17T19:00:00">
            <text:p>Fri Nov 17 19:00:00 2017</text:p>
          </table:table-cell>
          <table:table-cell office:value-type="float" office:value="221.8333">
            <text:p>221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7T20:00:00">
            <text:p>Fri Nov 17 20:00:00 2017</text:p>
          </table:table-cell>
          <table:table-cell office:value-type="float" office:value="212.6667">
            <text:p>212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7T21:00:00">
            <text:p>Fri Nov 17 21:00:00 2017</text:p>
          </table:table-cell>
          <table:table-cell office:value-type="float" office:value="181.0">
            <text:p>181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17T22:00:00">
            <text:p>Fri Nov 17 22:00:00 2017</text:p>
          </table:table-cell>
          <table:table-cell office:value-type="float" office:value="175.3333">
            <text:p>175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7T23:00:00">
            <text:p>Fri Nov 17 23:00:00 2017</text:p>
          </table:table-cell>
          <table:table-cell office:value-type="float" office:value="235.5">
            <text:p>235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18T00:00:00">
            <text:p>Sat Nov 18 00:00:00 2017</text:p>
          </table:table-cell>
          <table:table-cell office:value-type="float" office:value="174.5">
            <text:p>174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8T01:00:00">
            <text:p>Sat Nov 18 01:00:00 2017</text:p>
          </table:table-cell>
          <table:table-cell office:value-type="float" office:value="189.0">
            <text:p>189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8T02:00:00">
            <text:p>Sat Nov 18 02:00:00 2017</text:p>
          </table:table-cell>
          <table:table-cell office:value-type="float" office:value="123.0">
            <text:p>123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1-18T03:00:00">
            <text:p>Sat Nov 18 03:00:00 2017</text:p>
          </table:table-cell>
          <table:table-cell office:value-type="float" office:value="193.1667">
            <text:p>193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11-18T19:00:00">
            <text:p>Sat Nov 18 19:00:00 2017</text:p>
          </table:table-cell>
          <table:table-cell office:value-type="float" office:value="247.0">
            <text:p>247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8T20:00:00">
            <text:p>Sat Nov 18 20:00:00 2017</text:p>
          </table:table-cell>
          <table:table-cell office:value-type="float" office:value="184.6667">
            <text:p>184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11-18T21:00:00">
            <text:p>Sat Nov 18 21:00:00 2017</text:p>
          </table:table-cell>
          <table:table-cell office:value-type="float" office:value="197.0">
            <text:p>197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18T22:00:00">
            <text:p>Sat Nov 18 22:00:00 2017</text:p>
          </table:table-cell>
          <table:table-cell office:value-type="float" office:value="224.1667">
            <text:p>224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11-18T23:00:00">
            <text:p>Sat Nov 18 23:00:00 2017</text:p>
          </table:table-cell>
          <table:table-cell office:value-type="float" office:value="167.1667">
            <text:p>167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1-19T00:00:00">
            <text:p>Sun Nov 19 00:00:00 2017</text:p>
          </table:table-cell>
          <table:table-cell office:value-type="float" office:value="171.5">
            <text:p>171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19T19:00:00">
            <text:p>Sun Nov 19 19:00:00 2017</text:p>
          </table:table-cell>
          <table:table-cell office:value-type="float" office:value="232.0">
            <text:p>23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19T20:00:00">
            <text:p>Sun Nov 19 20:00:00 2017</text:p>
          </table:table-cell>
          <table:table-cell office:value-type="float" office:value="185.1667">
            <text:p>185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9T21:00:00">
            <text:p>Sun Nov 19 21:00:00 2017</text:p>
          </table:table-cell>
          <table:table-cell office:value-type="float" office:value="207.0">
            <text:p>207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11-20T01:00:00">
            <text:p>Mon Nov 20 01:00:00 2017</text:p>
          </table:table-cell>
          <table:table-cell office:value-type="float" office:value="229.8333">
            <text:p>229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11-20T02:00:00">
            <text:p>Mon Nov 20 02:00:00 2017</text:p>
          </table:table-cell>
          <table:table-cell office:value-type="float" office:value="149.6667">
            <text:p>149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11-20T03:00:00">
            <text:p>Mon Nov 20 03:00:00 2017</text:p>
          </table:table-cell>
          <table:table-cell office:value-type="float" office:value="170.5">
            <text:p>170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11-20T04:00:00">
            <text:p>Mon Nov 20 04:00:00 2017</text:p>
          </table:table-cell>
          <table:table-cell office:value-type="float" office:value="185.8333">
            <text:p>185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7-11-20T05:00:00">
            <text:p>Mon Nov 20 05:00:00 2017</text:p>
          </table:table-cell>
          <table:table-cell office:value-type="float" office:value="141.5">
            <text:p>141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7-11-20T06:00:00">
            <text:p>Mon Nov 20 06:00:00 2017</text:p>
          </table:table-cell>
          <table:table-cell office:value-type="float" office:value="233.0">
            <text:p>233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11-20T18:00:00">
            <text:p>Mon Nov 20 18:00:00 2017</text:p>
          </table:table-cell>
          <table:table-cell office:value-type="float" office:value="244.8333">
            <text:p>244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11-20T19:00:00">
            <text:p>Mon Nov 20 19:00:00 2017</text:p>
          </table:table-cell>
          <table:table-cell office:value-type="float" office:value="235.0">
            <text:p>235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20T20:00:00">
            <text:p>Mon Nov 20 20:00:00 2017</text:p>
          </table:table-cell>
          <table:table-cell office:value-type="float" office:value="146.1667">
            <text:p>146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21T18:00:00">
            <text:p>Tue Nov 21 18:00:00 2017</text:p>
          </table:table-cell>
          <table:table-cell office:value-type="float" office:value="248.3333">
            <text:p>248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21T19:00:00">
            <text:p>Tue Nov 21 19:00:00 2017</text:p>
          </table:table-cell>
          <table:table-cell office:value-type="float" office:value="242.0">
            <text:p>242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1-21T20:00:00">
            <text:p>Tue Nov 21 20:00:00 2017</text:p>
          </table:table-cell>
          <table:table-cell office:value-type="float" office:value="213.8333">
            <text:p>213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1-21T21:00:00">
            <text:p>Tue Nov 21 21:00:00 2017</text:p>
          </table:table-cell>
          <table:table-cell office:value-type="float" office:value="234.6667">
            <text:p>234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21T22:00:00">
            <text:p>Tue Nov 21 22:00:00 2017</text:p>
          </table:table-cell>
          <table:table-cell office:value-type="float" office:value="221.8333">
            <text:p>221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11-21T23:00:00">
            <text:p>Tue Nov 21 23:00:00 2017</text:p>
          </table:table-cell>
          <table:table-cell office:value-type="float" office:value="182.8333">
            <text:p>182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1-22T00:00:00">
            <text:p>Wed Nov 22 00:00:00 2017</text:p>
          </table:table-cell>
          <table:table-cell office:value-type="float" office:value="206.3333">
            <text:p>206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1-22T01:00:00">
            <text:p>Wed Nov 22 01:00:00 2017</text:p>
          </table:table-cell>
          <table:table-cell office:value-type="float" office:value="190.5">
            <text:p>190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1-22T02:00:00">
            <text:p>Wed Nov 22 02:00:00 2017</text:p>
          </table:table-cell>
          <table:table-cell office:value-type="float" office:value="198.0">
            <text:p>198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11-22T18:00:00">
            <text:p>Wed Nov 22 18:00:00 2017</text:p>
          </table:table-cell>
          <table:table-cell office:value-type="float" office:value="233.1667">
            <text:p>233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1-22T19:00:00">
            <text:p>Wed Nov 22 19:00:00 2017</text:p>
          </table:table-cell>
          <table:table-cell office:value-type="float" office:value="242.5">
            <text:p>242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1-22T20:00:00">
            <text:p>Wed Nov 22 20:00:00 2017</text:p>
          </table:table-cell>
          <table:table-cell office:value-type="float" office:value="203.8333">
            <text:p>203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22T21:00:00">
            <text:p>Wed Nov 22 21:00:00 2017</text:p>
          </table:table-cell>
          <table:table-cell office:value-type="float" office:value="131.8333">
            <text:p>131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2T22:00:00">
            <text:p>Wed Nov 22 22:00:00 2017</text:p>
          </table:table-cell>
          <table:table-cell office:value-type="float" office:value="167.0">
            <text:p>167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11-22T23:00:00">
            <text:p>Wed Nov 22 23:00:00 2017</text:p>
          </table:table-cell>
          <table:table-cell office:value-type="float" office:value="169.6667">
            <text:p>169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11-23T00:00:00">
            <text:p>Thu Nov 23 00:00:00 2017</text:p>
          </table:table-cell>
          <table:table-cell office:value-type="float" office:value="159.1667">
            <text:p>159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7-11-23T01:00:00">
            <text:p>Thu Nov 23 01:00:00 2017</text:p>
          </table:table-cell>
          <table:table-cell office:value-type="float" office:value="159.0">
            <text:p>159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7-11-23T02:00:00">
            <text:p>Thu Nov 23 02:00:00 2017</text:p>
          </table:table-cell>
          <table:table-cell office:value-type="float" office:value="189.5">
            <text:p>189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11-23T03:00:00">
            <text:p>Thu Nov 23 03:00:00 2017</text:p>
          </table:table-cell>
          <table:table-cell office:value-type="float" office:value="197.0">
            <text:p>197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7-11-23T04:00:00">
            <text:p>Thu Nov 23 04:00:00 2017</text:p>
          </table:table-cell>
          <table:table-cell office:value-type="float" office:value="196.3333">
            <text:p>196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11-23T05:00:00">
            <text:p>Thu Nov 23 05:00:00 2017</text:p>
          </table:table-cell>
          <table:table-cell office:value-type="float" office:value="195.0">
            <text:p>195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11-23T08:00:00">
            <text:p>Thu Nov 23 08:00:00 2017</text:p>
          </table:table-cell>
          <table:table-cell office:value-type="float" office:value="251.5">
            <text:p>251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23T10:00:00">
            <text:p>Thu Nov 23 10:00:00 2017</text:p>
          </table:table-cell>
          <table:table-cell office:value-type="float" office:value="173.0">
            <text:p>17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23T11:00:00">
            <text:p>Thu Nov 23 11:00:00 2017</text:p>
          </table:table-cell>
          <table:table-cell office:value-type="float" office:value="122.3333">
            <text:p>122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23T19:00:00">
            <text:p>Thu Nov 23 19:00:00 2017</text:p>
          </table:table-cell>
          <table:table-cell office:value-type="float" office:value="189.3333">
            <text:p>189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23T20:00:00">
            <text:p>Thu Nov 23 20:00:00 2017</text:p>
          </table:table-cell>
          <table:table-cell office:value-type="float" office:value="159.6667">
            <text:p>159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23T21:00:00">
            <text:p>Thu Nov 23 21:00:00 2017</text:p>
          </table:table-cell>
          <table:table-cell office:value-type="float" office:value="146.1667">
            <text:p>146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11-23T22:00:00">
            <text:p>Thu Nov 23 22:00:00 2017</text:p>
          </table:table-cell>
          <table:table-cell office:value-type="float" office:value="203.3333">
            <text:p>20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23T23:00:00">
            <text:p>Thu Nov 23 23:00:00 2017</text:p>
          </table:table-cell>
          <table:table-cell office:value-type="float" office:value="177.6667">
            <text:p>177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24T01:00:00">
            <text:p>Fri Nov 24 01:00:00 2017</text:p>
          </table:table-cell>
          <table:table-cell office:value-type="float" office:value="231.6667">
            <text:p>231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24T02:00:00">
            <text:p>Fri Nov 24 02:00:00 2017</text:p>
          </table:table-cell>
          <table:table-cell office:value-type="float" office:value="265.1667">
            <text:p>265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11-24T03:00:00">
            <text:p>Fri Nov 24 03:00:00 2017</text:p>
          </table:table-cell>
          <table:table-cell office:value-type="float" office:value="142.3333">
            <text:p>142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11-24T09:00:00">
            <text:p>Fri Nov 24 09:00:00 2017</text:p>
          </table:table-cell>
          <table:table-cell office:value-type="float" office:value="184.6667">
            <text:p>184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24T10:00:00">
            <text:p>Fri Nov 24 10:00:00 2017</text:p>
          </table:table-cell>
          <table:table-cell office:value-type="float" office:value="194.8333">
            <text:p>194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24T19:00:00">
            <text:p>Fri Nov 24 19:00:00 2017</text:p>
          </table:table-cell>
          <table:table-cell office:value-type="float" office:value="243.1667">
            <text:p>243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24T20:00:00">
            <text:p>Fri Nov 24 20:00:00 2017</text:p>
          </table:table-cell>
          <table:table-cell office:value-type="float" office:value="217.6667">
            <text:p>217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24T21:00:00">
            <text:p>Fri Nov 24 21:00:00 2017</text:p>
          </table:table-cell>
          <table:table-cell office:value-type="float" office:value="190.8333">
            <text:p>190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1-24T22:00:00">
            <text:p>Fri Nov 24 22:00:00 2017</text:p>
          </table:table-cell>
          <table:table-cell office:value-type="float" office:value="160.1667">
            <text:p>160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11-25T02:00:00">
            <text:p>Sat Nov 25 02:00:00 2017</text:p>
          </table:table-cell>
          <table:table-cell office:value-type="float" office:value="222.3333">
            <text:p>22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25T07:00:00">
            <text:p>Sat Nov 25 07:00:00 2017</text:p>
          </table:table-cell>
          <table:table-cell office:value-type="float" office:value="196.8333">
            <text:p>196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1-25T17:00:00">
            <text:p>Sat Nov 25 17:00:00 2017</text:p>
          </table:table-cell>
          <table:table-cell office:value-type="float" office:value="136.1667">
            <text:p>136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7-11-25T23:00:00">
            <text:p>Sat Nov 25 23:00:00 2017</text:p>
          </table:table-cell>
          <table:table-cell office:value-type="float" office:value="157.8333">
            <text:p>157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1-26T01:00:00">
            <text:p>Sun Nov 26 01:00:00 2017</text:p>
          </table:table-cell>
          <table:table-cell office:value-type="float" office:value="188.6667">
            <text:p>18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1-26T02:00:00">
            <text:p>Sun Nov 26 02:00:00 2017</text:p>
          </table:table-cell>
          <table:table-cell office:value-type="float" office:value="207.3333">
            <text:p>207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26T04:00:00">
            <text:p>Sun Nov 26 04:00:00 2017</text:p>
          </table:table-cell>
          <table:table-cell office:value-type="float" office:value="190.8333">
            <text:p>190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1-30T22:00:00">
            <text:p>Thu Nov 30 22:00:00 2017</text:p>
          </table:table-cell>
          <table:table-cell office:value-type="float" office:value="190.5">
            <text:p>190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7-12-02T22:00:00">
            <text:p>Sat Dec  2 22:00:00 2017</text:p>
          </table:table-cell>
          <table:table-cell office:value-type="float" office:value="136.8333">
            <text:p>136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12-02T23:00:00">
            <text:p>Sat Dec  2 23:00:00 2017</text:p>
          </table:table-cell>
          <table:table-cell office:value-type="float" office:value="153.8333">
            <text:p>15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03T00:00:00">
            <text:p>Sun Dec  3 00:00:00 2017</text:p>
          </table:table-cell>
          <table:table-cell office:value-type="float" office:value="150.0">
            <text:p>150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2-04T19:00:00">
            <text:p>Mon Dec  4 19:00:00 2017</text:p>
          </table:table-cell>
          <table:table-cell office:value-type="float" office:value="212.8333">
            <text:p>212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04T20:00:00">
            <text:p>Mon Dec  4 20:00:00 2017</text:p>
          </table:table-cell>
          <table:table-cell office:value-type="float" office:value="119.0">
            <text:p>119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12-04T21:00:00">
            <text:p>Mon Dec  4 21:00:00 2017</text:p>
          </table:table-cell>
          <table:table-cell office:value-type="float" office:value="148.6667">
            <text:p>148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2-05T10:00:00">
            <text:p>Tue Dec  5 10:00:00 2017</text:p>
          </table:table-cell>
          <table:table-cell office:value-type="float" office:value="240.8333">
            <text:p>240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2-05T18:00:00">
            <text:p>Tue Dec  5 18:00:00 2017</text:p>
          </table:table-cell>
          <table:table-cell office:value-type="float" office:value="230.3333">
            <text:p>230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7-12-05T19:00:00">
            <text:p>Tue Dec  5 19:00:00 2017</text:p>
          </table:table-cell>
          <table:table-cell office:value-type="float" office:value="214.0">
            <text:p>214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2-05T21:00:00">
            <text:p>Tue Dec  5 21:00:00 2017</text:p>
          </table:table-cell>
          <table:table-cell office:value-type="float" office:value="153.6667">
            <text:p>15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5T22:00:00">
            <text:p>Tue Dec  5 22:00:00 2017</text:p>
          </table:table-cell>
          <table:table-cell office:value-type="float" office:value="218.1667">
            <text:p>218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05T23:00:00">
            <text:p>Tue Dec  5 23:00:00 2017</text:p>
          </table:table-cell>
          <table:table-cell office:value-type="float" office:value="210.6667">
            <text:p>210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06T00:00:00">
            <text:p>Wed Dec  6 00:00:00 2017</text:p>
          </table:table-cell>
          <table:table-cell office:value-type="float" office:value="198.5">
            <text:p>198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6T01:00:00">
            <text:p>Wed Dec  6 01:00:00 2017</text:p>
          </table:table-cell>
          <table:table-cell office:value-type="float" office:value="214.3333">
            <text:p>214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06T02:00:00">
            <text:p>Wed Dec  6 02:00:00 2017</text:p>
          </table:table-cell>
          <table:table-cell office:value-type="float" office:value="229.5">
            <text:p>229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06T03:00:00">
            <text:p>Wed Dec  6 03:00:00 2017</text:p>
          </table:table-cell>
          <table:table-cell office:value-type="float" office:value="228.8333">
            <text:p>228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06T19:00:00">
            <text:p>Wed Dec  6 19:00:00 2017</text:p>
          </table:table-cell>
          <table:table-cell office:value-type="float" office:value="233.6667">
            <text:p>233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06T20:00:00">
            <text:p>Wed Dec  6 20:00:00 2017</text:p>
          </table:table-cell>
          <table:table-cell office:value-type="float" office:value="180.5">
            <text:p>180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6T21:00:00">
            <text:p>Wed Dec  6 21:00:00 2017</text:p>
          </table:table-cell>
          <table:table-cell office:value-type="float" office:value="220.1667">
            <text:p>220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06T22:00:00">
            <text:p>Wed Dec  6 22:00:00 2017</text:p>
          </table:table-cell>
          <table:table-cell office:value-type="float" office:value="192.0">
            <text:p>192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06T23:00:00">
            <text:p>Wed Dec  6 23:00:00 2017</text:p>
          </table:table-cell>
          <table:table-cell office:value-type="float" office:value="205.0">
            <text:p>205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07T00:00:00">
            <text:p>Thu Dec  7 00:00:00 2017</text:p>
          </table:table-cell>
          <table:table-cell office:value-type="float" office:value="203.8333">
            <text:p>203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07T01:00:00">
            <text:p>Thu Dec  7 01:00:00 2017</text:p>
          </table:table-cell>
          <table:table-cell office:value-type="float" office:value="192.0">
            <text:p>192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07T02:00:00">
            <text:p>Thu Dec  7 02:00:00 2017</text:p>
          </table:table-cell>
          <table:table-cell office:value-type="float" office:value="197.8333">
            <text:p>197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07T03:00:00">
            <text:p>Thu Dec  7 03:00:00 2017</text:p>
          </table:table-cell>
          <table:table-cell office:value-type="float" office:value="199.5">
            <text:p>199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2-07T04:00:00">
            <text:p>Thu Dec  7 04:00:00 2017</text:p>
          </table:table-cell>
          <table:table-cell office:value-type="float" office:value="205.3333">
            <text:p>205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12-07T19:00:00">
            <text:p>Thu Dec  7 19:00:00 2017</text:p>
          </table:table-cell>
          <table:table-cell office:value-type="float" office:value="244.8333">
            <text:p>244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07T20:00:00">
            <text:p>Thu Dec  7 20:00:00 2017</text:p>
          </table:table-cell>
          <table:table-cell office:value-type="float" office:value="161.8333">
            <text:p>161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07T21:00:00">
            <text:p>Thu Dec  7 21:00:00 2017</text:p>
          </table:table-cell>
          <table:table-cell office:value-type="float" office:value="215.0">
            <text:p>215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07T22:00:00">
            <text:p>Thu Dec  7 22:00:00 2017</text:p>
          </table:table-cell>
          <table:table-cell office:value-type="float" office:value="161.1667">
            <text:p>161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2-07T23:00:00">
            <text:p>Thu Dec  7 23:00:00 2017</text:p>
          </table:table-cell>
          <table:table-cell office:value-type="float" office:value="207.3333">
            <text:p>20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8T00:00:00">
            <text:p>Fri Dec  8 00:00:00 2017</text:p>
          </table:table-cell>
          <table:table-cell office:value-type="float" office:value="177.3333">
            <text:p>17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8T01:00:00">
            <text:p>Fri Dec  8 01:00:00 2017</text:p>
          </table:table-cell>
          <table:table-cell office:value-type="float" office:value="195.1667">
            <text:p>195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08T02:00:00">
            <text:p>Fri Dec  8 02:00:00 2017</text:p>
          </table:table-cell>
          <table:table-cell office:value-type="float" office:value="179.8333">
            <text:p>179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08T03:00:00">
            <text:p>Fri Dec  8 03:00:00 2017</text:p>
          </table:table-cell>
          <table:table-cell office:value-type="float" office:value="215.3333">
            <text:p>21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2-08T04:00:00">
            <text:p>Fri Dec  8 04:00:00 2017</text:p>
          </table:table-cell>
          <table:table-cell office:value-type="float" office:value="167.5">
            <text:p>167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7-12-08T19:00:00">
            <text:p>Fri Dec  8 19:00:00 2017</text:p>
          </table:table-cell>
          <table:table-cell office:value-type="float" office:value="235.5">
            <text:p>235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7-12-08T20:00:00">
            <text:p>Fri Dec  8 20:00:00 2017</text:p>
          </table:table-cell>
          <table:table-cell office:value-type="float" office:value="203.5">
            <text:p>203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08T21:00:00">
            <text:p>Fri Dec  8 21:00:00 2017</text:p>
          </table:table-cell>
          <table:table-cell office:value-type="float" office:value="177.3333">
            <text:p>177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2-08T22:00:00">
            <text:p>Fri Dec  8 22:00:00 2017</text:p>
          </table:table-cell>
          <table:table-cell office:value-type="float" office:value="212.8333">
            <text:p>212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08T23:00:00">
            <text:p>Fri Dec  8 23:00:00 2017</text:p>
          </table:table-cell>
          <table:table-cell office:value-type="float" office:value="225.8333">
            <text:p>22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09T00:00:00">
            <text:p>Sat Dec  9 00:00:00 2017</text:p>
          </table:table-cell>
          <table:table-cell office:value-type="float" office:value="179.5">
            <text:p>179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2-09T16:00:00">
            <text:p>Sat Dec  9 16:00:00 2017</text:p>
          </table:table-cell>
          <table:table-cell office:value-type="float" office:value="109.5">
            <text:p>109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12-09T17:00:00">
            <text:p>Sat Dec  9 17:00:00 2017</text:p>
          </table:table-cell>
          <table:table-cell office:value-type="float" office:value="102.6667">
            <text:p>102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7-12-09T18:00:00">
            <text:p>Sat Dec  9 18:00:00 2017</text:p>
          </table:table-cell>
          <table:table-cell office:value-type="float" office:value="104.8333">
            <text:p>104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12-09T19:00:00">
            <text:p>Sat Dec  9 19:00:00 2017</text:p>
          </table:table-cell>
          <table:table-cell office:value-type="float" office:value="154.8333">
            <text:p>154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12-09T21:00:00">
            <text:p>Sat Dec  9 21:00:00 2017</text:p>
          </table:table-cell>
          <table:table-cell office:value-type="float" office:value="167.0">
            <text:p>167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3T19:00:00">
            <text:p>Wed Dec 13 19:00:00 2017</text:p>
          </table:table-cell>
          <table:table-cell office:value-type="float" office:value="237.0">
            <text:p>237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3T20:00:00">
            <text:p>Wed Dec 13 20:00:00 2017</text:p>
          </table:table-cell>
          <table:table-cell office:value-type="float" office:value="193.6667">
            <text:p>193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7-12-13T21:00:00">
            <text:p>Wed Dec 13 21:00:00 2017</text:p>
          </table:table-cell>
          <table:table-cell office:value-type="float" office:value="148.6667">
            <text:p>148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12-13T22:00:00">
            <text:p>Wed Dec 13 22:00:00 2017</text:p>
          </table:table-cell>
          <table:table-cell office:value-type="float" office:value="187.1667">
            <text:p>187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13T23:00:00">
            <text:p>Wed Dec 13 23:00:00 2017</text:p>
          </table:table-cell>
          <table:table-cell office:value-type="float" office:value="205.8333">
            <text:p>205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14T00:00:00">
            <text:p>Thu Dec 14 00:00:00 2017</text:p>
          </table:table-cell>
          <table:table-cell office:value-type="float" office:value="132.0">
            <text:p>13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4T01:00:00">
            <text:p>Thu Dec 14 01:00:00 2017</text:p>
          </table:table-cell>
          <table:table-cell office:value-type="float" office:value="145.3333">
            <text:p>145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12-14T18:00:00">
            <text:p>Thu Dec 14 18:00:00 2017</text:p>
          </table:table-cell>
          <table:table-cell office:value-type="float" office:value="99.3333">
            <text:p>99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7-12-14T22:00:00">
            <text:p>Thu Dec 14 22:00:00 2017</text:p>
          </table:table-cell>
          <table:table-cell office:value-type="float" office:value="136.3333">
            <text:p>136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14T23:00:00">
            <text:p>Thu Dec 14 23:00:00 2017</text:p>
          </table:table-cell>
          <table:table-cell office:value-type="float" office:value="202.8333">
            <text:p>202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12-15T00:00:00">
            <text:p>Fri Dec 15 00:00:00 2017</text:p>
          </table:table-cell>
          <table:table-cell office:value-type="float" office:value="185.0">
            <text:p>185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2-15T22:00:00">
            <text:p>Fri Dec 15 22:00:00 2017</text:p>
          </table:table-cell>
          <table:table-cell office:value-type="float" office:value="309.6667">
            <text:p>309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12-17T22:00:00">
            <text:p>Sun Dec 17 22:00:00 2017</text:p>
          </table:table-cell>
          <table:table-cell office:value-type="float" office:value="171.3333">
            <text:p>171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2-17T23:00:00">
            <text:p>Sun Dec 17 23:00:00 2017</text:p>
          </table:table-cell>
          <table:table-cell office:value-type="float" office:value="196.6667">
            <text:p>196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8T20:00:00">
            <text:p>Mon Dec 18 20:00:00 2017</text:p>
          </table:table-cell>
          <table:table-cell office:value-type="float" office:value="189.5">
            <text:p>18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2-18T21:00:00">
            <text:p>Mon Dec 18 21:00:00 2017</text:p>
          </table:table-cell>
          <table:table-cell office:value-type="float" office:value="156.8333">
            <text:p>156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12-18T22:00:00">
            <text:p>Mon Dec 18 22:00:00 2017</text:p>
          </table:table-cell>
          <table:table-cell office:value-type="float" office:value="195.3333">
            <text:p>195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8T23:00:00">
            <text:p>Mon Dec 18 23:00:00 2017</text:p>
          </table:table-cell>
          <table:table-cell office:value-type="float" office:value="172.3333">
            <text:p>172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19T09:00:00">
            <text:p>Tue Dec 19 09:00:00 2017</text:p>
          </table:table-cell>
          <table:table-cell office:value-type="float" office:value="208.6667">
            <text:p>208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9T19:00:00">
            <text:p>Tue Dec 19 19:00:00 2017</text:p>
          </table:table-cell>
          <table:table-cell office:value-type="float" office:value="240.3333">
            <text:p>240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19T20:00:00">
            <text:p>Tue Dec 19 20:00:00 2017</text:p>
          </table:table-cell>
          <table:table-cell office:value-type="float" office:value="212.0">
            <text:p>21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9T21:00:00">
            <text:p>Tue Dec 19 21:00:00 2017</text:p>
          </table:table-cell>
          <table:table-cell office:value-type="float" office:value="186.5">
            <text:p>186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7-12-20T09:00:00">
            <text:p>Wed Dec 20 09:00:00 2017</text:p>
          </table:table-cell>
          <table:table-cell office:value-type="float" office:value="212.1667">
            <text:p>212.1667</text:p>
          </table:table-cell>
          <table:table-cell office:value-type="float" office:value="4.2">
            <text:p>4.2</text:p>
          </table:table-cell>
        </table:table-row>
        <table:table-row>
          <table:table-cell table:style-name="pd1" office:value-type="date" office:date-value="2017-12-20T19:00:00">
            <text:p>Wed Dec 20 19:00:00 2017</text:p>
          </table:table-cell>
          <table:table-cell office:value-type="float" office:value="190.5">
            <text:p>190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7-12-20T20:00:00">
            <text:p>Wed Dec 20 20:00:00 2017</text:p>
          </table:table-cell>
          <table:table-cell office:value-type="float" office:value="119.3333">
            <text:p>119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12-20T21:00:00">
            <text:p>Wed Dec 20 21:00:00 2017</text:p>
          </table:table-cell>
          <table:table-cell office:value-type="float" office:value="183.5">
            <text:p>183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20T22:00:00">
            <text:p>Wed Dec 20 22:00:00 2017</text:p>
          </table:table-cell>
          <table:table-cell office:value-type="float" office:value="94.0">
            <text:p>94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0T23:00:00">
            <text:p>Wed Dec 20 23:00:00 2017</text:p>
          </table:table-cell>
          <table:table-cell office:value-type="float" office:value="187.8333">
            <text:p>187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1T00:00:00">
            <text:p>Thu Dec 21 00:00:00 2017</text:p>
          </table:table-cell>
          <table:table-cell office:value-type="float" office:value="157.1667">
            <text:p>157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21T01:00:00">
            <text:p>Thu Dec 21 01:00:00 2017</text:p>
          </table:table-cell>
          <table:table-cell office:value-type="float" office:value="175.1667">
            <text:p>175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21T02:00:00">
            <text:p>Thu Dec 21 02:00:00 2017</text:p>
          </table:table-cell>
          <table:table-cell office:value-type="float" office:value="179.3333">
            <text:p>179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12-21T18:00:00">
            <text:p>Thu Dec 21 18:00:00 2017</text:p>
          </table:table-cell>
          <table:table-cell office:value-type="float" office:value="257.6667">
            <text:p>257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12-21T19:00:00">
            <text:p>Thu Dec 21 19:00:00 2017</text:p>
          </table:table-cell>
          <table:table-cell office:value-type="float" office:value="232.5">
            <text:p>232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21T20:00:00">
            <text:p>Thu Dec 21 20:00:00 2017</text:p>
          </table:table-cell>
          <table:table-cell office:value-type="float" office:value="130.5">
            <text:p>130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21T21:00:00">
            <text:p>Thu Dec 21 21:00:00 2017</text:p>
          </table:table-cell>
          <table:table-cell office:value-type="float" office:value="190.1667">
            <text:p>190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21T22:00:00">
            <text:p>Thu Dec 21 22:00:00 2017</text:p>
          </table:table-cell>
          <table:table-cell office:value-type="float" office:value="171.1667">
            <text:p>171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21T23:00:00">
            <text:p>Thu Dec 21 23:00:00 2017</text:p>
          </table:table-cell>
          <table:table-cell office:value-type="float" office:value="197.6667">
            <text:p>197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22T00:00:00">
            <text:p>Fri Dec 22 00:00:00 2017</text:p>
          </table:table-cell>
          <table:table-cell office:value-type="float" office:value="131.6667">
            <text:p>131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22T01:00:00">
            <text:p>Fri Dec 22 01:00:00 2017</text:p>
          </table:table-cell>
          <table:table-cell office:value-type="float" office:value="200.3333">
            <text:p>200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2T02:00:00">
            <text:p>Fri Dec 22 02:00:00 2017</text:p>
          </table:table-cell>
          <table:table-cell office:value-type="float" office:value="166.5">
            <text:p>166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22T19:00:00">
            <text:p>Fri Dec 22 19:00:00 2017</text:p>
          </table:table-cell>
          <table:table-cell office:value-type="float" office:value="208.1667">
            <text:p>208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22T20:00:00">
            <text:p>Fri Dec 22 20:00:00 2017</text:p>
          </table:table-cell>
          <table:table-cell office:value-type="float" office:value="176.1667">
            <text:p>176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2-22T21:00:00">
            <text:p>Fri Dec 22 21:00:00 2017</text:p>
          </table:table-cell>
          <table:table-cell office:value-type="float" office:value="208.3333">
            <text:p>208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2-22T22:00:00">
            <text:p>Fri Dec 22 22:00:00 2017</text:p>
          </table:table-cell>
          <table:table-cell office:value-type="float" office:value="194.5">
            <text:p>194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2T23:00:00">
            <text:p>Fri Dec 22 23:00:00 2017</text:p>
          </table:table-cell>
          <table:table-cell office:value-type="float" office:value="154.6667">
            <text:p>15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23T00:00:00">
            <text:p>Sat Dec 23 00:00:00 2017</text:p>
          </table:table-cell>
          <table:table-cell office:value-type="float" office:value="116.5">
            <text:p>116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23T01:00:00">
            <text:p>Sat Dec 23 01:00:00 2017</text:p>
          </table:table-cell>
          <table:table-cell office:value-type="float" office:value="141.0">
            <text:p>141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23T02:00:00">
            <text:p>Sat Dec 23 02:00:00 2017</text:p>
          </table:table-cell>
          <table:table-cell office:value-type="float" office:value="100.5">
            <text:p>100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2-23T03:00:00">
            <text:p>Sat Dec 23 03:00:00 2017</text:p>
          </table:table-cell>
          <table:table-cell office:value-type="float" office:value="187.0">
            <text:p>187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2-23T04:00:00">
            <text:p>Sat Dec 23 04:00:00 2017</text:p>
          </table:table-cell>
          <table:table-cell office:value-type="float" office:value="116.8333">
            <text:p>116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12-23T19:00:00">
            <text:p>Sat Dec 23 19:00:00 2017</text:p>
          </table:table-cell>
          <table:table-cell office:value-type="float" office:value="235.6667">
            <text:p>235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3T20:00:00">
            <text:p>Sat Dec 23 20:00:00 2017</text:p>
          </table:table-cell>
          <table:table-cell office:value-type="float" office:value="187.8333">
            <text:p>187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24T02:00:00">
            <text:p>Sun Dec 24 02:00:00 2017</text:p>
          </table:table-cell>
          <table:table-cell office:value-type="float" office:value="142.0">
            <text:p>142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7-12-24T03:00:00">
            <text:p>Sun Dec 24 03:00:00 2017</text:p>
          </table:table-cell>
          <table:table-cell office:value-type="float" office:value="208.8333">
            <text:p>208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12-24T04:00:00">
            <text:p>Sun Dec 24 04:00:00 2017</text:p>
          </table:table-cell>
          <table:table-cell office:value-type="float" office:value="202.8333">
            <text:p>202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7-12-24T19:00:00">
            <text:p>Sun Dec 24 19:00:00 2017</text:p>
          </table:table-cell>
          <table:table-cell office:value-type="float" office:value="244.3333">
            <text:p>244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2-24T20:00:00">
            <text:p>Sun Dec 24 20:00:00 2017</text:p>
          </table:table-cell>
          <table:table-cell office:value-type="float" office:value="192.5">
            <text:p>192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2-24T21:00:00">
            <text:p>Sun Dec 24 21:00:00 2017</text:p>
          </table:table-cell>
          <table:table-cell office:value-type="float" office:value="153.8333">
            <text:p>153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2-25T20:00:00">
            <text:p>Mon Dec 25 20:00:00 2017</text:p>
          </table:table-cell>
          <table:table-cell office:value-type="float" office:value="150.3333">
            <text:p>150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12-25T21:00:00">
            <text:p>Mon Dec 25 21:00:00 2017</text:p>
          </table:table-cell>
          <table:table-cell office:value-type="float" office:value="189.1667">
            <text:p>189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12-25T22:00:00">
            <text:p>Mon Dec 25 22:00:00 2017</text:p>
          </table:table-cell>
          <table:table-cell office:value-type="float" office:value="168.5">
            <text:p>168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7-12-30T20:00:00">
            <text:p>Sat Dec 30 20:00:00 2017</text:p>
          </table:table-cell>
          <table:table-cell office:value-type="float" office:value="241.0">
            <text:p>241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2-30T21:00:00">
            <text:p>Sat Dec 30 21:00:00 2017</text:p>
          </table:table-cell>
          <table:table-cell office:value-type="float" office:value="188.8333">
            <text:p>188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12-30T22:00:00">
            <text:p>Sat Dec 30 22:00:00 2017</text:p>
          </table:table-cell>
          <table:table-cell office:value-type="float" office:value="174.8333">
            <text:p>174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12-31T00:00:00">
            <text:p>Sun Dec 31 00:00:00 2017</text:p>
          </table:table-cell>
          <table:table-cell office:value-type="float" office:value="228.8333">
            <text:p>228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31T01:00:00">
            <text:p>Sun Dec 31 01:00:00 2017</text:p>
          </table:table-cell>
          <table:table-cell office:value-type="float" office:value="143.8333">
            <text:p>143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12-31T02:00:00">
            <text:p>Sun Dec 31 02:00:00 2017</text:p>
          </table:table-cell>
          <table:table-cell office:value-type="float" office:value="189.8333">
            <text:p>189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31T03:00:00">
            <text:p>Sun Dec 31 03:00:00 2017</text:p>
          </table:table-cell>
          <table:table-cell office:value-type="float" office:value="260.8333">
            <text:p>260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01-01T21:00:00">
            <text:p>Mon Jan  1 21:00:00 2018</text:p>
          </table:table-cell>
          <table:table-cell office:value-type="float" office:value="204.3333">
            <text:p>204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01-01T22:00:00">
            <text:p>Mon Jan  1 22:00:00 2018</text:p>
          </table:table-cell>
          <table:table-cell office:value-type="float" office:value="187.3333">
            <text:p>187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1-01T23:00:00">
            <text:p>Mon Jan  1 23:00:00 2018</text:p>
          </table:table-cell>
          <table:table-cell office:value-type="float" office:value="163.0">
            <text:p>16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01-02T00:00:00">
            <text:p>Tue Jan  2 00:00:00 2018</text:p>
          </table:table-cell>
          <table:table-cell office:value-type="float" office:value="214.1667">
            <text:p>214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01-02T15:00:00">
            <text:p>Tue Jan  2 15:00:00 2018</text:p>
          </table:table-cell>
          <table:table-cell office:value-type="float" office:value="165.1667">
            <text:p>165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8-01-02T16:00:00">
            <text:p>Tue Jan  2 16:00:00 2018</text:p>
          </table:table-cell>
          <table:table-cell office:value-type="float" office:value="133.1667">
            <text:p>133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8-01-02T20:00:00">
            <text:p>Tue Jan  2 20:00:00 2018</text:p>
          </table:table-cell>
          <table:table-cell office:value-type="float" office:value="175.8333">
            <text:p>175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02T21:00:00">
            <text:p>Tue Jan  2 21:00:00 2018</text:p>
          </table:table-cell>
          <table:table-cell office:value-type="float" office:value="192.8333">
            <text:p>192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8-01-02T22:00:00">
            <text:p>Tue Jan  2 22:00:00 2018</text:p>
          </table:table-cell>
          <table:table-cell office:value-type="float" office:value="159.6667">
            <text:p>159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01-02T23:00:00">
            <text:p>Tue Jan  2 23:00:00 2018</text:p>
          </table:table-cell>
          <table:table-cell office:value-type="float" office:value="183.6667">
            <text:p>183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01-03T00:00:00">
            <text:p>Wed Jan  3 00:00:00 2018</text:p>
          </table:table-cell>
          <table:table-cell office:value-type="float" office:value="180.3333">
            <text:p>180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01-03T04:00:00">
            <text:p>Wed Jan  3 04:00:00 2018</text:p>
          </table:table-cell>
          <table:table-cell office:value-type="float" office:value="167.8333">
            <text:p>167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01-08T22:00:00">
            <text:p>Mon Jan  8 22:00:00 2018</text:p>
          </table:table-cell>
          <table:table-cell office:value-type="float" office:value="159.0">
            <text:p>159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01-08T23:00:00">
            <text:p>Mon Jan  8 23:00:00 2018</text:p>
          </table:table-cell>
          <table:table-cell office:value-type="float" office:value="151.0">
            <text:p>15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09T00:00:00">
            <text:p>Tue Jan  9 00:00:00 2018</text:p>
          </table:table-cell>
          <table:table-cell office:value-type="float" office:value="220.5">
            <text:p>220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09T01:00:00">
            <text:p>Tue Jan  9 01:00:00 2018</text:p>
          </table:table-cell>
          <table:table-cell office:value-type="float" office:value="147.1667">
            <text:p>147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09T20:00:00">
            <text:p>Tue Jan  9 20:00:00 2018</text:p>
          </table:table-cell>
          <table:table-cell office:value-type="float" office:value="166.6667">
            <text:p>166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2T21:00:00">
            <text:p>Fri Jan 12 21:00:00 2018</text:p>
          </table:table-cell>
          <table:table-cell office:value-type="float" office:value="185.3333">
            <text:p>185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13T00:00:00">
            <text:p>Sat Jan 13 00:00:00 2018</text:p>
          </table:table-cell>
          <table:table-cell office:value-type="float" office:value="172.3333">
            <text:p>172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01-13T21:00:00">
            <text:p>Sat Jan 13 21:00:00 2018</text:p>
          </table:table-cell>
          <table:table-cell office:value-type="float" office:value="151.8333">
            <text:p>151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8-01-13T22:00:00">
            <text:p>Sat Jan 13 22:00:00 2018</text:p>
          </table:table-cell>
          <table:table-cell office:value-type="float" office:value="172.1667">
            <text:p>172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8-01-13T23:00:00">
            <text:p>Sat Jan 13 23:00:00 2018</text:p>
          </table:table-cell>
          <table:table-cell office:value-type="float" office:value="145.0">
            <text:p>145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01-14T00:00:00">
            <text:p>Sun Jan 14 00:00:00 2018</text:p>
          </table:table-cell>
          <table:table-cell office:value-type="float" office:value="240.6667">
            <text:p>240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8-01-15T23:00:00">
            <text:p>Mon Jan 15 23:00:00 2018</text:p>
          </table:table-cell>
          <table:table-cell office:value-type="float" office:value="216.0">
            <text:p>216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16T08:00:00">
            <text:p>Tue Jan 16 08:00:00 2018</text:p>
          </table:table-cell>
          <table:table-cell office:value-type="float" office:value="182.6667">
            <text:p>182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01-16T09:00:00">
            <text:p>Tue Jan 16 09:00:00 2018</text:p>
          </table:table-cell>
          <table:table-cell office:value-type="float" office:value="201.0">
            <text:p>20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6T20:00:00">
            <text:p>Tue Jan 16 20:00:00 2018</text:p>
          </table:table-cell>
          <table:table-cell office:value-type="float" office:value="236.6667">
            <text:p>236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01-16T21:00:00">
            <text:p>Tue Jan 16 21:00:00 2018</text:p>
          </table:table-cell>
          <table:table-cell office:value-type="float" office:value="184.6667">
            <text:p>184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01-16T22:00:00">
            <text:p>Tue Jan 16 22:00:00 2018</text:p>
          </table:table-cell>
          <table:table-cell office:value-type="float" office:value="148.8333">
            <text:p>148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8-01-16T23:00:00">
            <text:p>Tue Jan 16 23:00:00 2018</text:p>
          </table:table-cell>
          <table:table-cell office:value-type="float" office:value="156.1667">
            <text:p>156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8-01-17T00:00:00">
            <text:p>Wed Jan 17 00:00:00 2018</text:p>
          </table:table-cell>
          <table:table-cell office:value-type="float" office:value="129.3333">
            <text:p>129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01-17T02:00:00">
            <text:p>Wed Jan 17 02:00:00 2018</text:p>
          </table:table-cell>
          <table:table-cell office:value-type="float" office:value="170.1667">
            <text:p>170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01-17T03:00:00">
            <text:p>Wed Jan 17 03:00:00 2018</text:p>
          </table:table-cell>
          <table:table-cell office:value-type="float" office:value="221.3333">
            <text:p>221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1-17T04:00:00">
            <text:p>Wed Jan 17 04:00:00 2018</text:p>
          </table:table-cell>
          <table:table-cell office:value-type="float" office:value="200.3333">
            <text:p>200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01-17T05:00:00">
            <text:p>Wed Jan 17 05:00:00 2018</text:p>
          </table:table-cell>
          <table:table-cell office:value-type="float" office:value="180.3333">
            <text:p>180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01-17T06:00:00">
            <text:p>Wed Jan 17 06:00:00 2018</text:p>
          </table:table-cell>
          <table:table-cell office:value-type="float" office:value="140.0">
            <text:p>140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01-17T19:00:00">
            <text:p>Wed Jan 17 19:00:00 2018</text:p>
          </table:table-cell>
          <table:table-cell office:value-type="float" office:value="239.6667">
            <text:p>239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0:00:00">
            <text:p>Wed Jan 17 20:00:00 2018</text:p>
          </table:table-cell>
          <table:table-cell office:value-type="float" office:value="259.8333">
            <text:p>25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1:00:00">
            <text:p>Wed Jan 17 21:00:00 2018</text:p>
          </table:table-cell>
          <table:table-cell office:value-type="float" office:value="219.8333">
            <text:p>21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2:00:00">
            <text:p>Wed Jan 17 22:00:00 2018</text:p>
          </table:table-cell>
          <table:table-cell office:value-type="float" office:value="208.6667">
            <text:p>208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3:00:00">
            <text:p>Wed Jan 17 23:00:00 2018</text:p>
          </table:table-cell>
          <table:table-cell office:value-type="float" office:value="218.5">
            <text:p>218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18T00:00:00">
            <text:p>Thu Jan 18 00:00:00 2018</text:p>
          </table:table-cell>
          <table:table-cell office:value-type="float" office:value="203.0">
            <text:p>20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01-18T20:00:00">
            <text:p>Thu Jan 18 20:00:00 2018</text:p>
          </table:table-cell>
          <table:table-cell office:value-type="float" office:value="108.0">
            <text:p>108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01-18T21:00:00">
            <text:p>Thu Jan 18 21:00:00 2018</text:p>
          </table:table-cell>
          <table:table-cell office:value-type="float" office:value="173.5">
            <text:p>173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01-18T22:00:00">
            <text:p>Thu Jan 18 22:00:00 2018</text:p>
          </table:table-cell>
          <table:table-cell office:value-type="float" office:value="207.0">
            <text:p>207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18T23:00:00">
            <text:p>Thu Jan 18 23:00:00 2018</text:p>
          </table:table-cell>
          <table:table-cell office:value-type="float" office:value="142.8333">
            <text:p>142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01-19T00:00:00">
            <text:p>Fri Jan 19 00:00:00 2018</text:p>
          </table:table-cell>
          <table:table-cell office:value-type="float" office:value="186.6667">
            <text:p>186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8-01-19T17:00:00">
            <text:p>Fri Jan 19 17:00:00 2018</text:p>
          </table:table-cell>
          <table:table-cell office:value-type="float" office:value="124.6667">
            <text:p>124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8-01-19T20:00:00">
            <text:p>Fri Jan 19 20:00:00 2018</text:p>
          </table:table-cell>
          <table:table-cell office:value-type="float" office:value="248.3333">
            <text:p>248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01-19T21:00:00">
            <text:p>Fri Jan 19 21:00:00 2018</text:p>
          </table:table-cell>
          <table:table-cell office:value-type="float" office:value="144.3333">
            <text:p>144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9T22:00:00">
            <text:p>Fri Jan 19 22:00:00 2018</text:p>
          </table:table-cell>
          <table:table-cell office:value-type="float" office:value="150.6667">
            <text:p>150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01-19T23:00:00">
            <text:p>Fri Jan 19 23:00:00 2018</text:p>
          </table:table-cell>
          <table:table-cell office:value-type="float" office:value="151.8333">
            <text:p>151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0T00:00:00">
            <text:p>Sat Jan 20 00:00:00 2018</text:p>
          </table:table-cell>
          <table:table-cell office:value-type="float" office:value="112.0">
            <text:p>112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01-20T01:00:00">
            <text:p>Sat Jan 20 01:00:00 2018</text:p>
          </table:table-cell>
          <table:table-cell office:value-type="float" office:value="196.5">
            <text:p>196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1-20T02:00:00">
            <text:p>Sat Jan 20 02:00:00 2018</text:p>
          </table:table-cell>
          <table:table-cell office:value-type="float" office:value="179.6667">
            <text:p>179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01-20T03:00:00">
            <text:p>Sat Jan 20 03:00:00 2018</text:p>
          </table:table-cell>
          <table:table-cell office:value-type="float" office:value="194.8333">
            <text:p>194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8-01-20T04:00:00">
            <text:p>Sat Jan 20 04:00:00 2018</text:p>
          </table:table-cell>
          <table:table-cell office:value-type="float" office:value="205.1667">
            <text:p>205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01-20T05:00:00">
            <text:p>Sat Jan 20 05:00:00 2018</text:p>
          </table:table-cell>
          <table:table-cell office:value-type="float" office:value="176.8333">
            <text:p>176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01-20T06:00:00">
            <text:p>Sat Jan 20 06:00:00 2018</text:p>
          </table:table-cell>
          <table:table-cell office:value-type="float" office:value="223.8333">
            <text:p>223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8-01-20T15:00:00">
            <text:p>Sat Jan 20 15:00:00 2018</text:p>
          </table:table-cell>
          <table:table-cell office:value-type="float" office:value="215.5">
            <text:p>215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8-01-20T16:00:00">
            <text:p>Sat Jan 20 16:00:00 2018</text:p>
          </table:table-cell>
          <table:table-cell office:value-type="float" office:value="103.6667">
            <text:p>103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8-01-20T17:00:00">
            <text:p>Sat Jan 20 17:00:00 2018</text:p>
          </table:table-cell>
          <table:table-cell office:value-type="float" office:value="193.8333">
            <text:p>193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8-01-20T18:00:00">
            <text:p>Sat Jan 20 18:00:00 2018</text:p>
          </table:table-cell>
          <table:table-cell office:value-type="float" office:value="200.0">
            <text:p>200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8-01-20T19:00:00">
            <text:p>Sat Jan 20 19:00:00 2018</text:p>
          </table:table-cell>
          <table:table-cell office:value-type="float" office:value="193.8333">
            <text:p>193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8-01-20T20:00:00">
            <text:p>Sat Jan 20 20:00:00 2018</text:p>
          </table:table-cell>
          <table:table-cell office:value-type="float" office:value="221.6667">
            <text:p>221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01-20T21:00:00">
            <text:p>Sat Jan 20 21:00:00 2018</text:p>
          </table:table-cell>
          <table:table-cell office:value-type="float" office:value="203.5">
            <text:p>203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0T22:00:00">
            <text:p>Sat Jan 20 22:00:00 2018</text:p>
          </table:table-cell>
          <table:table-cell office:value-type="float" office:value="192.8333">
            <text:p>192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20T23:00:00">
            <text:p>Sat Jan 20 23:00:00 2018</text:p>
          </table:table-cell>
          <table:table-cell office:value-type="float" office:value="203.1667">
            <text:p>203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21T00:00:00">
            <text:p>Sun Jan 21 00:00:00 2018</text:p>
          </table:table-cell>
          <table:table-cell office:value-type="float" office:value="218.5">
            <text:p>218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1T01:00:00">
            <text:p>Sun Jan 21 01:00:00 2018</text:p>
          </table:table-cell>
          <table:table-cell office:value-type="float" office:value="202.6667">
            <text:p>202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1T02:00:00">
            <text:p>Sun Jan 21 02:00:00 2018</text:p>
          </table:table-cell>
          <table:table-cell office:value-type="float" office:value="163.3333">
            <text:p>16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01-21T03:00:00">
            <text:p>Sun Jan 21 03:00:00 2018</text:p>
          </table:table-cell>
          <table:table-cell office:value-type="float" office:value="151.8333">
            <text:p>151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01-22T19:00:00">
            <text:p>Mon Jan 22 19:00:00 2018</text:p>
          </table:table-cell>
          <table:table-cell office:value-type="float" office:value="238.0">
            <text:p>238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8-01-22T20:00:00">
            <text:p>Mon Jan 22 20:00:00 2018</text:p>
          </table:table-cell>
          <table:table-cell office:value-type="float" office:value="217.5">
            <text:p>217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22T21:00:00">
            <text:p>Mon Jan 22 21:00:00 2018</text:p>
          </table:table-cell>
          <table:table-cell office:value-type="float" office:value="245.1667">
            <text:p>245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01-22T22:00:00">
            <text:p>Mon Jan 22 22:00:00 2018</text:p>
          </table:table-cell>
          <table:table-cell office:value-type="float" office:value="199.8333">
            <text:p>199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01-22T23:00:00">
            <text:p>Mon Jan 22 23:00:00 2018</text:p>
          </table:table-cell>
          <table:table-cell office:value-type="float" office:value="181.3333">
            <text:p>181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01-23T00:00:00">
            <text:p>Tue Jan 23 00:00:00 2018</text:p>
          </table:table-cell>
          <table:table-cell office:value-type="float" office:value="261.1667">
            <text:p>261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23T01:00:00">
            <text:p>Tue Jan 23 01:00:00 2018</text:p>
          </table:table-cell>
          <table:table-cell office:value-type="float" office:value="202.5">
            <text:p>202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1-24T19:00:00">
            <text:p>Wed Jan 24 19:00:00 2018</text:p>
          </table:table-cell>
          <table:table-cell office:value-type="float" office:value="228.5">
            <text:p>228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01-24T20:00:00">
            <text:p>Wed Jan 24 20:00:00 2018</text:p>
          </table:table-cell>
          <table:table-cell office:value-type="float" office:value="193.5">
            <text:p>193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8-01-24T21:00:00">
            <text:p>Wed Jan 24 21:00:00 2018</text:p>
          </table:table-cell>
          <table:table-cell office:value-type="float" office:value="156.0">
            <text:p>156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8-01-24T22:00:00">
            <text:p>Wed Jan 24 22:00:00 2018</text:p>
          </table:table-cell>
          <table:table-cell office:value-type="float" office:value="193.1667">
            <text:p>193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8-01-24T23:00:00">
            <text:p>Wed Jan 24 23:00:00 2018</text:p>
          </table:table-cell>
          <table:table-cell office:value-type="float" office:value="200.3333">
            <text:p>200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01-25T00:00:00">
            <text:p>Thu Jan 25 00:00:00 2018</text:p>
          </table:table-cell>
          <table:table-cell office:value-type="float" office:value="236.5">
            <text:p>236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01-25T01:00:00">
            <text:p>Thu Jan 25 01:00:00 2018</text:p>
          </table:table-cell>
          <table:table-cell office:value-type="float" office:value="187.5">
            <text:p>187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8-01-25T02:00:00">
            <text:p>Thu Jan 25 02:00:00 2018</text:p>
          </table:table-cell>
          <table:table-cell office:value-type="float" office:value="150.3333">
            <text:p>150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01-25T03:00:00">
            <text:p>Thu Jan 25 03:00:00 2018</text:p>
          </table:table-cell>
          <table:table-cell office:value-type="float" office:value="100.5">
            <text:p>100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8-01-25T09:00:00">
            <text:p>Thu Jan 25 09:00:00 2018</text:p>
          </table:table-cell>
          <table:table-cell office:value-type="float" office:value="196.5">
            <text:p>196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02-01T09:00:00">
            <text:p>Thu Feb  1 09:00:00 2018</text:p>
          </table:table-cell>
          <table:table-cell office:value-type="float" office:value="237.6667">
            <text:p>237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02-03T21:00:00">
            <text:p>Sat Feb  3 21:00:00 2018</text:p>
          </table:table-cell>
          <table:table-cell office:value-type="float" office:value="121.5">
            <text:p>121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8-02-06T18:00:00">
            <text:p>Tue Feb  6 18:00:00 2018</text:p>
          </table:table-cell>
          <table:table-cell office:value-type="float" office:value="90.3333">
            <text:p>90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8-02-06T23:00:00">
            <text:p>Tue Feb  6 23:00:00 2018</text:p>
          </table:table-cell>
          <table:table-cell office:value-type="float" office:value="164.8333">
            <text:p>164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8-02-07T00:00:00">
            <text:p>Wed Feb  7 00:00:00 2018</text:p>
          </table:table-cell>
          <table:table-cell office:value-type="float" office:value="116.6667">
            <text:p>116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8-02-07T21:00:00">
            <text:p>Wed Feb  7 21:00:00 2018</text:p>
          </table:table-cell>
          <table:table-cell office:value-type="float" office:value="177.0">
            <text:p>177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02-07T22:00:00">
            <text:p>Wed Feb  7 22:00:00 2018</text:p>
          </table:table-cell>
          <table:table-cell office:value-type="float" office:value="223.1667">
            <text:p>223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8-02-19T20:00:00">
            <text:p>Mon Feb 19 20:00:00 2018</text:p>
          </table:table-cell>
          <table:table-cell office:value-type="float" office:value="214.3333">
            <text:p>214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2-19T21:00:00">
            <text:p>Mon Feb 19 21:00:00 2018</text:p>
          </table:table-cell>
          <table:table-cell office:value-type="float" office:value="178.3333">
            <text:p>178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8-02-19T22:00:00">
            <text:p>Mon Feb 19 22:00:00 2018</text:p>
          </table:table-cell>
          <table:table-cell office:value-type="float" office:value="166.3333">
            <text:p>166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2-19T23:00:00">
            <text:p>Mon Feb 19 23:00:00 2018</text:p>
          </table:table-cell>
          <table:table-cell office:value-type="float" office:value="164.5">
            <text:p>164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02-20T00:00:00">
            <text:p>Tue Feb 20 00:00:00 2018</text:p>
          </table:table-cell>
          <table:table-cell office:value-type="float" office:value="189.0">
            <text:p>189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02-20T21:00:00">
            <text:p>Tue Feb 20 21:00:00 2018</text:p>
          </table:table-cell>
          <table:table-cell office:value-type="float" office:value="167.3333">
            <text:p>167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02-20T22:00:00">
            <text:p>Tue Feb 20 22:00:00 2018</text:p>
          </table:table-cell>
          <table:table-cell office:value-type="float" office:value="119.1667">
            <text:p>119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02-20T23:00:00">
            <text:p>Tue Feb 20 23:00:00 2018</text:p>
          </table:table-cell>
          <table:table-cell office:value-type="float" office:value="176.5">
            <text:p>176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02-21T00:00:00">
            <text:p>Wed Feb 21 00:00:00 2018</text:p>
          </table:table-cell>
          <table:table-cell office:value-type="float" office:value="258.1667">
            <text:p>258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2-21T01:00:00">
            <text:p>Wed Feb 21 01:00:00 2018</text:p>
          </table:table-cell>
          <table:table-cell office:value-type="float" office:value="274.0">
            <text:p>274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8-02-21T02:00:00">
            <text:p>Wed Feb 21 02:00:00 2018</text:p>
          </table:table-cell>
          <table:table-cell office:value-type="float" office:value="264.3333">
            <text:p>264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8-02-21T04:00:00">
            <text:p>Wed Feb 21 04:00:00 2018</text:p>
          </table:table-cell>
          <table:table-cell office:value-type="float" office:value="277.6667">
            <text:p>277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02-21T15:00:00">
            <text:p>Wed Feb 21 15:00:00 2018</text:p>
          </table:table-cell>
          <table:table-cell office:value-type="float" office:value="98.5">
            <text:p>98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02-22T02:00:00">
            <text:p>Thu Feb 22 02:00:00 2018</text:p>
          </table:table-cell>
          <table:table-cell office:value-type="float" office:value="293.1667">
            <text:p>293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02-22T04:00:00">
            <text:p>Thu Feb 22 04:00:00 2018</text:p>
          </table:table-cell>
          <table:table-cell office:value-type="float" office:value="270.0">
            <text:p>270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02-22T05:00:00">
            <text:p>Thu Feb 22 05:00:00 2018</text:p>
          </table:table-cell>
          <table:table-cell office:value-type="float" office:value="209.8333">
            <text:p>209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8-02-22T06:00:00">
            <text:p>Thu Feb 22 06:00:00 2018</text:p>
          </table:table-cell>
          <table:table-cell office:value-type="float" office:value="139.6667">
            <text:p>139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8-02-22T21:00:00">
            <text:p>Thu Feb 22 21:00:00 2018</text:p>
          </table:table-cell>
          <table:table-cell office:value-type="float" office:value="133.3333">
            <text:p>133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02-22T22:00:00">
            <text:p>Thu Feb 22 22:00:00 2018</text:p>
          </table:table-cell>
          <table:table-cell office:value-type="float" office:value="93.5">
            <text:p>93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02-22T23:00:00">
            <text:p>Thu Feb 22 23:00:00 2018</text:p>
          </table:table-cell>
          <table:table-cell office:value-type="float" office:value="131.3333">
            <text:p>131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02-23T00:00:00">
            <text:p>Fri Feb 23 00:00:00 2018</text:p>
          </table:table-cell>
          <table:table-cell office:value-type="float" office:value="126.1667">
            <text:p>126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8-02-23T21:00:00">
            <text:p>Fri Feb 23 21:00:00 2018</text:p>
          </table:table-cell>
          <table:table-cell office:value-type="float" office:value="219.6667">
            <text:p>219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02-23T22:00:00">
            <text:p>Fri Feb 23 22:00:00 2018</text:p>
          </table:table-cell>
          <table:table-cell office:value-type="float" office:value="129.0">
            <text:p>129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02-23T23:00:00">
            <text:p>Fri Feb 23 23:00:00 2018</text:p>
          </table:table-cell>
          <table:table-cell office:value-type="float" office:value="133.1667">
            <text:p>133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02-24T06:00:00">
            <text:p>Sat Feb 24 06:00:00 2018</text:p>
          </table:table-cell>
          <table:table-cell office:value-type="float" office:value="216.6667">
            <text:p>216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02-24T20:00:00">
            <text:p>Sat Feb 24 20:00:00 2018</text:p>
          </table:table-cell>
          <table:table-cell office:value-type="float" office:value="252.1667">
            <text:p>252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8-02-24T21:00:00">
            <text:p>Sat Feb 24 21:00:00 2018</text:p>
          </table:table-cell>
          <table:table-cell office:value-type="float" office:value="249.0">
            <text:p>249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02-24T22:00:00">
            <text:p>Sat Feb 24 22:00:00 2018</text:p>
          </table:table-cell>
          <table:table-cell office:value-type="float" office:value="147.5">
            <text:p>147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8-02-24T23:00:00">
            <text:p>Sat Feb 24 23:00:00 2018</text:p>
          </table:table-cell>
          <table:table-cell office:value-type="float" office:value="147.3333">
            <text:p>147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8-02-25T02:00:00">
            <text:p>Sun Feb 25 02:00:00 2018</text:p>
          </table:table-cell>
          <table:table-cell office:value-type="float" office:value="123.0">
            <text:p>123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8-02-25T03:00:00">
            <text:p>Sun Feb 25 03:00:00 2018</text:p>
          </table:table-cell>
          <table:table-cell office:value-type="float" office:value="138.5">
            <text:p>138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8-02-25T04:00:00">
            <text:p>Sun Feb 25 04:00:00 2018</text:p>
          </table:table-cell>
          <table:table-cell office:value-type="float" office:value="106.1667">
            <text:p>106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8-02-25T20:00:00">
            <text:p>Sun Feb 25 20:00:00 2018</text:p>
          </table:table-cell>
          <table:table-cell office:value-type="float" office:value="182.8333">
            <text:p>182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8-02-25T21:00:00">
            <text:p>Sun Feb 25 21:00:00 2018</text:p>
          </table:table-cell>
          <table:table-cell office:value-type="float" office:value="175.6667">
            <text:p>175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8-02-25T22:00:00">
            <text:p>Sun Feb 25 22:00:00 2018</text:p>
          </table:table-cell>
          <table:table-cell office:value-type="float" office:value="167.6667">
            <text:p>167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02-25T23:00:00">
            <text:p>Sun Feb 25 23:00:00 2018</text:p>
          </table:table-cell>
          <table:table-cell office:value-type="float" office:value="167.6667">
            <text:p>167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8-02-26T00:00:00">
            <text:p>Mon Feb 26 00:00:00 2018</text:p>
          </table:table-cell>
          <table:table-cell office:value-type="float" office:value="169.8333">
            <text:p>169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8-03-27T22:00:00">
            <text:p>Tue Mar 27 22:00:00 2018</text:p>
          </table:table-cell>
          <table:table-cell office:value-type="float" office:value="231.8333">
            <text:p>231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03-27T23:00:00">
            <text:p>Tue Mar 27 23:00:00 2018</text:p>
          </table:table-cell>
          <table:table-cell office:value-type="float" office:value="148.6667">
            <text:p>14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03-28T00:00:00">
            <text:p>Wed Mar 28 00:00:00 2018</text:p>
          </table:table-cell>
          <table:table-cell office:value-type="float" office:value="202.0">
            <text:p>202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3-28T01:00:00">
            <text:p>Wed Mar 28 01:00:00 2018</text:p>
          </table:table-cell>
          <table:table-cell office:value-type="float" office:value="220.0">
            <text:p>220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4-05T23:00:00">
            <text:p>Thu Apr  5 23:00:00 2018</text:p>
          </table:table-cell>
          <table:table-cell office:value-type="float" office:value="194.5">
            <text:p>194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8-04-06T00:00:00">
            <text:p>Fri Apr  6 00:00:00 2018</text:p>
          </table:table-cell>
          <table:table-cell office:value-type="float" office:value="192.5">
            <text:p>192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8-04-08T00:00:00">
            <text:p>Sun Apr  8 00:00:00 2018</text:p>
          </table:table-cell>
          <table:table-cell office:value-type="float" office:value="215.3333">
            <text:p>215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04-17T22:00:00">
            <text:p>Tue Apr 17 22:00:00 2018</text:p>
          </table:table-cell>
          <table:table-cell office:value-type="float" office:value="199.5">
            <text:p>199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04-17T23:00:00">
            <text:p>Tue Apr 17 23:00:00 2018</text:p>
          </table:table-cell>
          <table:table-cell office:value-type="float" office:value="166.1667">
            <text:p>166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8-04-18T00:00:00">
            <text:p>Wed Apr 18 00:00:00 2018</text:p>
          </table:table-cell>
          <table:table-cell office:value-type="float" office:value="242.5">
            <text:p>242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04-19T00:00:00">
            <text:p>Thu Apr 19 00:00:00 2018</text:p>
          </table:table-cell>
          <table:table-cell office:value-type="float" office:value="222.8">
            <text:p>222.8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8-05-09T03:00:00">
            <text:p>Wed May  9 03:00:00 2018</text:p>
          </table:table-cell>
          <table:table-cell office:value-type="float" office:value="271.5">
            <text:p>271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8-05-15T23:00:00">
            <text:p>Tue May 15 23:00:00 2018</text:p>
          </table:table-cell>
          <table:table-cell office:value-type="float" office:value="195.6667">
            <text:p>195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8-06-16T00:00:00">
            <text:p>Sat Jun 16 00:00:00 2018</text:p>
          </table:table-cell>
          <table:table-cell office:value-type="float" office:value="205.5">
            <text:p>205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07-25T22:00:00">
            <text:p>Wed Jul 25 22:00:00 2018</text:p>
          </table:table-cell>
          <table:table-cell office:value-type="float" office:value="297.0">
            <text:p>297.0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18-07-25T23:00:00">
            <text:p>Wed Jul 25 23:00:00 2018</text:p>
          </table:table-cell>
          <table:table-cell office:value-type="float" office:value="286.8333">
            <text:p>286.8333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8-07-26T00:00:00">
            <text:p>Thu Jul 26 00:00:00 2018</text:p>
          </table:table-cell>
          <table:table-cell office:value-type="float" office:value="144.6667">
            <text:p>144.6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8-07-31T23:00:00">
            <text:p>Tue Jul 31 23:00:00 2018</text:p>
          </table:table-cell>
          <table:table-cell office:value-type="float" office:value="237.3333">
            <text:p>237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08-01T00:00:00">
            <text:p>Wed Aug  1 00:00:00 2018</text:p>
          </table:table-cell>
          <table:table-cell office:value-type="float" office:value="161.6667">
            <text:p>161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8-08-05T18:00:00">
            <text:p>Sun Aug  5 18:00:00 2018</text:p>
          </table:table-cell>
          <table:table-cell office:value-type="float" office:value="249.8333">
            <text:p>249.8333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18-08-06T05:00:00">
            <text:p>Mon Aug  6 05:00:00 2018</text:p>
          </table:table-cell>
          <table:table-cell office:value-type="float" office:value="227.3333">
            <text:p>227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8-09-18T22:00:00">
            <text:p>Tue Sep 18 22:00:00 2018</text:p>
          </table:table-cell>
          <table:table-cell office:value-type="float" office:value="213.5">
            <text:p>213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8-09-18T23:00:00">
            <text:p>Tue Sep 18 23:00:00 2018</text:p>
          </table:table-cell>
          <table:table-cell office:value-type="float" office:value="201.5">
            <text:p>201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8-09-19T00:00:00">
            <text:p>Wed Sep 19 00:00:00 2018</text:p>
          </table:table-cell>
          <table:table-cell office:value-type="float" office:value="176.8333">
            <text:p>176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8-09-21T22:00:00">
            <text:p>Fri Sep 21 22:00:00 2018</text:p>
          </table:table-cell>
          <table:table-cell office:value-type="float" office:value="198.0">
            <text:p>198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09-21T23:00:00">
            <text:p>Fri Sep 21 23:00:00 2018</text:p>
          </table:table-cell>
          <table:table-cell office:value-type="float" office:value="193.8333">
            <text:p>19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9-24T21:00:00">
            <text:p>Mon Sep 24 21:00:00 2018</text:p>
          </table:table-cell>
          <table:table-cell office:value-type="float" office:value="239.6667">
            <text:p>239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9-24T22:00:00">
            <text:p>Mon Sep 24 22:00:00 2018</text:p>
          </table:table-cell>
          <table:table-cell office:value-type="float" office:value="212.6667">
            <text:p>212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9-24T23:00:00">
            <text:p>Mon Sep 24 23:00:00 2018</text:p>
          </table:table-cell>
          <table:table-cell office:value-type="float" office:value="170.3333">
            <text:p>170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0-01T22:00:00">
            <text:p>Mon Oct  1 22:00:00 2018</text:p>
          </table:table-cell>
          <table:table-cell office:value-type="float" office:value="232.3333">
            <text:p>232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8-10-02T21:00:00">
            <text:p>Tue Oct  2 21:00:00 2018</text:p>
          </table:table-cell>
          <table:table-cell office:value-type="float" office:value="196.0">
            <text:p>19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0-02T22:00:00">
            <text:p>Tue Oct  2 22:00:00 2018</text:p>
          </table:table-cell>
          <table:table-cell office:value-type="float" office:value="223.6667">
            <text:p>223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0-02T23:00:00">
            <text:p>Tue Oct  2 23:00:00 2018</text:p>
          </table:table-cell>
          <table:table-cell office:value-type="float" office:value="213.0">
            <text:p>213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0-03T00:00:00">
            <text:p>Wed Oct  3 00:00:00 2018</text:p>
          </table:table-cell>
          <table:table-cell office:value-type="float" office:value="157.8333">
            <text:p>157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8-10-03T21:00:00">
            <text:p>Wed Oct  3 21:00:00 2018</text:p>
          </table:table-cell>
          <table:table-cell office:value-type="float" office:value="238.6667">
            <text:p>238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0-03T22:00:00">
            <text:p>Wed Oct  3 22:00:00 2018</text:p>
          </table:table-cell>
          <table:table-cell office:value-type="float" office:value="213.3333">
            <text:p>213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0-03T23:00:00">
            <text:p>Wed Oct  3 23:00:00 2018</text:p>
          </table:table-cell>
          <table:table-cell office:value-type="float" office:value="181.5">
            <text:p>181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0-04T00:00:00">
            <text:p>Thu Oct  4 00:00:00 2018</text:p>
          </table:table-cell>
          <table:table-cell office:value-type="float" office:value="215.5">
            <text:p>215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8-10-04T20:00:00">
            <text:p>Thu Oct  4 20:00:00 2018</text:p>
          </table:table-cell>
          <table:table-cell office:value-type="float" office:value="279.3333">
            <text:p>279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8-10-04T21:00:00">
            <text:p>Thu Oct  4 21:00:00 2018</text:p>
          </table:table-cell>
          <table:table-cell office:value-type="float" office:value="244.8333">
            <text:p>244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0-04T22:00:00">
            <text:p>Thu Oct  4 22:00:00 2018</text:p>
          </table:table-cell>
          <table:table-cell office:value-type="float" office:value="185.0">
            <text:p>185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10-04T23:00:00">
            <text:p>Thu Oct  4 23:00:00 2018</text:p>
          </table:table-cell>
          <table:table-cell office:value-type="float" office:value="141.1667">
            <text:p>141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8-10-05T00:00:00">
            <text:p>Fri Oct  5 00:00:00 2018</text:p>
          </table:table-cell>
          <table:table-cell office:value-type="float" office:value="170.0">
            <text:p>170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8-10-08T21:00:00">
            <text:p>Mon Oct  8 21:00:00 2018</text:p>
          </table:table-cell>
          <table:table-cell office:value-type="float" office:value="308.5">
            <text:p>308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0-08T22:00:00">
            <text:p>Mon Oct  8 22:00:00 2018</text:p>
          </table:table-cell>
          <table:table-cell office:value-type="float" office:value="192.6667">
            <text:p>192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10-08T23:00:00">
            <text:p>Mon Oct  8 23:00:00 2018</text:p>
          </table:table-cell>
          <table:table-cell office:value-type="float" office:value="276.1667">
            <text:p>276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0-09T00:00:00">
            <text:p>Tue Oct  9 00:00:00 2018</text:p>
          </table:table-cell>
          <table:table-cell office:value-type="float" office:value="301.6667">
            <text:p>301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8-10-10T22:00:00">
            <text:p>Wed Oct 10 22:00:00 2018</text:p>
          </table:table-cell>
          <table:table-cell office:value-type="float" office:value="201.3333">
            <text:p>201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0-10T23:00:00">
            <text:p>Wed Oct 10 23:00:00 2018</text:p>
          </table:table-cell>
          <table:table-cell office:value-type="float" office:value="186.0">
            <text:p>186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0-12T00:00:00">
            <text:p>Fri Oct 12 00:00:00 2018</text:p>
          </table:table-cell>
          <table:table-cell office:value-type="float" office:value="132.0">
            <text:p>132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8-10-12T21:00:00">
            <text:p>Fri Oct 12 21:00:00 2018</text:p>
          </table:table-cell>
          <table:table-cell office:value-type="float" office:value="246.6667">
            <text:p>246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0-12T22:00:00">
            <text:p>Fri Oct 12 22:00:00 2018</text:p>
          </table:table-cell>
          <table:table-cell office:value-type="float" office:value="212.5">
            <text:p>212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0-12T23:00:00">
            <text:p>Fri Oct 12 23:00:00 2018</text:p>
          </table:table-cell>
          <table:table-cell office:value-type="float" office:value="200.0">
            <text:p>200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0-13T00:00:00">
            <text:p>Sat Oct 13 00:00:00 2018</text:p>
          </table:table-cell>
          <table:table-cell office:value-type="float" office:value="183.0">
            <text:p>183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0-13T20:00:00">
            <text:p>Sat Oct 13 20:00:00 2018</text:p>
          </table:table-cell>
          <table:table-cell office:value-type="float" office:value="217.8333">
            <text:p>217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8-10-13T21:00:00">
            <text:p>Sat Oct 13 21:00:00 2018</text:p>
          </table:table-cell>
          <table:table-cell office:value-type="float" office:value="240.8333">
            <text:p>240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8-10-13T22:00:00">
            <text:p>Sat Oct 13 22:00:00 2018</text:p>
          </table:table-cell>
          <table:table-cell office:value-type="float" office:value="156.0">
            <text:p>156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8-10-16T22:00:00">
            <text:p>Tue Oct 16 22:00:00 2018</text:p>
          </table:table-cell>
          <table:table-cell office:value-type="float" office:value="178.6667">
            <text:p>178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0-17T21:00:00">
            <text:p>Wed Oct 17 21:00:00 2018</text:p>
          </table:table-cell>
          <table:table-cell office:value-type="float" office:value="243.0">
            <text:p>24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0-17T22:00:00">
            <text:p>Wed Oct 17 22:00:00 2018</text:p>
          </table:table-cell>
          <table:table-cell office:value-type="float" office:value="87.0">
            <text:p>87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8-10-19T21:00:00">
            <text:p>Fri Oct 19 21:00:00 2018</text:p>
          </table:table-cell>
          <table:table-cell office:value-type="float" office:value="208.1667">
            <text:p>208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0-19T22:00:00">
            <text:p>Fri Oct 19 22:00:00 2018</text:p>
          </table:table-cell>
          <table:table-cell office:value-type="float" office:value="244.1667">
            <text:p>244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0-19T23:00:00">
            <text:p>Fri Oct 19 23:00:00 2018</text:p>
          </table:table-cell>
          <table:table-cell office:value-type="float" office:value="180.5">
            <text:p>180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0-20T00:00:00">
            <text:p>Sat Oct 20 00:00:00 2018</text:p>
          </table:table-cell>
          <table:table-cell office:value-type="float" office:value="187.1667">
            <text:p>187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0-20T01:00:00">
            <text:p>Sat Oct 20 01:00:00 2018</text:p>
          </table:table-cell>
          <table:table-cell office:value-type="float" office:value="134.0">
            <text:p>134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0-22T20:00:00">
            <text:p>Mon Oct 22 20:00:00 2018</text:p>
          </table:table-cell>
          <table:table-cell office:value-type="float" office:value="243.6667">
            <text:p>243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10-22T21:00:00">
            <text:p>Mon Oct 22 21:00:00 2018</text:p>
          </table:table-cell>
          <table:table-cell office:value-type="float" office:value="201.3333">
            <text:p>201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0-22T22:00:00">
            <text:p>Mon Oct 22 22:00:00 2018</text:p>
          </table:table-cell>
          <table:table-cell office:value-type="float" office:value="192.8333">
            <text:p>19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0-22T23:00:00">
            <text:p>Mon Oct 22 23:00:00 2018</text:p>
          </table:table-cell>
          <table:table-cell office:value-type="float" office:value="168.8333">
            <text:p>168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0-23T14:00:00">
            <text:p>Tue Oct 23 14:00:00 2018</text:p>
          </table:table-cell>
          <table:table-cell office:value-type="float" office:value="83.6667">
            <text:p>83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8-10-23T15:00:00">
            <text:p>Tue Oct 23 15:00:00 2018</text:p>
          </table:table-cell>
          <table:table-cell office:value-type="float" office:value="199.5">
            <text:p>199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8-10-23T16:00:00">
            <text:p>Tue Oct 23 16:00:00 2018</text:p>
          </table:table-cell>
          <table:table-cell office:value-type="float" office:value="258.6667">
            <text:p>258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8-10-24T20:00:00">
            <text:p>Wed Oct 24 20:00:00 2018</text:p>
          </table:table-cell>
          <table:table-cell office:value-type="float" office:value="228.3333">
            <text:p>228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0-24T21:00:00">
            <text:p>Wed Oct 24 21:00:00 2018</text:p>
          </table:table-cell>
          <table:table-cell office:value-type="float" office:value="198.3333">
            <text:p>198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0-24T22:00:00">
            <text:p>Wed Oct 24 22:00:00 2018</text:p>
          </table:table-cell>
          <table:table-cell office:value-type="float" office:value="174.3333">
            <text:p>174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8-10-24T23:00:00">
            <text:p>Wed Oct 24 23:00:00 2018</text:p>
          </table:table-cell>
          <table:table-cell office:value-type="float" office:value="221.8333">
            <text:p>221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0-25T00:00:00">
            <text:p>Thu Oct 25 00:00:00 2018</text:p>
          </table:table-cell>
          <table:table-cell office:value-type="float" office:value="191.8333">
            <text:p>191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10-25T20:00:00">
            <text:p>Thu Oct 25 20:00:00 2018</text:p>
          </table:table-cell>
          <table:table-cell office:value-type="float" office:value="237.3333">
            <text:p>237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0-25T21:00:00">
            <text:p>Thu Oct 25 21:00:00 2018</text:p>
          </table:table-cell>
          <table:table-cell office:value-type="float" office:value="192.6667">
            <text:p>192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0-25T22:00:00">
            <text:p>Thu Oct 25 22:00:00 2018</text:p>
          </table:table-cell>
          <table:table-cell office:value-type="float" office:value="156.5">
            <text:p>156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0-25T23:00:00">
            <text:p>Thu Oct 25 23:00:00 2018</text:p>
          </table:table-cell>
          <table:table-cell office:value-type="float" office:value="187.8333">
            <text:p>187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0-26T00:00:00">
            <text:p>Fri Oct 26 00:00:00 2018</text:p>
          </table:table-cell>
          <table:table-cell office:value-type="float" office:value="168.6667">
            <text:p>168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1-01T20:00:00">
            <text:p>Thu Nov  1 20:00:00 2018</text:p>
          </table:table-cell>
          <table:table-cell office:value-type="float" office:value="213.0">
            <text:p>213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1-01T21:00:00">
            <text:p>Thu Nov  1 21:00:00 2018</text:p>
          </table:table-cell>
          <table:table-cell office:value-type="float" office:value="202.6667">
            <text:p>202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01T22:00:00">
            <text:p>Thu Nov  1 22:00:00 2018</text:p>
          </table:table-cell>
          <table:table-cell office:value-type="float" office:value="183.6667">
            <text:p>183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1-01T23:00:00">
            <text:p>Thu Nov  1 23:00:00 2018</text:p>
          </table:table-cell>
          <table:table-cell office:value-type="float" office:value="142.1667">
            <text:p>142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1-02T01:00:00">
            <text:p>Fri Nov  2 01:00:00 2018</text:p>
          </table:table-cell>
          <table:table-cell office:value-type="float" office:value="158.3333">
            <text:p>158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8-11-02T02:00:00">
            <text:p>Fri Nov  2 02:00:00 2018</text:p>
          </table:table-cell>
          <table:table-cell office:value-type="float" office:value="188.8333">
            <text:p>188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11-02T17:00:00">
            <text:p>Fri Nov  2 17:00:00 2018</text:p>
          </table:table-cell>
          <table:table-cell office:value-type="float" office:value="110.0">
            <text:p>110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8-11-02T18:00:00">
            <text:p>Fri Nov  2 18:00:00 2018</text:p>
          </table:table-cell>
          <table:table-cell office:value-type="float" office:value="119.3333">
            <text:p>119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8-11-02T19:00:00">
            <text:p>Fri Nov  2 19:00:00 2018</text:p>
          </table:table-cell>
          <table:table-cell office:value-type="float" office:value="105.3333">
            <text:p>105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11-02T20:00:00">
            <text:p>Fri Nov  2 20:00:00 2018</text:p>
          </table:table-cell>
          <table:table-cell office:value-type="float" office:value="188.8333">
            <text:p>188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11-02T21:00:00">
            <text:p>Fri Nov  2 21:00:00 2018</text:p>
          </table:table-cell>
          <table:table-cell office:value-type="float" office:value="183.3333">
            <text:p>183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1-02T22:00:00">
            <text:p>Fri Nov  2 22:00:00 2018</text:p>
          </table:table-cell>
          <table:table-cell office:value-type="float" office:value="123.5">
            <text:p>123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1-02T23:00:00">
            <text:p>Fri Nov  2 23:00:00 2018</text:p>
          </table:table-cell>
          <table:table-cell office:value-type="float" office:value="263.6667">
            <text:p>26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1-03T00:00:00">
            <text:p>Sat Nov  3 00:00:00 2018</text:p>
          </table:table-cell>
          <table:table-cell office:value-type="float" office:value="214.1667">
            <text:p>214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1-03T01:00:00">
            <text:p>Sat Nov  3 01:00:00 2018</text:p>
          </table:table-cell>
          <table:table-cell office:value-type="float" office:value="115.5">
            <text:p>115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11-03T02:00:00">
            <text:p>Sat Nov  3 02:00:00 2018</text:p>
          </table:table-cell>
          <table:table-cell office:value-type="float" office:value="131.5">
            <text:p>131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1-03T03:00:00">
            <text:p>Sat Nov  3 03:00:00 2018</text:p>
          </table:table-cell>
          <table:table-cell office:value-type="float" office:value="156.6667">
            <text:p>156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1-03T04:00:00">
            <text:p>Sat Nov  3 04:00:00 2018</text:p>
          </table:table-cell>
          <table:table-cell office:value-type="float" office:value="195.1667">
            <text:p>195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03T16:00:00">
            <text:p>Sat Nov  3 16:00:00 2018</text:p>
          </table:table-cell>
          <table:table-cell office:value-type="float" office:value="111.8333">
            <text:p>111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8-11-03T20:00:00">
            <text:p>Sat Nov  3 20:00:00 2018</text:p>
          </table:table-cell>
          <table:table-cell office:value-type="float" office:value="180.1667">
            <text:p>180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11-03T21:00:00">
            <text:p>Sat Nov  3 21:00:00 2018</text:p>
          </table:table-cell>
          <table:table-cell office:value-type="float" office:value="149.0">
            <text:p>149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1-03T22:00:00">
            <text:p>Sat Nov  3 22:00:00 2018</text:p>
          </table:table-cell>
          <table:table-cell office:value-type="float" office:value="185.5">
            <text:p>185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1-03T23:00:00">
            <text:p>Sat Nov  3 23:00:00 2018</text:p>
          </table:table-cell>
          <table:table-cell office:value-type="float" office:value="220.5">
            <text:p>220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1-04T00:00:00">
            <text:p>Sun Nov  4 00:00:00 2018</text:p>
          </table:table-cell>
          <table:table-cell office:value-type="float" office:value="190.0">
            <text:p>190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1-04T01:00:00">
            <text:p>Sun Nov  4 01:00:00 2018</text:p>
          </table:table-cell>
          <table:table-cell office:value-type="float" office:value="198.6667">
            <text:p>198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1-04T02:00:00">
            <text:p>Sun Nov  4 02:00:00 2018</text:p>
          </table:table-cell>
          <table:table-cell office:value-type="float" office:value="173.1667">
            <text:p>173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1-04T04:00:00">
            <text:p>Sun Nov  4 04:00:00 2018</text:p>
          </table:table-cell>
          <table:table-cell office:value-type="float" office:value="181.5">
            <text:p>181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1-04T05:00:00">
            <text:p>Sun Nov  4 05:00:00 2018</text:p>
          </table:table-cell>
          <table:table-cell office:value-type="float" office:value="211.1667">
            <text:p>211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1-05T02:00:00">
            <text:p>Mon Nov  5 02:00:00 2018</text:p>
          </table:table-cell>
          <table:table-cell office:value-type="float" office:value="135.0">
            <text:p>135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8-11-07T21:00:00">
            <text:p>Wed Nov  7 21:00:00 2018</text:p>
          </table:table-cell>
          <table:table-cell office:value-type="float" office:value="142.0">
            <text:p>142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8-11-07T22:00:00">
            <text:p>Wed Nov  7 22:00:00 2018</text:p>
          </table:table-cell>
          <table:table-cell office:value-type="float" office:value="146.3333">
            <text:p>146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1-07T23:00:00">
            <text:p>Wed Nov  7 23:00:00 2018</text:p>
          </table:table-cell>
          <table:table-cell office:value-type="float" office:value="144.3333">
            <text:p>144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8-11-08T08:00:00">
            <text:p>Thu Nov  8 08:00:00 2018</text:p>
          </table:table-cell>
          <table:table-cell office:value-type="float" office:value="164.3333">
            <text:p>164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1-10T21:00:00">
            <text:p>Sat Nov 10 21:00:00 2018</text:p>
          </table:table-cell>
          <table:table-cell office:value-type="float" office:value="243.6667">
            <text:p>243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1-10T22:00:00">
            <text:p>Sat Nov 10 22:00:00 2018</text:p>
          </table:table-cell>
          <table:table-cell office:value-type="float" office:value="233.0">
            <text:p>233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1-11T01:00:00">
            <text:p>Sun Nov 11 01:00:00 2018</text:p>
          </table:table-cell>
          <table:table-cell office:value-type="float" office:value="230.8333">
            <text:p>230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1-11T02:00:00">
            <text:p>Sun Nov 11 02:00:00 2018</text:p>
          </table:table-cell>
          <table:table-cell office:value-type="float" office:value="195.0">
            <text:p>19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1-11T20:00:00">
            <text:p>Sun Nov 11 20:00:00 2018</text:p>
          </table:table-cell>
          <table:table-cell office:value-type="float" office:value="194.1667">
            <text:p>194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1-11T21:00:00">
            <text:p>Sun Nov 11 21:00:00 2018</text:p>
          </table:table-cell>
          <table:table-cell office:value-type="float" office:value="211.8333">
            <text:p>211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1-11T22:00:00">
            <text:p>Sun Nov 11 22:00:00 2018</text:p>
          </table:table-cell>
          <table:table-cell office:value-type="float" office:value="209.5">
            <text:p>209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8-11-13T01:00:00">
            <text:p>Tue Nov 13 01:00:00 2018</text:p>
          </table:table-cell>
          <table:table-cell office:value-type="float" office:value="159.0">
            <text:p>159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8-11-14T02:00:00">
            <text:p>Wed Nov 14 02:00:00 2018</text:p>
          </table:table-cell>
          <table:table-cell office:value-type="float" office:value="171.6667">
            <text:p>171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8-11-14T03:00:00">
            <text:p>Wed Nov 14 03:00:00 2018</text:p>
          </table:table-cell>
          <table:table-cell office:value-type="float" office:value="194.8333">
            <text:p>194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8-11-14T05:00:00">
            <text:p>Wed Nov 14 05:00:00 2018</text:p>
          </table:table-cell>
          <table:table-cell office:value-type="float" office:value="185.5">
            <text:p>185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11-16T14:00:00">
            <text:p>Fri Nov 16 14:00:00 2018</text:p>
          </table:table-cell>
          <table:table-cell office:value-type="float" office:value="186.3333">
            <text:p>186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8-11-16T16:00:00">
            <text:p>Fri Nov 16 16:00:00 2018</text:p>
          </table:table-cell>
          <table:table-cell office:value-type="float" office:value="166.1667">
            <text:p>166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8-11-16T18:00:00">
            <text:p>Fri Nov 16 18:00:00 2018</text:p>
          </table:table-cell>
          <table:table-cell office:value-type="float" office:value="263.5">
            <text:p>263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8-11-23T20:00:00">
            <text:p>Fri Nov 23 20:00:00 2018</text:p>
          </table:table-cell>
          <table:table-cell office:value-type="float" office:value="193.3333">
            <text:p>193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8-11-23T22:00:00">
            <text:p>Fri Nov 23 22:00:00 2018</text:p>
          </table:table-cell>
          <table:table-cell office:value-type="float" office:value="180.1667">
            <text:p>180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1-23T23:00:00">
            <text:p>Fri Nov 23 23:00:00 2018</text:p>
          </table:table-cell>
          <table:table-cell office:value-type="float" office:value="198.5">
            <text:p>198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1-24T00:00:00">
            <text:p>Sat Nov 24 00:00:00 2018</text:p>
          </table:table-cell>
          <table:table-cell office:value-type="float" office:value="210.1667">
            <text:p>210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1-24T17:00:00">
            <text:p>Sat Nov 24 17:00:00 2018</text:p>
          </table:table-cell>
          <table:table-cell office:value-type="float" office:value="192.3333">
            <text:p>192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8-11-24T18:00:00">
            <text:p>Sat Nov 24 18:00:00 2018</text:p>
          </table:table-cell>
          <table:table-cell office:value-type="float" office:value="175.0">
            <text:p>175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8-11-24T19:00:00">
            <text:p>Sat Nov 24 19:00:00 2018</text:p>
          </table:table-cell>
          <table:table-cell office:value-type="float" office:value="212.1667">
            <text:p>212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1-24T20:00:00">
            <text:p>Sat Nov 24 20:00:00 2018</text:p>
          </table:table-cell>
          <table:table-cell office:value-type="float" office:value="156.6667">
            <text:p>156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11-25T01:00:00">
            <text:p>Sun Nov 25 01:00:00 2018</text:p>
          </table:table-cell>
          <table:table-cell office:value-type="float" office:value="190.0">
            <text:p>190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8-11-30T19:00:00">
            <text:p>Fri Nov 30 19:00:00 2018</text:p>
          </table:table-cell>
          <table:table-cell office:value-type="float" office:value="218.6667">
            <text:p>218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30T20:00:00">
            <text:p>Fri Nov 30 20:00:00 2018</text:p>
          </table:table-cell>
          <table:table-cell office:value-type="float" office:value="168.8333">
            <text:p>168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1-30T21:00:00">
            <text:p>Fri Nov 30 21:00:00 2018</text:p>
          </table:table-cell>
          <table:table-cell office:value-type="float" office:value="173.1667">
            <text:p>173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30T22:00:00">
            <text:p>Fri Nov 30 22:00:00 2018</text:p>
          </table:table-cell>
          <table:table-cell office:value-type="float" office:value="257.5">
            <text:p>257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1-30T23:00:00">
            <text:p>Fri Nov 30 23:00:00 2018</text:p>
          </table:table-cell>
          <table:table-cell office:value-type="float" office:value="246.1667">
            <text:p>246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12-01T00:00:00">
            <text:p>Sat Dec  1 00:00:00 2018</text:p>
          </table:table-cell>
          <table:table-cell office:value-type="float" office:value="196.0">
            <text:p>196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12-01T01:00:00">
            <text:p>Sat Dec  1 01:00:00 2018</text:p>
          </table:table-cell>
          <table:table-cell office:value-type="float" office:value="181.1667">
            <text:p>181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2-01T20:00:00">
            <text:p>Sat Dec  1 20:00:00 2018</text:p>
          </table:table-cell>
          <table:table-cell office:value-type="float" office:value="198.8333">
            <text:p>198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01T21:00:00">
            <text:p>Sat Dec  1 21:00:00 2018</text:p>
          </table:table-cell>
          <table:table-cell office:value-type="float" office:value="217.0">
            <text:p>217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8-12-01T22:00:00">
            <text:p>Sat Dec  1 22:00:00 2018</text:p>
          </table:table-cell>
          <table:table-cell office:value-type="float" office:value="145.6667">
            <text:p>145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01T23:00:00">
            <text:p>Sat Dec  1 23:00:00 2018</text:p>
          </table:table-cell>
          <table:table-cell office:value-type="float" office:value="176.3333">
            <text:p>176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2T00:00:00">
            <text:p>Sun Dec  2 00:00:00 2018</text:p>
          </table:table-cell>
          <table:table-cell office:value-type="float" office:value="178.0">
            <text:p>178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2T01:00:00">
            <text:p>Sun Dec  2 01:00:00 2018</text:p>
          </table:table-cell>
          <table:table-cell office:value-type="float" office:value="201.5">
            <text:p>201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2-02T02:00:00">
            <text:p>Sun Dec  2 02:00:00 2018</text:p>
          </table:table-cell>
          <table:table-cell office:value-type="float" office:value="199.6667">
            <text:p>199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02T03:00:00">
            <text:p>Sun Dec  2 03:00:00 2018</text:p>
          </table:table-cell>
          <table:table-cell office:value-type="float" office:value="188.6667">
            <text:p>188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2-02T04:00:00">
            <text:p>Sun Dec  2 04:00:00 2018</text:p>
          </table:table-cell>
          <table:table-cell office:value-type="float" office:value="205.3333">
            <text:p>205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12-02T19:00:00">
            <text:p>Sun Dec  2 19:00:00 2018</text:p>
          </table:table-cell>
          <table:table-cell office:value-type="float" office:value="224.3333">
            <text:p>224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2-02T20:00:00">
            <text:p>Sun Dec  2 20:00:00 2018</text:p>
          </table:table-cell>
          <table:table-cell office:value-type="float" office:value="216.3333">
            <text:p>216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2T21:00:00">
            <text:p>Sun Dec  2 21:00:00 2018</text:p>
          </table:table-cell>
          <table:table-cell office:value-type="float" office:value="160.6667">
            <text:p>160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2-02T22:00:00">
            <text:p>Sun Dec  2 22:00:00 2018</text:p>
          </table:table-cell>
          <table:table-cell office:value-type="float" office:value="125.1667">
            <text:p>125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2T23:00:00">
            <text:p>Sun Dec  2 23:00:00 2018</text:p>
          </table:table-cell>
          <table:table-cell office:value-type="float" office:value="158.6667">
            <text:p>158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3T00:00:00">
            <text:p>Mon Dec  3 00:00:00 2018</text:p>
          </table:table-cell>
          <table:table-cell office:value-type="float" office:value="223.8333">
            <text:p>223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3T01:00:00">
            <text:p>Mon Dec  3 01:00:00 2018</text:p>
          </table:table-cell>
          <table:table-cell office:value-type="float" office:value="217.0">
            <text:p>217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03T17:00:00">
            <text:p>Mon Dec  3 17:00:00 2018</text:p>
          </table:table-cell>
          <table:table-cell office:value-type="float" office:value="128.0">
            <text:p>128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12-03T18:00:00">
            <text:p>Mon Dec  3 18:00:00 2018</text:p>
          </table:table-cell>
          <table:table-cell office:value-type="float" office:value="226.8333">
            <text:p>226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03T21:00:00">
            <text:p>Mon Dec  3 21:00:00 2018</text:p>
          </table:table-cell>
          <table:table-cell office:value-type="float" office:value="239.8333">
            <text:p>23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01:00:00">
            <text:p>Tue Dec  4 01:00:00 2018</text:p>
          </table:table-cell>
          <table:table-cell office:value-type="float" office:value="250.5">
            <text:p>250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04T02:00:00">
            <text:p>Tue Dec  4 02:00:00 2018</text:p>
          </table:table-cell>
          <table:table-cell office:value-type="float" office:value="217.0">
            <text:p>217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04T03:00:00">
            <text:p>Tue Dec  4 03:00:00 2018</text:p>
          </table:table-cell>
          <table:table-cell office:value-type="float" office:value="200.6667">
            <text:p>200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04T04:00:00">
            <text:p>Tue Dec  4 04:00:00 2018</text:p>
          </table:table-cell>
          <table:table-cell office:value-type="float" office:value="240.0">
            <text:p>240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04T05:00:00">
            <text:p>Tue Dec  4 05:00:00 2018</text:p>
          </table:table-cell>
          <table:table-cell office:value-type="float" office:value="242.1667">
            <text:p>242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2-04T06:00:00">
            <text:p>Tue Dec  4 06:00:00 2018</text:p>
          </table:table-cell>
          <table:table-cell office:value-type="float" office:value="231.5">
            <text:p>231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12-04T08:00:00">
            <text:p>Tue Dec  4 08:00:00 2018</text:p>
          </table:table-cell>
          <table:table-cell office:value-type="float" office:value="205.8333">
            <text:p>205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4T09:00:00">
            <text:p>Tue Dec  4 09:00:00 2018</text:p>
          </table:table-cell>
          <table:table-cell office:value-type="float" office:value="223.6667">
            <text:p>223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10:00:00">
            <text:p>Tue Dec  4 10:00:00 2018</text:p>
          </table:table-cell>
          <table:table-cell office:value-type="float" office:value="191.8333">
            <text:p>191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4T11:00:00">
            <text:p>Tue Dec  4 11:00:00 2018</text:p>
          </table:table-cell>
          <table:table-cell office:value-type="float" office:value="151.6667">
            <text:p>151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04T18:00:00">
            <text:p>Tue Dec  4 18:00:00 2018</text:p>
          </table:table-cell>
          <table:table-cell office:value-type="float" office:value="245.8333">
            <text:p>245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04T19:00:00">
            <text:p>Tue Dec  4 19:00:00 2018</text:p>
          </table:table-cell>
          <table:table-cell office:value-type="float" office:value="251.6667">
            <text:p>251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4T20:00:00">
            <text:p>Tue Dec  4 20:00:00 2018</text:p>
          </table:table-cell>
          <table:table-cell office:value-type="float" office:value="218.1667">
            <text:p>218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04T21:00:00">
            <text:p>Tue Dec  4 21:00:00 2018</text:p>
          </table:table-cell>
          <table:table-cell office:value-type="float" office:value="153.0">
            <text:p>153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22:00:00">
            <text:p>Tue Dec  4 22:00:00 2018</text:p>
          </table:table-cell>
          <table:table-cell office:value-type="float" office:value="211.1667">
            <text:p>211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23:00:00">
            <text:p>Tue Dec  4 23:00:00 2018</text:p>
          </table:table-cell>
          <table:table-cell office:value-type="float" office:value="196.6667">
            <text:p>196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5T00:00:00">
            <text:p>Wed Dec  5 00:00:00 2018</text:p>
          </table:table-cell>
          <table:table-cell office:value-type="float" office:value="209.5">
            <text:p>209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01:00:00">
            <text:p>Wed Dec  5 01:00:00 2018</text:p>
          </table:table-cell>
          <table:table-cell office:value-type="float" office:value="232.1667">
            <text:p>232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05T02:00:00">
            <text:p>Wed Dec  5 02:00:00 2018</text:p>
          </table:table-cell>
          <table:table-cell office:value-type="float" office:value="184.1667">
            <text:p>184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05T03:00:00">
            <text:p>Wed Dec  5 03:00:00 2018</text:p>
          </table:table-cell>
          <table:table-cell office:value-type="float" office:value="242.1667">
            <text:p>24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05T04:00:00">
            <text:p>Wed Dec  5 04:00:00 2018</text:p>
          </table:table-cell>
          <table:table-cell office:value-type="float" office:value="228.8333">
            <text:p>228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12-05T05:00:00">
            <text:p>Wed Dec  5 05:00:00 2018</text:p>
          </table:table-cell>
          <table:table-cell office:value-type="float" office:value="228.3333">
            <text:p>228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8-12-05T06:00:00">
            <text:p>Wed Dec  5 06:00:00 2018</text:p>
          </table:table-cell>
          <table:table-cell office:value-type="float" office:value="218.1667">
            <text:p>218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05T09:00:00">
            <text:p>Wed Dec  5 09:00:00 2018</text:p>
          </table:table-cell>
          <table:table-cell office:value-type="float" office:value="243.1667">
            <text:p>24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05T10:00:00">
            <text:p>Wed Dec  5 10:00:00 2018</text:p>
          </table:table-cell>
          <table:table-cell office:value-type="float" office:value="128.5">
            <text:p>128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05T17:00:00">
            <text:p>Wed Dec  5 17:00:00 2018</text:p>
          </table:table-cell>
          <table:table-cell office:value-type="float" office:value="151.3333">
            <text:p>151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8-12-05T18:00:00">
            <text:p>Wed Dec  5 18:00:00 2018</text:p>
          </table:table-cell>
          <table:table-cell office:value-type="float" office:value="238.8333">
            <text:p>238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05T19:00:00">
            <text:p>Wed Dec  5 19:00:00 2018</text:p>
          </table:table-cell>
          <table:table-cell office:value-type="float" office:value="237.6667">
            <text:p>237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0:00:00">
            <text:p>Wed Dec  5 20:00:00 2018</text:p>
          </table:table-cell>
          <table:table-cell office:value-type="float" office:value="230.6667">
            <text:p>230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1:00:00">
            <text:p>Wed Dec  5 21:00:00 2018</text:p>
          </table:table-cell>
          <table:table-cell office:value-type="float" office:value="238.5">
            <text:p>238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2:00:00">
            <text:p>Wed Dec  5 22:00:00 2018</text:p>
          </table:table-cell>
          <table:table-cell office:value-type="float" office:value="228.3333">
            <text:p>228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3:00:00">
            <text:p>Wed Dec  5 23:00:00 2018</text:p>
          </table:table-cell>
          <table:table-cell office:value-type="float" office:value="184.1667">
            <text:p>184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00:00:00">
            <text:p>Thu Dec  6 00:00:00 2018</text:p>
          </table:table-cell>
          <table:table-cell office:value-type="float" office:value="216.3333">
            <text:p>216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6T01:00:00">
            <text:p>Thu Dec  6 01:00:00 2018</text:p>
          </table:table-cell>
          <table:table-cell office:value-type="float" office:value="183.1667">
            <text:p>183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08:00:00">
            <text:p>Thu Dec  6 08:00:00 2018</text:p>
          </table:table-cell>
          <table:table-cell office:value-type="float" office:value="157.1667">
            <text:p>157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06T09:00:00">
            <text:p>Thu Dec  6 09:00:00 2018</text:p>
          </table:table-cell>
          <table:table-cell office:value-type="float" office:value="140.6667">
            <text:p>14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06T10:00:00">
            <text:p>Thu Dec  6 10:00:00 2018</text:p>
          </table:table-cell>
          <table:table-cell office:value-type="float" office:value="173.3333">
            <text:p>173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12-06T11:00:00">
            <text:p>Thu Dec  6 11:00:00 2018</text:p>
          </table:table-cell>
          <table:table-cell office:value-type="float" office:value="206.5">
            <text:p>206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8-12-06T15:00:00">
            <text:p>Thu Dec  6 15:00:00 2018</text:p>
          </table:table-cell>
          <table:table-cell office:value-type="float" office:value="137.5">
            <text:p>137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12-06T19:00:00">
            <text:p>Thu Dec  6 19:00:00 2018</text:p>
          </table:table-cell>
          <table:table-cell office:value-type="float" office:value="230.0">
            <text:p>230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2-06T20:00:00">
            <text:p>Thu Dec  6 20:00:00 2018</text:p>
          </table:table-cell>
          <table:table-cell office:value-type="float" office:value="197.5">
            <text:p>197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06T21:00:00">
            <text:p>Thu Dec  6 21:00:00 2018</text:p>
          </table:table-cell>
          <table:table-cell office:value-type="float" office:value="201.5">
            <text:p>201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22:00:00">
            <text:p>Thu Dec  6 22:00:00 2018</text:p>
          </table:table-cell>
          <table:table-cell office:value-type="float" office:value="174.3333">
            <text:p>174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23:00:00">
            <text:p>Thu Dec  6 23:00:00 2018</text:p>
          </table:table-cell>
          <table:table-cell office:value-type="float" office:value="143.5">
            <text:p>143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2-07T00:00:00">
            <text:p>Fri Dec  7 00:00:00 2018</text:p>
          </table:table-cell>
          <table:table-cell office:value-type="float" office:value="159.1667">
            <text:p>159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2-07T01:00:00">
            <text:p>Fri Dec  7 01:00:00 2018</text:p>
          </table:table-cell>
          <table:table-cell office:value-type="float" office:value="153.0">
            <text:p>153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07T19:00:00">
            <text:p>Fri Dec  7 19:00:00 2018</text:p>
          </table:table-cell>
          <table:table-cell office:value-type="float" office:value="177.0">
            <text:p>177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12-07T20:00:00">
            <text:p>Fri Dec  7 20:00:00 2018</text:p>
          </table:table-cell>
          <table:table-cell office:value-type="float" office:value="178.0">
            <text:p>178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8-12-07T21:00:00">
            <text:p>Fri Dec  7 21:00:00 2018</text:p>
          </table:table-cell>
          <table:table-cell office:value-type="float" office:value="154.3333">
            <text:p>154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8-12-07T22:00:00">
            <text:p>Fri Dec  7 22:00:00 2018</text:p>
          </table:table-cell>
          <table:table-cell office:value-type="float" office:value="202.3333">
            <text:p>202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12-07T23:00:00">
            <text:p>Fri Dec  7 23:00:00 2018</text:p>
          </table:table-cell>
          <table:table-cell office:value-type="float" office:value="176.5">
            <text:p>176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08T00:00:00">
            <text:p>Sat Dec  8 00:00:00 2018</text:p>
          </table:table-cell>
          <table:table-cell office:value-type="float" office:value="194.1667">
            <text:p>194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8-12-08T01:00:00">
            <text:p>Sat Dec  8 01:00:00 2018</text:p>
          </table:table-cell>
          <table:table-cell office:value-type="float" office:value="157.1667">
            <text:p>157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8-12-08T02:00:00">
            <text:p>Sat Dec  8 02:00:00 2018</text:p>
          </table:table-cell>
          <table:table-cell office:value-type="float" office:value="192.0">
            <text:p>192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8-12-08T03:00:00">
            <text:p>Sat Dec  8 03:00:00 2018</text:p>
          </table:table-cell>
          <table:table-cell office:value-type="float" office:value="142.3333">
            <text:p>142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12-08T04:00:00">
            <text:p>Sat Dec  8 04:00:00 2018</text:p>
          </table:table-cell>
          <table:table-cell office:value-type="float" office:value="197.5">
            <text:p>197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8-12-08T05:00:00">
            <text:p>Sat Dec  8 05:00:00 2018</text:p>
          </table:table-cell>
          <table:table-cell office:value-type="float" office:value="170.3333">
            <text:p>170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8-12-08T06:00:00">
            <text:p>Sat Dec  8 06:00:00 2018</text:p>
          </table:table-cell>
          <table:table-cell office:value-type="float" office:value="154.5">
            <text:p>154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12-08T21:00:00">
            <text:p>Sat Dec  8 21:00:00 2018</text:p>
          </table:table-cell>
          <table:table-cell office:value-type="float" office:value="145.3333">
            <text:p>145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8T22:00:00">
            <text:p>Sat Dec  8 22:00:00 2018</text:p>
          </table:table-cell>
          <table:table-cell office:value-type="float" office:value="150.1667">
            <text:p>150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2-08T23:00:00">
            <text:p>Sat Dec  8 23:00:00 2018</text:p>
          </table:table-cell>
          <table:table-cell office:value-type="float" office:value="160.0">
            <text:p>160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2-09T03:00:00">
            <text:p>Sun Dec  9 03:00:00 2018</text:p>
          </table:table-cell>
          <table:table-cell office:value-type="float" office:value="191.3333">
            <text:p>191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12-09T04:00:00">
            <text:p>Sun Dec  9 04:00:00 2018</text:p>
          </table:table-cell>
          <table:table-cell office:value-type="float" office:value="226.3333">
            <text:p>226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09T05:00:00">
            <text:p>Sun Dec  9 05:00:00 2018</text:p>
          </table:table-cell>
          <table:table-cell office:value-type="float" office:value="121.0">
            <text:p>121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09T15:00:00">
            <text:p>Sun Dec  9 15:00:00 2018</text:p>
          </table:table-cell>
          <table:table-cell office:value-type="float" office:value="145.3333">
            <text:p>145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8-12-09T18:00:00">
            <text:p>Sun Dec  9 18:00:00 2018</text:p>
          </table:table-cell>
          <table:table-cell office:value-type="float" office:value="243.3333">
            <text:p>243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12-09T19:00:00">
            <text:p>Sun Dec  9 19:00:00 2018</text:p>
          </table:table-cell>
          <table:table-cell office:value-type="float" office:value="235.5">
            <text:p>235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9T20:00:00">
            <text:p>Sun Dec  9 20:00:00 2018</text:p>
          </table:table-cell>
          <table:table-cell office:value-type="float" office:value="198.0">
            <text:p>198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9T21:00:00">
            <text:p>Sun Dec  9 21:00:00 2018</text:p>
          </table:table-cell>
          <table:table-cell office:value-type="float" office:value="203.0">
            <text:p>203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9T22:00:00">
            <text:p>Sun Dec  9 22:00:00 2018</text:p>
          </table:table-cell>
          <table:table-cell office:value-type="float" office:value="231.1667">
            <text:p>231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9T23:00:00">
            <text:p>Sun Dec  9 23:00:00 2018</text:p>
          </table:table-cell>
          <table:table-cell office:value-type="float" office:value="197.6667">
            <text:p>197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0T00:00:00">
            <text:p>Mon Dec 10 00:00:00 2018</text:p>
          </table:table-cell>
          <table:table-cell office:value-type="float" office:value="189.5">
            <text:p>189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2-10T01:00:00">
            <text:p>Mon Dec 10 01:00:00 2018</text:p>
          </table:table-cell>
          <table:table-cell office:value-type="float" office:value="177.1667">
            <text:p>177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10T02:00:00">
            <text:p>Mon Dec 10 02:00:00 2018</text:p>
          </table:table-cell>
          <table:table-cell office:value-type="float" office:value="226.8333">
            <text:p>226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12-10T03:00:00">
            <text:p>Mon Dec 10 03:00:00 2018</text:p>
          </table:table-cell>
          <table:table-cell office:value-type="float" office:value="189.3333">
            <text:p>189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2-10T15:00:00">
            <text:p>Mon Dec 10 15:00:00 2018</text:p>
          </table:table-cell>
          <table:table-cell office:value-type="float" office:value="244.1667">
            <text:p>244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8-12-10T17:00:00">
            <text:p>Mon Dec 10 17:00:00 2018</text:p>
          </table:table-cell>
          <table:table-cell office:value-type="float" office:value="206.8333">
            <text:p>206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2-12T17:00:00">
            <text:p>Wed Dec 12 17:00:00 2018</text:p>
          </table:table-cell>
          <table:table-cell office:value-type="float" office:value="169.5">
            <text:p>169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8-12-12T18:00:00">
            <text:p>Wed Dec 12 18:00:00 2018</text:p>
          </table:table-cell>
          <table:table-cell office:value-type="float" office:value="194.0">
            <text:p>194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8-12-12T19:00:00">
            <text:p>Wed Dec 12 19:00:00 2018</text:p>
          </table:table-cell>
          <table:table-cell office:value-type="float" office:value="142.1667">
            <text:p>142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12-12T20:00:00">
            <text:p>Wed Dec 12 20:00:00 2018</text:p>
          </table:table-cell>
          <table:table-cell office:value-type="float" office:value="110.5">
            <text:p>110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12-12T21:00:00">
            <text:p>Wed Dec 12 21:00:00 2018</text:p>
          </table:table-cell>
          <table:table-cell office:value-type="float" office:value="169.5">
            <text:p>169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2-12T22:00:00">
            <text:p>Wed Dec 12 22:00:00 2018</text:p>
          </table:table-cell>
          <table:table-cell office:value-type="float" office:value="138.8333">
            <text:p>138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12-12T23:00:00">
            <text:p>Wed Dec 12 23:00:00 2018</text:p>
          </table:table-cell>
          <table:table-cell office:value-type="float" office:value="226.5">
            <text:p>226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2-13T00:00:00">
            <text:p>Thu Dec 13 00:00:00 2018</text:p>
          </table:table-cell>
          <table:table-cell office:value-type="float" office:value="149.1667">
            <text:p>149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12-13T01:00:00">
            <text:p>Thu Dec 13 01:00:00 2018</text:p>
          </table:table-cell>
          <table:table-cell office:value-type="float" office:value="192.6667">
            <text:p>192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12-13T02:00:00">
            <text:p>Thu Dec 13 02:00:00 2018</text:p>
          </table:table-cell>
          <table:table-cell office:value-type="float" office:value="213.3333">
            <text:p>213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8-12-13T03:00:00">
            <text:p>Thu Dec 13 03:00:00 2018</text:p>
          </table:table-cell>
          <table:table-cell office:value-type="float" office:value="203.0">
            <text:p>203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8-12-13T04:00:00">
            <text:p>Thu Dec 13 04:00:00 2018</text:p>
          </table:table-cell>
          <table:table-cell office:value-type="float" office:value="112.6667">
            <text:p>112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2-13T05:00:00">
            <text:p>Thu Dec 13 05:00:00 2018</text:p>
          </table:table-cell>
          <table:table-cell office:value-type="float" office:value="163.5">
            <text:p>163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12-13T06:00:00">
            <text:p>Thu Dec 13 06:00:00 2018</text:p>
          </table:table-cell>
          <table:table-cell office:value-type="float" office:value="216.6667">
            <text:p>216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12-13T08:00:00">
            <text:p>Thu Dec 13 08:00:00 2018</text:p>
          </table:table-cell>
          <table:table-cell office:value-type="float" office:value="138.8333">
            <text:p>138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8-12-15T22:00:00">
            <text:p>Sat Dec 15 22:00:00 2018</text:p>
          </table:table-cell>
          <table:table-cell office:value-type="float" office:value="210.5">
            <text:p>210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2-15T23:00:00">
            <text:p>Sat Dec 15 23:00:00 2018</text:p>
          </table:table-cell>
          <table:table-cell office:value-type="float" office:value="207.8333">
            <text:p>207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16T00:00:00">
            <text:p>Sun Dec 16 00:00:00 2018</text:p>
          </table:table-cell>
          <table:table-cell office:value-type="float" office:value="143.3333">
            <text:p>14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16T01:00:00">
            <text:p>Sun Dec 16 01:00:00 2018</text:p>
          </table:table-cell>
          <table:table-cell office:value-type="float" office:value="147.3333">
            <text:p>147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2-16T02:00:00">
            <text:p>Sun Dec 16 02:00:00 2018</text:p>
          </table:table-cell>
          <table:table-cell office:value-type="float" office:value="168.8333">
            <text:p>168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16T03:00:00">
            <text:p>Sun Dec 16 03:00:00 2018</text:p>
          </table:table-cell>
          <table:table-cell office:value-type="float" office:value="206.6667">
            <text:p>206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16T04:00:00">
            <text:p>Sun Dec 16 04:00:00 2018</text:p>
          </table:table-cell>
          <table:table-cell office:value-type="float" office:value="155.3333">
            <text:p>155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16T05:00:00">
            <text:p>Sun Dec 16 05:00:00 2018</text:p>
          </table:table-cell>
          <table:table-cell office:value-type="float" office:value="200.6667">
            <text:p>20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16T18:00:00">
            <text:p>Sun Dec 16 18:00:00 2018</text:p>
          </table:table-cell>
          <table:table-cell office:value-type="float" office:value="100.5">
            <text:p>100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8-12-16T21:00:00">
            <text:p>Sun Dec 16 21:00:00 2018</text:p>
          </table:table-cell>
          <table:table-cell office:value-type="float" office:value="245.3333">
            <text:p>24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16T22:00:00">
            <text:p>Sun Dec 16 22:00:00 2018</text:p>
          </table:table-cell>
          <table:table-cell office:value-type="float" office:value="191.6667">
            <text:p>191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16T23:00:00">
            <text:p>Sun Dec 16 23:00:00 2018</text:p>
          </table:table-cell>
          <table:table-cell office:value-type="float" office:value="100.3333">
            <text:p>100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7T00:00:00">
            <text:p>Mon Dec 17 00:00:00 2018</text:p>
          </table:table-cell>
          <table:table-cell office:value-type="float" office:value="188.1667">
            <text:p>188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17T01:00:00">
            <text:p>Mon Dec 17 01:00:00 2018</text:p>
          </table:table-cell>
          <table:table-cell office:value-type="float" office:value="185.6667">
            <text:p>185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12-17T02:00:00">
            <text:p>Mon Dec 17 02:00:00 2018</text:p>
          </table:table-cell>
          <table:table-cell office:value-type="float" office:value="191.8333">
            <text:p>191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17T03:00:00">
            <text:p>Mon Dec 17 03:00:00 2018</text:p>
          </table:table-cell>
          <table:table-cell office:value-type="float" office:value="157.8333">
            <text:p>157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17T19:00:00">
            <text:p>Mon Dec 17 19:00:00 2018</text:p>
          </table:table-cell>
          <table:table-cell office:value-type="float" office:value="191.1667">
            <text:p>191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17T20:00:00">
            <text:p>Mon Dec 17 20:00:00 2018</text:p>
          </table:table-cell>
          <table:table-cell office:value-type="float" office:value="163.5">
            <text:p>163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17T21:00:00">
            <text:p>Mon Dec 17 21:00:00 2018</text:p>
          </table:table-cell>
          <table:table-cell office:value-type="float" office:value="142.6667">
            <text:p>142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2-17T22:00:00">
            <text:p>Mon Dec 17 22:00:00 2018</text:p>
          </table:table-cell>
          <table:table-cell office:value-type="float" office:value="164.6667">
            <text:p>164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2-17T23:00:00">
            <text:p>Mon Dec 17 23:00:00 2018</text:p>
          </table:table-cell>
          <table:table-cell office:value-type="float" office:value="165.8333">
            <text:p>16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2-18T00:00:00">
            <text:p>Tue Dec 18 00:00:00 2018</text:p>
          </table:table-cell>
          <table:table-cell office:value-type="float" office:value="221.6667">
            <text:p>221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18T01:00:00">
            <text:p>Tue Dec 18 01:00:00 2018</text:p>
          </table:table-cell>
          <table:table-cell office:value-type="float" office:value="202.8333">
            <text:p>202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18T19:00:00">
            <text:p>Tue Dec 18 19:00:00 2018</text:p>
          </table:table-cell>
          <table:table-cell office:value-type="float" office:value="229.1667">
            <text:p>229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8T20:00:00">
            <text:p>Tue Dec 18 20:00:00 2018</text:p>
          </table:table-cell>
          <table:table-cell office:value-type="float" office:value="179.6667">
            <text:p>179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18T21:00:00">
            <text:p>Tue Dec 18 21:00:00 2018</text:p>
          </table:table-cell>
          <table:table-cell office:value-type="float" office:value="232.5">
            <text:p>232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18T22:00:00">
            <text:p>Tue Dec 18 22:00:00 2018</text:p>
          </table:table-cell>
          <table:table-cell office:value-type="float" office:value="222.6667">
            <text:p>222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8T23:00:00">
            <text:p>Tue Dec 18 23:00:00 2018</text:p>
          </table:table-cell>
          <table:table-cell office:value-type="float" office:value="159.8333">
            <text:p>15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9T00:00:00">
            <text:p>Wed Dec 19 00:00:00 2018</text:p>
          </table:table-cell>
          <table:table-cell office:value-type="float" office:value="172.3333">
            <text:p>17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9T01:00:00">
            <text:p>Wed Dec 19 01:00:00 2018</text:p>
          </table:table-cell>
          <table:table-cell office:value-type="float" office:value="264.3333">
            <text:p>264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2-19T04:00:00">
            <text:p>Wed Dec 19 04:00:00 2018</text:p>
          </table:table-cell>
          <table:table-cell office:value-type="float" office:value="150.5">
            <text:p>150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19T21:00:00">
            <text:p>Wed Dec 19 21:00:00 2018</text:p>
          </table:table-cell>
          <table:table-cell office:value-type="float" office:value="111.8333">
            <text:p>111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19T22:00:00">
            <text:p>Wed Dec 19 22:00:00 2018</text:p>
          </table:table-cell>
          <table:table-cell office:value-type="float" office:value="136.6667">
            <text:p>136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19T23:00:00">
            <text:p>Wed Dec 19 23:00:00 2018</text:p>
          </table:table-cell>
          <table:table-cell office:value-type="float" office:value="153.6667">
            <text:p>153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20T00:00:00">
            <text:p>Thu Dec 20 00:00:00 2018</text:p>
          </table:table-cell>
          <table:table-cell office:value-type="float" office:value="121.8333">
            <text:p>121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12-20T01:00:00">
            <text:p>Thu Dec 20 01:00:00 2018</text:p>
          </table:table-cell>
          <table:table-cell office:value-type="float" office:value="187.5">
            <text:p>187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20T21:00:00">
            <text:p>Thu Dec 20 21:00:00 2018</text:p>
          </table:table-cell>
          <table:table-cell office:value-type="float" office:value="165.5">
            <text:p>165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20T22:00:00">
            <text:p>Thu Dec 20 22:00:00 2018</text:p>
          </table:table-cell>
          <table:table-cell office:value-type="float" office:value="157.1667">
            <text:p>157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8-12-21T19:00:00">
            <text:p>Fri Dec 21 19:00:00 2018</text:p>
          </table:table-cell>
          <table:table-cell office:value-type="float" office:value="219.5">
            <text:p>219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1T20:00:00">
            <text:p>Fri Dec 21 20:00:00 2018</text:p>
          </table:table-cell>
          <table:table-cell office:value-type="float" office:value="201.8333">
            <text:p>201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1T21:00:00">
            <text:p>Fri Dec 21 21:00:00 2018</text:p>
          </table:table-cell>
          <table:table-cell office:value-type="float" office:value="126.8333">
            <text:p>126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1T22:00:00">
            <text:p>Fri Dec 21 22:00:00 2018</text:p>
          </table:table-cell>
          <table:table-cell office:value-type="float" office:value="155.8333">
            <text:p>155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22T20:00:00">
            <text:p>Sat Dec 22 20:00:00 2018</text:p>
          </table:table-cell>
          <table:table-cell office:value-type="float" office:value="161.8333">
            <text:p>161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2T21:00:00">
            <text:p>Sat Dec 22 21:00:00 2018</text:p>
          </table:table-cell>
          <table:table-cell office:value-type="float" office:value="199.8333">
            <text:p>19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2T22:00:00">
            <text:p>Sat Dec 22 22:00:00 2018</text:p>
          </table:table-cell>
          <table:table-cell office:value-type="float" office:value="100.6667">
            <text:p>100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23T19:00:00">
            <text:p>Sun Dec 23 19:00:00 2018</text:p>
          </table:table-cell>
          <table:table-cell office:value-type="float" office:value="236.8333">
            <text:p>236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3T20:00:00">
            <text:p>Sun Dec 23 20:00:00 2018</text:p>
          </table:table-cell>
          <table:table-cell office:value-type="float" office:value="208.1667">
            <text:p>208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23T21:00:00">
            <text:p>Sun Dec 23 21:00:00 2018</text:p>
          </table:table-cell>
          <table:table-cell office:value-type="float" office:value="200.6667">
            <text:p>200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23T22:00:00">
            <text:p>Sun Dec 23 22:00:00 2018</text:p>
          </table:table-cell>
          <table:table-cell office:value-type="float" office:value="134.0">
            <text:p>134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23T23:00:00">
            <text:p>Sun Dec 23 23:00:00 2018</text:p>
          </table:table-cell>
          <table:table-cell office:value-type="float" office:value="226.8333">
            <text:p>226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24T00:00:00">
            <text:p>Mon Dec 24 00:00:00 2018</text:p>
          </table:table-cell>
          <table:table-cell office:value-type="float" office:value="176.8333">
            <text:p>176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24T19:00:00">
            <text:p>Mon Dec 24 19:00:00 2018</text:p>
          </table:table-cell>
          <table:table-cell office:value-type="float" office:value="176.1667">
            <text:p>176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8-12-24T20:00:00">
            <text:p>Mon Dec 24 20:00:00 2018</text:p>
          </table:table-cell>
          <table:table-cell office:value-type="float" office:value="201.0">
            <text:p>201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4T21:00:00">
            <text:p>Mon Dec 24 21:00:00 2018</text:p>
          </table:table-cell>
          <table:table-cell office:value-type="float" office:value="162.8333">
            <text:p>162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4T22:00:00">
            <text:p>Mon Dec 24 22:00:00 2018</text:p>
          </table:table-cell>
          <table:table-cell office:value-type="float" office:value="192.3333">
            <text:p>19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4T23:00:00">
            <text:p>Mon Dec 24 23:00:00 2018</text:p>
          </table:table-cell>
          <table:table-cell office:value-type="float" office:value="212.1667">
            <text:p>212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00:00:00">
            <text:p>Tue Dec 25 00:00:00 2018</text:p>
          </table:table-cell>
          <table:table-cell office:value-type="float" office:value="171.8333">
            <text:p>171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01:00:00">
            <text:p>Tue Dec 25 01:00:00 2018</text:p>
          </table:table-cell>
          <table:table-cell office:value-type="float" office:value="207.8333">
            <text:p>207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5T02:00:00">
            <text:p>Tue Dec 25 02:00:00 2018</text:p>
          </table:table-cell>
          <table:table-cell office:value-type="float" office:value="171.1667">
            <text:p>171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25T03:00:00">
            <text:p>Tue Dec 25 03:00:00 2018</text:p>
          </table:table-cell>
          <table:table-cell office:value-type="float" office:value="194.5">
            <text:p>194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04:00:00">
            <text:p>Tue Dec 25 04:00:00 2018</text:p>
          </table:table-cell>
          <table:table-cell office:value-type="float" office:value="189.1667">
            <text:p>189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25T05:00:00">
            <text:p>Tue Dec 25 05:00:00 2018</text:p>
          </table:table-cell>
          <table:table-cell office:value-type="float" office:value="242.3333">
            <text:p>24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20:00:00">
            <text:p>Tue Dec 25 20:00:00 2018</text:p>
          </table:table-cell>
          <table:table-cell office:value-type="float" office:value="165.5">
            <text:p>165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5T21:00:00">
            <text:p>Tue Dec 25 21:00:00 2018</text:p>
          </table:table-cell>
          <table:table-cell office:value-type="float" office:value="192.8333">
            <text:p>192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22:00:00">
            <text:p>Tue Dec 25 22:00:00 2018</text:p>
          </table:table-cell>
          <table:table-cell office:value-type="float" office:value="209.8333">
            <text:p>20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23:00:00">
            <text:p>Tue Dec 25 23:00:00 2018</text:p>
          </table:table-cell>
          <table:table-cell office:value-type="float" office:value="227.8333">
            <text:p>227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6T00:00:00">
            <text:p>Wed Dec 26 00:00:00 2018</text:p>
          </table:table-cell>
          <table:table-cell office:value-type="float" office:value="216.6667">
            <text:p>216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2-26T01:00:00">
            <text:p>Wed Dec 26 01:00:00 2018</text:p>
          </table:table-cell>
          <table:table-cell office:value-type="float" office:value="213.3333">
            <text:p>21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6T20:00:00">
            <text:p>Wed Dec 26 20:00:00 2018</text:p>
          </table:table-cell>
          <table:table-cell office:value-type="float" office:value="203.0">
            <text:p>20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26T21:00:00">
            <text:p>Wed Dec 26 21:00:00 2018</text:p>
          </table:table-cell>
          <table:table-cell office:value-type="float" office:value="209.8333">
            <text:p>20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6T22:00:00">
            <text:p>Wed Dec 26 22:00:00 2018</text:p>
          </table:table-cell>
          <table:table-cell office:value-type="float" office:value="200.0">
            <text:p>200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6T23:00:00">
            <text:p>Wed Dec 26 23:00:00 2018</text:p>
          </table:table-cell>
          <table:table-cell office:value-type="float" office:value="201.3333">
            <text:p>201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00:00:00">
            <text:p>Thu Dec 27 00:00:00 2018</text:p>
          </table:table-cell>
          <table:table-cell office:value-type="float" office:value="146.0">
            <text:p>146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01:00:00">
            <text:p>Thu Dec 27 01:00:00 2018</text:p>
          </table:table-cell>
          <table:table-cell office:value-type="float" office:value="143.1667">
            <text:p>143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02:00:00">
            <text:p>Thu Dec 27 02:00:00 2018</text:p>
          </table:table-cell>
          <table:table-cell office:value-type="float" office:value="149.8333">
            <text:p>14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20:00:00">
            <text:p>Thu Dec 27 20:00:00 2018</text:p>
          </table:table-cell>
          <table:table-cell office:value-type="float" office:value="199.3333">
            <text:p>199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21:00:00">
            <text:p>Thu Dec 27 21:00:00 2018</text:p>
          </table:table-cell>
          <table:table-cell office:value-type="float" office:value="187.0">
            <text:p>187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7T22:00:00">
            <text:p>Thu Dec 27 22:00:00 2018</text:p>
          </table:table-cell>
          <table:table-cell office:value-type="float" office:value="216.6667">
            <text:p>216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7T23:00:00">
            <text:p>Thu Dec 27 23:00:00 2018</text:p>
          </table:table-cell>
          <table:table-cell office:value-type="float" office:value="125.6667">
            <text:p>125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8T00:00:00">
            <text:p>Fri Dec 28 00:00:00 2018</text:p>
          </table:table-cell>
          <table:table-cell office:value-type="float" office:value="179.8333">
            <text:p>17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8T01:00:00">
            <text:p>Fri Dec 28 01:00:00 2018</text:p>
          </table:table-cell>
          <table:table-cell office:value-type="float" office:value="140.1667">
            <text:p>140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8T02:00:00">
            <text:p>Fri Dec 28 02:00:00 2018</text:p>
          </table:table-cell>
          <table:table-cell office:value-type="float" office:value="161.3333">
            <text:p>161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12-28T20:00:00">
            <text:p>Fri Dec 28 20:00:00 2018</text:p>
          </table:table-cell>
          <table:table-cell office:value-type="float" office:value="169.0">
            <text:p>169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8T21:00:00">
            <text:p>Fri Dec 28 21:00:00 2018</text:p>
          </table:table-cell>
          <table:table-cell office:value-type="float" office:value="130.5">
            <text:p>130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8T22:00:00">
            <text:p>Fri Dec 28 22:00:00 2018</text:p>
          </table:table-cell>
          <table:table-cell office:value-type="float" office:value="186.0">
            <text:p>186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8T23:00:00">
            <text:p>Fri Dec 28 23:00:00 2018</text:p>
          </table:table-cell>
          <table:table-cell office:value-type="float" office:value="223.3333">
            <text:p>223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01T19:00:00">
            <text:p>Tue Jan  1 19:00:00 2019</text:p>
          </table:table-cell>
          <table:table-cell office:value-type="float" office:value="243.5">
            <text:p>243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01T20:00:00">
            <text:p>Tue Jan  1 20:00:00 2019</text:p>
          </table:table-cell>
          <table:table-cell office:value-type="float" office:value="229.3333">
            <text:p>229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01T21:00:00">
            <text:p>Tue Jan  1 21:00:00 2019</text:p>
          </table:table-cell>
          <table:table-cell office:value-type="float" office:value="208.1667">
            <text:p>208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01-01T22:00:00">
            <text:p>Tue Jan  1 22:00:00 2019</text:p>
          </table:table-cell>
          <table:table-cell office:value-type="float" office:value="198.3333">
            <text:p>198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1T23:00:00">
            <text:p>Tue Jan  1 23:00:00 2019</text:p>
          </table:table-cell>
          <table:table-cell office:value-type="float" office:value="199.6667">
            <text:p>199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02T00:00:00">
            <text:p>Wed Jan  2 00:00:00 2019</text:p>
          </table:table-cell>
          <table:table-cell office:value-type="float" office:value="182.8333">
            <text:p>182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02T01:00:00">
            <text:p>Wed Jan  2 01:00:00 2019</text:p>
          </table:table-cell>
          <table:table-cell office:value-type="float" office:value="205.8333">
            <text:p>205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1-02T20:00:00">
            <text:p>Wed Jan  2 20:00:00 2019</text:p>
          </table:table-cell>
          <table:table-cell office:value-type="float" office:value="178.0">
            <text:p>178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02T21:00:00">
            <text:p>Wed Jan  2 21:00:00 2019</text:p>
          </table:table-cell>
          <table:table-cell office:value-type="float" office:value="124.3333">
            <text:p>124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2T22:00:00">
            <text:p>Wed Jan  2 22:00:00 2019</text:p>
          </table:table-cell>
          <table:table-cell office:value-type="float" office:value="183.8333">
            <text:p>183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02T23:00:00">
            <text:p>Wed Jan  2 23:00:00 2019</text:p>
          </table:table-cell>
          <table:table-cell office:value-type="float" office:value="169.6667">
            <text:p>169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03T00:00:00">
            <text:p>Thu Jan  3 00:00:00 2019</text:p>
          </table:table-cell>
          <table:table-cell office:value-type="float" office:value="174.3333">
            <text:p>174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3T21:00:00">
            <text:p>Thu Jan  3 21:00:00 2019</text:p>
          </table:table-cell>
          <table:table-cell office:value-type="float" office:value="136.3333">
            <text:p>136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1-05T19:00:00">
            <text:p>Sat Jan  5 19:00:00 2019</text:p>
          </table:table-cell>
          <table:table-cell office:value-type="float" office:value="243.3333">
            <text:p>243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1-05T20:00:00">
            <text:p>Sat Jan  5 20:00:00 2019</text:p>
          </table:table-cell>
          <table:table-cell office:value-type="float" office:value="202.6667">
            <text:p>202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5T21:00:00">
            <text:p>Sat Jan  5 21:00:00 2019</text:p>
          </table:table-cell>
          <table:table-cell office:value-type="float" office:value="202.3333">
            <text:p>20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5T22:00:00">
            <text:p>Sat Jan  5 22:00:00 2019</text:p>
          </table:table-cell>
          <table:table-cell office:value-type="float" office:value="132.1667">
            <text:p>132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5T23:00:00">
            <text:p>Sat Jan  5 23:00:00 2019</text:p>
          </table:table-cell>
          <table:table-cell office:value-type="float" office:value="126.0">
            <text:p>12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07T19:00:00">
            <text:p>Mon Jan  7 19:00:00 2019</text:p>
          </table:table-cell>
          <table:table-cell office:value-type="float" office:value="232.6667">
            <text:p>232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01-07T20:00:00">
            <text:p>Mon Jan  7 20:00:00 2019</text:p>
          </table:table-cell>
          <table:table-cell office:value-type="float" office:value="188.1667">
            <text:p>188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01-07T21:00:00">
            <text:p>Mon Jan  7 21:00:00 2019</text:p>
          </table:table-cell>
          <table:table-cell office:value-type="float" office:value="172.8333">
            <text:p>172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01-07T22:00:00">
            <text:p>Mon Jan  7 22:00:00 2019</text:p>
          </table:table-cell>
          <table:table-cell office:value-type="float" office:value="176.8333">
            <text:p>176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08T19:00:00">
            <text:p>Tue Jan  8 19:00:00 2019</text:p>
          </table:table-cell>
          <table:table-cell office:value-type="float" office:value="215.5">
            <text:p>215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01-08T20:00:00">
            <text:p>Tue Jan  8 20:00:00 2019</text:p>
          </table:table-cell>
          <table:table-cell office:value-type="float" office:value="156.0">
            <text:p>156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08T21:00:00">
            <text:p>Tue Jan  8 21:00:00 2019</text:p>
          </table:table-cell>
          <table:table-cell office:value-type="float" office:value="215.0">
            <text:p>215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8T22:00:00">
            <text:p>Tue Jan  8 22:00:00 2019</text:p>
          </table:table-cell>
          <table:table-cell office:value-type="float" office:value="207.8333">
            <text:p>207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08T23:00:00">
            <text:p>Tue Jan  8 23:00:00 2019</text:p>
          </table:table-cell>
          <table:table-cell office:value-type="float" office:value="217.6667">
            <text:p>217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09T00:00:00">
            <text:p>Wed Jan  9 00:00:00 2019</text:p>
          </table:table-cell>
          <table:table-cell office:value-type="float" office:value="108.8333">
            <text:p>108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01-09T01:00:00">
            <text:p>Wed Jan  9 01:00:00 2019</text:p>
          </table:table-cell>
          <table:table-cell office:value-type="float" office:value="147.6667">
            <text:p>147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01-09T02:00:00">
            <text:p>Wed Jan  9 02:00:00 2019</text:p>
          </table:table-cell>
          <table:table-cell office:value-type="float" office:value="158.1667">
            <text:p>158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01-09T19:00:00">
            <text:p>Wed Jan  9 19:00:00 2019</text:p>
          </table:table-cell>
          <table:table-cell office:value-type="float" office:value="224.5">
            <text:p>224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09T20:00:00">
            <text:p>Wed Jan  9 20:00:00 2019</text:p>
          </table:table-cell>
          <table:table-cell office:value-type="float" office:value="174.1667">
            <text:p>174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9-01-09T21:00:00">
            <text:p>Wed Jan  9 21:00:00 2019</text:p>
          </table:table-cell>
          <table:table-cell office:value-type="float" office:value="154.3333">
            <text:p>154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1-09T22:00:00">
            <text:p>Wed Jan  9 22:00:00 2019</text:p>
          </table:table-cell>
          <table:table-cell office:value-type="float" office:value="190.6667">
            <text:p>190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09T23:00:00">
            <text:p>Wed Jan  9 23:00:00 2019</text:p>
          </table:table-cell>
          <table:table-cell office:value-type="float" office:value="127.8333">
            <text:p>127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10T00:00:00">
            <text:p>Thu Jan 10 00:00:00 2019</text:p>
          </table:table-cell>
          <table:table-cell office:value-type="float" office:value="134.1667">
            <text:p>13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10T01:00:00">
            <text:p>Thu Jan 10 01:00:00 2019</text:p>
          </table:table-cell>
          <table:table-cell office:value-type="float" office:value="167.1667">
            <text:p>167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01-10T02:00:00">
            <text:p>Thu Jan 10 02:00:00 2019</text:p>
          </table:table-cell>
          <table:table-cell office:value-type="float" office:value="156.5">
            <text:p>156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1-10T03:00:00">
            <text:p>Thu Jan 10 03:00:00 2019</text:p>
          </table:table-cell>
          <table:table-cell office:value-type="float" office:value="245.1667">
            <text:p>245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01-10T20:00:00">
            <text:p>Thu Jan 10 20:00:00 2019</text:p>
          </table:table-cell>
          <table:table-cell office:value-type="float" office:value="184.0">
            <text:p>184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1-10T22:00:00">
            <text:p>Thu Jan 10 22:00:00 2019</text:p>
          </table:table-cell>
          <table:table-cell office:value-type="float" office:value="222.5">
            <text:p>222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01-11T20:00:00">
            <text:p>Fri Jan 11 20:00:00 2019</text:p>
          </table:table-cell>
          <table:table-cell office:value-type="float" office:value="171.8333">
            <text:p>171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1-11T21:00:00">
            <text:p>Fri Jan 11 21:00:00 2019</text:p>
          </table:table-cell>
          <table:table-cell office:value-type="float" office:value="177.1667">
            <text:p>177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1-11T22:00:00">
            <text:p>Fri Jan 11 22:00:00 2019</text:p>
          </table:table-cell>
          <table:table-cell office:value-type="float" office:value="159.5">
            <text:p>159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1-11T23:00:00">
            <text:p>Fri Jan 11 23:00:00 2019</text:p>
          </table:table-cell>
          <table:table-cell office:value-type="float" office:value="144.8333">
            <text:p>144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1-12T00:00:00">
            <text:p>Sat Jan 12 00:00:00 2019</text:p>
          </table:table-cell>
          <table:table-cell office:value-type="float" office:value="163.0">
            <text:p>163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01-12T19:00:00">
            <text:p>Sat Jan 12 19:00:00 2019</text:p>
          </table:table-cell>
          <table:table-cell office:value-type="float" office:value="220.1667">
            <text:p>220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9-01-12T20:00:00">
            <text:p>Sat Jan 12 20:00:00 2019</text:p>
          </table:table-cell>
          <table:table-cell office:value-type="float" office:value="175.6667">
            <text:p>175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12T21:00:00">
            <text:p>Sat Jan 12 21:00:00 2019</text:p>
          </table:table-cell>
          <table:table-cell office:value-type="float" office:value="223.1667">
            <text:p>223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1-12T22:00:00">
            <text:p>Sat Jan 12 22:00:00 2019</text:p>
          </table:table-cell>
          <table:table-cell office:value-type="float" office:value="168.6667">
            <text:p>168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9-01-12T23:00:00">
            <text:p>Sat Jan 12 23:00:00 2019</text:p>
          </table:table-cell>
          <table:table-cell office:value-type="float" office:value="161.0">
            <text:p>161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1-13T00:00:00">
            <text:p>Sun Jan 13 00:00:00 2019</text:p>
          </table:table-cell>
          <table:table-cell office:value-type="float" office:value="214.6667">
            <text:p>214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13T01:00:00">
            <text:p>Sun Jan 13 01:00:00 2019</text:p>
          </table:table-cell>
          <table:table-cell office:value-type="float" office:value="137.8333">
            <text:p>137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1-13T02:00:00">
            <text:p>Sun Jan 13 02:00:00 2019</text:p>
          </table:table-cell>
          <table:table-cell office:value-type="float" office:value="134.6667">
            <text:p>134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1-13T19:00:00">
            <text:p>Sun Jan 13 19:00:00 2019</text:p>
          </table:table-cell>
          <table:table-cell office:value-type="float" office:value="241.6667">
            <text:p>241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13T20:00:00">
            <text:p>Sun Jan 13 20:00:00 2019</text:p>
          </table:table-cell>
          <table:table-cell office:value-type="float" office:value="189.0">
            <text:p>189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1-13T21:00:00">
            <text:p>Sun Jan 13 21:00:00 2019</text:p>
          </table:table-cell>
          <table:table-cell office:value-type="float" office:value="160.1667">
            <text:p>160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1-13T22:00:00">
            <text:p>Sun Jan 13 22:00:00 2019</text:p>
          </table:table-cell>
          <table:table-cell office:value-type="float" office:value="103.8333">
            <text:p>103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1-13T23:00:00">
            <text:p>Sun Jan 13 23:00:00 2019</text:p>
          </table:table-cell>
          <table:table-cell office:value-type="float" office:value="181.3333">
            <text:p>181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1-14T00:00:00">
            <text:p>Mon Jan 14 00:00:00 2019</text:p>
          </table:table-cell>
          <table:table-cell office:value-type="float" office:value="171.5">
            <text:p>171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01-14T01:00:00">
            <text:p>Mon Jan 14 01:00:00 2019</text:p>
          </table:table-cell>
          <table:table-cell office:value-type="float" office:value="190.1667">
            <text:p>190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01-14T02:00:00">
            <text:p>Mon Jan 14 02:00:00 2019</text:p>
          </table:table-cell>
          <table:table-cell office:value-type="float" office:value="170.5">
            <text:p>170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01-14T19:00:00">
            <text:p>Mon Jan 14 19:00:00 2019</text:p>
          </table:table-cell>
          <table:table-cell office:value-type="float" office:value="238.3333">
            <text:p>238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14T20:00:00">
            <text:p>Mon Jan 14 20:00:00 2019</text:p>
          </table:table-cell>
          <table:table-cell office:value-type="float" office:value="230.5">
            <text:p>230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01-14T21:00:00">
            <text:p>Mon Jan 14 21:00:00 2019</text:p>
          </table:table-cell>
          <table:table-cell office:value-type="float" office:value="224.5">
            <text:p>224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14T22:00:00">
            <text:p>Mon Jan 14 22:00:00 2019</text:p>
          </table:table-cell>
          <table:table-cell office:value-type="float" office:value="167.3333">
            <text:p>16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14T23:00:00">
            <text:p>Mon Jan 14 23:00:00 2019</text:p>
          </table:table-cell>
          <table:table-cell office:value-type="float" office:value="190.0">
            <text:p>19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15T00:00:00">
            <text:p>Tue Jan 15 00:00:00 2019</text:p>
          </table:table-cell>
          <table:table-cell office:value-type="float" office:value="140.6667">
            <text:p>140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1-15T01:00:00">
            <text:p>Tue Jan 15 01:00:00 2019</text:p>
          </table:table-cell>
          <table:table-cell office:value-type="float" office:value="176.5">
            <text:p>176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1-15T02:00:00">
            <text:p>Tue Jan 15 02:00:00 2019</text:p>
          </table:table-cell>
          <table:table-cell office:value-type="float" office:value="169.1667">
            <text:p>169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01-15T03:00:00">
            <text:p>Tue Jan 15 03:00:00 2019</text:p>
          </table:table-cell>
          <table:table-cell office:value-type="float" office:value="178.5">
            <text:p>178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01-15T09:00:00">
            <text:p>Tue Jan 15 09:00:00 2019</text:p>
          </table:table-cell>
          <table:table-cell office:value-type="float" office:value="159.6667">
            <text:p>159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15T10:00:00">
            <text:p>Tue Jan 15 10:00:00 2019</text:p>
          </table:table-cell>
          <table:table-cell office:value-type="float" office:value="84.3333">
            <text:p>84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01-15T19:00:00">
            <text:p>Tue Jan 15 19:00:00 2019</text:p>
          </table:table-cell>
          <table:table-cell office:value-type="float" office:value="224.6667">
            <text:p>224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01-15T20:00:00">
            <text:p>Tue Jan 15 20:00:00 2019</text:p>
          </table:table-cell>
          <table:table-cell office:value-type="float" office:value="243.3333">
            <text:p>243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01-15T21:00:00">
            <text:p>Tue Jan 15 21:00:00 2019</text:p>
          </table:table-cell>
          <table:table-cell office:value-type="float" office:value="119.0">
            <text:p>119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1-15T22:00:00">
            <text:p>Tue Jan 15 22:00:00 2019</text:p>
          </table:table-cell>
          <table:table-cell office:value-type="float" office:value="157.6667">
            <text:p>157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15T23:00:00">
            <text:p>Tue Jan 15 23:00:00 2019</text:p>
          </table:table-cell>
          <table:table-cell office:value-type="float" office:value="155.8333">
            <text:p>155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16T00:00:00">
            <text:p>Wed Jan 16 00:00:00 2019</text:p>
          </table:table-cell>
          <table:table-cell office:value-type="float" office:value="202.1667">
            <text:p>202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1-16T01:00:00">
            <text:p>Wed Jan 16 01:00:00 2019</text:p>
          </table:table-cell>
          <table:table-cell office:value-type="float" office:value="117.1667">
            <text:p>117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16T02:00:00">
            <text:p>Wed Jan 16 02:00:00 2019</text:p>
          </table:table-cell>
          <table:table-cell office:value-type="float" office:value="163.6667">
            <text:p>163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1-16T03:00:00">
            <text:p>Wed Jan 16 03:00:00 2019</text:p>
          </table:table-cell>
          <table:table-cell office:value-type="float" office:value="202.3333">
            <text:p>202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1-16T04:00:00">
            <text:p>Wed Jan 16 04:00:00 2019</text:p>
          </table:table-cell>
          <table:table-cell office:value-type="float" office:value="125.8333">
            <text:p>125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01-16T05:00:00">
            <text:p>Wed Jan 16 05:00:00 2019</text:p>
          </table:table-cell>
          <table:table-cell office:value-type="float" office:value="144.0">
            <text:p>144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01-16T16:00:00">
            <text:p>Wed Jan 16 16:00:00 2019</text:p>
          </table:table-cell>
          <table:table-cell office:value-type="float" office:value="115.8333">
            <text:p>115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1-16T17:00:00">
            <text:p>Wed Jan 16 17:00:00 2019</text:p>
          </table:table-cell>
          <table:table-cell office:value-type="float" office:value="116.1667">
            <text:p>116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1-16T19:00:00">
            <text:p>Wed Jan 16 19:00:00 2019</text:p>
          </table:table-cell>
          <table:table-cell office:value-type="float" office:value="234.3333">
            <text:p>234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16T20:00:00">
            <text:p>Wed Jan 16 20:00:00 2019</text:p>
          </table:table-cell>
          <table:table-cell office:value-type="float" office:value="220.8333">
            <text:p>220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9-01-16T21:00:00">
            <text:p>Wed Jan 16 21:00:00 2019</text:p>
          </table:table-cell>
          <table:table-cell office:value-type="float" office:value="164.5">
            <text:p>164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01-16T22:00:00">
            <text:p>Wed Jan 16 22:00:00 2019</text:p>
          </table:table-cell>
          <table:table-cell office:value-type="float" office:value="149.8333">
            <text:p>149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01-16T23:00:00">
            <text:p>Wed Jan 16 23:00:00 2019</text:p>
          </table:table-cell>
          <table:table-cell office:value-type="float" office:value="134.6667">
            <text:p>134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1-17T00:00:00">
            <text:p>Thu Jan 17 00:00:00 2019</text:p>
          </table:table-cell>
          <table:table-cell office:value-type="float" office:value="125.8333">
            <text:p>125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1-17T01:00:00">
            <text:p>Thu Jan 17 01:00:00 2019</text:p>
          </table:table-cell>
          <table:table-cell office:value-type="float" office:value="153.0">
            <text:p>153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1-17T02:00:00">
            <text:p>Thu Jan 17 02:00:00 2019</text:p>
          </table:table-cell>
          <table:table-cell office:value-type="float" office:value="174.0">
            <text:p>174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17T03:00:00">
            <text:p>Thu Jan 17 03:00:00 2019</text:p>
          </table:table-cell>
          <table:table-cell office:value-type="float" office:value="173.3333">
            <text:p>173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01-17T04:00:00">
            <text:p>Thu Jan 17 04:00:00 2019</text:p>
          </table:table-cell>
          <table:table-cell office:value-type="float" office:value="161.6667">
            <text:p>161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1-17T05:00:00">
            <text:p>Thu Jan 17 05:00:00 2019</text:p>
          </table:table-cell>
          <table:table-cell office:value-type="float" office:value="185.8333">
            <text:p>185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1-17T06:00:00">
            <text:p>Thu Jan 17 06:00:00 2019</text:p>
          </table:table-cell>
          <table:table-cell office:value-type="float" office:value="215.1667">
            <text:p>215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01-17T07:00:00">
            <text:p>Thu Jan 17 07:00:00 2019</text:p>
          </table:table-cell>
          <table:table-cell office:value-type="float" office:value="127.0">
            <text:p>127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01-17T08:00:00">
            <text:p>Thu Jan 17 08:00:00 2019</text:p>
          </table:table-cell>
          <table:table-cell office:value-type="float" office:value="193.6667">
            <text:p>193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1-17T09:00:00">
            <text:p>Thu Jan 17 09:00:00 2019</text:p>
          </table:table-cell>
          <table:table-cell office:value-type="float" office:value="106.3333">
            <text:p>106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17T10:00:00">
            <text:p>Thu Jan 17 10:00:00 2019</text:p>
          </table:table-cell>
          <table:table-cell office:value-type="float" office:value="115.0">
            <text:p>115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17T11:00:00">
            <text:p>Thu Jan 17 11:00:00 2019</text:p>
          </table:table-cell>
          <table:table-cell office:value-type="float" office:value="102.5">
            <text:p>102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17T12:00:00">
            <text:p>Thu Jan 17 12:00:00 2019</text:p>
          </table:table-cell>
          <table:table-cell office:value-type="float" office:value="103.6667">
            <text:p>103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17T13:00:00">
            <text:p>Thu Jan 17 13:00:00 2019</text:p>
          </table:table-cell>
          <table:table-cell office:value-type="float" office:value="179.3333">
            <text:p>179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01-18T01:00:00">
            <text:p>Fri Jan 18 01:00:00 2019</text:p>
          </table:table-cell>
          <table:table-cell office:value-type="float" office:value="233.3333">
            <text:p>233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1-18T02:00:00">
            <text:p>Fri Jan 18 02:00:00 2019</text:p>
          </table:table-cell>
          <table:table-cell office:value-type="float" office:value="156.1667">
            <text:p>156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01-18T03:00:00">
            <text:p>Fri Jan 18 03:00:00 2019</text:p>
          </table:table-cell>
          <table:table-cell office:value-type="float" office:value="192.0">
            <text:p>192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01-18T04:00:00">
            <text:p>Fri Jan 18 04:00:00 2019</text:p>
          </table:table-cell>
          <table:table-cell office:value-type="float" office:value="246.5">
            <text:p>246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1-18T05:00:00">
            <text:p>Fri Jan 18 05:00:00 2019</text:p>
          </table:table-cell>
          <table:table-cell office:value-type="float" office:value="172.5">
            <text:p>172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01-18T06:00:00">
            <text:p>Fri Jan 18 06:00:00 2019</text:p>
          </table:table-cell>
          <table:table-cell office:value-type="float" office:value="143.3333">
            <text:p>143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1-18T07:00:00">
            <text:p>Fri Jan 18 07:00:00 2019</text:p>
          </table:table-cell>
          <table:table-cell office:value-type="float" office:value="163.3333">
            <text:p>163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1-18T08:00:00">
            <text:p>Fri Jan 18 08:00:00 2019</text:p>
          </table:table-cell>
          <table:table-cell office:value-type="float" office:value="183.1667">
            <text:p>183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1-18T21:00:00">
            <text:p>Fri Jan 18 21:00:00 2019</text:p>
          </table:table-cell>
          <table:table-cell office:value-type="float" office:value="169.8333">
            <text:p>169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1-18T22:00:00">
            <text:p>Fri Jan 18 22:00:00 2019</text:p>
          </table:table-cell>
          <table:table-cell office:value-type="float" office:value="105.3333">
            <text:p>105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01-18T23:00:00">
            <text:p>Fri Jan 18 23:00:00 2019</text:p>
          </table:table-cell>
          <table:table-cell office:value-type="float" office:value="224.3333">
            <text:p>224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19T03:00:00">
            <text:p>Sat Jan 19 03:00:00 2019</text:p>
          </table:table-cell>
          <table:table-cell office:value-type="float" office:value="125.8333">
            <text:p>125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01-19T04:00:00">
            <text:p>Sat Jan 19 04:00:00 2019</text:p>
          </table:table-cell>
          <table:table-cell office:value-type="float" office:value="158.0">
            <text:p>158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01-19T05:00:00">
            <text:p>Sat Jan 19 05:00:00 2019</text:p>
          </table:table-cell>
          <table:table-cell office:value-type="float" office:value="125.1667">
            <text:p>125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01-19T06:00:00">
            <text:p>Sat Jan 19 06:00:00 2019</text:p>
          </table:table-cell>
          <table:table-cell office:value-type="float" office:value="240.6667">
            <text:p>240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9-01-19T07:00:00">
            <text:p>Sat Jan 19 07:00:00 2019</text:p>
          </table:table-cell>
          <table:table-cell office:value-type="float" office:value="207.1667">
            <text:p>207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9-01-19T08:00:00">
            <text:p>Sat Jan 19 08:00:00 2019</text:p>
          </table:table-cell>
          <table:table-cell office:value-type="float" office:value="193.3333">
            <text:p>193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1-19T09:00:00">
            <text:p>Sat Jan 19 09:00:00 2019</text:p>
          </table:table-cell>
          <table:table-cell office:value-type="float" office:value="151.8333">
            <text:p>151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1-19T19:00:00">
            <text:p>Sat Jan 19 19:00:00 2019</text:p>
          </table:table-cell>
          <table:table-cell office:value-type="float" office:value="136.8333">
            <text:p>136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1-19T20:00:00">
            <text:p>Sat Jan 19 20:00:00 2019</text:p>
          </table:table-cell>
          <table:table-cell office:value-type="float" office:value="119.0">
            <text:p>119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9-01-19T21:00:00">
            <text:p>Sat Jan 19 21:00:00 2019</text:p>
          </table:table-cell>
          <table:table-cell office:value-type="float" office:value="202.3333">
            <text:p>202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01-19T22:00:00">
            <text:p>Sat Jan 19 22:00:00 2019</text:p>
          </table:table-cell>
          <table:table-cell office:value-type="float" office:value="128.6667">
            <text:p>128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01-19T23:00:00">
            <text:p>Sat Jan 19 23:00:00 2019</text:p>
          </table:table-cell>
          <table:table-cell office:value-type="float" office:value="173.0">
            <text:p>173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1-20T00:00:00">
            <text:p>Sun Jan 20 00:00:00 2019</text:p>
          </table:table-cell>
          <table:table-cell office:value-type="float" office:value="180.3333">
            <text:p>180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01-20T01:00:00">
            <text:p>Sun Jan 20 01:00:00 2019</text:p>
          </table:table-cell>
          <table:table-cell office:value-type="float" office:value="211.8333">
            <text:p>211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01-20T02:00:00">
            <text:p>Sun Jan 20 02:00:00 2019</text:p>
          </table:table-cell>
          <table:table-cell office:value-type="float" office:value="166.6667">
            <text:p>166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01-20T03:00:00">
            <text:p>Sun Jan 20 03:00:00 2019</text:p>
          </table:table-cell>
          <table:table-cell office:value-type="float" office:value="145.6667">
            <text:p>145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1-20T04:00:00">
            <text:p>Sun Jan 20 04:00:00 2019</text:p>
          </table:table-cell>
          <table:table-cell office:value-type="float" office:value="161.8333">
            <text:p>161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01-20T05:00:00">
            <text:p>Sun Jan 20 05:00:00 2019</text:p>
          </table:table-cell>
          <table:table-cell office:value-type="float" office:value="186.6667">
            <text:p>186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20T23:00:00">
            <text:p>Sun Jan 20 23:00:00 2019</text:p>
          </table:table-cell>
          <table:table-cell office:value-type="float" office:value="216.1667">
            <text:p>216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1-21T00:00:00">
            <text:p>Mon Jan 21 00:00:00 2019</text:p>
          </table:table-cell>
          <table:table-cell office:value-type="float" office:value="255.5">
            <text:p>255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21T01:00:00">
            <text:p>Mon Jan 21 01:00:00 2019</text:p>
          </table:table-cell>
          <table:table-cell office:value-type="float" office:value="205.3333">
            <text:p>205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1-21T21:00:00">
            <text:p>Mon Jan 21 21:00:00 2019</text:p>
          </table:table-cell>
          <table:table-cell office:value-type="float" office:value="166.0">
            <text:p>166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01-21T22:00:00">
            <text:p>Mon Jan 21 22:00:00 2019</text:p>
          </table:table-cell>
          <table:table-cell office:value-type="float" office:value="142.8333">
            <text:p>142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1-21T23:00:00">
            <text:p>Mon Jan 21 23:00:00 2019</text:p>
          </table:table-cell>
          <table:table-cell office:value-type="float" office:value="151.8333">
            <text:p>151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22T00:00:00">
            <text:p>Tue Jan 22 00:00:00 2019</text:p>
          </table:table-cell>
          <table:table-cell office:value-type="float" office:value="164.6667">
            <text:p>164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01-22T01:00:00">
            <text:p>Tue Jan 22 01:00:00 2019</text:p>
          </table:table-cell>
          <table:table-cell office:value-type="float" office:value="205.6667">
            <text:p>205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1-22T02:00:00">
            <text:p>Tue Jan 22 02:00:00 2019</text:p>
          </table:table-cell>
          <table:table-cell office:value-type="float" office:value="136.0">
            <text:p>136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1-25T20:00:00">
            <text:p>Fri Jan 25 20:00:00 2019</text:p>
          </table:table-cell>
          <table:table-cell office:value-type="float" office:value="185.8333">
            <text:p>185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25T21:00:00">
            <text:p>Fri Jan 25 21:00:00 2019</text:p>
          </table:table-cell>
          <table:table-cell office:value-type="float" office:value="146.6667">
            <text:p>146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1-25T22:00:00">
            <text:p>Fri Jan 25 22:00:00 2019</text:p>
          </table:table-cell>
          <table:table-cell office:value-type="float" office:value="178.6667">
            <text:p>178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1-25T23:00:00">
            <text:p>Fri Jan 25 23:00:00 2019</text:p>
          </table:table-cell>
          <table:table-cell office:value-type="float" office:value="168.6667">
            <text:p>168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01-26T00:00:00">
            <text:p>Sat Jan 26 00:00:00 2019</text:p>
          </table:table-cell>
          <table:table-cell office:value-type="float" office:value="121.0">
            <text:p>121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1-26T01:00:00">
            <text:p>Sat Jan 26 01:00:00 2019</text:p>
          </table:table-cell>
          <table:table-cell office:value-type="float" office:value="192.3333">
            <text:p>192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26T02:00:00">
            <text:p>Sat Jan 26 02:00:00 2019</text:p>
          </table:table-cell>
          <table:table-cell office:value-type="float" office:value="180.0">
            <text:p>180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01-26T03:00:00">
            <text:p>Sat Jan 26 03:00:00 2019</text:p>
          </table:table-cell>
          <table:table-cell office:value-type="float" office:value="170.6667">
            <text:p>170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1-26T04:00:00">
            <text:p>Sat Jan 26 04:00:00 2019</text:p>
          </table:table-cell>
          <table:table-cell office:value-type="float" office:value="212.8333">
            <text:p>212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9-01-26T05:00:00">
            <text:p>Sat Jan 26 05:00:00 2019</text:p>
          </table:table-cell>
          <table:table-cell office:value-type="float" office:value="166.0">
            <text:p>166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01-26T19:00:00">
            <text:p>Sat Jan 26 19:00:00 2019</text:p>
          </table:table-cell>
          <table:table-cell office:value-type="float" office:value="233.8333">
            <text:p>233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1-26T20:00:00">
            <text:p>Sat Jan 26 20:00:00 2019</text:p>
          </table:table-cell>
          <table:table-cell office:value-type="float" office:value="229.0">
            <text:p>229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1-26T21:00:00">
            <text:p>Sat Jan 26 21:00:00 2019</text:p>
          </table:table-cell>
          <table:table-cell office:value-type="float" office:value="179.1667">
            <text:p>179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1-26T22:00:00">
            <text:p>Sat Jan 26 22:00:00 2019</text:p>
          </table:table-cell>
          <table:table-cell office:value-type="float" office:value="153.0">
            <text:p>153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01-26T23:00:00">
            <text:p>Sat Jan 26 23:00:00 2019</text:p>
          </table:table-cell>
          <table:table-cell office:value-type="float" office:value="164.1667">
            <text:p>164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27T00:00:00">
            <text:p>Sun Jan 27 00:00:00 2019</text:p>
          </table:table-cell>
          <table:table-cell office:value-type="float" office:value="124.3333">
            <text:p>124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01-27T01:00:00">
            <text:p>Sun Jan 27 01:00:00 2019</text:p>
          </table:table-cell>
          <table:table-cell office:value-type="float" office:value="114.8333">
            <text:p>114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01-27T02:00:00">
            <text:p>Sun Jan 27 02:00:00 2019</text:p>
          </table:table-cell>
          <table:table-cell office:value-type="float" office:value="204.0">
            <text:p>204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9-01-27T03:00:00">
            <text:p>Sun Jan 27 03:00:00 2019</text:p>
          </table:table-cell>
          <table:table-cell office:value-type="float" office:value="185.0">
            <text:p>185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01-27T04:00:00">
            <text:p>Sun Jan 27 04:00:00 2019</text:p>
          </table:table-cell>
          <table:table-cell office:value-type="float" office:value="269.6667">
            <text:p>269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02-04T21:00:00">
            <text:p>Mon Feb  4 21:00:00 2019</text:p>
          </table:table-cell>
          <table:table-cell office:value-type="float" office:value="147.3333">
            <text:p>147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4T22:00:00">
            <text:p>Mon Feb  4 22:00:00 2019</text:p>
          </table:table-cell>
          <table:table-cell office:value-type="float" office:value="148.8333">
            <text:p>148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2-04T23:00:00">
            <text:p>Mon Feb  4 23:00:00 2019</text:p>
          </table:table-cell>
          <table:table-cell office:value-type="float" office:value="151.3333">
            <text:p>151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2-05T20:00:00">
            <text:p>Tue Feb  5 20:00:00 2019</text:p>
          </table:table-cell>
          <table:table-cell office:value-type="float" office:value="231.0">
            <text:p>23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5T21:00:00">
            <text:p>Tue Feb  5 21:00:00 2019</text:p>
          </table:table-cell>
          <table:table-cell office:value-type="float" office:value="169.1667">
            <text:p>169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5T22:00:00">
            <text:p>Tue Feb  5 22:00:00 2019</text:p>
          </table:table-cell>
          <table:table-cell office:value-type="float" office:value="191.3333">
            <text:p>191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02-05T23:00:00">
            <text:p>Tue Feb  5 23:00:00 2019</text:p>
          </table:table-cell>
          <table:table-cell office:value-type="float" office:value="183.0">
            <text:p>183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00:00:00">
            <text:p>Wed Feb  6 00:00:00 2019</text:p>
          </table:table-cell>
          <table:table-cell office:value-type="float" office:value="153.0">
            <text:p>153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02-06T01:00:00">
            <text:p>Wed Feb  6 01:00:00 2019</text:p>
          </table:table-cell>
          <table:table-cell office:value-type="float" office:value="171.0">
            <text:p>171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2-06T20:00:00">
            <text:p>Wed Feb  6 20:00:00 2019</text:p>
          </table:table-cell>
          <table:table-cell office:value-type="float" office:value="225.5">
            <text:p>225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21:00:00">
            <text:p>Wed Feb  6 21:00:00 2019</text:p>
          </table:table-cell>
          <table:table-cell office:value-type="float" office:value="151.8333">
            <text:p>151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2-06T22:00:00">
            <text:p>Wed Feb  6 22:00:00 2019</text:p>
          </table:table-cell>
          <table:table-cell office:value-type="float" office:value="225.5">
            <text:p>225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23:00:00">
            <text:p>Wed Feb  6 23:00:00 2019</text:p>
          </table:table-cell>
          <table:table-cell office:value-type="float" office:value="191.3333">
            <text:p>191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02-07T00:00:00">
            <text:p>Thu Feb  7 00:00:00 2019</text:p>
          </table:table-cell>
          <table:table-cell office:value-type="float" office:value="172.1667">
            <text:p>172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02-07T01:00:00">
            <text:p>Thu Feb  7 01:00:00 2019</text:p>
          </table:table-cell>
          <table:table-cell office:value-type="float" office:value="130.5">
            <text:p>130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9-02-07T02:00:00">
            <text:p>Thu Feb  7 02:00:00 2019</text:p>
          </table:table-cell>
          <table:table-cell office:value-type="float" office:value="184.6667">
            <text:p>184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9-02-07T03:00:00">
            <text:p>Thu Feb  7 03:00:00 2019</text:p>
          </table:table-cell>
          <table:table-cell office:value-type="float" office:value="205.0">
            <text:p>205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02-07T04:00:00">
            <text:p>Thu Feb  7 04:00:00 2019</text:p>
          </table:table-cell>
          <table:table-cell office:value-type="float" office:value="118.5">
            <text:p>118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2-07T06:00:00">
            <text:p>Thu Feb  7 06:00:00 2019</text:p>
          </table:table-cell>
          <table:table-cell office:value-type="float" office:value="207.3333">
            <text:p>207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9-02-07T08:00:00">
            <text:p>Thu Feb  7 08:00:00 2019</text:p>
          </table:table-cell>
          <table:table-cell office:value-type="float" office:value="221.0">
            <text:p>22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7T20:00:00">
            <text:p>Thu Feb  7 20:00:00 2019</text:p>
          </table:table-cell>
          <table:table-cell office:value-type="float" office:value="193.5">
            <text:p>193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7T21:00:00">
            <text:p>Thu Feb  7 21:00:00 2019</text:p>
          </table:table-cell>
          <table:table-cell office:value-type="float" office:value="168.3333">
            <text:p>168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7T22:00:00">
            <text:p>Thu Feb  7 22:00:00 2019</text:p>
          </table:table-cell>
          <table:table-cell office:value-type="float" office:value="111.3333">
            <text:p>111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2-07T23:00:00">
            <text:p>Thu Feb  7 23:00:00 2019</text:p>
          </table:table-cell>
          <table:table-cell office:value-type="float" office:value="208.1667">
            <text:p>208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8T00:00:00">
            <text:p>Fri Feb  8 00:00:00 2019</text:p>
          </table:table-cell>
          <table:table-cell office:value-type="float" office:value="152.6667">
            <text:p>152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2-08T01:00:00">
            <text:p>Fri Feb  8 01:00:00 2019</text:p>
          </table:table-cell>
          <table:table-cell office:value-type="float" office:value="161.3333">
            <text:p>161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02-08T21:00:00">
            <text:p>Fri Feb  8 21:00:00 2019</text:p>
          </table:table-cell>
          <table:table-cell office:value-type="float" office:value="149.8333">
            <text:p>149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02-08T22:00:00">
            <text:p>Fri Feb  8 22:00:00 2019</text:p>
          </table:table-cell>
          <table:table-cell office:value-type="float" office:value="142.0">
            <text:p>142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2-08T23:00:00">
            <text:p>Fri Feb  8 23:00:00 2019</text:p>
          </table:table-cell>
          <table:table-cell office:value-type="float" office:value="145.3333">
            <text:p>145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09T01:00:00">
            <text:p>Sat Feb  9 01:00:00 2019</text:p>
          </table:table-cell>
          <table:table-cell office:value-type="float" office:value="194.5">
            <text:p>194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2-09T21:00:00">
            <text:p>Sat Feb  9 21:00:00 2019</text:p>
          </table:table-cell>
          <table:table-cell office:value-type="float" office:value="155.6667">
            <text:p>155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2-09T22:00:00">
            <text:p>Sat Feb  9 22:00:00 2019</text:p>
          </table:table-cell>
          <table:table-cell office:value-type="float" office:value="117.1667">
            <text:p>117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2-11T00:00:00">
            <text:p>Mon Feb 11 00:00:00 2019</text:p>
          </table:table-cell>
          <table:table-cell office:value-type="float" office:value="213.1667">
            <text:p>213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2-11T21:00:00">
            <text:p>Mon Feb 11 21:00:00 2019</text:p>
          </table:table-cell>
          <table:table-cell office:value-type="float" office:value="241.1667">
            <text:p>241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11T22:00:00">
            <text:p>Mon Feb 11 22:00:00 2019</text:p>
          </table:table-cell>
          <table:table-cell office:value-type="float" office:value="148.3333">
            <text:p>148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11T23:00:00">
            <text:p>Mon Feb 11 23:00:00 2019</text:p>
          </table:table-cell>
          <table:table-cell office:value-type="float" office:value="130.1667">
            <text:p>130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2-12T00:00:00">
            <text:p>Tue Feb 12 00:00:00 2019</text:p>
          </table:table-cell>
          <table:table-cell office:value-type="float" office:value="252.5">
            <text:p>252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2-19T22:00:00">
            <text:p>Tue Feb 19 22:00:00 2019</text:p>
          </table:table-cell>
          <table:table-cell office:value-type="float" office:value="198.8333">
            <text:p>198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2-20T21:00:00">
            <text:p>Wed Feb 20 21:00:00 2019</text:p>
          </table:table-cell>
          <table:table-cell office:value-type="float" office:value="206.1667">
            <text:p>206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20T22:00:00">
            <text:p>Wed Feb 20 22:00:00 2019</text:p>
          </table:table-cell>
          <table:table-cell office:value-type="float" office:value="164.6667">
            <text:p>164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20T23:00:00">
            <text:p>Wed Feb 20 23:00:00 2019</text:p>
          </table:table-cell>
          <table:table-cell office:value-type="float" office:value="157.8333">
            <text:p>157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02-21T21:00:00">
            <text:p>Thu Feb 21 21:00:00 2019</text:p>
          </table:table-cell>
          <table:table-cell office:value-type="float" office:value="139.8333">
            <text:p>13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21T22:00:00">
            <text:p>Thu Feb 21 22:00:00 2019</text:p>
          </table:table-cell>
          <table:table-cell office:value-type="float" office:value="157.8333">
            <text:p>157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03-02T22:00:00">
            <text:p>Sat Mar  2 22:00:00 2019</text:p>
          </table:table-cell>
          <table:table-cell office:value-type="float" office:value="161.6667">
            <text:p>161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3-02T23:00:00">
            <text:p>Sat Mar  2 23:00:00 2019</text:p>
          </table:table-cell>
          <table:table-cell office:value-type="float" office:value="184.8333">
            <text:p>184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03-05T22:00:00">
            <text:p>Tue Mar  5 22:00:00 2019</text:p>
          </table:table-cell>
          <table:table-cell office:value-type="float" office:value="107.3333">
            <text:p>107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9-03-05T23:00:00">
            <text:p>Tue Mar  5 23:00:00 2019</text:p>
          </table:table-cell>
          <table:table-cell office:value-type="float" office:value="159.1667">
            <text:p>159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06T00:00:00">
            <text:p>Wed Mar  6 00:00:00 2019</text:p>
          </table:table-cell>
          <table:table-cell office:value-type="float" office:value="207.0">
            <text:p>207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06T01:00:00">
            <text:p>Wed Mar  6 01:00:00 2019</text:p>
          </table:table-cell>
          <table:table-cell office:value-type="float" office:value="190.5">
            <text:p>190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03-08T23:00:00">
            <text:p>Fri Mar  8 23:00:00 2019</text:p>
          </table:table-cell>
          <table:table-cell office:value-type="float" office:value="166.1667">
            <text:p>166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10T21:00:00">
            <text:p>Sun Mar 10 21:00:00 2019</text:p>
          </table:table-cell>
          <table:table-cell office:value-type="float" office:value="182.3333">
            <text:p>18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10T22:00:00">
            <text:p>Sun Mar 10 22:00:00 2019</text:p>
          </table:table-cell>
          <table:table-cell office:value-type="float" office:value="198.6667">
            <text:p>198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3-11T21:00:00">
            <text:p>Mon Mar 11 21:00:00 2019</text:p>
          </table:table-cell>
          <table:table-cell office:value-type="float" office:value="233.3333">
            <text:p>233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3-11T22:00:00">
            <text:p>Mon Mar 11 22:00:00 2019</text:p>
          </table:table-cell>
          <table:table-cell office:value-type="float" office:value="201.8333">
            <text:p>201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3-11T23:00:00">
            <text:p>Mon Mar 11 23:00:00 2019</text:p>
          </table:table-cell>
          <table:table-cell office:value-type="float" office:value="208.1667">
            <text:p>208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3-12T00:00:00">
            <text:p>Tue Mar 12 00:00:00 2019</text:p>
          </table:table-cell>
          <table:table-cell office:value-type="float" office:value="138.8333">
            <text:p>138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3-15T22:00:00">
            <text:p>Fri Mar 15 22:00:00 2019</text:p>
          </table:table-cell>
          <table:table-cell office:value-type="float" office:value="188.6667">
            <text:p>188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04-01T00:00:00">
            <text:p>Mon Apr  1 00:00:00 2019</text:p>
          </table:table-cell>
          <table:table-cell office:value-type="float" office:value="213.8333">
            <text:p>213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04-12T23:00:00">
            <text:p>Fri Apr 12 23:00:00 2019</text:p>
          </table:table-cell>
          <table:table-cell office:value-type="float" office:value="138.3333">
            <text:p>138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04-13T00:00:00">
            <text:p>Sat Apr 13 00:00:00 2019</text:p>
          </table:table-cell>
          <table:table-cell office:value-type="float" office:value="172.8333">
            <text:p>172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04-13T01:00:00">
            <text:p>Sat Apr 13 01:00:00 2019</text:p>
          </table:table-cell>
          <table:table-cell office:value-type="float" office:value="177.6667">
            <text:p>177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4-27T23:00:00">
            <text:p>Sat Apr 27 23:00:00 2019</text:p>
          </table:table-cell>
          <table:table-cell office:value-type="float" office:value="223.6667">
            <text:p>223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04-28T00:00:00">
            <text:p>Sun Apr 28 00:00:00 2019</text:p>
          </table:table-cell>
          <table:table-cell office:value-type="float" office:value="215.0">
            <text:p>215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5-01T00:00:00">
            <text:p>Wed May  1 00:00:00 2019</text:p>
          </table:table-cell>
          <table:table-cell office:value-type="float" office:value="223.6667">
            <text:p>223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9-05-09T08:00:00">
            <text:p>Thu May  9 08:00:00 2019</text:p>
          </table:table-cell>
          <table:table-cell office:value-type="float" office:value="247.1667">
            <text:p>247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5-09T11:00:00">
            <text:p>Thu May  9 11:00:00 2019</text:p>
          </table:table-cell>
          <table:table-cell office:value-type="float" office:value="127.5">
            <text:p>127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5-10T22:00:00">
            <text:p>Fri May 10 22:00:00 2019</text:p>
          </table:table-cell>
          <table:table-cell office:value-type="float" office:value="267.6667">
            <text:p>267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05-10T23:00:00">
            <text:p>Fri May 10 23:00:00 2019</text:p>
          </table:table-cell>
          <table:table-cell office:value-type="float" office:value="161.0">
            <text:p>161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05-11T00:00:00">
            <text:p>Sat May 11 00:00:00 2019</text:p>
          </table:table-cell>
          <table:table-cell office:value-type="float" office:value="125.8333">
            <text:p>125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5-11T01:00:00">
            <text:p>Sat May 11 01:00:00 2019</text:p>
          </table:table-cell>
          <table:table-cell office:value-type="float" office:value="206.3333">
            <text:p>206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9-05-11T02:00:00">
            <text:p>Sat May 11 02:00:00 2019</text:p>
          </table:table-cell>
          <table:table-cell office:value-type="float" office:value="176.3333">
            <text:p>176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5-11T03:00:00">
            <text:p>Sat May 11 03:00:00 2019</text:p>
          </table:table-cell>
          <table:table-cell office:value-type="float" office:value="150.6667">
            <text:p>150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5-11T04:00:00">
            <text:p>Sat May 11 04:00:00 2019</text:p>
          </table:table-cell>
          <table:table-cell office:value-type="float" office:value="124.8333">
            <text:p>124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05-11T06:00:00">
            <text:p>Sat May 11 06:00:00 2019</text:p>
          </table:table-cell>
          <table:table-cell office:value-type="float" office:value="209.3333">
            <text:p>209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5-11T20:00:00">
            <text:p>Sat May 11 20:00:00 2019</text:p>
          </table:table-cell>
          <table:table-cell office:value-type="float" office:value="97.6667">
            <text:p>97.6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9-05-11T21:00:00">
            <text:p>Sat May 11 21:00:00 2019</text:p>
          </table:table-cell>
          <table:table-cell office:value-type="float" office:value="80.5">
            <text:p>80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9-05-11T22:00:00">
            <text:p>Sat May 11 22:00:00 2019</text:p>
          </table:table-cell>
          <table:table-cell office:value-type="float" office:value="124.8333">
            <text:p>124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05-11T23:00:00">
            <text:p>Sat May 11 23:00:00 2019</text:p>
          </table:table-cell>
          <table:table-cell office:value-type="float" office:value="198.6667">
            <text:p>198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06-20T00:00:00">
            <text:p>Thu Jun 20 00:00:00 2019</text:p>
          </table:table-cell>
          <table:table-cell office:value-type="float" office:value="206.5">
            <text:p>206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09-14T20:00:00">
            <text:p>Sat Sep 14 20:00:00 2019</text:p>
          </table:table-cell>
          <table:table-cell office:value-type="float" office:value="144.1667">
            <text:p>144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09-14T21:00:00">
            <text:p>Sat Sep 14 21:00:00 2019</text:p>
          </table:table-cell>
          <table:table-cell office:value-type="float" office:value="185.0">
            <text:p>185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9-14T22:00:00">
            <text:p>Sat Sep 14 22:00:00 2019</text:p>
          </table:table-cell>
          <table:table-cell office:value-type="float" office:value="167.6667">
            <text:p>167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9-14T23:00:00">
            <text:p>Sat Sep 14 23:00:00 2019</text:p>
          </table:table-cell>
          <table:table-cell office:value-type="float" office:value="141.3333">
            <text:p>141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9-09-15T00:00:00">
            <text:p>Sun Sep 15 00:00:00 2019</text:p>
          </table:table-cell>
          <table:table-cell office:value-type="float" office:value="181.5">
            <text:p>181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09-15T01:00:00">
            <text:p>Sun Sep 15 01:00:00 2019</text:p>
          </table:table-cell>
          <table:table-cell office:value-type="float" office:value="229.3333">
            <text:p>229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09-15T02:00:00">
            <text:p>Sun Sep 15 02:00:00 2019</text:p>
          </table:table-cell>
          <table:table-cell office:value-type="float" office:value="197.0">
            <text:p>197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09-15T04:00:00">
            <text:p>Sun Sep 15 04:00:00 2019</text:p>
          </table:table-cell>
          <table:table-cell office:value-type="float" office:value="183.6667">
            <text:p>183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09-15T20:00:00">
            <text:p>Sun Sep 15 20:00:00 2019</text:p>
          </table:table-cell>
          <table:table-cell office:value-type="float" office:value="232.0">
            <text:p>232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9-09-15T21:00:00">
            <text:p>Sun Sep 15 21:00:00 2019</text:p>
          </table:table-cell>
          <table:table-cell office:value-type="float" office:value="243.8333">
            <text:p>243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09-15T22:00:00">
            <text:p>Sun Sep 15 22:00:00 2019</text:p>
          </table:table-cell>
          <table:table-cell office:value-type="float" office:value="248.6667">
            <text:p>248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9-15T23:00:00">
            <text:p>Sun Sep 15 23:00:00 2019</text:p>
          </table:table-cell>
          <table:table-cell office:value-type="float" office:value="182.8333">
            <text:p>182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9-09-16T00:00:00">
            <text:p>Mon Sep 16 00:00:00 2019</text:p>
          </table:table-cell>
          <table:table-cell office:value-type="float" office:value="135.1667">
            <text:p>135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9-09-16T01:00:00">
            <text:p>Mon Sep 16 01:00:00 2019</text:p>
          </table:table-cell>
          <table:table-cell office:value-type="float" office:value="157.1667">
            <text:p>157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9-16T22:00:00">
            <text:p>Mon Sep 16 22:00:00 2019</text:p>
          </table:table-cell>
          <table:table-cell office:value-type="float" office:value="199.3333">
            <text:p>199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09-16T23:00:00">
            <text:p>Mon Sep 16 23:00:00 2019</text:p>
          </table:table-cell>
          <table:table-cell office:value-type="float" office:value="199.5">
            <text:p>199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09-17T00:00:00">
            <text:p>Tue Sep 17 00:00:00 2019</text:p>
          </table:table-cell>
          <table:table-cell office:value-type="float" office:value="185.8333">
            <text:p>185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9-17T01:00:00">
            <text:p>Tue Sep 17 01:00:00 2019</text:p>
          </table:table-cell>
          <table:table-cell office:value-type="float" office:value="183.8333">
            <text:p>183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9-17T20:00:00">
            <text:p>Tue Sep 17 20:00:00 2019</text:p>
          </table:table-cell>
          <table:table-cell office:value-type="float" office:value="160.0">
            <text:p>160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9-09-17T21:00:00">
            <text:p>Tue Sep 17 21:00:00 2019</text:p>
          </table:table-cell>
          <table:table-cell office:value-type="float" office:value="199.3333">
            <text:p>199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9-17T22:00:00">
            <text:p>Tue Sep 17 22:00:00 2019</text:p>
          </table:table-cell>
          <table:table-cell office:value-type="float" office:value="200.3333">
            <text:p>200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9-17T23:00:00">
            <text:p>Tue Sep 17 23:00:00 2019</text:p>
          </table:table-cell>
          <table:table-cell office:value-type="float" office:value="153.5">
            <text:p>153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9-18T00:00:00">
            <text:p>Wed Sep 18 00:00:00 2019</text:p>
          </table:table-cell>
          <table:table-cell office:value-type="float" office:value="199.0">
            <text:p>199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9-18T01:00:00">
            <text:p>Wed Sep 18 01:00:00 2019</text:p>
          </table:table-cell>
          <table:table-cell office:value-type="float" office:value="209.3333">
            <text:p>209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9-18T21:00:00">
            <text:p>Wed Sep 18 21:00:00 2019</text:p>
          </table:table-cell>
          <table:table-cell office:value-type="float" office:value="276.0">
            <text:p>276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09-18T22:00:00">
            <text:p>Wed Sep 18 22:00:00 2019</text:p>
          </table:table-cell>
          <table:table-cell office:value-type="float" office:value="214.5">
            <text:p>214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09-18T23:00:00">
            <text:p>Wed Sep 18 23:00:00 2019</text:p>
          </table:table-cell>
          <table:table-cell office:value-type="float" office:value="142.3333">
            <text:p>142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09-19T00:00:00">
            <text:p>Thu Sep 19 00:00:00 2019</text:p>
          </table:table-cell>
          <table:table-cell office:value-type="float" office:value="125.1667">
            <text:p>125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9-19T21:00:00">
            <text:p>Thu Sep 19 21:00:00 2019</text:p>
          </table:table-cell>
          <table:table-cell office:value-type="float" office:value="290.0">
            <text:p>290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9-19T22:00:00">
            <text:p>Thu Sep 19 22:00:00 2019</text:p>
          </table:table-cell>
          <table:table-cell office:value-type="float" office:value="224.1667">
            <text:p>224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9-19T23:00:00">
            <text:p>Thu Sep 19 23:00:00 2019</text:p>
          </table:table-cell>
          <table:table-cell office:value-type="float" office:value="175.1667">
            <text:p>175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9-20T00:00:00">
            <text:p>Fri Sep 20 00:00:00 2019</text:p>
          </table:table-cell>
          <table:table-cell office:value-type="float" office:value="201.1667">
            <text:p>201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09-20T01:00:00">
            <text:p>Fri Sep 20 01:00:00 2019</text:p>
          </table:table-cell>
          <table:table-cell office:value-type="float" office:value="184.3333">
            <text:p>184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09-20T02:00:00">
            <text:p>Fri Sep 20 02:00:00 2019</text:p>
          </table:table-cell>
          <table:table-cell office:value-type="float" office:value="168.5">
            <text:p>168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09-20T19:00:00">
            <text:p>Fri Sep 20 19:00:00 2019</text:p>
          </table:table-cell>
          <table:table-cell office:value-type="float" office:value="226.6667">
            <text:p>226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9-09-20T20:00:00">
            <text:p>Fri Sep 20 20:00:00 2019</text:p>
          </table:table-cell>
          <table:table-cell office:value-type="float" office:value="153.3333">
            <text:p>153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09-20T21:00:00">
            <text:p>Fri Sep 20 21:00:00 2019</text:p>
          </table:table-cell>
          <table:table-cell office:value-type="float" office:value="201.6667">
            <text:p>201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09-20T22:00:00">
            <text:p>Fri Sep 20 22:00:00 2019</text:p>
          </table:table-cell>
          <table:table-cell office:value-type="float" office:value="226.8333">
            <text:p>226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9-20T23:00:00">
            <text:p>Fri Sep 20 23:00:00 2019</text:p>
          </table:table-cell>
          <table:table-cell office:value-type="float" office:value="164.3333">
            <text:p>164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09-21T00:00:00">
            <text:p>Sat Sep 21 00:00:00 2019</text:p>
          </table:table-cell>
          <table:table-cell office:value-type="float" office:value="142.8333">
            <text:p>142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9-09-21T01:00:00">
            <text:p>Sat Sep 21 01:00:00 2019</text:p>
          </table:table-cell>
          <table:table-cell office:value-type="float" office:value="284.6667">
            <text:p>284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09-21T02:00:00">
            <text:p>Sat Sep 21 02:00:00 2019</text:p>
          </table:table-cell>
          <table:table-cell office:value-type="float" office:value="151.1667">
            <text:p>151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09-21T03:00:00">
            <text:p>Sat Sep 21 03:00:00 2019</text:p>
          </table:table-cell>
          <table:table-cell office:value-type="float" office:value="157.0">
            <text:p>157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9-09-21T04:00:00">
            <text:p>Sat Sep 21 04:00:00 2019</text:p>
          </table:table-cell>
          <table:table-cell office:value-type="float" office:value="173.1667">
            <text:p>173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9-21T20:00:00">
            <text:p>Sat Sep 21 20:00:00 2019</text:p>
          </table:table-cell>
          <table:table-cell office:value-type="float" office:value="269.1667">
            <text:p>269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9-21T21:00:00">
            <text:p>Sat Sep 21 21:00:00 2019</text:p>
          </table:table-cell>
          <table:table-cell office:value-type="float" office:value="295.6667">
            <text:p>295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9-21T22:00:00">
            <text:p>Sat Sep 21 22:00:00 2019</text:p>
          </table:table-cell>
          <table:table-cell office:value-type="float" office:value="285.5">
            <text:p>285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9-09-21T23:00:00">
            <text:p>Sat Sep 21 23:00:00 2019</text:p>
          </table:table-cell>
          <table:table-cell office:value-type="float" office:value="284.3333">
            <text:p>284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9-22T00:00:00">
            <text:p>Sun Sep 22 00:00:00 2019</text:p>
          </table:table-cell>
          <table:table-cell office:value-type="float" office:value="175.1667">
            <text:p>175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09-22T01:00:00">
            <text:p>Sun Sep 22 01:00:00 2019</text:p>
          </table:table-cell>
          <table:table-cell office:value-type="float" office:value="171.6667">
            <text:p>171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9-09-22T02:00:00">
            <text:p>Sun Sep 22 02:00:00 2019</text:p>
          </table:table-cell>
          <table:table-cell office:value-type="float" office:value="166.8333">
            <text:p>166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09-22T03:00:00">
            <text:p>Sun Sep 22 03:00:00 2019</text:p>
          </table:table-cell>
          <table:table-cell office:value-type="float" office:value="228.3333">
            <text:p>228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09-22T04:00:00">
            <text:p>Sun Sep 22 04:00:00 2019</text:p>
          </table:table-cell>
          <table:table-cell office:value-type="float" office:value="230.1667">
            <text:p>230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9-22T05:00:00">
            <text:p>Sun Sep 22 05:00:00 2019</text:p>
          </table:table-cell>
          <table:table-cell office:value-type="float" office:value="127.3333">
            <text:p>127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9-22T21:00:00">
            <text:p>Sun Sep 22 21:00:00 2019</text:p>
          </table:table-cell>
          <table:table-cell office:value-type="float" office:value="279.1667">
            <text:p>279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9-22T22:00:00">
            <text:p>Sun Sep 22 22:00:00 2019</text:p>
          </table:table-cell>
          <table:table-cell office:value-type="float" office:value="250.3333">
            <text:p>250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9-22T23:00:00">
            <text:p>Sun Sep 22 23:00:00 2019</text:p>
          </table:table-cell>
          <table:table-cell office:value-type="float" office:value="144.6667">
            <text:p>144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9-23T00:00:00">
            <text:p>Mon Sep 23 00:00:00 2019</text:p>
          </table:table-cell>
          <table:table-cell office:value-type="float" office:value="141.6667">
            <text:p>141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9-23T01:00:00">
            <text:p>Mon Sep 23 01:00:00 2019</text:p>
          </table:table-cell>
          <table:table-cell office:value-type="float" office:value="155.0">
            <text:p>155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9-23T02:00:00">
            <text:p>Mon Sep 23 02:00:00 2019</text:p>
          </table:table-cell>
          <table:table-cell office:value-type="float" office:value="248.6667">
            <text:p>248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9-23T03:00:00">
            <text:p>Mon Sep 23 03:00:00 2019</text:p>
          </table:table-cell>
          <table:table-cell office:value-type="float" office:value="210.1667">
            <text:p>210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09-23T04:00:00">
            <text:p>Mon Sep 23 04:00:00 2019</text:p>
          </table:table-cell>
          <table:table-cell office:value-type="float" office:value="161.8333">
            <text:p>161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09-23T05:00:00">
            <text:p>Mon Sep 23 05:00:00 2019</text:p>
          </table:table-cell>
          <table:table-cell office:value-type="float" office:value="211.3333">
            <text:p>211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9-23T06:00:00">
            <text:p>Mon Sep 23 06:00:00 2019</text:p>
          </table:table-cell>
          <table:table-cell office:value-type="float" office:value="160.3333">
            <text:p>160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09-23T07:00:00">
            <text:p>Mon Sep 23 07:00:00 2019</text:p>
          </table:table-cell>
          <table:table-cell office:value-type="float" office:value="226.6667">
            <text:p>226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9-23T08:00:00">
            <text:p>Mon Sep 23 08:00:00 2019</text:p>
          </table:table-cell>
          <table:table-cell office:value-type="float" office:value="107.0">
            <text:p>107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9-23T09:00:00">
            <text:p>Mon Sep 23 09:00:00 2019</text:p>
          </table:table-cell>
          <table:table-cell office:value-type="float" office:value="168.0">
            <text:p>168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09-23T22:00:00">
            <text:p>Mon Sep 23 22:00:00 2019</text:p>
          </table:table-cell>
          <table:table-cell office:value-type="float" office:value="197.8333">
            <text:p>197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09-23T23:00:00">
            <text:p>Mon Sep 23 23:00:00 2019</text:p>
          </table:table-cell>
          <table:table-cell office:value-type="float" office:value="190.3333">
            <text:p>190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9-24T00:00:00">
            <text:p>Tue Sep 24 00:00:00 2019</text:p>
          </table:table-cell>
          <table:table-cell office:value-type="float" office:value="200.0">
            <text:p>200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09-24T01:00:00">
            <text:p>Tue Sep 24 01:00:00 2019</text:p>
          </table:table-cell>
          <table:table-cell office:value-type="float" office:value="205.8333">
            <text:p>205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09-24T21:00:00">
            <text:p>Tue Sep 24 21:00:00 2019</text:p>
          </table:table-cell>
          <table:table-cell office:value-type="float" office:value="226.0">
            <text:p>226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9-24T22:00:00">
            <text:p>Tue Sep 24 22:00:00 2019</text:p>
          </table:table-cell>
          <table:table-cell office:value-type="float" office:value="180.3333">
            <text:p>180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9-09-25T22:00:00">
            <text:p>Wed Sep 25 22:00:00 2019</text:p>
          </table:table-cell>
          <table:table-cell office:value-type="float" office:value="162.8333">
            <text:p>162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09-25T23:00:00">
            <text:p>Wed Sep 25 23:00:00 2019</text:p>
          </table:table-cell>
          <table:table-cell office:value-type="float" office:value="137.1667">
            <text:p>137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9-26T22:00:00">
            <text:p>Thu Sep 26 22:00:00 2019</text:p>
          </table:table-cell>
          <table:table-cell office:value-type="float" office:value="157.3333">
            <text:p>157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09-26T23:00:00">
            <text:p>Thu Sep 26 23:00:00 2019</text:p>
          </table:table-cell>
          <table:table-cell office:value-type="float" office:value="99.5">
            <text:p>99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9-27T00:00:00">
            <text:p>Fri Sep 27 00:00:00 2019</text:p>
          </table:table-cell>
          <table:table-cell office:value-type="float" office:value="229.5">
            <text:p>229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09-27T01:00:00">
            <text:p>Fri Sep 27 01:00:00 2019</text:p>
          </table:table-cell>
          <table:table-cell office:value-type="float" office:value="214.8333">
            <text:p>214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9-27T08:00:00">
            <text:p>Fri Sep 27 08:00:00 2019</text:p>
          </table:table-cell>
          <table:table-cell office:value-type="float" office:value="219.3333">
            <text:p>21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9-27T22:00:00">
            <text:p>Fri Sep 27 22:00:00 2019</text:p>
          </table:table-cell>
          <table:table-cell office:value-type="float" office:value="180.5">
            <text:p>180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9-27T23:00:00">
            <text:p>Fri Sep 27 23:00:00 2019</text:p>
          </table:table-cell>
          <table:table-cell office:value-type="float" office:value="186.8333">
            <text:p>186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09-28T00:00:00">
            <text:p>Sat Sep 28 00:00:00 2019</text:p>
          </table:table-cell>
          <table:table-cell office:value-type="float" office:value="193.8333">
            <text:p>193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9-28T01:00:00">
            <text:p>Sat Sep 28 01:00:00 2019</text:p>
          </table:table-cell>
          <table:table-cell office:value-type="float" office:value="190.6667">
            <text:p>190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09-28T21:00:00">
            <text:p>Sat Sep 28 21:00:00 2019</text:p>
          </table:table-cell>
          <table:table-cell office:value-type="float" office:value="232.6667">
            <text:p>232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9-28T22:00:00">
            <text:p>Sat Sep 28 22:00:00 2019</text:p>
          </table:table-cell>
          <table:table-cell office:value-type="float" office:value="206.0">
            <text:p>206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9-28T23:00:00">
            <text:p>Sat Sep 28 23:00:00 2019</text:p>
          </table:table-cell>
          <table:table-cell office:value-type="float" office:value="181.3333">
            <text:p>181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9-30T22:00:00">
            <text:p>Mon Sep 30 22:00:00 2019</text:p>
          </table:table-cell>
          <table:table-cell office:value-type="float" office:value="170.5">
            <text:p>170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09-30T23:00:00">
            <text:p>Mon Sep 30 23:00:00 2019</text:p>
          </table:table-cell>
          <table:table-cell office:value-type="float" office:value="179.5">
            <text:p>17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0-01T00:00:00">
            <text:p>Tue Oct  1 00:00:00 2019</text:p>
          </table:table-cell>
          <table:table-cell office:value-type="float" office:value="230.3333">
            <text:p>230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10-01T01:00:00">
            <text:p>Tue Oct  1 01:00:00 2019</text:p>
          </table:table-cell>
          <table:table-cell office:value-type="float" office:value="233.8333">
            <text:p>233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0-03T23:00:00">
            <text:p>Thu Oct  3 23:00:00 2019</text:p>
          </table:table-cell>
          <table:table-cell office:value-type="float" office:value="164.6667">
            <text:p>164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10-04T22:00:00">
            <text:p>Fri Oct  4 22:00:00 2019</text:p>
          </table:table-cell>
          <table:table-cell office:value-type="float" office:value="174.0">
            <text:p>174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0-04T23:00:00">
            <text:p>Fri Oct  4 23:00:00 2019</text:p>
          </table:table-cell>
          <table:table-cell office:value-type="float" office:value="149.3333">
            <text:p>149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9-10-05T21:00:00">
            <text:p>Sat Oct  5 21:00:00 2019</text:p>
          </table:table-cell>
          <table:table-cell office:value-type="float" office:value="149.6667">
            <text:p>149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10-05T22:00:00">
            <text:p>Sat Oct  5 22:00:00 2019</text:p>
          </table:table-cell>
          <table:table-cell office:value-type="float" office:value="230.5">
            <text:p>230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10-05T23:00:00">
            <text:p>Sat Oct  5 23:00:00 2019</text:p>
          </table:table-cell>
          <table:table-cell office:value-type="float" office:value="188.5">
            <text:p>188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0-06T21:00:00">
            <text:p>Sun Oct  6 21:00:00 2019</text:p>
          </table:table-cell>
          <table:table-cell office:value-type="float" office:value="224.6667">
            <text:p>224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0-06T22:00:00">
            <text:p>Sun Oct  6 22:00:00 2019</text:p>
          </table:table-cell>
          <table:table-cell office:value-type="float" office:value="149.6667">
            <text:p>149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0-06T23:00:00">
            <text:p>Sun Oct  6 23:00:00 2019</text:p>
          </table:table-cell>
          <table:table-cell office:value-type="float" office:value="156.8333">
            <text:p>156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10-07T20:00:00">
            <text:p>Mon Oct  7 20:00:00 2019</text:p>
          </table:table-cell>
          <table:table-cell office:value-type="float" office:value="207.3333">
            <text:p>207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0-07T21:00:00">
            <text:p>Mon Oct  7 21:00:00 2019</text:p>
          </table:table-cell>
          <table:table-cell office:value-type="float" office:value="225.3333">
            <text:p>225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10-07T22:00:00">
            <text:p>Mon Oct  7 22:00:00 2019</text:p>
          </table:table-cell>
          <table:table-cell office:value-type="float" office:value="197.8333">
            <text:p>197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0-07T23:00:00">
            <text:p>Mon Oct  7 23:00:00 2019</text:p>
          </table:table-cell>
          <table:table-cell office:value-type="float" office:value="203.8333">
            <text:p>203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0-08T20:00:00">
            <text:p>Tue Oct  8 20:00:00 2019</text:p>
          </table:table-cell>
          <table:table-cell office:value-type="float" office:value="263.1667">
            <text:p>263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0-08T21:00:00">
            <text:p>Tue Oct  8 21:00:00 2019</text:p>
          </table:table-cell>
          <table:table-cell office:value-type="float" office:value="250.6667">
            <text:p>250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10-08T22:00:00">
            <text:p>Tue Oct  8 22:00:00 2019</text:p>
          </table:table-cell>
          <table:table-cell office:value-type="float" office:value="148.8333">
            <text:p>148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10-08T23:00:00">
            <text:p>Tue Oct  8 23:00:00 2019</text:p>
          </table:table-cell>
          <table:table-cell office:value-type="float" office:value="143.6667">
            <text:p>143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0-09T00:00:00">
            <text:p>Wed Oct  9 00:00:00 2019</text:p>
          </table:table-cell>
          <table:table-cell office:value-type="float" office:value="182.6667">
            <text:p>182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0-09T01:00:00">
            <text:p>Wed Oct  9 01:00:00 2019</text:p>
          </table:table-cell>
          <table:table-cell office:value-type="float" office:value="196.1667">
            <text:p>196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0-09T02:00:00">
            <text:p>Wed Oct  9 02:00:00 2019</text:p>
          </table:table-cell>
          <table:table-cell office:value-type="float" office:value="272.3333">
            <text:p>272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0-09T21:00:00">
            <text:p>Wed Oct  9 21:00:00 2019</text:p>
          </table:table-cell>
          <table:table-cell office:value-type="float" office:value="197.0">
            <text:p>197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0-09T22:00:00">
            <text:p>Wed Oct  9 22:00:00 2019</text:p>
          </table:table-cell>
          <table:table-cell office:value-type="float" office:value="200.6667">
            <text:p>200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10-09T23:00:00">
            <text:p>Wed Oct  9 23:00:00 2019</text:p>
          </table:table-cell>
          <table:table-cell office:value-type="float" office:value="198.1667">
            <text:p>198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0-10T00:00:00">
            <text:p>Thu Oct 10 00:00:00 2019</text:p>
          </table:table-cell>
          <table:table-cell office:value-type="float" office:value="172.1667">
            <text:p>172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0-10T20:00:00">
            <text:p>Thu Oct 10 20:00:00 2019</text:p>
          </table:table-cell>
          <table:table-cell office:value-type="float" office:value="246.5">
            <text:p>246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0-10T21:00:00">
            <text:p>Thu Oct 10 21:00:00 2019</text:p>
          </table:table-cell>
          <table:table-cell office:value-type="float" office:value="259.1667">
            <text:p>259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0-10T22:00:00">
            <text:p>Thu Oct 10 22:00:00 2019</text:p>
          </table:table-cell>
          <table:table-cell office:value-type="float" office:value="191.6667">
            <text:p>191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10-12T02:00:00">
            <text:p>Sat Oct 12 02:00:00 2019</text:p>
          </table:table-cell>
          <table:table-cell office:value-type="float" office:value="178.1667">
            <text:p>178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0-12T03:00:00">
            <text:p>Sat Oct 12 03:00:00 2019</text:p>
          </table:table-cell>
          <table:table-cell office:value-type="float" office:value="147.5">
            <text:p>147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10-12T20:00:00">
            <text:p>Sat Oct 12 20:00:00 2019</text:p>
          </table:table-cell>
          <table:table-cell office:value-type="float" office:value="240.6667">
            <text:p>240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10-12T21:00:00">
            <text:p>Sat Oct 12 21:00:00 2019</text:p>
          </table:table-cell>
          <table:table-cell office:value-type="float" office:value="255.3333">
            <text:p>255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0-13T00:00:00">
            <text:p>Sun Oct 13 00:00:00 2019</text:p>
          </table:table-cell>
          <table:table-cell office:value-type="float" office:value="188.0">
            <text:p>188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13T21:00:00">
            <text:p>Sun Oct 13 21:00:00 2019</text:p>
          </table:table-cell>
          <table:table-cell office:value-type="float" office:value="221.6667">
            <text:p>221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0-17T21:00:00">
            <text:p>Thu Oct 17 21:00:00 2019</text:p>
          </table:table-cell>
          <table:table-cell office:value-type="float" office:value="190.5">
            <text:p>190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10-17T22:00:00">
            <text:p>Thu Oct 17 22:00:00 2019</text:p>
          </table:table-cell>
          <table:table-cell office:value-type="float" office:value="120.0">
            <text:p>120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0-17T23:00:00">
            <text:p>Thu Oct 17 23:00:00 2019</text:p>
          </table:table-cell>
          <table:table-cell office:value-type="float" office:value="167.0">
            <text:p>167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0-21T22:00:00">
            <text:p>Mon Oct 21 22:00:00 2019</text:p>
          </table:table-cell>
          <table:table-cell office:value-type="float" office:value="184.5">
            <text:p>184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0-25T20:00:00">
            <text:p>Fri Oct 25 20:00:00 2019</text:p>
          </table:table-cell>
          <table:table-cell office:value-type="float" office:value="229.8333">
            <text:p>229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10-25T21:00:00">
            <text:p>Fri Oct 25 21:00:00 2019</text:p>
          </table:table-cell>
          <table:table-cell office:value-type="float" office:value="201.1667">
            <text:p>201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0-25T22:00:00">
            <text:p>Fri Oct 25 22:00:00 2019</text:p>
          </table:table-cell>
          <table:table-cell office:value-type="float" office:value="136.6667">
            <text:p>136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0-25T23:00:00">
            <text:p>Fri Oct 25 23:00:00 2019</text:p>
          </table:table-cell>
          <table:table-cell office:value-type="float" office:value="177.3333">
            <text:p>177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10-26T00:00:00">
            <text:p>Sat Oct 26 00:00:00 2019</text:p>
          </table:table-cell>
          <table:table-cell office:value-type="float" office:value="186.0">
            <text:p>186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0-26T01:00:00">
            <text:p>Sat Oct 26 01:00:00 2019</text:p>
          </table:table-cell>
          <table:table-cell office:value-type="float" office:value="216.0">
            <text:p>216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10-26T02:00:00">
            <text:p>Sat Oct 26 02:00:00 2019</text:p>
          </table:table-cell>
          <table:table-cell office:value-type="float" office:value="211.5">
            <text:p>211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0-26T03:00:00">
            <text:p>Sat Oct 26 03:00:00 2019</text:p>
          </table:table-cell>
          <table:table-cell office:value-type="float" office:value="232.8333">
            <text:p>232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0-26T04:00:00">
            <text:p>Sat Oct 26 04:00:00 2019</text:p>
          </table:table-cell>
          <table:table-cell office:value-type="float" office:value="200.5">
            <text:p>200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10-26T05:00:00">
            <text:p>Sat Oct 26 05:00:00 2019</text:p>
          </table:table-cell>
          <table:table-cell office:value-type="float" office:value="212.6667">
            <text:p>212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0-26T06:00:00">
            <text:p>Sat Oct 26 06:00:00 2019</text:p>
          </table:table-cell>
          <table:table-cell office:value-type="float" office:value="216.3333">
            <text:p>216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10-26T07:00:00">
            <text:p>Sat Oct 26 07:00:00 2019</text:p>
          </table:table-cell>
          <table:table-cell office:value-type="float" office:value="192.5">
            <text:p>192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0-26T08:00:00">
            <text:p>Sat Oct 26 08:00:00 2019</text:p>
          </table:table-cell>
          <table:table-cell office:value-type="float" office:value="189.3333">
            <text:p>189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0-26T20:00:00">
            <text:p>Sat Oct 26 20:00:00 2019</text:p>
          </table:table-cell>
          <table:table-cell office:value-type="float" office:value="239.6667">
            <text:p>239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10-26T21:00:00">
            <text:p>Sat Oct 26 21:00:00 2019</text:p>
          </table:table-cell>
          <table:table-cell office:value-type="float" office:value="209.0">
            <text:p>209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10-26T22:00:00">
            <text:p>Sat Oct 26 22:00:00 2019</text:p>
          </table:table-cell>
          <table:table-cell office:value-type="float" office:value="195.6667">
            <text:p>195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0-26T23:00:00">
            <text:p>Sat Oct 26 23:00:00 2019</text:p>
          </table:table-cell>
          <table:table-cell office:value-type="float" office:value="199.1667">
            <text:p>199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0-27T00:00:00">
            <text:p>Sun Oct 27 00:00:00 2019</text:p>
          </table:table-cell>
          <table:table-cell office:value-type="float" office:value="172.8333">
            <text:p>172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0-27T01:00:00">
            <text:p>Sun Oct 27 01:00:00 2019</text:p>
          </table:table-cell>
          <table:table-cell office:value-type="float" office:value="210.6667">
            <text:p>210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10-27T20:00:00">
            <text:p>Sun Oct 27 20:00:00 2019</text:p>
          </table:table-cell>
          <table:table-cell office:value-type="float" office:value="263.8333">
            <text:p>263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0-27T21:00:00">
            <text:p>Sun Oct 27 21:00:00 2019</text:p>
          </table:table-cell>
          <table:table-cell office:value-type="float" office:value="227.0">
            <text:p>227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0-27T22:00:00">
            <text:p>Sun Oct 27 22:00:00 2019</text:p>
          </table:table-cell>
          <table:table-cell office:value-type="float" office:value="208.0">
            <text:p>208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0-27T23:00:00">
            <text:p>Sun Oct 27 23:00:00 2019</text:p>
          </table:table-cell>
          <table:table-cell office:value-type="float" office:value="189.8333">
            <text:p>189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0-28T00:00:00">
            <text:p>Mon Oct 28 00:00:00 2019</text:p>
          </table:table-cell>
          <table:table-cell office:value-type="float" office:value="194.4">
            <text:p>194.4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10-28T01:00:00">
            <text:p>Mon Oct 28 01:00:00 2019</text:p>
          </table:table-cell>
          <table:table-cell office:value-type="float" office:value="168.6667">
            <text:p>168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10-28T02:00:00">
            <text:p>Mon Oct 28 02:00:00 2019</text:p>
          </table:table-cell>
          <table:table-cell office:value-type="float" office:value="156.5">
            <text:p>156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0-28T21:00:00">
            <text:p>Mon Oct 28 21:00:00 2019</text:p>
          </table:table-cell>
          <table:table-cell office:value-type="float" office:value="174.1667">
            <text:p>174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0-28T22:00:00">
            <text:p>Mon Oct 28 22:00:00 2019</text:p>
          </table:table-cell>
          <table:table-cell office:value-type="float" office:value="178.8333">
            <text:p>178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10-28T23:00:00">
            <text:p>Mon Oct 28 23:00:00 2019</text:p>
          </table:table-cell>
          <table:table-cell office:value-type="float" office:value="161.5">
            <text:p>161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0-29T00:00:00">
            <text:p>Tue Oct 29 00:00:00 2019</text:p>
          </table:table-cell>
          <table:table-cell office:value-type="float" office:value="169.5">
            <text:p>169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9-10-29T19:00:00">
            <text:p>Tue Oct 29 19:00:00 2019</text:p>
          </table:table-cell>
          <table:table-cell office:value-type="float" office:value="251.0">
            <text:p>251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0-29T20:00:00">
            <text:p>Tue Oct 29 20:00:00 2019</text:p>
          </table:table-cell>
          <table:table-cell office:value-type="float" office:value="197.0">
            <text:p>197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10-29T21:00:00">
            <text:p>Tue Oct 29 21:00:00 2019</text:p>
          </table:table-cell>
          <table:table-cell office:value-type="float" office:value="205.6667">
            <text:p>205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10-29T22:00:00">
            <text:p>Tue Oct 29 22:00:00 2019</text:p>
          </table:table-cell>
          <table:table-cell office:value-type="float" office:value="121.8333">
            <text:p>121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0-29T23:00:00">
            <text:p>Tue Oct 29 23:00:00 2019</text:p>
          </table:table-cell>
          <table:table-cell office:value-type="float" office:value="186.3333">
            <text:p>186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0-30T00:00:00">
            <text:p>Wed Oct 30 00:00:00 2019</text:p>
          </table:table-cell>
          <table:table-cell office:value-type="float" office:value="139.0">
            <text:p>139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0-30T01:00:00">
            <text:p>Wed Oct 30 01:00:00 2019</text:p>
          </table:table-cell>
          <table:table-cell office:value-type="float" office:value="154.0">
            <text:p>154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0-30T02:00:00">
            <text:p>Wed Oct 30 02:00:00 2019</text:p>
          </table:table-cell>
          <table:table-cell office:value-type="float" office:value="159.1667">
            <text:p>159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0-30T19:00:00">
            <text:p>Wed Oct 30 19:00:00 2019</text:p>
          </table:table-cell>
          <table:table-cell office:value-type="float" office:value="267.5">
            <text:p>267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9-10-30T20:00:00">
            <text:p>Wed Oct 30 20:00:00 2019</text:p>
          </table:table-cell>
          <table:table-cell office:value-type="float" office:value="266.1667">
            <text:p>266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0-30T21:00:00">
            <text:p>Wed Oct 30 21:00:00 2019</text:p>
          </table:table-cell>
          <table:table-cell office:value-type="float" office:value="146.0">
            <text:p>146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0-30T22:00:00">
            <text:p>Wed Oct 30 22:00:00 2019</text:p>
          </table:table-cell>
          <table:table-cell office:value-type="float" office:value="96.1667">
            <text:p>96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10-30T23:00:00">
            <text:p>Wed Oct 30 23:00:00 2019</text:p>
          </table:table-cell>
          <table:table-cell office:value-type="float" office:value="151.1667">
            <text:p>151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10-31T00:00:00">
            <text:p>Thu Oct 31 00:00:00 2019</text:p>
          </table:table-cell>
          <table:table-cell office:value-type="float" office:value="146.1667">
            <text:p>146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0-31T02:00:00">
            <text:p>Thu Oct 31 02:00:00 2019</text:p>
          </table:table-cell>
          <table:table-cell office:value-type="float" office:value="132.1667">
            <text:p>132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0-31T03:00:00">
            <text:p>Thu Oct 31 03:00:00 2019</text:p>
          </table:table-cell>
          <table:table-cell office:value-type="float" office:value="168.6667">
            <text:p>168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0-31T04:00:00">
            <text:p>Thu Oct 31 04:00:00 2019</text:p>
          </table:table-cell>
          <table:table-cell office:value-type="float" office:value="167.3333">
            <text:p>167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0-31T05:00:00">
            <text:p>Thu Oct 31 05:00:00 2019</text:p>
          </table:table-cell>
          <table:table-cell office:value-type="float" office:value="247.1667">
            <text:p>247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10-31T06:00:00">
            <text:p>Thu Oct 31 06:00:00 2019</text:p>
          </table:table-cell>
          <table:table-cell office:value-type="float" office:value="177.1667">
            <text:p>177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0-31T23:00:00">
            <text:p>Thu Oct 31 23:00:00 2019</text:p>
          </table:table-cell>
          <table:table-cell office:value-type="float" office:value="105.5">
            <text:p>105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11-01T00:00:00">
            <text:p>Fri Nov  1 00:00:00 2019</text:p>
          </table:table-cell>
          <table:table-cell office:value-type="float" office:value="157.1667">
            <text:p>157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01T01:00:00">
            <text:p>Fri Nov  1 01:00:00 2019</text:p>
          </table:table-cell>
          <table:table-cell office:value-type="float" office:value="207.0">
            <text:p>207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11-01T02:00:00">
            <text:p>Fri Nov  1 02:00:00 2019</text:p>
          </table:table-cell>
          <table:table-cell office:value-type="float" office:value="289.8333">
            <text:p>289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1T03:00:00">
            <text:p>Fri Nov  1 03:00:00 2019</text:p>
          </table:table-cell>
          <table:table-cell office:value-type="float" office:value="287.5">
            <text:p>287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9-11-01T04:00:00">
            <text:p>Fri Nov  1 04:00:00 2019</text:p>
          </table:table-cell>
          <table:table-cell office:value-type="float" office:value="285.0">
            <text:p>285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1-01T05:00:00">
            <text:p>Fri Nov  1 05:00:00 2019</text:p>
          </table:table-cell>
          <table:table-cell office:value-type="float" office:value="281.3333">
            <text:p>281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1T06:00:00">
            <text:p>Fri Nov  1 06:00:00 2019</text:p>
          </table:table-cell>
          <table:table-cell office:value-type="float" office:value="273.3333">
            <text:p>273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01T07:00:00">
            <text:p>Fri Nov  1 07:00:00 2019</text:p>
          </table:table-cell>
          <table:table-cell office:value-type="float" office:value="281.6667">
            <text:p>281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01T08:00:00">
            <text:p>Fri Nov  1 08:00:00 2019</text:p>
          </table:table-cell>
          <table:table-cell office:value-type="float" office:value="287.3333">
            <text:p>287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1-12T22:00:00">
            <text:p>Tue Nov 12 22:00:00 2019</text:p>
          </table:table-cell>
          <table:table-cell office:value-type="float" office:value="102.0">
            <text:p>102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11-12T23:00:00">
            <text:p>Tue Nov 12 23:00:00 2019</text:p>
          </table:table-cell>
          <table:table-cell office:value-type="float" office:value="195.1667">
            <text:p>195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11-16T21:00:00">
            <text:p>Sat Nov 16 21:00:00 2019</text:p>
          </table:table-cell>
          <table:table-cell office:value-type="float" office:value="138.1667">
            <text:p>138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11-19T20:00:00">
            <text:p>Tue Nov 19 20:00:00 2019</text:p>
          </table:table-cell>
          <table:table-cell office:value-type="float" office:value="226.5">
            <text:p>226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1-19T21:00:00">
            <text:p>Tue Nov 19 21:00:00 2019</text:p>
          </table:table-cell>
          <table:table-cell office:value-type="float" office:value="142.8333">
            <text:p>142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1-19T22:00:00">
            <text:p>Tue Nov 19 22:00:00 2019</text:p>
          </table:table-cell>
          <table:table-cell office:value-type="float" office:value="127.6667">
            <text:p>127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11-19T23:00:00">
            <text:p>Tue Nov 19 23:00:00 2019</text:p>
          </table:table-cell>
          <table:table-cell office:value-type="float" office:value="111.0">
            <text:p>111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1-20T00:00:00">
            <text:p>Wed Nov 20 00:00:00 2019</text:p>
          </table:table-cell>
          <table:table-cell office:value-type="float" office:value="214.6667">
            <text:p>214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9-11-20T01:00:00">
            <text:p>Wed Nov 20 01:00:00 2019</text:p>
          </table:table-cell>
          <table:table-cell office:value-type="float" office:value="180.8333">
            <text:p>180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11-20T06:00:00">
            <text:p>Wed Nov 20 06:00:00 2019</text:p>
          </table:table-cell>
          <table:table-cell office:value-type="float" office:value="168.1667">
            <text:p>168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1-20T09:00:00">
            <text:p>Wed Nov 20 09:00:00 2019</text:p>
          </table:table-cell>
          <table:table-cell office:value-type="float" office:value="195.3333">
            <text:p>195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1-20T10:00:00">
            <text:p>Wed Nov 20 10:00:00 2019</text:p>
          </table:table-cell>
          <table:table-cell office:value-type="float" office:value="100.6667">
            <text:p>100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1-20T11:00:00">
            <text:p>Wed Nov 20 11:00:00 2019</text:p>
          </table:table-cell>
          <table:table-cell office:value-type="float" office:value="126.1667">
            <text:p>126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1-20T17:00:00">
            <text:p>Wed Nov 20 17:00:00 2019</text:p>
          </table:table-cell>
          <table:table-cell office:value-type="float" office:value="180.0">
            <text:p>180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9-11-20T22:00:00">
            <text:p>Wed Nov 20 22:00:00 2019</text:p>
          </table:table-cell>
          <table:table-cell office:value-type="float" office:value="171.0">
            <text:p>171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11-21T00:00:00">
            <text:p>Thu Nov 21 00:00:00 2019</text:p>
          </table:table-cell>
          <table:table-cell office:value-type="float" office:value="122.3333">
            <text:p>122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1-21T01:00:00">
            <text:p>Thu Nov 21 01:00:00 2019</text:p>
          </table:table-cell>
          <table:table-cell office:value-type="float" office:value="152.0">
            <text:p>152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11-21T02:00:00">
            <text:p>Thu Nov 21 02:00:00 2019</text:p>
          </table:table-cell>
          <table:table-cell office:value-type="float" office:value="188.6667">
            <text:p>188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11-21T03:00:00">
            <text:p>Thu Nov 21 03:00:00 2019</text:p>
          </table:table-cell>
          <table:table-cell office:value-type="float" office:value="157.5">
            <text:p>157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1-21T05:00:00">
            <text:p>Thu Nov 21 05:00:00 2019</text:p>
          </table:table-cell>
          <table:table-cell office:value-type="float" office:value="156.5">
            <text:p>156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1-21T06:00:00">
            <text:p>Thu Nov 21 06:00:00 2019</text:p>
          </table:table-cell>
          <table:table-cell office:value-type="float" office:value="181.8333">
            <text:p>181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1-21T07:00:00">
            <text:p>Thu Nov 21 07:00:00 2019</text:p>
          </table:table-cell>
          <table:table-cell office:value-type="float" office:value="160.3333">
            <text:p>160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11-21T08:00:00">
            <text:p>Thu Nov 21 08:00:00 2019</text:p>
          </table:table-cell>
          <table:table-cell office:value-type="float" office:value="129.1667">
            <text:p>129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1-21T09:00:00">
            <text:p>Thu Nov 21 09:00:00 2019</text:p>
          </table:table-cell>
          <table:table-cell office:value-type="float" office:value="124.1667">
            <text:p>124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1-21T10:00:00">
            <text:p>Thu Nov 21 10:00:00 2019</text:p>
          </table:table-cell>
          <table:table-cell office:value-type="float" office:value="143.0">
            <text:p>143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1-21T11:00:00">
            <text:p>Thu Nov 21 11:00:00 2019</text:p>
          </table:table-cell>
          <table:table-cell office:value-type="float" office:value="236.8333">
            <text:p>236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1-21T12:00:00">
            <text:p>Thu Nov 21 12:00:00 2019</text:p>
          </table:table-cell>
          <table:table-cell office:value-type="float" office:value="128.3333">
            <text:p>128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11-21T13:00:00">
            <text:p>Thu Nov 21 13:00:00 2019</text:p>
          </table:table-cell>
          <table:table-cell office:value-type="float" office:value="96.6667">
            <text:p>96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11-21T14:00:00">
            <text:p>Thu Nov 21 14:00:00 2019</text:p>
          </table:table-cell>
          <table:table-cell office:value-type="float" office:value="95.1667">
            <text:p>95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1-21T15:00:00">
            <text:p>Thu Nov 21 15:00:00 2019</text:p>
          </table:table-cell>
          <table:table-cell office:value-type="float" office:value="113.5">
            <text:p>113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11-21T16:00:00">
            <text:p>Thu Nov 21 16:00:00 2019</text:p>
          </table:table-cell>
          <table:table-cell office:value-type="float" office:value="90.1667">
            <text:p>90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11-21T17:00:00">
            <text:p>Thu Nov 21 17:00:00 2019</text:p>
          </table:table-cell>
          <table:table-cell office:value-type="float" office:value="97.8333">
            <text:p>97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11-21T18:00:00">
            <text:p>Thu Nov 21 18:00:00 2019</text:p>
          </table:table-cell>
          <table:table-cell office:value-type="float" office:value="103.0">
            <text:p>103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1-21T19:00:00">
            <text:p>Thu Nov 21 19:00:00 2019</text:p>
          </table:table-cell>
          <table:table-cell office:value-type="float" office:value="150.6667">
            <text:p>150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21T20:00:00">
            <text:p>Thu Nov 21 20:00:00 2019</text:p>
          </table:table-cell>
          <table:table-cell office:value-type="float" office:value="158.1667">
            <text:p>158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1-21T22:00:00">
            <text:p>Thu Nov 21 22:00:00 2019</text:p>
          </table:table-cell>
          <table:table-cell office:value-type="float" office:value="215.5">
            <text:p>215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11-21T23:00:00">
            <text:p>Thu Nov 21 23:00:00 2019</text:p>
          </table:table-cell>
          <table:table-cell office:value-type="float" office:value="212.3333">
            <text:p>212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1-22T00:00:00">
            <text:p>Fri Nov 22 00:00:00 2019</text:p>
          </table:table-cell>
          <table:table-cell office:value-type="float" office:value="154.3333">
            <text:p>154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11-22T01:00:00">
            <text:p>Fri Nov 22 01:00:00 2019</text:p>
          </table:table-cell>
          <table:table-cell office:value-type="float" office:value="130.5">
            <text:p>130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1-22T02:00:00">
            <text:p>Fri Nov 22 02:00:00 2019</text:p>
          </table:table-cell>
          <table:table-cell office:value-type="float" office:value="169.8333">
            <text:p>169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22T03:00:00">
            <text:p>Fri Nov 22 03:00:00 2019</text:p>
          </table:table-cell>
          <table:table-cell office:value-type="float" office:value="214.5">
            <text:p>214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11-22T04:00:00">
            <text:p>Fri Nov 22 04:00:00 2019</text:p>
          </table:table-cell>
          <table:table-cell office:value-type="float" office:value="167.5">
            <text:p>167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11-22T05:00:00">
            <text:p>Fri Nov 22 05:00:00 2019</text:p>
          </table:table-cell>
          <table:table-cell office:value-type="float" office:value="136.1667">
            <text:p>136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11-22T06:00:00">
            <text:p>Fri Nov 22 06:00:00 2019</text:p>
          </table:table-cell>
          <table:table-cell office:value-type="float" office:value="122.5">
            <text:p>122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1-22T07:00:00">
            <text:p>Fri Nov 22 07:00:00 2019</text:p>
          </table:table-cell>
          <table:table-cell office:value-type="float" office:value="94.5">
            <text:p>94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1-22T08:00:00">
            <text:p>Fri Nov 22 08:00:00 2019</text:p>
          </table:table-cell>
          <table:table-cell office:value-type="float" office:value="203.3333">
            <text:p>203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9-11-22T09:00:00">
            <text:p>Fri Nov 22 09:00:00 2019</text:p>
          </table:table-cell>
          <table:table-cell office:value-type="float" office:value="160.5">
            <text:p>160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11-22T10:00:00">
            <text:p>Fri Nov 22 10:00:00 2019</text:p>
          </table:table-cell>
          <table:table-cell office:value-type="float" office:value="177.0">
            <text:p>177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1-22T11:00:00">
            <text:p>Fri Nov 22 11:00:00 2019</text:p>
          </table:table-cell>
          <table:table-cell office:value-type="float" office:value="203.6667">
            <text:p>203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11-26T00:00:00">
            <text:p>Tue Nov 26 00:00:00 2019</text:p>
          </table:table-cell>
          <table:table-cell office:value-type="float" office:value="184.5">
            <text:p>184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11-29T05:00:00">
            <text:p>Fri Nov 29 05:00:00 2019</text:p>
          </table:table-cell>
          <table:table-cell office:value-type="float" office:value="110.0">
            <text:p>110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11-29T06:00:00">
            <text:p>Fri Nov 29 06:00:00 2019</text:p>
          </table:table-cell>
          <table:table-cell office:value-type="float" office:value="140.1667">
            <text:p>140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1-29T07:00:00">
            <text:p>Fri Nov 29 07:00:00 2019</text:p>
          </table:table-cell>
          <table:table-cell office:value-type="float" office:value="163.8333">
            <text:p>163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11-29T08:00:00">
            <text:p>Fri Nov 29 08:00:00 2019</text:p>
          </table:table-cell>
          <table:table-cell office:value-type="float" office:value="203.0">
            <text:p>203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1-29T09:00:00">
            <text:p>Fri Nov 29 09:00:00 2019</text:p>
          </table:table-cell>
          <table:table-cell office:value-type="float" office:value="148.3333">
            <text:p>14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11-29T10:00:00">
            <text:p>Fri Nov 29 10:00:00 2019</text:p>
          </table:table-cell>
          <table:table-cell office:value-type="float" office:value="62.6667">
            <text:p>62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1-29T11:00:00">
            <text:p>Fri Nov 29 11:00:00 2019</text:p>
          </table:table-cell>
          <table:table-cell office:value-type="float" office:value="76.0">
            <text:p>76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1-29T12:00:00">
            <text:p>Fri Nov 29 12:00:00 2019</text:p>
          </table:table-cell>
          <table:table-cell office:value-type="float" office:value="102.5">
            <text:p>102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11-29T13:00:00">
            <text:p>Fri Nov 29 13:00:00 2019</text:p>
          </table:table-cell>
          <table:table-cell office:value-type="float" office:value="146.0">
            <text:p>146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1-29T20:00:00">
            <text:p>Fri Nov 29 20:00:00 2019</text:p>
          </table:table-cell>
          <table:table-cell office:value-type="float" office:value="197.6667">
            <text:p>197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1-29T21:00:00">
            <text:p>Fri Nov 29 21:00:00 2019</text:p>
          </table:table-cell>
          <table:table-cell office:value-type="float" office:value="210.5">
            <text:p>21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29T22:00:00">
            <text:p>Fri Nov 29 22:00:00 2019</text:p>
          </table:table-cell>
          <table:table-cell office:value-type="float" office:value="118.5">
            <text:p>118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1-29T23:00:00">
            <text:p>Fri Nov 29 23:00:00 2019</text:p>
          </table:table-cell>
          <table:table-cell office:value-type="float" office:value="153.1667">
            <text:p>153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1-30T00:00:00">
            <text:p>Sat Nov 30 00:00:00 2019</text:p>
          </table:table-cell>
          <table:table-cell office:value-type="float" office:value="168.8333">
            <text:p>168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1-30T02:00:00">
            <text:p>Sat Nov 30 02:00:00 2019</text:p>
          </table:table-cell>
          <table:table-cell office:value-type="float" office:value="139.0">
            <text:p>139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1-30T03:00:00">
            <text:p>Sat Nov 30 03:00:00 2019</text:p>
          </table:table-cell>
          <table:table-cell office:value-type="float" office:value="144.0">
            <text:p>144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1-30T04:00:00">
            <text:p>Sat Nov 30 04:00:00 2019</text:p>
          </table:table-cell>
          <table:table-cell office:value-type="float" office:value="125.3333">
            <text:p>125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11-30T22:00:00">
            <text:p>Sat Nov 30 22:00:00 2019</text:p>
          </table:table-cell>
          <table:table-cell office:value-type="float" office:value="203.5">
            <text:p>203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11-30T23:00:00">
            <text:p>Sat Nov 30 23:00:00 2019</text:p>
          </table:table-cell>
          <table:table-cell office:value-type="float" office:value="190.0">
            <text:p>190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12-01T00:00:00">
            <text:p>Sun Dec  1 00:00:00 2019</text:p>
          </table:table-cell>
          <table:table-cell office:value-type="float" office:value="126.0">
            <text:p>126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2-01T01:00:00">
            <text:p>Sun Dec  1 01:00:00 2019</text:p>
          </table:table-cell>
          <table:table-cell office:value-type="float" office:value="169.5">
            <text:p>169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12-23T21:00:00">
            <text:p>Mon Dec 23 21:00:00 2019</text:p>
          </table:table-cell>
          <table:table-cell office:value-type="float" office:value="186.6667">
            <text:p>186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3T22:00:00">
            <text:p>Mon Dec 23 22:00:00 2019</text:p>
          </table:table-cell>
          <table:table-cell office:value-type="float" office:value="143.5">
            <text:p>143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23T23:00:00">
            <text:p>Mon Dec 23 23:00:00 2019</text:p>
          </table:table-cell>
          <table:table-cell office:value-type="float" office:value="129.1667">
            <text:p>129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4T00:00:00">
            <text:p>Tue Dec 24 00:00:00 2019</text:p>
          </table:table-cell>
          <table:table-cell office:value-type="float" office:value="203.8333">
            <text:p>203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24T01:00:00">
            <text:p>Tue Dec 24 01:00:00 2019</text:p>
          </table:table-cell>
          <table:table-cell office:value-type="float" office:value="168.5">
            <text:p>168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2-24T18:00:00">
            <text:p>Tue Dec 24 18:00:00 2019</text:p>
          </table:table-cell>
          <table:table-cell office:value-type="float" office:value="224.6667">
            <text:p>224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2-24T19:00:00">
            <text:p>Tue Dec 24 19:00:00 2019</text:p>
          </table:table-cell>
          <table:table-cell office:value-type="float" office:value="214.1667">
            <text:p>214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4T20:00:00">
            <text:p>Tue Dec 24 20:00:00 2019</text:p>
          </table:table-cell>
          <table:table-cell office:value-type="float" office:value="157.8333">
            <text:p>157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4T21:00:00">
            <text:p>Tue Dec 24 21:00:00 2019</text:p>
          </table:table-cell>
          <table:table-cell office:value-type="float" office:value="154.6667">
            <text:p>154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12-24T22:00:00">
            <text:p>Tue Dec 24 22:00:00 2019</text:p>
          </table:table-cell>
          <table:table-cell office:value-type="float" office:value="174.1667">
            <text:p>174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4T23:00:00">
            <text:p>Tue Dec 24 23:00:00 2019</text:p>
          </table:table-cell>
          <table:table-cell office:value-type="float" office:value="166.8333">
            <text:p>166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2-25T00:00:00">
            <text:p>Wed Dec 25 00:00:00 2019</text:p>
          </table:table-cell>
          <table:table-cell office:value-type="float" office:value="206.1667">
            <text:p>206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2-25T01:00:00">
            <text:p>Wed Dec 25 01:00:00 2019</text:p>
          </table:table-cell>
          <table:table-cell office:value-type="float" office:value="196.1667">
            <text:p>196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2-25T02:00:00">
            <text:p>Wed Dec 25 02:00:00 2019</text:p>
          </table:table-cell>
          <table:table-cell office:value-type="float" office:value="114.0">
            <text:p>114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12-25T03:00:00">
            <text:p>Wed Dec 25 03:00:00 2019</text:p>
          </table:table-cell>
          <table:table-cell office:value-type="float" office:value="101.6667">
            <text:p>101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2-25T04:00:00">
            <text:p>Wed Dec 25 04:00:00 2019</text:p>
          </table:table-cell>
          <table:table-cell office:value-type="float" office:value="158.5">
            <text:p>158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2-25T05:00:00">
            <text:p>Wed Dec 25 05:00:00 2019</text:p>
          </table:table-cell>
          <table:table-cell office:value-type="float" office:value="277.5">
            <text:p>277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12-25T15:00:00">
            <text:p>Wed Dec 25 15:00:00 2019</text:p>
          </table:table-cell>
          <table:table-cell office:value-type="float" office:value="36.6667">
            <text:p>36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2-25T16:00:00">
            <text:p>Wed Dec 25 16:00:00 2019</text:p>
          </table:table-cell>
          <table:table-cell office:value-type="float" office:value="45.1667">
            <text:p>45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12-25T18:00:00">
            <text:p>Wed Dec 25 18:00:00 2019</text:p>
          </table:table-cell>
          <table:table-cell office:value-type="float" office:value="195.1667">
            <text:p>195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2-25T19:00:00">
            <text:p>Wed Dec 25 19:00:00 2019</text:p>
          </table:table-cell>
          <table:table-cell office:value-type="float" office:value="184.0">
            <text:p>184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2-25T20:00:00">
            <text:p>Wed Dec 25 20:00:00 2019</text:p>
          </table:table-cell>
          <table:table-cell office:value-type="float" office:value="103.5">
            <text:p>103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9-12-25T21:00:00">
            <text:p>Wed Dec 25 21:00:00 2019</text:p>
          </table:table-cell>
          <table:table-cell office:value-type="float" office:value="244.0">
            <text:p>244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2-25T22:00:00">
            <text:p>Wed Dec 25 22:00:00 2019</text:p>
          </table:table-cell>
          <table:table-cell office:value-type="float" office:value="198.6667">
            <text:p>198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12-25T23:00:00">
            <text:p>Wed Dec 25 23:00:00 2019</text:p>
          </table:table-cell>
          <table:table-cell office:value-type="float" office:value="190.1667">
            <text:p>190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6T00:00:00">
            <text:p>Thu Dec 26 00:00:00 2019</text:p>
          </table:table-cell>
          <table:table-cell office:value-type="float" office:value="194.3333">
            <text:p>194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6T01:00:00">
            <text:p>Thu Dec 26 01:00:00 2019</text:p>
          </table:table-cell>
          <table:table-cell office:value-type="float" office:value="142.1667">
            <text:p>142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26T02:00:00">
            <text:p>Thu Dec 26 02:00:00 2019</text:p>
          </table:table-cell>
          <table:table-cell office:value-type="float" office:value="202.0">
            <text:p>202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12-26T03:00:00">
            <text:p>Thu Dec 26 03:00:00 2019</text:p>
          </table:table-cell>
          <table:table-cell office:value-type="float" office:value="202.3333">
            <text:p>202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2-26T18:00:00">
            <text:p>Thu Dec 26 18:00:00 2019</text:p>
          </table:table-cell>
          <table:table-cell office:value-type="float" office:value="246.8333">
            <text:p>246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2-26T19:00:00">
            <text:p>Thu Dec 26 19:00:00 2019</text:p>
          </table:table-cell>
          <table:table-cell office:value-type="float" office:value="240.3333">
            <text:p>240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6T20:00:00">
            <text:p>Thu Dec 26 20:00:00 2019</text:p>
          </table:table-cell>
          <table:table-cell office:value-type="float" office:value="230.6667">
            <text:p>23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26T21:00:00">
            <text:p>Thu Dec 26 21:00:00 2019</text:p>
          </table:table-cell>
          <table:table-cell office:value-type="float" office:value="149.0">
            <text:p>149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26T22:00:00">
            <text:p>Thu Dec 26 22:00:00 2019</text:p>
          </table:table-cell>
          <table:table-cell office:value-type="float" office:value="103.5">
            <text:p>103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2-26T23:00:00">
            <text:p>Thu Dec 26 23:00:00 2019</text:p>
          </table:table-cell>
          <table:table-cell office:value-type="float" office:value="197.3333">
            <text:p>197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2-27T00:00:00">
            <text:p>Fri Dec 27 00:00:00 2019</text:p>
          </table:table-cell>
          <table:table-cell office:value-type="float" office:value="153.8333">
            <text:p>153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2-27T01:00:00">
            <text:p>Fri Dec 27 01:00:00 2019</text:p>
          </table:table-cell>
          <table:table-cell office:value-type="float" office:value="138.3333">
            <text:p>138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2-27T02:00:00">
            <text:p>Fri Dec 27 02:00:00 2019</text:p>
          </table:table-cell>
          <table:table-cell office:value-type="float" office:value="161.3333">
            <text:p>161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2-27T14:00:00">
            <text:p>Fri Dec 27 14:00:00 2019</text:p>
          </table:table-cell>
          <table:table-cell office:value-type="float" office:value="171.0">
            <text:p>171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12-27T15:00:00">
            <text:p>Fri Dec 27 15:00:00 2019</text:p>
          </table:table-cell>
          <table:table-cell office:value-type="float" office:value="213.0">
            <text:p>213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2-27T16:00:00">
            <text:p>Fri Dec 27 16:00:00 2019</text:p>
          </table:table-cell>
          <table:table-cell office:value-type="float" office:value="106.5">
            <text:p>106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2-27T17:00:00">
            <text:p>Fri Dec 27 17:00:00 2019</text:p>
          </table:table-cell>
          <table:table-cell office:value-type="float" office:value="63.8333">
            <text:p>63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9-12-27T18:00:00">
            <text:p>Fri Dec 27 18:00:00 2019</text:p>
          </table:table-cell>
          <table:table-cell office:value-type="float" office:value="212.8333">
            <text:p>212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2-27T19:00:00">
            <text:p>Fri Dec 27 19:00:00 2019</text:p>
          </table:table-cell>
          <table:table-cell office:value-type="float" office:value="168.6667">
            <text:p>168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12-27T20:00:00">
            <text:p>Fri Dec 27 20:00:00 2019</text:p>
          </table:table-cell>
          <table:table-cell office:value-type="float" office:value="138.6667">
            <text:p>138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7T21:00:00">
            <text:p>Fri Dec 27 21:00:00 2019</text:p>
          </table:table-cell>
          <table:table-cell office:value-type="float" office:value="106.8333">
            <text:p>106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12-27T22:00:00">
            <text:p>Fri Dec 27 22:00:00 2019</text:p>
          </table:table-cell>
          <table:table-cell office:value-type="float" office:value="167.0">
            <text:p>167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9-12-27T23:00:00">
            <text:p>Fri Dec 27 23:00:00 2019</text:p>
          </table:table-cell>
          <table:table-cell office:value-type="float" office:value="190.6667">
            <text:p>190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28T00:00:00">
            <text:p>Sat Dec 28 00:00:00 2019</text:p>
          </table:table-cell>
          <table:table-cell office:value-type="float" office:value="152.5">
            <text:p>152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28T01:00:00">
            <text:p>Sat Dec 28 01:00:00 2019</text:p>
          </table:table-cell>
          <table:table-cell office:value-type="float" office:value="185.3333">
            <text:p>185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28T16:00:00">
            <text:p>Sat Dec 28 16:00:00 2019</text:p>
          </table:table-cell>
          <table:table-cell office:value-type="float" office:value="139.0">
            <text:p>139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12-28T18:00:00">
            <text:p>Sat Dec 28 18:00:00 2019</text:p>
          </table:table-cell>
          <table:table-cell office:value-type="float" office:value="183.8333">
            <text:p>183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2-28T19:00:00">
            <text:p>Sat Dec 28 19:00:00 2019</text:p>
          </table:table-cell>
          <table:table-cell office:value-type="float" office:value="203.3333">
            <text:p>203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2-28T20:00:00">
            <text:p>Sat Dec 28 20:00:00 2019</text:p>
          </table:table-cell>
          <table:table-cell office:value-type="float" office:value="79.6667">
            <text:p>79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2-28T21:00:00">
            <text:p>Sat Dec 28 21:00:00 2019</text:p>
          </table:table-cell>
          <table:table-cell office:value-type="float" office:value="151.1667">
            <text:p>151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8T22:00:00">
            <text:p>Sat Dec 28 22:00:00 2019</text:p>
          </table:table-cell>
          <table:table-cell office:value-type="float" office:value="119.0">
            <text:p>119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8T23:00:00">
            <text:p>Sat Dec 28 23:00:00 2019</text:p>
          </table:table-cell>
          <table:table-cell office:value-type="float" office:value="206.8333">
            <text:p>206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2-29T00:00:00">
            <text:p>Sun Dec 29 00:00:00 2019</text:p>
          </table:table-cell>
          <table:table-cell office:value-type="float" office:value="218.1667">
            <text:p>218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29T01:00:00">
            <text:p>Sun Dec 29 01:00:00 2019</text:p>
          </table:table-cell>
          <table:table-cell office:value-type="float" office:value="94.1667">
            <text:p>94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12-29T02:00:00">
            <text:p>Sun Dec 29 02:00:00 2019</text:p>
          </table:table-cell>
          <table:table-cell office:value-type="float" office:value="164.0">
            <text:p>164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2-29T03:00:00">
            <text:p>Sun Dec 29 03:00:00 2019</text:p>
          </table:table-cell>
          <table:table-cell office:value-type="float" office:value="235.8333">
            <text:p>235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12-29T04:00:00">
            <text:p>Sun Dec 29 04:00:00 2019</text:p>
          </table:table-cell>
          <table:table-cell office:value-type="float" office:value="222.8333">
            <text:p>222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2-29T05:00:00">
            <text:p>Sun Dec 29 05:00:00 2019</text:p>
          </table:table-cell>
          <table:table-cell office:value-type="float" office:value="276.6667">
            <text:p>276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29T06:00:00">
            <text:p>Sun Dec 29 06:00:00 2019</text:p>
          </table:table-cell>
          <table:table-cell office:value-type="float" office:value="224.6667">
            <text:p>224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2-29T19:00:00">
            <text:p>Sun Dec 29 19:00:00 2019</text:p>
          </table:table-cell>
          <table:table-cell office:value-type="float" office:value="205.1667">
            <text:p>205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29T20:00:00">
            <text:p>Sun Dec 29 20:00:00 2019</text:p>
          </table:table-cell>
          <table:table-cell office:value-type="float" office:value="198.5">
            <text:p>198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2-29T21:00:00">
            <text:p>Sun Dec 29 21:00:00 2019</text:p>
          </table:table-cell>
          <table:table-cell office:value-type="float" office:value="199.3333">
            <text:p>199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9T22:00:00">
            <text:p>Sun Dec 29 22:00:00 2019</text:p>
          </table:table-cell>
          <table:table-cell office:value-type="float" office:value="218.1667">
            <text:p>218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29T23:00:00">
            <text:p>Sun Dec 29 23:00:00 2019</text:p>
          </table:table-cell>
          <table:table-cell office:value-type="float" office:value="171.3333">
            <text:p>171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2-30T00:00:00">
            <text:p>Mon Dec 30 00:00:00 2019</text:p>
          </table:table-cell>
          <table:table-cell office:value-type="float" office:value="195.3333">
            <text:p>195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2-30T01:00:00">
            <text:p>Mon Dec 30 01:00:00 2019</text:p>
          </table:table-cell>
          <table:table-cell office:value-type="float" office:value="138.8333">
            <text:p>138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30T02:00:00">
            <text:p>Mon Dec 30 02:00:00 2019</text:p>
          </table:table-cell>
          <table:table-cell office:value-type="float" office:value="152.0">
            <text:p>152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30T03:00:00">
            <text:p>Mon Dec 30 03:00:00 2019</text:p>
          </table:table-cell>
          <table:table-cell office:value-type="float" office:value="191.5">
            <text:p>191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30T04:00:00">
            <text:p>Mon Dec 30 04:00:00 2019</text:p>
          </table:table-cell>
          <table:table-cell office:value-type="float" office:value="208.3333">
            <text:p>208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12-30T16:00:00">
            <text:p>Mon Dec 30 16:00:00 2019</text:p>
          </table:table-cell>
          <table:table-cell office:value-type="float" office:value="135.6667">
            <text:p>135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2-30T17:00:00">
            <text:p>Mon Dec 30 17:00:00 2019</text:p>
          </table:table-cell>
          <table:table-cell office:value-type="float" office:value="107.8333">
            <text:p>107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12-30T18:00:00">
            <text:p>Mon Dec 30 18:00:00 2019</text:p>
          </table:table-cell>
          <table:table-cell office:value-type="float" office:value="172.3333">
            <text:p>172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12-30T19:00:00">
            <text:p>Mon Dec 30 19:00:00 2019</text:p>
          </table:table-cell>
          <table:table-cell office:value-type="float" office:value="230.3333">
            <text:p>230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2-30T20:00:00">
            <text:p>Mon Dec 30 20:00:00 2019</text:p>
          </table:table-cell>
          <table:table-cell office:value-type="float" office:value="175.5">
            <text:p>175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30T21:00:00">
            <text:p>Mon Dec 30 21:00:00 2019</text:p>
          </table:table-cell>
          <table:table-cell office:value-type="float" office:value="135.1667">
            <text:p>135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30T22:00:00">
            <text:p>Mon Dec 30 22:00:00 2019</text:p>
          </table:table-cell>
          <table:table-cell office:value-type="float" office:value="113.3333">
            <text:p>11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30T23:00:00">
            <text:p>Mon Dec 30 23:00:00 2019</text:p>
          </table:table-cell>
          <table:table-cell office:value-type="float" office:value="108.3333">
            <text:p>108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31T00:00:00">
            <text:p>Tue Dec 31 00:00:00 2019</text:p>
          </table:table-cell>
          <table:table-cell office:value-type="float" office:value="146.6667">
            <text:p>146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31T01:00:00">
            <text:p>Tue Dec 31 01:00:00 2019</text:p>
          </table:table-cell>
          <table:table-cell office:value-type="float" office:value="165.6667">
            <text:p>165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2-31T02:00:00">
            <text:p>Tue Dec 31 02:00:00 2019</text:p>
          </table:table-cell>
          <table:table-cell office:value-type="float" office:value="172.6667">
            <text:p>172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31T03:00:00">
            <text:p>Tue Dec 31 03:00:00 2019</text:p>
          </table:table-cell>
          <table:table-cell office:value-type="float" office:value="208.1667">
            <text:p>208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12-31T04:00:00">
            <text:p>Tue Dec 31 04:00:00 2019</text:p>
          </table:table-cell>
          <table:table-cell office:value-type="float" office:value="95.5">
            <text:p>95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2-31T05:00:00">
            <text:p>Tue Dec 31 05:00:00 2019</text:p>
          </table:table-cell>
          <table:table-cell office:value-type="float" office:value="100.3333">
            <text:p>100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12-31T17:00:00">
            <text:p>Tue Dec 31 17:00:00 2019</text:p>
          </table:table-cell>
          <table:table-cell office:value-type="float" office:value="101.8333">
            <text:p>101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2-31T19:00:00">
            <text:p>Tue Dec 31 19:00:00 2019</text:p>
          </table:table-cell>
          <table:table-cell office:value-type="float" office:value="188.6667">
            <text:p>188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9-12-31T20:00:00">
            <text:p>Tue Dec 31 20:00:00 2019</text:p>
          </table:table-cell>
          <table:table-cell office:value-type="float" office:value="163.0">
            <text:p>163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31T21:00:00">
            <text:p>Tue Dec 31 21:00:00 2019</text:p>
          </table:table-cell>
          <table:table-cell office:value-type="float" office:value="143.5">
            <text:p>14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2-31T22:00:00">
            <text:p>Tue Dec 31 22:00:00 2019</text:p>
          </table:table-cell>
          <table:table-cell office:value-type="float" office:value="92.5">
            <text:p>92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31T23:00:00">
            <text:p>Tue Dec 31 23:00:00 2019</text:p>
          </table:table-cell>
          <table:table-cell office:value-type="float" office:value="210.5">
            <text:p>210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1-01T00:00:00">
            <text:p>Wed Jan  1 00:00:00 2020</text:p>
          </table:table-cell>
          <table:table-cell office:value-type="float" office:value="199.6667">
            <text:p>199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01T01:00:00">
            <text:p>Wed Jan  1 01:00:00 2020</text:p>
          </table:table-cell>
          <table:table-cell office:value-type="float" office:value="174.6667">
            <text:p>174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01-01T02:00:00">
            <text:p>Wed Jan  1 02:00:00 2020</text:p>
          </table:table-cell>
          <table:table-cell office:value-type="float" office:value="207.1667">
            <text:p>207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01T03:00:00">
            <text:p>Wed Jan  1 03:00:00 2020</text:p>
          </table:table-cell>
          <table:table-cell office:value-type="float" office:value="144.3333">
            <text:p>144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01-01T04:00:00">
            <text:p>Wed Jan  1 04:00:00 2020</text:p>
          </table:table-cell>
          <table:table-cell office:value-type="float" office:value="169.3333">
            <text:p>169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01T05:00:00">
            <text:p>Wed Jan  1 05:00:00 2020</text:p>
          </table:table-cell>
          <table:table-cell office:value-type="float" office:value="302.5">
            <text:p>302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01T06:00:00">
            <text:p>Wed Jan  1 06:00:00 2020</text:p>
          </table:table-cell>
          <table:table-cell office:value-type="float" office:value="120.3333">
            <text:p>120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01T07:00:00">
            <text:p>Wed Jan  1 07:00:00 2020</text:p>
          </table:table-cell>
          <table:table-cell office:value-type="float" office:value="139.3333">
            <text:p>139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01-01T17:00:00">
            <text:p>Wed Jan  1 17:00:00 2020</text:p>
          </table:table-cell>
          <table:table-cell office:value-type="float" office:value="113.3333">
            <text:p>113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01-01T18:00:00">
            <text:p>Wed Jan  1 18:00:00 2020</text:p>
          </table:table-cell>
          <table:table-cell office:value-type="float" office:value="182.3333">
            <text:p>182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1-01T19:00:00">
            <text:p>Wed Jan  1 19:00:00 2020</text:p>
          </table:table-cell>
          <table:table-cell office:value-type="float" office:value="230.3333">
            <text:p>230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1-01T20:00:00">
            <text:p>Wed Jan  1 20:00:00 2020</text:p>
          </table:table-cell>
          <table:table-cell office:value-type="float" office:value="167.3333">
            <text:p>167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01T21:00:00">
            <text:p>Wed Jan  1 21:00:00 2020</text:p>
          </table:table-cell>
          <table:table-cell office:value-type="float" office:value="165.5">
            <text:p>165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1T22:00:00">
            <text:p>Wed Jan  1 22:00:00 2020</text:p>
          </table:table-cell>
          <table:table-cell office:value-type="float" office:value="182.0">
            <text:p>182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1T23:00:00">
            <text:p>Wed Jan  1 23:00:00 2020</text:p>
          </table:table-cell>
          <table:table-cell office:value-type="float" office:value="157.6667">
            <text:p>157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02T00:00:00">
            <text:p>Thu Jan  2 00:00:00 2020</text:p>
          </table:table-cell>
          <table:table-cell office:value-type="float" office:value="199.1667">
            <text:p>199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02T01:00:00">
            <text:p>Thu Jan  2 01:00:00 2020</text:p>
          </table:table-cell>
          <table:table-cell office:value-type="float" office:value="179.1667">
            <text:p>179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02T02:00:00">
            <text:p>Thu Jan  2 02:00:00 2020</text:p>
          </table:table-cell>
          <table:table-cell office:value-type="float" office:value="135.5">
            <text:p>135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2T03:00:00">
            <text:p>Thu Jan  2 03:00:00 2020</text:p>
          </table:table-cell>
          <table:table-cell office:value-type="float" office:value="94.0">
            <text:p>94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02T04:00:00">
            <text:p>Thu Jan  2 04:00:00 2020</text:p>
          </table:table-cell>
          <table:table-cell office:value-type="float" office:value="137.6">
            <text:p>137.6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02T05:00:00">
            <text:p>Thu Jan  2 05:00:00 2020</text:p>
          </table:table-cell>
          <table:table-cell office:value-type="float" office:value="186.3333">
            <text:p>186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1-02T17:00:00">
            <text:p>Thu Jan  2 17:00:00 2020</text:p>
          </table:table-cell>
          <table:table-cell office:value-type="float" office:value="72.6667">
            <text:p>72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1-02T18:00:00">
            <text:p>Thu Jan  2 18:00:00 2020</text:p>
          </table:table-cell>
          <table:table-cell office:value-type="float" office:value="202.1667">
            <text:p>202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01-02T19:00:00">
            <text:p>Thu Jan  2 19:00:00 2020</text:p>
          </table:table-cell>
          <table:table-cell office:value-type="float" office:value="207.1667">
            <text:p>207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02T20:00:00">
            <text:p>Thu Jan  2 20:00:00 2020</text:p>
          </table:table-cell>
          <table:table-cell office:value-type="float" office:value="217.1667">
            <text:p>217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2T21:00:00">
            <text:p>Thu Jan  2 21:00:00 2020</text:p>
          </table:table-cell>
          <table:table-cell office:value-type="float" office:value="64.0">
            <text:p>64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2T22:00:00">
            <text:p>Thu Jan  2 22:00:00 2020</text:p>
          </table:table-cell>
          <table:table-cell office:value-type="float" office:value="241.6667">
            <text:p>241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02T23:00:00">
            <text:p>Thu Jan  2 23:00:00 2020</text:p>
          </table:table-cell>
          <table:table-cell office:value-type="float" office:value="163.5">
            <text:p>163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3T00:00:00">
            <text:p>Fri Jan  3 00:00:00 2020</text:p>
          </table:table-cell>
          <table:table-cell office:value-type="float" office:value="140.0">
            <text:p>140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3T01:00:00">
            <text:p>Fri Jan  3 01:00:00 2020</text:p>
          </table:table-cell>
          <table:table-cell office:value-type="float" office:value="157.6667">
            <text:p>157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1-03T02:00:00">
            <text:p>Fri Jan  3 02:00:00 2020</text:p>
          </table:table-cell>
          <table:table-cell office:value-type="float" office:value="201.0">
            <text:p>20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3T03:00:00">
            <text:p>Fri Jan  3 03:00:00 2020</text:p>
          </table:table-cell>
          <table:table-cell office:value-type="float" office:value="124.0">
            <text:p>124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3T04:00:00">
            <text:p>Fri Jan  3 04:00:00 2020</text:p>
          </table:table-cell>
          <table:table-cell office:value-type="float" office:value="116.6667">
            <text:p>116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1-03T05:00:00">
            <text:p>Fri Jan  3 05:00:00 2020</text:p>
          </table:table-cell>
          <table:table-cell office:value-type="float" office:value="156.0">
            <text:p>156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1-03T06:00:00">
            <text:p>Fri Jan  3 06:00:00 2020</text:p>
          </table:table-cell>
          <table:table-cell office:value-type="float" office:value="143.8333">
            <text:p>143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01-03T07:00:00">
            <text:p>Fri Jan  3 07:00:00 2020</text:p>
          </table:table-cell>
          <table:table-cell office:value-type="float" office:value="130.8333">
            <text:p>130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0-01-03T08:00:00">
            <text:p>Fri Jan  3 08:00:00 2020</text:p>
          </table:table-cell>
          <table:table-cell office:value-type="float" office:value="157.1667">
            <text:p>157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03T09:00:00">
            <text:p>Fri Jan  3 09:00:00 2020</text:p>
          </table:table-cell>
          <table:table-cell office:value-type="float" office:value="259.8333">
            <text:p>259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01-03T19:00:00">
            <text:p>Fri Jan  3 19:00:00 2020</text:p>
          </table:table-cell>
          <table:table-cell office:value-type="float" office:value="138.6667">
            <text:p>138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1-03T20:00:00">
            <text:p>Fri Jan  3 20:00:00 2020</text:p>
          </table:table-cell>
          <table:table-cell office:value-type="float" office:value="181.0">
            <text:p>181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01-03T21:00:00">
            <text:p>Fri Jan  3 21:00:00 2020</text:p>
          </table:table-cell>
          <table:table-cell office:value-type="float" office:value="101.8333">
            <text:p>101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3T22:00:00">
            <text:p>Fri Jan  3 22:00:00 2020</text:p>
          </table:table-cell>
          <table:table-cell office:value-type="float" office:value="150.3333">
            <text:p>150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1-03T23:00:00">
            <text:p>Fri Jan  3 23:00:00 2020</text:p>
          </table:table-cell>
          <table:table-cell office:value-type="float" office:value="153.1667">
            <text:p>153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4T00:00:00">
            <text:p>Sat Jan  4 00:00:00 2020</text:p>
          </table:table-cell>
          <table:table-cell office:value-type="float" office:value="92.1667">
            <text:p>92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01-04T01:00:00">
            <text:p>Sat Jan  4 01:00:00 2020</text:p>
          </table:table-cell>
          <table:table-cell office:value-type="float" office:value="144.3333">
            <text:p>144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1-04T02:00:00">
            <text:p>Sat Jan  4 02:00:00 2020</text:p>
          </table:table-cell>
          <table:table-cell office:value-type="float" office:value="95.1667">
            <text:p>95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01-04T03:00:00">
            <text:p>Sat Jan  4 03:00:00 2020</text:p>
          </table:table-cell>
          <table:table-cell office:value-type="float" office:value="73.6667">
            <text:p>73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1-04T04:00:00">
            <text:p>Sat Jan  4 04:00:00 2020</text:p>
          </table:table-cell>
          <table:table-cell office:value-type="float" office:value="251.8333">
            <text:p>251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04T05:00:00">
            <text:p>Sat Jan  4 05:00:00 2020</text:p>
          </table:table-cell>
          <table:table-cell office:value-type="float" office:value="235.8333">
            <text:p>235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1-04T06:00:00">
            <text:p>Sat Jan  4 06:00:00 2020</text:p>
          </table:table-cell>
          <table:table-cell office:value-type="float" office:value="301.6667">
            <text:p>301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1-04T07:00:00">
            <text:p>Sat Jan  4 07:00:00 2020</text:p>
          </table:table-cell>
          <table:table-cell office:value-type="float" office:value="233.1667">
            <text:p>233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04T15:00:00">
            <text:p>Sat Jan  4 15:00:00 2020</text:p>
          </table:table-cell>
          <table:table-cell office:value-type="float" office:value="112.1667">
            <text:p>112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1-04T16:00:00">
            <text:p>Sat Jan  4 16:00:00 2020</text:p>
          </table:table-cell>
          <table:table-cell office:value-type="float" office:value="137.3333">
            <text:p>137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1-04T17:00:00">
            <text:p>Sat Jan  4 17:00:00 2020</text:p>
          </table:table-cell>
          <table:table-cell office:value-type="float" office:value="105.3333">
            <text:p>105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01-04T18:00:00">
            <text:p>Sat Jan  4 18:00:00 2020</text:p>
          </table:table-cell>
          <table:table-cell office:value-type="float" office:value="128.8333">
            <text:p>128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1-04T19:00:00">
            <text:p>Sat Jan  4 19:00:00 2020</text:p>
          </table:table-cell>
          <table:table-cell office:value-type="float" office:value="126.6667">
            <text:p>126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04T20:00:00">
            <text:p>Sat Jan  4 20:00:00 2020</text:p>
          </table:table-cell>
          <table:table-cell office:value-type="float" office:value="155.6667">
            <text:p>155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04T21:00:00">
            <text:p>Sat Jan  4 21:00:00 2020</text:p>
          </table:table-cell>
          <table:table-cell office:value-type="float" office:value="111.6667">
            <text:p>111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4T22:00:00">
            <text:p>Sat Jan  4 22:00:00 2020</text:p>
          </table:table-cell>
          <table:table-cell office:value-type="float" office:value="133.6667">
            <text:p>133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04T23:00:00">
            <text:p>Sat Jan  4 23:00:00 2020</text:p>
          </table:table-cell>
          <table:table-cell office:value-type="float" office:value="179.8333">
            <text:p>179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5T00:00:00">
            <text:p>Sun Jan  5 00:00:00 2020</text:p>
          </table:table-cell>
          <table:table-cell office:value-type="float" office:value="150.8333">
            <text:p>150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5T01:00:00">
            <text:p>Sun Jan  5 01:00:00 2020</text:p>
          </table:table-cell>
          <table:table-cell office:value-type="float" office:value="200.3333">
            <text:p>200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05T02:00:00">
            <text:p>Sun Jan  5 02:00:00 2020</text:p>
          </table:table-cell>
          <table:table-cell office:value-type="float" office:value="177.8333">
            <text:p>177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1-05T03:00:00">
            <text:p>Sun Jan  5 03:00:00 2020</text:p>
          </table:table-cell>
          <table:table-cell office:value-type="float" office:value="222.0">
            <text:p>222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5T19:00:00">
            <text:p>Sun Jan  5 19:00:00 2020</text:p>
          </table:table-cell>
          <table:table-cell office:value-type="float" office:value="205.3333">
            <text:p>205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1-05T20:00:00">
            <text:p>Sun Jan  5 20:00:00 2020</text:p>
          </table:table-cell>
          <table:table-cell office:value-type="float" office:value="138.8333">
            <text:p>138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5T21:00:00">
            <text:p>Sun Jan  5 21:00:00 2020</text:p>
          </table:table-cell>
          <table:table-cell office:value-type="float" office:value="158.5">
            <text:p>158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5T22:00:00">
            <text:p>Sun Jan  5 22:00:00 2020</text:p>
          </table:table-cell>
          <table:table-cell office:value-type="float" office:value="153.6667">
            <text:p>153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05T23:00:00">
            <text:p>Sun Jan  5 23:00:00 2020</text:p>
          </table:table-cell>
          <table:table-cell office:value-type="float" office:value="182.3333">
            <text:p>182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06T00:00:00">
            <text:p>Mon Jan  6 00:00:00 2020</text:p>
          </table:table-cell>
          <table:table-cell office:value-type="float" office:value="109.8333">
            <text:p>109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01-06T01:00:00">
            <text:p>Mon Jan  6 01:00:00 2020</text:p>
          </table:table-cell>
          <table:table-cell office:value-type="float" office:value="75.6667">
            <text:p>75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01-06T02:00:00">
            <text:p>Mon Jan  6 02:00:00 2020</text:p>
          </table:table-cell>
          <table:table-cell office:value-type="float" office:value="66.0">
            <text:p>66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06T03:00:00">
            <text:p>Mon Jan  6 03:00:00 2020</text:p>
          </table:table-cell>
          <table:table-cell office:value-type="float" office:value="117.1667">
            <text:p>117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01-06T04:00:00">
            <text:p>Mon Jan  6 04:00:00 2020</text:p>
          </table:table-cell>
          <table:table-cell office:value-type="float" office:value="106.1667">
            <text:p>106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1-06T05:00:00">
            <text:p>Mon Jan  6 05:00:00 2020</text:p>
          </table:table-cell>
          <table:table-cell office:value-type="float" office:value="238.1667">
            <text:p>238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1-06T06:00:00">
            <text:p>Mon Jan  6 06:00:00 2020</text:p>
          </table:table-cell>
          <table:table-cell office:value-type="float" office:value="186.8333">
            <text:p>186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01-06T16:00:00">
            <text:p>Mon Jan  6 16:00:00 2020</text:p>
          </table:table-cell>
          <table:table-cell office:value-type="float" office:value="147.3333">
            <text:p>147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1-06T17:00:00">
            <text:p>Mon Jan  6 17:00:00 2020</text:p>
          </table:table-cell>
          <table:table-cell office:value-type="float" office:value="71.3333">
            <text:p>71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01-06T18:00:00">
            <text:p>Mon Jan  6 18:00:00 2020</text:p>
          </table:table-cell>
          <table:table-cell office:value-type="float" office:value="189.1667">
            <text:p>189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1-06T19:00:00">
            <text:p>Mon Jan  6 19:00:00 2020</text:p>
          </table:table-cell>
          <table:table-cell office:value-type="float" office:value="238.6667">
            <text:p>238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06T20:00:00">
            <text:p>Mon Jan  6 20:00:00 2020</text:p>
          </table:table-cell>
          <table:table-cell office:value-type="float" office:value="124.8333">
            <text:p>124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06T21:00:00">
            <text:p>Mon Jan  6 21:00:00 2020</text:p>
          </table:table-cell>
          <table:table-cell office:value-type="float" office:value="110.8333">
            <text:p>110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01-06T22:00:00">
            <text:p>Mon Jan  6 22:00:00 2020</text:p>
          </table:table-cell>
          <table:table-cell office:value-type="float" office:value="161.6667">
            <text:p>161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06T23:00:00">
            <text:p>Mon Jan  6 23:00:00 2020</text:p>
          </table:table-cell>
          <table:table-cell office:value-type="float" office:value="185.8333">
            <text:p>185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07T00:00:00">
            <text:p>Tue Jan  7 00:00:00 2020</text:p>
          </table:table-cell>
          <table:table-cell office:value-type="float" office:value="156.5">
            <text:p>156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1-07T01:00:00">
            <text:p>Tue Jan  7 01:00:00 2020</text:p>
          </table:table-cell>
          <table:table-cell office:value-type="float" office:value="120.0">
            <text:p>120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01-07T02:00:00">
            <text:p>Tue Jan  7 02:00:00 2020</text:p>
          </table:table-cell>
          <table:table-cell office:value-type="float" office:value="159.6">
            <text:p>159.6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07T03:00:00">
            <text:p>Tue Jan  7 03:00:00 2020</text:p>
          </table:table-cell>
          <table:table-cell office:value-type="float" office:value="101.8333">
            <text:p>101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1-07T04:00:00">
            <text:p>Tue Jan  7 04:00:00 2020</text:p>
          </table:table-cell>
          <table:table-cell office:value-type="float" office:value="96.8333">
            <text:p>96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1-07T05:00:00">
            <text:p>Tue Jan  7 05:00:00 2020</text:p>
          </table:table-cell>
          <table:table-cell office:value-type="float" office:value="178.0">
            <text:p>178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1-07T19:00:00">
            <text:p>Tue Jan  7 19:00:00 2020</text:p>
          </table:table-cell>
          <table:table-cell office:value-type="float" office:value="215.8333">
            <text:p>215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7T20:00:00">
            <text:p>Tue Jan  7 20:00:00 2020</text:p>
          </table:table-cell>
          <table:table-cell office:value-type="float" office:value="208.1667">
            <text:p>208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07T21:00:00">
            <text:p>Tue Jan  7 21:00:00 2020</text:p>
          </table:table-cell>
          <table:table-cell office:value-type="float" office:value="131.5">
            <text:p>131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07T22:00:00">
            <text:p>Tue Jan  7 22:00:00 2020</text:p>
          </table:table-cell>
          <table:table-cell office:value-type="float" office:value="166.6667">
            <text:p>166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07T23:00:00">
            <text:p>Tue Jan  7 23:00:00 2020</text:p>
          </table:table-cell>
          <table:table-cell office:value-type="float" office:value="180.5">
            <text:p>180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08T00:00:00">
            <text:p>Wed Jan  8 00:00:00 2020</text:p>
          </table:table-cell>
          <table:table-cell office:value-type="float" office:value="140.0">
            <text:p>140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08T01:00:00">
            <text:p>Wed Jan  8 01:00:00 2020</text:p>
          </table:table-cell>
          <table:table-cell office:value-type="float" office:value="199.3333">
            <text:p>199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8T02:00:00">
            <text:p>Wed Jan  8 02:00:00 2020</text:p>
          </table:table-cell>
          <table:table-cell office:value-type="float" office:value="119.8333">
            <text:p>119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1-08T03:00:00">
            <text:p>Wed Jan  8 03:00:00 2020</text:p>
          </table:table-cell>
          <table:table-cell office:value-type="float" office:value="110.6667">
            <text:p>110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1-08T09:00:00">
            <text:p>Wed Jan  8 09:00:00 2020</text:p>
          </table:table-cell>
          <table:table-cell office:value-type="float" office:value="208.6667">
            <text:p>208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8T10:00:00">
            <text:p>Wed Jan  8 10:00:00 2020</text:p>
          </table:table-cell>
          <table:table-cell office:value-type="float" office:value="288.5">
            <text:p>288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01-08T11:00:00">
            <text:p>Wed Jan  8 11:00:00 2020</text:p>
          </table:table-cell>
          <table:table-cell office:value-type="float" office:value="61.5">
            <text:p>61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08T12:00:00">
            <text:p>Wed Jan  8 12:00:00 2020</text:p>
          </table:table-cell>
          <table:table-cell office:value-type="float" office:value="256.0">
            <text:p>256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08T13:00:00">
            <text:p>Wed Jan  8 13:00:00 2020</text:p>
          </table:table-cell>
          <table:table-cell office:value-type="float" office:value="227.8">
            <text:p>227.8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01-08T14:00:00">
            <text:p>Wed Jan  8 14:00:00 2020</text:p>
          </table:table-cell>
          <table:table-cell office:value-type="float" office:value="76.0">
            <text:p>76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1-08T15:00:00">
            <text:p>Wed Jan  8 15:00:00 2020</text:p>
          </table:table-cell>
          <table:table-cell office:value-type="float" office:value="99.0">
            <text:p>99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1-08T17:00:00">
            <text:p>Wed Jan  8 17:00:00 2020</text:p>
          </table:table-cell>
          <table:table-cell office:value-type="float" office:value="78.8333">
            <text:p>78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1-08T18:00:00">
            <text:p>Wed Jan  8 18:00:00 2020</text:p>
          </table:table-cell>
          <table:table-cell office:value-type="float" office:value="183.3333">
            <text:p>183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01-08T19:00:00">
            <text:p>Wed Jan  8 19:00:00 2020</text:p>
          </table:table-cell>
          <table:table-cell office:value-type="float" office:value="214.3333">
            <text:p>214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08T20:00:00">
            <text:p>Wed Jan  8 20:00:00 2020</text:p>
          </table:table-cell>
          <table:table-cell office:value-type="float" office:value="214.6667">
            <text:p>214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1-08T21:00:00">
            <text:p>Wed Jan  8 21:00:00 2020</text:p>
          </table:table-cell>
          <table:table-cell office:value-type="float" office:value="200.3333">
            <text:p>200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08T22:00:00">
            <text:p>Wed Jan  8 22:00:00 2020</text:p>
          </table:table-cell>
          <table:table-cell office:value-type="float" office:value="231.8333">
            <text:p>231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8T23:00:00">
            <text:p>Wed Jan  8 23:00:00 2020</text:p>
          </table:table-cell>
          <table:table-cell office:value-type="float" office:value="206.8333">
            <text:p>206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09T00:00:00">
            <text:p>Thu Jan  9 00:00:00 2020</text:p>
          </table:table-cell>
          <table:table-cell office:value-type="float" office:value="160.3333">
            <text:p>160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1-09T01:00:00">
            <text:p>Thu Jan  9 01:00:00 2020</text:p>
          </table:table-cell>
          <table:table-cell office:value-type="float" office:value="165.8333">
            <text:p>165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1-09T07:00:00">
            <text:p>Thu Jan  9 07:00:00 2020</text:p>
          </table:table-cell>
          <table:table-cell office:value-type="float" office:value="197.5">
            <text:p>197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01-09T08:00:00">
            <text:p>Thu Jan  9 08:00:00 2020</text:p>
          </table:table-cell>
          <table:table-cell office:value-type="float" office:value="219.5">
            <text:p>219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01-09T09:00:00">
            <text:p>Thu Jan  9 09:00:00 2020</text:p>
          </table:table-cell>
          <table:table-cell office:value-type="float" office:value="161.8333">
            <text:p>161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9T10:00:00">
            <text:p>Thu Jan  9 10:00:00 2020</text:p>
          </table:table-cell>
          <table:table-cell office:value-type="float" office:value="121.0">
            <text:p>121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01-09T11:00:00">
            <text:p>Thu Jan  9 11:00:00 2020</text:p>
          </table:table-cell>
          <table:table-cell office:value-type="float" office:value="90.8333">
            <text:p>90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1-09T12:00:00">
            <text:p>Thu Jan  9 12:00:00 2020</text:p>
          </table:table-cell>
          <table:table-cell office:value-type="float" office:value="192.6667">
            <text:p>192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01-09T20:00:00">
            <text:p>Thu Jan  9 20:00:00 2020</text:p>
          </table:table-cell>
          <table:table-cell office:value-type="float" office:value="160.3333">
            <text:p>160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01-09T21:00:00">
            <text:p>Thu Jan  9 21:00:00 2020</text:p>
          </table:table-cell>
          <table:table-cell office:value-type="float" office:value="207.8333">
            <text:p>207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09T22:00:00">
            <text:p>Thu Jan  9 22:00:00 2020</text:p>
          </table:table-cell>
          <table:table-cell office:value-type="float" office:value="182.3333">
            <text:p>182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1-09T23:00:00">
            <text:p>Thu Jan  9 23:00:00 2020</text:p>
          </table:table-cell>
          <table:table-cell office:value-type="float" office:value="72.6667">
            <text:p>72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1-10T00:00:00">
            <text:p>Fri Jan 10 00:00:00 2020</text:p>
          </table:table-cell>
          <table:table-cell office:value-type="float" office:value="141.0">
            <text:p>141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1-10T02:00:00">
            <text:p>Fri Jan 10 02:00:00 2020</text:p>
          </table:table-cell>
          <table:table-cell office:value-type="float" office:value="181.5">
            <text:p>181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1-10T05:00:00">
            <text:p>Fri Jan 10 05:00:00 2020</text:p>
          </table:table-cell>
          <table:table-cell office:value-type="float" office:value="193.8333">
            <text:p>193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01-10T21:00:00">
            <text:p>Fri Jan 10 21:00:00 2020</text:p>
          </table:table-cell>
          <table:table-cell office:value-type="float" office:value="213.8333">
            <text:p>213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01-10T22:00:00">
            <text:p>Fri Jan 10 22:00:00 2020</text:p>
          </table:table-cell>
          <table:table-cell office:value-type="float" office:value="189.3333">
            <text:p>189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01-10T23:00:00">
            <text:p>Fri Jan 10 23:00:00 2020</text:p>
          </table:table-cell>
          <table:table-cell office:value-type="float" office:value="198.1667">
            <text:p>198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11T00:00:00">
            <text:p>Sat Jan 11 00:00:00 2020</text:p>
          </table:table-cell>
          <table:table-cell office:value-type="float" office:value="274.8333">
            <text:p>274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11T01:00:00">
            <text:p>Sat Jan 11 01:00:00 2020</text:p>
          </table:table-cell>
          <table:table-cell office:value-type="float" office:value="198.6667">
            <text:p>198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01-11T02:00:00">
            <text:p>Sat Jan 11 02:00:00 2020</text:p>
          </table:table-cell>
          <table:table-cell office:value-type="float" office:value="144.3333">
            <text:p>144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01-11T19:00:00">
            <text:p>Sat Jan 11 19:00:00 2020</text:p>
          </table:table-cell>
          <table:table-cell office:value-type="float" office:value="215.5">
            <text:p>215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11T20:00:00">
            <text:p>Sat Jan 11 20:00:00 2020</text:p>
          </table:table-cell>
          <table:table-cell office:value-type="float" office:value="226.0">
            <text:p>226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1-11T21:00:00">
            <text:p>Sat Jan 11 21:00:00 2020</text:p>
          </table:table-cell>
          <table:table-cell office:value-type="float" office:value="170.5">
            <text:p>170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11T22:00:00">
            <text:p>Sat Jan 11 22:00:00 2020</text:p>
          </table:table-cell>
          <table:table-cell office:value-type="float" office:value="31.8333">
            <text:p>31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11T23:00:00">
            <text:p>Sat Jan 11 23:00:00 2020</text:p>
          </table:table-cell>
          <table:table-cell office:value-type="float" office:value="161.6667">
            <text:p>161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1-12T00:00:00">
            <text:p>Sun Jan 12 00:00:00 2020</text:p>
          </table:table-cell>
          <table:table-cell office:value-type="float" office:value="286.3333">
            <text:p>286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12T01:00:00">
            <text:p>Sun Jan 12 01:00:00 2020</text:p>
          </table:table-cell>
          <table:table-cell office:value-type="float" office:value="115.8333">
            <text:p>115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01-12T02:00:00">
            <text:p>Sun Jan 12 02:00:00 2020</text:p>
          </table:table-cell>
          <table:table-cell office:value-type="float" office:value="153.3333">
            <text:p>153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1-12T03:00:00">
            <text:p>Sun Jan 12 03:00:00 2020</text:p>
          </table:table-cell>
          <table:table-cell office:value-type="float" office:value="198.5">
            <text:p>198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12T04:00:00">
            <text:p>Sun Jan 12 04:00:00 2020</text:p>
          </table:table-cell>
          <table:table-cell office:value-type="float" office:value="184.5">
            <text:p>184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12T19:00:00">
            <text:p>Sun Jan 12 19:00:00 2020</text:p>
          </table:table-cell>
          <table:table-cell office:value-type="float" office:value="221.1667">
            <text:p>221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1-12T20:00:00">
            <text:p>Sun Jan 12 20:00:00 2020</text:p>
          </table:table-cell>
          <table:table-cell office:value-type="float" office:value="126.5">
            <text:p>126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12T21:00:00">
            <text:p>Sun Jan 12 21:00:00 2020</text:p>
          </table:table-cell>
          <table:table-cell office:value-type="float" office:value="150.3333">
            <text:p>150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01-12T22:00:00">
            <text:p>Sun Jan 12 22:00:00 2020</text:p>
          </table:table-cell>
          <table:table-cell office:value-type="float" office:value="163.1667">
            <text:p>163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12T23:00:00">
            <text:p>Sun Jan 12 23:00:00 2020</text:p>
          </table:table-cell>
          <table:table-cell office:value-type="float" office:value="125.0">
            <text:p>125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13T07:00:00">
            <text:p>Mon Jan 13 07:00:00 2020</text:p>
          </table:table-cell>
          <table:table-cell office:value-type="float" office:value="147.3333">
            <text:p>147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13T08:00:00">
            <text:p>Mon Jan 13 08:00:00 2020</text:p>
          </table:table-cell>
          <table:table-cell office:value-type="float" office:value="185.6667">
            <text:p>185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1-13T09:00:00">
            <text:p>Mon Jan 13 09:00:00 2020</text:p>
          </table:table-cell>
          <table:table-cell office:value-type="float" office:value="162.0">
            <text:p>162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13T10:00:00">
            <text:p>Mon Jan 13 10:00:00 2020</text:p>
          </table:table-cell>
          <table:table-cell office:value-type="float" office:value="83.5">
            <text:p>83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01-13T20:00:00">
            <text:p>Mon Jan 13 20:00:00 2020</text:p>
          </table:table-cell>
          <table:table-cell office:value-type="float" office:value="181.1667">
            <text:p>181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13T21:00:00">
            <text:p>Mon Jan 13 21:00:00 2020</text:p>
          </table:table-cell>
          <table:table-cell office:value-type="float" office:value="118.3333">
            <text:p>118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13T23:00:00">
            <text:p>Mon Jan 13 23:00:00 2020</text:p>
          </table:table-cell>
          <table:table-cell office:value-type="float" office:value="198.6667">
            <text:p>198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14T00:00:00">
            <text:p>Tue Jan 14 00:00:00 2020</text:p>
          </table:table-cell>
          <table:table-cell office:value-type="float" office:value="82.0">
            <text:p>82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14T01:00:00">
            <text:p>Tue Jan 14 01:00:00 2020</text:p>
          </table:table-cell>
          <table:table-cell office:value-type="float" office:value="118.0">
            <text:p>118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14T02:00:00">
            <text:p>Tue Jan 14 02:00:00 2020</text:p>
          </table:table-cell>
          <table:table-cell office:value-type="float" office:value="160.8333">
            <text:p>160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01-14T03:00:00">
            <text:p>Tue Jan 14 03:00:00 2020</text:p>
          </table:table-cell>
          <table:table-cell office:value-type="float" office:value="163.3333">
            <text:p>163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1-14T05:00:00">
            <text:p>Tue Jan 14 05:00:00 2020</text:p>
          </table:table-cell>
          <table:table-cell office:value-type="float" office:value="172.0">
            <text:p>172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01-14T06:00:00">
            <text:p>Tue Jan 14 06:00:00 2020</text:p>
          </table:table-cell>
          <table:table-cell office:value-type="float" office:value="206.5">
            <text:p>206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01-14T07:00:00">
            <text:p>Tue Jan 14 07:00:00 2020</text:p>
          </table:table-cell>
          <table:table-cell office:value-type="float" office:value="259.3333">
            <text:p>259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1-14T09:00:00">
            <text:p>Tue Jan 14 09:00:00 2020</text:p>
          </table:table-cell>
          <table:table-cell office:value-type="float" office:value="220.1667">
            <text:p>220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01-14T10:00:00">
            <text:p>Tue Jan 14 10:00:00 2020</text:p>
          </table:table-cell>
          <table:table-cell office:value-type="float" office:value="168.1667">
            <text:p>168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14T19:00:00">
            <text:p>Tue Jan 14 19:00:00 2020</text:p>
          </table:table-cell>
          <table:table-cell office:value-type="float" office:value="153.1667">
            <text:p>153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1-14T20:00:00">
            <text:p>Tue Jan 14 20:00:00 2020</text:p>
          </table:table-cell>
          <table:table-cell office:value-type="float" office:value="166.1667">
            <text:p>166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1-14T21:00:00">
            <text:p>Tue Jan 14 21:00:00 2020</text:p>
          </table:table-cell>
          <table:table-cell office:value-type="float" office:value="219.6667">
            <text:p>219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1-14T22:00:00">
            <text:p>Tue Jan 14 22:00:00 2020</text:p>
          </table:table-cell>
          <table:table-cell office:value-type="float" office:value="182.1667">
            <text:p>182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1-14T23:00:00">
            <text:p>Tue Jan 14 23:00:00 2020</text:p>
          </table:table-cell>
          <table:table-cell office:value-type="float" office:value="155.1667">
            <text:p>155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1-15T00:00:00">
            <text:p>Wed Jan 15 00:00:00 2020</text:p>
          </table:table-cell>
          <table:table-cell office:value-type="float" office:value="170.4">
            <text:p>170.4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15T01:00:00">
            <text:p>Wed Jan 15 01:00:00 2020</text:p>
          </table:table-cell>
          <table:table-cell office:value-type="float" office:value="109.5">
            <text:p>109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15T02:00:00">
            <text:p>Wed Jan 15 02:00:00 2020</text:p>
          </table:table-cell>
          <table:table-cell office:value-type="float" office:value="130.0">
            <text:p>130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1-15T09:00:00">
            <text:p>Wed Jan 15 09:00:00 2020</text:p>
          </table:table-cell>
          <table:table-cell office:value-type="float" office:value="105.1667">
            <text:p>105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15T10:00:00">
            <text:p>Wed Jan 15 10:00:00 2020</text:p>
          </table:table-cell>
          <table:table-cell office:value-type="float" office:value="173.3333">
            <text:p>173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15T11:00:00">
            <text:p>Wed Jan 15 11:00:00 2020</text:p>
          </table:table-cell>
          <table:table-cell office:value-type="float" office:value="243.8333">
            <text:p>243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01-15T19:00:00">
            <text:p>Wed Jan 15 19:00:00 2020</text:p>
          </table:table-cell>
          <table:table-cell office:value-type="float" office:value="227.0">
            <text:p>227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01-15T20:00:00">
            <text:p>Wed Jan 15 20:00:00 2020</text:p>
          </table:table-cell>
          <table:table-cell office:value-type="float" office:value="138.6667">
            <text:p>138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1-15T21:00:00">
            <text:p>Wed Jan 15 21:00:00 2020</text:p>
          </table:table-cell>
          <table:table-cell office:value-type="float" office:value="141.8">
            <text:p>141.8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1-15T22:00:00">
            <text:p>Wed Jan 15 22:00:00 2020</text:p>
          </table:table-cell>
          <table:table-cell office:value-type="float" office:value="157.4">
            <text:p>157.4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1-15T23:00:00">
            <text:p>Wed Jan 15 23:00:00 2020</text:p>
          </table:table-cell>
          <table:table-cell office:value-type="float" office:value="140.3333">
            <text:p>140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16T00:00:00">
            <text:p>Thu Jan 16 00:00:00 2020</text:p>
          </table:table-cell>
          <table:table-cell office:value-type="float" office:value="224.1667">
            <text:p>224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1-16T06:00:00">
            <text:p>Thu Jan 16 06:00:00 2020</text:p>
          </table:table-cell>
          <table:table-cell office:value-type="float" office:value="192.6">
            <text:p>192.6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01-16T07:00:00">
            <text:p>Thu Jan 16 07:00:00 2020</text:p>
          </table:table-cell>
          <table:table-cell office:value-type="float" office:value="166.0">
            <text:p>166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1-16T08:00:00">
            <text:p>Thu Jan 16 08:00:00 2020</text:p>
          </table:table-cell>
          <table:table-cell office:value-type="float" office:value="170.2">
            <text:p>170.2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16T09:00:00">
            <text:p>Thu Jan 16 09:00:00 2020</text:p>
          </table:table-cell>
          <table:table-cell office:value-type="float" office:value="206.1667">
            <text:p>206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16T10:00:00">
            <text:p>Thu Jan 16 10:00:00 2020</text:p>
          </table:table-cell>
          <table:table-cell office:value-type="float" office:value="220.8333">
            <text:p>220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01-16T11:00:00">
            <text:p>Thu Jan 16 11:00:00 2020</text:p>
          </table:table-cell>
          <table:table-cell office:value-type="float" office:value="272.6667">
            <text:p>272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1-16T19:00:00">
            <text:p>Thu Jan 16 19:00:00 2020</text:p>
          </table:table-cell>
          <table:table-cell office:value-type="float" office:value="218.6667">
            <text:p>218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1-16T20:00:00">
            <text:p>Thu Jan 16 20:00:00 2020</text:p>
          </table:table-cell>
          <table:table-cell office:value-type="float" office:value="159.5">
            <text:p>159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1-16T21:00:00">
            <text:p>Thu Jan 16 21:00:00 2020</text:p>
          </table:table-cell>
          <table:table-cell office:value-type="float" office:value="77.8333">
            <text:p>77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16T22:00:00">
            <text:p>Thu Jan 16 22:00:00 2020</text:p>
          </table:table-cell>
          <table:table-cell office:value-type="float" office:value="180.5">
            <text:p>180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01-16T23:00:00">
            <text:p>Thu Jan 16 23:00:00 2020</text:p>
          </table:table-cell>
          <table:table-cell office:value-type="float" office:value="153.6667">
            <text:p>153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1-17T00:00:00">
            <text:p>Fri Jan 17 00:00:00 2020</text:p>
          </table:table-cell>
          <table:table-cell office:value-type="float" office:value="218.0">
            <text:p>218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1-17T01:00:00">
            <text:p>Fri Jan 17 01:00:00 2020</text:p>
          </table:table-cell>
          <table:table-cell office:value-type="float" office:value="102.6667">
            <text:p>102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01-17T02:00:00">
            <text:p>Fri Jan 17 02:00:00 2020</text:p>
          </table:table-cell>
          <table:table-cell office:value-type="float" office:value="155.8333">
            <text:p>155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17T03:00:00">
            <text:p>Fri Jan 17 03:00:00 2020</text:p>
          </table:table-cell>
          <table:table-cell office:value-type="float" office:value="74.8">
            <text:p>74.8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1-17T04:00:00">
            <text:p>Fri Jan 17 04:00:00 2020</text:p>
          </table:table-cell>
          <table:table-cell office:value-type="float" office:value="145.4">
            <text:p>145.4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01-17T06:00:00">
            <text:p>Fri Jan 17 06:00:00 2020</text:p>
          </table:table-cell>
          <table:table-cell office:value-type="float" office:value="161.6667">
            <text:p>161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1-17T07:00:00">
            <text:p>Fri Jan 17 07:00:00 2020</text:p>
          </table:table-cell>
          <table:table-cell office:value-type="float" office:value="104.1667">
            <text:p>104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1-17T08:00:00">
            <text:p>Fri Jan 17 08:00:00 2020</text:p>
          </table:table-cell>
          <table:table-cell office:value-type="float" office:value="256.8333">
            <text:p>256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01-17T09:00:00">
            <text:p>Fri Jan 17 09:00:00 2020</text:p>
          </table:table-cell>
          <table:table-cell office:value-type="float" office:value="198.8333">
            <text:p>198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17T10:00:00">
            <text:p>Fri Jan 17 10:00:00 2020</text:p>
          </table:table-cell>
          <table:table-cell office:value-type="float" office:value="99.1667">
            <text:p>99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01-17T11:00:00">
            <text:p>Fri Jan 17 11:00:00 2020</text:p>
          </table:table-cell>
          <table:table-cell office:value-type="float" office:value="169.5">
            <text:p>169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1-17T12:00:00">
            <text:p>Fri Jan 17 12:00:00 2020</text:p>
          </table:table-cell>
          <table:table-cell office:value-type="float" office:value="66.5">
            <text:p>66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1-17T19:00:00">
            <text:p>Fri Jan 17 19:00:00 2020</text:p>
          </table:table-cell>
          <table:table-cell office:value-type="float" office:value="226.5">
            <text:p>226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01-17T20:00:00">
            <text:p>Fri Jan 17 20:00:00 2020</text:p>
          </table:table-cell>
          <table:table-cell office:value-type="float" office:value="233.0">
            <text:p>233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17T21:00:00">
            <text:p>Fri Jan 17 21:00:00 2020</text:p>
          </table:table-cell>
          <table:table-cell office:value-type="float" office:value="161.1667">
            <text:p>161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17T22:00:00">
            <text:p>Fri Jan 17 22:00:00 2020</text:p>
          </table:table-cell>
          <table:table-cell office:value-type="float" office:value="104.5">
            <text:p>104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1-17T23:00:00">
            <text:p>Fri Jan 17 23:00:00 2020</text:p>
          </table:table-cell>
          <table:table-cell office:value-type="float" office:value="127.1667">
            <text:p>127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1-18T00:00:00">
            <text:p>Sat Jan 18 00:00:00 2020</text:p>
          </table:table-cell>
          <table:table-cell office:value-type="float" office:value="173.6667">
            <text:p>173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18T04:00:00">
            <text:p>Sat Jan 18 04:00:00 2020</text:p>
          </table:table-cell>
          <table:table-cell office:value-type="float" office:value="147.5">
            <text:p>147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01-18T05:00:00">
            <text:p>Sat Jan 18 05:00:00 2020</text:p>
          </table:table-cell>
          <table:table-cell office:value-type="float" office:value="125.0">
            <text:p>125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1-18T06:00:00">
            <text:p>Sat Jan 18 06:00:00 2020</text:p>
          </table:table-cell>
          <table:table-cell office:value-type="float" office:value="181.6667">
            <text:p>181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1-18T07:00:00">
            <text:p>Sat Jan 18 07:00:00 2020</text:p>
          </table:table-cell>
          <table:table-cell office:value-type="float" office:value="153.8333">
            <text:p>153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1-18T08:00:00">
            <text:p>Sat Jan 18 08:00:00 2020</text:p>
          </table:table-cell>
          <table:table-cell office:value-type="float" office:value="124.3333">
            <text:p>124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01-18T09:00:00">
            <text:p>Sat Jan 18 09:00:00 2020</text:p>
          </table:table-cell>
          <table:table-cell office:value-type="float" office:value="233.3333">
            <text:p>233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1-18T10:00:00">
            <text:p>Sat Jan 18 10:00:00 2020</text:p>
          </table:table-cell>
          <table:table-cell office:value-type="float" office:value="146.1667">
            <text:p>146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01-18T14:00:00">
            <text:p>Sat Jan 18 14:00:00 2020</text:p>
          </table:table-cell>
          <table:table-cell office:value-type="float" office:value="61.3333">
            <text:p>61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1-18T15:00:00">
            <text:p>Sat Jan 18 15:00:00 2020</text:p>
          </table:table-cell>
          <table:table-cell office:value-type="float" office:value="88.5">
            <text:p>88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1-18T16:00:00">
            <text:p>Sat Jan 18 16:00:00 2020</text:p>
          </table:table-cell>
          <table:table-cell office:value-type="float" office:value="84.1667">
            <text:p>84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1-18T17:00:00">
            <text:p>Sat Jan 18 17:00:00 2020</text:p>
          </table:table-cell>
          <table:table-cell office:value-type="float" office:value="37.8333">
            <text:p>37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1-18T18:00:00">
            <text:p>Sat Jan 18 18:00:00 2020</text:p>
          </table:table-cell>
          <table:table-cell office:value-type="float" office:value="66.0">
            <text:p>66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01-18T19:00:00">
            <text:p>Sat Jan 18 19:00:00 2020</text:p>
          </table:table-cell>
          <table:table-cell office:value-type="float" office:value="127.3333">
            <text:p>127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18T20:00:00">
            <text:p>Sat Jan 18 20:00:00 2020</text:p>
          </table:table-cell>
          <table:table-cell office:value-type="float" office:value="166.8333">
            <text:p>166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18T21:00:00">
            <text:p>Sat Jan 18 21:00:00 2020</text:p>
          </table:table-cell>
          <table:table-cell office:value-type="float" office:value="243.3333">
            <text:p>243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18T22:00:00">
            <text:p>Sat Jan 18 22:00:00 2020</text:p>
          </table:table-cell>
          <table:table-cell office:value-type="float" office:value="82.1667">
            <text:p>82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01-18T23:00:00">
            <text:p>Sat Jan 18 23:00:00 2020</text:p>
          </table:table-cell>
          <table:table-cell office:value-type="float" office:value="233.0">
            <text:p>233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1-21T22:00:00">
            <text:p>Tue Jan 21 22:00:00 2020</text:p>
          </table:table-cell>
          <table:table-cell office:value-type="float" office:value="172.3333">
            <text:p>172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23T22:00:00">
            <text:p>Thu Jan 23 22:00:00 2020</text:p>
          </table:table-cell>
          <table:table-cell office:value-type="float" office:value="145.3333">
            <text:p>145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23T23:00:00">
            <text:p>Thu Jan 23 23:00:00 2020</text:p>
          </table:table-cell>
          <table:table-cell office:value-type="float" office:value="179.0">
            <text:p>179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01-24T19:00:00">
            <text:p>Fri Jan 24 19:00:00 2020</text:p>
          </table:table-cell>
          <table:table-cell office:value-type="float" office:value="194.3333">
            <text:p>194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1-24T20:00:00">
            <text:p>Fri Jan 24 20:00:00 2020</text:p>
          </table:table-cell>
          <table:table-cell office:value-type="float" office:value="120.4">
            <text:p>120.4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24T21:00:00">
            <text:p>Fri Jan 24 21:00:00 2020</text:p>
          </table:table-cell>
          <table:table-cell office:value-type="float" office:value="239.1667">
            <text:p>239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24T22:00:00">
            <text:p>Fri Jan 24 22:00:00 2020</text:p>
          </table:table-cell>
          <table:table-cell office:value-type="float" office:value="163.8333">
            <text:p>163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01-24T23:00:00">
            <text:p>Fri Jan 24 23:00:00 2020</text:p>
          </table:table-cell>
          <table:table-cell office:value-type="float" office:value="191.0">
            <text:p>19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25T00:00:00">
            <text:p>Sat Jan 25 00:00:00 2020</text:p>
          </table:table-cell>
          <table:table-cell office:value-type="float" office:value="165.5">
            <text:p>165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1-25T01:00:00">
            <text:p>Sat Jan 25 01:00:00 2020</text:p>
          </table:table-cell>
          <table:table-cell office:value-type="float" office:value="215.3333">
            <text:p>215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1-25T02:00:00">
            <text:p>Sat Jan 25 02:00:00 2020</text:p>
          </table:table-cell>
          <table:table-cell office:value-type="float" office:value="146.1667">
            <text:p>146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01-26T19:00:00">
            <text:p>Sun Jan 26 19:00:00 2020</text:p>
          </table:table-cell>
          <table:table-cell office:value-type="float" office:value="210.8333">
            <text:p>210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01-26T20:00:00">
            <text:p>Sun Jan 26 20:00:00 2020</text:p>
          </table:table-cell>
          <table:table-cell office:value-type="float" office:value="94.3333">
            <text:p>94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01-26T21:00:00">
            <text:p>Sun Jan 26 21:00:00 2020</text:p>
          </table:table-cell>
          <table:table-cell office:value-type="float" office:value="137.8333">
            <text:p>137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1-26T22:00:00">
            <text:p>Sun Jan 26 22:00:00 2020</text:p>
          </table:table-cell>
          <table:table-cell office:value-type="float" office:value="154.1667">
            <text:p>154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1-26T23:00:00">
            <text:p>Sun Jan 26 23:00:00 2020</text:p>
          </table:table-cell>
          <table:table-cell office:value-type="float" office:value="203.3333">
            <text:p>203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27T00:00:00">
            <text:p>Mon Jan 27 00:00:00 2020</text:p>
          </table:table-cell>
          <table:table-cell office:value-type="float" office:value="195.3333">
            <text:p>195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1-27T01:00:00">
            <text:p>Mon Jan 27 01:00:00 2020</text:p>
          </table:table-cell>
          <table:table-cell office:value-type="float" office:value="134.6667">
            <text:p>134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27T02:00:00">
            <text:p>Mon Jan 27 02:00:00 2020</text:p>
          </table:table-cell>
          <table:table-cell office:value-type="float" office:value="187.8333">
            <text:p>187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1-27T18:00:00">
            <text:p>Mon Jan 27 18:00:00 2020</text:p>
          </table:table-cell>
          <table:table-cell office:value-type="float" office:value="161.0">
            <text:p>161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1-27T19:00:00">
            <text:p>Mon Jan 27 19:00:00 2020</text:p>
          </table:table-cell>
          <table:table-cell office:value-type="float" office:value="90.6667">
            <text:p>90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1-27T20:00:00">
            <text:p>Mon Jan 27 20:00:00 2020</text:p>
          </table:table-cell>
          <table:table-cell office:value-type="float" office:value="205.8333">
            <text:p>205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1-27T21:00:00">
            <text:p>Mon Jan 27 21:00:00 2020</text:p>
          </table:table-cell>
          <table:table-cell office:value-type="float" office:value="165.1667">
            <text:p>165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01-27T22:00:00">
            <text:p>Mon Jan 27 22:00:00 2020</text:p>
          </table:table-cell>
          <table:table-cell office:value-type="float" office:value="191.5">
            <text:p>191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27T23:00:00">
            <text:p>Mon Jan 27 23:00:00 2020</text:p>
          </table:table-cell>
          <table:table-cell office:value-type="float" office:value="109.8333">
            <text:p>109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1-28T00:00:00">
            <text:p>Tue Jan 28 00:00:00 2020</text:p>
          </table:table-cell>
          <table:table-cell office:value-type="float" office:value="153.0">
            <text:p>153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28T01:00:00">
            <text:p>Tue Jan 28 01:00:00 2020</text:p>
          </table:table-cell>
          <table:table-cell office:value-type="float" office:value="90.1667">
            <text:p>90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1-28T02:00:00">
            <text:p>Tue Jan 28 02:00:00 2020</text:p>
          </table:table-cell>
          <table:table-cell office:value-type="float" office:value="147.3333">
            <text:p>147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1-28T03:00:00">
            <text:p>Tue Jan 28 03:00:00 2020</text:p>
          </table:table-cell>
          <table:table-cell office:value-type="float" office:value="121.1667">
            <text:p>121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1-28T04:00:00">
            <text:p>Tue Jan 28 04:00:00 2020</text:p>
          </table:table-cell>
          <table:table-cell office:value-type="float" office:value="83.1667">
            <text:p>83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1-28T05:00:00">
            <text:p>Tue Jan 28 05:00:00 2020</text:p>
          </table:table-cell>
          <table:table-cell office:value-type="float" office:value="174.0">
            <text:p>174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1-28T19:00:00">
            <text:p>Tue Jan 28 19:00:00 2020</text:p>
          </table:table-cell>
          <table:table-cell office:value-type="float" office:value="150.8333">
            <text:p>150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28T20:00:00">
            <text:p>Tue Jan 28 20:00:00 2020</text:p>
          </table:table-cell>
          <table:table-cell office:value-type="float" office:value="216.0">
            <text:p>216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1-28T21:00:00">
            <text:p>Tue Jan 28 21:00:00 2020</text:p>
          </table:table-cell>
          <table:table-cell office:value-type="float" office:value="156.6667">
            <text:p>156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01-28T22:00:00">
            <text:p>Tue Jan 28 22:00:00 2020</text:p>
          </table:table-cell>
          <table:table-cell office:value-type="float" office:value="252.8333">
            <text:p>252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01-28T23:00:00">
            <text:p>Tue Jan 28 23:00:00 2020</text:p>
          </table:table-cell>
          <table:table-cell office:value-type="float" office:value="260.8333">
            <text:p>260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1-29T00:00:00">
            <text:p>Wed Jan 29 00:00:00 2020</text:p>
          </table:table-cell>
          <table:table-cell office:value-type="float" office:value="117.3333">
            <text:p>117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1-29T01:00:00">
            <text:p>Wed Jan 29 01:00:00 2020</text:p>
          </table:table-cell>
          <table:table-cell office:value-type="float" office:value="83.1667">
            <text:p>83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1-29T02:00:00">
            <text:p>Wed Jan 29 02:00:00 2020</text:p>
          </table:table-cell>
          <table:table-cell office:value-type="float" office:value="112.6667">
            <text:p>11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1-29T03:00:00">
            <text:p>Wed Jan 29 03:00:00 2020</text:p>
          </table:table-cell>
          <table:table-cell office:value-type="float" office:value="106.1667">
            <text:p>106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1-29T04:00:00">
            <text:p>Wed Jan 29 04:00:00 2020</text:p>
          </table:table-cell>
          <table:table-cell office:value-type="float" office:value="110.1667">
            <text:p>110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1-29T05:00:00">
            <text:p>Wed Jan 29 05:00:00 2020</text:p>
          </table:table-cell>
          <table:table-cell office:value-type="float" office:value="97.8333">
            <text:p>97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1-29T06:00:00">
            <text:p>Wed Jan 29 06:00:00 2020</text:p>
          </table:table-cell>
          <table:table-cell office:value-type="float" office:value="103.6667">
            <text:p>103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1-29T07:00:00">
            <text:p>Wed Jan 29 07:00:00 2020</text:p>
          </table:table-cell>
          <table:table-cell office:value-type="float" office:value="164.8333">
            <text:p>164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29T08:00:00">
            <text:p>Wed Jan 29 08:00:00 2020</text:p>
          </table:table-cell>
          <table:table-cell office:value-type="float" office:value="189.0">
            <text:p>189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01-29T09:00:00">
            <text:p>Wed Jan 29 09:00:00 2020</text:p>
          </table:table-cell>
          <table:table-cell office:value-type="float" office:value="144.1667">
            <text:p>144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1-29T10:00:00">
            <text:p>Wed Jan 29 10:00:00 2020</text:p>
          </table:table-cell>
          <table:table-cell office:value-type="float" office:value="120.3333">
            <text:p>120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29T18:00:00">
            <text:p>Wed Jan 29 18:00:00 2020</text:p>
          </table:table-cell>
          <table:table-cell office:value-type="float" office:value="170.3333">
            <text:p>170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1-29T20:00:00">
            <text:p>Wed Jan 29 20:00:00 2020</text:p>
          </table:table-cell>
          <table:table-cell office:value-type="float" office:value="189.3333">
            <text:p>189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1-29T21:00:00">
            <text:p>Wed Jan 29 21:00:00 2020</text:p>
          </table:table-cell>
          <table:table-cell office:value-type="float" office:value="191.1667">
            <text:p>191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1-29T22:00:00">
            <text:p>Wed Jan 29 22:00:00 2020</text:p>
          </table:table-cell>
          <table:table-cell office:value-type="float" office:value="154.1667">
            <text:p>154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29T23:00:00">
            <text:p>Wed Jan 29 23:00:00 2020</text:p>
          </table:table-cell>
          <table:table-cell office:value-type="float" office:value="168.5">
            <text:p>168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30T00:00:00">
            <text:p>Thu Jan 30 00:00:00 2020</text:p>
          </table:table-cell>
          <table:table-cell office:value-type="float" office:value="183.3333">
            <text:p>183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01-30T01:00:00">
            <text:p>Thu Jan 30 01:00:00 2020</text:p>
          </table:table-cell>
          <table:table-cell office:value-type="float" office:value="173.5">
            <text:p>173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1-30T02:00:00">
            <text:p>Thu Jan 30 02:00:00 2020</text:p>
          </table:table-cell>
          <table:table-cell office:value-type="float" office:value="194.8333">
            <text:p>194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1-30T03:00:00">
            <text:p>Thu Jan 30 03:00:00 2020</text:p>
          </table:table-cell>
          <table:table-cell office:value-type="float" office:value="207.0">
            <text:p>207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01-30T04:00:00">
            <text:p>Thu Jan 30 04:00:00 2020</text:p>
          </table:table-cell>
          <table:table-cell office:value-type="float" office:value="115.1667">
            <text:p>115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0-01-30T05:00:00">
            <text:p>Thu Jan 30 05:00:00 2020</text:p>
          </table:table-cell>
          <table:table-cell office:value-type="float" office:value="116.5">
            <text:p>116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01-30T17:00:00">
            <text:p>Thu Jan 30 17:00:00 2020</text:p>
          </table:table-cell>
          <table:table-cell office:value-type="float" office:value="135.3333">
            <text:p>135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1-30T18:00:00">
            <text:p>Thu Jan 30 18:00:00 2020</text:p>
          </table:table-cell>
          <table:table-cell office:value-type="float" office:value="165.6667">
            <text:p>165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1-30T19:00:00">
            <text:p>Thu Jan 30 19:00:00 2020</text:p>
          </table:table-cell>
          <table:table-cell office:value-type="float" office:value="211.0">
            <text:p>211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1-30T20:00:00">
            <text:p>Thu Jan 30 20:00:00 2020</text:p>
          </table:table-cell>
          <table:table-cell office:value-type="float" office:value="201.3333">
            <text:p>201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1-30T21:00:00">
            <text:p>Thu Jan 30 21:00:00 2020</text:p>
          </table:table-cell>
          <table:table-cell office:value-type="float" office:value="133.0">
            <text:p>133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1-30T22:00:00">
            <text:p>Thu Jan 30 22:00:00 2020</text:p>
          </table:table-cell>
          <table:table-cell office:value-type="float" office:value="144.1667">
            <text:p>144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1-30T23:00:00">
            <text:p>Thu Jan 30 23:00:00 2020</text:p>
          </table:table-cell>
          <table:table-cell office:value-type="float" office:value="150.6667">
            <text:p>150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01-31T00:00:00">
            <text:p>Fri Jan 31 00:00:00 2020</text:p>
          </table:table-cell>
          <table:table-cell office:value-type="float" office:value="265.6667">
            <text:p>265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01-31T01:00:00">
            <text:p>Fri Jan 31 01:00:00 2020</text:p>
          </table:table-cell>
          <table:table-cell office:value-type="float" office:value="113.0">
            <text:p>113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1-31T02:00:00">
            <text:p>Fri Jan 31 02:00:00 2020</text:p>
          </table:table-cell>
          <table:table-cell office:value-type="float" office:value="97.8333">
            <text:p>97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01-31T03:00:00">
            <text:p>Fri Jan 31 03:00:00 2020</text:p>
          </table:table-cell>
          <table:table-cell office:value-type="float" office:value="200.0">
            <text:p>200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31T04:00:00">
            <text:p>Fri Jan 31 04:00:00 2020</text:p>
          </table:table-cell>
          <table:table-cell office:value-type="float" office:value="107.0">
            <text:p>107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1-31T05:00:00">
            <text:p>Fri Jan 31 05:00:00 2020</text:p>
          </table:table-cell>
          <table:table-cell office:value-type="float" office:value="93.8333">
            <text:p>93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01-31T06:00:00">
            <text:p>Fri Jan 31 06:00:00 2020</text:p>
          </table:table-cell>
          <table:table-cell office:value-type="float" office:value="83.1667">
            <text:p>83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1-31T07:00:00">
            <text:p>Fri Jan 31 07:00:00 2020</text:p>
          </table:table-cell>
          <table:table-cell office:value-type="float" office:value="102.0">
            <text:p>102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1-31T18:00:00">
            <text:p>Fri Jan 31 18:00:00 2020</text:p>
          </table:table-cell>
          <table:table-cell office:value-type="float" office:value="231.0">
            <text:p>231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0-01-31T19:00:00">
            <text:p>Fri Jan 31 19:00:00 2020</text:p>
          </table:table-cell>
          <table:table-cell office:value-type="float" office:value="101.5">
            <text:p>101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1-31T20:00:00">
            <text:p>Fri Jan 31 20:00:00 2020</text:p>
          </table:table-cell>
          <table:table-cell office:value-type="float" office:value="267.5">
            <text:p>267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01-31T21:00:00">
            <text:p>Fri Jan 31 21:00:00 2020</text:p>
          </table:table-cell>
          <table:table-cell office:value-type="float" office:value="156.3333">
            <text:p>156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01-31T22:00:00">
            <text:p>Fri Jan 31 22:00:00 2020</text:p>
          </table:table-cell>
          <table:table-cell office:value-type="float" office:value="141.6667">
            <text:p>141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1-31T23:00:00">
            <text:p>Fri Jan 31 23:00:00 2020</text:p>
          </table:table-cell>
          <table:table-cell office:value-type="float" office:value="172.0">
            <text:p>172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2-01T00:00:00">
            <text:p>Sat Feb  1 00:00:00 2020</text:p>
          </table:table-cell>
          <table:table-cell office:value-type="float" office:value="116.0">
            <text:p>116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01T01:00:00">
            <text:p>Sat Feb  1 01:00:00 2020</text:p>
          </table:table-cell>
          <table:table-cell office:value-type="float" office:value="228.8333">
            <text:p>228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2-01T02:00:00">
            <text:p>Sat Feb  1 02:00:00 2020</text:p>
          </table:table-cell>
          <table:table-cell office:value-type="float" office:value="128.5">
            <text:p>128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2-01T03:00:00">
            <text:p>Sat Feb  1 03:00:00 2020</text:p>
          </table:table-cell>
          <table:table-cell office:value-type="float" office:value="218.0">
            <text:p>218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02-01T04:00:00">
            <text:p>Sat Feb  1 04:00:00 2020</text:p>
          </table:table-cell>
          <table:table-cell office:value-type="float" office:value="223.5">
            <text:p>223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2-01T05:00:00">
            <text:p>Sat Feb  1 05:00:00 2020</text:p>
          </table:table-cell>
          <table:table-cell office:value-type="float" office:value="154.6667">
            <text:p>154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2-01T17:00:00">
            <text:p>Sat Feb  1 17:00:00 2020</text:p>
          </table:table-cell>
          <table:table-cell office:value-type="float" office:value="164.1667">
            <text:p>164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2-01T18:00:00">
            <text:p>Sat Feb  1 18:00:00 2020</text:p>
          </table:table-cell>
          <table:table-cell office:value-type="float" office:value="161.6667">
            <text:p>161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2-01T19:00:00">
            <text:p>Sat Feb  1 19:00:00 2020</text:p>
          </table:table-cell>
          <table:table-cell office:value-type="float" office:value="205.6667">
            <text:p>205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2-01T20:00:00">
            <text:p>Sat Feb  1 20:00:00 2020</text:p>
          </table:table-cell>
          <table:table-cell office:value-type="float" office:value="171.5">
            <text:p>171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2-01T21:00:00">
            <text:p>Sat Feb  1 21:00:00 2020</text:p>
          </table:table-cell>
          <table:table-cell office:value-type="float" office:value="199.3333">
            <text:p>199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02-01T22:00:00">
            <text:p>Sat Feb  1 22:00:00 2020</text:p>
          </table:table-cell>
          <table:table-cell office:value-type="float" office:value="175.0">
            <text:p>175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0-02-01T23:00:00">
            <text:p>Sat Feb  1 23:00:00 2020</text:p>
          </table:table-cell>
          <table:table-cell office:value-type="float" office:value="173.1667">
            <text:p>173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2-02T00:00:00">
            <text:p>Sun Feb  2 00:00:00 2020</text:p>
          </table:table-cell>
          <table:table-cell office:value-type="float" office:value="181.8333">
            <text:p>181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02-02T01:00:00">
            <text:p>Sun Feb  2 01:00:00 2020</text:p>
          </table:table-cell>
          <table:table-cell office:value-type="float" office:value="185.0">
            <text:p>185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2-02T02:00:00">
            <text:p>Sun Feb  2 02:00:00 2020</text:p>
          </table:table-cell>
          <table:table-cell office:value-type="float" office:value="219.3333">
            <text:p>219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02T03:00:00">
            <text:p>Sun Feb  2 03:00:00 2020</text:p>
          </table:table-cell>
          <table:table-cell office:value-type="float" office:value="144.3333">
            <text:p>144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02T04:00:00">
            <text:p>Sun Feb  2 04:00:00 2020</text:p>
          </table:table-cell>
          <table:table-cell office:value-type="float" office:value="111.8333">
            <text:p>111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2-02T05:00:00">
            <text:p>Sun Feb  2 05:00:00 2020</text:p>
          </table:table-cell>
          <table:table-cell office:value-type="float" office:value="66.1667">
            <text:p>66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2-02T06:00:00">
            <text:p>Sun Feb  2 06:00:00 2020</text:p>
          </table:table-cell>
          <table:table-cell office:value-type="float" office:value="197.8333">
            <text:p>197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2-02T07:00:00">
            <text:p>Sun Feb  2 07:00:00 2020</text:p>
          </table:table-cell>
          <table:table-cell office:value-type="float" office:value="187.6667">
            <text:p>187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2-02T08:00:00">
            <text:p>Sun Feb  2 08:00:00 2020</text:p>
          </table:table-cell>
          <table:table-cell office:value-type="float" office:value="253.5">
            <text:p>253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2-02T17:00:00">
            <text:p>Sun Feb  2 17:00:00 2020</text:p>
          </table:table-cell>
          <table:table-cell office:value-type="float" office:value="214.0">
            <text:p>214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2-02T19:00:00">
            <text:p>Sun Feb  2 19:00:00 2020</text:p>
          </table:table-cell>
          <table:table-cell office:value-type="float" office:value="230.0">
            <text:p>230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2-02T20:00:00">
            <text:p>Sun Feb  2 20:00:00 2020</text:p>
          </table:table-cell>
          <table:table-cell office:value-type="float" office:value="211.5">
            <text:p>211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2-02T21:00:00">
            <text:p>Sun Feb  2 21:00:00 2020</text:p>
          </table:table-cell>
          <table:table-cell office:value-type="float" office:value="183.1667">
            <text:p>183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02T22:00:00">
            <text:p>Sun Feb  2 22:00:00 2020</text:p>
          </table:table-cell>
          <table:table-cell office:value-type="float" office:value="187.6667">
            <text:p>187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2-02T23:00:00">
            <text:p>Sun Feb  2 23:00:00 2020</text:p>
          </table:table-cell>
          <table:table-cell office:value-type="float" office:value="101.1667">
            <text:p>101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2-03T00:00:00">
            <text:p>Mon Feb  3 00:00:00 2020</text:p>
          </table:table-cell>
          <table:table-cell office:value-type="float" office:value="156.1667">
            <text:p>156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02-03T01:00:00">
            <text:p>Mon Feb  3 01:00:00 2020</text:p>
          </table:table-cell>
          <table:table-cell office:value-type="float" office:value="84.8333">
            <text:p>84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2-03T02:00:00">
            <text:p>Mon Feb  3 02:00:00 2020</text:p>
          </table:table-cell>
          <table:table-cell office:value-type="float" office:value="80.1667">
            <text:p>8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2-03T03:00:00">
            <text:p>Mon Feb  3 03:00:00 2020</text:p>
          </table:table-cell>
          <table:table-cell office:value-type="float" office:value="124.0">
            <text:p>124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2-03T04:00:00">
            <text:p>Mon Feb  3 04:00:00 2020</text:p>
          </table:table-cell>
          <table:table-cell office:value-type="float" office:value="119.6667">
            <text:p>119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2-03T05:00:00">
            <text:p>Mon Feb  3 05:00:00 2020</text:p>
          </table:table-cell>
          <table:table-cell office:value-type="float" office:value="54.6667">
            <text:p>54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2-03T09:00:00">
            <text:p>Mon Feb  3 09:00:00 2020</text:p>
          </table:table-cell>
          <table:table-cell office:value-type="float" office:value="284.8333">
            <text:p>284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2-03T19:00:00">
            <text:p>Mon Feb  3 19:00:00 2020</text:p>
          </table:table-cell>
          <table:table-cell office:value-type="float" office:value="215.6667">
            <text:p>215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2-03T20:00:00">
            <text:p>Mon Feb  3 20:00:00 2020</text:p>
          </table:table-cell>
          <table:table-cell office:value-type="float" office:value="186.6667">
            <text:p>186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02-03T21:00:00">
            <text:p>Mon Feb  3 21:00:00 2020</text:p>
          </table:table-cell>
          <table:table-cell office:value-type="float" office:value="214.3333">
            <text:p>214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02-03T22:00:00">
            <text:p>Mon Feb  3 22:00:00 2020</text:p>
          </table:table-cell>
          <table:table-cell office:value-type="float" office:value="157.0">
            <text:p>157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2-03T23:00:00">
            <text:p>Mon Feb  3 23:00:00 2020</text:p>
          </table:table-cell>
          <table:table-cell office:value-type="float" office:value="139.0">
            <text:p>139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02-04T00:00:00">
            <text:p>Tue Feb  4 00:00:00 2020</text:p>
          </table:table-cell>
          <table:table-cell office:value-type="float" office:value="219.0">
            <text:p>219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02-04T01:00:00">
            <text:p>Tue Feb  4 01:00:00 2020</text:p>
          </table:table-cell>
          <table:table-cell office:value-type="float" office:value="215.3333">
            <text:p>215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02-04T02:00:00">
            <text:p>Tue Feb  4 02:00:00 2020</text:p>
          </table:table-cell>
          <table:table-cell office:value-type="float" office:value="235.5">
            <text:p>235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02-04T19:00:00">
            <text:p>Tue Feb  4 19:00:00 2020</text:p>
          </table:table-cell>
          <table:table-cell office:value-type="float" office:value="184.5">
            <text:p>184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2-04T20:00:00">
            <text:p>Tue Feb  4 20:00:00 2020</text:p>
          </table:table-cell>
          <table:table-cell office:value-type="float" office:value="184.5">
            <text:p>184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2-04T21:00:00">
            <text:p>Tue Feb  4 21:00:00 2020</text:p>
          </table:table-cell>
          <table:table-cell office:value-type="float" office:value="130.2">
            <text:p>130.2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04T22:00:00">
            <text:p>Tue Feb  4 22:00:00 2020</text:p>
          </table:table-cell>
          <table:table-cell office:value-type="float" office:value="157.8333">
            <text:p>157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04T23:00:00">
            <text:p>Tue Feb  4 23:00:00 2020</text:p>
          </table:table-cell>
          <table:table-cell office:value-type="float" office:value="120.6667">
            <text:p>120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2-05T00:00:00">
            <text:p>Wed Feb  5 00:00:00 2020</text:p>
          </table:table-cell>
          <table:table-cell office:value-type="float" office:value="179.8333">
            <text:p>179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02-05T01:00:00">
            <text:p>Wed Feb  5 01:00:00 2020</text:p>
          </table:table-cell>
          <table:table-cell office:value-type="float" office:value="190.8333">
            <text:p>190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2-06T21:00:00">
            <text:p>Thu Feb  6 21:00:00 2020</text:p>
          </table:table-cell>
          <table:table-cell office:value-type="float" office:value="161.8333">
            <text:p>161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2-06T22:00:00">
            <text:p>Thu Feb  6 22:00:00 2020</text:p>
          </table:table-cell>
          <table:table-cell office:value-type="float" office:value="96.1667">
            <text:p>96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2-06T23:00:00">
            <text:p>Thu Feb  6 23:00:00 2020</text:p>
          </table:table-cell>
          <table:table-cell office:value-type="float" office:value="183.1667">
            <text:p>183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2-07T00:00:00">
            <text:p>Fri Feb  7 00:00:00 2020</text:p>
          </table:table-cell>
          <table:table-cell office:value-type="float" office:value="170.8333">
            <text:p>170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2-07T01:00:00">
            <text:p>Fri Feb  7 01:00:00 2020</text:p>
          </table:table-cell>
          <table:table-cell office:value-type="float" office:value="191.0">
            <text:p>191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2-07T20:00:00">
            <text:p>Fri Feb  7 20:00:00 2020</text:p>
          </table:table-cell>
          <table:table-cell office:value-type="float" office:value="162.3333">
            <text:p>162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02-07T21:00:00">
            <text:p>Fri Feb  7 21:00:00 2020</text:p>
          </table:table-cell>
          <table:table-cell office:value-type="float" office:value="143.0">
            <text:p>143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2-07T22:00:00">
            <text:p>Fri Feb  7 22:00:00 2020</text:p>
          </table:table-cell>
          <table:table-cell office:value-type="float" office:value="91.1667">
            <text:p>91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02-07T23:00:00">
            <text:p>Fri Feb  7 23:00:00 2020</text:p>
          </table:table-cell>
          <table:table-cell office:value-type="float" office:value="113.3333">
            <text:p>113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2-08T00:00:00">
            <text:p>Sat Feb  8 00:00:00 2020</text:p>
          </table:table-cell>
          <table:table-cell office:value-type="float" office:value="192.1667">
            <text:p>192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08T01:00:00">
            <text:p>Sat Feb  8 01:00:00 2020</text:p>
          </table:table-cell>
          <table:table-cell office:value-type="float" office:value="166.1667">
            <text:p>166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2-08T02:00:00">
            <text:p>Sat Feb  8 02:00:00 2020</text:p>
          </table:table-cell>
          <table:table-cell office:value-type="float" office:value="149.3333">
            <text:p>149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08T03:00:00">
            <text:p>Sat Feb  8 03:00:00 2020</text:p>
          </table:table-cell>
          <table:table-cell office:value-type="float" office:value="140.1667">
            <text:p>140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2-08T20:00:00">
            <text:p>Sat Feb  8 20:00:00 2020</text:p>
          </table:table-cell>
          <table:table-cell office:value-type="float" office:value="130.8333">
            <text:p>130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2-08T21:00:00">
            <text:p>Sat Feb  8 21:00:00 2020</text:p>
          </table:table-cell>
          <table:table-cell office:value-type="float" office:value="128.6667">
            <text:p>128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2-08T22:00:00">
            <text:p>Sat Feb  8 22:00:00 2020</text:p>
          </table:table-cell>
          <table:table-cell office:value-type="float" office:value="199.6667">
            <text:p>199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2-08T23:00:00">
            <text:p>Sat Feb  8 23:00:00 2020</text:p>
          </table:table-cell>
          <table:table-cell office:value-type="float" office:value="127.3333">
            <text:p>127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2-09T00:00:00">
            <text:p>Sun Feb  9 00:00:00 2020</text:p>
          </table:table-cell>
          <table:table-cell office:value-type="float" office:value="184.8333">
            <text:p>184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09T01:00:00">
            <text:p>Sun Feb  9 01:00:00 2020</text:p>
          </table:table-cell>
          <table:table-cell office:value-type="float" office:value="129.5">
            <text:p>129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2-09T02:00:00">
            <text:p>Sun Feb  9 02:00:00 2020</text:p>
          </table:table-cell>
          <table:table-cell office:value-type="float" office:value="88.8333">
            <text:p>88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2-09T03:00:00">
            <text:p>Sun Feb  9 03:00:00 2020</text:p>
          </table:table-cell>
          <table:table-cell office:value-type="float" office:value="137.5">
            <text:p>137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02-09T20:00:00">
            <text:p>Sun Feb  9 20:00:00 2020</text:p>
          </table:table-cell>
          <table:table-cell office:value-type="float" office:value="205.0">
            <text:p>205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2-09T21:00:00">
            <text:p>Sun Feb  9 21:00:00 2020</text:p>
          </table:table-cell>
          <table:table-cell office:value-type="float" office:value="214.8333">
            <text:p>214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2-09T22:00:00">
            <text:p>Sun Feb  9 22:00:00 2020</text:p>
          </table:table-cell>
          <table:table-cell office:value-type="float" office:value="170.5">
            <text:p>170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2-09T23:00:00">
            <text:p>Sun Feb  9 23:00:00 2020</text:p>
          </table:table-cell>
          <table:table-cell office:value-type="float" office:value="162.5">
            <text:p>162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02-10T00:00:00">
            <text:p>Mon Feb 10 00:00:00 2020</text:p>
          </table:table-cell>
          <table:table-cell office:value-type="float" office:value="182.4">
            <text:p>182.4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0-02-10T02:00:00">
            <text:p>Mon Feb 10 02:00:00 2020</text:p>
          </table:table-cell>
          <table:table-cell office:value-type="float" office:value="169.8333">
            <text:p>169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2-10T20:00:00">
            <text:p>Mon Feb 10 20:00:00 2020</text:p>
          </table:table-cell>
          <table:table-cell office:value-type="float" office:value="150.8333">
            <text:p>150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2-10T21:00:00">
            <text:p>Mon Feb 10 21:00:00 2020</text:p>
          </table:table-cell>
          <table:table-cell office:value-type="float" office:value="175.3333">
            <text:p>175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2-10T22:00:00">
            <text:p>Mon Feb 10 22:00:00 2020</text:p>
          </table:table-cell>
          <table:table-cell office:value-type="float" office:value="183.1667">
            <text:p>18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2-10T23:00:00">
            <text:p>Mon Feb 10 23:00:00 2020</text:p>
          </table:table-cell>
          <table:table-cell office:value-type="float" office:value="193.3333">
            <text:p>193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2-11T00:00:00">
            <text:p>Tue Feb 11 00:00:00 2020</text:p>
          </table:table-cell>
          <table:table-cell office:value-type="float" office:value="124.6667">
            <text:p>124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2-11T01:00:00">
            <text:p>Tue Feb 11 01:00:00 2020</text:p>
          </table:table-cell>
          <table:table-cell office:value-type="float" office:value="133.3333">
            <text:p>133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2-11T02:00:00">
            <text:p>Tue Feb 11 02:00:00 2020</text:p>
          </table:table-cell>
          <table:table-cell office:value-type="float" office:value="140.8333">
            <text:p>140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2-11T03:00:00">
            <text:p>Tue Feb 11 03:00:00 2020</text:p>
          </table:table-cell>
          <table:table-cell office:value-type="float" office:value="202.1667">
            <text:p>202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2-11T20:00:00">
            <text:p>Tue Feb 11 20:00:00 2020</text:p>
          </table:table-cell>
          <table:table-cell office:value-type="float" office:value="132.8333">
            <text:p>132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02-11T21:00:00">
            <text:p>Tue Feb 11 21:00:00 2020</text:p>
          </table:table-cell>
          <table:table-cell office:value-type="float" office:value="165.3333">
            <text:p>165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2-11T22:00:00">
            <text:p>Tue Feb 11 22:00:00 2020</text:p>
          </table:table-cell>
          <table:table-cell office:value-type="float" office:value="128.6667">
            <text:p>128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2-11T23:00:00">
            <text:p>Tue Feb 11 23:00:00 2020</text:p>
          </table:table-cell>
          <table:table-cell office:value-type="float" office:value="142.3333">
            <text:p>142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12T00:00:00">
            <text:p>Wed Feb 12 00:00:00 2020</text:p>
          </table:table-cell>
          <table:table-cell office:value-type="float" office:value="114.8">
            <text:p>114.8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12T01:00:00">
            <text:p>Wed Feb 12 01:00:00 2020</text:p>
          </table:table-cell>
          <table:table-cell office:value-type="float" office:value="106.6667">
            <text:p>106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2-12T02:00:00">
            <text:p>Wed Feb 12 02:00:00 2020</text:p>
          </table:table-cell>
          <table:table-cell office:value-type="float" office:value="114.8333">
            <text:p>114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2-12T03:00:00">
            <text:p>Wed Feb 12 03:00:00 2020</text:p>
          </table:table-cell>
          <table:table-cell office:value-type="float" office:value="135.0">
            <text:p>135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2-12T04:00:00">
            <text:p>Wed Feb 12 04:00:00 2020</text:p>
          </table:table-cell>
          <table:table-cell office:value-type="float" office:value="92.8333">
            <text:p>92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2-12T20:00:00">
            <text:p>Wed Feb 12 20:00:00 2020</text:p>
          </table:table-cell>
          <table:table-cell office:value-type="float" office:value="206.1667">
            <text:p>206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2-12T22:00:00">
            <text:p>Wed Feb 12 22:00:00 2020</text:p>
          </table:table-cell>
          <table:table-cell office:value-type="float" office:value="264.8333">
            <text:p>264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02-12T23:00:00">
            <text:p>Wed Feb 12 23:00:00 2020</text:p>
          </table:table-cell>
          <table:table-cell office:value-type="float" office:value="277.1667">
            <text:p>277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2-13T00:00:00">
            <text:p>Thu Feb 13 00:00:00 2020</text:p>
          </table:table-cell>
          <table:table-cell office:value-type="float" office:value="270.1667">
            <text:p>270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2-13T01:00:00">
            <text:p>Thu Feb 13 01:00:00 2020</text:p>
          </table:table-cell>
          <table:table-cell office:value-type="float" office:value="199.0">
            <text:p>199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2-13T02:00:00">
            <text:p>Thu Feb 13 02:00:00 2020</text:p>
          </table:table-cell>
          <table:table-cell office:value-type="float" office:value="193.1667">
            <text:p>193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2-13T03:00:00">
            <text:p>Thu Feb 13 03:00:00 2020</text:p>
          </table:table-cell>
          <table:table-cell office:value-type="float" office:value="253.0">
            <text:p>253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2-13T04:00:00">
            <text:p>Thu Feb 13 04:00:00 2020</text:p>
          </table:table-cell>
          <table:table-cell office:value-type="float" office:value="251.6667">
            <text:p>251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2-13T05:00:00">
            <text:p>Thu Feb 13 05:00:00 2020</text:p>
          </table:table-cell>
          <table:table-cell office:value-type="float" office:value="271.1667">
            <text:p>271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2-13T06:00:00">
            <text:p>Thu Feb 13 06:00:00 2020</text:p>
          </table:table-cell>
          <table:table-cell office:value-type="float" office:value="265.0">
            <text:p>265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0-02-13T07:00:00">
            <text:p>Thu Feb 13 07:00:00 2020</text:p>
          </table:table-cell>
          <table:table-cell office:value-type="float" office:value="265.0">
            <text:p>265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2-13T08:00:00">
            <text:p>Thu Feb 13 08:00:00 2020</text:p>
          </table:table-cell>
          <table:table-cell office:value-type="float" office:value="222.3333">
            <text:p>222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2-13T09:00:00">
            <text:p>Thu Feb 13 09:00:00 2020</text:p>
          </table:table-cell>
          <table:table-cell office:value-type="float" office:value="179.8333">
            <text:p>179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2-13T10:00:00">
            <text:p>Thu Feb 13 10:00:00 2020</text:p>
          </table:table-cell>
          <table:table-cell office:value-type="float" office:value="98.6667">
            <text:p>98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02-13T11:00:00">
            <text:p>Thu Feb 13 11:00:00 2020</text:p>
          </table:table-cell>
          <table:table-cell office:value-type="float" office:value="280.4">
            <text:p>280.4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02-13T20:00:00">
            <text:p>Thu Feb 13 20:00:00 2020</text:p>
          </table:table-cell>
          <table:table-cell office:value-type="float" office:value="227.3333">
            <text:p>227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02-13T21:00:00">
            <text:p>Thu Feb 13 21:00:00 2020</text:p>
          </table:table-cell>
          <table:table-cell office:value-type="float" office:value="139.8333">
            <text:p>139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2-13T22:00:00">
            <text:p>Thu Feb 13 22:00:00 2020</text:p>
          </table:table-cell>
          <table:table-cell office:value-type="float" office:value="166.8333">
            <text:p>166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2-14T01:00:00">
            <text:p>Fri Feb 14 01:00:00 2020</text:p>
          </table:table-cell>
          <table:table-cell office:value-type="float" office:value="203.6">
            <text:p>203.6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2-14T20:00:00">
            <text:p>Fri Feb 14 20:00:00 2020</text:p>
          </table:table-cell>
          <table:table-cell office:value-type="float" office:value="183.1667">
            <text:p>183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2-14T21:00:00">
            <text:p>Fri Feb 14 21:00:00 2020</text:p>
          </table:table-cell>
          <table:table-cell office:value-type="float" office:value="110.0">
            <text:p>110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2-14T22:00:00">
            <text:p>Fri Feb 14 22:00:00 2020</text:p>
          </table:table-cell>
          <table:table-cell office:value-type="float" office:value="174.5">
            <text:p>174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2-14T23:00:00">
            <text:p>Fri Feb 14 23:00:00 2020</text:p>
          </table:table-cell>
          <table:table-cell office:value-type="float" office:value="178.8333">
            <text:p>178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2-15T00:00:00">
            <text:p>Sat Feb 15 00:00:00 2020</text:p>
          </table:table-cell>
          <table:table-cell office:value-type="float" office:value="140.1667">
            <text:p>140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2-15T01:00:00">
            <text:p>Sat Feb 15 01:00:00 2020</text:p>
          </table:table-cell>
          <table:table-cell office:value-type="float" office:value="227.4">
            <text:p>227.4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02-15T02:00:00">
            <text:p>Sat Feb 15 02:00:00 2020</text:p>
          </table:table-cell>
          <table:table-cell office:value-type="float" office:value="164.5">
            <text:p>164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15T03:00:00">
            <text:p>Sat Feb 15 03:00:00 2020</text:p>
          </table:table-cell>
          <table:table-cell office:value-type="float" office:value="81.5">
            <text:p>81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02-15T04:00:00">
            <text:p>Sat Feb 15 04:00:00 2020</text:p>
          </table:table-cell>
          <table:table-cell office:value-type="float" office:value="158.8333">
            <text:p>158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2-15T05:00:00">
            <text:p>Sat Feb 15 05:00:00 2020</text:p>
          </table:table-cell>
          <table:table-cell office:value-type="float" office:value="156.6667">
            <text:p>156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02-15T06:00:00">
            <text:p>Sat Feb 15 06:00:00 2020</text:p>
          </table:table-cell>
          <table:table-cell office:value-type="float" office:value="143.6667">
            <text:p>143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2-15T20:00:00">
            <text:p>Sat Feb 15 20:00:00 2020</text:p>
          </table:table-cell>
          <table:table-cell office:value-type="float" office:value="218.0">
            <text:p>218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2-15T21:00:00">
            <text:p>Sat Feb 15 21:00:00 2020</text:p>
          </table:table-cell>
          <table:table-cell office:value-type="float" office:value="216.8333">
            <text:p>216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2-15T22:00:00">
            <text:p>Sat Feb 15 22:00:00 2020</text:p>
          </table:table-cell>
          <table:table-cell office:value-type="float" office:value="150.6667">
            <text:p>150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02-15T23:00:00">
            <text:p>Sat Feb 15 23:00:00 2020</text:p>
          </table:table-cell>
          <table:table-cell office:value-type="float" office:value="120.6667">
            <text:p>120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2-16T00:00:00">
            <text:p>Sun Feb 16 00:00:00 2020</text:p>
          </table:table-cell>
          <table:table-cell office:value-type="float" office:value="135.8333">
            <text:p>135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2-16T01:00:00">
            <text:p>Sun Feb 16 01:00:00 2020</text:p>
          </table:table-cell>
          <table:table-cell office:value-type="float" office:value="122.8333">
            <text:p>122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2-16T02:00:00">
            <text:p>Sun Feb 16 02:00:00 2020</text:p>
          </table:table-cell>
          <table:table-cell office:value-type="float" office:value="176.0">
            <text:p>176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2-16T20:00:00">
            <text:p>Sun Feb 16 20:00:00 2020</text:p>
          </table:table-cell>
          <table:table-cell office:value-type="float" office:value="184.3333">
            <text:p>184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02-16T21:00:00">
            <text:p>Sun Feb 16 21:00:00 2020</text:p>
          </table:table-cell>
          <table:table-cell office:value-type="float" office:value="217.3333">
            <text:p>217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02-16T22:00:00">
            <text:p>Sun Feb 16 22:00:00 2020</text:p>
          </table:table-cell>
          <table:table-cell office:value-type="float" office:value="137.5">
            <text:p>137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2-16T23:00:00">
            <text:p>Sun Feb 16 23:00:00 2020</text:p>
          </table:table-cell>
          <table:table-cell office:value-type="float" office:value="165.0">
            <text:p>165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2-17T00:00:00">
            <text:p>Mon Feb 17 00:00:00 2020</text:p>
          </table:table-cell>
          <table:table-cell office:value-type="float" office:value="216.3333">
            <text:p>216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2-17T01:00:00">
            <text:p>Mon Feb 17 01:00:00 2020</text:p>
          </table:table-cell>
          <table:table-cell office:value-type="float" office:value="150.0">
            <text:p>150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2-17T23:00:00">
            <text:p>Mon Feb 17 23:00:00 2020</text:p>
          </table:table-cell>
          <table:table-cell office:value-type="float" office:value="146.0">
            <text:p>146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2-18T00:00:00">
            <text:p>Tue Feb 18 00:00:00 2020</text:p>
          </table:table-cell>
          <table:table-cell office:value-type="float" office:value="204.6667">
            <text:p>204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02-18T01:00:00">
            <text:p>Tue Feb 18 01:00:00 2020</text:p>
          </table:table-cell>
          <table:table-cell office:value-type="float" office:value="231.6667">
            <text:p>231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02-18T02:00:00">
            <text:p>Tue Feb 18 02:00:00 2020</text:p>
          </table:table-cell>
          <table:table-cell office:value-type="float" office:value="192.6">
            <text:p>192.6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2-18T03:00:00">
            <text:p>Tue Feb 18 03:00:00 2020</text:p>
          </table:table-cell>
          <table:table-cell office:value-type="float" office:value="212.1667">
            <text:p>212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2-18T04:00:00">
            <text:p>Tue Feb 18 04:00:00 2020</text:p>
          </table:table-cell>
          <table:table-cell office:value-type="float" office:value="89.0">
            <text:p>89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2-18T22:00:00">
            <text:p>Tue Feb 18 22:00:00 2020</text:p>
          </table:table-cell>
          <table:table-cell office:value-type="float" office:value="260.3333">
            <text:p>260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02-18T23:00:00">
            <text:p>Tue Feb 18 23:00:00 2020</text:p>
          </table:table-cell>
          <table:table-cell office:value-type="float" office:value="154.0">
            <text:p>154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2-19T00:00:00">
            <text:p>Wed Feb 19 00:00:00 2020</text:p>
          </table:table-cell>
          <table:table-cell office:value-type="float" office:value="184.3333">
            <text:p>184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2-19T01:00:00">
            <text:p>Wed Feb 19 01:00:00 2020</text:p>
          </table:table-cell>
          <table:table-cell office:value-type="float" office:value="148.5">
            <text:p>148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2-19T02:00:00">
            <text:p>Wed Feb 19 02:00:00 2020</text:p>
          </table:table-cell>
          <table:table-cell office:value-type="float" office:value="176.1667">
            <text:p>176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2-19T03:00:00">
            <text:p>Wed Feb 19 03:00:00 2020</text:p>
          </table:table-cell>
          <table:table-cell office:value-type="float" office:value="247.8333">
            <text:p>247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02-19T04:00:00">
            <text:p>Wed Feb 19 04:00:00 2020</text:p>
          </table:table-cell>
          <table:table-cell office:value-type="float" office:value="138.0">
            <text:p>138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2-19T05:00:00">
            <text:p>Wed Feb 19 05:00:00 2020</text:p>
          </table:table-cell>
          <table:table-cell office:value-type="float" office:value="80.8333">
            <text:p>80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02-19T06:00:00">
            <text:p>Wed Feb 19 06:00:00 2020</text:p>
          </table:table-cell>
          <table:table-cell office:value-type="float" office:value="139.0">
            <text:p>139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2-19T07:00:00">
            <text:p>Wed Feb 19 07:00:00 2020</text:p>
          </table:table-cell>
          <table:table-cell office:value-type="float" office:value="213.5">
            <text:p>213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02-19T08:00:00">
            <text:p>Wed Feb 19 08:00:00 2020</text:p>
          </table:table-cell>
          <table:table-cell office:value-type="float" office:value="98.1667">
            <text:p>98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19T21:00:00">
            <text:p>Wed Feb 19 21:00:00 2020</text:p>
          </table:table-cell>
          <table:table-cell office:value-type="float" office:value="193.6667">
            <text:p>193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2-19T22:00:00">
            <text:p>Wed Feb 19 22:00:00 2020</text:p>
          </table:table-cell>
          <table:table-cell office:value-type="float" office:value="197.3333">
            <text:p>197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02-19T23:00:00">
            <text:p>Wed Feb 19 23:00:00 2020</text:p>
          </table:table-cell>
          <table:table-cell office:value-type="float" office:value="171.1667">
            <text:p>171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0-02-20T00:00:00">
            <text:p>Thu Feb 20 00:00:00 2020</text:p>
          </table:table-cell>
          <table:table-cell office:value-type="float" office:value="164.1667">
            <text:p>164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2-20T01:00:00">
            <text:p>Thu Feb 20 01:00:00 2020</text:p>
          </table:table-cell>
          <table:table-cell office:value-type="float" office:value="149.5">
            <text:p>149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2-20T09:00:00">
            <text:p>Thu Feb 20 09:00:00 2020</text:p>
          </table:table-cell>
          <table:table-cell office:value-type="float" office:value="92.2">
            <text:p>92.2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2-20T10:00:00">
            <text:p>Thu Feb 20 10:00:00 2020</text:p>
          </table:table-cell>
          <table:table-cell office:value-type="float" office:value="147.5">
            <text:p>147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2-20T20:00:00">
            <text:p>Thu Feb 20 20:00:00 2020</text:p>
          </table:table-cell>
          <table:table-cell office:value-type="float" office:value="232.3333">
            <text:p>232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2-20T21:00:00">
            <text:p>Thu Feb 20 21:00:00 2020</text:p>
          </table:table-cell>
          <table:table-cell office:value-type="float" office:value="83.8333">
            <text:p>83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2-20T22:00:00">
            <text:p>Thu Feb 20 22:00:00 2020</text:p>
          </table:table-cell>
          <table:table-cell office:value-type="float" office:value="94.3333">
            <text:p>94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2-21T20:00:00">
            <text:p>Fri Feb 21 20:00:00 2020</text:p>
          </table:table-cell>
          <table:table-cell office:value-type="float" office:value="227.0">
            <text:p>227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2-21T21:00:00">
            <text:p>Fri Feb 21 21:00:00 2020</text:p>
          </table:table-cell>
          <table:table-cell office:value-type="float" office:value="201.8333">
            <text:p>201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2-22T23:00:00">
            <text:p>Sat Feb 22 23:00:00 2020</text:p>
          </table:table-cell>
          <table:table-cell office:value-type="float" office:value="147.3333">
            <text:p>147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02-23T21:00:00">
            <text:p>Sun Feb 23 21:00:00 2020</text:p>
          </table:table-cell>
          <table:table-cell office:value-type="float" office:value="215.5">
            <text:p>215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2-24T21:00:00">
            <text:p>Mon Feb 24 21:00:00 2020</text:p>
          </table:table-cell>
          <table:table-cell office:value-type="float" office:value="105.6667">
            <text:p>105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03-09T21:00:00">
            <text:p>Mon Mar  9 21:00:00 2020</text:p>
          </table:table-cell>
          <table:table-cell office:value-type="float" office:value="132.8333">
            <text:p>132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3-09T22:00:00">
            <text:p>Mon Mar  9 22:00:00 2020</text:p>
          </table:table-cell>
          <table:table-cell office:value-type="float" office:value="142.8333">
            <text:p>142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03-10T20:00:00">
            <text:p>Tue Mar 10 20:00:00 2020</text:p>
          </table:table-cell>
          <table:table-cell office:value-type="float" office:value="176.1667">
            <text:p>176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3-11T21:00:00">
            <text:p>Wed Mar 11 21:00:00 2020</text:p>
          </table:table-cell>
          <table:table-cell office:value-type="float" office:value="121.5">
            <text:p>121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3-11T22:00:00">
            <text:p>Wed Mar 11 22:00:00 2020</text:p>
          </table:table-cell>
          <table:table-cell office:value-type="float" office:value="237.6667">
            <text:p>237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3-11T23:00:00">
            <text:p>Wed Mar 11 23:00:00 2020</text:p>
          </table:table-cell>
          <table:table-cell office:value-type="float" office:value="114.8333">
            <text:p>114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03-28T23:00:00">
            <text:p>Sat Mar 28 23:00:00 2020</text:p>
          </table:table-cell>
          <table:table-cell office:value-type="float" office:value="150.5">
            <text:p>150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5-02T23:00:00">
            <text:p>Sat May  2 23:00:00 2020</text:p>
          </table:table-cell>
          <table:table-cell office:value-type="float" office:value="169.6667">
            <text:p>169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5-03T00:00:00">
            <text:p>Sun May  3 00:00:00 2020</text:p>
          </table:table-cell>
          <table:table-cell office:value-type="float" office:value="166.3333">
            <text:p>166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9-10T22:00:00">
            <text:p>Thu Sep 10 22:00:00 2020</text:p>
          </table:table-cell>
          <table:table-cell office:value-type="float" office:value="164.1667">
            <text:p>164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9-10T23:00:00">
            <text:p>Thu Sep 10 23:00:00 2020</text:p>
          </table:table-cell>
          <table:table-cell office:value-type="float" office:value="178.1667">
            <text:p>178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9-11T00:00:00">
            <text:p>Fri Sep 11 00:00:00 2020</text:p>
          </table:table-cell>
          <table:table-cell office:value-type="float" office:value="156.6667">
            <text:p>156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9-11T22:00:00">
            <text:p>Fri Sep 11 22:00:00 2020</text:p>
          </table:table-cell>
          <table:table-cell office:value-type="float" office:value="194.6667">
            <text:p>194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09-11T23:00:00">
            <text:p>Fri Sep 11 23:00:00 2020</text:p>
          </table:table-cell>
          <table:table-cell office:value-type="float" office:value="225.0">
            <text:p>225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09-12T00:00:00">
            <text:p>Sat Sep 12 00:00:00 2020</text:p>
          </table:table-cell>
          <table:table-cell office:value-type="float" office:value="208.5">
            <text:p>208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9-20T22:00:00">
            <text:p>Sun Sep 20 22:00:00 2020</text:p>
          </table:table-cell>
          <table:table-cell office:value-type="float" office:value="122.3333">
            <text:p>122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9-20T23:00:00">
            <text:p>Sun Sep 20 23:00:00 2020</text:p>
          </table:table-cell>
          <table:table-cell office:value-type="float" office:value="80.3333">
            <text:p>80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9-21T00:00:00">
            <text:p>Mon Sep 21 00:00:00 2020</text:p>
          </table:table-cell>
          <table:table-cell office:value-type="float" office:value="128.8333">
            <text:p>128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09-21T22:00:00">
            <text:p>Mon Sep 21 22:00:00 2020</text:p>
          </table:table-cell>
          <table:table-cell office:value-type="float" office:value="254.0">
            <text:p>254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0-09-25T02:00:00">
            <text:p>Fri Sep 25 02:00:00 2020</text:p>
          </table:table-cell>
          <table:table-cell office:value-type="float" office:value="220.5">
            <text:p>220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9-25T03:00:00">
            <text:p>Fri Sep 25 03:00:00 2020</text:p>
          </table:table-cell>
          <table:table-cell office:value-type="float" office:value="86.8333">
            <text:p>86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09-25T04:00:00">
            <text:p>Fri Sep 25 04:00:00 2020</text:p>
          </table:table-cell>
          <table:table-cell office:value-type="float" office:value="149.3333">
            <text:p>149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9-25T05:00:00">
            <text:p>Fri Sep 25 05:00:00 2020</text:p>
          </table:table-cell>
          <table:table-cell office:value-type="float" office:value="277.8333">
            <text:p>277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9-25T06:00:00">
            <text:p>Fri Sep 25 06:00:00 2020</text:p>
          </table:table-cell>
          <table:table-cell office:value-type="float" office:value="269.1667">
            <text:p>269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9-27T22:00:00">
            <text:p>Sun Sep 27 22:00:00 2020</text:p>
          </table:table-cell>
          <table:table-cell office:value-type="float" office:value="143.0">
            <text:p>143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9-27T23:00:00">
            <text:p>Sun Sep 27 23:00:00 2020</text:p>
          </table:table-cell>
          <table:table-cell office:value-type="float" office:value="174.6667">
            <text:p>174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9-28T00:00:00">
            <text:p>Mon Sep 28 00:00:00 2020</text:p>
          </table:table-cell>
          <table:table-cell office:value-type="float" office:value="172.5">
            <text:p>172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09-28T01:00:00">
            <text:p>Mon Sep 28 01:00:00 2020</text:p>
          </table:table-cell>
          <table:table-cell office:value-type="float" office:value="156.0">
            <text:p>156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9-28T20:00:00">
            <text:p>Mon Sep 28 20:00:00 2020</text:p>
          </table:table-cell>
          <table:table-cell office:value-type="float" office:value="126.8333">
            <text:p>126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09-28T21:00:00">
            <text:p>Mon Sep 28 21:00:00 2020</text:p>
          </table:table-cell>
          <table:table-cell office:value-type="float" office:value="214.0">
            <text:p>214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9-28T22:00:00">
            <text:p>Mon Sep 28 22:00:00 2020</text:p>
          </table:table-cell>
          <table:table-cell office:value-type="float" office:value="194.8333">
            <text:p>194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9-28T23:00:00">
            <text:p>Mon Sep 28 23:00:00 2020</text:p>
          </table:table-cell>
          <table:table-cell office:value-type="float" office:value="152.3333">
            <text:p>152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09-29T00:00:00">
            <text:p>Tue Sep 29 00:00:00 2020</text:p>
          </table:table-cell>
          <table:table-cell office:value-type="float" office:value="219.1667">
            <text:p>219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0-09-29T20:00:00">
            <text:p>Tue Sep 29 20:00:00 2020</text:p>
          </table:table-cell>
          <table:table-cell office:value-type="float" office:value="124.5">
            <text:p>124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9-29T21:00:00">
            <text:p>Tue Sep 29 21:00:00 2020</text:p>
          </table:table-cell>
          <table:table-cell office:value-type="float" office:value="254.3333">
            <text:p>254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9-29T22:00:00">
            <text:p>Tue Sep 29 22:00:00 2020</text:p>
          </table:table-cell>
          <table:table-cell office:value-type="float" office:value="178.5">
            <text:p>178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9-29T23:00:00">
            <text:p>Tue Sep 29 23:00:00 2020</text:p>
          </table:table-cell>
          <table:table-cell office:value-type="float" office:value="214.0">
            <text:p>214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09-30T00:00:00">
            <text:p>Wed Sep 30 00:00:00 2020</text:p>
          </table:table-cell>
          <table:table-cell office:value-type="float" office:value="162.0">
            <text:p>162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09-30T23:00:00">
            <text:p>Wed Sep 30 23:00:00 2020</text:p>
          </table:table-cell>
          <table:table-cell office:value-type="float" office:value="155.5">
            <text:p>155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0-10-06T00:00:00">
            <text:p>Tue Oct  6 00:00:00 2020</text:p>
          </table:table-cell>
          <table:table-cell office:value-type="float" office:value="156.8333">
            <text:p>156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10-06T21:00:00">
            <text:p>Tue Oct  6 21:00:00 2020</text:p>
          </table:table-cell>
          <table:table-cell office:value-type="float" office:value="214.1667">
            <text:p>214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06T22:00:00">
            <text:p>Tue Oct  6 22:00:00 2020</text:p>
          </table:table-cell>
          <table:table-cell office:value-type="float" office:value="191.6667">
            <text:p>191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06T23:00:00">
            <text:p>Tue Oct  6 23:00:00 2020</text:p>
          </table:table-cell>
          <table:table-cell office:value-type="float" office:value="141.5">
            <text:p>141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0-07T00:00:00">
            <text:p>Wed Oct  7 00:00:00 2020</text:p>
          </table:table-cell>
          <table:table-cell office:value-type="float" office:value="137.8333">
            <text:p>137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10-07T01:00:00">
            <text:p>Wed Oct  7 01:00:00 2020</text:p>
          </table:table-cell>
          <table:table-cell office:value-type="float" office:value="126.5">
            <text:p>126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0-07T02:00:00">
            <text:p>Wed Oct  7 02:00:00 2020</text:p>
          </table:table-cell>
          <table:table-cell office:value-type="float" office:value="170.6667">
            <text:p>170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0-07T20:00:00">
            <text:p>Wed Oct  7 20:00:00 2020</text:p>
          </table:table-cell>
          <table:table-cell office:value-type="float" office:value="242.8333">
            <text:p>242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0-07T21:00:00">
            <text:p>Wed Oct  7 21:00:00 2020</text:p>
          </table:table-cell>
          <table:table-cell office:value-type="float" office:value="225.3333">
            <text:p>225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07T22:00:00">
            <text:p>Wed Oct  7 22:00:00 2020</text:p>
          </table:table-cell>
          <table:table-cell office:value-type="float" office:value="171.6667">
            <text:p>171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0-07T23:00:00">
            <text:p>Wed Oct  7 23:00:00 2020</text:p>
          </table:table-cell>
          <table:table-cell office:value-type="float" office:value="152.8333">
            <text:p>152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0-10-08T00:00:00">
            <text:p>Thu Oct  8 00:00:00 2020</text:p>
          </table:table-cell>
          <table:table-cell office:value-type="float" office:value="288.8333">
            <text:p>288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0-08T20:00:00">
            <text:p>Thu Oct  8 20:00:00 2020</text:p>
          </table:table-cell>
          <table:table-cell office:value-type="float" office:value="247.6667">
            <text:p>247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0-08T21:00:00">
            <text:p>Thu Oct  8 21:00:00 2020</text:p>
          </table:table-cell>
          <table:table-cell office:value-type="float" office:value="224.1667">
            <text:p>224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08T22:00:00">
            <text:p>Thu Oct  8 22:00:00 2020</text:p>
          </table:table-cell>
          <table:table-cell office:value-type="float" office:value="182.0">
            <text:p>182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08T23:00:00">
            <text:p>Thu Oct  8 23:00:00 2020</text:p>
          </table:table-cell>
          <table:table-cell office:value-type="float" office:value="157.5">
            <text:p>157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0-09T00:00:00">
            <text:p>Fri Oct  9 00:00:00 2020</text:p>
          </table:table-cell>
          <table:table-cell office:value-type="float" office:value="185.6667">
            <text:p>185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0-09T20:00:00">
            <text:p>Fri Oct  9 20:00:00 2020</text:p>
          </table:table-cell>
          <table:table-cell office:value-type="float" office:value="204.1667">
            <text:p>204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0-09T21:00:00">
            <text:p>Fri Oct  9 21:00:00 2020</text:p>
          </table:table-cell>
          <table:table-cell office:value-type="float" office:value="217.6667">
            <text:p>217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09T22:00:00">
            <text:p>Fri Oct  9 22:00:00 2020</text:p>
          </table:table-cell>
          <table:table-cell office:value-type="float" office:value="172.3333">
            <text:p>172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0-09T23:00:00">
            <text:p>Fri Oct  9 23:00:00 2020</text:p>
          </table:table-cell>
          <table:table-cell office:value-type="float" office:value="197.1667">
            <text:p>197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10-10T00:00:00">
            <text:p>Sat Oct 10 00:00:00 2020</text:p>
          </table:table-cell>
          <table:table-cell office:value-type="float" office:value="193.8333">
            <text:p>193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0-10T01:00:00">
            <text:p>Sat Oct 10 01:00:00 2020</text:p>
          </table:table-cell>
          <table:table-cell office:value-type="float" office:value="189.1667">
            <text:p>189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10-10T02:00:00">
            <text:p>Sat Oct 10 02:00:00 2020</text:p>
          </table:table-cell>
          <table:table-cell office:value-type="float" office:value="165.3333">
            <text:p>165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10-10T21:00:00">
            <text:p>Sat Oct 10 21:00:00 2020</text:p>
          </table:table-cell>
          <table:table-cell office:value-type="float" office:value="156.3333">
            <text:p>156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0-10T22:00:00">
            <text:p>Sat Oct 10 22:00:00 2020</text:p>
          </table:table-cell>
          <table:table-cell office:value-type="float" office:value="197.6667">
            <text:p>197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0-10T23:00:00">
            <text:p>Sat Oct 10 23:00:00 2020</text:p>
          </table:table-cell>
          <table:table-cell office:value-type="float" office:value="208.1667">
            <text:p>208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0-16T23:00:00">
            <text:p>Fri Oct 16 23:00:00 2020</text:p>
          </table:table-cell>
          <table:table-cell office:value-type="float" office:value="85.6667">
            <text:p>85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0-17T21:00:00">
            <text:p>Sat Oct 17 21:00:00 2020</text:p>
          </table:table-cell>
          <table:table-cell office:value-type="float" office:value="188.3333">
            <text:p>188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0-18T21:00:00">
            <text:p>Sun Oct 18 21:00:00 2020</text:p>
          </table:table-cell>
          <table:table-cell office:value-type="float" office:value="207.5">
            <text:p>207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0-18T22:00:00">
            <text:p>Sun Oct 18 22:00:00 2020</text:p>
          </table:table-cell>
          <table:table-cell office:value-type="float" office:value="146.5">
            <text:p>146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10-23T04:00:00">
            <text:p>Fri Oct 23 04:00:00 2020</text:p>
          </table:table-cell>
          <table:table-cell office:value-type="float" office:value="107.0">
            <text:p>107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10-23T05:00:00">
            <text:p>Fri Oct 23 05:00:00 2020</text:p>
          </table:table-cell>
          <table:table-cell office:value-type="float" office:value="90.0">
            <text:p>90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10-23T06:00:00">
            <text:p>Fri Oct 23 06:00:00 2020</text:p>
          </table:table-cell>
          <table:table-cell office:value-type="float" office:value="103.8333">
            <text:p>103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23T07:00:00">
            <text:p>Fri Oct 23 07:00:00 2020</text:p>
          </table:table-cell>
          <table:table-cell office:value-type="float" office:value="188.5">
            <text:p>188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0-23T08:00:00">
            <text:p>Fri Oct 23 08:00:00 2020</text:p>
          </table:table-cell>
          <table:table-cell office:value-type="float" office:value="124.0">
            <text:p>124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10-23T09:00:00">
            <text:p>Fri Oct 23 09:00:00 2020</text:p>
          </table:table-cell>
          <table:table-cell office:value-type="float" office:value="132.5">
            <text:p>132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10-23T10:00:00">
            <text:p>Fri Oct 23 10:00:00 2020</text:p>
          </table:table-cell>
          <table:table-cell office:value-type="float" office:value="28.8333">
            <text:p>28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10-23T11:00:00">
            <text:p>Fri Oct 23 11:00:00 2020</text:p>
          </table:table-cell>
          <table:table-cell office:value-type="float" office:value="166.6667">
            <text:p>166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10-23T22:00:00">
            <text:p>Fri Oct 23 22:00:00 2020</text:p>
          </table:table-cell>
          <table:table-cell office:value-type="float" office:value="116.0">
            <text:p>116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0-23T23:00:00">
            <text:p>Fri Oct 23 23:00:00 2020</text:p>
          </table:table-cell>
          <table:table-cell office:value-type="float" office:value="119.0">
            <text:p>119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0-24T01:00:00">
            <text:p>Sat Oct 24 01:00:00 2020</text:p>
          </table:table-cell>
          <table:table-cell office:value-type="float" office:value="154.0">
            <text:p>154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10-24T06:00:00">
            <text:p>Sat Oct 24 06:00:00 2020</text:p>
          </table:table-cell>
          <table:table-cell office:value-type="float" office:value="188.0">
            <text:p>188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10-24T21:00:00">
            <text:p>Sat Oct 24 21:00:00 2020</text:p>
          </table:table-cell>
          <table:table-cell office:value-type="float" office:value="159.5">
            <text:p>159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10-24T22:00:00">
            <text:p>Sat Oct 24 22:00:00 2020</text:p>
          </table:table-cell>
          <table:table-cell office:value-type="float" office:value="178.8333">
            <text:p>178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24T23:00:00">
            <text:p>Sat Oct 24 23:00:00 2020</text:p>
          </table:table-cell>
          <table:table-cell office:value-type="float" office:value="219.5">
            <text:p>219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0-25T00:00:00">
            <text:p>Sun Oct 25 00:00:00 2020</text:p>
          </table:table-cell>
          <table:table-cell office:value-type="float" office:value="201.1667">
            <text:p>201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10-25T01:00:00">
            <text:p>Sun Oct 25 01:00:00 2020</text:p>
          </table:table-cell>
          <table:table-cell office:value-type="float" office:value="152.3333">
            <text:p>152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0-25T02:00:00">
            <text:p>Sun Oct 25 02:00:00 2020</text:p>
          </table:table-cell>
          <table:table-cell office:value-type="float" office:value="166.8333">
            <text:p>166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0-25T03:00:00">
            <text:p>Sun Oct 25 03:00:00 2020</text:p>
          </table:table-cell>
          <table:table-cell office:value-type="float" office:value="141.3333">
            <text:p>141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0-27T21:00:00">
            <text:p>Tue Oct 27 21:00:00 2020</text:p>
          </table:table-cell>
          <table:table-cell office:value-type="float" office:value="188.6667">
            <text:p>188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10-27T22:00:00">
            <text:p>Tue Oct 27 22:00:00 2020</text:p>
          </table:table-cell>
          <table:table-cell office:value-type="float" office:value="147.1667">
            <text:p>147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0-27T23:00:00">
            <text:p>Tue Oct 27 23:00:00 2020</text:p>
          </table:table-cell>
          <table:table-cell office:value-type="float" office:value="136.1667">
            <text:p>136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10-28T00:00:00">
            <text:p>Wed Oct 28 00:00:00 2020</text:p>
          </table:table-cell>
          <table:table-cell office:value-type="float" office:value="151.3333">
            <text:p>151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0-28T19:00:00">
            <text:p>Wed Oct 28 19:00:00 2020</text:p>
          </table:table-cell>
          <table:table-cell office:value-type="float" office:value="161.0">
            <text:p>161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10-28T20:00:00">
            <text:p>Wed Oct 28 20:00:00 2020</text:p>
          </table:table-cell>
          <table:table-cell office:value-type="float" office:value="174.3333">
            <text:p>174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0-28T21:00:00">
            <text:p>Wed Oct 28 21:00:00 2020</text:p>
          </table:table-cell>
          <table:table-cell office:value-type="float" office:value="141.0">
            <text:p>14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28T22:00:00">
            <text:p>Wed Oct 28 22:00:00 2020</text:p>
          </table:table-cell>
          <table:table-cell office:value-type="float" office:value="159.0">
            <text:p>159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0-28T23:00:00">
            <text:p>Wed Oct 28 23:00:00 2020</text:p>
          </table:table-cell>
          <table:table-cell office:value-type="float" office:value="197.1667">
            <text:p>197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0-29T00:00:00">
            <text:p>Thu Oct 29 00:00:00 2020</text:p>
          </table:table-cell>
          <table:table-cell office:value-type="float" office:value="132.8333">
            <text:p>132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0-29T19:00:00">
            <text:p>Thu Oct 29 19:00:00 2020</text:p>
          </table:table-cell>
          <table:table-cell office:value-type="float" office:value="221.3333">
            <text:p>221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0-29T20:00:00">
            <text:p>Thu Oct 29 20:00:00 2020</text:p>
          </table:table-cell>
          <table:table-cell office:value-type="float" office:value="218.8333">
            <text:p>218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29T21:00:00">
            <text:p>Thu Oct 29 21:00:00 2020</text:p>
          </table:table-cell>
          <table:table-cell office:value-type="float" office:value="220.3333">
            <text:p>220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29T22:00:00">
            <text:p>Thu Oct 29 22:00:00 2020</text:p>
          </table:table-cell>
          <table:table-cell office:value-type="float" office:value="193.3333">
            <text:p>19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29T23:00:00">
            <text:p>Thu Oct 29 23:00:00 2020</text:p>
          </table:table-cell>
          <table:table-cell office:value-type="float" office:value="198.1667">
            <text:p>198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30T00:00:00">
            <text:p>Fri Oct 30 00:00:00 2020</text:p>
          </table:table-cell>
          <table:table-cell office:value-type="float" office:value="112.3333">
            <text:p>112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10-30T01:00:00">
            <text:p>Fri Oct 30 01:00:00 2020</text:p>
          </table:table-cell>
          <table:table-cell office:value-type="float" office:value="180.6667">
            <text:p>180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0-30T02:00:00">
            <text:p>Fri Oct 30 02:00:00 2020</text:p>
          </table:table-cell>
          <table:table-cell office:value-type="float" office:value="190.5">
            <text:p>190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0-30T03:00:00">
            <text:p>Fri Oct 30 03:00:00 2020</text:p>
          </table:table-cell>
          <table:table-cell office:value-type="float" office:value="160.6667">
            <text:p>160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10-30T19:00:00">
            <text:p>Fri Oct 30 19:00:00 2020</text:p>
          </table:table-cell>
          <table:table-cell office:value-type="float" office:value="218.1667">
            <text:p>218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30T20:00:00">
            <text:p>Fri Oct 30 20:00:00 2020</text:p>
          </table:table-cell>
          <table:table-cell office:value-type="float" office:value="225.3333">
            <text:p>225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30T21:00:00">
            <text:p>Fri Oct 30 21:00:00 2020</text:p>
          </table:table-cell>
          <table:table-cell office:value-type="float" office:value="214.8333">
            <text:p>214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30T22:00:00">
            <text:p>Fri Oct 30 22:00:00 2020</text:p>
          </table:table-cell>
          <table:table-cell office:value-type="float" office:value="207.8333">
            <text:p>207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30T23:00:00">
            <text:p>Fri Oct 30 23:00:00 2020</text:p>
          </table:table-cell>
          <table:table-cell office:value-type="float" office:value="183.0">
            <text:p>183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0-31T00:00:00">
            <text:p>Sat Oct 31 00:00:00 2020</text:p>
          </table:table-cell>
          <table:table-cell office:value-type="float" office:value="188.6667">
            <text:p>188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0-31T01:00:00">
            <text:p>Sat Oct 31 01:00:00 2020</text:p>
          </table:table-cell>
          <table:table-cell office:value-type="float" office:value="201.5">
            <text:p>201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10-31T02:00:00">
            <text:p>Sat Oct 31 02:00:00 2020</text:p>
          </table:table-cell>
          <table:table-cell office:value-type="float" office:value="177.5">
            <text:p>177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31T19:00:00">
            <text:p>Sat Oct 31 19:00:00 2020</text:p>
          </table:table-cell>
          <table:table-cell office:value-type="float" office:value="233.5">
            <text:p>233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0-31T20:00:00">
            <text:p>Sat Oct 31 20:00:00 2020</text:p>
          </table:table-cell>
          <table:table-cell office:value-type="float" office:value="191.8333">
            <text:p>191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10-31T21:00:00">
            <text:p>Sat Oct 31 21:00:00 2020</text:p>
          </table:table-cell>
          <table:table-cell office:value-type="float" office:value="134.6667">
            <text:p>134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0-31T22:00:00">
            <text:p>Sat Oct 31 22:00:00 2020</text:p>
          </table:table-cell>
          <table:table-cell office:value-type="float" office:value="217.8333">
            <text:p>217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0-31T23:00:00">
            <text:p>Sat Oct 31 23:00:00 2020</text:p>
          </table:table-cell>
          <table:table-cell office:value-type="float" office:value="157.1667">
            <text:p>157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1-01T00:00:00">
            <text:p>Sun Nov  1 00:00:00 2020</text:p>
          </table:table-cell>
          <table:table-cell office:value-type="float" office:value="166.8333">
            <text:p>166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1-01T01:00:00">
            <text:p>Sun Nov  1 01:00:00 2020</text:p>
          </table:table-cell>
          <table:table-cell office:value-type="float" office:value="159.5">
            <text:p>159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1-01T19:00:00">
            <text:p>Sun Nov  1 19:00:00 2020</text:p>
          </table:table-cell>
          <table:table-cell office:value-type="float" office:value="226.0">
            <text:p>226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1-01T20:00:00">
            <text:p>Sun Nov  1 20:00:00 2020</text:p>
          </table:table-cell>
          <table:table-cell office:value-type="float" office:value="204.8333">
            <text:p>204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1-01T21:00:00">
            <text:p>Sun Nov  1 21:00:00 2020</text:p>
          </table:table-cell>
          <table:table-cell office:value-type="float" office:value="137.3333">
            <text:p>137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11-01T22:00:00">
            <text:p>Sun Nov  1 22:00:00 2020</text:p>
          </table:table-cell>
          <table:table-cell office:value-type="float" office:value="157.0">
            <text:p>157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1-01T23:00:00">
            <text:p>Sun Nov  1 23:00:00 2020</text:p>
          </table:table-cell>
          <table:table-cell office:value-type="float" office:value="213.6667">
            <text:p>213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11-02T00:00:00">
            <text:p>Mon Nov  2 00:00:00 2020</text:p>
          </table:table-cell>
          <table:table-cell office:value-type="float" office:value="175.1667">
            <text:p>175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1-02T19:00:00">
            <text:p>Mon Nov  2 19:00:00 2020</text:p>
          </table:table-cell>
          <table:table-cell office:value-type="float" office:value="233.1667">
            <text:p>233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1-02T20:00:00">
            <text:p>Mon Nov  2 20:00:00 2020</text:p>
          </table:table-cell>
          <table:table-cell office:value-type="float" office:value="193.6667">
            <text:p>193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11-02T21:00:00">
            <text:p>Mon Nov  2 21:00:00 2020</text:p>
          </table:table-cell>
          <table:table-cell office:value-type="float" office:value="194.8333">
            <text:p>194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1-02T22:00:00">
            <text:p>Mon Nov  2 22:00:00 2020</text:p>
          </table:table-cell>
          <table:table-cell office:value-type="float" office:value="215.8333">
            <text:p>215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11-02T23:00:00">
            <text:p>Mon Nov  2 23:00:00 2020</text:p>
          </table:table-cell>
          <table:table-cell office:value-type="float" office:value="223.0">
            <text:p>223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03T00:00:00">
            <text:p>Tue Nov  3 00:00:00 2020</text:p>
          </table:table-cell>
          <table:table-cell office:value-type="float" office:value="213.5">
            <text:p>213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1-03T20:00:00">
            <text:p>Tue Nov  3 20:00:00 2020</text:p>
          </table:table-cell>
          <table:table-cell office:value-type="float" office:value="160.3333">
            <text:p>160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1-03T21:00:00">
            <text:p>Tue Nov  3 21:00:00 2020</text:p>
          </table:table-cell>
          <table:table-cell office:value-type="float" office:value="111.1667">
            <text:p>111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11-05T09:00:00">
            <text:p>Thu Nov  5 09:00:00 2020</text:p>
          </table:table-cell>
          <table:table-cell office:value-type="float" office:value="253.0">
            <text:p>253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1-08T20:00:00">
            <text:p>Sun Nov  8 20:00:00 2020</text:p>
          </table:table-cell>
          <table:table-cell office:value-type="float" office:value="170.1667">
            <text:p>170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11-08T21:00:00">
            <text:p>Sun Nov  8 21:00:00 2020</text:p>
          </table:table-cell>
          <table:table-cell office:value-type="float" office:value="149.3333">
            <text:p>149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11-08T22:00:00">
            <text:p>Sun Nov  8 22:00:00 2020</text:p>
          </table:table-cell>
          <table:table-cell office:value-type="float" office:value="130.0">
            <text:p>130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0-11-08T23:00:00">
            <text:p>Sun Nov  8 23:00:00 2020</text:p>
          </table:table-cell>
          <table:table-cell office:value-type="float" office:value="119.8333">
            <text:p>119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11-09T00:00:00">
            <text:p>Mon Nov  9 00:00:00 2020</text:p>
          </table:table-cell>
          <table:table-cell office:value-type="float" office:value="184.8333">
            <text:p>184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1-09T21:00:00">
            <text:p>Mon Nov  9 21:00:00 2020</text:p>
          </table:table-cell>
          <table:table-cell office:value-type="float" office:value="190.0">
            <text:p>190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1-09T22:00:00">
            <text:p>Mon Nov  9 22:00:00 2020</text:p>
          </table:table-cell>
          <table:table-cell office:value-type="float" office:value="174.0">
            <text:p>174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1-09T23:00:00">
            <text:p>Mon Nov  9 23:00:00 2020</text:p>
          </table:table-cell>
          <table:table-cell office:value-type="float" office:value="191.8333">
            <text:p>191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10T00:00:00">
            <text:p>Tue Nov 10 00:00:00 2020</text:p>
          </table:table-cell>
          <table:table-cell office:value-type="float" office:value="144.6667">
            <text:p>144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11-10T19:00:00">
            <text:p>Tue Nov 10 19:00:00 2020</text:p>
          </table:table-cell>
          <table:table-cell office:value-type="float" office:value="217.0">
            <text:p>217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1-10T20:00:00">
            <text:p>Tue Nov 10 20:00:00 2020</text:p>
          </table:table-cell>
          <table:table-cell office:value-type="float" office:value="215.1667">
            <text:p>215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10T21:00:00">
            <text:p>Tue Nov 10 21:00:00 2020</text:p>
          </table:table-cell>
          <table:table-cell office:value-type="float" office:value="149.0">
            <text:p>149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10T22:00:00">
            <text:p>Tue Nov 10 22:00:00 2020</text:p>
          </table:table-cell>
          <table:table-cell office:value-type="float" office:value="222.5">
            <text:p>222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1-10T23:00:00">
            <text:p>Tue Nov 10 23:00:00 2020</text:p>
          </table:table-cell>
          <table:table-cell office:value-type="float" office:value="107.5">
            <text:p>107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11-11T19:00:00">
            <text:p>Wed Nov 11 19:00:00 2020</text:p>
          </table:table-cell>
          <table:table-cell office:value-type="float" office:value="215.5">
            <text:p>215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1-11T20:00:00">
            <text:p>Wed Nov 11 20:00:00 2020</text:p>
          </table:table-cell>
          <table:table-cell office:value-type="float" office:value="223.1667">
            <text:p>22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1T21:00:00">
            <text:p>Wed Nov 11 21:00:00 2020</text:p>
          </table:table-cell>
          <table:table-cell office:value-type="float" office:value="194.8333">
            <text:p>194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1-11T22:00:00">
            <text:p>Wed Nov 11 22:00:00 2020</text:p>
          </table:table-cell>
          <table:table-cell office:value-type="float" office:value="213.3333">
            <text:p>213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1T23:00:00">
            <text:p>Wed Nov 11 23:00:00 2020</text:p>
          </table:table-cell>
          <table:table-cell office:value-type="float" office:value="149.5">
            <text:p>149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2T19:00:00">
            <text:p>Thu Nov 12 19:00:00 2020</text:p>
          </table:table-cell>
          <table:table-cell office:value-type="float" office:value="221.3333">
            <text:p>221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1-12T20:00:00">
            <text:p>Thu Nov 12 20:00:00 2020</text:p>
          </table:table-cell>
          <table:table-cell office:value-type="float" office:value="190.5">
            <text:p>190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2T21:00:00">
            <text:p>Thu Nov 12 21:00:00 2020</text:p>
          </table:table-cell>
          <table:table-cell office:value-type="float" office:value="162.1667">
            <text:p>162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11-12T22:00:00">
            <text:p>Thu Nov 12 22:00:00 2020</text:p>
          </table:table-cell>
          <table:table-cell office:value-type="float" office:value="199.5">
            <text:p>199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11-13T19:00:00">
            <text:p>Fri Nov 13 19:00:00 2020</text:p>
          </table:table-cell>
          <table:table-cell office:value-type="float" office:value="170.5">
            <text:p>170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1-13T20:00:00">
            <text:p>Fri Nov 13 20:00:00 2020</text:p>
          </table:table-cell>
          <table:table-cell office:value-type="float" office:value="81.1667">
            <text:p>81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1-13T21:00:00">
            <text:p>Fri Nov 13 21:00:00 2020</text:p>
          </table:table-cell>
          <table:table-cell office:value-type="float" office:value="212.3333">
            <text:p>212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13T22:00:00">
            <text:p>Fri Nov 13 22:00:00 2020</text:p>
          </table:table-cell>
          <table:table-cell office:value-type="float" office:value="174.3333">
            <text:p>174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11-13T23:00:00">
            <text:p>Fri Nov 13 23:00:00 2020</text:p>
          </table:table-cell>
          <table:table-cell office:value-type="float" office:value="166.1667">
            <text:p>166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1-14T00:00:00">
            <text:p>Sat Nov 14 00:00:00 2020</text:p>
          </table:table-cell>
          <table:table-cell office:value-type="float" office:value="104.6667">
            <text:p>104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1-14T01:00:00">
            <text:p>Sat Nov 14 01:00:00 2020</text:p>
          </table:table-cell>
          <table:table-cell office:value-type="float" office:value="163.6667">
            <text:p>163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0-11-14T02:00:00">
            <text:p>Sat Nov 14 02:00:00 2020</text:p>
          </table:table-cell>
          <table:table-cell office:value-type="float" office:value="167.3333">
            <text:p>167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1-14T03:00:00">
            <text:p>Sat Nov 14 03:00:00 2020</text:p>
          </table:table-cell>
          <table:table-cell office:value-type="float" office:value="167.0">
            <text:p>167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1-14T04:00:00">
            <text:p>Sat Nov 14 04:00:00 2020</text:p>
          </table:table-cell>
          <table:table-cell office:value-type="float" office:value="135.0">
            <text:p>135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1-14T18:00:00">
            <text:p>Sat Nov 14 18:00:00 2020</text:p>
          </table:table-cell>
          <table:table-cell office:value-type="float" office:value="102.3333">
            <text:p>102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1-14T19:00:00">
            <text:p>Sat Nov 14 19:00:00 2020</text:p>
          </table:table-cell>
          <table:table-cell office:value-type="float" office:value="111.6667">
            <text:p>111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1-14T20:00:00">
            <text:p>Sat Nov 14 20:00:00 2020</text:p>
          </table:table-cell>
          <table:table-cell office:value-type="float" office:value="84.6667">
            <text:p>84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1-14T21:00:00">
            <text:p>Sat Nov 14 21:00:00 2020</text:p>
          </table:table-cell>
          <table:table-cell office:value-type="float" office:value="126.5">
            <text:p>126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1-14T22:00:00">
            <text:p>Sat Nov 14 22:00:00 2020</text:p>
          </table:table-cell>
          <table:table-cell office:value-type="float" office:value="164.5">
            <text:p>164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1-14T23:00:00">
            <text:p>Sat Nov 14 23:00:00 2020</text:p>
          </table:table-cell>
          <table:table-cell office:value-type="float" office:value="105.0">
            <text:p>105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1-15T00:00:00">
            <text:p>Sun Nov 15 00:00:00 2020</text:p>
          </table:table-cell>
          <table:table-cell office:value-type="float" office:value="190.3333">
            <text:p>190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1-15T01:00:00">
            <text:p>Sun Nov 15 01:00:00 2020</text:p>
          </table:table-cell>
          <table:table-cell office:value-type="float" office:value="181.1667">
            <text:p>181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1-15T02:00:00">
            <text:p>Sun Nov 15 02:00:00 2020</text:p>
          </table:table-cell>
          <table:table-cell office:value-type="float" office:value="167.0">
            <text:p>167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1-15T03:00:00">
            <text:p>Sun Nov 15 03:00:00 2020</text:p>
          </table:table-cell>
          <table:table-cell office:value-type="float" office:value="163.6667">
            <text:p>163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1-15T04:00:00">
            <text:p>Sun Nov 15 04:00:00 2020</text:p>
          </table:table-cell>
          <table:table-cell office:value-type="float" office:value="123.5">
            <text:p>123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1-15T05:00:00">
            <text:p>Sun Nov 15 05:00:00 2020</text:p>
          </table:table-cell>
          <table:table-cell office:value-type="float" office:value="124.1667">
            <text:p>124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15T06:00:00">
            <text:p>Sun Nov 15 06:00:00 2020</text:p>
          </table:table-cell>
          <table:table-cell office:value-type="float" office:value="175.0">
            <text:p>175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1-15T07:00:00">
            <text:p>Sun Nov 15 07:00:00 2020</text:p>
          </table:table-cell>
          <table:table-cell office:value-type="float" office:value="169.5">
            <text:p>169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1-15T19:00:00">
            <text:p>Sun Nov 15 19:00:00 2020</text:p>
          </table:table-cell>
          <table:table-cell office:value-type="float" office:value="220.5">
            <text:p>220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1-15T20:00:00">
            <text:p>Sun Nov 15 20:00:00 2020</text:p>
          </table:table-cell>
          <table:table-cell office:value-type="float" office:value="186.1667">
            <text:p>186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1-15T21:00:00">
            <text:p>Sun Nov 15 21:00:00 2020</text:p>
          </table:table-cell>
          <table:table-cell office:value-type="float" office:value="144.5">
            <text:p>144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1-15T22:00:00">
            <text:p>Sun Nov 15 22:00:00 2020</text:p>
          </table:table-cell>
          <table:table-cell office:value-type="float" office:value="212.1667">
            <text:p>212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15T23:00:00">
            <text:p>Sun Nov 15 23:00:00 2020</text:p>
          </table:table-cell>
          <table:table-cell office:value-type="float" office:value="169.6667">
            <text:p>169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1-16T00:00:00">
            <text:p>Mon Nov 16 00:00:00 2020</text:p>
          </table:table-cell>
          <table:table-cell office:value-type="float" office:value="249.5">
            <text:p>249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16T01:00:00">
            <text:p>Mon Nov 16 01:00:00 2020</text:p>
          </table:table-cell>
          <table:table-cell office:value-type="float" office:value="155.0">
            <text:p>155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1-16T02:00:00">
            <text:p>Mon Nov 16 02:00:00 2020</text:p>
          </table:table-cell>
          <table:table-cell office:value-type="float" office:value="243.0">
            <text:p>243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1-16T19:00:00">
            <text:p>Mon Nov 16 19:00:00 2020</text:p>
          </table:table-cell>
          <table:table-cell office:value-type="float" office:value="183.6667">
            <text:p>183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1-16T20:00:00">
            <text:p>Mon Nov 16 20:00:00 2020</text:p>
          </table:table-cell>
          <table:table-cell office:value-type="float" office:value="224.6667">
            <text:p>224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1-16T21:00:00">
            <text:p>Mon Nov 16 21:00:00 2020</text:p>
          </table:table-cell>
          <table:table-cell office:value-type="float" office:value="152.6667">
            <text:p>152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1-16T22:00:00">
            <text:p>Mon Nov 16 22:00:00 2020</text:p>
          </table:table-cell>
          <table:table-cell office:value-type="float" office:value="142.3333">
            <text:p>142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16T23:00:00">
            <text:p>Mon Nov 16 23:00:00 2020</text:p>
          </table:table-cell>
          <table:table-cell office:value-type="float" office:value="176.3333">
            <text:p>176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1-17T00:00:00">
            <text:p>Tue Nov 17 00:00:00 2020</text:p>
          </table:table-cell>
          <table:table-cell office:value-type="float" office:value="107.6667">
            <text:p>107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1-17T01:00:00">
            <text:p>Tue Nov 17 01:00:00 2020</text:p>
          </table:table-cell>
          <table:table-cell office:value-type="float" office:value="227.8333">
            <text:p>227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1-17T02:00:00">
            <text:p>Tue Nov 17 02:00:00 2020</text:p>
          </table:table-cell>
          <table:table-cell office:value-type="float" office:value="158.8333">
            <text:p>158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17T03:00:00">
            <text:p>Tue Nov 17 03:00:00 2020</text:p>
          </table:table-cell>
          <table:table-cell office:value-type="float" office:value="161.8333">
            <text:p>161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11-17T04:00:00">
            <text:p>Tue Nov 17 04:00:00 2020</text:p>
          </table:table-cell>
          <table:table-cell office:value-type="float" office:value="129.1667">
            <text:p>129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1-17T19:00:00">
            <text:p>Tue Nov 17 19:00:00 2020</text:p>
          </table:table-cell>
          <table:table-cell office:value-type="float" office:value="198.6667">
            <text:p>198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7T20:00:00">
            <text:p>Tue Nov 17 20:00:00 2020</text:p>
          </table:table-cell>
          <table:table-cell office:value-type="float" office:value="199.6667">
            <text:p>199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1-17T21:00:00">
            <text:p>Tue Nov 17 21:00:00 2020</text:p>
          </table:table-cell>
          <table:table-cell office:value-type="float" office:value="118.5">
            <text:p>118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1-17T22:00:00">
            <text:p>Tue Nov 17 22:00:00 2020</text:p>
          </table:table-cell>
          <table:table-cell office:value-type="float" office:value="129.0">
            <text:p>129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11-17T23:00:00">
            <text:p>Tue Nov 17 23:00:00 2020</text:p>
          </table:table-cell>
          <table:table-cell office:value-type="float" office:value="117.1667">
            <text:p>117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1-18T00:00:00">
            <text:p>Wed Nov 18 00:00:00 2020</text:p>
          </table:table-cell>
          <table:table-cell office:value-type="float" office:value="190.0">
            <text:p>190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1-18T01:00:00">
            <text:p>Wed Nov 18 01:00:00 2020</text:p>
          </table:table-cell>
          <table:table-cell office:value-type="float" office:value="186.6667">
            <text:p>186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11-18T02:00:00">
            <text:p>Wed Nov 18 02:00:00 2020</text:p>
          </table:table-cell>
          <table:table-cell office:value-type="float" office:value="227.6667">
            <text:p>227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1-18T03:00:00">
            <text:p>Wed Nov 18 03:00:00 2020</text:p>
          </table:table-cell>
          <table:table-cell office:value-type="float" office:value="219.5">
            <text:p>219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1-18T18:00:00">
            <text:p>Wed Nov 18 18:00:00 2020</text:p>
          </table:table-cell>
          <table:table-cell office:value-type="float" office:value="227.8333">
            <text:p>227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1-18T19:00:00">
            <text:p>Wed Nov 18 19:00:00 2020</text:p>
          </table:table-cell>
          <table:table-cell office:value-type="float" office:value="217.1667">
            <text:p>217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18T20:00:00">
            <text:p>Wed Nov 18 20:00:00 2020</text:p>
          </table:table-cell>
          <table:table-cell office:value-type="float" office:value="185.6667">
            <text:p>185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8T21:00:00">
            <text:p>Wed Nov 18 21:00:00 2020</text:p>
          </table:table-cell>
          <table:table-cell office:value-type="float" office:value="121.5">
            <text:p>121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18T22:00:00">
            <text:p>Wed Nov 18 22:00:00 2020</text:p>
          </table:table-cell>
          <table:table-cell office:value-type="float" office:value="186.3333">
            <text:p>186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8T23:00:00">
            <text:p>Wed Nov 18 23:00:00 2020</text:p>
          </table:table-cell>
          <table:table-cell office:value-type="float" office:value="184.3333">
            <text:p>184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19T00:00:00">
            <text:p>Thu Nov 19 00:00:00 2020</text:p>
          </table:table-cell>
          <table:table-cell office:value-type="float" office:value="235.6667">
            <text:p>235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19T01:00:00">
            <text:p>Thu Nov 19 01:00:00 2020</text:p>
          </table:table-cell>
          <table:table-cell office:value-type="float" office:value="80.1667">
            <text:p>80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11-19T02:00:00">
            <text:p>Thu Nov 19 02:00:00 2020</text:p>
          </table:table-cell>
          <table:table-cell office:value-type="float" office:value="102.3333">
            <text:p>102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1-19T03:00:00">
            <text:p>Thu Nov 19 03:00:00 2020</text:p>
          </table:table-cell>
          <table:table-cell office:value-type="float" office:value="171.1667">
            <text:p>171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1-19T09:00:00">
            <text:p>Thu Nov 19 09:00:00 2020</text:p>
          </table:table-cell>
          <table:table-cell office:value-type="float" office:value="252.0">
            <text:p>252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9T18:00:00">
            <text:p>Thu Nov 19 18:00:00 2020</text:p>
          </table:table-cell>
          <table:table-cell office:value-type="float" office:value="192.3333">
            <text:p>192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1-19T19:00:00">
            <text:p>Thu Nov 19 19:00:00 2020</text:p>
          </table:table-cell>
          <table:table-cell office:value-type="float" office:value="220.5">
            <text:p>220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1-19T20:00:00">
            <text:p>Thu Nov 19 20:00:00 2020</text:p>
          </table:table-cell>
          <table:table-cell office:value-type="float" office:value="205.0">
            <text:p>205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9T21:00:00">
            <text:p>Thu Nov 19 21:00:00 2020</text:p>
          </table:table-cell>
          <table:table-cell office:value-type="float" office:value="196.0">
            <text:p>196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1-19T22:00:00">
            <text:p>Thu Nov 19 22:00:00 2020</text:p>
          </table:table-cell>
          <table:table-cell office:value-type="float" office:value="179.0">
            <text:p>179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9T23:00:00">
            <text:p>Thu Nov 19 23:00:00 2020</text:p>
          </table:table-cell>
          <table:table-cell office:value-type="float" office:value="185.8333">
            <text:p>185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1-20T00:00:00">
            <text:p>Fri Nov 20 00:00:00 2020</text:p>
          </table:table-cell>
          <table:table-cell office:value-type="float" office:value="197.0">
            <text:p>197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1-20T01:00:00">
            <text:p>Fri Nov 20 01:00:00 2020</text:p>
          </table:table-cell>
          <table:table-cell office:value-type="float" office:value="175.8333">
            <text:p>175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1-20T02:00:00">
            <text:p>Fri Nov 20 02:00:00 2020</text:p>
          </table:table-cell>
          <table:table-cell office:value-type="float" office:value="94.6667">
            <text:p>94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1-20T03:00:00">
            <text:p>Fri Nov 20 03:00:00 2020</text:p>
          </table:table-cell>
          <table:table-cell office:value-type="float" office:value="224.5">
            <text:p>224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1-20T04:00:00">
            <text:p>Fri Nov 20 04:00:00 2020</text:p>
          </table:table-cell>
          <table:table-cell office:value-type="float" office:value="135.3333">
            <text:p>135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11-20T19:00:00">
            <text:p>Fri Nov 20 19:00:00 2020</text:p>
          </table:table-cell>
          <table:table-cell office:value-type="float" office:value="237.5">
            <text:p>237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1-20T20:00:00">
            <text:p>Fri Nov 20 20:00:00 2020</text:p>
          </table:table-cell>
          <table:table-cell office:value-type="float" office:value="260.0">
            <text:p>260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1-20T21:00:00">
            <text:p>Fri Nov 20 21:00:00 2020</text:p>
          </table:table-cell>
          <table:table-cell office:value-type="float" office:value="208.6667">
            <text:p>208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1-20T22:00:00">
            <text:p>Fri Nov 20 22:00:00 2020</text:p>
          </table:table-cell>
          <table:table-cell office:value-type="float" office:value="154.5">
            <text:p>154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1-20T23:00:00">
            <text:p>Fri Nov 20 23:00:00 2020</text:p>
          </table:table-cell>
          <table:table-cell office:value-type="float" office:value="110.6667">
            <text:p>110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11-21T19:00:00">
            <text:p>Sat Nov 21 19:00:00 2020</text:p>
          </table:table-cell>
          <table:table-cell office:value-type="float" office:value="227.1667">
            <text:p>227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1-21T20:00:00">
            <text:p>Sat Nov 21 20:00:00 2020</text:p>
          </table:table-cell>
          <table:table-cell office:value-type="float" office:value="153.5">
            <text:p>153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1-21T21:00:00">
            <text:p>Sat Nov 21 21:00:00 2020</text:p>
          </table:table-cell>
          <table:table-cell office:value-type="float" office:value="144.8333">
            <text:p>144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1-23T22:00:00">
            <text:p>Mon Nov 23 22:00:00 2020</text:p>
          </table:table-cell>
          <table:table-cell office:value-type="float" office:value="177.1667">
            <text:p>177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3T23:00:00">
            <text:p>Mon Nov 23 23:00:00 2020</text:p>
          </table:table-cell>
          <table:table-cell office:value-type="float" office:value="166.3333">
            <text:p>166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4T19:00:00">
            <text:p>Tue Nov 24 19:00:00 2020</text:p>
          </table:table-cell>
          <table:table-cell office:value-type="float" office:value="203.6667">
            <text:p>203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24T20:00:00">
            <text:p>Tue Nov 24 20:00:00 2020</text:p>
          </table:table-cell>
          <table:table-cell office:value-type="float" office:value="226.3333">
            <text:p>226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24T21:00:00">
            <text:p>Tue Nov 24 21:00:00 2020</text:p>
          </table:table-cell>
          <table:table-cell office:value-type="float" office:value="134.1667">
            <text:p>134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24T22:00:00">
            <text:p>Tue Nov 24 22:00:00 2020</text:p>
          </table:table-cell>
          <table:table-cell office:value-type="float" office:value="122.5">
            <text:p>122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1-25T09:00:00">
            <text:p>Wed Nov 25 09:00:00 202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1-28T20:00:00">
            <text:p>Sat Nov 28 20:00:00 2020</text:p>
          </table:table-cell>
          <table:table-cell office:value-type="float" office:value="178.1667">
            <text:p>178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1-28T21:00:00">
            <text:p>Sat Nov 28 21:00:00 2020</text:p>
          </table:table-cell>
          <table:table-cell office:value-type="float" office:value="253.8333">
            <text:p>253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8T22:00:00">
            <text:p>Sat Nov 28 22:00:00 2020</text:p>
          </table:table-cell>
          <table:table-cell office:value-type="float" office:value="201.8333">
            <text:p>201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28T23:00:00">
            <text:p>Sat Nov 28 23:00:00 2020</text:p>
          </table:table-cell>
          <table:table-cell office:value-type="float" office:value="112.0">
            <text:p>112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29T00:00:00">
            <text:p>Sun Nov 29 00:00:00 2020</text:p>
          </table:table-cell>
          <table:table-cell office:value-type="float" office:value="263.5">
            <text:p>263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1-29T01:00:00">
            <text:p>Sun Nov 29 01:00:00 2020</text:p>
          </table:table-cell>
          <table:table-cell office:value-type="float" office:value="261.5">
            <text:p>261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11-29T02:00:00">
            <text:p>Sun Nov 29 02:00:00 2020</text:p>
          </table:table-cell>
          <table:table-cell office:value-type="float" office:value="269.1667">
            <text:p>269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1-29T19:00:00">
            <text:p>Sun Nov 29 19:00:00 2020</text:p>
          </table:table-cell>
          <table:table-cell office:value-type="float" office:value="217.6667">
            <text:p>217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29T20:00:00">
            <text:p>Sun Nov 29 20:00:00 2020</text:p>
          </table:table-cell>
          <table:table-cell office:value-type="float" office:value="121.5">
            <text:p>121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11-29T21:00:00">
            <text:p>Sun Nov 29 21:00:00 2020</text:p>
          </table:table-cell>
          <table:table-cell office:value-type="float" office:value="100.6667">
            <text:p>100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11-29T22:00:00">
            <text:p>Sun Nov 29 22:00:00 2020</text:p>
          </table:table-cell>
          <table:table-cell office:value-type="float" office:value="126.8333">
            <text:p>126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2-03T10:00:00">
            <text:p>Thu Dec  3 10:00:00 2020</text:p>
          </table:table-cell>
          <table:table-cell office:value-type="float" office:value="284.3333">
            <text:p>284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12-13T03:00:00">
            <text:p>Sun Dec 13 03:00:00 2020</text:p>
          </table:table-cell>
          <table:table-cell office:value-type="float" office:value="181.3333">
            <text:p>181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2-13T19:00:00">
            <text:p>Sun Dec 13 19:00:00 2020</text:p>
          </table:table-cell>
          <table:table-cell office:value-type="float" office:value="120.8333">
            <text:p>120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13T20:00:00">
            <text:p>Sun Dec 13 20:00:00 2020</text:p>
          </table:table-cell>
          <table:table-cell office:value-type="float" office:value="123.0">
            <text:p>123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12-13T21:00:00">
            <text:p>Sun Dec 13 21:00:00 2020</text:p>
          </table:table-cell>
          <table:table-cell office:value-type="float" office:value="242.3333">
            <text:p>242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13T22:00:00">
            <text:p>Sun Dec 13 22:00:00 2020</text:p>
          </table:table-cell>
          <table:table-cell office:value-type="float" office:value="179.1667">
            <text:p>179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13T23:00:00">
            <text:p>Sun Dec 13 23:00:00 2020</text:p>
          </table:table-cell>
          <table:table-cell office:value-type="float" office:value="161.5">
            <text:p>161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14T00:00:00">
            <text:p>Mon Dec 14 00:00:00 2020</text:p>
          </table:table-cell>
          <table:table-cell office:value-type="float" office:value="130.3333">
            <text:p>130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14T01:00:00">
            <text:p>Mon Dec 14 01:00:00 2020</text:p>
          </table:table-cell>
          <table:table-cell office:value-type="float" office:value="240.5">
            <text:p>240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14T02:00:00">
            <text:p>Mon Dec 14 02:00:00 2020</text:p>
          </table:table-cell>
          <table:table-cell office:value-type="float" office:value="116.5">
            <text:p>116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12-14T03:00:00">
            <text:p>Mon Dec 14 03:00:00 2020</text:p>
          </table:table-cell>
          <table:table-cell office:value-type="float" office:value="148.8333">
            <text:p>148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2-14T20:00:00">
            <text:p>Mon Dec 14 20:00:00 2020</text:p>
          </table:table-cell>
          <table:table-cell office:value-type="float" office:value="174.8333">
            <text:p>174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4T21:00:00">
            <text:p>Mon Dec 14 21:00:00 2020</text:p>
          </table:table-cell>
          <table:table-cell office:value-type="float" office:value="178.8333">
            <text:p>178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12-14T22:00:00">
            <text:p>Mon Dec 14 22:00:00 2020</text:p>
          </table:table-cell>
          <table:table-cell office:value-type="float" office:value="216.8333">
            <text:p>216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14T23:00:00">
            <text:p>Mon Dec 14 23:00:00 2020</text:p>
          </table:table-cell>
          <table:table-cell office:value-type="float" office:value="185.8333">
            <text:p>185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15T00:00:00">
            <text:p>Tue Dec 15 00:00:00 2020</text:p>
          </table:table-cell>
          <table:table-cell office:value-type="float" office:value="177.8333">
            <text:p>177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2-15T01:00:00">
            <text:p>Tue Dec 15 01:00:00 2020</text:p>
          </table:table-cell>
          <table:table-cell office:value-type="float" office:value="259.3333">
            <text:p>259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2-15T20:00:00">
            <text:p>Tue Dec 15 20:00:00 2020</text:p>
          </table:table-cell>
          <table:table-cell office:value-type="float" office:value="147.5">
            <text:p>147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15T21:00:00">
            <text:p>Tue Dec 15 21:00:00 2020</text:p>
          </table:table-cell>
          <table:table-cell office:value-type="float" office:value="194.3333">
            <text:p>194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12-15T22:00:00">
            <text:p>Tue Dec 15 22:00:00 2020</text:p>
          </table:table-cell>
          <table:table-cell office:value-type="float" office:value="119.1667">
            <text:p>119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12-15T23:00:00">
            <text:p>Tue Dec 15 23:00:00 2020</text:p>
          </table:table-cell>
          <table:table-cell office:value-type="float" office:value="145.0">
            <text:p>145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12-16T19:00:00">
            <text:p>Wed Dec 16 19:00:00 2020</text:p>
          </table:table-cell>
          <table:table-cell office:value-type="float" office:value="256.6667">
            <text:p>256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12-16T20:00:00">
            <text:p>Wed Dec 16 20:00:00 2020</text:p>
          </table:table-cell>
          <table:table-cell office:value-type="float" office:value="266.5">
            <text:p>266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2-16T21:00:00">
            <text:p>Wed Dec 16 21:00:00 2020</text:p>
          </table:table-cell>
          <table:table-cell office:value-type="float" office:value="224.6667">
            <text:p>224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16T22:00:00">
            <text:p>Wed Dec 16 22:00:00 2020</text:p>
          </table:table-cell>
          <table:table-cell office:value-type="float" office:value="162.0">
            <text:p>162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6T23:00:00">
            <text:p>Wed Dec 16 23:00:00 2020</text:p>
          </table:table-cell>
          <table:table-cell office:value-type="float" office:value="111.1667">
            <text:p>111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2-17T00:00:00">
            <text:p>Thu Dec 17 00:00:00 2020</text:p>
          </table:table-cell>
          <table:table-cell office:value-type="float" office:value="197.6667">
            <text:p>197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2-17T01:00:00">
            <text:p>Thu Dec 17 01:00:00 2020</text:p>
          </table:table-cell>
          <table:table-cell office:value-type="float" office:value="183.3333">
            <text:p>183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17T02:00:00">
            <text:p>Thu Dec 17 02:00:00 2020</text:p>
          </table:table-cell>
          <table:table-cell office:value-type="float" office:value="190.8333">
            <text:p>190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2-17T03:00:00">
            <text:p>Thu Dec 17 03:00:00 2020</text:p>
          </table:table-cell>
          <table:table-cell office:value-type="float" office:value="118.1667">
            <text:p>118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12-17T04:00:00">
            <text:p>Thu Dec 17 04:00:00 2020</text:p>
          </table:table-cell>
          <table:table-cell office:value-type="float" office:value="150.3333">
            <text:p>150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17T05:00:00">
            <text:p>Thu Dec 17 05:00:00 2020</text:p>
          </table:table-cell>
          <table:table-cell office:value-type="float" office:value="210.5">
            <text:p>210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2-17T06:00:00">
            <text:p>Thu Dec 17 06:00:00 2020</text:p>
          </table:table-cell>
          <table:table-cell office:value-type="float" office:value="208.8333">
            <text:p>208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12-17T07:00:00">
            <text:p>Thu Dec 17 07:00:00 2020</text:p>
          </table:table-cell>
          <table:table-cell office:value-type="float" office:value="169.5">
            <text:p>169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12-17T08:00:00">
            <text:p>Thu Dec 17 08:00:00 2020</text:p>
          </table:table-cell>
          <table:table-cell office:value-type="float" office:value="194.3333">
            <text:p>194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17T10:00:00">
            <text:p>Thu Dec 17 10:00:00 2020</text:p>
          </table:table-cell>
          <table:table-cell office:value-type="float" office:value="102.5">
            <text:p>102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2-17T11:00:00">
            <text:p>Thu Dec 17 11:00:00 2020</text:p>
          </table:table-cell>
          <table:table-cell office:value-type="float" office:value="207.5">
            <text:p>207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12-17T19:00:00">
            <text:p>Thu Dec 17 19:00:00 2020</text:p>
          </table:table-cell>
          <table:table-cell office:value-type="float" office:value="254.1667">
            <text:p>254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12-17T20:00:00">
            <text:p>Thu Dec 17 20:00:00 2020</text:p>
          </table:table-cell>
          <table:table-cell office:value-type="float" office:value="139.5">
            <text:p>139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7T21:00:00">
            <text:p>Thu Dec 17 21:00:00 2020</text:p>
          </table:table-cell>
          <table:table-cell office:value-type="float" office:value="113.5">
            <text:p>113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2-17T22:00:00">
            <text:p>Thu Dec 17 22:00:00 2020</text:p>
          </table:table-cell>
          <table:table-cell office:value-type="float" office:value="148.8333">
            <text:p>148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0-12-17T23:00:00">
            <text:p>Thu Dec 17 23:00:00 2020</text:p>
          </table:table-cell>
          <table:table-cell office:value-type="float" office:value="128.8333">
            <text:p>128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18T00:00:00">
            <text:p>Fri Dec 18 00:00:00 2020</text:p>
          </table:table-cell>
          <table:table-cell office:value-type="float" office:value="199.1667">
            <text:p>199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18T01:00:00">
            <text:p>Fri Dec 18 01:00:00 2020</text:p>
          </table:table-cell>
          <table:table-cell office:value-type="float" office:value="160.0">
            <text:p>160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12-18T02:00:00">
            <text:p>Fri Dec 18 02:00:00 2020</text:p>
          </table:table-cell>
          <table:table-cell office:value-type="float" office:value="237.0">
            <text:p>237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12-18T06:00:00">
            <text:p>Fri Dec 18 06:00:00 2020</text:p>
          </table:table-cell>
          <table:table-cell office:value-type="float" office:value="86.6667">
            <text:p>86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18T07:00:00">
            <text:p>Fri Dec 18 07:00:00 2020</text:p>
          </table:table-cell>
          <table:table-cell office:value-type="float" office:value="111.0">
            <text:p>111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2-18T08:00:00">
            <text:p>Fri Dec 18 08:00:00 2020</text:p>
          </table:table-cell>
          <table:table-cell office:value-type="float" office:value="153.8333">
            <text:p>153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2-18T09:00:00">
            <text:p>Fri Dec 18 09:00:00 2020</text:p>
          </table:table-cell>
          <table:table-cell office:value-type="float" office:value="88.8333">
            <text:p>8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18T10:00:00">
            <text:p>Fri Dec 18 10:00:00 2020</text:p>
          </table:table-cell>
          <table:table-cell office:value-type="float" office:value="235.3333">
            <text:p>235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18T11:00:00">
            <text:p>Fri Dec 18 11:00:00 2020</text:p>
          </table:table-cell>
          <table:table-cell office:value-type="float" office:value="280.0">
            <text:p>280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2-18T12:00:00">
            <text:p>Fri Dec 18 12:00:00 2020</text:p>
          </table:table-cell>
          <table:table-cell office:value-type="float" office:value="222.1667">
            <text:p>222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18T13:00:00">
            <text:p>Fri Dec 18 13:00:00 2020</text:p>
          </table:table-cell>
          <table:table-cell office:value-type="float" office:value="232.8333">
            <text:p>232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2-18T14:00:00">
            <text:p>Fri Dec 18 14:00:00 2020</text:p>
          </table:table-cell>
          <table:table-cell office:value-type="float" office:value="291.1667">
            <text:p>291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12-18T17:00:00">
            <text:p>Fri Dec 18 17:00:00 2020</text:p>
          </table:table-cell>
          <table:table-cell office:value-type="float" office:value="176.6667">
            <text:p>176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12-18T19:00:00">
            <text:p>Fri Dec 18 19:00:00 2020</text:p>
          </table:table-cell>
          <table:table-cell office:value-type="float" office:value="274.0">
            <text:p>274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2-18T20:00:00">
            <text:p>Fri Dec 18 20:00:00 2020</text:p>
          </table:table-cell>
          <table:table-cell office:value-type="float" office:value="132.5">
            <text:p>132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18T21:00:00">
            <text:p>Fri Dec 18 21:00:00 2020</text:p>
          </table:table-cell>
          <table:table-cell office:value-type="float" office:value="112.6667">
            <text:p>112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12-18T22:00:00">
            <text:p>Fri Dec 18 22:00:00 2020</text:p>
          </table:table-cell>
          <table:table-cell office:value-type="float" office:value="144.5">
            <text:p>144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2-18T23:00:00">
            <text:p>Fri Dec 18 23:00:00 2020</text:p>
          </table:table-cell>
          <table:table-cell office:value-type="float" office:value="203.0">
            <text:p>203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19T00:00:00">
            <text:p>Sat Dec 19 00:00:00 2020</text:p>
          </table:table-cell>
          <table:table-cell office:value-type="float" office:value="234.3333">
            <text:p>234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12-19T01:00:00">
            <text:p>Sat Dec 19 01:00:00 2020</text:p>
          </table:table-cell>
          <table:table-cell office:value-type="float" office:value="240.3333">
            <text:p>240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9T02:00:00">
            <text:p>Sat Dec 19 02:00:00 2020</text:p>
          </table:table-cell>
          <table:table-cell office:value-type="float" office:value="161.0">
            <text:p>161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2-19T03:00:00">
            <text:p>Sat Dec 19 03:00:00 2020</text:p>
          </table:table-cell>
          <table:table-cell office:value-type="float" office:value="136.1667">
            <text:p>136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12-19T04:00:00">
            <text:p>Sat Dec 19 04:00:00 2020</text:p>
          </table:table-cell>
          <table:table-cell office:value-type="float" office:value="120.1667">
            <text:p>120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2-19T05:00:00">
            <text:p>Sat Dec 19 05:00:00 2020</text:p>
          </table:table-cell>
          <table:table-cell office:value-type="float" office:value="129.8333">
            <text:p>129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2-19T06:00:00">
            <text:p>Sat Dec 19 06:00:00 2020</text:p>
          </table:table-cell>
          <table:table-cell office:value-type="float" office:value="174.0">
            <text:p>174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12-19T07:00:00">
            <text:p>Sat Dec 19 07:00:00 2020</text:p>
          </table:table-cell>
          <table:table-cell office:value-type="float" office:value="169.1667">
            <text:p>169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12-19T08:00:00">
            <text:p>Sat Dec 19 08:00:00 2020</text:p>
          </table:table-cell>
          <table:table-cell office:value-type="float" office:value="171.6667">
            <text:p>171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2-19T16:00:00">
            <text:p>Sat Dec 19 16:00:00 2020</text:p>
          </table:table-cell>
          <table:table-cell office:value-type="float" office:value="76.8333">
            <text:p>76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19T17:00:00">
            <text:p>Sat Dec 19 17:00:00 2020</text:p>
          </table:table-cell>
          <table:table-cell office:value-type="float" office:value="47.6667">
            <text:p>47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19T18:00:00">
            <text:p>Sat Dec 19 18:00:00 2020</text:p>
          </table:table-cell>
          <table:table-cell office:value-type="float" office:value="84.0">
            <text:p>84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12-19T19:00:00">
            <text:p>Sat Dec 19 19:00:00 2020</text:p>
          </table:table-cell>
          <table:table-cell office:value-type="float" office:value="105.8333">
            <text:p>105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12-19T20:00:00">
            <text:p>Sat Dec 19 20:00:00 2020</text:p>
          </table:table-cell>
          <table:table-cell office:value-type="float" office:value="148.6667">
            <text:p>148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2-19T21:00:00">
            <text:p>Sat Dec 19 21:00:00 2020</text:p>
          </table:table-cell>
          <table:table-cell office:value-type="float" office:value="223.3333">
            <text:p>223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2-19T22:00:00">
            <text:p>Sat Dec 19 22:00:00 2020</text:p>
          </table:table-cell>
          <table:table-cell office:value-type="float" office:value="106.1667">
            <text:p>106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2-19T23:00:00">
            <text:p>Sat Dec 19 23:00:00 2020</text:p>
          </table:table-cell>
          <table:table-cell office:value-type="float" office:value="165.0">
            <text:p>165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20T00:00:00">
            <text:p>Sun Dec 20 00:00:00 2020</text:p>
          </table:table-cell>
          <table:table-cell office:value-type="float" office:value="100.3333">
            <text:p>100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20T01:00:00">
            <text:p>Sun Dec 20 01:00:00 2020</text:p>
          </table:table-cell>
          <table:table-cell office:value-type="float" office:value="107.0">
            <text:p>107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0-12-20T02:00:00">
            <text:p>Sun Dec 20 02:00:00 2020</text:p>
          </table:table-cell>
          <table:table-cell office:value-type="float" office:value="189.5">
            <text:p>189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2-20T03:00:00">
            <text:p>Sun Dec 20 03:00:00 2020</text:p>
          </table:table-cell>
          <table:table-cell office:value-type="float" office:value="275.8333">
            <text:p>275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2-20T04:00:00">
            <text:p>Sun Dec 20 04:00:00 2020</text:p>
          </table:table-cell>
          <table:table-cell office:value-type="float" office:value="217.8333">
            <text:p>217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20T05:00:00">
            <text:p>Sun Dec 20 05:00:00 2020</text:p>
          </table:table-cell>
          <table:table-cell office:value-type="float" office:value="196.0">
            <text:p>196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2-20T06:00:00">
            <text:p>Sun Dec 20 06:00:00 2020</text:p>
          </table:table-cell>
          <table:table-cell office:value-type="float" office:value="128.0">
            <text:p>128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2-20T07:00:00">
            <text:p>Sun Dec 20 07:00:00 2020</text:p>
          </table:table-cell>
          <table:table-cell office:value-type="float" office:value="177.0">
            <text:p>177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20T08:00:00">
            <text:p>Sun Dec 20 08:00:00 2020</text:p>
          </table:table-cell>
          <table:table-cell office:value-type="float" office:value="234.6667">
            <text:p>234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20T09:00:00">
            <text:p>Sun Dec 20 09:00:00 2020</text:p>
          </table:table-cell>
          <table:table-cell office:value-type="float" office:value="276.3333">
            <text:p>276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12-20T10:00:00">
            <text:p>Sun Dec 20 10:00:00 2020</text:p>
          </table:table-cell>
          <table:table-cell office:value-type="float" office:value="306.0">
            <text:p>306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12-20T11:00:00">
            <text:p>Sun Dec 20 11:00:00 2020</text:p>
          </table:table-cell>
          <table:table-cell office:value-type="float" office:value="174.0">
            <text:p>174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12-20T12:00:00">
            <text:p>Sun Dec 20 12:00:00 2020</text:p>
          </table:table-cell>
          <table:table-cell office:value-type="float" office:value="104.6667">
            <text:p>104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12-20T13:00:00">
            <text:p>Sun Dec 20 13:00:00 2020</text:p>
          </table:table-cell>
          <table:table-cell office:value-type="float" office:value="178.6667">
            <text:p>178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20T14:00:00">
            <text:p>Sun Dec 20 14:00:00 2020</text:p>
          </table:table-cell>
          <table:table-cell office:value-type="float" office:value="97.3333">
            <text:p>97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12-20T15:00:00">
            <text:p>Sun Dec 20 15:00:00 2020</text:p>
          </table:table-cell>
          <table:table-cell office:value-type="float" office:value="71.5">
            <text:p>71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12-20T18:00:00">
            <text:p>Sun Dec 20 18:00:00 2020</text:p>
          </table:table-cell>
          <table:table-cell office:value-type="float" office:value="240.8333">
            <text:p>240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12-20T19:00:00">
            <text:p>Sun Dec 20 19:00:00 2020</text:p>
          </table:table-cell>
          <table:table-cell office:value-type="float" office:value="218.5">
            <text:p>218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20T20:00:00">
            <text:p>Sun Dec 20 20:00:00 2020</text:p>
          </table:table-cell>
          <table:table-cell office:value-type="float" office:value="185.6667">
            <text:p>185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2-20T21:00:00">
            <text:p>Sun Dec 20 21:00:00 2020</text:p>
          </table:table-cell>
          <table:table-cell office:value-type="float" office:value="109.8333">
            <text:p>109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2-20T22:00:00">
            <text:p>Sun Dec 20 22:00:00 2020</text:p>
          </table:table-cell>
          <table:table-cell office:value-type="float" office:value="90.8333">
            <text:p>90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0T23:00:00">
            <text:p>Sun Dec 20 23:00:00 2020</text:p>
          </table:table-cell>
          <table:table-cell office:value-type="float" office:value="214.1667">
            <text:p>214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1T00:00:00">
            <text:p>Mon Dec 21 00:00:00 2020</text:p>
          </table:table-cell>
          <table:table-cell office:value-type="float" office:value="96.5">
            <text:p>96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21T01:00:00">
            <text:p>Mon Dec 21 01:00:00 2020</text:p>
          </table:table-cell>
          <table:table-cell office:value-type="float" office:value="106.6667">
            <text:p>106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12-21T16:00:00">
            <text:p>Mon Dec 21 16:00:00 2020</text:p>
          </table:table-cell>
          <table:table-cell office:value-type="float" office:value="123.6667">
            <text:p>123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2-21T17:00:00">
            <text:p>Mon Dec 21 17:00:00 2020</text:p>
          </table:table-cell>
          <table:table-cell office:value-type="float" office:value="91.8333">
            <text:p>91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21T18:00:00">
            <text:p>Mon Dec 21 18:00:00 2020</text:p>
          </table:table-cell>
          <table:table-cell office:value-type="float" office:value="175.6667">
            <text:p>175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2-21T19:00:00">
            <text:p>Mon Dec 21 19:00:00 2020</text:p>
          </table:table-cell>
          <table:table-cell office:value-type="float" office:value="211.5">
            <text:p>211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21T20:00:00">
            <text:p>Mon Dec 21 20:00:00 2020</text:p>
          </table:table-cell>
          <table:table-cell office:value-type="float" office:value="107.1667">
            <text:p>107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21T21:00:00">
            <text:p>Mon Dec 21 21:00:00 2020</text:p>
          </table:table-cell>
          <table:table-cell office:value-type="float" office:value="59.1667">
            <text:p>59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2-21T22:00:00">
            <text:p>Mon Dec 21 22:00:00 2020</text:p>
          </table:table-cell>
          <table:table-cell office:value-type="float" office:value="119.3333">
            <text:p>119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2-21T23:00:00">
            <text:p>Mon Dec 21 23:00:00 2020</text:p>
          </table:table-cell>
          <table:table-cell office:value-type="float" office:value="82.8333">
            <text:p>82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12-22T00:00:00">
            <text:p>Tue Dec 22 00:00:00 2020</text:p>
          </table:table-cell>
          <table:table-cell office:value-type="float" office:value="186.8333">
            <text:p>186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22T01:00:00">
            <text:p>Tue Dec 22 01:00:00 2020</text:p>
          </table:table-cell>
          <table:table-cell office:value-type="float" office:value="116.3333">
            <text:p>116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12-22T02:00:00">
            <text:p>Tue Dec 22 02:00:00 2020</text:p>
          </table:table-cell>
          <table:table-cell office:value-type="float" office:value="110.0">
            <text:p>110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12-22T03:00:00">
            <text:p>Tue Dec 22 03:00:00 2020</text:p>
          </table:table-cell>
          <table:table-cell office:value-type="float" office:value="172.0">
            <text:p>172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12-22T04:00:00">
            <text:p>Tue Dec 22 04:00:00 2020</text:p>
          </table:table-cell>
          <table:table-cell office:value-type="float" office:value="181.1667">
            <text:p>181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22T05:00:00">
            <text:p>Tue Dec 22 05:00:00 2020</text:p>
          </table:table-cell>
          <table:table-cell office:value-type="float" office:value="154.8333">
            <text:p>154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22T06:00:00">
            <text:p>Tue Dec 22 06:00:00 2020</text:p>
          </table:table-cell>
          <table:table-cell office:value-type="float" office:value="68.0">
            <text:p>68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22T07:00:00">
            <text:p>Tue Dec 22 07:00:00 2020</text:p>
          </table:table-cell>
          <table:table-cell office:value-type="float" office:value="237.8333">
            <text:p>237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12-22T08:00:00">
            <text:p>Tue Dec 22 08:00:00 2020</text:p>
          </table:table-cell>
          <table:table-cell office:value-type="float" office:value="210.3333">
            <text:p>210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12-22T09:00:00">
            <text:p>Tue Dec 22 09:00:00 2020</text:p>
          </table:table-cell>
          <table:table-cell office:value-type="float" office:value="286.1667">
            <text:p>286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2-22T10:00:00">
            <text:p>Tue Dec 22 10:00:00 2020</text:p>
          </table:table-cell>
          <table:table-cell office:value-type="float" office:value="156.3333">
            <text:p>156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22T12:00:00">
            <text:p>Tue Dec 22 12:00:00 2020</text:p>
          </table:table-cell>
          <table:table-cell office:value-type="float" office:value="152.1667">
            <text:p>152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2-22T15:00:00">
            <text:p>Tue Dec 22 15:00:00 2020</text:p>
          </table:table-cell>
          <table:table-cell office:value-type="float" office:value="181.5">
            <text:p>181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2-22T16:00:00">
            <text:p>Tue Dec 22 16:00:00 2020</text:p>
          </table:table-cell>
          <table:table-cell office:value-type="float" office:value="244.5">
            <text:p>244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2-22T17:00:00">
            <text:p>Tue Dec 22 17:00:00 2020</text:p>
          </table:table-cell>
          <table:table-cell office:value-type="float" office:value="127.1667">
            <text:p>127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12-22T18:00:00">
            <text:p>Tue Dec 22 18:00:00 2020</text:p>
          </table:table-cell>
          <table:table-cell office:value-type="float" office:value="184.8333">
            <text:p>184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2-22T19:00:00">
            <text:p>Tue Dec 22 19:00:00 2020</text:p>
          </table:table-cell>
          <table:table-cell office:value-type="float" office:value="222.8333">
            <text:p>222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12-22T20:00:00">
            <text:p>Tue Dec 22 20:00:00 2020</text:p>
          </table:table-cell>
          <table:table-cell office:value-type="float" office:value="157.1667">
            <text:p>157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2T21:00:00">
            <text:p>Tue Dec 22 21:00:00 2020</text:p>
          </table:table-cell>
          <table:table-cell office:value-type="float" office:value="209.8333">
            <text:p>209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22T22:00:00">
            <text:p>Tue Dec 22 22:00:00 2020</text:p>
          </table:table-cell>
          <table:table-cell office:value-type="float" office:value="168.0">
            <text:p>168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12-22T23:00:00">
            <text:p>Tue Dec 22 23:00:00 2020</text:p>
          </table:table-cell>
          <table:table-cell office:value-type="float" office:value="170.3333">
            <text:p>170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2-23T00:00:00">
            <text:p>Wed Dec 23 00:00:00 2020</text:p>
          </table:table-cell>
          <table:table-cell office:value-type="float" office:value="160.0">
            <text:p>160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2-23T01:00:00">
            <text:p>Wed Dec 23 01:00:00 2020</text:p>
          </table:table-cell>
          <table:table-cell office:value-type="float" office:value="223.0">
            <text:p>223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2-23T02:00:00">
            <text:p>Wed Dec 23 02:00:00 2020</text:p>
          </table:table-cell>
          <table:table-cell office:value-type="float" office:value="163.5">
            <text:p>163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2-23T03:00:00">
            <text:p>Wed Dec 23 03:00:00 2020</text:p>
          </table:table-cell>
          <table:table-cell office:value-type="float" office:value="229.5">
            <text:p>229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12-23T04:00:00">
            <text:p>Wed Dec 23 04:00:00 2020</text:p>
          </table:table-cell>
          <table:table-cell office:value-type="float" office:value="164.6667">
            <text:p>164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12-23T05:00:00">
            <text:p>Wed Dec 23 05:00:00 2020</text:p>
          </table:table-cell>
          <table:table-cell office:value-type="float" office:value="118.1667">
            <text:p>118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2-23T06:00:00">
            <text:p>Wed Dec 23 06:00:00 2020</text:p>
          </table:table-cell>
          <table:table-cell office:value-type="float" office:value="144.0">
            <text:p>144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12-23T07:00:00">
            <text:p>Wed Dec 23 07:00:00 2020</text:p>
          </table:table-cell>
          <table:table-cell office:value-type="float" office:value="185.6667">
            <text:p>185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2-23T08:00:00">
            <text:p>Wed Dec 23 08:00:00 2020</text:p>
          </table:table-cell>
          <table:table-cell office:value-type="float" office:value="184.6667">
            <text:p>184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23T09:00:00">
            <text:p>Wed Dec 23 09:00:00 2020</text:p>
          </table:table-cell>
          <table:table-cell office:value-type="float" office:value="111.3333">
            <text:p>111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23T10:00:00">
            <text:p>Wed Dec 23 10:00:00 2020</text:p>
          </table:table-cell>
          <table:table-cell office:value-type="float" office:value="107.6667">
            <text:p>107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2-23T11:00:00">
            <text:p>Wed Dec 23 11:00:00 2020</text:p>
          </table:table-cell>
          <table:table-cell office:value-type="float" office:value="235.1667">
            <text:p>235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12-23T15:00:00">
            <text:p>Wed Dec 23 15:00:00 2020</text:p>
          </table:table-cell>
          <table:table-cell office:value-type="float" office:value="262.3333">
            <text:p>262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12-23T19:00:00">
            <text:p>Wed Dec 23 19:00:00 2020</text:p>
          </table:table-cell>
          <table:table-cell office:value-type="float" office:value="200.0">
            <text:p>200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2-23T20:00:00">
            <text:p>Wed Dec 23 20:00:00 2020</text:p>
          </table:table-cell>
          <table:table-cell office:value-type="float" office:value="115.6667">
            <text:p>115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23T21:00:00">
            <text:p>Wed Dec 23 21:00:00 2020</text:p>
          </table:table-cell>
          <table:table-cell office:value-type="float" office:value="66.0">
            <text:p>66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2-23T22:00:00">
            <text:p>Wed Dec 23 22:00:00 2020</text:p>
          </table:table-cell>
          <table:table-cell office:value-type="float" office:value="111.8333">
            <text:p>111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23T23:00:00">
            <text:p>Wed Dec 23 23:00:00 2020</text:p>
          </table:table-cell>
          <table:table-cell office:value-type="float" office:value="233.1667">
            <text:p>233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2-24T00:00:00">
            <text:p>Thu Dec 24 00:00:00 2020</text:p>
          </table:table-cell>
          <table:table-cell office:value-type="float" office:value="160.0">
            <text:p>160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12-24T01:00:00">
            <text:p>Thu Dec 24 01:00:00 2020</text:p>
          </table:table-cell>
          <table:table-cell office:value-type="float" office:value="60.8333">
            <text:p>60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2-24T02:00:00">
            <text:p>Thu Dec 24 02:00:00 2020</text:p>
          </table:table-cell>
          <table:table-cell office:value-type="float" office:value="81.8333">
            <text:p>81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12-24T03:00:00">
            <text:p>Thu Dec 24 03:00:00 2020</text:p>
          </table:table-cell>
          <table:table-cell office:value-type="float" office:value="161.5">
            <text:p>161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12-24T04:00:00">
            <text:p>Thu Dec 24 04:00:00 2020</text:p>
          </table:table-cell>
          <table:table-cell office:value-type="float" office:value="163.8333">
            <text:p>163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12-24T05:00:00">
            <text:p>Thu Dec 24 05:00:00 2020</text:p>
          </table:table-cell>
          <table:table-cell office:value-type="float" office:value="99.6667">
            <text:p>99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2-24T06:00:00">
            <text:p>Thu Dec 24 06:00:00 2020</text:p>
          </table:table-cell>
          <table:table-cell office:value-type="float" office:value="125.5">
            <text:p>125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2-24T07:00:00">
            <text:p>Thu Dec 24 07:00:00 2020</text:p>
          </table:table-cell>
          <table:table-cell office:value-type="float" office:value="128.0">
            <text:p>128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0-12-24T08:00:00">
            <text:p>Thu Dec 24 08:00:00 2020</text:p>
          </table:table-cell>
          <table:table-cell office:value-type="float" office:value="100.6667">
            <text:p>100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2-24T19:00:00">
            <text:p>Thu Dec 24 19:00:00 2020</text:p>
          </table:table-cell>
          <table:table-cell office:value-type="float" office:value="258.8333">
            <text:p>258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12-24T20:00:00">
            <text:p>Thu Dec 24 20:00:00 2020</text:p>
          </table:table-cell>
          <table:table-cell office:value-type="float" office:value="198.6667">
            <text:p>198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2-24T21:00:00">
            <text:p>Thu Dec 24 21:00:00 2020</text:p>
          </table:table-cell>
          <table:table-cell office:value-type="float" office:value="182.5">
            <text:p>182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2-24T22:00:00">
            <text:p>Thu Dec 24 22:00:00 2020</text:p>
          </table:table-cell>
          <table:table-cell office:value-type="float" office:value="207.8333">
            <text:p>207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2-24T23:00:00">
            <text:p>Thu Dec 24 23:00:00 2020</text:p>
          </table:table-cell>
          <table:table-cell office:value-type="float" office:value="159.8333">
            <text:p>159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2-25T00:00:00">
            <text:p>Fri Dec 25 00:00:00 2020</text:p>
          </table:table-cell>
          <table:table-cell office:value-type="float" office:value="95.8333">
            <text:p>95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25T01:00:00">
            <text:p>Fri Dec 25 01:00:00 2020</text:p>
          </table:table-cell>
          <table:table-cell office:value-type="float" office:value="232.6667">
            <text:p>232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2-25T02:00:00">
            <text:p>Fri Dec 25 02:00:00 2020</text:p>
          </table:table-cell>
          <table:table-cell office:value-type="float" office:value="64.3333">
            <text:p>64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25T03:00:00">
            <text:p>Fri Dec 25 03:00:00 2020</text:p>
          </table:table-cell>
          <table:table-cell office:value-type="float" office:value="191.5">
            <text:p>191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2-25T04:00:00">
            <text:p>Fri Dec 25 04:00:00 2020</text:p>
          </table:table-cell>
          <table:table-cell office:value-type="float" office:value="145.5">
            <text:p>145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2-25T05:00:00">
            <text:p>Fri Dec 25 05:00:00 2020</text:p>
          </table:table-cell>
          <table:table-cell office:value-type="float" office:value="231.5">
            <text:p>231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25T06:00:00">
            <text:p>Fri Dec 25 06:00:00 2020</text:p>
          </table:table-cell>
          <table:table-cell office:value-type="float" office:value="164.5">
            <text:p>164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12-25T17:00:00">
            <text:p>Fri Dec 25 17:00:00 2020</text:p>
          </table:table-cell>
          <table:table-cell office:value-type="float" office:value="46.0">
            <text:p>46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12-25T18:00:00">
            <text:p>Fri Dec 25 18:00:00 2020</text:p>
          </table:table-cell>
          <table:table-cell office:value-type="float" office:value="40.5">
            <text:p>40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0-12-25T19:00:00">
            <text:p>Fri Dec 25 19:00:00 2020</text:p>
          </table:table-cell>
          <table:table-cell office:value-type="float" office:value="186.8333">
            <text:p>186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2-25T20:00:00">
            <text:p>Fri Dec 25 20:00:00 2020</text:p>
          </table:table-cell>
          <table:table-cell office:value-type="float" office:value="217.8333">
            <text:p>217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25T21:00:00">
            <text:p>Fri Dec 25 21:00:00 2020</text:p>
          </table:table-cell>
          <table:table-cell office:value-type="float" office:value="73.1667">
            <text:p>73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12-25T22:00:00">
            <text:p>Fri Dec 25 22:00:00 2020</text:p>
          </table:table-cell>
          <table:table-cell office:value-type="float" office:value="123.0">
            <text:p>123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12-25T23:00:00">
            <text:p>Fri Dec 25 23:00:00 2020</text:p>
          </table:table-cell>
          <table:table-cell office:value-type="float" office:value="250.6667">
            <text:p>250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12-26T00:00:00">
            <text:p>Sat Dec 26 00:00:00 2020</text:p>
          </table:table-cell>
          <table:table-cell office:value-type="float" office:value="283.3333">
            <text:p>283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26T01:00:00">
            <text:p>Sat Dec 26 01:00:00 2020</text:p>
          </table:table-cell>
          <table:table-cell office:value-type="float" office:value="244.3333">
            <text:p>244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26T19:00:00">
            <text:p>Sat Dec 26 19:00:00 2020</text:p>
          </table:table-cell>
          <table:table-cell office:value-type="float" office:value="178.1667">
            <text:p>178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26T20:00:00">
            <text:p>Sat Dec 26 20:00:00 2020</text:p>
          </table:table-cell>
          <table:table-cell office:value-type="float" office:value="201.5">
            <text:p>201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2-26T21:00:00">
            <text:p>Sat Dec 26 21:00:00 2020</text:p>
          </table:table-cell>
          <table:table-cell office:value-type="float" office:value="129.3333">
            <text:p>129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26T22:00:00">
            <text:p>Sat Dec 26 22:00:00 2020</text:p>
          </table:table-cell>
          <table:table-cell office:value-type="float" office:value="151.0">
            <text:p>151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2-26T23:00:00">
            <text:p>Sat Dec 26 23:00:00 2020</text:p>
          </table:table-cell>
          <table:table-cell office:value-type="float" office:value="108.6667">
            <text:p>108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12-27T18:00:00">
            <text:p>Sun Dec 27 18:00:00 2020</text:p>
          </table:table-cell>
          <table:table-cell office:value-type="float" office:value="180.1667">
            <text:p>180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2-27T19:00:00">
            <text:p>Sun Dec 27 19:00:00 2020</text:p>
          </table:table-cell>
          <table:table-cell office:value-type="float" office:value="228.8333">
            <text:p>228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27T20:00:00">
            <text:p>Sun Dec 27 20:00:00 2020</text:p>
          </table:table-cell>
          <table:table-cell office:value-type="float" office:value="138.1667">
            <text:p>138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2-27T21:00:00">
            <text:p>Sun Dec 27 21:00:00 2020</text:p>
          </table:table-cell>
          <table:table-cell office:value-type="float" office:value="227.1667">
            <text:p>227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27T22:00:00">
            <text:p>Sun Dec 27 22:00:00 2020</text:p>
          </table:table-cell>
          <table:table-cell office:value-type="float" office:value="215.3333">
            <text:p>215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27T23:00:00">
            <text:p>Sun Dec 27 23:00:00 2020</text:p>
          </table:table-cell>
          <table:table-cell office:value-type="float" office:value="167.5">
            <text:p>167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2-28T00:00:00">
            <text:p>Mon Dec 28 00:00:00 2020</text:p>
          </table:table-cell>
          <table:table-cell office:value-type="float" office:value="172.3333">
            <text:p>172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2-28T01:00:00">
            <text:p>Mon Dec 28 01:00:00 2020</text:p>
          </table:table-cell>
          <table:table-cell office:value-type="float" office:value="215.3333">
            <text:p>215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12-31T00:00:00">
            <text:p>Thu Dec 31 00:00:00 2020</text:p>
          </table:table-cell>
          <table:table-cell office:value-type="float" office:value="188.5">
            <text:p>188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2-31T19:00:00">
            <text:p>Thu Dec 31 19:00:00 2020</text:p>
          </table:table-cell>
          <table:table-cell office:value-type="float" office:value="159.0">
            <text:p>159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12-31T21:00:00">
            <text:p>Thu Dec 31 21:00:00 2020</text:p>
          </table:table-cell>
          <table:table-cell office:value-type="float" office:value="74.5">
            <text:p>74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1-03T21:00:00">
            <text:p>Sun Jan  3 21:00:00 2021</text:p>
          </table:table-cell>
          <table:table-cell office:value-type="float" office:value="202.5">
            <text:p>202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1-01-03T22:00:00">
            <text:p>Sun Jan  3 22:00:00 2021</text:p>
          </table:table-cell>
          <table:table-cell office:value-type="float" office:value="190.8333">
            <text:p>190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1-01-03T23:00:00">
            <text:p>Sun Jan  3 23:00:00 2021</text:p>
          </table:table-cell>
          <table:table-cell office:value-type="float" office:value="55.5">
            <text:p>55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1-05T21:00:00">
            <text:p>Tue Jan  5 21:00:00 2021</text:p>
          </table:table-cell>
          <table:table-cell office:value-type="float" office:value="144.8333">
            <text:p>144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01-05T22:00:00">
            <text:p>Tue Jan  5 22:00:00 2021</text:p>
          </table:table-cell>
          <table:table-cell office:value-type="float" office:value="95.0">
            <text:p>95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1-05T23:00:00">
            <text:p>Tue Jan  5 23:00:00 2021</text:p>
          </table:table-cell>
          <table:table-cell office:value-type="float" office:value="212.5">
            <text:p>212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1-01-06T00:00:00">
            <text:p>Wed Jan  6 00:00:00 2021</text:p>
          </table:table-cell>
          <table:table-cell office:value-type="float" office:value="168.0">
            <text:p>168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1-06T01:00:00">
            <text:p>Wed Jan  6 01:00:00 2021</text:p>
          </table:table-cell>
          <table:table-cell office:value-type="float" office:value="197.8333">
            <text:p>197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01-06T04:00:00">
            <text:p>Wed Jan  6 04:00:00 2021</text:p>
          </table:table-cell>
          <table:table-cell office:value-type="float" office:value="78.3333">
            <text:p>78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01-06T20:00:00">
            <text:p>Wed Jan  6 20:00:00 2021</text:p>
          </table:table-cell>
          <table:table-cell office:value-type="float" office:value="140.5">
            <text:p>140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1-09T23:00:00">
            <text:p>Sat Jan  9 23:00:00 2021</text:p>
          </table:table-cell>
          <table:table-cell office:value-type="float" office:value="188.8333">
            <text:p>188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1-01-10T19:00:00">
            <text:p>Sun Jan 10 19:00:00 2021</text:p>
          </table:table-cell>
          <table:table-cell office:value-type="float" office:value="182.6667">
            <text:p>182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01-10T20:00:00">
            <text:p>Sun Jan 10 20:00:00 2021</text:p>
          </table:table-cell>
          <table:table-cell office:value-type="float" office:value="195.0">
            <text:p>195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01-10T21:00:00">
            <text:p>Sun Jan 10 21:00:00 2021</text:p>
          </table:table-cell>
          <table:table-cell office:value-type="float" office:value="182.6667">
            <text:p>182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1-10T22:00:00">
            <text:p>Sun Jan 10 22:00:00 2021</text:p>
          </table:table-cell>
          <table:table-cell office:value-type="float" office:value="190.5">
            <text:p>190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01-11T00:00:00">
            <text:p>Mon Jan 11 00:00:00 2021</text:p>
          </table:table-cell>
          <table:table-cell office:value-type="float" office:value="180.5">
            <text:p>180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1-12T19:00:00">
            <text:p>Tue Jan 12 19:00:00 2021</text:p>
          </table:table-cell>
          <table:table-cell office:value-type="float" office:value="244.5">
            <text:p>244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1-12T20:00:00">
            <text:p>Tue Jan 12 20:00:00 2021</text:p>
          </table:table-cell>
          <table:table-cell office:value-type="float" office:value="165.5">
            <text:p>165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01-12T21:00:00">
            <text:p>Tue Jan 12 21:00:00 2021</text:p>
          </table:table-cell>
          <table:table-cell office:value-type="float" office:value="133.3333">
            <text:p>133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1-01-12T22:00:00">
            <text:p>Tue Jan 12 22:00:00 2021</text:p>
          </table:table-cell>
          <table:table-cell office:value-type="float" office:value="105.5">
            <text:p>105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12T23:00:00">
            <text:p>Tue Jan 12 23:00:00 2021</text:p>
          </table:table-cell>
          <table:table-cell office:value-type="float" office:value="60.8333">
            <text:p>60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1-13T00:00:00">
            <text:p>Wed Jan 13 00:00:00 2021</text:p>
          </table:table-cell>
          <table:table-cell office:value-type="float" office:value="178.6667">
            <text:p>178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1-13T08:00:00">
            <text:p>Wed Jan 13 08:00:00 2021</text:p>
          </table:table-cell>
          <table:table-cell office:value-type="float" office:value="275.3333">
            <text:p>275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3T09:00:00">
            <text:p>Wed Jan 13 09:00:00 2021</text:p>
          </table:table-cell>
          <table:table-cell office:value-type="float" office:value="125.6667">
            <text:p>125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01-13T19:00:00">
            <text:p>Wed Jan 13 19:00:00 2021</text:p>
          </table:table-cell>
          <table:table-cell office:value-type="float" office:value="207.0">
            <text:p>207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1-13T20:00:00">
            <text:p>Wed Jan 13 20:00:00 2021</text:p>
          </table:table-cell>
          <table:table-cell office:value-type="float" office:value="191.3333">
            <text:p>191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1-13T21:00:00">
            <text:p>Wed Jan 13 21:00:00 2021</text:p>
          </table:table-cell>
          <table:table-cell office:value-type="float" office:value="121.1667">
            <text:p>121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1-13T22:00:00">
            <text:p>Wed Jan 13 22:00:00 2021</text:p>
          </table:table-cell>
          <table:table-cell office:value-type="float" office:value="179.0">
            <text:p>179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1-13T23:00:00">
            <text:p>Wed Jan 13 23:00:00 2021</text:p>
          </table:table-cell>
          <table:table-cell office:value-type="float" office:value="164.5">
            <text:p>164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14T00:00:00">
            <text:p>Thu Jan 14 00:00:00 2021</text:p>
          </table:table-cell>
          <table:table-cell office:value-type="float" office:value="125.8333">
            <text:p>125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14T09:00:00">
            <text:p>Thu Jan 14 09:00:00 2021</text:p>
          </table:table-cell>
          <table:table-cell office:value-type="float" office:value="197.6667">
            <text:p>197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1-14T20:00:00">
            <text:p>Thu Jan 14 20:00:00 2021</text:p>
          </table:table-cell>
          <table:table-cell office:value-type="float" office:value="194.1667">
            <text:p>194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14T21:00:00">
            <text:p>Thu Jan 14 21:00:00 2021</text:p>
          </table:table-cell>
          <table:table-cell office:value-type="float" office:value="158.1667">
            <text:p>158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1-14T22:00:00">
            <text:p>Thu Jan 14 22:00:00 2021</text:p>
          </table:table-cell>
          <table:table-cell office:value-type="float" office:value="146.5">
            <text:p>146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14T23:00:00">
            <text:p>Thu Jan 14 23:00:00 2021</text:p>
          </table:table-cell>
          <table:table-cell office:value-type="float" office:value="192.3333">
            <text:p>192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1-15T00:00:00">
            <text:p>Fri Jan 15 00:00:00 2021</text:p>
          </table:table-cell>
          <table:table-cell office:value-type="float" office:value="124.0">
            <text:p>124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1-01-15T01:00:00">
            <text:p>Fri Jan 15 01:00:00 2021</text:p>
          </table:table-cell>
          <table:table-cell office:value-type="float" office:value="200.0">
            <text:p>200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1-15T02:00:00">
            <text:p>Fri Jan 15 02:00:00 2021</text:p>
          </table:table-cell>
          <table:table-cell office:value-type="float" office:value="119.5">
            <text:p>119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1-15T03:00:00">
            <text:p>Fri Jan 15 03:00:00 2021</text:p>
          </table:table-cell>
          <table:table-cell office:value-type="float" office:value="145.0">
            <text:p>145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1-15T04:00:00">
            <text:p>Fri Jan 15 04:00:00 2021</text:p>
          </table:table-cell>
          <table:table-cell office:value-type="float" office:value="100.6667">
            <text:p>100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1-15T05:00:00">
            <text:p>Fri Jan 15 05:00:00 2021</text:p>
          </table:table-cell>
          <table:table-cell office:value-type="float" office:value="129.1667">
            <text:p>129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1-15T20:00:00">
            <text:p>Fri Jan 15 20:00:00 2021</text:p>
          </table:table-cell>
          <table:table-cell office:value-type="float" office:value="203.8333">
            <text:p>203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5T21:00:00">
            <text:p>Fri Jan 15 21:00:00 2021</text:p>
          </table:table-cell>
          <table:table-cell office:value-type="float" office:value="233.6667">
            <text:p>233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15T22:00:00">
            <text:p>Fri Jan 15 22:00:00 2021</text:p>
          </table:table-cell>
          <table:table-cell office:value-type="float" office:value="208.1667">
            <text:p>208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1-15T23:00:00">
            <text:p>Fri Jan 15 23:00:00 2021</text:p>
          </table:table-cell>
          <table:table-cell office:value-type="float" office:value="207.6667">
            <text:p>207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1-16T00:00:00">
            <text:p>Sat Jan 16 00:00:00 2021</text:p>
          </table:table-cell>
          <table:table-cell office:value-type="float" office:value="146.3333">
            <text:p>146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01-16T01:00:00">
            <text:p>Sat Jan 16 01:00:00 2021</text:p>
          </table:table-cell>
          <table:table-cell office:value-type="float" office:value="227.1667">
            <text:p>227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16T19:00:00">
            <text:p>Sat Jan 16 19:00:00 2021</text:p>
          </table:table-cell>
          <table:table-cell office:value-type="float" office:value="217.5">
            <text:p>217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1-16T20:00:00">
            <text:p>Sat Jan 16 20:00:00 2021</text:p>
          </table:table-cell>
          <table:table-cell office:value-type="float" office:value="178.5">
            <text:p>178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01-16T21:00:00">
            <text:p>Sat Jan 16 21:00:00 2021</text:p>
          </table:table-cell>
          <table:table-cell office:value-type="float" office:value="174.5">
            <text:p>174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01-16T22:00:00">
            <text:p>Sat Jan 16 22:00:00 2021</text:p>
          </table:table-cell>
          <table:table-cell office:value-type="float" office:value="192.5">
            <text:p>192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01-16T23:00:00">
            <text:p>Sat Jan 16 23:00:00 2021</text:p>
          </table:table-cell>
          <table:table-cell office:value-type="float" office:value="201.1667">
            <text:p>201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1-17T00:00:00">
            <text:p>Sun Jan 17 00:00:00 2021</text:p>
          </table:table-cell>
          <table:table-cell office:value-type="float" office:value="147.5">
            <text:p>147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01-17T18:00:00">
            <text:p>Sun Jan 17 18:00:00 2021</text:p>
          </table:table-cell>
          <table:table-cell office:value-type="float" office:value="197.5">
            <text:p>197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1-17T19:00:00">
            <text:p>Sun Jan 17 19:00:00 2021</text:p>
          </table:table-cell>
          <table:table-cell office:value-type="float" office:value="224.0">
            <text:p>224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1-17T20:00:00">
            <text:p>Sun Jan 17 20:00:00 2021</text:p>
          </table:table-cell>
          <table:table-cell office:value-type="float" office:value="205.8333">
            <text:p>205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01-17T21:00:00">
            <text:p>Sun Jan 17 21:00:00 2021</text:p>
          </table:table-cell>
          <table:table-cell office:value-type="float" office:value="113.8333">
            <text:p>113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1-17T22:00:00">
            <text:p>Sun Jan 17 22:00:00 2021</text:p>
          </table:table-cell>
          <table:table-cell office:value-type="float" office:value="163.5">
            <text:p>163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1-17T23:00:00">
            <text:p>Sun Jan 17 23:00:00 2021</text:p>
          </table:table-cell>
          <table:table-cell office:value-type="float" office:value="152.5">
            <text:p>152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1-18T02:00:00">
            <text:p>Mon Jan 18 02:00:00 2021</text:p>
          </table:table-cell>
          <table:table-cell office:value-type="float" office:value="142.3333">
            <text:p>142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18T19:00:00">
            <text:p>Mon Jan 18 19:00:00 2021</text:p>
          </table:table-cell>
          <table:table-cell office:value-type="float" office:value="218.8333">
            <text:p>218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1-18T20:00:00">
            <text:p>Mon Jan 18 20:00:00 2021</text:p>
          </table:table-cell>
          <table:table-cell office:value-type="float" office:value="223.8333">
            <text:p>223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01-18T21:00:00">
            <text:p>Mon Jan 18 21:00:00 2021</text:p>
          </table:table-cell>
          <table:table-cell office:value-type="float" office:value="195.6667">
            <text:p>195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8T22:00:00">
            <text:p>Mon Jan 18 22:00:00 2021</text:p>
          </table:table-cell>
          <table:table-cell office:value-type="float" office:value="218.6667">
            <text:p>218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01-18T23:00:00">
            <text:p>Mon Jan 18 23:00:00 2021</text:p>
          </table:table-cell>
          <table:table-cell office:value-type="float" office:value="166.1667">
            <text:p>166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1-19T00:00:00">
            <text:p>Tue Jan 19 00:00:00 2021</text:p>
          </table:table-cell>
          <table:table-cell office:value-type="float" office:value="219.6667">
            <text:p>219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1-19T01:00:00">
            <text:p>Tue Jan 19 01:00:00 2021</text:p>
          </table:table-cell>
          <table:table-cell office:value-type="float" office:value="145.8333">
            <text:p>145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1-19T20:00:00">
            <text:p>Tue Jan 19 20:00:00 2021</text:p>
          </table:table-cell>
          <table:table-cell office:value-type="float" office:value="143.5">
            <text:p>143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1-19T21:00:00">
            <text:p>Tue Jan 19 21:00:00 2021</text:p>
          </table:table-cell>
          <table:table-cell office:value-type="float" office:value="138.0">
            <text:p>138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1-19T22:00:00">
            <text:p>Tue Jan 19 22:00:00 2021</text:p>
          </table:table-cell>
          <table:table-cell office:value-type="float" office:value="157.5">
            <text:p>157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01-19T23:00:00">
            <text:p>Tue Jan 19 23:00:00 2021</text:p>
          </table:table-cell>
          <table:table-cell office:value-type="float" office:value="108.6667">
            <text:p>108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01-20T00:00:00">
            <text:p>Wed Jan 20 00:00:00 2021</text:p>
          </table:table-cell>
          <table:table-cell office:value-type="float" office:value="182.6667">
            <text:p>182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01-20T01:00:00">
            <text:p>Wed Jan 20 01:00:00 2021</text:p>
          </table:table-cell>
          <table:table-cell office:value-type="float" office:value="184.5">
            <text:p>184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1-20T02:00:00">
            <text:p>Wed Jan 20 02:00:00 2021</text:p>
          </table:table-cell>
          <table:table-cell office:value-type="float" office:value="189.0">
            <text:p>189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1-20T03:00:00">
            <text:p>Wed Jan 20 03:00:00 2021</text:p>
          </table:table-cell>
          <table:table-cell office:value-type="float" office:value="137.5">
            <text:p>137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1-20T04:00:00">
            <text:p>Wed Jan 20 04:00:00 2021</text:p>
          </table:table-cell>
          <table:table-cell office:value-type="float" office:value="149.5">
            <text:p>149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1-20T05:00:00">
            <text:p>Wed Jan 20 05:00:00 2021</text:p>
          </table:table-cell>
          <table:table-cell office:value-type="float" office:value="151.0">
            <text:p>151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1-26T10:00:00">
            <text:p>Tue Jan 26 10:00:00 2021</text:p>
          </table:table-cell>
          <table:table-cell office:value-type="float" office:value="146.8333">
            <text:p>146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1-27T19:00:00">
            <text:p>Wed Jan 27 19:00:00 2021</text:p>
          </table:table-cell>
          <table:table-cell office:value-type="float" office:value="217.6667">
            <text:p>217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1-27T20:00:00">
            <text:p>Wed Jan 27 20:00:00 2021</text:p>
          </table:table-cell>
          <table:table-cell office:value-type="float" office:value="237.6667">
            <text:p>237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01-27T21:00:00">
            <text:p>Wed Jan 27 21:00:00 2021</text:p>
          </table:table-cell>
          <table:table-cell office:value-type="float" office:value="186.0">
            <text:p>186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01-27T22:00:00">
            <text:p>Wed Jan 27 22:00:00 2021</text:p>
          </table:table-cell>
          <table:table-cell office:value-type="float" office:value="138.0">
            <text:p>138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01-27T23:00:00">
            <text:p>Wed Jan 27 23:00:00 2021</text:p>
          </table:table-cell>
          <table:table-cell office:value-type="float" office:value="102.1667">
            <text:p>102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01-28T00:00:00">
            <text:p>Thu Jan 28 00:00:00 2021</text:p>
          </table:table-cell>
          <table:table-cell office:value-type="float" office:value="171.3333">
            <text:p>171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1-28T01:00:00">
            <text:p>Thu Jan 28 01:00:00 2021</text:p>
          </table:table-cell>
          <table:table-cell office:value-type="float" office:value="111.3333">
            <text:p>111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28T02:00:00">
            <text:p>Thu Jan 28 02:00:00 2021</text:p>
          </table:table-cell>
          <table:table-cell office:value-type="float" office:value="102.6667">
            <text:p>102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1-01-28T03:00:00">
            <text:p>Thu Jan 28 03:00:00 2021</text:p>
          </table:table-cell>
          <table:table-cell office:value-type="float" office:value="112.5">
            <text:p>112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1-28T04:00:00">
            <text:p>Thu Jan 28 04:00:00 2021</text:p>
          </table:table-cell>
          <table:table-cell office:value-type="float" office:value="165.0">
            <text:p>165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01-28T05:00:00">
            <text:p>Thu Jan 28 05:00:00 2021</text:p>
          </table:table-cell>
          <table:table-cell office:value-type="float" office:value="155.6667">
            <text:p>155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1-28T08:00:00">
            <text:p>Thu Jan 28 08:00:00 2021</text:p>
          </table:table-cell>
          <table:table-cell office:value-type="float" office:value="96.3333">
            <text:p>96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1-28T09:00:00">
            <text:p>Thu Jan 28 09:00:00 2021</text:p>
          </table:table-cell>
          <table:table-cell office:value-type="float" office:value="233.0">
            <text:p>23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01-28T10:00:00">
            <text:p>Thu Jan 28 10:00:00 2021</text:p>
          </table:table-cell>
          <table:table-cell office:value-type="float" office:value="220.0">
            <text:p>220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01-28T11:00:00">
            <text:p>Thu Jan 28 11:00:00 2021</text:p>
          </table:table-cell>
          <table:table-cell office:value-type="float" office:value="185.3333">
            <text:p>185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1-01-28T14:00:00">
            <text:p>Thu Jan 28 14:00:00 2021</text:p>
          </table:table-cell>
          <table:table-cell office:value-type="float" office:value="36.0">
            <text:p>36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1-28T15:00:00">
            <text:p>Thu Jan 28 15:00:00 2021</text:p>
          </table:table-cell>
          <table:table-cell office:value-type="float" office:value="51.8333">
            <text:p>51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1-01-28T16:00:00">
            <text:p>Thu Jan 28 16:00:00 2021</text:p>
          </table:table-cell>
          <table:table-cell office:value-type="float" office:value="218.1667">
            <text:p>218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1-28T17:00:00">
            <text:p>Thu Jan 28 17:00:00 2021</text:p>
          </table:table-cell>
          <table:table-cell office:value-type="float" office:value="200.0">
            <text:p>200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01-28T18:00:00">
            <text:p>Thu Jan 28 18:00:00 2021</text:p>
          </table:table-cell>
          <table:table-cell office:value-type="float" office:value="171.1667">
            <text:p>171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1-01-28T19:00:00">
            <text:p>Thu Jan 28 19:00:00 2021</text:p>
          </table:table-cell>
          <table:table-cell office:value-type="float" office:value="192.1667">
            <text:p>192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01-28T20:00:00">
            <text:p>Thu Jan 28 20:00:00 2021</text:p>
          </table:table-cell>
          <table:table-cell office:value-type="float" office:value="227.3333">
            <text:p>227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01-28T21:00:00">
            <text:p>Thu Jan 28 21:00:00 2021</text:p>
          </table:table-cell>
          <table:table-cell office:value-type="float" office:value="165.0">
            <text:p>165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1-28T22:00:00">
            <text:p>Thu Jan 28 22:00:00 2021</text:p>
          </table:table-cell>
          <table:table-cell office:value-type="float" office:value="187.8333">
            <text:p>187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1-28T23:00:00">
            <text:p>Thu Jan 28 23:00:00 2021</text:p>
          </table:table-cell>
          <table:table-cell office:value-type="float" office:value="182.3333">
            <text:p>182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29T00:00:00">
            <text:p>Fri Jan 29 00:00:00 2021</text:p>
          </table:table-cell>
          <table:table-cell office:value-type="float" office:value="227.6667">
            <text:p>227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01-29T01:00:00">
            <text:p>Fri Jan 29 01:00:00 2021</text:p>
          </table:table-cell>
          <table:table-cell office:value-type="float" office:value="242.3333">
            <text:p>242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01-29T02:00:00">
            <text:p>Fri Jan 29 02:00:00 2021</text:p>
          </table:table-cell>
          <table:table-cell office:value-type="float" office:value="241.1667">
            <text:p>241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1-01-29T03:00:00">
            <text:p>Fri Jan 29 03:00:00 2021</text:p>
          </table:table-cell>
          <table:table-cell office:value-type="float" office:value="187.1667">
            <text:p>187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1-29T04:00:00">
            <text:p>Fri Jan 29 04:00:00 2021</text:p>
          </table:table-cell>
          <table:table-cell office:value-type="float" office:value="128.8333">
            <text:p>128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29T05:00:00">
            <text:p>Fri Jan 29 05:00:00 2021</text:p>
          </table:table-cell>
          <table:table-cell office:value-type="float" office:value="189.0">
            <text:p>189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1-29T06:00:00">
            <text:p>Fri Jan 29 06:00:00 2021</text:p>
          </table:table-cell>
          <table:table-cell office:value-type="float" office:value="232.5">
            <text:p>232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1-29T07:00:00">
            <text:p>Fri Jan 29 07:00:00 2021</text:p>
          </table:table-cell>
          <table:table-cell office:value-type="float" office:value="121.1667">
            <text:p>121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1-29T08:00:00">
            <text:p>Fri Jan 29 08:00:00 2021</text:p>
          </table:table-cell>
          <table:table-cell office:value-type="float" office:value="249.8333">
            <text:p>249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1-29T09:00:00">
            <text:p>Fri Jan 29 09:00:00 2021</text:p>
          </table:table-cell>
          <table:table-cell office:value-type="float" office:value="142.1667">
            <text:p>142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29T19:00:00">
            <text:p>Fri Jan 29 19:00:00 2021</text:p>
          </table:table-cell>
          <table:table-cell office:value-type="float" office:value="275.6667">
            <text:p>275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1-29T20:00:00">
            <text:p>Fri Jan 29 20:00:00 2021</text:p>
          </table:table-cell>
          <table:table-cell office:value-type="float" office:value="124.6667">
            <text:p>124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1-29T21:00:00">
            <text:p>Fri Jan 29 21:00:00 2021</text:p>
          </table:table-cell>
          <table:table-cell office:value-type="float" office:value="94.3333">
            <text:p>94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1-29T22:00:00">
            <text:p>Fri Jan 29 22:00:00 2021</text:p>
          </table:table-cell>
          <table:table-cell office:value-type="float" office:value="97.5">
            <text:p>97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29T23:00:00">
            <text:p>Fri Jan 29 23:00:00 2021</text:p>
          </table:table-cell>
          <table:table-cell office:value-type="float" office:value="184.3333">
            <text:p>184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1-30T00:00:00">
            <text:p>Sat Jan 30 00:00:00 2021</text:p>
          </table:table-cell>
          <table:table-cell office:value-type="float" office:value="248.8333">
            <text:p>248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1-30T01:00:00">
            <text:p>Sat Jan 30 01:00:00 2021</text:p>
          </table:table-cell>
          <table:table-cell office:value-type="float" office:value="146.1667">
            <text:p>146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1-30T02:00:00">
            <text:p>Sat Jan 30 02:00:00 2021</text:p>
          </table:table-cell>
          <table:table-cell office:value-type="float" office:value="171.6667">
            <text:p>171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30T03:00:00">
            <text:p>Sat Jan 30 03:00:00 2021</text:p>
          </table:table-cell>
          <table:table-cell office:value-type="float" office:value="105.3333">
            <text:p>105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1-30T04:00:00">
            <text:p>Sat Jan 30 04:00:00 2021</text:p>
          </table:table-cell>
          <table:table-cell office:value-type="float" office:value="91.0">
            <text:p>91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1-30T05:00:00">
            <text:p>Sat Jan 30 05:00:00 2021</text:p>
          </table:table-cell>
          <table:table-cell office:value-type="float" office:value="202.6667">
            <text:p>202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1-30T06:00:00">
            <text:p>Sat Jan 30 06:00:00 2021</text:p>
          </table:table-cell>
          <table:table-cell office:value-type="float" office:value="147.0">
            <text:p>147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30T07:00:00">
            <text:p>Sat Jan 30 07:00:00 2021</text:p>
          </table:table-cell>
          <table:table-cell office:value-type="float" office:value="271.3333">
            <text:p>271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2-02T20:00:00">
            <text:p>Tue Feb  2 20:00:00 2021</text:p>
          </table:table-cell>
          <table:table-cell office:value-type="float" office:value="294.1667">
            <text:p>294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2-02T21:00:00">
            <text:p>Tue Feb  2 21:00:00 2021</text:p>
          </table:table-cell>
          <table:table-cell office:value-type="float" office:value="74.8333">
            <text:p>74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2-02T22:00:00">
            <text:p>Tue Feb  2 22:00:00 2021</text:p>
          </table:table-cell>
          <table:table-cell office:value-type="float" office:value="239.0">
            <text:p>239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2-02T23:00:00">
            <text:p>Tue Feb  2 23:00:00 2021</text:p>
          </table:table-cell>
          <table:table-cell office:value-type="float" office:value="237.5">
            <text:p>237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2-03T00:00:00">
            <text:p>Wed Feb  3 00:00:00 2021</text:p>
          </table:table-cell>
          <table:table-cell office:value-type="float" office:value="118.6667">
            <text:p>118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02-03T01:00:00">
            <text:p>Wed Feb  3 01:00:00 2021</text:p>
          </table:table-cell>
          <table:table-cell office:value-type="float" office:value="129.8333">
            <text:p>129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2-03T02:00:00">
            <text:p>Wed Feb  3 02:00:00 2021</text:p>
          </table:table-cell>
          <table:table-cell office:value-type="float" office:value="154.5">
            <text:p>154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2-03T03:00:00">
            <text:p>Wed Feb  3 03:00:00 2021</text:p>
          </table:table-cell>
          <table:table-cell office:value-type="float" office:value="138.3333">
            <text:p>138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02-03T04:00:00">
            <text:p>Wed Feb  3 04:00:00 2021</text:p>
          </table:table-cell>
          <table:table-cell office:value-type="float" office:value="150.5">
            <text:p>150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2-03T05:00:00">
            <text:p>Wed Feb  3 05:00:00 2021</text:p>
          </table:table-cell>
          <table:table-cell office:value-type="float" office:value="150.3333">
            <text:p>150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2-03T06:00:00">
            <text:p>Wed Feb  3 06:00:00 2021</text:p>
          </table:table-cell>
          <table:table-cell office:value-type="float" office:value="197.5">
            <text:p>197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02-13T20:00:00">
            <text:p>Sat Feb 13 20:00:00 2021</text:p>
          </table:table-cell>
          <table:table-cell office:value-type="float" office:value="164.0">
            <text:p>164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2-13T21:00:00">
            <text:p>Sat Feb 13 21:00:00 2021</text:p>
          </table:table-cell>
          <table:table-cell office:value-type="float" office:value="166.3333">
            <text:p>166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02-13T22:00:00">
            <text:p>Sat Feb 13 22:00:00 2021</text:p>
          </table:table-cell>
          <table:table-cell office:value-type="float" office:value="191.3333">
            <text:p>191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02-13T23:00:00">
            <text:p>Sat Feb 13 23:00:00 2021</text:p>
          </table:table-cell>
          <table:table-cell office:value-type="float" office:value="73.8333">
            <text:p>73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2-14T20:00:00">
            <text:p>Sun Feb 14 20:00:00 2021</text:p>
          </table:table-cell>
          <table:table-cell office:value-type="float" office:value="185.5">
            <text:p>185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2-16T20:00:00">
            <text:p>Tue Feb 16 20:00:00 2021</text:p>
          </table:table-cell>
          <table:table-cell office:value-type="float" office:value="233.5">
            <text:p>233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1-02-16T21:00:00">
            <text:p>Tue Feb 16 21:00:00 2021</text:p>
          </table:table-cell>
          <table:table-cell office:value-type="float" office:value="165.0">
            <text:p>165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2-16T22:00:00">
            <text:p>Tue Feb 16 22:00:00 2021</text:p>
          </table:table-cell>
          <table:table-cell office:value-type="float" office:value="200.3333">
            <text:p>200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02-16T23:00:00">
            <text:p>Tue Feb 16 23:00:00 2021</text:p>
          </table:table-cell>
          <table:table-cell office:value-type="float" office:value="166.5">
            <text:p>166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2-17T00:00:00">
            <text:p>Wed Feb 17 00:00:00 2021</text:p>
          </table:table-cell>
          <table:table-cell office:value-type="float" office:value="72.0">
            <text:p>72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1-02-17T19:00:00">
            <text:p>Wed Feb 17 19:00:00 2021</text:p>
          </table:table-cell>
          <table:table-cell office:value-type="float" office:value="207.8333">
            <text:p>207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02-17T20:00:00">
            <text:p>Wed Feb 17 20:00:00 2021</text:p>
          </table:table-cell>
          <table:table-cell office:value-type="float" office:value="218.1667">
            <text:p>218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2-17T21:00:00">
            <text:p>Wed Feb 17 21:00:00 2021</text:p>
          </table:table-cell>
          <table:table-cell office:value-type="float" office:value="211.5">
            <text:p>211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2-17T22:00:00">
            <text:p>Wed Feb 17 22:00:00 2021</text:p>
          </table:table-cell>
          <table:table-cell office:value-type="float" office:value="202.1667">
            <text:p>202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2-17T23:00:00">
            <text:p>Wed Feb 17 23:00:00 2021</text:p>
          </table:table-cell>
          <table:table-cell office:value-type="float" office:value="214.0">
            <text:p>214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02-18T00:00:00">
            <text:p>Thu Feb 18 00:00:00 2021</text:p>
          </table:table-cell>
          <table:table-cell office:value-type="float" office:value="225.0">
            <text:p>225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2-18T03:00:00">
            <text:p>Thu Feb 18 03:00:00 2021</text:p>
          </table:table-cell>
          <table:table-cell office:value-type="float" office:value="178.1667">
            <text:p>178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2-18T22:00:00">
            <text:p>Thu Feb 18 22:00:00 2021</text:p>
          </table:table-cell>
          <table:table-cell office:value-type="float" office:value="126.3333">
            <text:p>126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2-18T23:00:00">
            <text:p>Thu Feb 18 23:00:00 2021</text:p>
          </table:table-cell>
          <table:table-cell office:value-type="float" office:value="180.6667">
            <text:p>180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2-19T00:00:00">
            <text:p>Fri Feb 19 00:00:00 2021</text:p>
          </table:table-cell>
          <table:table-cell office:value-type="float" office:value="187.6667">
            <text:p>187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02-19T01:00:00">
            <text:p>Fri Feb 19 01:00:00 2021</text:p>
          </table:table-cell>
          <table:table-cell office:value-type="float" office:value="179.8333">
            <text:p>179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02-19T02:00:00">
            <text:p>Fri Feb 19 02:00:00 2021</text:p>
          </table:table-cell>
          <table:table-cell office:value-type="float" office:value="152.6667">
            <text:p>152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1-02-19T21:00:00">
            <text:p>Fri Feb 19 21:00:00 2021</text:p>
          </table:table-cell>
          <table:table-cell office:value-type="float" office:value="109.1667">
            <text:p>109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2-19T22:00:00">
            <text:p>Fri Feb 19 22:00:00 2021</text:p>
          </table:table-cell>
          <table:table-cell office:value-type="float" office:value="109.1667">
            <text:p>109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2-20T00:00:00">
            <text:p>Sat Feb 20 00:00:00 2021</text:p>
          </table:table-cell>
          <table:table-cell office:value-type="float" office:value="257.5">
            <text:p>257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2-20T20:00:00">
            <text:p>Sat Feb 20 20:00:00 2021</text:p>
          </table:table-cell>
          <table:table-cell office:value-type="float" office:value="208.1667">
            <text:p>208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2-20T21:00:00">
            <text:p>Sat Feb 20 21:00:00 2021</text:p>
          </table:table-cell>
          <table:table-cell office:value-type="float" office:value="132.5">
            <text:p>132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2-20T22:00:00">
            <text:p>Sat Feb 20 22:00:00 2021</text:p>
          </table:table-cell>
          <table:table-cell office:value-type="float" office:value="192.1667">
            <text:p>192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2-20T23:00:00">
            <text:p>Sat Feb 20 23:00:00 2021</text:p>
          </table:table-cell>
          <table:table-cell office:value-type="float" office:value="243.3333">
            <text:p>243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2-21T00:00:00">
            <text:p>Sun Feb 21 00:00:00 2021</text:p>
          </table:table-cell>
          <table:table-cell office:value-type="float" office:value="197.3333">
            <text:p>197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2-21T01:00:00">
            <text:p>Sun Feb 21 01:00:00 2021</text:p>
          </table:table-cell>
          <table:table-cell office:value-type="float" office:value="224.8333">
            <text:p>224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2-26T21:00:00">
            <text:p>Fri Feb 26 21:00:00 2021</text:p>
          </table:table-cell>
          <table:table-cell office:value-type="float" office:value="124.5">
            <text:p>124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2-26T22:00:00">
            <text:p>Fri Feb 26 22:00:00 2021</text:p>
          </table:table-cell>
          <table:table-cell office:value-type="float" office:value="235.3333">
            <text:p>235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2-27T20:00:00">
            <text:p>Sat Feb 27 20:00:00 2021</text:p>
          </table:table-cell>
          <table:table-cell office:value-type="float" office:value="210.8333">
            <text:p>210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02-27T21:00:00">
            <text:p>Sat Feb 27 21:00:00 2021</text:p>
          </table:table-cell>
          <table:table-cell office:value-type="float" office:value="117.5">
            <text:p>117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02-27T22:00:00">
            <text:p>Sat Feb 27 22:00:00 2021</text:p>
          </table:table-cell>
          <table:table-cell office:value-type="float" office:value="278.0">
            <text:p>278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2-27T23:00:00">
            <text:p>Sat Feb 27 23:00:00 2021</text:p>
          </table:table-cell>
          <table:table-cell office:value-type="float" office:value="111.1667">
            <text:p>111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1-02-28T00:00:00">
            <text:p>Sun Feb 28 00:00:00 2021</text:p>
          </table:table-cell>
          <table:table-cell office:value-type="float" office:value="207.1667">
            <text:p>207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02-28T01:00:00">
            <text:p>Sun Feb 28 01:00:00 2021</text:p>
          </table:table-cell>
          <table:table-cell office:value-type="float" office:value="271.1667">
            <text:p>271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02-28T02:00:00">
            <text:p>Sun Feb 28 02:00:00 2021</text:p>
          </table:table-cell>
          <table:table-cell office:value-type="float" office:value="120.5">
            <text:p>120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3-08T19:00:00">
            <text:p>Mon Mar  8 19:00:00 2021</text:p>
          </table:table-cell>
          <table:table-cell office:value-type="float" office:value="112.1667">
            <text:p>112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3-08T20:00:00">
            <text:p>Mon Mar  8 20:00:00 2021</text:p>
          </table:table-cell>
          <table:table-cell office:value-type="float" office:value="206.3333">
            <text:p>206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3-08T21:00:00">
            <text:p>Mon Mar  8 21:00:00 2021</text:p>
          </table:table-cell>
          <table:table-cell office:value-type="float" office:value="174.8333">
            <text:p>174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3-08T22:00:00">
            <text:p>Mon Mar  8 22:00:00 2021</text:p>
          </table:table-cell>
          <table:table-cell office:value-type="float" office:value="204.8333">
            <text:p>204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03-08T23:00:00">
            <text:p>Mon Mar  8 23:00:00 2021</text:p>
          </table:table-cell>
          <table:table-cell office:value-type="float" office:value="206.8333">
            <text:p>206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03-09T00:00:00">
            <text:p>Tue Mar  9 00:00:00 2021</text:p>
          </table:table-cell>
          <table:table-cell office:value-type="float" office:value="204.0">
            <text:p>204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3-09T01:00:00">
            <text:p>Tue Mar  9 01:00:00 2021</text:p>
          </table:table-cell>
          <table:table-cell office:value-type="float" office:value="152.0">
            <text:p>152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03-09T02:00:00">
            <text:p>Tue Mar  9 02:00:00 2021</text:p>
          </table:table-cell>
          <table:table-cell office:value-type="float" office:value="153.3333">
            <text:p>153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3-09T03:00:00">
            <text:p>Tue Mar  9 03:00:00 2021</text:p>
          </table:table-cell>
          <table:table-cell office:value-type="float" office:value="168.8333">
            <text:p>168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3-09T04:00:00">
            <text:p>Tue Mar  9 04:00:00 2021</text:p>
          </table:table-cell>
          <table:table-cell office:value-type="float" office:value="185.3333">
            <text:p>185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03-09T19:00:00">
            <text:p>Tue Mar  9 19:00:00 2021</text:p>
          </table:table-cell>
          <table:table-cell office:value-type="float" office:value="88.5">
            <text:p>88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3-09T21:00:00">
            <text:p>Tue Mar  9 21:00:00 2021</text:p>
          </table:table-cell>
          <table:table-cell office:value-type="float" office:value="226.8333">
            <text:p>226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3-09T22:00:00">
            <text:p>Tue Mar  9 22:00:00 2021</text:p>
          </table:table-cell>
          <table:table-cell office:value-type="float" office:value="214.1667">
            <text:p>214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1-03-09T23:00:00">
            <text:p>Tue Mar  9 23:00:00 2021</text:p>
          </table:table-cell>
          <table:table-cell office:value-type="float" office:value="164.5">
            <text:p>164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03-10T00:00:00">
            <text:p>Wed Mar 10 00:00:00 2021</text:p>
          </table:table-cell>
          <table:table-cell office:value-type="float" office:value="154.8333">
            <text:p>154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03-10T01:00:00">
            <text:p>Wed Mar 10 01:00:00 2021</text:p>
          </table:table-cell>
          <table:table-cell office:value-type="float" office:value="245.6667">
            <text:p>245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03-10T02:00:00">
            <text:p>Wed Mar 10 02:00:00 2021</text:p>
          </table:table-cell>
          <table:table-cell office:value-type="float" office:value="138.1667">
            <text:p>138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3-10T03:00:00">
            <text:p>Wed Mar 10 03:00:00 2021</text:p>
          </table:table-cell>
          <table:table-cell office:value-type="float" office:value="214.5">
            <text:p>214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3-10T04:00:00">
            <text:p>Wed Mar 10 04:00:00 2021</text:p>
          </table:table-cell>
          <table:table-cell office:value-type="float" office:value="121.8333">
            <text:p>121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3-10T21:00:00">
            <text:p>Wed Mar 10 21:00:00 2021</text:p>
          </table:table-cell>
          <table:table-cell office:value-type="float" office:value="189.8333">
            <text:p>189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3-10T22:00:00">
            <text:p>Wed Mar 10 22:00:00 2021</text:p>
          </table:table-cell>
          <table:table-cell office:value-type="float" office:value="84.8333">
            <text:p>84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3-10T23:00:00">
            <text:p>Wed Mar 10 23:00:00 2021</text:p>
          </table:table-cell>
          <table:table-cell office:value-type="float" office:value="165.3333">
            <text:p>165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03-11T00:00:00">
            <text:p>Thu Mar 11 00:00:00 2021</text:p>
          </table:table-cell>
          <table:table-cell office:value-type="float" office:value="84.8333">
            <text:p>84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3-11T21:00:00">
            <text:p>Thu Mar 11 21:00:00 2021</text:p>
          </table:table-cell>
          <table:table-cell office:value-type="float" office:value="135.6667">
            <text:p>135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3-11T22:00:00">
            <text:p>Thu Mar 11 22:00:00 2021</text:p>
          </table:table-cell>
          <table:table-cell office:value-type="float" office:value="127.1667">
            <text:p>127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3-11T23:00:00">
            <text:p>Thu Mar 11 23:00:00 2021</text:p>
          </table:table-cell>
          <table:table-cell office:value-type="float" office:value="96.8333">
            <text:p>96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3-12T22:00:00">
            <text:p>Fri Mar 12 22:00:00 2021</text:p>
          </table:table-cell>
          <table:table-cell office:value-type="float" office:value="260.0">
            <text:p>260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1-03-12T23:00:00">
            <text:p>Fri Mar 12 23:00:00 2021</text:p>
          </table:table-cell>
          <table:table-cell office:value-type="float" office:value="91.6667">
            <text:p>91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3-13T00:00:00">
            <text:p>Sat Mar 13 00:00:00 2021</text:p>
          </table:table-cell>
          <table:table-cell office:value-type="float" office:value="163.6667">
            <text:p>163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3-13T01:00:00">
            <text:p>Sat Mar 13 01:00:00 2021</text:p>
          </table:table-cell>
          <table:table-cell office:value-type="float" office:value="186.8333">
            <text:p>186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3-13T02:00:00">
            <text:p>Sat Mar 13 02:00:00 2021</text:p>
          </table:table-cell>
          <table:table-cell office:value-type="float" office:value="144.6667">
            <text:p>144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3-21T22:00:00">
            <text:p>Sun Mar 21 22:00:00 2021</text:p>
          </table:table-cell>
          <table:table-cell office:value-type="float" office:value="101.6667">
            <text:p>101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3-21T23:00:00">
            <text:p>Sun Mar 21 23:00:00 2021</text:p>
          </table:table-cell>
          <table:table-cell office:value-type="float" office:value="93.5">
            <text:p>93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03-22T21:00:00">
            <text:p>Mon Mar 22 21:00:00 2021</text:p>
          </table:table-cell>
          <table:table-cell office:value-type="float" office:value="145.1667">
            <text:p>145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3-22T22:00:00">
            <text:p>Mon Mar 22 22:00:00 2021</text:p>
          </table:table-cell>
          <table:table-cell office:value-type="float" office:value="109.8333">
            <text:p>109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1-03-23T00:00:00">
            <text:p>Tue Mar 23 00:00:00 2021</text:p>
          </table:table-cell>
          <table:table-cell office:value-type="float" office:value="193.0">
            <text:p>193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3-23T20:00:00">
            <text:p>Tue Mar 23 20:00:00 2021</text:p>
          </table:table-cell>
          <table:table-cell office:value-type="float" office:value="178.8333">
            <text:p>178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1-03-23T21:00:00">
            <text:p>Tue Mar 23 21:00:00 2021</text:p>
          </table:table-cell>
          <table:table-cell office:value-type="float" office:value="136.3333">
            <text:p>136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3-23T22:00:00">
            <text:p>Tue Mar 23 22:00:00 2021</text:p>
          </table:table-cell>
          <table:table-cell office:value-type="float" office:value="97.8333">
            <text:p>97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4-19T10:00:00">
            <text:p>Mon Apr 19 10:00:00 2021</text:p>
          </table:table-cell>
          <table:table-cell office:value-type="float" office:value="284.8333">
            <text:p>284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07-11T00:00:00">
            <text:p>Sun Jul 11 00:00:00 2021</text:p>
          </table:table-cell>
          <table:table-cell office:value-type="float" office:value="199.0">
            <text:p>199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7-11T01:00:00">
            <text:p>Sun Jul 11 01:00:00 2021</text:p>
          </table:table-cell>
          <table:table-cell office:value-type="float" office:value="197.0">
            <text:p>197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8-10T23:00:00">
            <text:p>Tue Aug 10 23:00:00 2021</text:p>
          </table:table-cell>
          <table:table-cell office:value-type="float" office:value="193.6667">
            <text:p>193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8-11T22:00:00">
            <text:p>Wed Aug 11 22:00:00 2021</text:p>
          </table:table-cell>
          <table:table-cell office:value-type="float" office:value="257.6667">
            <text:p>257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8-11T23:00:00">
            <text:p>Wed Aug 11 23:00:00 2021</text:p>
          </table:table-cell>
          <table:table-cell office:value-type="float" office:value="191.1667">
            <text:p>191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8-12T22:00:00">
            <text:p>Thu Aug 12 22:00:00 2021</text:p>
          </table:table-cell>
          <table:table-cell office:value-type="float" office:value="241.3333">
            <text:p>241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8-12T23:00:00">
            <text:p>Thu Aug 12 23:00:00 2021</text:p>
          </table:table-cell>
          <table:table-cell office:value-type="float" office:value="129.6667">
            <text:p>129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8-13T00:00:00">
            <text:p>Fri Aug 13 00:00:00 2021</text:p>
          </table:table-cell>
          <table:table-cell office:value-type="float" office:value="171.8333">
            <text:p>171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8-13T01:00:00">
            <text:p>Fri Aug 13 01:00:00 2021</text:p>
          </table:table-cell>
          <table:table-cell office:value-type="float" office:value="189.1667">
            <text:p>189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8-13T02:00:00">
            <text:p>Fri Aug 13 02:00:00 2021</text:p>
          </table:table-cell>
          <table:table-cell office:value-type="float" office:value="143.0">
            <text:p>143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8-13T19:00:00">
            <text:p>Fri Aug 13 19:00:00 2021</text:p>
          </table:table-cell>
          <table:table-cell office:value-type="float" office:value="107.5">
            <text:p>107.5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1-08-14T01:00:00">
            <text:p>Sat Aug 14 01:00:00 2021</text:p>
          </table:table-cell>
          <table:table-cell office:value-type="float" office:value="153.8333">
            <text:p>153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8-21T22:00:00">
            <text:p>Sat Aug 21 22:00:00 2021</text:p>
          </table:table-cell>
          <table:table-cell office:value-type="float" office:value="204.5">
            <text:p>204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8-23T22:00:00">
            <text:p>Mon Aug 23 22:00:00 2021</text:p>
          </table:table-cell>
          <table:table-cell office:value-type="float" office:value="219.8333">
            <text:p>219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08-23T23:00:00">
            <text:p>Mon Aug 23 23:00:00 2021</text:p>
          </table:table-cell>
          <table:table-cell office:value-type="float" office:value="134.6667">
            <text:p>134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24T00:00:00">
            <text:p>Tue Aug 24 00:00:00 2021</text:p>
          </table:table-cell>
          <table:table-cell office:value-type="float" office:value="240.5">
            <text:p>240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8-24T20:00:00">
            <text:p>Tue Aug 24 20:00:00 2021</text:p>
          </table:table-cell>
          <table:table-cell office:value-type="float" office:value="271.5">
            <text:p>271.5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1-08-24T21:00:00">
            <text:p>Tue Aug 24 21:00:00 2021</text:p>
          </table:table-cell>
          <table:table-cell office:value-type="float" office:value="259.5">
            <text:p>259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1-08-24T22:00:00">
            <text:p>Tue Aug 24 22:00:00 2021</text:p>
          </table:table-cell>
          <table:table-cell office:value-type="float" office:value="246.5">
            <text:p>246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8-24T23:00:00">
            <text:p>Tue Aug 24 23:00:00 2021</text:p>
          </table:table-cell>
          <table:table-cell office:value-type="float" office:value="258.1667">
            <text:p>258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1-08-25T00:00:00">
            <text:p>Wed Aug 25 00:00:00 2021</text:p>
          </table:table-cell>
          <table:table-cell office:value-type="float" office:value="255.6667">
            <text:p>255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8-25T22:00:00">
            <text:p>Wed Aug 25 22:00:00 2021</text:p>
          </table:table-cell>
          <table:table-cell office:value-type="float" office:value="271.8333">
            <text:p>271.8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1-08-25T23:00:00">
            <text:p>Wed Aug 25 23:00:00 2021</text:p>
          </table:table-cell>
          <table:table-cell office:value-type="float" office:value="262.6667">
            <text:p>262.6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1-08-27T00:00:00">
            <text:p>Fri Aug 27 00:00:00 2021</text:p>
          </table:table-cell>
          <table:table-cell office:value-type="float" office:value="176.5">
            <text:p>176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8-29T23:00:00">
            <text:p>Sun Aug 29 23:00:00 2021</text:p>
          </table:table-cell>
          <table:table-cell office:value-type="float" office:value="112.8333">
            <text:p>112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08-30T23:00:00">
            <text:p>Mon Aug 30 23:00:00 2021</text:p>
          </table:table-cell>
          <table:table-cell office:value-type="float" office:value="134.8333">
            <text:p>134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31T00:00:00">
            <text:p>Tue Aug 31 00:00:00 2021</text:p>
          </table:table-cell>
          <table:table-cell office:value-type="float" office:value="162.6667">
            <text:p>162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9-11T23:00:00">
            <text:p>Sat Sep 11 23:00:00 2021</text:p>
          </table:table-cell>
          <table:table-cell office:value-type="float" office:value="212.3333">
            <text:p>212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9-12T00:00:00">
            <text:p>Sun Sep 12 00:00:00 2021</text:p>
          </table:table-cell>
          <table:table-cell office:value-type="float" office:value="240.1667">
            <text:p>240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09-14T21:00:00">
            <text:p>Tue Sep 14 21:00:00 2021</text:p>
          </table:table-cell>
          <table:table-cell office:value-type="float" office:value="231.1667">
            <text:p>231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09-14T22:00:00">
            <text:p>Tue Sep 14 22:00:00 2021</text:p>
          </table:table-cell>
          <table:table-cell office:value-type="float" office:value="185.3333">
            <text:p>185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09-14T23:00:00">
            <text:p>Tue Sep 14 23:00:00 2021</text:p>
          </table:table-cell>
          <table:table-cell office:value-type="float" office:value="262.0">
            <text:p>262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09-15T00:00:00">
            <text:p>Wed Sep 15 00:00:00 2021</text:p>
          </table:table-cell>
          <table:table-cell office:value-type="float" office:value="182.0">
            <text:p>182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09-15T01:00:00">
            <text:p>Wed Sep 15 01:00:00 2021</text:p>
          </table:table-cell>
          <table:table-cell office:value-type="float" office:value="125.5">
            <text:p>125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9-15T02:00:00">
            <text:p>Wed Sep 15 02:00:00 2021</text:p>
          </table:table-cell>
          <table:table-cell office:value-type="float" office:value="171.0">
            <text:p>171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9-15T03:00:00">
            <text:p>Wed Sep 15 03:00:00 2021</text:p>
          </table:table-cell>
          <table:table-cell office:value-type="float" office:value="82.6667">
            <text:p>82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9-15T04:00:00">
            <text:p>Wed Sep 15 04:00:00 2021</text:p>
          </table:table-cell>
          <table:table-cell office:value-type="float" office:value="100.6667">
            <text:p>100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09-15T05:00:00">
            <text:p>Wed Sep 15 05:00:00 2021</text:p>
          </table:table-cell>
          <table:table-cell office:value-type="float" office:value="106.8333">
            <text:p>106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1-09-15T06:00:00">
            <text:p>Wed Sep 15 06:00:00 2021</text:p>
          </table:table-cell>
          <table:table-cell office:value-type="float" office:value="129.0">
            <text:p>129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9-15T21:00:00">
            <text:p>Wed Sep 15 21:00:00 2021</text:p>
          </table:table-cell>
          <table:table-cell office:value-type="float" office:value="180.1667">
            <text:p>180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09-15T22:00:00">
            <text:p>Wed Sep 15 22:00:00 2021</text:p>
          </table:table-cell>
          <table:table-cell office:value-type="float" office:value="108.5">
            <text:p>108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9-15T23:00:00">
            <text:p>Wed Sep 15 23:00:00 2021</text:p>
          </table:table-cell>
          <table:table-cell office:value-type="float" office:value="190.8333">
            <text:p>190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09-16T00:00:00">
            <text:p>Thu Sep 16 00:00:00 2021</text:p>
          </table:table-cell>
          <table:table-cell office:value-type="float" office:value="200.1667">
            <text:p>200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9-16T01:00:00">
            <text:p>Thu Sep 16 01:00:00 2021</text:p>
          </table:table-cell>
          <table:table-cell office:value-type="float" office:value="96.0">
            <text:p>96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09-16T23:00:00">
            <text:p>Thu Sep 16 23:00:00 2021</text:p>
          </table:table-cell>
          <table:table-cell office:value-type="float" office:value="149.0">
            <text:p>149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9-26T22:00:00">
            <text:p>Sun Sep 26 22:00:00 2021</text:p>
          </table:table-cell>
          <table:table-cell office:value-type="float" office:value="191.5">
            <text:p>191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09-26T23:00:00">
            <text:p>Sun Sep 26 23:00:00 2021</text:p>
          </table:table-cell>
          <table:table-cell office:value-type="float" office:value="200.5">
            <text:p>200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9-29T22:00:00">
            <text:p>Wed Sep 29 22:00:00 2021</text:p>
          </table:table-cell>
          <table:table-cell office:value-type="float" office:value="182.3333">
            <text:p>182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0-04T23:00:00">
            <text:p>Mon Oct  4 23:00:00 2021</text:p>
          </table:table-cell>
          <table:table-cell office:value-type="float" office:value="202.0">
            <text:p>202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0-05T00:00:00">
            <text:p>Tue Oct  5 00:00:00 2021</text:p>
          </table:table-cell>
          <table:table-cell office:value-type="float" office:value="176.6667">
            <text:p>176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0-05T01:00:00">
            <text:p>Tue Oct  5 01:00:00 2021</text:p>
          </table:table-cell>
          <table:table-cell office:value-type="float" office:value="116.6667">
            <text:p>116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10-05T05:00:00">
            <text:p>Tue Oct  5 05:00:00 2021</text:p>
          </table:table-cell>
          <table:table-cell office:value-type="float" office:value="277.0">
            <text:p>277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10-05T20:00:00">
            <text:p>Tue Oct  5 20:00:00 2021</text:p>
          </table:table-cell>
          <table:table-cell office:value-type="float" office:value="179.8333">
            <text:p>179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0-05T21:00:00">
            <text:p>Tue Oct  5 21:00:00 2021</text:p>
          </table:table-cell>
          <table:table-cell office:value-type="float" office:value="258.8333">
            <text:p>258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0-05T22:00:00">
            <text:p>Tue Oct  5 22:00:00 2021</text:p>
          </table:table-cell>
          <table:table-cell office:value-type="float" office:value="173.6667">
            <text:p>173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10-05T23:00:00">
            <text:p>Tue Oct  5 23:00:00 2021</text:p>
          </table:table-cell>
          <table:table-cell office:value-type="float" office:value="128.8333">
            <text:p>128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10-06T00:00:00">
            <text:p>Wed Oct  6 00:00:00 2021</text:p>
          </table:table-cell>
          <table:table-cell office:value-type="float" office:value="168.5">
            <text:p>168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10-06T01:00:00">
            <text:p>Wed Oct  6 01:00:00 2021</text:p>
          </table:table-cell>
          <table:table-cell office:value-type="float" office:value="147.5">
            <text:p>147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10-06T02:00:00">
            <text:p>Wed Oct  6 02:00:00 2021</text:p>
          </table:table-cell>
          <table:table-cell office:value-type="float" office:value="211.6667">
            <text:p>211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10-06T19:00:00">
            <text:p>Wed Oct  6 19:00:00 2021</text:p>
          </table:table-cell>
          <table:table-cell office:value-type="float" office:value="85.0">
            <text:p>85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10-06T20:00:00">
            <text:p>Wed Oct  6 20:00:00 2021</text:p>
          </table:table-cell>
          <table:table-cell office:value-type="float" office:value="211.8333">
            <text:p>211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10-06T21:00:00">
            <text:p>Wed Oct  6 21:00:00 2021</text:p>
          </table:table-cell>
          <table:table-cell office:value-type="float" office:value="211.8333">
            <text:p>211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10-06T22:00:00">
            <text:p>Wed Oct  6 22:00:00 2021</text:p>
          </table:table-cell>
          <table:table-cell office:value-type="float" office:value="190.1667">
            <text:p>190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0-06T23:00:00">
            <text:p>Wed Oct  6 23:00:00 2021</text:p>
          </table:table-cell>
          <table:table-cell office:value-type="float" office:value="131.3333">
            <text:p>131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0-07T00:00:00">
            <text:p>Thu Oct  7 00:00:00 2021</text:p>
          </table:table-cell>
          <table:table-cell office:value-type="float" office:value="217.8333">
            <text:p>217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10-07T01:00:00">
            <text:p>Thu Oct  7 01:00:00 2021</text:p>
          </table:table-cell>
          <table:table-cell office:value-type="float" office:value="198.6667">
            <text:p>198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0-07T02:00:00">
            <text:p>Thu Oct  7 02:00:00 2021</text:p>
          </table:table-cell>
          <table:table-cell office:value-type="float" office:value="181.1667">
            <text:p>181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10-07T03:00:00">
            <text:p>Thu Oct  7 03:00:00 2021</text:p>
          </table:table-cell>
          <table:table-cell office:value-type="float" office:value="213.8333">
            <text:p>213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10-07T04:00:00">
            <text:p>Thu Oct  7 04:00:00 2021</text:p>
          </table:table-cell>
          <table:table-cell office:value-type="float" office:value="223.0">
            <text:p>223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10-07T20:00:00">
            <text:p>Thu Oct  7 20:00:00 2021</text:p>
          </table:table-cell>
          <table:table-cell office:value-type="float" office:value="247.3333">
            <text:p>247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10-07T21:00:00">
            <text:p>Thu Oct  7 21:00:00 2021</text:p>
          </table:table-cell>
          <table:table-cell office:value-type="float" office:value="211.1667">
            <text:p>211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0-07T22:00:00">
            <text:p>Thu Oct  7 22:00:00 2021</text:p>
          </table:table-cell>
          <table:table-cell office:value-type="float" office:value="188.0">
            <text:p>188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0-07T23:00:00">
            <text:p>Thu Oct  7 23:00:00 2021</text:p>
          </table:table-cell>
          <table:table-cell office:value-type="float" office:value="149.0">
            <text:p>149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10-08T00:00:00">
            <text:p>Fri Oct  8 00:00:00 2021</text:p>
          </table:table-cell>
          <table:table-cell office:value-type="float" office:value="140.3333">
            <text:p>140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10-08T01:00:00">
            <text:p>Fri Oct  8 01:00:00 2021</text:p>
          </table:table-cell>
          <table:table-cell office:value-type="float" office:value="170.5">
            <text:p>170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10-08T02:00:00">
            <text:p>Fri Oct  8 02:00:00 2021</text:p>
          </table:table-cell>
          <table:table-cell office:value-type="float" office:value="140.1667">
            <text:p>140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10-08T03:00:00">
            <text:p>Fri Oct  8 03:00:00 2021</text:p>
          </table:table-cell>
          <table:table-cell office:value-type="float" office:value="161.3333">
            <text:p>161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10-08T04:00:00">
            <text:p>Fri Oct  8 04:00:00 2021</text:p>
          </table:table-cell>
          <table:table-cell office:value-type="float" office:value="249.0">
            <text:p>249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0-08T05:00:00">
            <text:p>Fri Oct  8 05:00:00 2021</text:p>
          </table:table-cell>
          <table:table-cell office:value-type="float" office:value="180.5">
            <text:p>180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10-08T21:00:00">
            <text:p>Fri Oct  8 21:00:00 2021</text:p>
          </table:table-cell>
          <table:table-cell office:value-type="float" office:value="175.5">
            <text:p>175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10-08T22:00:00">
            <text:p>Fri Oct  8 22:00:00 2021</text:p>
          </table:table-cell>
          <table:table-cell office:value-type="float" office:value="175.6667">
            <text:p>175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0-08T23:00:00">
            <text:p>Fri Oct  8 23:00:00 2021</text:p>
          </table:table-cell>
          <table:table-cell office:value-type="float" office:value="133.6667">
            <text:p>133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10-09T21:00:00">
            <text:p>Sat Oct  9 21:00:00 2021</text:p>
          </table:table-cell>
          <table:table-cell office:value-type="float" office:value="185.5">
            <text:p>185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10-09T23:00:00">
            <text:p>Sat Oct  9 23:00:00 2021</text:p>
          </table:table-cell>
          <table:table-cell office:value-type="float" office:value="181.1667">
            <text:p>181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10-10T20:00:00">
            <text:p>Sun Oct 10 20:00:00 2021</text:p>
          </table:table-cell>
          <table:table-cell office:value-type="float" office:value="93.6667">
            <text:p>93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10-10T21:00:00">
            <text:p>Sun Oct 10 21:00:00 2021</text:p>
          </table:table-cell>
          <table:table-cell office:value-type="float" office:value="154.5">
            <text:p>154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1-10-13T21:00:00">
            <text:p>Wed Oct 13 21:00:00 2021</text:p>
          </table:table-cell>
          <table:table-cell office:value-type="float" office:value="217.5">
            <text:p>217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0-13T22:00:00">
            <text:p>Wed Oct 13 22:00:00 2021</text:p>
          </table:table-cell>
          <table:table-cell office:value-type="float" office:value="161.5">
            <text:p>161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0-13T23:00:00">
            <text:p>Wed Oct 13 23:00:00 2021</text:p>
          </table:table-cell>
          <table:table-cell office:value-type="float" office:value="185.8333">
            <text:p>185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1-10-14T00:00:00">
            <text:p>Thu Oct 14 00:00:00 2021</text:p>
          </table:table-cell>
          <table:table-cell office:value-type="float" office:value="167.3333">
            <text:p>167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10-14T21:00:00">
            <text:p>Thu Oct 14 21:00:00 2021</text:p>
          </table:table-cell>
          <table:table-cell office:value-type="float" office:value="212.3333">
            <text:p>212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0-14T22:00:00">
            <text:p>Thu Oct 14 22:00:00 2021</text:p>
          </table:table-cell>
          <table:table-cell office:value-type="float" office:value="175.0">
            <text:p>175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0-14T23:00:00">
            <text:p>Thu Oct 14 23:00:00 2021</text:p>
          </table:table-cell>
          <table:table-cell office:value-type="float" office:value="162.0">
            <text:p>162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10-15T21:00:00">
            <text:p>Fri Oct 15 21:00:00 2021</text:p>
          </table:table-cell>
          <table:table-cell office:value-type="float" office:value="127.5">
            <text:p>127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0-15T22:00:00">
            <text:p>Fri Oct 15 22:00:00 2021</text:p>
          </table:table-cell>
          <table:table-cell office:value-type="float" office:value="89.5">
            <text:p>89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10-15T23:00:00">
            <text:p>Fri Oct 15 23:00:00 2021</text:p>
          </table:table-cell>
          <table:table-cell office:value-type="float" office:value="146.6667">
            <text:p>146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10-17T23:00:00">
            <text:p>Sun Oct 17 23:00:00 2021</text:p>
          </table:table-cell>
          <table:table-cell office:value-type="float" office:value="154.8333">
            <text:p>154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10-18T21:00:00">
            <text:p>Mon Oct 18 21:00:00 2021</text:p>
          </table:table-cell>
          <table:table-cell office:value-type="float" office:value="186.6667">
            <text:p>186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0-18T22:00:00">
            <text:p>Mon Oct 18 22:00:00 2021</text:p>
          </table:table-cell>
          <table:table-cell office:value-type="float" office:value="169.0">
            <text:p>169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0-18T23:00:00">
            <text:p>Mon Oct 18 23:00:00 2021</text:p>
          </table:table-cell>
          <table:table-cell office:value-type="float" office:value="238.0">
            <text:p>238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0-22T21:00:00">
            <text:p>Fri Oct 22 21:00:00 2021</text:p>
          </table:table-cell>
          <table:table-cell office:value-type="float" office:value="161.5">
            <text:p>161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10-23T21:00:00">
            <text:p>Sat Oct 23 21:00:00 2021</text:p>
          </table:table-cell>
          <table:table-cell office:value-type="float" office:value="203.1667">
            <text:p>203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0-23T22:00:00">
            <text:p>Sat Oct 23 22:00:00 2021</text:p>
          </table:table-cell>
          <table:table-cell office:value-type="float" office:value="137.0">
            <text:p>137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1-10-23T23:00:00">
            <text:p>Sat Oct 23 23:00:00 2021</text:p>
          </table:table-cell>
          <table:table-cell office:value-type="float" office:value="155.1667">
            <text:p>155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10-24T00:00:00">
            <text:p>Sun Oct 24 00:00:00 2021</text:p>
          </table:table-cell>
          <table:table-cell office:value-type="float" office:value="206.8333">
            <text:p>206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10-24T21:00:00">
            <text:p>Sun Oct 24 21:00:00 2021</text:p>
          </table:table-cell>
          <table:table-cell office:value-type="float" office:value="183.6667">
            <text:p>183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0-25T21:00:00">
            <text:p>Mon Oct 25 21:00:00 2021</text:p>
          </table:table-cell>
          <table:table-cell office:value-type="float" office:value="183.0">
            <text:p>183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1-10-25T22:00:00">
            <text:p>Mon Oct 25 22:00:00 2021</text:p>
          </table:table-cell>
          <table:table-cell office:value-type="float" office:value="159.6667">
            <text:p>159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0-25T23:00:00">
            <text:p>Mon Oct 25 23:00:00 2021</text:p>
          </table:table-cell>
          <table:table-cell office:value-type="float" office:value="149.5">
            <text:p>149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1-10-26T00:00:00">
            <text:p>Tue Oct 26 00:00:00 2021</text:p>
          </table:table-cell>
          <table:table-cell office:value-type="float" office:value="168.6667">
            <text:p>168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10-28T21:00:00">
            <text:p>Thu Oct 28 21:00:00 2021</text:p>
          </table:table-cell>
          <table:table-cell office:value-type="float" office:value="196.3333">
            <text:p>196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10-28T22:00:00">
            <text:p>Thu Oct 28 22:00:00 2021</text:p>
          </table:table-cell>
          <table:table-cell office:value-type="float" office:value="179.8333">
            <text:p>17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0-28T23:00:00">
            <text:p>Thu Oct 28 23:00:00 2021</text:p>
          </table:table-cell>
          <table:table-cell office:value-type="float" office:value="184.6667">
            <text:p>184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1-08T20:00:00">
            <text:p>Mon Nov  8 20:00:00 2021</text:p>
          </table:table-cell>
          <table:table-cell office:value-type="float" office:value="211.0">
            <text:p>211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08T21:00:00">
            <text:p>Mon Nov  8 21:00:00 2021</text:p>
          </table:table-cell>
          <table:table-cell office:value-type="float" office:value="181.6667">
            <text:p>181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08T22:00:00">
            <text:p>Mon Nov  8 22:00:00 2021</text:p>
          </table:table-cell>
          <table:table-cell office:value-type="float" office:value="204.0">
            <text:p>204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1-09T19:00:00">
            <text:p>Tue Nov  9 19:00:00 2021</text:p>
          </table:table-cell>
          <table:table-cell office:value-type="float" office:value="193.3333">
            <text:p>193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1-11-09T20:00:00">
            <text:p>Tue Nov  9 20:00:00 2021</text:p>
          </table:table-cell>
          <table:table-cell office:value-type="float" office:value="122.8333">
            <text:p>122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11-09T21:00:00">
            <text:p>Tue Nov  9 21:00:00 2021</text:p>
          </table:table-cell>
          <table:table-cell office:value-type="float" office:value="167.1667">
            <text:p>167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11-09T22:00:00">
            <text:p>Tue Nov  9 22:00:00 2021</text:p>
          </table:table-cell>
          <table:table-cell office:value-type="float" office:value="220.1667">
            <text:p>220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11-10T20:00:00">
            <text:p>Wed Nov 10 20:00:00 2021</text:p>
          </table:table-cell>
          <table:table-cell office:value-type="float" office:value="205.6667">
            <text:p>205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10T21:00:00">
            <text:p>Wed Nov 10 21:00:00 2021</text:p>
          </table:table-cell>
          <table:table-cell office:value-type="float" office:value="148.0">
            <text:p>148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1-10T22:00:00">
            <text:p>Wed Nov 10 22:00:00 2021</text:p>
          </table:table-cell>
          <table:table-cell office:value-type="float" office:value="254.0">
            <text:p>254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11-10T23:00:00">
            <text:p>Wed Nov 10 23:00:00 2021</text:p>
          </table:table-cell>
          <table:table-cell office:value-type="float" office:value="137.8333">
            <text:p>137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1-11T00:00:00">
            <text:p>Thu Nov 11 00:00:00 2021</text:p>
          </table:table-cell>
          <table:table-cell office:value-type="float" office:value="174.3333">
            <text:p>174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1-11-11T20:00:00">
            <text:p>Thu Nov 11 20:00:00 2021</text:p>
          </table:table-cell>
          <table:table-cell office:value-type="float" office:value="125.1667">
            <text:p>125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1-11-11T21:00:00">
            <text:p>Thu Nov 11 21:00:00 2021</text:p>
          </table:table-cell>
          <table:table-cell office:value-type="float" office:value="187.5">
            <text:p>187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11-11T22:00:00">
            <text:p>Thu Nov 11 22:00:00 2021</text:p>
          </table:table-cell>
          <table:table-cell office:value-type="float" office:value="186.3333">
            <text:p>186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11T23:00:00">
            <text:p>Thu Nov 11 23:00:00 2021</text:p>
          </table:table-cell>
          <table:table-cell office:value-type="float" office:value="155.0">
            <text:p>155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1-12T00:00:00">
            <text:p>Fri Nov 12 00:00:00 2021</text:p>
          </table:table-cell>
          <table:table-cell office:value-type="float" office:value="150.0">
            <text:p>150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12T01:00:00">
            <text:p>Fri Nov 12 01:00:00 2021</text:p>
          </table:table-cell>
          <table:table-cell office:value-type="float" office:value="162.1667">
            <text:p>162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12T20:00:00">
            <text:p>Fri Nov 12 20:00:00 2021</text:p>
          </table:table-cell>
          <table:table-cell office:value-type="float" office:value="205.5">
            <text:p>205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11-12T21:00:00">
            <text:p>Fri Nov 12 21:00:00 2021</text:p>
          </table:table-cell>
          <table:table-cell office:value-type="float" office:value="199.6667">
            <text:p>199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11-12T23:00:00">
            <text:p>Fri Nov 12 23:00:00 2021</text:p>
          </table:table-cell>
          <table:table-cell office:value-type="float" office:value="209.6667">
            <text:p>209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13T21:00:00">
            <text:p>Sat Nov 13 21:00:00 2021</text:p>
          </table:table-cell>
          <table:table-cell office:value-type="float" office:value="216.8333">
            <text:p>216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1-13T22:00:00">
            <text:p>Sat Nov 13 22:00:00 2021</text:p>
          </table:table-cell>
          <table:table-cell office:value-type="float" office:value="184.5">
            <text:p>184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11-13T23:00:00">
            <text:p>Sat Nov 13 23:00:00 2021</text:p>
          </table:table-cell>
          <table:table-cell office:value-type="float" office:value="177.0">
            <text:p>177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1-16T08:00:00">
            <text:p>Tue Nov 16 08:00:00 2021</text:p>
          </table:table-cell>
          <table:table-cell office:value-type="float" office:value="121.6667">
            <text:p>121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1-11-16T20:00:00">
            <text:p>Tue Nov 16 20:00:00 2021</text:p>
          </table:table-cell>
          <table:table-cell office:value-type="float" office:value="197.3333">
            <text:p>197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1-16T21:00:00">
            <text:p>Tue Nov 16 21:00:00 2021</text:p>
          </table:table-cell>
          <table:table-cell office:value-type="float" office:value="163.1667">
            <text:p>163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1-16T22:00:00">
            <text:p>Tue Nov 16 22:00:00 2021</text:p>
          </table:table-cell>
          <table:table-cell office:value-type="float" office:value="145.5">
            <text:p>145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1-16T23:00:00">
            <text:p>Tue Nov 16 23:00:00 2021</text:p>
          </table:table-cell>
          <table:table-cell office:value-type="float" office:value="132.0">
            <text:p>132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17T00:00:00">
            <text:p>Wed Nov 17 00:00:00 2021</text:p>
          </table:table-cell>
          <table:table-cell office:value-type="float" office:value="110.5">
            <text:p>110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11-17T19:00:00">
            <text:p>Wed Nov 17 19:00:00 2021</text:p>
          </table:table-cell>
          <table:table-cell office:value-type="float" office:value="241.1667">
            <text:p>241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17T20:00:00">
            <text:p>Wed Nov 17 20:00:00 2021</text:p>
          </table:table-cell>
          <table:table-cell office:value-type="float" office:value="214.1667">
            <text:p>214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1-17T21:00:00">
            <text:p>Wed Nov 17 21:00:00 2021</text:p>
          </table:table-cell>
          <table:table-cell office:value-type="float" office:value="166.6667">
            <text:p>166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1-21T19:00:00">
            <text:p>Sun Nov 21 19:00:00 2021</text:p>
          </table:table-cell>
          <table:table-cell office:value-type="float" office:value="185.8333">
            <text:p>185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1-11-21T20:00:00">
            <text:p>Sun Nov 21 20:00:00 2021</text:p>
          </table:table-cell>
          <table:table-cell office:value-type="float" office:value="192.3333">
            <text:p>192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11-21T21:00:00">
            <text:p>Sun Nov 21 21:00:00 2021</text:p>
          </table:table-cell>
          <table:table-cell office:value-type="float" office:value="91.0">
            <text:p>91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11-21T22:00:00">
            <text:p>Sun Nov 21 22:00:00 2021</text:p>
          </table:table-cell>
          <table:table-cell office:value-type="float" office:value="190.6667">
            <text:p>190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11-21T23:00:00">
            <text:p>Sun Nov 21 23:00:00 2021</text:p>
          </table:table-cell>
          <table:table-cell office:value-type="float" office:value="120.5">
            <text:p>120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11-22T00:00:00">
            <text:p>Mon Nov 22 00:00:00 2021</text:p>
          </table:table-cell>
          <table:table-cell office:value-type="float" office:value="85.3333">
            <text:p>85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11-22T01:00:00">
            <text:p>Mon Nov 22 01:00:00 2021</text:p>
          </table:table-cell>
          <table:table-cell office:value-type="float" office:value="143.3333">
            <text:p>143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11-22T02:00:00">
            <text:p>Mon Nov 22 02:00:00 2021</text:p>
          </table:table-cell>
          <table:table-cell office:value-type="float" office:value="108.0">
            <text:p>108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11-22T03:00:00">
            <text:p>Mon Nov 22 03:00:00 2021</text:p>
          </table:table-cell>
          <table:table-cell office:value-type="float" office:value="175.0">
            <text:p>175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1-22T04:00:00">
            <text:p>Mon Nov 22 04:00:00 2021</text:p>
          </table:table-cell>
          <table:table-cell office:value-type="float" office:value="240.8333">
            <text:p>240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11-22T05:00:00">
            <text:p>Mon Nov 22 05:00:00 2021</text:p>
          </table:table-cell>
          <table:table-cell office:value-type="float" office:value="235.3333">
            <text:p>235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1-22T06:00:00">
            <text:p>Mon Nov 22 06:00:00 2021</text:p>
          </table:table-cell>
          <table:table-cell office:value-type="float" office:value="247.3333">
            <text:p>247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11-22T07:00:00">
            <text:p>Mon Nov 22 07:00:00 2021</text:p>
          </table:table-cell>
          <table:table-cell office:value-type="float" office:value="122.5">
            <text:p>122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11-22T09:00:00">
            <text:p>Mon Nov 22 09:00:00 2021</text:p>
          </table:table-cell>
          <table:table-cell office:value-type="float" office:value="163.8333">
            <text:p>163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1-11-23T08:00:00">
            <text:p>Tue Nov 23 08:00:00 2021</text:p>
          </table:table-cell>
          <table:table-cell office:value-type="float" office:value="206.0">
            <text:p>206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11-23T09:00:00">
            <text:p>Tue Nov 23 09:00:00 2021</text:p>
          </table:table-cell>
          <table:table-cell office:value-type="float" office:value="171.1667">
            <text:p>171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1-23T10:00:00">
            <text:p>Tue Nov 23 10:00:00 2021</text:p>
          </table:table-cell>
          <table:table-cell office:value-type="float" office:value="254.5">
            <text:p>254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11-24T01:00:00">
            <text:p>Wed Nov 24 01:00:00 2021</text:p>
          </table:table-cell>
          <table:table-cell office:value-type="float" office:value="271.5">
            <text:p>271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11-24T02:00:00">
            <text:p>Wed Nov 24 02:00:00 2021</text:p>
          </table:table-cell>
          <table:table-cell office:value-type="float" office:value="267.8333">
            <text:p>267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11-24T04:00:00">
            <text:p>Wed Nov 24 04:00:00 2021</text:p>
          </table:table-cell>
          <table:table-cell office:value-type="float" office:value="273.3333">
            <text:p>273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1-11-24T05:00:00">
            <text:p>Wed Nov 24 05:00:00 2021</text:p>
          </table:table-cell>
          <table:table-cell office:value-type="float" office:value="186.3333">
            <text:p>186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11-24T06:00:00">
            <text:p>Wed Nov 24 06:00:00 2021</text:p>
          </table:table-cell>
          <table:table-cell office:value-type="float" office:value="185.8333">
            <text:p>185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11-24T07:00:00">
            <text:p>Wed Nov 24 07:00:00 2021</text:p>
          </table:table-cell>
          <table:table-cell office:value-type="float" office:value="86.8333">
            <text:p>86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11-24T08:00:00">
            <text:p>Wed Nov 24 08:00:00 2021</text:p>
          </table:table-cell>
          <table:table-cell office:value-type="float" office:value="136.3333">
            <text:p>136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11-25T01:00:00">
            <text:p>Thu Nov 25 01:00:00 2021</text:p>
          </table:table-cell>
          <table:table-cell office:value-type="float" office:value="253.0">
            <text:p>253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1-25T02:00:00">
            <text:p>Thu Nov 25 02:00:00 2021</text:p>
          </table:table-cell>
          <table:table-cell office:value-type="float" office:value="250.3333">
            <text:p>250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11-25T03:00:00">
            <text:p>Thu Nov 25 03:00:00 2021</text:p>
          </table:table-cell>
          <table:table-cell office:value-type="float" office:value="251.3333">
            <text:p>251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11-25T04:00:00">
            <text:p>Thu Nov 25 04:00:00 2021</text:p>
          </table:table-cell>
          <table:table-cell office:value-type="float" office:value="251.5">
            <text:p>251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11-25T05:00:00">
            <text:p>Thu Nov 25 05:00:00 2021</text:p>
          </table:table-cell>
          <table:table-cell office:value-type="float" office:value="270.8333">
            <text:p>270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1-11-25T06:00:00">
            <text:p>Thu Nov 25 06:00:00 2021</text:p>
          </table:table-cell>
          <table:table-cell office:value-type="float" office:value="257.8333">
            <text:p>257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11-25T07:00:00">
            <text:p>Thu Nov 25 07:00:00 2021</text:p>
          </table:table-cell>
          <table:table-cell office:value-type="float" office:value="240.6667">
            <text:p>240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11-25T08:00:00">
            <text:p>Thu Nov 25 08:00:00 2021</text:p>
          </table:table-cell>
          <table:table-cell office:value-type="float" office:value="175.8333">
            <text:p>175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11-25T09:00:00">
            <text:p>Thu Nov 25 09:00:00 2021</text:p>
          </table:table-cell>
          <table:table-cell office:value-type="float" office:value="128.6667">
            <text:p>128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11-25T10:00:00">
            <text:p>Thu Nov 25 10:00:00 2021</text:p>
          </table:table-cell>
          <table:table-cell office:value-type="float" office:value="108.8333">
            <text:p>108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1-25T11:00:00">
            <text:p>Thu Nov 25 11:00:00 2021</text:p>
          </table:table-cell>
          <table:table-cell office:value-type="float" office:value="103.1667">
            <text:p>103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11-25T12:00:00">
            <text:p>Thu Nov 25 12:00:00 2021</text:p>
          </table:table-cell>
          <table:table-cell office:value-type="float" office:value="77.0">
            <text:p>77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11-26T20:00:00">
            <text:p>Fri Nov 26 20:00:00 2021</text:p>
          </table:table-cell>
          <table:table-cell office:value-type="float" office:value="98.3333">
            <text:p>98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11-26T21:00:00">
            <text:p>Fri Nov 26 21:00:00 2021</text:p>
          </table:table-cell>
          <table:table-cell office:value-type="float" office:value="175.6667">
            <text:p>175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11-26T23:00:00">
            <text:p>Fri Nov 26 23:00:00 2021</text:p>
          </table:table-cell>
          <table:table-cell office:value-type="float" office:value="194.0">
            <text:p>194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11-27T00:00:00">
            <text:p>Sat Nov 27 00:00:00 2021</text:p>
          </table:table-cell>
          <table:table-cell office:value-type="float" office:value="141.3333">
            <text:p>141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1-27T23:00:00">
            <text:p>Sat Nov 27 23:00:00 2021</text:p>
          </table:table-cell>
          <table:table-cell office:value-type="float" office:value="177.5">
            <text:p>177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1-11-28T00:00:00">
            <text:p>Sun Nov 28 00:00:00 2021</text:p>
          </table:table-cell>
          <table:table-cell office:value-type="float" office:value="181.8333">
            <text:p>181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1-11-28T01:00:00">
            <text:p>Sun Nov 28 01:00:00 2021</text:p>
          </table:table-cell>
          <table:table-cell office:value-type="float" office:value="190.0">
            <text:p>190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11-30T19:00:00">
            <text:p>Tue Nov 30 19:00:00 2021</text:p>
          </table:table-cell>
          <table:table-cell office:value-type="float" office:value="222.8333">
            <text:p>222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11-30T20:00:00">
            <text:p>Tue Nov 30 20:00:00 2021</text:p>
          </table:table-cell>
          <table:table-cell office:value-type="float" office:value="130.0">
            <text:p>130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1-30T21:00:00">
            <text:p>Tue Nov 30 21:00:00 2021</text:p>
          </table:table-cell>
          <table:table-cell office:value-type="float" office:value="144.5">
            <text:p>144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1-30T22:00:00">
            <text:p>Tue Nov 30 22:00:00 2021</text:p>
          </table:table-cell>
          <table:table-cell office:value-type="float" office:value="194.5">
            <text:p>194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1-30T23:00:00">
            <text:p>Tue Nov 30 23:00:00 2021</text:p>
          </table:table-cell>
          <table:table-cell office:value-type="float" office:value="51.8333">
            <text:p>51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12-01T00:00:00">
            <text:p>Wed Dec  1 00:00:00 2021</text:p>
          </table:table-cell>
          <table:table-cell office:value-type="float" office:value="130.1667">
            <text:p>130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12-01T01:00:00">
            <text:p>Wed Dec  1 01:00:00 2021</text:p>
          </table:table-cell>
          <table:table-cell office:value-type="float" office:value="296.0">
            <text:p>296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12-01T02:00:00">
            <text:p>Wed Dec  1 02:00:00 2021</text:p>
          </table:table-cell>
          <table:table-cell office:value-type="float" office:value="192.5">
            <text:p>192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2-01T03:00:00">
            <text:p>Wed Dec  1 03:00:00 2021</text:p>
          </table:table-cell>
          <table:table-cell office:value-type="float" office:value="186.1667">
            <text:p>186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12-01T04:00:00">
            <text:p>Wed Dec  1 04:00:00 2021</text:p>
          </table:table-cell>
          <table:table-cell office:value-type="float" office:value="189.0">
            <text:p>189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12-01T19:00:00">
            <text:p>Wed Dec  1 19:00:00 2021</text:p>
          </table:table-cell>
          <table:table-cell office:value-type="float" office:value="115.0">
            <text:p>115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12-01T20:00:00">
            <text:p>Wed Dec  1 20:00:00 2021</text:p>
          </table:table-cell>
          <table:table-cell office:value-type="float" office:value="56.3333">
            <text:p>56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12-01T21:00:00">
            <text:p>Wed Dec  1 21:00:00 2021</text:p>
          </table:table-cell>
          <table:table-cell office:value-type="float" office:value="126.1667">
            <text:p>126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12-02T01:00:00">
            <text:p>Thu Dec  2 01:00:00 2021</text:p>
          </table:table-cell>
          <table:table-cell office:value-type="float" office:value="250.1667">
            <text:p>250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1-12-02T02:00:00">
            <text:p>Thu Dec  2 02:00:00 2021</text:p>
          </table:table-cell>
          <table:table-cell office:value-type="float" office:value="251.3333">
            <text:p>251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1-12-02T03:00:00">
            <text:p>Thu Dec  2 03:00:00 2021</text:p>
          </table:table-cell>
          <table:table-cell office:value-type="float" office:value="257.1667">
            <text:p>257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1-12-03T18:00:00">
            <text:p>Fri Dec  3 18:00:00 2021</text:p>
          </table:table-cell>
          <table:table-cell office:value-type="float" office:value="202.8333">
            <text:p>202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12-03T19:00:00">
            <text:p>Fri Dec  3 19:00:00 2021</text:p>
          </table:table-cell>
          <table:table-cell office:value-type="float" office:value="202.8333">
            <text:p>202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12-03T20:00:00">
            <text:p>Fri Dec  3 20:00:00 2021</text:p>
          </table:table-cell>
          <table:table-cell office:value-type="float" office:value="178.0">
            <text:p>178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2-03T21:00:00">
            <text:p>Fri Dec  3 21:00:00 2021</text:p>
          </table:table-cell>
          <table:table-cell office:value-type="float" office:value="137.3333">
            <text:p>137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12-03T22:00:00">
            <text:p>Fri Dec  3 22:00:00 2021</text:p>
          </table:table-cell>
          <table:table-cell office:value-type="float" office:value="154.3333">
            <text:p>154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3T23:00:00">
            <text:p>Fri Dec  3 23:00:00 2021</text:p>
          </table:table-cell>
          <table:table-cell office:value-type="float" office:value="97.5">
            <text:p>97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12-04T00:00:00">
            <text:p>Sat Dec  4 00:00:00 2021</text:p>
          </table:table-cell>
          <table:table-cell office:value-type="float" office:value="154.3333">
            <text:p>154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1-12-04T01:00:00">
            <text:p>Sat Dec  4 01:00:00 2021</text:p>
          </table:table-cell>
          <table:table-cell office:value-type="float" office:value="147.0">
            <text:p>147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2-04T02:00:00">
            <text:p>Sat Dec  4 02:00:00 2021</text:p>
          </table:table-cell>
          <table:table-cell office:value-type="float" office:value="148.0">
            <text:p>148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2-04T03:00:00">
            <text:p>Sat Dec  4 03:00:00 2021</text:p>
          </table:table-cell>
          <table:table-cell office:value-type="float" office:value="221.1667">
            <text:p>221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1-12-04T04:00:00">
            <text:p>Sat Dec  4 04:00:00 2021</text:p>
          </table:table-cell>
          <table:table-cell office:value-type="float" office:value="200.1667">
            <text:p>200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4T20:00:00">
            <text:p>Sat Dec  4 20:00:00 2021</text:p>
          </table:table-cell>
          <table:table-cell office:value-type="float" office:value="238.1667">
            <text:p>238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12-04T21:00:00">
            <text:p>Sat Dec  4 21:00:00 2021</text:p>
          </table:table-cell>
          <table:table-cell office:value-type="float" office:value="155.3333">
            <text:p>155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12-04T22:00:00">
            <text:p>Sat Dec  4 22:00:00 2021</text:p>
          </table:table-cell>
          <table:table-cell office:value-type="float" office:value="98.6667">
            <text:p>98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12-04T23:00:00">
            <text:p>Sat Dec  4 23:00:00 2021</text:p>
          </table:table-cell>
          <table:table-cell office:value-type="float" office:value="93.8333">
            <text:p>93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12-05T00:00:00">
            <text:p>Sun Dec  5 00:00:00 2021</text:p>
          </table:table-cell>
          <table:table-cell office:value-type="float" office:value="194.3333">
            <text:p>194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12-05T01:00:00">
            <text:p>Sun Dec  5 01:00:00 2021</text:p>
          </table:table-cell>
          <table:table-cell office:value-type="float" office:value="232.1667">
            <text:p>232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12-05T02:00:00">
            <text:p>Sun Dec  5 02:00:00 2021</text:p>
          </table:table-cell>
          <table:table-cell office:value-type="float" office:value="246.6667">
            <text:p>246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12-05T03:00:00">
            <text:p>Sun Dec  5 03:00:00 2021</text:p>
          </table:table-cell>
          <table:table-cell office:value-type="float" office:value="254.5">
            <text:p>254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12-05T04:00:00">
            <text:p>Sun Dec  5 04:00:00 2021</text:p>
          </table:table-cell>
          <table:table-cell office:value-type="float" office:value="183.3333">
            <text:p>183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12-05T05:00:00">
            <text:p>Sun Dec  5 05:00:00 2021</text:p>
          </table:table-cell>
          <table:table-cell office:value-type="float" office:value="260.1667">
            <text:p>260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1-12-05T06:00:00">
            <text:p>Sun Dec  5 06:00:00 2021</text:p>
          </table:table-cell>
          <table:table-cell office:value-type="float" office:value="261.6667">
            <text:p>261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12-05T07:00:00">
            <text:p>Sun Dec  5 07:00:00 2021</text:p>
          </table:table-cell>
          <table:table-cell office:value-type="float" office:value="183.8333">
            <text:p>183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12-05T08:00:00">
            <text:p>Sun Dec  5 08:00:00 2021</text:p>
          </table:table-cell>
          <table:table-cell office:value-type="float" office:value="127.3333">
            <text:p>127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12-05T09:00:00">
            <text:p>Sun Dec  5 09:00:00 2021</text:p>
          </table:table-cell>
          <table:table-cell office:value-type="float" office:value="72.1667">
            <text:p>72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12-05T10:00:00">
            <text:p>Sun Dec  5 10:00:00 2021</text:p>
          </table:table-cell>
          <table:table-cell office:value-type="float" office:value="248.1667">
            <text:p>248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2-06T21:00:00">
            <text:p>Mon Dec  6 21:00:00 2021</text:p>
          </table:table-cell>
          <table:table-cell office:value-type="float" office:value="176.5">
            <text:p>176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6T22:00:00">
            <text:p>Mon Dec  6 22:00:00 2021</text:p>
          </table:table-cell>
          <table:table-cell office:value-type="float" office:value="210.1667">
            <text:p>210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6T23:00:00">
            <text:p>Mon Dec  6 23:00:00 2021</text:p>
          </table:table-cell>
          <table:table-cell office:value-type="float" office:value="164.5">
            <text:p>164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2-07T00:00:00">
            <text:p>Tue Dec  7 00:00:00 2021</text:p>
          </table:table-cell>
          <table:table-cell office:value-type="float" office:value="128.0">
            <text:p>128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07T01:00:00">
            <text:p>Tue Dec  7 01:00:00 2021</text:p>
          </table:table-cell>
          <table:table-cell office:value-type="float" office:value="137.6667">
            <text:p>137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12-07T02:00:00">
            <text:p>Tue Dec  7 02:00:00 2021</text:p>
          </table:table-cell>
          <table:table-cell office:value-type="float" office:value="120.6667">
            <text:p>120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12-07T03:00:00">
            <text:p>Tue Dec  7 03:00:00 2021</text:p>
          </table:table-cell>
          <table:table-cell office:value-type="float" office:value="149.1667">
            <text:p>149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2-07T04:00:00">
            <text:p>Tue Dec  7 04:00:00 2021</text:p>
          </table:table-cell>
          <table:table-cell office:value-type="float" office:value="125.5">
            <text:p>125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12-07T17:00:00">
            <text:p>Tue Dec  7 17:00:00 2021</text:p>
          </table:table-cell>
          <table:table-cell office:value-type="float" office:value="162.3333">
            <text:p>162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12-07T18:00:00">
            <text:p>Tue Dec  7 18:00:00 2021</text:p>
          </table:table-cell>
          <table:table-cell office:value-type="float" office:value="225.8333">
            <text:p>225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12-07T19:00:00">
            <text:p>Tue Dec  7 19:00:00 2021</text:p>
          </table:table-cell>
          <table:table-cell office:value-type="float" office:value="248.6667">
            <text:p>248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12-07T20:00:00">
            <text:p>Tue Dec  7 20:00:00 2021</text:p>
          </table:table-cell>
          <table:table-cell office:value-type="float" office:value="264.3333">
            <text:p>264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2-07T21:00:00">
            <text:p>Tue Dec  7 21:00:00 2021</text:p>
          </table:table-cell>
          <table:table-cell office:value-type="float" office:value="255.8333">
            <text:p>255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12-07T22:00:00">
            <text:p>Tue Dec  7 22:00:00 2021</text:p>
          </table:table-cell>
          <table:table-cell office:value-type="float" office:value="275.1667">
            <text:p>275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12-07T23:00:00">
            <text:p>Tue Dec  7 23:00:00 2021</text:p>
          </table:table-cell>
          <table:table-cell office:value-type="float" office:value="223.5">
            <text:p>223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12-08T00:00:00">
            <text:p>Wed Dec  8 00:00:00 2021</text:p>
          </table:table-cell>
          <table:table-cell office:value-type="float" office:value="244.0">
            <text:p>244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2-08T01:00:00">
            <text:p>Wed Dec  8 01:00:00 2021</text:p>
          </table:table-cell>
          <table:table-cell office:value-type="float" office:value="219.3333">
            <text:p>219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1-12-08T02:00:00">
            <text:p>Wed Dec  8 02:00:00 2021</text:p>
          </table:table-cell>
          <table:table-cell office:value-type="float" office:value="251.5">
            <text:p>251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1-12-08T03:00:00">
            <text:p>Wed Dec  8 03:00:00 2021</text:p>
          </table:table-cell>
          <table:table-cell office:value-type="float" office:value="262.6667">
            <text:p>262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12-08T04:00:00">
            <text:p>Wed Dec  8 04:00:00 2021</text:p>
          </table:table-cell>
          <table:table-cell office:value-type="float" office:value="256.5">
            <text:p>256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1-12-08T05:00:00">
            <text:p>Wed Dec  8 05:00:00 2021</text:p>
          </table:table-cell>
          <table:table-cell office:value-type="float" office:value="248.3333">
            <text:p>248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1-12-08T06:00:00">
            <text:p>Wed Dec  8 06:00:00 2021</text:p>
          </table:table-cell>
          <table:table-cell office:value-type="float" office:value="249.3333">
            <text:p>249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12-08T07:00:00">
            <text:p>Wed Dec  8 07:00:00 2021</text:p>
          </table:table-cell>
          <table:table-cell office:value-type="float" office:value="264.3333">
            <text:p>264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1-12-08T08:00:00">
            <text:p>Wed Dec  8 08:00:00 2021</text:p>
          </table:table-cell>
          <table:table-cell office:value-type="float" office:value="268.3333">
            <text:p>268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12-08T09:00:00">
            <text:p>Wed Dec  8 09:00:00 2021</text:p>
          </table:table-cell>
          <table:table-cell office:value-type="float" office:value="261.5">
            <text:p>261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12-08T10:00:00">
            <text:p>Wed Dec  8 10:00:00 2021</text:p>
          </table:table-cell>
          <table:table-cell office:value-type="float" office:value="246.8333">
            <text:p>246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12-08T11:00:00">
            <text:p>Wed Dec  8 11:00:00 2021</text:p>
          </table:table-cell>
          <table:table-cell office:value-type="float" office:value="248.1667">
            <text:p>248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1-12-08T12:00:00">
            <text:p>Wed Dec  8 12:00:00 2021</text:p>
          </table:table-cell>
          <table:table-cell office:value-type="float" office:value="255.3333">
            <text:p>255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1-12-08T13:00:00">
            <text:p>Wed Dec  8 13:00:00 2021</text:p>
          </table:table-cell>
          <table:table-cell office:value-type="float" office:value="250.1667">
            <text:p>250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1-12-10T06:00:00">
            <text:p>Fri Dec 10 06:00:00 2021</text:p>
          </table:table-cell>
          <table:table-cell office:value-type="float" office:value="192.0">
            <text:p>192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12-10T07:00:00">
            <text:p>Fri Dec 10 07:00:00 2021</text:p>
          </table:table-cell>
          <table:table-cell office:value-type="float" office:value="259.0">
            <text:p>259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12-10T08:00:00">
            <text:p>Fri Dec 10 08:00:00 2021</text:p>
          </table:table-cell>
          <table:table-cell office:value-type="float" office:value="213.5">
            <text:p>213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1-12-10T09:00:00">
            <text:p>Fri Dec 10 09:00:00 2021</text:p>
          </table:table-cell>
          <table:table-cell office:value-type="float" office:value="211.3333">
            <text:p>211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12-11T22:00:00">
            <text:p>Sat Dec 11 22:00:00 2021</text:p>
          </table:table-cell>
          <table:table-cell office:value-type="float" office:value="183.5">
            <text:p>183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1-12-11T23:00:00">
            <text:p>Sat Dec 11 23:00:00 2021</text:p>
          </table:table-cell>
          <table:table-cell office:value-type="float" office:value="157.8333">
            <text:p>157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12-12T00:00:00">
            <text:p>Sun Dec 12 00:00:00 2021</text:p>
          </table:table-cell>
          <table:table-cell office:value-type="float" office:value="118.3333">
            <text:p>118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12-12T01:00:00">
            <text:p>Sun Dec 12 01:00:00 2021</text:p>
          </table:table-cell>
          <table:table-cell office:value-type="float" office:value="158.1667">
            <text:p>158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2-12T02:00:00">
            <text:p>Sun Dec 12 02:00:00 2021</text:p>
          </table:table-cell>
          <table:table-cell office:value-type="float" office:value="119.1667">
            <text:p>119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2-12T03:00:00">
            <text:p>Sun Dec 12 03:00:00 2021</text:p>
          </table:table-cell>
          <table:table-cell office:value-type="float" office:value="267.6667">
            <text:p>267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12-12T04:00:00">
            <text:p>Sun Dec 12 04:00:00 2021</text:p>
          </table:table-cell>
          <table:table-cell office:value-type="float" office:value="139.6667">
            <text:p>139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12-12T05:00:00">
            <text:p>Sun Dec 12 05:00:00 2021</text:p>
          </table:table-cell>
          <table:table-cell office:value-type="float" office:value="162.5">
            <text:p>162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12-12T06:00:00">
            <text:p>Sun Dec 12 06:00:00 2021</text:p>
          </table:table-cell>
          <table:table-cell office:value-type="float" office:value="265.1667">
            <text:p>265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1-12-12T07:00:00">
            <text:p>Sun Dec 12 07:00:00 2021</text:p>
          </table:table-cell>
          <table:table-cell office:value-type="float" office:value="190.6667">
            <text:p>190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12T17:00:00">
            <text:p>Sun Dec 12 17:00:00 2021</text:p>
          </table:table-cell>
          <table:table-cell office:value-type="float" office:value="183.6667">
            <text:p>183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2-12T18:00:00">
            <text:p>Sun Dec 12 18:00:00 2021</text:p>
          </table:table-cell>
          <table:table-cell office:value-type="float" office:value="229.5">
            <text:p>229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12-12T19:00:00">
            <text:p>Sun Dec 12 19:00:00 2021</text:p>
          </table:table-cell>
          <table:table-cell office:value-type="float" office:value="224.5">
            <text:p>224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2-12T20:00:00">
            <text:p>Sun Dec 12 20:00:00 2021</text:p>
          </table:table-cell>
          <table:table-cell office:value-type="float" office:value="153.5">
            <text:p>153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1-12-12T21:00:00">
            <text:p>Sun Dec 12 21:00:00 2021</text:p>
          </table:table-cell>
          <table:table-cell office:value-type="float" office:value="183.8333">
            <text:p>183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2-12T22:00:00">
            <text:p>Sun Dec 12 22:00:00 2021</text:p>
          </table:table-cell>
          <table:table-cell office:value-type="float" office:value="174.8333">
            <text:p>174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1-12-12T23:00:00">
            <text:p>Sun Dec 12 23:00:00 2021</text:p>
          </table:table-cell>
          <table:table-cell office:value-type="float" office:value="156.6667">
            <text:p>156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12-13T00:00:00">
            <text:p>Mon Dec 13 00:00:00 2021</text:p>
          </table:table-cell>
          <table:table-cell office:value-type="float" office:value="186.0">
            <text:p>186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12-13T01:00:00">
            <text:p>Mon Dec 13 01:00:00 2021</text:p>
          </table:table-cell>
          <table:table-cell office:value-type="float" office:value="229.0">
            <text:p>229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1-12-13T02:00:00">
            <text:p>Mon Dec 13 02:00:00 2021</text:p>
          </table:table-cell>
          <table:table-cell office:value-type="float" office:value="171.0">
            <text:p>171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12-13T03:00:00">
            <text:p>Mon Dec 13 03:00:00 2021</text:p>
          </table:table-cell>
          <table:table-cell office:value-type="float" office:value="209.8333">
            <text:p>209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12-13T04:00:00">
            <text:p>Mon Dec 13 04:00:00 2021</text:p>
          </table:table-cell>
          <table:table-cell office:value-type="float" office:value="93.0">
            <text:p>93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12-13T05:00:00">
            <text:p>Mon Dec 13 05:00:00 2021</text:p>
          </table:table-cell>
          <table:table-cell office:value-type="float" office:value="102.8333">
            <text:p>102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12-13T06:00:00">
            <text:p>Mon Dec 13 06:00:00 2021</text:p>
          </table:table-cell>
          <table:table-cell office:value-type="float" office:value="142.6667">
            <text:p>142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2-13T07:00:00">
            <text:p>Mon Dec 13 07:00:00 2021</text:p>
          </table:table-cell>
          <table:table-cell office:value-type="float" office:value="115.0">
            <text:p>115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12-13T08:00:00">
            <text:p>Mon Dec 13 08:00:00 2021</text:p>
          </table:table-cell>
          <table:table-cell office:value-type="float" office:value="148.0">
            <text:p>148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13T09:00:00">
            <text:p>Mon Dec 13 09:00:00 2021</text:p>
          </table:table-cell>
          <table:table-cell office:value-type="float" office:value="134.3333">
            <text:p>134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12-13T19:00:00">
            <text:p>Mon Dec 13 19:00:00 2021</text:p>
          </table:table-cell>
          <table:table-cell office:value-type="float" office:value="211.8333">
            <text:p>211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12-13T20:00:00">
            <text:p>Mon Dec 13 20:00:00 2021</text:p>
          </table:table-cell>
          <table:table-cell office:value-type="float" office:value="131.1667">
            <text:p>131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2-13T21:00:00">
            <text:p>Mon Dec 13 21:00:00 2021</text:p>
          </table:table-cell>
          <table:table-cell office:value-type="float" office:value="200.1667">
            <text:p>200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12-14T09:00:00">
            <text:p>Tue Dec 14 09:00:00 2021</text:p>
          </table:table-cell>
          <table:table-cell office:value-type="float" office:value="248.5">
            <text:p>248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12-14T10:00:00">
            <text:p>Tue Dec 14 10:00:00 2021</text:p>
          </table:table-cell>
          <table:table-cell office:value-type="float" office:value="113.6667">
            <text:p>113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14T18:00:00">
            <text:p>Tue Dec 14 18:00:00 2021</text:p>
          </table:table-cell>
          <table:table-cell office:value-type="float" office:value="222.8333">
            <text:p>222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12-14T19:00:00">
            <text:p>Tue Dec 14 19:00:00 2021</text:p>
          </table:table-cell>
          <table:table-cell office:value-type="float" office:value="214.1667">
            <text:p>214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12-14T20:00:00">
            <text:p>Tue Dec 14 20:00:00 2021</text:p>
          </table:table-cell>
          <table:table-cell office:value-type="float" office:value="195.1667">
            <text:p>195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14T21:00:00">
            <text:p>Tue Dec 14 21:00:00 2021</text:p>
          </table:table-cell>
          <table:table-cell office:value-type="float" office:value="154.1667">
            <text:p>154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2-14T22:00:00">
            <text:p>Tue Dec 14 22:00:00 2021</text:p>
          </table:table-cell>
          <table:table-cell office:value-type="float" office:value="192.5">
            <text:p>192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15T09:00:00">
            <text:p>Wed Dec 15 09:00:00 2021</text:p>
          </table:table-cell>
          <table:table-cell office:value-type="float" office:value="206.1667">
            <text:p>206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2-15T19:00:00">
            <text:p>Wed Dec 15 19:00:00 2021</text:p>
          </table:table-cell>
          <table:table-cell office:value-type="float" office:value="195.8333">
            <text:p>195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12-15T20:00:00">
            <text:p>Wed Dec 15 20:00:00 2021</text:p>
          </table:table-cell>
          <table:table-cell office:value-type="float" office:value="162.8333">
            <text:p>162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20T21:00:00">
            <text:p>Mon Dec 20 21:00:00 2021</text:p>
          </table:table-cell>
          <table:table-cell office:value-type="float" office:value="188.0">
            <text:p>18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2-20T22:00:00">
            <text:p>Mon Dec 20 22:00:00 2021</text:p>
          </table:table-cell>
          <table:table-cell office:value-type="float" office:value="242.6667">
            <text:p>242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2-20T23:00:00">
            <text:p>Mon Dec 20 23:00:00 2021</text:p>
          </table:table-cell>
          <table:table-cell office:value-type="float" office:value="222.8333">
            <text:p>222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2-21T00:00:00">
            <text:p>Tue Dec 21 00:00:00 2021</text:p>
          </table:table-cell>
          <table:table-cell office:value-type="float" office:value="168.3333">
            <text:p>168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12-21T16:00:00">
            <text:p>Tue Dec 21 16:00:00 2021</text:p>
          </table:table-cell>
          <table:table-cell office:value-type="float" office:value="159.6667">
            <text:p>159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12-21T17:00:00">
            <text:p>Tue Dec 21 17:00:00 2021</text:p>
          </table:table-cell>
          <table:table-cell office:value-type="float" office:value="77.6667">
            <text:p>77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2-21T18:00:00">
            <text:p>Tue Dec 21 18:00:00 2021</text:p>
          </table:table-cell>
          <table:table-cell office:value-type="float" office:value="66.8333">
            <text:p>66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12-21T19:00:00">
            <text:p>Tue Dec 21 19:00:00 2021</text:p>
          </table:table-cell>
          <table:table-cell office:value-type="float" office:value="128.0">
            <text:p>128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12-21T20:00:00">
            <text:p>Tue Dec 21 20:00:00 2021</text:p>
          </table:table-cell>
          <table:table-cell office:value-type="float" office:value="102.1667">
            <text:p>102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12-21T21:00:00">
            <text:p>Tue Dec 21 21:00:00 2021</text:p>
          </table:table-cell>
          <table:table-cell office:value-type="float" office:value="131.8333">
            <text:p>131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1-12-21T22:00:00">
            <text:p>Tue Dec 21 22:00:00 2021</text:p>
          </table:table-cell>
          <table:table-cell office:value-type="float" office:value="261.1667">
            <text:p>261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2-21T23:00:00">
            <text:p>Tue Dec 21 23:00:00 2021</text:p>
          </table:table-cell>
          <table:table-cell office:value-type="float" office:value="252.1667">
            <text:p>252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1-12-22T00:00:00">
            <text:p>Wed Dec 22 00:00:00 2021</text:p>
          </table:table-cell>
          <table:table-cell office:value-type="float" office:value="189.5">
            <text:p>189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12-22T09:00:00">
            <text:p>Wed Dec 22 09:00:00 2021</text:p>
          </table:table-cell>
          <table:table-cell office:value-type="float" office:value="109.5">
            <text:p>109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12-22T10:00:00">
            <text:p>Wed Dec 22 10:00:00 2021</text:p>
          </table:table-cell>
          <table:table-cell office:value-type="float" office:value="80.8333">
            <text:p>80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2-22T11:00:00">
            <text:p>Wed Dec 22 11:00:00 2021</text:p>
          </table:table-cell>
          <table:table-cell office:value-type="float" office:value="112.0">
            <text:p>112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12-22T12:00:00">
            <text:p>Wed Dec 22 12:00:00 2021</text:p>
          </table:table-cell>
          <table:table-cell office:value-type="float" office:value="178.6667">
            <text:p>178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2-22T13:00:00">
            <text:p>Wed Dec 22 13:00:00 2021</text:p>
          </table:table-cell>
          <table:table-cell office:value-type="float" office:value="311.6667">
            <text:p>311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12-22T14:00:00">
            <text:p>Wed Dec 22 14:00:00 2021</text:p>
          </table:table-cell>
          <table:table-cell office:value-type="float" office:value="94.5">
            <text:p>94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12-22T15:00:00">
            <text:p>Wed Dec 22 15:00:00 2021</text:p>
          </table:table-cell>
          <table:table-cell office:value-type="float" office:value="86.1667">
            <text:p>86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12-22T16:00:00">
            <text:p>Wed Dec 22 16:00:00 2021</text:p>
          </table:table-cell>
          <table:table-cell office:value-type="float" office:value="285.1667">
            <text:p>285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2-22T17:00:00">
            <text:p>Wed Dec 22 17:00:00 2021</text:p>
          </table:table-cell>
          <table:table-cell office:value-type="float" office:value="258.8333">
            <text:p>258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12-22T18:00:00">
            <text:p>Wed Dec 22 18:00:00 2021</text:p>
          </table:table-cell>
          <table:table-cell office:value-type="float" office:value="148.8333">
            <text:p>148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22T20:00:00">
            <text:p>Wed Dec 22 20:00:00 2021</text:p>
          </table:table-cell>
          <table:table-cell office:value-type="float" office:value="190.5">
            <text:p>190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12-23T04:00:00">
            <text:p>Thu Dec 23 04:00:00 2021</text:p>
          </table:table-cell>
          <table:table-cell office:value-type="float" office:value="177.6667">
            <text:p>177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12-23T05:00:00">
            <text:p>Thu Dec 23 05:00:00 2021</text:p>
          </table:table-cell>
          <table:table-cell office:value-type="float" office:value="116.8333">
            <text:p>116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12-23T06:00:00">
            <text:p>Thu Dec 23 06:00:00 2021</text:p>
          </table:table-cell>
          <table:table-cell office:value-type="float" office:value="152.5">
            <text:p>152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12-23T07:00:00">
            <text:p>Thu Dec 23 07:00:00 2021</text:p>
          </table:table-cell>
          <table:table-cell office:value-type="float" office:value="198.0">
            <text:p>198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12-23T08:00:00">
            <text:p>Thu Dec 23 08:00:00 2021</text:p>
          </table:table-cell>
          <table:table-cell office:value-type="float" office:value="98.3333">
            <text:p>98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2-23T09:00:00">
            <text:p>Thu Dec 23 09:00:00 2021</text:p>
          </table:table-cell>
          <table:table-cell office:value-type="float" office:value="202.0">
            <text:p>202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1-12-23T10:00:00">
            <text:p>Thu Dec 23 10:00:00 2021</text:p>
          </table:table-cell>
          <table:table-cell office:value-type="float" office:value="105.6667">
            <text:p>105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12-23T11:00:00">
            <text:p>Thu Dec 23 11:00:00 2021</text:p>
          </table:table-cell>
          <table:table-cell office:value-type="float" office:value="119.5">
            <text:p>119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12-23T12:00:00">
            <text:p>Thu Dec 23 12:00:00 2021</text:p>
          </table:table-cell>
          <table:table-cell office:value-type="float" office:value="98.6667">
            <text:p>98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12-23T13:00:00">
            <text:p>Thu Dec 23 13:00:00 2021</text:p>
          </table:table-cell>
          <table:table-cell office:value-type="float" office:value="183.3333">
            <text:p>183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2-23T14:00:00">
            <text:p>Thu Dec 23 14:00:00 2021</text:p>
          </table:table-cell>
          <table:table-cell office:value-type="float" office:value="230.8333">
            <text:p>230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2-23T15:00:00">
            <text:p>Thu Dec 23 15:00:00 2021</text:p>
          </table:table-cell>
          <table:table-cell office:value-type="float" office:value="255.5">
            <text:p>255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1-12-23T17:00:00">
            <text:p>Thu Dec 23 17:00:00 2021</text:p>
          </table:table-cell>
          <table:table-cell office:value-type="float" office:value="263.1667">
            <text:p>263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2-23T18:00:00">
            <text:p>Thu Dec 23 18:00:00 2021</text:p>
          </table:table-cell>
          <table:table-cell office:value-type="float" office:value="267.1667">
            <text:p>267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12-23T19:00:00">
            <text:p>Thu Dec 23 19:00:00 2021</text:p>
          </table:table-cell>
          <table:table-cell office:value-type="float" office:value="269.5">
            <text:p>269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2-23T20:00:00">
            <text:p>Thu Dec 23 20:00:00 2021</text:p>
          </table:table-cell>
          <table:table-cell office:value-type="float" office:value="114.5">
            <text:p>114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12-23T21:00:00">
            <text:p>Thu Dec 23 21:00:00 2021</text:p>
          </table:table-cell>
          <table:table-cell office:value-type="float" office:value="78.8333">
            <text:p>7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2-23T22:00:00">
            <text:p>Thu Dec 23 22:00:00 2021</text:p>
          </table:table-cell>
          <table:table-cell office:value-type="float" office:value="153.8333">
            <text:p>153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23T23:00:00">
            <text:p>Thu Dec 23 23:00:00 2021</text:p>
          </table:table-cell>
          <table:table-cell office:value-type="float" office:value="172.0">
            <text:p>172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1-12-24T00:00:00">
            <text:p>Fri Dec 24 00:00:00 2021</text:p>
          </table:table-cell>
          <table:table-cell office:value-type="float" office:value="134.1667">
            <text:p>134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12-24T01:00:00">
            <text:p>Fri Dec 24 01:00:00 2021</text:p>
          </table:table-cell>
          <table:table-cell office:value-type="float" office:value="137.6667">
            <text:p>137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24T02:00:00">
            <text:p>Fri Dec 24 02:00:00 2021</text:p>
          </table:table-cell>
          <table:table-cell office:value-type="float" office:value="290.6667">
            <text:p>290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12-24T03:00:00">
            <text:p>Fri Dec 24 03:00:00 2021</text:p>
          </table:table-cell>
          <table:table-cell office:value-type="float" office:value="231.3333">
            <text:p>231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12-24T04:00:00">
            <text:p>Fri Dec 24 04:00:00 2021</text:p>
          </table:table-cell>
          <table:table-cell office:value-type="float" office:value="192.3333">
            <text:p>192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12-24T05:00:00">
            <text:p>Fri Dec 24 05:00:00 2021</text:p>
          </table:table-cell>
          <table:table-cell office:value-type="float" office:value="215.6667">
            <text:p>215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12-24T06:00:00">
            <text:p>Fri Dec 24 06:00:00 2021</text:p>
          </table:table-cell>
          <table:table-cell office:value-type="float" office:value="128.5">
            <text:p>128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12-24T07:00:00">
            <text:p>Fri Dec 24 07:00:00 2021</text:p>
          </table:table-cell>
          <table:table-cell office:value-type="float" office:value="261.5">
            <text:p>261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24T08:00:00">
            <text:p>Fri Dec 24 08:00:00 2021</text:p>
          </table:table-cell>
          <table:table-cell office:value-type="float" office:value="254.8333">
            <text:p>254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12-24T09:00:00">
            <text:p>Fri Dec 24 09:00:00 2021</text:p>
          </table:table-cell>
          <table:table-cell office:value-type="float" office:value="222.0">
            <text:p>222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2-24T10:00:00">
            <text:p>Fri Dec 24 10:00:00 2021</text:p>
          </table:table-cell>
          <table:table-cell office:value-type="float" office:value="273.6667">
            <text:p>273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12-24T11:00:00">
            <text:p>Fri Dec 24 11:00:00 2021</text:p>
          </table:table-cell>
          <table:table-cell office:value-type="float" office:value="138.0">
            <text:p>138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1-12-24T14:00:00">
            <text:p>Fri Dec 24 14:00:00 2021</text:p>
          </table:table-cell>
          <table:table-cell office:value-type="float" office:value="117.6667">
            <text:p>117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12-24T15:00:00">
            <text:p>Fri Dec 24 15:00:00 2021</text:p>
          </table:table-cell>
          <table:table-cell office:value-type="float" office:value="109.5">
            <text:p>109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12-24T16:00:00">
            <text:p>Fri Dec 24 16:00:00 2021</text:p>
          </table:table-cell>
          <table:table-cell office:value-type="float" office:value="146.6667">
            <text:p>146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1-12-24T17:00:00">
            <text:p>Fri Dec 24 17:00:00 2021</text:p>
          </table:table-cell>
          <table:table-cell office:value-type="float" office:value="160.3333">
            <text:p>160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12-24T18:00:00">
            <text:p>Fri Dec 24 18:00:00 2021</text:p>
          </table:table-cell>
          <table:table-cell office:value-type="float" office:value="168.3333">
            <text:p>168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1-12-24T19:00:00">
            <text:p>Fri Dec 24 19:00:00 2021</text:p>
          </table:table-cell>
          <table:table-cell office:value-type="float" office:value="181.3333">
            <text:p>181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24T20:00:00">
            <text:p>Fri Dec 24 20:00:00 2021</text:p>
          </table:table-cell>
          <table:table-cell office:value-type="float" office:value="206.3333">
            <text:p>206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12-24T21:00:00">
            <text:p>Fri Dec 24 21:00:00 2021</text:p>
          </table:table-cell>
          <table:table-cell office:value-type="float" office:value="160.0">
            <text:p>160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12-24T22:00:00">
            <text:p>Fri Dec 24 22:00:00 2021</text:p>
          </table:table-cell>
          <table:table-cell office:value-type="float" office:value="150.8333">
            <text:p>150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2-24T23:00:00">
            <text:p>Fri Dec 24 23:00:00 2021</text:p>
          </table:table-cell>
          <table:table-cell office:value-type="float" office:value="158.0">
            <text:p>158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2-25T00:00:00">
            <text:p>Sat Dec 25 00:00:00 2021</text:p>
          </table:table-cell>
          <table:table-cell office:value-type="float" office:value="139.8333">
            <text:p>139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1-12-25T01:00:00">
            <text:p>Sat Dec 25 01:00:00 2021</text:p>
          </table:table-cell>
          <table:table-cell office:value-type="float" office:value="136.8333">
            <text:p>136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12-25T02:00:00">
            <text:p>Sat Dec 25 02:00:00 2021</text:p>
          </table:table-cell>
          <table:table-cell office:value-type="float" office:value="170.3333">
            <text:p>170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2-27T21:00:00">
            <text:p>Mon Dec 27 21:00:00 2021</text:p>
          </table:table-cell>
          <table:table-cell office:value-type="float" office:value="246.8333">
            <text:p>246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2-27T22:00:00">
            <text:p>Mon Dec 27 22:00:00 2021</text:p>
          </table:table-cell>
          <table:table-cell office:value-type="float" office:value="104.8333">
            <text:p>104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12-28T21:00:00">
            <text:p>Tue Dec 28 21:00:00 2021</text:p>
          </table:table-cell>
          <table:table-cell office:value-type="float" office:value="194.3333">
            <text:p>19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2-28T22:00:00">
            <text:p>Tue Dec 28 22:00:00 2021</text:p>
          </table:table-cell>
          <table:table-cell office:value-type="float" office:value="162.0">
            <text:p>162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12-30T18:00:00">
            <text:p>Thu Dec 30 18:00:00 2021</text:p>
          </table:table-cell>
          <table:table-cell office:value-type="float" office:value="191.5">
            <text:p>191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12-30T19:00:00">
            <text:p>Thu Dec 30 19:00:00 2021</text:p>
          </table:table-cell>
          <table:table-cell office:value-type="float" office:value="225.5">
            <text:p>225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2-30T20:00:00">
            <text:p>Thu Dec 30 20:00:00 2021</text:p>
          </table:table-cell>
          <table:table-cell office:value-type="float" office:value="219.0">
            <text:p>219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12-30T21:00:00">
            <text:p>Thu Dec 30 21:00:00 2021</text:p>
          </table:table-cell>
          <table:table-cell office:value-type="float" office:value="217.6667">
            <text:p>217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12-30T22:00:00">
            <text:p>Thu Dec 30 22:00:00 2021</text:p>
          </table:table-cell>
          <table:table-cell office:value-type="float" office:value="209.0">
            <text:p>209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12-30T23:00:00">
            <text:p>Thu Dec 30 23:00:00 2021</text:p>
          </table:table-cell>
          <table:table-cell office:value-type="float" office:value="113.8333">
            <text:p>113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2-31T00:00:00">
            <text:p>Fri Dec 31 00:00:00 2021</text:p>
          </table:table-cell>
          <table:table-cell office:value-type="float" office:value="157.3333">
            <text:p>157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2-31T01:00:00">
            <text:p>Fri Dec 31 01:00:00 2021</text:p>
          </table:table-cell>
          <table:table-cell office:value-type="float" office:value="146.6667">
            <text:p>146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12-31T16:00:00">
            <text:p>Fri Dec 31 16:00:00 2021</text:p>
          </table:table-cell>
          <table:table-cell office:value-type="float" office:value="75.6667">
            <text:p>75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12-31T17:00:00">
            <text:p>Fri Dec 31 17:00:00 2021</text:p>
          </table:table-cell>
          <table:table-cell office:value-type="float" office:value="97.5">
            <text:p>97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12-31T18:00:00">
            <text:p>Fri Dec 31 18:00:00 2021</text:p>
          </table:table-cell>
          <table:table-cell office:value-type="float" office:value="196.6667">
            <text:p>196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12-31T19:00:00">
            <text:p>Fri Dec 31 19:00:00 2021</text:p>
          </table:table-cell>
          <table:table-cell office:value-type="float" office:value="226.3333">
            <text:p>226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12-31T20:00:00">
            <text:p>Fri Dec 31 20:00:00 2021</text:p>
          </table:table-cell>
          <table:table-cell office:value-type="float" office:value="153.5">
            <text:p>153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12-31T21:00:00">
            <text:p>Fri Dec 31 21:00:00 2021</text:p>
          </table:table-cell>
          <table:table-cell office:value-type="float" office:value="219.1667">
            <text:p>219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31T22:00:00">
            <text:p>Fri Dec 31 22:00:00 2021</text:p>
          </table:table-cell>
          <table:table-cell office:value-type="float" office:value="164.6667">
            <text:p>164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2-31T23:00:00">
            <text:p>Fri Dec 31 23:00:00 2021</text:p>
          </table:table-cell>
          <table:table-cell office:value-type="float" office:value="235.1667">
            <text:p>235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01T00:00:00">
            <text:p>Sat Jan  1 00:00:00 2022</text:p>
          </table:table-cell>
          <table:table-cell office:value-type="float" office:value="195.3333">
            <text:p>195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1-01T01:00:00">
            <text:p>Sat Jan  1 01:00:00 2022</text:p>
          </table:table-cell>
          <table:table-cell office:value-type="float" office:value="165.0">
            <text:p>165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1-01T02:00:00">
            <text:p>Sat Jan  1 02:00:00 2022</text:p>
          </table:table-cell>
          <table:table-cell office:value-type="float" office:value="271.0">
            <text:p>271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01T03:00:00">
            <text:p>Sat Jan  1 03:00:00 2022</text:p>
          </table:table-cell>
          <table:table-cell office:value-type="float" office:value="256.8333">
            <text:p>256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1-01T04:00:00">
            <text:p>Sat Jan  1 04:00:00 2022</text:p>
          </table:table-cell>
          <table:table-cell office:value-type="float" office:value="264.0">
            <text:p>264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1-01T20:00:00">
            <text:p>Sat Jan  1 20:00:00 2022</text:p>
          </table:table-cell>
          <table:table-cell office:value-type="float" office:value="140.1667">
            <text:p>140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01T21:00:00">
            <text:p>Sat Jan  1 21:00:00 2022</text:p>
          </table:table-cell>
          <table:table-cell office:value-type="float" office:value="182.5">
            <text:p>182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1-01T22:00:00">
            <text:p>Sat Jan  1 22:00:00 2022</text:p>
          </table:table-cell>
          <table:table-cell office:value-type="float" office:value="170.6667">
            <text:p>170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01T23:00:00">
            <text:p>Sat Jan  1 23:00:00 2022</text:p>
          </table:table-cell>
          <table:table-cell office:value-type="float" office:value="204.8333">
            <text:p>204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1-02T00:00:00">
            <text:p>Sun Jan  2 00:00:00 2022</text:p>
          </table:table-cell>
          <table:table-cell office:value-type="float" office:value="134.0">
            <text:p>134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1-02T01:00:00">
            <text:p>Sun Jan  2 01:00:00 2022</text:p>
          </table:table-cell>
          <table:table-cell office:value-type="float" office:value="150.0">
            <text:p>150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1-02T02:00:00">
            <text:p>Sun Jan  2 02:00:00 2022</text:p>
          </table:table-cell>
          <table:table-cell office:value-type="float" office:value="147.1667">
            <text:p>147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1-02T03:00:00">
            <text:p>Sun Jan  2 03:00:00 2022</text:p>
          </table:table-cell>
          <table:table-cell office:value-type="float" office:value="186.3333">
            <text:p>186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1-02T04:00:00">
            <text:p>Sun Jan  2 04:00:00 2022</text:p>
          </table:table-cell>
          <table:table-cell office:value-type="float" office:value="153.6667">
            <text:p>153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1-02T19:00:00">
            <text:p>Sun Jan  2 19:00:00 2022</text:p>
          </table:table-cell>
          <table:table-cell office:value-type="float" office:value="191.1667">
            <text:p>191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1-02T20:00:00">
            <text:p>Sun Jan  2 20:00:00 2022</text:p>
          </table:table-cell>
          <table:table-cell office:value-type="float" office:value="187.8333">
            <text:p>187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1-02T21:00:00">
            <text:p>Sun Jan  2 21:00:00 2022</text:p>
          </table:table-cell>
          <table:table-cell office:value-type="float" office:value="132.8333">
            <text:p>132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02T22:00:00">
            <text:p>Sun Jan  2 22:00:00 2022</text:p>
          </table:table-cell>
          <table:table-cell office:value-type="float" office:value="253.6667">
            <text:p>253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02T23:00:00">
            <text:p>Sun Jan  2 23:00:00 2022</text:p>
          </table:table-cell>
          <table:table-cell office:value-type="float" office:value="144.3333">
            <text:p>144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03T00:00:00">
            <text:p>Mon Jan  3 00:00:00 2022</text:p>
          </table:table-cell>
          <table:table-cell office:value-type="float" office:value="174.1667">
            <text:p>174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1-03T01:00:00">
            <text:p>Mon Jan  3 01:00:00 2022</text:p>
          </table:table-cell>
          <table:table-cell office:value-type="float" office:value="134.1667">
            <text:p>134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1-03T02:00:00">
            <text:p>Mon Jan  3 02:00:00 2022</text:p>
          </table:table-cell>
          <table:table-cell office:value-type="float" office:value="154.1667">
            <text:p>154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1-03T03:00:00">
            <text:p>Mon Jan  3 03:00:00 2022</text:p>
          </table:table-cell>
          <table:table-cell office:value-type="float" office:value="157.5">
            <text:p>157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1-03T18:00:00">
            <text:p>Mon Jan  3 18:00:00 2022</text:p>
          </table:table-cell>
          <table:table-cell office:value-type="float" office:value="195.6667">
            <text:p>195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1-03T19:00:00">
            <text:p>Mon Jan  3 19:00:00 2022</text:p>
          </table:table-cell>
          <table:table-cell office:value-type="float" office:value="221.6667">
            <text:p>221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03T20:00:00">
            <text:p>Mon Jan  3 20:00:00 2022</text:p>
          </table:table-cell>
          <table:table-cell office:value-type="float" office:value="171.6667">
            <text:p>171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03T21:00:00">
            <text:p>Mon Jan  3 21:00:00 2022</text:p>
          </table:table-cell>
          <table:table-cell office:value-type="float" office:value="190.8333">
            <text:p>190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1-03T22:00:00">
            <text:p>Mon Jan  3 22:00:00 2022</text:p>
          </table:table-cell>
          <table:table-cell office:value-type="float" office:value="222.1667">
            <text:p>222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1-03T23:00:00">
            <text:p>Mon Jan  3 23:00:00 2022</text:p>
          </table:table-cell>
          <table:table-cell office:value-type="float" office:value="175.1667">
            <text:p>175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1-04T00:00:00">
            <text:p>Tue Jan  4 00:00:00 2022</text:p>
          </table:table-cell>
          <table:table-cell office:value-type="float" office:value="106.0">
            <text:p>106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04T01:00:00">
            <text:p>Tue Jan  4 01:00:00 2022</text:p>
          </table:table-cell>
          <table:table-cell office:value-type="float" office:value="217.6667">
            <text:p>217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1-04T02:00:00">
            <text:p>Tue Jan  4 02:00:00 2022</text:p>
          </table:table-cell>
          <table:table-cell office:value-type="float" office:value="138.0">
            <text:p>138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1-04T03:00:00">
            <text:p>Tue Jan  4 03:00:00 2022</text:p>
          </table:table-cell>
          <table:table-cell office:value-type="float" office:value="196.0">
            <text:p>196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1-04T04:00:00">
            <text:p>Tue Jan  4 04:00:00 2022</text:p>
          </table:table-cell>
          <table:table-cell office:value-type="float" office:value="172.0">
            <text:p>172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01-08T21:00:00">
            <text:p>Sat Jan  8 21:00:00 2022</text:p>
          </table:table-cell>
          <table:table-cell office:value-type="float" office:value="126.5">
            <text:p>126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1-08T22:00:00">
            <text:p>Sat Jan  8 22:00:00 2022</text:p>
          </table:table-cell>
          <table:table-cell office:value-type="float" office:value="145.5">
            <text:p>145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08T23:00:00">
            <text:p>Sat Jan  8 23:00:00 2022</text:p>
          </table:table-cell>
          <table:table-cell office:value-type="float" office:value="233.5">
            <text:p>233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09T00:00:00">
            <text:p>Sun Jan  9 00:00:00 2022</text:p>
          </table:table-cell>
          <table:table-cell office:value-type="float" office:value="134.6667">
            <text:p>134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1-09T20:00:00">
            <text:p>Sun Jan  9 20:00:00 2022</text:p>
          </table:table-cell>
          <table:table-cell office:value-type="float" office:value="193.1667">
            <text:p>193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1-09T21:00:00">
            <text:p>Sun Jan  9 21:00:00 2022</text:p>
          </table:table-cell>
          <table:table-cell office:value-type="float" office:value="136.3333">
            <text:p>136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09T22:00:00">
            <text:p>Sun Jan  9 22:00:00 2022</text:p>
          </table:table-cell>
          <table:table-cell office:value-type="float" office:value="147.0">
            <text:p>147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1-09T23:00:00">
            <text:p>Sun Jan  9 23:00:00 2022</text:p>
          </table:table-cell>
          <table:table-cell office:value-type="float" office:value="220.0">
            <text:p>220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1-10T20:00:00">
            <text:p>Mon Jan 10 20:00:00 2022</text:p>
          </table:table-cell>
          <table:table-cell office:value-type="float" office:value="196.0">
            <text:p>196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1-10T21:00:00">
            <text:p>Mon Jan 10 21:00:00 2022</text:p>
          </table:table-cell>
          <table:table-cell office:value-type="float" office:value="162.6667">
            <text:p>162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1-10T23:00:00">
            <text:p>Mon Jan 10 23:00:00 2022</text:p>
          </table:table-cell>
          <table:table-cell office:value-type="float" office:value="270.6667">
            <text:p>270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11T00:00:00">
            <text:p>Tue Jan 11 00:00:00 2022</text:p>
          </table:table-cell>
          <table:table-cell office:value-type="float" office:value="119.1667">
            <text:p>119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11T19:00:00">
            <text:p>Tue Jan 11 19:00:00 2022</text:p>
          </table:table-cell>
          <table:table-cell office:value-type="float" office:value="208.1667">
            <text:p>208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1-11T20:00:00">
            <text:p>Tue Jan 11 20:00:00 2022</text:p>
          </table:table-cell>
          <table:table-cell office:value-type="float" office:value="195.6667">
            <text:p>195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11T21:00:00">
            <text:p>Tue Jan 11 21:00:00 2022</text:p>
          </table:table-cell>
          <table:table-cell office:value-type="float" office:value="191.0">
            <text:p>191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1-11T22:00:00">
            <text:p>Tue Jan 11 22:00:00 2022</text:p>
          </table:table-cell>
          <table:table-cell office:value-type="float" office:value="195.3333">
            <text:p>195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1-11T23:00:00">
            <text:p>Tue Jan 11 23:00:00 2022</text:p>
          </table:table-cell>
          <table:table-cell office:value-type="float" office:value="178.0">
            <text:p>178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1-15T20:00:00">
            <text:p>Sat Jan 15 20:00:00 2022</text:p>
          </table:table-cell>
          <table:table-cell office:value-type="float" office:value="164.6667">
            <text:p>164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15T21:00:00">
            <text:p>Sat Jan 15 21:00:00 2022</text:p>
          </table:table-cell>
          <table:table-cell office:value-type="float" office:value="163.5">
            <text:p>163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1-16T20:00:00">
            <text:p>Sun Jan 16 20:00:00 2022</text:p>
          </table:table-cell>
          <table:table-cell office:value-type="float" office:value="191.1667">
            <text:p>191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1-16T21:00:00">
            <text:p>Sun Jan 16 21:00:00 2022</text:p>
          </table:table-cell>
          <table:table-cell office:value-type="float" office:value="108.0">
            <text:p>108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1-16T22:00:00">
            <text:p>Sun Jan 16 22:00:00 2022</text:p>
          </table:table-cell>
          <table:table-cell office:value-type="float" office:value="130.6667">
            <text:p>130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1-16T23:00:00">
            <text:p>Sun Jan 16 23:00:00 2022</text:p>
          </table:table-cell>
          <table:table-cell office:value-type="float" office:value="97.8333">
            <text:p>97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1-17T21:00:00">
            <text:p>Mon Jan 17 21:00:00 2022</text:p>
          </table:table-cell>
          <table:table-cell office:value-type="float" office:value="158.1667">
            <text:p>158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17T22:00:00">
            <text:p>Mon Jan 17 22:00:00 2022</text:p>
          </table:table-cell>
          <table:table-cell office:value-type="float" office:value="185.8333">
            <text:p>185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1-17T23:00:00">
            <text:p>Mon Jan 17 23:00:00 2022</text:p>
          </table:table-cell>
          <table:table-cell office:value-type="float" office:value="246.8333">
            <text:p>246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18T00:00:00">
            <text:p>Tue Jan 18 00:00:00 2022</text:p>
          </table:table-cell>
          <table:table-cell office:value-type="float" office:value="192.3333">
            <text:p>192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18T01:00:00">
            <text:p>Tue Jan 18 01:00:00 2022</text:p>
          </table:table-cell>
          <table:table-cell office:value-type="float" office:value="231.3333">
            <text:p>231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1-18T19:00:00">
            <text:p>Tue Jan 18 19:00:00 2022</text:p>
          </table:table-cell>
          <table:table-cell office:value-type="float" office:value="221.1667">
            <text:p>221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1-18T20:00:00">
            <text:p>Tue Jan 18 20:00:00 2022</text:p>
          </table:table-cell>
          <table:table-cell office:value-type="float" office:value="169.6667">
            <text:p>169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1-18T21:00:00">
            <text:p>Tue Jan 18 21:00:00 2022</text:p>
          </table:table-cell>
          <table:table-cell office:value-type="float" office:value="175.1667">
            <text:p>175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18T22:00:00">
            <text:p>Tue Jan 18 22:00:00 2022</text:p>
          </table:table-cell>
          <table:table-cell office:value-type="float" office:value="139.0">
            <text:p>139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1-18T23:00:00">
            <text:p>Tue Jan 18 23:00:00 2022</text:p>
          </table:table-cell>
          <table:table-cell office:value-type="float" office:value="165.1667">
            <text:p>165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1-19T00:00:00">
            <text:p>Wed Jan 19 00:00:00 2022</text:p>
          </table:table-cell>
          <table:table-cell office:value-type="float" office:value="192.6667">
            <text:p>19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19T01:00:00">
            <text:p>Wed Jan 19 01:00:00 2022</text:p>
          </table:table-cell>
          <table:table-cell office:value-type="float" office:value="160.1667">
            <text:p>160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1-19T02:00:00">
            <text:p>Wed Jan 19 02:00:00 2022</text:p>
          </table:table-cell>
          <table:table-cell office:value-type="float" office:value="76.8333">
            <text:p>76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1-19T19:00:00">
            <text:p>Wed Jan 19 19:00:00 2022</text:p>
          </table:table-cell>
          <table:table-cell office:value-type="float" office:value="204.1667">
            <text:p>204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1-19T20:00:00">
            <text:p>Wed Jan 19 20:00:00 2022</text:p>
          </table:table-cell>
          <table:table-cell office:value-type="float" office:value="136.1667">
            <text:p>136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1-19T21:00:00">
            <text:p>Wed Jan 19 21:00:00 2022</text:p>
          </table:table-cell>
          <table:table-cell office:value-type="float" office:value="156.6667">
            <text:p>156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19T22:00:00">
            <text:p>Wed Jan 19 22:00:00 2022</text:p>
          </table:table-cell>
          <table:table-cell office:value-type="float" office:value="147.8333">
            <text:p>147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1-19T23:00:00">
            <text:p>Wed Jan 19 23:00:00 2022</text:p>
          </table:table-cell>
          <table:table-cell office:value-type="float" office:value="67.3333">
            <text:p>67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1-20T00:00:00">
            <text:p>Thu Jan 20 00:00:00 2022</text:p>
          </table:table-cell>
          <table:table-cell office:value-type="float" office:value="97.8333">
            <text:p>97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1-20T19:00:00">
            <text:p>Thu Jan 20 19:00:00 2022</text:p>
          </table:table-cell>
          <table:table-cell office:value-type="float" office:value="219.6667">
            <text:p>219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20T20:00:00">
            <text:p>Thu Jan 20 20:00:00 2022</text:p>
          </table:table-cell>
          <table:table-cell office:value-type="float" office:value="218.1667">
            <text:p>218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1-20T21:00:00">
            <text:p>Thu Jan 20 21:00:00 2022</text:p>
          </table:table-cell>
          <table:table-cell office:value-type="float" office:value="184.8333">
            <text:p>184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20T22:00:00">
            <text:p>Thu Jan 20 22:00:00 2022</text:p>
          </table:table-cell>
          <table:table-cell office:value-type="float" office:value="201.0">
            <text:p>201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1-20T23:00:00">
            <text:p>Thu Jan 20 23:00:00 2022</text:p>
          </table:table-cell>
          <table:table-cell office:value-type="float" office:value="164.0">
            <text:p>164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1-21T09:00:00">
            <text:p>Fri Jan 21 09:00:00 2022</text:p>
          </table:table-cell>
          <table:table-cell office:value-type="float" office:value="127.3333">
            <text:p>127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1-21T22:00:00">
            <text:p>Fri Jan 21 22:00:00 2022</text:p>
          </table:table-cell>
          <table:table-cell office:value-type="float" office:value="93.3333">
            <text:p>93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21T23:00:00">
            <text:p>Fri Jan 21 23:00:00 2022</text:p>
          </table:table-cell>
          <table:table-cell office:value-type="float" office:value="122.1667">
            <text:p>122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01-30T22:00:00">
            <text:p>Sun Jan 30 22:00:00 2022</text:p>
          </table:table-cell>
          <table:table-cell office:value-type="float" office:value="178.8333">
            <text:p>178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01-31T19:00:00">
            <text:p>Mon Jan 31 19:00:00 2022</text:p>
          </table:table-cell>
          <table:table-cell office:value-type="float" office:value="236.1667">
            <text:p>236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1-31T20:00:00">
            <text:p>Mon Jan 31 20:00:00 2022</text:p>
          </table:table-cell>
          <table:table-cell office:value-type="float" office:value="186.5">
            <text:p>186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1-31T21:00:00">
            <text:p>Mon Jan 31 21:00:00 2022</text:p>
          </table:table-cell>
          <table:table-cell office:value-type="float" office:value="153.1667">
            <text:p>153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01-31T22:00:00">
            <text:p>Mon Jan 31 22:00:00 2022</text:p>
          </table:table-cell>
          <table:table-cell office:value-type="float" office:value="99.8333">
            <text:p>99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1-31T23:00:00">
            <text:p>Mon Jan 31 23:00:00 2022</text:p>
          </table:table-cell>
          <table:table-cell office:value-type="float" office:value="99.5">
            <text:p>99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2-01T00:00:00">
            <text:p>Tue Feb  1 00:00:00 2022</text:p>
          </table:table-cell>
          <table:table-cell office:value-type="float" office:value="198.8333">
            <text:p>198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2-01T01:00:00">
            <text:p>Tue Feb  1 01:00:00 2022</text:p>
          </table:table-cell>
          <table:table-cell office:value-type="float" office:value="140.6667">
            <text:p>140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2-01T02:00:00">
            <text:p>Tue Feb  1 02:00:00 2022</text:p>
          </table:table-cell>
          <table:table-cell office:value-type="float" office:value="153.8333">
            <text:p>153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2-01T03:00:00">
            <text:p>Tue Feb  1 03:00:00 2022</text:p>
          </table:table-cell>
          <table:table-cell office:value-type="float" office:value="157.8333">
            <text:p>157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2-02T23:00:00">
            <text:p>Wed Feb  2 23:00:00 2022</text:p>
          </table:table-cell>
          <table:table-cell office:value-type="float" office:value="210.1667">
            <text:p>210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2-03T00:00:00">
            <text:p>Thu Feb  3 00:00:00 2022</text:p>
          </table:table-cell>
          <table:table-cell office:value-type="float" office:value="144.1667">
            <text:p>144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2-03T01:00:00">
            <text:p>Thu Feb  3 01:00:00 2022</text:p>
          </table:table-cell>
          <table:table-cell office:value-type="float" office:value="217.0">
            <text:p>217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2-03T02:00:00">
            <text:p>Thu Feb  3 02:00:00 2022</text:p>
          </table:table-cell>
          <table:table-cell office:value-type="float" office:value="193.8333">
            <text:p>193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03T20:00:00">
            <text:p>Thu Feb  3 20:00:00 2022</text:p>
          </table:table-cell>
          <table:table-cell office:value-type="float" office:value="192.3333">
            <text:p>192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2-03T21:00:00">
            <text:p>Thu Feb  3 21:00:00 2022</text:p>
          </table:table-cell>
          <table:table-cell office:value-type="float" office:value="162.1667">
            <text:p>162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2-03T22:00:00">
            <text:p>Thu Feb  3 22:00:00 2022</text:p>
          </table:table-cell>
          <table:table-cell office:value-type="float" office:value="173.8333">
            <text:p>173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2-03T23:00:00">
            <text:p>Thu Feb  3 23:00:00 2022</text:p>
          </table:table-cell>
          <table:table-cell office:value-type="float" office:value="91.0">
            <text:p>91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02-04T00:00:00">
            <text:p>Fri Feb  4 00:00:00 2022</text:p>
          </table:table-cell>
          <table:table-cell office:value-type="float" office:value="97.3333">
            <text:p>97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2-04T01:00:00">
            <text:p>Fri Feb  4 01:00:00 2022</text:p>
          </table:table-cell>
          <table:table-cell office:value-type="float" office:value="131.1667">
            <text:p>131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2-04T02:00:00">
            <text:p>Fri Feb  4 02:00:00 2022</text:p>
          </table:table-cell>
          <table:table-cell office:value-type="float" office:value="109.6667">
            <text:p>109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04T03:00:00">
            <text:p>Fri Feb  4 03:00:00 2022</text:p>
          </table:table-cell>
          <table:table-cell office:value-type="float" office:value="129.0">
            <text:p>129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04T04:00:00">
            <text:p>Fri Feb  4 04:00:00 2022</text:p>
          </table:table-cell>
          <table:table-cell office:value-type="float" office:value="162.3333">
            <text:p>162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2-04T05:00:00">
            <text:p>Fri Feb  4 05:00:00 2022</text:p>
          </table:table-cell>
          <table:table-cell office:value-type="float" office:value="198.0">
            <text:p>198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04T06:00:00">
            <text:p>Fri Feb  4 06:00:00 2022</text:p>
          </table:table-cell>
          <table:table-cell office:value-type="float" office:value="143.3333">
            <text:p>143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2-04T07:00:00">
            <text:p>Fri Feb  4 07:00:00 2022</text:p>
          </table:table-cell>
          <table:table-cell office:value-type="float" office:value="150.5">
            <text:p>150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04T08:00:00">
            <text:p>Fri Feb  4 08:00:00 2022</text:p>
          </table:table-cell>
          <table:table-cell office:value-type="float" office:value="173.0">
            <text:p>173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2-04T09:00:00">
            <text:p>Fri Feb  4 09:00:00 2022</text:p>
          </table:table-cell>
          <table:table-cell office:value-type="float" office:value="165.8333">
            <text:p>165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2-04T18:00:00">
            <text:p>Fri Feb  4 18:00:00 2022</text:p>
          </table:table-cell>
          <table:table-cell office:value-type="float" office:value="170.6667">
            <text:p>170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04T19:00:00">
            <text:p>Fri Feb  4 19:00:00 2022</text:p>
          </table:table-cell>
          <table:table-cell office:value-type="float" office:value="134.5">
            <text:p>134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2-04T20:00:00">
            <text:p>Fri Feb  4 20:00:00 2022</text:p>
          </table:table-cell>
          <table:table-cell office:value-type="float" office:value="127.0">
            <text:p>127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04T21:00:00">
            <text:p>Fri Feb  4 21:00:00 2022</text:p>
          </table:table-cell>
          <table:table-cell office:value-type="float" office:value="227.6667">
            <text:p>227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04T22:00:00">
            <text:p>Fri Feb  4 22:00:00 2022</text:p>
          </table:table-cell>
          <table:table-cell office:value-type="float" office:value="261.0">
            <text:p>261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04T23:00:00">
            <text:p>Fri Feb  4 23:00:00 2022</text:p>
          </table:table-cell>
          <table:table-cell office:value-type="float" office:value="150.0">
            <text:p>150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2-05T00:00:00">
            <text:p>Sat Feb  5 00:00:00 2022</text:p>
          </table:table-cell>
          <table:table-cell office:value-type="float" office:value="152.8333">
            <text:p>152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2-05T01:00:00">
            <text:p>Sat Feb  5 01:00:00 2022</text:p>
          </table:table-cell>
          <table:table-cell office:value-type="float" office:value="172.3333">
            <text:p>172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2-05T02:00:00">
            <text:p>Sat Feb  5 02:00:00 2022</text:p>
          </table:table-cell>
          <table:table-cell office:value-type="float" office:value="138.1667">
            <text:p>138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2-05T03:00:00">
            <text:p>Sat Feb  5 03:00:00 2022</text:p>
          </table:table-cell>
          <table:table-cell office:value-type="float" office:value="165.6667">
            <text:p>165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2-05T04:00:00">
            <text:p>Sat Feb  5 04:00:00 2022</text:p>
          </table:table-cell>
          <table:table-cell office:value-type="float" office:value="109.0">
            <text:p>109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2-05T05:00:00">
            <text:p>Sat Feb  5 05:00:00 2022</text:p>
          </table:table-cell>
          <table:table-cell office:value-type="float" office:value="78.3333">
            <text:p>78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05T18:00:00">
            <text:p>Sat Feb  5 18:00:00 2022</text:p>
          </table:table-cell>
          <table:table-cell office:value-type="float" office:value="32.5">
            <text:p>32.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2-05T19:00:00">
            <text:p>Sat Feb  5 19:00:00 2022</text:p>
          </table:table-cell>
          <table:table-cell office:value-type="float" office:value="111.3333">
            <text:p>111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2-05T20:00:00">
            <text:p>Sat Feb  5 20:00:00 2022</text:p>
          </table:table-cell>
          <table:table-cell office:value-type="float" office:value="176.6667">
            <text:p>176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2-05T21:00:00">
            <text:p>Sat Feb  5 21:00:00 2022</text:p>
          </table:table-cell>
          <table:table-cell office:value-type="float" office:value="167.6667">
            <text:p>167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2-05T22:00:00">
            <text:p>Sat Feb  5 22:00:00 2022</text:p>
          </table:table-cell>
          <table:table-cell office:value-type="float" office:value="154.6667">
            <text:p>154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2-05T23:00:00">
            <text:p>Sat Feb  5 23:00:00 2022</text:p>
          </table:table-cell>
          <table:table-cell office:value-type="float" office:value="183.8333">
            <text:p>183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06T00:00:00">
            <text:p>Sun Feb  6 00:00:00 2022</text:p>
          </table:table-cell>
          <table:table-cell office:value-type="float" office:value="163.5">
            <text:p>163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2-06T01:00:00">
            <text:p>Sun Feb  6 01:00:00 2022</text:p>
          </table:table-cell>
          <table:table-cell office:value-type="float" office:value="209.0">
            <text:p>209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2-06T02:00:00">
            <text:p>Sun Feb  6 02:00:00 2022</text:p>
          </table:table-cell>
          <table:table-cell office:value-type="float" office:value="195.1667">
            <text:p>195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2-06T03:00:00">
            <text:p>Sun Feb  6 03:00:00 2022</text:p>
          </table:table-cell>
          <table:table-cell office:value-type="float" office:value="160.6667">
            <text:p>160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2-06T20:00:00">
            <text:p>Sun Feb  6 20:00:00 2022</text:p>
          </table:table-cell>
          <table:table-cell office:value-type="float" office:value="177.0">
            <text:p>177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2-06T21:00:00">
            <text:p>Sun Feb  6 21:00:00 2022</text:p>
          </table:table-cell>
          <table:table-cell office:value-type="float" office:value="104.1667">
            <text:p>104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2-06T22:00:00">
            <text:p>Sun Feb  6 22:00:00 2022</text:p>
          </table:table-cell>
          <table:table-cell office:value-type="float" office:value="147.1667">
            <text:p>147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06T23:00:00">
            <text:p>Sun Feb  6 23:00:00 2022</text:p>
          </table:table-cell>
          <table:table-cell office:value-type="float" office:value="143.5">
            <text:p>143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2-07T00:00:00">
            <text:p>Mon Feb  7 00:00:00 2022</text:p>
          </table:table-cell>
          <table:table-cell office:value-type="float" office:value="80.1667">
            <text:p>80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2-07T01:00:00">
            <text:p>Mon Feb  7 01:00:00 2022</text:p>
          </table:table-cell>
          <table:table-cell office:value-type="float" office:value="175.5">
            <text:p>175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2-07T20:00:00">
            <text:p>Mon Feb  7 20:00:00 2022</text:p>
          </table:table-cell>
          <table:table-cell office:value-type="float" office:value="205.6667">
            <text:p>205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2-07T21:00:00">
            <text:p>Mon Feb  7 21:00:00 2022</text:p>
          </table:table-cell>
          <table:table-cell office:value-type="float" office:value="150.0">
            <text:p>150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2-07T22:00:00">
            <text:p>Mon Feb  7 22:00:00 2022</text:p>
          </table:table-cell>
          <table:table-cell office:value-type="float" office:value="111.3333">
            <text:p>111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2-07T23:00:00">
            <text:p>Mon Feb  7 23:00:00 2022</text:p>
          </table:table-cell>
          <table:table-cell office:value-type="float" office:value="49.5">
            <text:p>49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2-08T00:00:00">
            <text:p>Tue Feb  8 00:00:00 2022</text:p>
          </table:table-cell>
          <table:table-cell office:value-type="float" office:value="110.3333">
            <text:p>110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2-09T22:00:00">
            <text:p>Wed Feb  9 22:00:00 2022</text:p>
          </table:table-cell>
          <table:table-cell office:value-type="float" office:value="212.3333">
            <text:p>212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2-09T23:00:00">
            <text:p>Wed Feb  9 23:00:00 2022</text:p>
          </table:table-cell>
          <table:table-cell office:value-type="float" office:value="57.8333">
            <text:p>57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02-10T20:00:00">
            <text:p>Thu Feb 10 20:00:00 2022</text:p>
          </table:table-cell>
          <table:table-cell office:value-type="float" office:value="187.1667">
            <text:p>187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10T21:00:00">
            <text:p>Thu Feb 10 21:00:00 2022</text:p>
          </table:table-cell>
          <table:table-cell office:value-type="float" office:value="220.1667">
            <text:p>220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10T22:00:00">
            <text:p>Thu Feb 10 22:00:00 2022</text:p>
          </table:table-cell>
          <table:table-cell office:value-type="float" office:value="110.1667">
            <text:p>110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10T23:00:00">
            <text:p>Thu Feb 10 23:00:00 2022</text:p>
          </table:table-cell>
          <table:table-cell office:value-type="float" office:value="203.1667">
            <text:p>203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2-11T00:00:00">
            <text:p>Fri Feb 11 00:00:00 2022</text:p>
          </table:table-cell>
          <table:table-cell office:value-type="float" office:value="59.8333">
            <text:p>59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11T01:00:00">
            <text:p>Fri Feb 11 01:00:00 2022</text:p>
          </table:table-cell>
          <table:table-cell office:value-type="float" office:value="166.8333">
            <text:p>166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11T03:00:00">
            <text:p>Fri Feb 11 03:00:00 2022</text:p>
          </table:table-cell>
          <table:table-cell office:value-type="float" office:value="183.3333">
            <text:p>183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2-11T20:00:00">
            <text:p>Fri Feb 11 20:00:00 2022</text:p>
          </table:table-cell>
          <table:table-cell office:value-type="float" office:value="210.3333">
            <text:p>210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1T21:00:00">
            <text:p>Fri Feb 11 21:00:00 2022</text:p>
          </table:table-cell>
          <table:table-cell office:value-type="float" office:value="164.3333">
            <text:p>164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2-11T22:00:00">
            <text:p>Fri Feb 11 22:00:00 2022</text:p>
          </table:table-cell>
          <table:table-cell office:value-type="float" office:value="163.3333">
            <text:p>163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2-11T23:00:00">
            <text:p>Fri Feb 11 23:00:00 2022</text:p>
          </table:table-cell>
          <table:table-cell office:value-type="float" office:value="214.8333">
            <text:p>214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02-12T00:00:00">
            <text:p>Sat Feb 12 00:00:00 2022</text:p>
          </table:table-cell>
          <table:table-cell office:value-type="float" office:value="221.1667">
            <text:p>221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2-12T01:00:00">
            <text:p>Sat Feb 12 01:00:00 2022</text:p>
          </table:table-cell>
          <table:table-cell office:value-type="float" office:value="291.1667">
            <text:p>291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2-12T02:00:00">
            <text:p>Sat Feb 12 02:00:00 2022</text:p>
          </table:table-cell>
          <table:table-cell office:value-type="float" office:value="155.0">
            <text:p>155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2-12T03:00:00">
            <text:p>Sat Feb 12 03:00:00 2022</text:p>
          </table:table-cell>
          <table:table-cell office:value-type="float" office:value="251.5">
            <text:p>251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2-12T22:00:00">
            <text:p>Sat Feb 12 22:00:00 2022</text:p>
          </table:table-cell>
          <table:table-cell office:value-type="float" office:value="156.6667">
            <text:p>156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13T00:00:00">
            <text:p>Sun Feb 13 00:00:00 2022</text:p>
          </table:table-cell>
          <table:table-cell office:value-type="float" office:value="219.0">
            <text:p>219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2-16T20:00:00">
            <text:p>Wed Feb 16 20:00:00 2022</text:p>
          </table:table-cell>
          <table:table-cell office:value-type="float" office:value="204.0">
            <text:p>204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2-16T21:00:00">
            <text:p>Wed Feb 16 21:00:00 2022</text:p>
          </table:table-cell>
          <table:table-cell office:value-type="float" office:value="82.3333">
            <text:p>82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2-16T22:00:00">
            <text:p>Wed Feb 16 22:00:00 2022</text:p>
          </table:table-cell>
          <table:table-cell office:value-type="float" office:value="161.3333">
            <text:p>161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16T23:00:00">
            <text:p>Wed Feb 16 23:00:00 2022</text:p>
          </table:table-cell>
          <table:table-cell office:value-type="float" office:value="181.5">
            <text:p>181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2-17T00:00:00">
            <text:p>Thu Feb 17 00:00:00 2022</text:p>
          </table:table-cell>
          <table:table-cell office:value-type="float" office:value="129.0">
            <text:p>129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17T19:00:00">
            <text:p>Thu Feb 17 19:00:00 2022</text:p>
          </table:table-cell>
          <table:table-cell office:value-type="float" office:value="190.5">
            <text:p>190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2-17T20:00:00">
            <text:p>Thu Feb 17 20:00:00 2022</text:p>
          </table:table-cell>
          <table:table-cell office:value-type="float" office:value="211.3333">
            <text:p>211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2-17T21:00:00">
            <text:p>Thu Feb 17 21:00:00 2022</text:p>
          </table:table-cell>
          <table:table-cell office:value-type="float" office:value="203.6667">
            <text:p>203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2-17T22:00:00">
            <text:p>Thu Feb 17 22:00:00 2022</text:p>
          </table:table-cell>
          <table:table-cell office:value-type="float" office:value="145.3333">
            <text:p>145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17T23:00:00">
            <text:p>Thu Feb 17 23:00:00 2022</text:p>
          </table:table-cell>
          <table:table-cell office:value-type="float" office:value="230.0">
            <text:p>230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2-18T00:00:00">
            <text:p>Fri Feb 18 00:00:00 2022</text:p>
          </table:table-cell>
          <table:table-cell office:value-type="float" office:value="161.0">
            <text:p>161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2-18T01:00:00">
            <text:p>Fri Feb 18 01:00:00 2022</text:p>
          </table:table-cell>
          <table:table-cell office:value-type="float" office:value="73.3333">
            <text:p>73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2-18T02:00:00">
            <text:p>Fri Feb 18 02:00:00 2022</text:p>
          </table:table-cell>
          <table:table-cell office:value-type="float" office:value="120.1667">
            <text:p>120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2-18T22:00:00">
            <text:p>Fri Feb 18 22:00:00 2022</text:p>
          </table:table-cell>
          <table:table-cell office:value-type="float" office:value="179.6667">
            <text:p>179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2-18T23:00:00">
            <text:p>Fri Feb 18 23:00:00 2022</text:p>
          </table:table-cell>
          <table:table-cell office:value-type="float" office:value="138.8333">
            <text:p>138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2-19T01:00:00">
            <text:p>Sat Feb 19 01:00:00 2022</text:p>
          </table:table-cell>
          <table:table-cell office:value-type="float" office:value="263.1667">
            <text:p>263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2-19T23:00:00">
            <text:p>Sat Feb 19 23:00:00 2022</text:p>
          </table:table-cell>
          <table:table-cell office:value-type="float" office:value="222.1667">
            <text:p>222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20T00:00:00">
            <text:p>Sun Feb 20 00:00:00 2022</text:p>
          </table:table-cell>
          <table:table-cell office:value-type="float" office:value="220.0">
            <text:p>220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2-20T01:00:00">
            <text:p>Sun Feb 20 01:00:00 2022</text:p>
          </table:table-cell>
          <table:table-cell office:value-type="float" office:value="137.3333">
            <text:p>137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2-20T02:00:00">
            <text:p>Sun Feb 20 02:00:00 2022</text:p>
          </table:table-cell>
          <table:table-cell office:value-type="float" office:value="239.3333">
            <text:p>239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2-20T03:00:00">
            <text:p>Sun Feb 20 03:00:00 2022</text:p>
          </table:table-cell>
          <table:table-cell office:value-type="float" office:value="263.8333">
            <text:p>263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2-20T04:00:00">
            <text:p>Sun Feb 20 04:00:00 2022</text:p>
          </table:table-cell>
          <table:table-cell office:value-type="float" office:value="269.5">
            <text:p>269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2-20T05:00:00">
            <text:p>Sun Feb 20 05:00:00 2022</text:p>
          </table:table-cell>
          <table:table-cell office:value-type="float" office:value="130.3333">
            <text:p>130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20T06:00:00">
            <text:p>Sun Feb 20 06:00:00 2022</text:p>
          </table:table-cell>
          <table:table-cell office:value-type="float" office:value="235.8333">
            <text:p>235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2-20T21:00:00">
            <text:p>Sun Feb 20 21:00:00 2022</text:p>
          </table:table-cell>
          <table:table-cell office:value-type="float" office:value="173.6667">
            <text:p>173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2-20T22:00:00">
            <text:p>Sun Feb 20 22:00:00 2022</text:p>
          </table:table-cell>
          <table:table-cell office:value-type="float" office:value="211.8333">
            <text:p>211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2-20T23:00:00">
            <text:p>Sun Feb 20 23:00:00 2022</text:p>
          </table:table-cell>
          <table:table-cell office:value-type="float" office:value="127.5">
            <text:p>127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2-21T00:00:00">
            <text:p>Mon Feb 21 00:00:00 2022</text:p>
          </table:table-cell>
          <table:table-cell office:value-type="float" office:value="200.1667">
            <text:p>200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2-21T01:00:00">
            <text:p>Mon Feb 21 01:00:00 2022</text:p>
          </table:table-cell>
          <table:table-cell office:value-type="float" office:value="200.6667">
            <text:p>200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1T02:00:00">
            <text:p>Mon Feb 21 02:00:00 2022</text:p>
          </table:table-cell>
          <table:table-cell office:value-type="float" office:value="161.3333">
            <text:p>161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2-21T20:00:00">
            <text:p>Mon Feb 21 20:00:00 2022</text:p>
          </table:table-cell>
          <table:table-cell office:value-type="float" office:value="214.5">
            <text:p>214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2-21T21:00:00">
            <text:p>Mon Feb 21 21:00:00 2022</text:p>
          </table:table-cell>
          <table:table-cell office:value-type="float" office:value="243.6667">
            <text:p>243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2-21T22:00:00">
            <text:p>Mon Feb 21 22:00:00 2022</text:p>
          </table:table-cell>
          <table:table-cell office:value-type="float" office:value="205.1667">
            <text:p>205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2-21T23:00:00">
            <text:p>Mon Feb 21 23:00:00 2022</text:p>
          </table:table-cell>
          <table:table-cell office:value-type="float" office:value="186.5">
            <text:p>186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22T01:00:00">
            <text:p>Tue Feb 22 01:00:00 2022</text:p>
          </table:table-cell>
          <table:table-cell office:value-type="float" office:value="222.6667">
            <text:p>222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2-22T20:00:00">
            <text:p>Tue Feb 22 20:00:00 2022</text:p>
          </table:table-cell>
          <table:table-cell office:value-type="float" office:value="213.1667">
            <text:p>213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2-22T21:00:00">
            <text:p>Tue Feb 22 21:00:00 2022</text:p>
          </table:table-cell>
          <table:table-cell office:value-type="float" office:value="134.6667">
            <text:p>134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22T22:00:00">
            <text:p>Tue Feb 22 22:00:00 2022</text:p>
          </table:table-cell>
          <table:table-cell office:value-type="float" office:value="178.5">
            <text:p>178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2-22T23:00:00">
            <text:p>Tue Feb 22 23:00:00 2022</text:p>
          </table:table-cell>
          <table:table-cell office:value-type="float" office:value="160.0">
            <text:p>160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23T20:00:00">
            <text:p>Wed Feb 23 20:00:00 2022</text:p>
          </table:table-cell>
          <table:table-cell office:value-type="float" office:value="233.3333">
            <text:p>233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218.1667">
            <text:p>218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2-23T22:00:00">
            <text:p>Wed Feb 23 22:00:00 2022</text:p>
          </table:table-cell>
          <table:table-cell office:value-type="float" office:value="162.5">
            <text:p>162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2-23T23:00:00">
            <text:p>Wed Feb 23 23:00:00 2022</text:p>
          </table:table-cell>
          <table:table-cell office:value-type="float" office:value="181.8333">
            <text:p>181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2-24T00:00:00">
            <text:p>Thu Feb 24 00:00:00 2022</text:p>
          </table:table-cell>
          <table:table-cell office:value-type="float" office:value="178.8333">
            <text:p>178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2-24T19:00:00">
            <text:p>Thu Feb 24 19:00:00 2022</text:p>
          </table:table-cell>
          <table:table-cell office:value-type="float" office:value="167.1667">
            <text:p>167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2-24T20:00:00">
            <text:p>Thu Feb 24 20:00:00 2022</text:p>
          </table:table-cell>
          <table:table-cell office:value-type="float" office:value="156.5">
            <text:p>156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2-24T21:00:00">
            <text:p>Thu Feb 24 21:00:00 2022</text:p>
          </table:table-cell>
          <table:table-cell office:value-type="float" office:value="182.6667">
            <text:p>182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2-24T22:00:00">
            <text:p>Thu Feb 24 22:00:00 2022</text:p>
          </table:table-cell>
          <table:table-cell office:value-type="float" office:value="141.3333">
            <text:p>141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2-24T23:00:00">
            <text:p>Thu Feb 24 23:00:00 2022</text:p>
          </table:table-cell>
          <table:table-cell office:value-type="float" office:value="126.0">
            <text:p>126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2-25T00:00:00">
            <text:p>Fri Feb 25 00:00:00 2022</text:p>
          </table:table-cell>
          <table:table-cell office:value-type="float" office:value="95.3333">
            <text:p>95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2-25T01:00:00">
            <text:p>Fri Feb 25 01:00:00 2022</text:p>
          </table:table-cell>
          <table:table-cell office:value-type="float" office:value="144.5">
            <text:p>144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2-25T03:00:00">
            <text:p>Fri Feb 25 03:00:00 2022</text:p>
          </table:table-cell>
          <table:table-cell office:value-type="float" office:value="196.3333">
            <text:p>196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2-27T22:00:00">
            <text:p>Sun Feb 27 22:00:00 2022</text:p>
          </table:table-cell>
          <table:table-cell office:value-type="float" office:value="203.5">
            <text:p>203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2-28T20:00:00">
            <text:p>Mon Feb 28 20:00:00 2022</text:p>
          </table:table-cell>
          <table:table-cell office:value-type="float" office:value="247.8333">
            <text:p>247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2-28T21:00:00">
            <text:p>Mon Feb 28 21:00:00 2022</text:p>
          </table:table-cell>
          <table:table-cell office:value-type="float" office:value="233.0">
            <text:p>233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2-28T22:00:00">
            <text:p>Mon Feb 28 22:00:00 2022</text:p>
          </table:table-cell>
          <table:table-cell office:value-type="float" office:value="84.5">
            <text:p>84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8T23:00:00">
            <text:p>Mon Feb 28 23:00:00 2022</text:p>
          </table:table-cell>
          <table:table-cell office:value-type="float" office:value="122.3333">
            <text:p>122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01T00:00:00">
            <text:p>Tue Mar  1 00:00:00 2022</text:p>
          </table:table-cell>
          <table:table-cell office:value-type="float" office:value="178.6667">
            <text:p>178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3-01T01:00:00">
            <text:p>Tue Mar  1 01:00:00 2022</text:p>
          </table:table-cell>
          <table:table-cell office:value-type="float" office:value="82.0">
            <text:p>82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3-01T20:00:00">
            <text:p>Tue Mar  1 20:00:00 2022</text:p>
          </table:table-cell>
          <table:table-cell office:value-type="float" office:value="246.1667">
            <text:p>246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3-01T21:00:00">
            <text:p>Tue Mar  1 21:00:00 2022</text:p>
          </table:table-cell>
          <table:table-cell office:value-type="float" office:value="196.3333">
            <text:p>196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61.8333">
            <text:p>61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115.5">
            <text:p>115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3-02T00:00:00">
            <text:p>Wed Mar  2 00:00:00 2022</text:p>
          </table:table-cell>
          <table:table-cell office:value-type="float" office:value="175.1667">
            <text:p>175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02T01:00:00">
            <text:p>Wed Mar  2 01:00:00 2022</text:p>
          </table:table-cell>
          <table:table-cell office:value-type="float" office:value="175.8333">
            <text:p>175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02T02:00:00">
            <text:p>Wed Mar  2 02:00:00 2022</text:p>
          </table:table-cell>
          <table:table-cell office:value-type="float" office:value="163.0">
            <text:p>163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3-02T03:00:00">
            <text:p>Wed Mar  2 03:00:00 2022</text:p>
          </table:table-cell>
          <table:table-cell office:value-type="float" office:value="110.5">
            <text:p>110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3-02T04:00:00">
            <text:p>Wed Mar  2 04:00:00 2022</text:p>
          </table:table-cell>
          <table:table-cell office:value-type="float" office:value="192.0">
            <text:p>192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02T20:00:00">
            <text:p>Wed Mar  2 20:00:00 2022</text:p>
          </table:table-cell>
          <table:table-cell office:value-type="float" office:value="253.1667">
            <text:p>253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3-02T21:00:00">
            <text:p>Wed Mar  2 21:00:00 2022</text:p>
          </table:table-cell>
          <table:table-cell office:value-type="float" office:value="244.8333">
            <text:p>244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3-02T22:00:00">
            <text:p>Wed Mar  2 22:00:00 2022</text:p>
          </table:table-cell>
          <table:table-cell office:value-type="float" office:value="263.1667">
            <text:p>263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02T23:00:00">
            <text:p>Wed Mar  2 23:00:00 2022</text:p>
          </table:table-cell>
          <table:table-cell office:value-type="float" office:value="148.3333">
            <text:p>148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03T00:00:00">
            <text:p>Thu Mar  3 00:00:00 2022</text:p>
          </table:table-cell>
          <table:table-cell office:value-type="float" office:value="172.8333">
            <text:p>172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03T21:00:00">
            <text:p>Thu Mar  3 21:00:00 2022</text:p>
          </table:table-cell>
          <table:table-cell office:value-type="float" office:value="252.3333">
            <text:p>252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3-03T22:00:00">
            <text:p>Thu Mar  3 22:00:00 2022</text:p>
          </table:table-cell>
          <table:table-cell office:value-type="float" office:value="257.8333">
            <text:p>257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3-03T23:00:00">
            <text:p>Thu Mar  3 23:00:00 2022</text:p>
          </table:table-cell>
          <table:table-cell office:value-type="float" office:value="250.6667">
            <text:p>250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04T00:00:00">
            <text:p>Fri Mar  4 00:00:00 2022</text:p>
          </table:table-cell>
          <table:table-cell office:value-type="float" office:value="257.1667">
            <text:p>257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112.1667">
            <text:p>112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105.1667">
            <text:p>105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99.8333">
            <text:p>99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95.8333">
            <text:p>95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16T06:00:00">
            <text:p>Wed Mar 16 06:00:00 2022</text:p>
          </table:table-cell>
          <table:table-cell office:value-type="float" office:value="255.6667">
            <text:p>255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16T07:00:00">
            <text:p>Wed Mar 16 07:00:00 2022</text:p>
          </table:table-cell>
          <table:table-cell office:value-type="float" office:value="250.8333">
            <text:p>250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16T08:00:00">
            <text:p>Wed Mar 16 08:00:00 2022</text:p>
          </table:table-cell>
          <table:table-cell office:value-type="float" office:value="164.1667">
            <text:p>164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3-16T11:00:00">
            <text:p>Wed Mar 16 11:00:00 2022</text:p>
          </table:table-cell>
          <table:table-cell office:value-type="float" office:value="151.3333">
            <text:p>151.3333</text:p>
          </table:table-cell>
          <table:table-cell office:value-type="float" office:value="70.2">
            <text:p>70.2</text:p>
          </table:table-cell>
        </table:table-row>
        <table:table-row>
          <table:table-cell table:style-name="pd1" office:value-type="date" office:date-value="2022-03-16T12:00:00">
            <text:p>Wed Mar 16 12:00:00 2022</text:p>
          </table:table-cell>
          <table:table-cell office:value-type="float" office:value="131.8333">
            <text:p>131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17T17:00:00">
            <text:p>Thu Mar 17 17:00:00 2022</text:p>
          </table:table-cell>
          <table:table-cell office:value-type="float" office:value="61.8333">
            <text:p>61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3-18T22:00:00">
            <text:p>Fri Mar 18 22:00:00 2022</text:p>
          </table:table-cell>
          <table:table-cell office:value-type="float" office:value="162.5">
            <text:p>162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4-06T23:00:00">
            <text:p>Wed Apr  6 23:00:00 2022</text:p>
          </table:table-cell>
          <table:table-cell office:value-type="float" office:value="100.3333">
            <text:p>100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4-07T00:00:00">
            <text:p>Thu Apr  7 00:00:00 2022</text:p>
          </table:table-cell>
          <table:table-cell office:value-type="float" office:value="201.8333">
            <text:p>201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07T01:00:00">
            <text:p>Thu Apr  7 01:00:00 2022</text:p>
          </table:table-cell>
          <table:table-cell office:value-type="float" office:value="141.5">
            <text:p>141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4-07T03:00:00">
            <text:p>Thu Apr  7 03:00:00 2022</text:p>
          </table:table-cell>
          <table:table-cell office:value-type="float" office:value="143.3333">
            <text:p>143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07T06:00:00">
            <text:p>Thu Apr  7 06:00:00 2022</text:p>
          </table:table-cell>
          <table:table-cell office:value-type="float" office:value="166.0">
            <text:p>166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07T07:00:00">
            <text:p>Thu Apr  7 07:00:00 2022</text:p>
          </table:table-cell>
          <table:table-cell office:value-type="float" office:value="193.5">
            <text:p>193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07T08:00:00">
            <text:p>Thu Apr  7 08:00:00 2022</text:p>
          </table:table-cell>
          <table:table-cell office:value-type="float" office:value="72.8333">
            <text:p>72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4-07T09:00:00">
            <text:p>Thu Apr  7 09:00:00 2022</text:p>
          </table:table-cell>
          <table:table-cell office:value-type="float" office:value="147.6667">
            <text:p>147.6667</text:p>
          </table:table-cell>
          <table:table-cell office:value-type="float" office:value="11.8">
            <text:p>11.8</text:p>
          </table:table-cell>
        </table:table-row>
        <table:table-row>
          <table:table-cell table:style-name="pd1" office:value-type="date" office:date-value="2022-04-07T11:00:00">
            <text:p>Thu Apr  7 11:00:00 2022</text:p>
          </table:table-cell>
          <table:table-cell office:value-type="float" office:value="72.0">
            <text:p>72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07T22:00:00">
            <text:p>Thu Apr  7 22:00:00 2022</text:p>
          </table:table-cell>
          <table:table-cell office:value-type="float" office:value="152.1667">
            <text:p>152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4-07T23:00:00">
            <text:p>Thu Apr  7 23:00:00 2022</text:p>
          </table:table-cell>
          <table:table-cell office:value-type="float" office:value="156.5">
            <text:p>156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08T00:00:00">
            <text:p>Fri Apr  8 00:00:00 2022</text:p>
          </table:table-cell>
          <table:table-cell office:value-type="float" office:value="149.5">
            <text:p>149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4-08T01:00:00">
            <text:p>Fri Apr  8 01:00:00 2022</text:p>
          </table:table-cell>
          <table:table-cell office:value-type="float" office:value="79.1667">
            <text:p>79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08T22:00:00">
            <text:p>Fri Apr  8 22:00:00 2022</text:p>
          </table:table-cell>
          <table:table-cell office:value-type="float" office:value="248.0">
            <text:p>248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4-08T23:00:00">
            <text:p>Fri Apr  8 23:00:00 2022</text:p>
          </table:table-cell>
          <table:table-cell office:value-type="float" office:value="247.0">
            <text:p>247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09T00:00:00">
            <text:p>Sat Apr  9 00:00:00 2022</text:p>
          </table:table-cell>
          <table:table-cell office:value-type="float" office:value="251.3333">
            <text:p>251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09T01:00:00">
            <text:p>Sat Apr  9 01:00:00 2022</text:p>
          </table:table-cell>
          <table:table-cell office:value-type="float" office:value="259.8333">
            <text:p>259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09T07:00:00">
            <text:p>Sat Apr  9 07:00:00 2022</text:p>
          </table:table-cell>
          <table:table-cell office:value-type="float" office:value="226.5">
            <text:p>226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09T23:00:00">
            <text:p>Sat Apr  9 23:00:00 2022</text:p>
          </table:table-cell>
          <table:table-cell office:value-type="float" office:value="169.0">
            <text:p>169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4-10T00:00:00">
            <text:p>Sun Apr 10 00:00:00 2022</text:p>
          </table:table-cell>
          <table:table-cell office:value-type="float" office:value="129.0">
            <text:p>129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4-10T01:00:00">
            <text:p>Sun Apr 10 01:00:00 2022</text:p>
          </table:table-cell>
          <table:table-cell office:value-type="float" office:value="206.8333">
            <text:p>206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4-10T02:00:00">
            <text:p>Sun Apr 10 02:00:00 2022</text:p>
          </table:table-cell>
          <table:table-cell office:value-type="float" office:value="112.1667">
            <text:p>112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4-14T23:00:00">
            <text:p>Thu Apr 14 23:00:00 2022</text:p>
          </table:table-cell>
          <table:table-cell office:value-type="float" office:value="192.3333">
            <text:p>192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4-15T00:00:00">
            <text:p>Fri Apr 15 00:00:00 2022</text:p>
          </table:table-cell>
          <table:table-cell office:value-type="float" office:value="164.1667">
            <text:p>164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15T01:00:00">
            <text:p>Fri Apr 15 01:00:00 2022</text:p>
          </table:table-cell>
          <table:table-cell office:value-type="float" office:value="147.5">
            <text:p>147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15T22:00:00">
            <text:p>Fri Apr 15 22:00:00 2022</text:p>
          </table:table-cell>
          <table:table-cell office:value-type="float" office:value="202.8333">
            <text:p>202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4-15T23:00:00">
            <text:p>Fri Apr 15 23:00:00 2022</text:p>
          </table:table-cell>
          <table:table-cell office:value-type="float" office:value="93.6667">
            <text:p>93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6T00:00:00">
            <text:p>Sat Apr 16 00:00:00 2022</text:p>
          </table:table-cell>
          <table:table-cell office:value-type="float" office:value="207.3333">
            <text:p>207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4-16T01:00:00">
            <text:p>Sat Apr 16 01:00:00 2022</text:p>
          </table:table-cell>
          <table:table-cell office:value-type="float" office:value="166.0">
            <text:p>166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16T02:00:00">
            <text:p>Sat Apr 16 02:00:00 2022</text:p>
          </table:table-cell>
          <table:table-cell office:value-type="float" office:value="236.0">
            <text:p>236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4-16T20:00:00">
            <text:p>Sat Apr 16 20:00:00 2022</text:p>
          </table:table-cell>
          <table:table-cell office:value-type="float" office:value="263.0">
            <text:p>263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4-16T21:00:00">
            <text:p>Sat Apr 16 21:00:00 2022</text:p>
          </table:table-cell>
          <table:table-cell office:value-type="float" office:value="261.1667">
            <text:p>261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16T22:00:00">
            <text:p>Sat Apr 16 22:00:00 2022</text:p>
          </table:table-cell>
          <table:table-cell office:value-type="float" office:value="249.6667">
            <text:p>249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17T23:00:00">
            <text:p>Sun Apr 17 23:00:00 2022</text:p>
          </table:table-cell>
          <table:table-cell office:value-type="float" office:value="117.3333">
            <text:p>117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5-17T22:00:00">
            <text:p>Tue May 17 22:00:00 2022</text:p>
          </table:table-cell>
          <table:table-cell office:value-type="float" office:value="236.8333">
            <text:p>236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17T23:00:00">
            <text:p>Tue May 17 23:00:00 2022</text:p>
          </table:table-cell>
          <table:table-cell office:value-type="float" office:value="179.3333">
            <text:p>179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6-09T22:00:00">
            <text:p>Thu Jun  9 22:00:00 2022</text:p>
          </table:table-cell>
          <table:table-cell office:value-type="float" office:value="203.8333">
            <text:p>203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09T23:00:00">
            <text:p>Thu Jun  9 23:00:00 2022</text:p>
          </table:table-cell>
          <table:table-cell office:value-type="float" office:value="244.1667">
            <text:p>244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10T00:00:00">
            <text:p>Fri Jun 10 00:00:00 2022</text:p>
          </table:table-cell>
          <table:table-cell office:value-type="float" office:value="183.5">
            <text:p>183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6-22T08:00:00">
            <text:p>Wed Jun 22 08:00:00 2022</text:p>
          </table:table-cell>
          <table:table-cell office:value-type="float" office:value="103.5">
            <text:p>103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9-22T22:00:00">
            <text:p>Thu Sep 22 22:00:00 2022</text:p>
          </table:table-cell>
          <table:table-cell office:value-type="float" office:value="177.0">
            <text:p>177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0-04T21:00:00">
            <text:p>Tue Oct  4 21:00:00 2022</text:p>
          </table:table-cell>
          <table:table-cell office:value-type="float" office:value="196.6667">
            <text:p>196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0-04T22:00:00">
            <text:p>Tue Oct  4 22:00:00 2022</text:p>
          </table:table-cell>
          <table:table-cell office:value-type="float" office:value="186.5">
            <text:p>186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04T23:00:00">
            <text:p>Tue Oct  4 23:00:00 2022</text:p>
          </table:table-cell>
          <table:table-cell office:value-type="float" office:value="173.6667">
            <text:p>17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0-05T00:00:00">
            <text:p>Wed Oct  5 00:00:00 2022</text:p>
          </table:table-cell>
          <table:table-cell office:value-type="float" office:value="194.3333">
            <text:p>194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0-08T21:00:00">
            <text:p>Sat Oct  8 21:00:00 2022</text:p>
          </table:table-cell>
          <table:table-cell office:value-type="float" office:value="239.1667">
            <text:p>239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0-11T21:00:00">
            <text:p>Tue Oct 11 21:00:00 2022</text:p>
          </table:table-cell>
          <table:table-cell office:value-type="float" office:value="213.1667">
            <text:p>21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14T21:00:00">
            <text:p>Fri Oct 14 21:00:00 2022</text:p>
          </table:table-cell>
          <table:table-cell office:value-type="float" office:value="208.6667">
            <text:p>20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0-14T22:00:00">
            <text:p>Fri Oct 14 22:00:00 2022</text:p>
          </table:table-cell>
          <table:table-cell office:value-type="float" office:value="152.0">
            <text:p>152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17T09:00:00">
            <text:p>Mon Oct 17 09:00:00 2022</text:p>
          </table:table-cell>
          <table:table-cell office:value-type="float" office:value="120.5">
            <text:p>120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17T10:00:00">
            <text:p>Mon Oct 17 10:00:00 2022</text:p>
          </table:table-cell>
          <table:table-cell office:value-type="float" office:value="93.8333">
            <text:p>93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17T11:00:00">
            <text:p>Mon Oct 17 11:00:00 2022</text:p>
          </table:table-cell>
          <table:table-cell office:value-type="float" office:value="231.8333">
            <text:p>231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18T20:00:00">
            <text:p>Tue Oct 18 20:00:00 2022</text:p>
          </table:table-cell>
          <table:table-cell office:value-type="float" office:value="193.3333">
            <text:p>193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10-18T21:00:00">
            <text:p>Tue Oct 18 21:00:00 2022</text:p>
          </table:table-cell>
          <table:table-cell office:value-type="float" office:value="213.1667">
            <text:p>213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0-22T01:00:00">
            <text:p>Sat Oct 22 01:00:00 2022</text:p>
          </table:table-cell>
          <table:table-cell office:value-type="float" office:value="79.1667">
            <text:p>79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0-22T03:00:00">
            <text:p>Sat Oct 22 03:00:00 2022</text:p>
          </table:table-cell>
          <table:table-cell office:value-type="float" office:value="141.3333">
            <text:p>141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0-23T01:00:00">
            <text:p>Sun Oct 23 01:00:00 2022</text:p>
          </table:table-cell>
          <table:table-cell office:value-type="float" office:value="91.1667">
            <text:p>91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0-23T02:00:00">
            <text:p>Sun Oct 23 02:00:00 2022</text:p>
          </table:table-cell>
          <table:table-cell office:value-type="float" office:value="190.0">
            <text:p>190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0-23T03:00:00">
            <text:p>Sun Oct 23 03:00:00 2022</text:p>
          </table:table-cell>
          <table:table-cell office:value-type="float" office:value="196.1667">
            <text:p>196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23T22:00:00">
            <text:p>Sun Oct 23 22:00:00 2022</text:p>
          </table:table-cell>
          <table:table-cell office:value-type="float" office:value="168.5">
            <text:p>168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0-24T22:00:00">
            <text:p>Mon Oct 24 22:00:00 2022</text:p>
          </table:table-cell>
          <table:table-cell office:value-type="float" office:value="215.5">
            <text:p>215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0-24T23:00:00">
            <text:p>Mon Oct 24 23:00:00 2022</text:p>
          </table:table-cell>
          <table:table-cell office:value-type="float" office:value="121.3333">
            <text:p>121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0-25T00:00:00">
            <text:p>Tue Oct 25 00:00:00 2022</text:p>
          </table:table-cell>
          <table:table-cell office:value-type="float" office:value="227.5">
            <text:p>227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5T21:00:00">
            <text:p>Tue Oct 25 21:00:00 2022</text:p>
          </table:table-cell>
          <table:table-cell office:value-type="float" office:value="205.6667">
            <text:p>205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0-25T22:00:00">
            <text:p>Tue Oct 25 22:00:00 2022</text:p>
          </table:table-cell>
          <table:table-cell office:value-type="float" office:value="205.1667">
            <text:p>205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0-25T23:00:00">
            <text:p>Tue Oct 25 23:00:00 2022</text:p>
          </table:table-cell>
          <table:table-cell office:value-type="float" office:value="189.5">
            <text:p>189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6T20:00:00">
            <text:p>Wed Oct 26 20:00:00 2022</text:p>
          </table:table-cell>
          <table:table-cell office:value-type="float" office:value="223.8333">
            <text:p>223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26T21:00:00">
            <text:p>Wed Oct 26 21:00:00 2022</text:p>
          </table:table-cell>
          <table:table-cell office:value-type="float" office:value="219.1667">
            <text:p>219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0-26T22:00:00">
            <text:p>Wed Oct 26 22:00:00 2022</text:p>
          </table:table-cell>
          <table:table-cell office:value-type="float" office:value="193.3333">
            <text:p>193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27T19:00:00">
            <text:p>Thu Oct 27 19:00:00 2022</text:p>
          </table:table-cell>
          <table:table-cell office:value-type="float" office:value="234.8333">
            <text:p>234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7T20:00:00">
            <text:p>Thu Oct 27 20:00:00 2022</text:p>
          </table:table-cell>
          <table:table-cell office:value-type="float" office:value="220.3333">
            <text:p>220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0-27T21:00:00">
            <text:p>Thu Oct 27 21:00:00 2022</text:p>
          </table:table-cell>
          <table:table-cell office:value-type="float" office:value="227.5">
            <text:p>227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0-27T22:00:00">
            <text:p>Thu Oct 27 22:00:00 2022</text:p>
          </table:table-cell>
          <table:table-cell office:value-type="float" office:value="198.6667">
            <text:p>19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0-27T23:00:00">
            <text:p>Thu Oct 27 23:00:00 2022</text:p>
          </table:table-cell>
          <table:table-cell office:value-type="float" office:value="206.1667">
            <text:p>206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0-28T00:00:00">
            <text:p>Fri Oct 28 00:00:00 2022</text:p>
          </table:table-cell>
          <table:table-cell office:value-type="float" office:value="221.1667">
            <text:p>221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0-28T20:00:00">
            <text:p>Fri Oct 28 20:00:00 2022</text:p>
          </table:table-cell>
          <table:table-cell office:value-type="float" office:value="242.3333">
            <text:p>242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0-28T21:00:00">
            <text:p>Fri Oct 28 21:00:00 2022</text:p>
          </table:table-cell>
          <table:table-cell office:value-type="float" office:value="193.3333">
            <text:p>193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8T22:00:00">
            <text:p>Fri Oct 28 22:00:00 2022</text:p>
          </table:table-cell>
          <table:table-cell office:value-type="float" office:value="182.5">
            <text:p>182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0-28T23:00:00">
            <text:p>Fri Oct 28 23:00:00 2022</text:p>
          </table:table-cell>
          <table:table-cell office:value-type="float" office:value="208.5">
            <text:p>208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0-29T21:00:00">
            <text:p>Sat Oct 29 21:00:00 2022</text:p>
          </table:table-cell>
          <table:table-cell office:value-type="float" office:value="192.1667">
            <text:p>192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29T22:00:00">
            <text:p>Sat Oct 29 22:00:00 2022</text:p>
          </table:table-cell>
          <table:table-cell office:value-type="float" office:value="158.5">
            <text:p>158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30T20:00:00">
            <text:p>Sun Oct 30 20:00:00 2022</text:p>
          </table:table-cell>
          <table:table-cell office:value-type="float" office:value="155.5">
            <text:p>155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30T21:00:00">
            <text:p>Sun Oct 30 21:00:00 2022</text:p>
          </table:table-cell>
          <table:table-cell office:value-type="float" office:value="209.1667">
            <text:p>209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0-30T22:00:00">
            <text:p>Sun Oct 30 22:00:00 2022</text:p>
          </table:table-cell>
          <table:table-cell office:value-type="float" office:value="165.1667">
            <text:p>165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30T23:00:00">
            <text:p>Sun Oct 30 23:00:00 2022</text:p>
          </table:table-cell>
          <table:table-cell office:value-type="float" office:value="159.6667">
            <text:p>159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31T00:00:00">
            <text:p>Mon Oct 31 00:00:00 2022</text:p>
          </table:table-cell>
          <table:table-cell office:value-type="float" office:value="198.8333">
            <text:p>198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31T01:00:00">
            <text:p>Mon Oct 31 01:00:00 2022</text:p>
          </table:table-cell>
          <table:table-cell office:value-type="float" office:value="170.3333">
            <text:p>170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31T18:00:00">
            <text:p>Mon Oct 31 18:00:00 2022</text:p>
          </table:table-cell>
          <table:table-cell office:value-type="float" office:value="126.6667">
            <text:p>126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0-31T19:00:00">
            <text:p>Mon Oct 31 19:00:00 2022</text:p>
          </table:table-cell>
          <table:table-cell office:value-type="float" office:value="227.3333">
            <text:p>227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0-31T20:00:00">
            <text:p>Mon Oct 31 20:00:00 2022</text:p>
          </table:table-cell>
          <table:table-cell office:value-type="float" office:value="275.0">
            <text:p>275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0-31T21:00:00">
            <text:p>Mon Oct 31 21:00:00 2022</text:p>
          </table:table-cell>
          <table:table-cell office:value-type="float" office:value="263.1667">
            <text:p>263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0-31T22:00:00">
            <text:p>Mon Oct 31 22:00:00 2022</text:p>
          </table:table-cell>
          <table:table-cell office:value-type="float" office:value="215.3333">
            <text:p>215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0-31T23:00:00">
            <text:p>Mon Oct 31 23:00:00 2022</text:p>
          </table:table-cell>
          <table:table-cell office:value-type="float" office:value="153.3333">
            <text:p>153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01T00:00:00">
            <text:p>Tue Nov  1 00:00:00 2022</text:p>
          </table:table-cell>
          <table:table-cell office:value-type="float" office:value="190.1667">
            <text:p>190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1-01T01:00:00">
            <text:p>Tue Nov  1 01:00:00 2022</text:p>
          </table:table-cell>
          <table:table-cell office:value-type="float" office:value="187.3333">
            <text:p>187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01T02:00:00">
            <text:p>Tue Nov  1 02:00:00 2022</text:p>
          </table:table-cell>
          <table:table-cell office:value-type="float" office:value="173.5">
            <text:p>173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1T03:00:00">
            <text:p>Tue Nov  1 03:00:00 2022</text:p>
          </table:table-cell>
          <table:table-cell office:value-type="float" office:value="218.0">
            <text:p>218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1-02T21:00:00">
            <text:p>Wed Nov  2 21:00:00 2022</text:p>
          </table:table-cell>
          <table:table-cell office:value-type="float" office:value="150.8333">
            <text:p>150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02T22:00:00">
            <text:p>Wed Nov  2 22:00:00 2022</text:p>
          </table:table-cell>
          <table:table-cell office:value-type="float" office:value="189.1667">
            <text:p>189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05T20:00:00">
            <text:p>Sat Nov  5 20:00:00 2022</text:p>
          </table:table-cell>
          <table:table-cell office:value-type="float" office:value="199.5">
            <text:p>199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5T21:00:00">
            <text:p>Sat Nov  5 21:00:00 2022</text:p>
          </table:table-cell>
          <table:table-cell office:value-type="float" office:value="157.6667">
            <text:p>157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5T22:00:00">
            <text:p>Sat Nov  5 22:00:00 2022</text:p>
          </table:table-cell>
          <table:table-cell office:value-type="float" office:value="161.1667">
            <text:p>161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05T23:00:00">
            <text:p>Sat Nov  5 23:00:00 2022</text:p>
          </table:table-cell>
          <table:table-cell office:value-type="float" office:value="94.5">
            <text:p>94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06T01:00:00">
            <text:p>Sun Nov  6 01:00:00 2022</text:p>
          </table:table-cell>
          <table:table-cell office:value-type="float" office:value="232.0">
            <text:p>232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06T02:00:00">
            <text:p>Sun Nov  6 02:00:00 2022</text:p>
          </table:table-cell>
          <table:table-cell office:value-type="float" office:value="210.8333">
            <text:p>210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06T03:00:00">
            <text:p>Sun Nov  6 03:00:00 2022</text:p>
          </table:table-cell>
          <table:table-cell office:value-type="float" office:value="178.6667">
            <text:p>178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1-06T04:00:00">
            <text:p>Sun Nov  6 04:00:00 2022</text:p>
          </table:table-cell>
          <table:table-cell office:value-type="float" office:value="144.5">
            <text:p>144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1-06T21:00:00">
            <text:p>Sun Nov  6 21:00:00 2022</text:p>
          </table:table-cell>
          <table:table-cell office:value-type="float" office:value="162.1667">
            <text:p>162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1-06T23:00:00">
            <text:p>Sun Nov  6 23:00:00 2022</text:p>
          </table:table-cell>
          <table:table-cell office:value-type="float" office:value="140.1667">
            <text:p>140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1-08T21:00:00">
            <text:p>Tue Nov  8 21:00:00 2022</text:p>
          </table:table-cell>
          <table:table-cell office:value-type="float" office:value="137.1667">
            <text:p>137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8T22:00:00">
            <text:p>Tue Nov  8 22:00:00 2022</text:p>
          </table:table-cell>
          <table:table-cell office:value-type="float" office:value="192.6667">
            <text:p>192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1-09T21:00:00">
            <text:p>Wed Nov  9 21:00:00 2022</text:p>
          </table:table-cell>
          <table:table-cell office:value-type="float" office:value="142.1667">
            <text:p>142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09T22:00:00">
            <text:p>Wed Nov  9 22:00:00 2022</text:p>
          </table:table-cell>
          <table:table-cell office:value-type="float" office:value="132.5">
            <text:p>132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09T23:00:00">
            <text:p>Wed Nov  9 23:00:00 2022</text:p>
          </table:table-cell>
          <table:table-cell office:value-type="float" office:value="123.8333">
            <text:p>123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10T00:00:00">
            <text:p>Thu Nov 10 00:00:00 2022</text:p>
          </table:table-cell>
          <table:table-cell office:value-type="float" office:value="170.8333">
            <text:p>170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1-10T01:00:00">
            <text:p>Thu Nov 10 01:00:00 2022</text:p>
          </table:table-cell>
          <table:table-cell office:value-type="float" office:value="171.0">
            <text:p>171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10T22:00:00">
            <text:p>Thu Nov 10 22:00:00 2022</text:p>
          </table:table-cell>
          <table:table-cell office:value-type="float" office:value="156.8333">
            <text:p>156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10T23:00:00">
            <text:p>Thu Nov 10 23:00:00 2022</text:p>
          </table:table-cell>
          <table:table-cell office:value-type="float" office:value="136.0">
            <text:p>136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14T20:00:00">
            <text:p>Mon Nov 14 20:00:00 2022</text:p>
          </table:table-cell>
          <table:table-cell office:value-type="float" office:value="150.5">
            <text:p>150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14T22:00:00">
            <text:p>Mon Nov 14 22:00:00 2022</text:p>
          </table:table-cell>
          <table:table-cell office:value-type="float" office:value="113.3333">
            <text:p>113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14T23:00:00">
            <text:p>Mon Nov 14 23:00:00 2022</text:p>
          </table:table-cell>
          <table:table-cell office:value-type="float" office:value="160.6667">
            <text:p>160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24T21:00:00">
            <text:p>Thu Nov 24 21:00:00 2022</text:p>
          </table:table-cell>
          <table:table-cell office:value-type="float" office:value="209.8333">
            <text:p>209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24T22:00:00">
            <text:p>Thu Nov 24 22:00:00 2022</text:p>
          </table:table-cell>
          <table:table-cell office:value-type="float" office:value="154.3333">
            <text:p>154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1-24T23:00:00">
            <text:p>Thu Nov 24 23:00:00 2022</text:p>
          </table:table-cell>
          <table:table-cell office:value-type="float" office:value="115.5">
            <text:p>115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1-25T00:00:00">
            <text:p>Fri Nov 25 00:00:00 2022</text:p>
          </table:table-cell>
          <table:table-cell office:value-type="float" office:value="218.0">
            <text:p>218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25T01:00:00">
            <text:p>Fri Nov 25 01:00:00 2022</text:p>
          </table:table-cell>
          <table:table-cell office:value-type="float" office:value="116.1667">
            <text:p>116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25T02:00:00">
            <text:p>Fri Nov 25 02:00:00 2022</text:p>
          </table:table-cell>
          <table:table-cell office:value-type="float" office:value="142.5">
            <text:p>142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5T03:00:00">
            <text:p>Fri Nov 25 03:00:00 2022</text:p>
          </table:table-cell>
          <table:table-cell office:value-type="float" office:value="164.8333">
            <text:p>164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1-25T06:00:00">
            <text:p>Fri Nov 25 06:00:00 2022</text:p>
          </table:table-cell>
          <table:table-cell office:value-type="float" office:value="181.8333">
            <text:p>181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25T07:00:00">
            <text:p>Fri Nov 25 07:00:00 2022</text:p>
          </table:table-cell>
          <table:table-cell office:value-type="float" office:value="173.0">
            <text:p>173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25T20:00:00">
            <text:p>Fri Nov 25 20:00:00 2022</text:p>
          </table:table-cell>
          <table:table-cell office:value-type="float" office:value="157.1667">
            <text:p>157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1-25T21:00:00">
            <text:p>Fri Nov 25 21:00:00 2022</text:p>
          </table:table-cell>
          <table:table-cell office:value-type="float" office:value="141.3333">
            <text:p>141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5T22:00:00">
            <text:p>Fri Nov 25 22:00:00 2022</text:p>
          </table:table-cell>
          <table:table-cell office:value-type="float" office:value="138.5">
            <text:p>138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25T23:00:00">
            <text:p>Fri Nov 25 23:00:00 2022</text:p>
          </table:table-cell>
          <table:table-cell office:value-type="float" office:value="136.5">
            <text:p>136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26T00:00:00">
            <text:p>Sat Nov 26 00:00:00 2022</text:p>
          </table:table-cell>
          <table:table-cell office:value-type="float" office:value="109.8333">
            <text:p>109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1-26T02:00:00">
            <text:p>Sat Nov 26 02:00:00 2022</text:p>
          </table:table-cell>
          <table:table-cell office:value-type="float" office:value="169.3333">
            <text:p>169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26T18:00:00">
            <text:p>Sat Nov 26 18:00:00 2022</text:p>
          </table:table-cell>
          <table:table-cell office:value-type="float" office:value="210.1667">
            <text:p>21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26T19:00:00">
            <text:p>Sat Nov 26 19:00:00 2022</text:p>
          </table:table-cell>
          <table:table-cell office:value-type="float" office:value="218.8333">
            <text:p>218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26T20:00:00">
            <text:p>Sat Nov 26 20:00:00 2022</text:p>
          </table:table-cell>
          <table:table-cell office:value-type="float" office:value="167.5">
            <text:p>167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6T21:00:00">
            <text:p>Sat Nov 26 21:00:00 2022</text:p>
          </table:table-cell>
          <table:table-cell office:value-type="float" office:value="95.8333">
            <text:p>95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6T22:00:00">
            <text:p>Sat Nov 26 22:00:00 2022</text:p>
          </table:table-cell>
          <table:table-cell office:value-type="float" office:value="144.5">
            <text:p>144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26T23:00:00">
            <text:p>Sat Nov 26 23:00:00 2022</text:p>
          </table:table-cell>
          <table:table-cell office:value-type="float" office:value="199.5">
            <text:p>199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27T00:00:00">
            <text:p>Sun Nov 27 00:00:00 2022</text:p>
          </table:table-cell>
          <table:table-cell office:value-type="float" office:value="172.0">
            <text:p>172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27T01:00:00">
            <text:p>Sun Nov 27 01:00:00 2022</text:p>
          </table:table-cell>
          <table:table-cell office:value-type="float" office:value="193.1667">
            <text:p>193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27T02:00:00">
            <text:p>Sun Nov 27 02:00:00 2022</text:p>
          </table:table-cell>
          <table:table-cell office:value-type="float" office:value="192.8333">
            <text:p>192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1-27T03:00:00">
            <text:p>Sun Nov 27 03:00:00 2022</text:p>
          </table:table-cell>
          <table:table-cell office:value-type="float" office:value="193.0">
            <text:p>19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1-27T19:00:00">
            <text:p>Sun Nov 27 19:00:00 2022</text:p>
          </table:table-cell>
          <table:table-cell office:value-type="float" office:value="201.0">
            <text:p>201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27T20:00:00">
            <text:p>Sun Nov 27 20:00:00 2022</text:p>
          </table:table-cell>
          <table:table-cell office:value-type="float" office:value="181.0">
            <text:p>18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27T21:00:00">
            <text:p>Sun Nov 27 21:00:00 2022</text:p>
          </table:table-cell>
          <table:table-cell office:value-type="float" office:value="226.3333">
            <text:p>226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27T22:00:00">
            <text:p>Sun Nov 27 22:00:00 2022</text:p>
          </table:table-cell>
          <table:table-cell office:value-type="float" office:value="112.5">
            <text:p>112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7T23:00:00">
            <text:p>Sun Nov 27 23:00:00 2022</text:p>
          </table:table-cell>
          <table:table-cell office:value-type="float" office:value="190.3333">
            <text:p>190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28T00:00:00">
            <text:p>Mon Nov 28 00:00:00 2022</text:p>
          </table:table-cell>
          <table:table-cell office:value-type="float" office:value="232.6667">
            <text:p>232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1-28T01:00:00">
            <text:p>Mon Nov 28 01:00:00 2022</text:p>
          </table:table-cell>
          <table:table-cell office:value-type="float" office:value="163.0">
            <text:p>163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1-28T02:00:00">
            <text:p>Mon Nov 28 02:00:00 2022</text:p>
          </table:table-cell>
          <table:table-cell office:value-type="float" office:value="255.8333">
            <text:p>255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1-28T19:00:00">
            <text:p>Mon Nov 28 19:00:00 2022</text:p>
          </table:table-cell>
          <table:table-cell office:value-type="float" office:value="193.0">
            <text:p>193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8T20:00:00">
            <text:p>Mon Nov 28 20:00:00 2022</text:p>
          </table:table-cell>
          <table:table-cell office:value-type="float" office:value="205.5">
            <text:p>205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1-28T21:00:00">
            <text:p>Mon Nov 28 21:00:00 2022</text:p>
          </table:table-cell>
          <table:table-cell office:value-type="float" office:value="98.6667">
            <text:p>98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28T22:00:00">
            <text:p>Mon Nov 28 22:00:00 2022</text:p>
          </table:table-cell>
          <table:table-cell office:value-type="float" office:value="131.6667">
            <text:p>131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1-29T19:00:00">
            <text:p>Tue Nov 29 19:00:00 2022</text:p>
          </table:table-cell>
          <table:table-cell office:value-type="float" office:value="230.0">
            <text:p>230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29T20:00:00">
            <text:p>Tue Nov 29 20:00:00 2022</text:p>
          </table:table-cell>
          <table:table-cell office:value-type="float" office:value="164.6667">
            <text:p>164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9T21:00:00">
            <text:p>Tue Nov 29 21:00:00 2022</text:p>
          </table:table-cell>
          <table:table-cell office:value-type="float" office:value="50.6667">
            <text:p>50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29T22:00:00">
            <text:p>Tue Nov 29 22:00:00 2022</text:p>
          </table:table-cell>
          <table:table-cell office:value-type="float" office:value="167.3333">
            <text:p>167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1-29T23:00:00">
            <text:p>Tue Nov 29 23:00:00 2022</text:p>
          </table:table-cell>
          <table:table-cell office:value-type="float" office:value="118.6667">
            <text:p>118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1-30T00:00:00">
            <text:p>Wed Nov 30 00:00:00 2022</text:p>
          </table:table-cell>
          <table:table-cell office:value-type="float" office:value="140.0">
            <text:p>140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30T01:00:00">
            <text:p>Wed Nov 30 01:00:00 2022</text:p>
          </table:table-cell>
          <table:table-cell office:value-type="float" office:value="106.1667">
            <text:p>106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30T19:00:00">
            <text:p>Wed Nov 30 19:00:00 2022</text:p>
          </table:table-cell>
          <table:table-cell office:value-type="float" office:value="183.3333">
            <text:p>183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30T20:00:00">
            <text:p>Wed Nov 30 20:00:00 2022</text:p>
          </table:table-cell>
          <table:table-cell office:value-type="float" office:value="163.5">
            <text:p>163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30T21:00:00">
            <text:p>Wed Nov 30 21:00:00 2022</text:p>
          </table:table-cell>
          <table:table-cell office:value-type="float" office:value="148.5">
            <text:p>148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30T22:00:00">
            <text:p>Wed Nov 30 22:00:00 2022</text:p>
          </table:table-cell>
          <table:table-cell office:value-type="float" office:value="190.1667">
            <text:p>190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30T23:00:00">
            <text:p>Wed Nov 30 23:00:00 2022</text:p>
          </table:table-cell>
          <table:table-cell office:value-type="float" office:value="81.6667">
            <text:p>81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01T00:00:00">
            <text:p>Thu Dec  1 00:00:00 2022</text:p>
          </table:table-cell>
          <table:table-cell office:value-type="float" office:value="84.0">
            <text:p>84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01T01:00:00">
            <text:p>Thu Dec  1 01:00:00 2022</text:p>
          </table:table-cell>
          <table:table-cell office:value-type="float" office:value="164.0">
            <text:p>164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01T02:00:00">
            <text:p>Thu Dec  1 02:00:00 2022</text:p>
          </table:table-cell>
          <table:table-cell office:value-type="float" office:value="134.5">
            <text:p>134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01T03:00:00">
            <text:p>Thu Dec  1 03:00:00 2022</text:p>
          </table:table-cell>
          <table:table-cell office:value-type="float" office:value="173.1667">
            <text:p>173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01T19:00:00">
            <text:p>Thu Dec  1 19:00:00 2022</text:p>
          </table:table-cell>
          <table:table-cell office:value-type="float" office:value="144.5">
            <text:p>144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2-01T20:00:00">
            <text:p>Thu Dec  1 20:00:00 2022</text:p>
          </table:table-cell>
          <table:table-cell office:value-type="float" office:value="123.1667">
            <text:p>123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12-01T21:00:00">
            <text:p>Thu Dec  1 21:00:00 2022</text:p>
          </table:table-cell>
          <table:table-cell office:value-type="float" office:value="165.3333">
            <text:p>165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01T22:00:00">
            <text:p>Thu Dec  1 22:00:00 2022</text:p>
          </table:table-cell>
          <table:table-cell office:value-type="float" office:value="184.1667">
            <text:p>184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2-02T09:00:00">
            <text:p>Fri Dec  2 09:00:00 2022</text:p>
          </table:table-cell>
          <table:table-cell office:value-type="float" office:value="83.3333">
            <text:p>83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2-04T21:00:00">
            <text:p>Sun Dec  4 21:00:00 2022</text:p>
          </table:table-cell>
          <table:table-cell office:value-type="float" office:value="229.3333">
            <text:p>229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04T22:00:00">
            <text:p>Sun Dec  4 22:00:00 2022</text:p>
          </table:table-cell>
          <table:table-cell office:value-type="float" office:value="210.6667">
            <text:p>21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4T23:00:00">
            <text:p>Sun Dec  4 23:00:00 2022</text:p>
          </table:table-cell>
          <table:table-cell office:value-type="float" office:value="124.3333">
            <text:p>12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05T00:00:00">
            <text:p>Mon Dec  5 00:00:00 2022</text:p>
          </table:table-cell>
          <table:table-cell office:value-type="float" office:value="225.3333">
            <text:p>225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05T01:00:00">
            <text:p>Mon Dec  5 01:00:00 2022</text:p>
          </table:table-cell>
          <table:table-cell office:value-type="float" office:value="189.8333">
            <text:p>189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2-05T19:00:00">
            <text:p>Mon Dec  5 19:00:00 2022</text:p>
          </table:table-cell>
          <table:table-cell office:value-type="float" office:value="117.6667">
            <text:p>117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2-05T20:00:00">
            <text:p>Mon Dec  5 20:00:00 2022</text:p>
          </table:table-cell>
          <table:table-cell office:value-type="float" office:value="96.6667">
            <text:p>96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05T21:00:00">
            <text:p>Mon Dec  5 21:00:00 2022</text:p>
          </table:table-cell>
          <table:table-cell office:value-type="float" office:value="109.3333">
            <text:p>109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05T22:00:00">
            <text:p>Mon Dec  5 22:00:00 2022</text:p>
          </table:table-cell>
          <table:table-cell office:value-type="float" office:value="191.3333">
            <text:p>191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05T23:00:00">
            <text:p>Mon Dec  5 23:00:00 2022</text:p>
          </table:table-cell>
          <table:table-cell office:value-type="float" office:value="201.6667">
            <text:p>201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06T00:00:00">
            <text:p>Tue Dec  6 00:00:00 2022</text:p>
          </table:table-cell>
          <table:table-cell office:value-type="float" office:value="140.6667">
            <text:p>140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06T01:00:00">
            <text:p>Tue Dec  6 01:00:00 2022</text:p>
          </table:table-cell>
          <table:table-cell office:value-type="float" office:value="176.1667">
            <text:p>176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06T02:00:00">
            <text:p>Tue Dec  6 02:00:00 2022</text:p>
          </table:table-cell>
          <table:table-cell office:value-type="float" office:value="204.0">
            <text:p>204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06T03:00:00">
            <text:p>Tue Dec  6 03:00:00 2022</text:p>
          </table:table-cell>
          <table:table-cell office:value-type="float" office:value="189.5">
            <text:p>189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06T04:00:00">
            <text:p>Tue Dec  6 04:00:00 2022</text:p>
          </table:table-cell>
          <table:table-cell office:value-type="float" office:value="105.3333">
            <text:p>105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2-06T11:00:00">
            <text:p>Tue Dec  6 11:00:00 2022</text:p>
          </table:table-cell>
          <table:table-cell office:value-type="float" office:value="74.5">
            <text:p>74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2-06T12:00:00">
            <text:p>Tue Dec  6 12:00:00 2022</text:p>
          </table:table-cell>
          <table:table-cell office:value-type="float" office:value="53.0">
            <text:p>53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06T16:00:00">
            <text:p>Tue Dec  6 16:00:00 2022</text:p>
          </table:table-cell>
          <table:table-cell office:value-type="float" office:value="221.0">
            <text:p>221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2-06T19:00:00">
            <text:p>Tue Dec  6 19:00:00 2022</text:p>
          </table:table-cell>
          <table:table-cell office:value-type="float" office:value="105.8333">
            <text:p>105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06T20:00:00">
            <text:p>Tue Dec  6 20:00:00 2022</text:p>
          </table:table-cell>
          <table:table-cell office:value-type="float" office:value="109.1667">
            <text:p>10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2-06T21:00:00">
            <text:p>Tue Dec  6 21:00:00 2022</text:p>
          </table:table-cell>
          <table:table-cell office:value-type="float" office:value="110.0">
            <text:p>110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06T22:00:00">
            <text:p>Tue Dec  6 22:00:00 2022</text:p>
          </table:table-cell>
          <table:table-cell office:value-type="float" office:value="173.3333">
            <text:p>173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06T23:00:00">
            <text:p>Tue Dec  6 23:00:00 2022</text:p>
          </table:table-cell>
          <table:table-cell office:value-type="float" office:value="89.6667">
            <text:p>89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2-07T00:00:00">
            <text:p>Wed Dec  7 00:00:00 2022</text:p>
          </table:table-cell>
          <table:table-cell office:value-type="float" office:value="114.5">
            <text:p>114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7T01:00:00">
            <text:p>Wed Dec  7 01:00:00 2022</text:p>
          </table:table-cell>
          <table:table-cell office:value-type="float" office:value="167.1667">
            <text:p>167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2-07T02:00:00">
            <text:p>Wed Dec  7 02:00:00 2022</text:p>
          </table:table-cell>
          <table:table-cell office:value-type="float" office:value="174.3333">
            <text:p>174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2-07T03:00:00">
            <text:p>Wed Dec  7 03:00:00 2022</text:p>
          </table:table-cell>
          <table:table-cell office:value-type="float" office:value="150.1667">
            <text:p>150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07T04:00:00">
            <text:p>Wed Dec  7 04:00:00 2022</text:p>
          </table:table-cell>
          <table:table-cell office:value-type="float" office:value="124.3333">
            <text:p>124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7T06:00:00">
            <text:p>Wed Dec  7 06:00:00 2022</text:p>
          </table:table-cell>
          <table:table-cell office:value-type="float" office:value="129.8333">
            <text:p>129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2-07T07:00:00">
            <text:p>Wed Dec  7 07:00:00 2022</text:p>
          </table:table-cell>
          <table:table-cell office:value-type="float" office:value="199.8333">
            <text:p>199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07T21:00:00">
            <text:p>Wed Dec  7 21:00:00 2022</text:p>
          </table:table-cell>
          <table:table-cell office:value-type="float" office:value="122.1667">
            <text:p>12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07T22:00:00">
            <text:p>Wed Dec  7 22:00:00 2022</text:p>
          </table:table-cell>
          <table:table-cell office:value-type="float" office:value="108.5">
            <text:p>108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07T23:00:00">
            <text:p>Wed Dec  7 23:00:00 2022</text:p>
          </table:table-cell>
          <table:table-cell office:value-type="float" office:value="154.3333">
            <text:p>154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08T00:00:00">
            <text:p>Thu Dec  8 00:00:00 2022</text:p>
          </table:table-cell>
          <table:table-cell office:value-type="float" office:value="217.3333">
            <text:p>217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08T01:00:00">
            <text:p>Thu Dec  8 01:00:00 2022</text:p>
          </table:table-cell>
          <table:table-cell office:value-type="float" office:value="234.1667">
            <text:p>234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08T02:00:00">
            <text:p>Thu Dec  8 02:00:00 2022</text:p>
          </table:table-cell>
          <table:table-cell office:value-type="float" office:value="192.3333">
            <text:p>192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8T03:00:00">
            <text:p>Thu Dec  8 03:00:00 2022</text:p>
          </table:table-cell>
          <table:table-cell office:value-type="float" office:value="216.6667">
            <text:p>216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17T09:00:00">
            <text:p>Sat Dec 17 09:00:00 2022</text:p>
          </table:table-cell>
          <table:table-cell office:value-type="float" office:value="111.3333">
            <text:p>111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17T10:00:00">
            <text:p>Sat Dec 17 10:00:00 2022</text:p>
          </table:table-cell>
          <table:table-cell office:value-type="float" office:value="109.6667">
            <text:p>109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7T12:00:00">
            <text:p>Sat Dec 17 12:00:00 2022</text:p>
          </table:table-cell>
          <table:table-cell office:value-type="float" office:value="184.0">
            <text:p>184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2-17T19:00:00">
            <text:p>Sat Dec 17 19:00:00 2022</text:p>
          </table:table-cell>
          <table:table-cell office:value-type="float" office:value="213.8333">
            <text:p>213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17T20:00:00">
            <text:p>Sat Dec 17 20:00:00 2022</text:p>
          </table:table-cell>
          <table:table-cell office:value-type="float" office:value="139.5">
            <text:p>139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2-17T21:00:00">
            <text:p>Sat Dec 17 21:00:00 2022</text:p>
          </table:table-cell>
          <table:table-cell office:value-type="float" office:value="133.1667">
            <text:p>133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2-17T22:00:00">
            <text:p>Sat Dec 17 22:00:00 2022</text:p>
          </table:table-cell>
          <table:table-cell office:value-type="float" office:value="190.0">
            <text:p>190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17T23:00:00">
            <text:p>Sat Dec 17 23:00:00 2022</text:p>
          </table:table-cell>
          <table:table-cell office:value-type="float" office:value="141.8333">
            <text:p>141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18T00:00:00">
            <text:p>Sun Dec 18 00:00:00 2022</text:p>
          </table:table-cell>
          <table:table-cell office:value-type="float" office:value="162.5">
            <text:p>162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2-18T18:00:00">
            <text:p>Sun Dec 18 18:00:00 2022</text:p>
          </table:table-cell>
          <table:table-cell office:value-type="float" office:value="222.0">
            <text:p>222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8T19:00:00">
            <text:p>Sun Dec 18 19:00:00 2022</text:p>
          </table:table-cell>
          <table:table-cell office:value-type="float" office:value="171.5">
            <text:p>171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18T20:00:00">
            <text:p>Sun Dec 18 20:00:00 2022</text:p>
          </table:table-cell>
          <table:table-cell office:value-type="float" office:value="217.8333">
            <text:p>217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18T21:00:00">
            <text:p>Sun Dec 18 21:00:00 2022</text:p>
          </table:table-cell>
          <table:table-cell office:value-type="float" office:value="186.1667">
            <text:p>186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18T22:00:00">
            <text:p>Sun Dec 18 22:00:00 2022</text:p>
          </table:table-cell>
          <table:table-cell office:value-type="float" office:value="189.1667">
            <text:p>189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8T23:00:00">
            <text:p>Sun Dec 18 23:00:00 2022</text:p>
          </table:table-cell>
          <table:table-cell office:value-type="float" office:value="123.6667">
            <text:p>123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19T00:00:00">
            <text:p>Mon Dec 19 00:00:00 2022</text:p>
          </table:table-cell>
          <table:table-cell office:value-type="float" office:value="157.3333">
            <text:p>157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9T18:00:00">
            <text:p>Mon Dec 19 18:00:00 2022</text:p>
          </table:table-cell>
          <table:table-cell office:value-type="float" office:value="214.8333">
            <text:p>214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2-19T19:00:00">
            <text:p>Mon Dec 19 19:00:00 2022</text:p>
          </table:table-cell>
          <table:table-cell office:value-type="float" office:value="172.0">
            <text:p>172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19T20:00:00">
            <text:p>Mon Dec 19 20:00:00 2022</text:p>
          </table:table-cell>
          <table:table-cell office:value-type="float" office:value="129.0">
            <text:p>129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2-19T21:00:00">
            <text:p>Mon Dec 19 21:00:00 2022</text:p>
          </table:table-cell>
          <table:table-cell office:value-type="float" office:value="96.5">
            <text:p>96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9T22:00:00">
            <text:p>Mon Dec 19 22:00:00 2022</text:p>
          </table:table-cell>
          <table:table-cell office:value-type="float" office:value="153.6667">
            <text:p>153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2-19T23:00:00">
            <text:p>Mon Dec 19 23:00:00 2022</text:p>
          </table:table-cell>
          <table:table-cell office:value-type="float" office:value="256.8333">
            <text:p>256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0T00:00:00">
            <text:p>Tue Dec 20 00:00:00 2022</text:p>
          </table:table-cell>
          <table:table-cell office:value-type="float" office:value="157.3333">
            <text:p>157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0T01:00:00">
            <text:p>Tue Dec 20 01:00:00 2022</text:p>
          </table:table-cell>
          <table:table-cell office:value-type="float" office:value="204.1667">
            <text:p>204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20T02:00:00">
            <text:p>Tue Dec 20 02:00:00 2022</text:p>
          </table:table-cell>
          <table:table-cell office:value-type="float" office:value="240.0">
            <text:p>240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0T03:00:00">
            <text:p>Tue Dec 20 03:00:00 2022</text:p>
          </table:table-cell>
          <table:table-cell office:value-type="float" office:value="183.6667">
            <text:p>183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0T04:00:00">
            <text:p>Tue Dec 20 04:00:00 2022</text:p>
          </table:table-cell>
          <table:table-cell office:value-type="float" office:value="262.8333">
            <text:p>262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20T05:00:00">
            <text:p>Tue Dec 20 05:00:00 2022</text:p>
          </table:table-cell>
          <table:table-cell office:value-type="float" office:value="233.6667">
            <text:p>233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20T06:00:00">
            <text:p>Tue Dec 20 06:00:00 2022</text:p>
          </table:table-cell>
          <table:table-cell office:value-type="float" office:value="216.1667">
            <text:p>216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2-20T07:00:00">
            <text:p>Tue Dec 20 07:00:00 2022</text:p>
          </table:table-cell>
          <table:table-cell office:value-type="float" office:value="190.1667">
            <text:p>190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0T08:00:00">
            <text:p>Tue Dec 20 08:00:00 2022</text:p>
          </table:table-cell>
          <table:table-cell office:value-type="float" office:value="199.6667">
            <text:p>199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0T09:00:00">
            <text:p>Tue Dec 20 09:00:00 2022</text:p>
          </table:table-cell>
          <table:table-cell office:value-type="float" office:value="144.6667">
            <text:p>144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0T10:00:00">
            <text:p>Tue Dec 20 10:00:00 2022</text:p>
          </table:table-cell>
          <table:table-cell office:value-type="float" office:value="238.1667">
            <text:p>238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0T18:00:00">
            <text:p>Tue Dec 20 18:00:00 2022</text:p>
          </table:table-cell>
          <table:table-cell office:value-type="float" office:value="180.6667">
            <text:p>180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20T19:00:00">
            <text:p>Tue Dec 20 19:00:00 2022</text:p>
          </table:table-cell>
          <table:table-cell office:value-type="float" office:value="220.6667">
            <text:p>220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0T20:00:00">
            <text:p>Tue Dec 20 20:00:00 2022</text:p>
          </table:table-cell>
          <table:table-cell office:value-type="float" office:value="204.0">
            <text:p>204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20T21:00:00">
            <text:p>Tue Dec 20 21:00:00 2022</text:p>
          </table:table-cell>
          <table:table-cell office:value-type="float" office:value="224.3333">
            <text:p>224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0T22:00:00">
            <text:p>Tue Dec 20 22:00:00 2022</text:p>
          </table:table-cell>
          <table:table-cell office:value-type="float" office:value="74.1667">
            <text:p>74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20T23:00:00">
            <text:p>Tue Dec 20 23:00:00 2022</text:p>
          </table:table-cell>
          <table:table-cell office:value-type="float" office:value="165.6667">
            <text:p>165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21T00:00:00">
            <text:p>Wed Dec 21 00:00:00 2022</text:p>
          </table:table-cell>
          <table:table-cell office:value-type="float" office:value="207.8333">
            <text:p>207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12-21T01:00:00">
            <text:p>Wed Dec 21 01:00:00 2022</text:p>
          </table:table-cell>
          <table:table-cell office:value-type="float" office:value="99.0">
            <text:p>99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2-21T02:00:00">
            <text:p>Wed Dec 21 02:00:00 2022</text:p>
          </table:table-cell>
          <table:table-cell office:value-type="float" office:value="192.8333">
            <text:p>192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21T03:00:00">
            <text:p>Wed Dec 21 03:00:00 2022</text:p>
          </table:table-cell>
          <table:table-cell office:value-type="float" office:value="132.3333">
            <text:p>132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2-21T04:00:00">
            <text:p>Wed Dec 21 04:00:00 2022</text:p>
          </table:table-cell>
          <table:table-cell office:value-type="float" office:value="101.1667">
            <text:p>101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21T05:00:00">
            <text:p>Wed Dec 21 05:00:00 2022</text:p>
          </table:table-cell>
          <table:table-cell office:value-type="float" office:value="217.5">
            <text:p>217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21T06:00:00">
            <text:p>Wed Dec 21 06:00:00 2022</text:p>
          </table:table-cell>
          <table:table-cell office:value-type="float" office:value="192.1667">
            <text:p>192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2-21T07:00:00">
            <text:p>Wed Dec 21 07:00:00 2022</text:p>
          </table:table-cell>
          <table:table-cell office:value-type="float" office:value="166.6667">
            <text:p>166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21T08:00:00">
            <text:p>Wed Dec 21 08:00:00 2022</text:p>
          </table:table-cell>
          <table:table-cell office:value-type="float" office:value="141.1667">
            <text:p>141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1T09:00:00">
            <text:p>Wed Dec 21 09:00:00 2022</text:p>
          </table:table-cell>
          <table:table-cell office:value-type="float" office:value="196.5">
            <text:p>196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1T12:00:00">
            <text:p>Wed Dec 21 12:00:00 2022</text:p>
          </table:table-cell>
          <table:table-cell office:value-type="float" office:value="97.6667">
            <text:p>97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1T13:00:00">
            <text:p>Wed Dec 21 13:00:00 2022</text:p>
          </table:table-cell>
          <table:table-cell office:value-type="float" office:value="189.6667">
            <text:p>189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2-21T20:00:00">
            <text:p>Wed Dec 21 20:00:00 2022</text:p>
          </table:table-cell>
          <table:table-cell office:value-type="float" office:value="157.5">
            <text:p>157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2-21T21:00:00">
            <text:p>Wed Dec 21 21:00:00 2022</text:p>
          </table:table-cell>
          <table:table-cell office:value-type="float" office:value="162.3333">
            <text:p>162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1T22:00:00">
            <text:p>Wed Dec 21 22:00:00 2022</text:p>
          </table:table-cell>
          <table:table-cell office:value-type="float" office:value="76.6667">
            <text:p>76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21T23:00:00">
            <text:p>Wed Dec 21 23:00:00 2022</text:p>
          </table:table-cell>
          <table:table-cell office:value-type="float" office:value="153.1667">
            <text:p>153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22T00:00:00">
            <text:p>Thu Dec 22 00:00:00 2022</text:p>
          </table:table-cell>
          <table:table-cell office:value-type="float" office:value="170.8333">
            <text:p>170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22T19:00:00">
            <text:p>Thu Dec 22 19:00:00 2022</text:p>
          </table:table-cell>
          <table:table-cell office:value-type="float" office:value="237.6667">
            <text:p>237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2-22T20:00:00">
            <text:p>Thu Dec 22 20:00:00 2022</text:p>
          </table:table-cell>
          <table:table-cell office:value-type="float" office:value="151.6667">
            <text:p>151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22T21:00:00">
            <text:p>Thu Dec 22 21:00:00 2022</text:p>
          </table:table-cell>
          <table:table-cell office:value-type="float" office:value="175.0">
            <text:p>175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2T22:00:00">
            <text:p>Thu Dec 22 22:00:00 2022</text:p>
          </table:table-cell>
          <table:table-cell office:value-type="float" office:value="115.1667">
            <text:p>115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2T23:00:00">
            <text:p>Thu Dec 22 23:00:00 2022</text:p>
          </table:table-cell>
          <table:table-cell office:value-type="float" office:value="113.6667">
            <text:p>113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2-23T00:00:00">
            <text:p>Fri Dec 23 00:00:00 2022</text:p>
          </table:table-cell>
          <table:table-cell office:value-type="float" office:value="151.8333">
            <text:p>151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23T09:00:00">
            <text:p>Fri Dec 23 09:00:00 2022</text:p>
          </table:table-cell>
          <table:table-cell office:value-type="float" office:value="159.8333">
            <text:p>159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3T19:00:00">
            <text:p>Fri Dec 23 19:00:00 2022</text:p>
          </table:table-cell>
          <table:table-cell office:value-type="float" office:value="188.0">
            <text:p>188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23T20:00:00">
            <text:p>Fri Dec 23 20:00:00 2022</text:p>
          </table:table-cell>
          <table:table-cell office:value-type="float" office:value="203.5">
            <text:p>203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3T21:00:00">
            <text:p>Fri Dec 23 21:00:00 2022</text:p>
          </table:table-cell>
          <table:table-cell office:value-type="float" office:value="94.6667">
            <text:p>94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2-23T22:00:00">
            <text:p>Fri Dec 23 22:00:00 2022</text:p>
          </table:table-cell>
          <table:table-cell office:value-type="float" office:value="134.1667">
            <text:p>134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3T23:00:00">
            <text:p>Fri Dec 23 23:00:00 2022</text:p>
          </table:table-cell>
          <table:table-cell office:value-type="float" office:value="140.0">
            <text:p>140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2-24T00:00:00">
            <text:p>Sat Dec 24 00:00:00 2022</text:p>
          </table:table-cell>
          <table:table-cell office:value-type="float" office:value="166.1667">
            <text:p>166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4T01:00:00">
            <text:p>Sat Dec 24 01:00:00 2022</text:p>
          </table:table-cell>
          <table:table-cell office:value-type="float" office:value="139.6667">
            <text:p>139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24T02:00:00">
            <text:p>Sat Dec 24 02:00:00 2022</text:p>
          </table:table-cell>
          <table:table-cell office:value-type="float" office:value="203.0">
            <text:p>203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24T03:00:00">
            <text:p>Sat Dec 24 03:00:00 2022</text:p>
          </table:table-cell>
          <table:table-cell office:value-type="float" office:value="187.5">
            <text:p>187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4T04:00:00">
            <text:p>Sat Dec 24 04:00:00 2022</text:p>
          </table:table-cell>
          <table:table-cell office:value-type="float" office:value="179.0">
            <text:p>179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4T05:00:00">
            <text:p>Sat Dec 24 05:00:00 2022</text:p>
          </table:table-cell>
          <table:table-cell office:value-type="float" office:value="161.6667">
            <text:p>161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24T06:00:00">
            <text:p>Sat Dec 24 06:00:00 2022</text:p>
          </table:table-cell>
          <table:table-cell office:value-type="float" office:value="240.5">
            <text:p>240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4T07:00:00">
            <text:p>Sat Dec 24 07:00:00 2022</text:p>
          </table:table-cell>
          <table:table-cell office:value-type="float" office:value="228.3333">
            <text:p>228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24T19:00:00">
            <text:p>Sat Dec 24 19:00:00 2022</text:p>
          </table:table-cell>
          <table:table-cell office:value-type="float" office:value="226.3333">
            <text:p>226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2-24T21:00:00">
            <text:p>Sat Dec 24 21:00:00 2022</text:p>
          </table:table-cell>
          <table:table-cell office:value-type="float" office:value="159.5">
            <text:p>159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24T22:00:00">
            <text:p>Sat Dec 24 22:00:00 2022</text:p>
          </table:table-cell>
          <table:table-cell office:value-type="float" office:value="177.0">
            <text:p>177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23:00:00">
            <text:p>Sat Dec 24 23:00:00 2022</text:p>
          </table:table-cell>
          <table:table-cell office:value-type="float" office:value="147.6667">
            <text:p>147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25T00:00:00">
            <text:p>Sun Dec 25 00:00:00 2022</text:p>
          </table:table-cell>
          <table:table-cell office:value-type="float" office:value="116.3333">
            <text:p>116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25T01:00:00">
            <text:p>Sun Dec 25 01:00:00 2022</text:p>
          </table:table-cell>
          <table:table-cell office:value-type="float" office:value="182.8333">
            <text:p>182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25T02:00:00">
            <text:p>Sun Dec 25 02:00:00 2022</text:p>
          </table:table-cell>
          <table:table-cell office:value-type="float" office:value="108.3333">
            <text:p>108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25T03:00:00">
            <text:p>Sun Dec 25 03:00:00 2022</text:p>
          </table:table-cell>
          <table:table-cell office:value-type="float" office:value="209.3333">
            <text:p>209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25T04:00:00">
            <text:p>Sun Dec 25 04:00:00 2022</text:p>
          </table:table-cell>
          <table:table-cell office:value-type="float" office:value="147.8333">
            <text:p>147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2-25T05:00:00">
            <text:p>Sun Dec 25 05:00:00 2022</text:p>
          </table:table-cell>
          <table:table-cell office:value-type="float" office:value="203.1667">
            <text:p>203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25T06:00:00">
            <text:p>Sun Dec 25 06:00:00 2022</text:p>
          </table:table-cell>
          <table:table-cell office:value-type="float" office:value="239.0">
            <text:p>239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25T07:00:00">
            <text:p>Sun Dec 25 07:00:00 2022</text:p>
          </table:table-cell>
          <table:table-cell office:value-type="float" office:value="242.0">
            <text:p>242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2-25T18:00:00">
            <text:p>Sun Dec 25 18:00:00 2022</text:p>
          </table:table-cell>
          <table:table-cell office:value-type="float" office:value="192.0">
            <text:p>192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25T19:00:00">
            <text:p>Sun Dec 25 19:00:00 2022</text:p>
          </table:table-cell>
          <table:table-cell office:value-type="float" office:value="170.5">
            <text:p>170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5T23:00:00">
            <text:p>Sun Dec 25 23:00:00 2022</text:p>
          </table:table-cell>
          <table:table-cell office:value-type="float" office:value="153.8333">
            <text:p>153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26T00:00:00">
            <text:p>Mon Dec 26 00:00:00 2022</text:p>
          </table:table-cell>
          <table:table-cell office:value-type="float" office:value="212.5">
            <text:p>212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26T01:00:00">
            <text:p>Mon Dec 26 01:00:00 2022</text:p>
          </table:table-cell>
          <table:table-cell office:value-type="float" office:value="191.3333">
            <text:p>191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26T02:00:00">
            <text:p>Mon Dec 26 02:00:00 2022</text:p>
          </table:table-cell>
          <table:table-cell office:value-type="float" office:value="187.3333">
            <text:p>187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2-26T03:00:00">
            <text:p>Mon Dec 26 03:00:00 2022</text:p>
          </table:table-cell>
          <table:table-cell office:value-type="float" office:value="170.3333">
            <text:p>170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26T04:00:00">
            <text:p>Mon Dec 26 04:00:00 2022</text:p>
          </table:table-cell>
          <table:table-cell office:value-type="float" office:value="197.0">
            <text:p>197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26T05:00:00">
            <text:p>Mon Dec 26 05:00:00 2022</text:p>
          </table:table-cell>
          <table:table-cell office:value-type="float" office:value="143.6667">
            <text:p>143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2-26T19:00:00">
            <text:p>Mon Dec 26 19:00:00 2022</text:p>
          </table:table-cell>
          <table:table-cell office:value-type="float" office:value="217.5">
            <text:p>217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26T20:00:00">
            <text:p>Mon Dec 26 20:00:00 2022</text:p>
          </table:table-cell>
          <table:table-cell office:value-type="float" office:value="202.3333">
            <text:p>202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2-26T21:00:00">
            <text:p>Mon Dec 26 21:00:00 2022</text:p>
          </table:table-cell>
          <table:table-cell office:value-type="float" office:value="171.3333">
            <text:p>171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26T22:00:00">
            <text:p>Mon Dec 26 22:00:00 2022</text:p>
          </table:table-cell>
          <table:table-cell office:value-type="float" office:value="113.0">
            <text:p>11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6T23:00:00">
            <text:p>Mon Dec 26 23:00:00 2022</text:p>
          </table:table-cell>
          <table:table-cell office:value-type="float" office:value="135.1667">
            <text:p>135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7T00:00:00">
            <text:p>Tue Dec 27 00:00:00 2022</text:p>
          </table:table-cell>
          <table:table-cell office:value-type="float" office:value="146.6667">
            <text:p>146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27T01:00:00">
            <text:p>Tue Dec 27 01:00:00 2022</text:p>
          </table:table-cell>
          <table:table-cell office:value-type="float" office:value="237.5">
            <text:p>237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27T02:00:00">
            <text:p>Tue Dec 27 02:00:00 2022</text:p>
          </table:table-cell>
          <table:table-cell office:value-type="float" office:value="196.3333">
            <text:p>196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7T03:00:00">
            <text:p>Tue Dec 27 03:00:00 2022</text:p>
          </table:table-cell>
          <table:table-cell office:value-type="float" office:value="182.8333">
            <text:p>182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27T04:00:00">
            <text:p>Tue Dec 27 04:00:00 2022</text:p>
          </table:table-cell>
          <table:table-cell office:value-type="float" office:value="141.1667">
            <text:p>141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27T18:00:00">
            <text:p>Tue Dec 27 18:00:00 2022</text:p>
          </table:table-cell>
          <table:table-cell office:value-type="float" office:value="231.0">
            <text:p>231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7T19:00:00">
            <text:p>Tue Dec 27 19:00:00 2022</text:p>
          </table:table-cell>
          <table:table-cell office:value-type="float" office:value="219.1667">
            <text:p>219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7T20:00:00">
            <text:p>Tue Dec 27 20:00:00 2022</text:p>
          </table:table-cell>
          <table:table-cell office:value-type="float" office:value="161.3333">
            <text:p>161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7T21:00:00">
            <text:p>Tue Dec 27 21:00:00 2022</text:p>
          </table:table-cell>
          <table:table-cell office:value-type="float" office:value="127.3333">
            <text:p>127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2-27T22:00:00">
            <text:p>Tue Dec 27 22:00:00 2022</text:p>
          </table:table-cell>
          <table:table-cell office:value-type="float" office:value="123.3333">
            <text:p>123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7T23:00:00">
            <text:p>Tue Dec 27 23:00:00 2022</text:p>
          </table:table-cell>
          <table:table-cell office:value-type="float" office:value="144.6667">
            <text:p>144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2-28T00:00:00">
            <text:p>Wed Dec 28 00:00:00 2022</text:p>
          </table:table-cell>
          <table:table-cell office:value-type="float" office:value="114.8333">
            <text:p>114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2-28T01:00:00">
            <text:p>Wed Dec 28 01:00:00 2022</text:p>
          </table:table-cell>
          <table:table-cell office:value-type="float" office:value="135.0">
            <text:p>135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28T02:00:00">
            <text:p>Wed Dec 28 02:00:00 2022</text:p>
          </table:table-cell>
          <table:table-cell office:value-type="float" office:value="146.3333">
            <text:p>146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28T09:00:00">
            <text:p>Wed Dec 28 09:00:00 2022</text:p>
          </table:table-cell>
          <table:table-cell office:value-type="float" office:value="240.5">
            <text:p>240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8T12:00:00">
            <text:p>Wed Dec 28 12:00:00 2022</text:p>
          </table:table-cell>
          <table:table-cell office:value-type="float" office:value="223.5">
            <text:p>223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2-28T13:00:00">
            <text:p>Wed Dec 28 13:00:00 2022</text:p>
          </table:table-cell>
          <table:table-cell office:value-type="float" office:value="57.5">
            <text:p>57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28T15:00:00">
            <text:p>Wed Dec 28 15:00:00 2022</text:p>
          </table:table-cell>
          <table:table-cell office:value-type="float" office:value="82.0">
            <text:p>82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2-28T16:00:00">
            <text:p>Wed Dec 28 16:00:00 2022</text:p>
          </table:table-cell>
          <table:table-cell office:value-type="float" office:value="146.0">
            <text:p>146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12-28T19:00:00">
            <text:p>Wed Dec 28 19:00:00 2022</text:p>
          </table:table-cell>
          <table:table-cell office:value-type="float" office:value="209.0">
            <text:p>209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8T20:00:00">
            <text:p>Wed Dec 28 20:00:00 2022</text:p>
          </table:table-cell>
          <table:table-cell office:value-type="float" office:value="232.8333">
            <text:p>232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8T21:00:00">
            <text:p>Wed Dec 28 21:00:00 2022</text:p>
          </table:table-cell>
          <table:table-cell office:value-type="float" office:value="110.1667">
            <text:p>110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8T22:00:00">
            <text:p>Wed Dec 28 22:00:00 2022</text:p>
          </table:table-cell>
          <table:table-cell office:value-type="float" office:value="92.8333">
            <text:p>92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8T23:00:00">
            <text:p>Wed Dec 28 23:00:00 2022</text:p>
          </table:table-cell>
          <table:table-cell office:value-type="float" office:value="196.0">
            <text:p>196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9T00:00:00">
            <text:p>Thu Dec 29 00:00:00 2022</text:p>
          </table:table-cell>
          <table:table-cell office:value-type="float" office:value="144.0">
            <text:p>144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29T01:00:00">
            <text:p>Thu Dec 29 01:00:00 2022</text:p>
          </table:table-cell>
          <table:table-cell office:value-type="float" office:value="104.8333">
            <text:p>104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9T16:00:00">
            <text:p>Thu Dec 29 16:00:00 2022</text:p>
          </table:table-cell>
          <table:table-cell office:value-type="float" office:value="47.8333">
            <text:p>47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2-29T17:00:00">
            <text:p>Thu Dec 29 17:00:00 2022</text:p>
          </table:table-cell>
          <table:table-cell office:value-type="float" office:value="98.5">
            <text:p>98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29T18:00:00">
            <text:p>Thu Dec 29 18:00:00 2022</text:p>
          </table:table-cell>
          <table:table-cell office:value-type="float" office:value="107.1667">
            <text:p>107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29T19:00:00">
            <text:p>Thu Dec 29 19:00:00 2022</text:p>
          </table:table-cell>
          <table:table-cell office:value-type="float" office:value="97.8333">
            <text:p>97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2-29T20:00:00">
            <text:p>Thu Dec 29 20:00:00 2022</text:p>
          </table:table-cell>
          <table:table-cell office:value-type="float" office:value="109.3333">
            <text:p>109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29T21:00:00">
            <text:p>Thu Dec 29 21:00:00 2022</text:p>
          </table:table-cell>
          <table:table-cell office:value-type="float" office:value="117.0">
            <text:p>117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29T22:00:00">
            <text:p>Thu Dec 29 22:00:00 2022</text:p>
          </table:table-cell>
          <table:table-cell office:value-type="float" office:value="232.5">
            <text:p>232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29T23:00:00">
            <text:p>Thu Dec 29 23:00:00 2022</text:p>
          </table:table-cell>
          <table:table-cell office:value-type="float" office:value="243.1667">
            <text:p>243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30T00:00:00">
            <text:p>Fri Dec 30 00:00:00 2022</text:p>
          </table:table-cell>
          <table:table-cell office:value-type="float" office:value="141.6667">
            <text:p>141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30T01:00:00">
            <text:p>Fri Dec 30 01:00:00 2022</text:p>
          </table:table-cell>
          <table:table-cell office:value-type="float" office:value="134.5">
            <text:p>134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30T02:00:00">
            <text:p>Fri Dec 30 02:00:00 2022</text:p>
          </table:table-cell>
          <table:table-cell office:value-type="float" office:value="152.1667">
            <text:p>152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30T03:00:00">
            <text:p>Fri Dec 30 03:00:00 2022</text:p>
          </table:table-cell>
          <table:table-cell office:value-type="float" office:value="144.0">
            <text:p>144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30T04:00:00">
            <text:p>Fri Dec 30 04:00:00 2022</text:p>
          </table:table-cell>
          <table:table-cell office:value-type="float" office:value="133.3333">
            <text:p>133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30T05:00:00">
            <text:p>Fri Dec 30 05:00:00 2022</text:p>
          </table:table-cell>
          <table:table-cell office:value-type="float" office:value="133.8333">
            <text:p>133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30T06:00:00">
            <text:p>Fri Dec 30 06:00:00 2022</text:p>
          </table:table-cell>
          <table:table-cell office:value-type="float" office:value="160.8333">
            <text:p>160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2-30T07:00:00">
            <text:p>Fri Dec 30 07:00:00 2022</text:p>
          </table:table-cell>
          <table:table-cell office:value-type="float" office:value="139.1667">
            <text:p>139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30T08:00:00">
            <text:p>Fri Dec 30 08:00:00 2022</text:p>
          </table:table-cell>
          <table:table-cell office:value-type="float" office:value="186.0">
            <text:p>186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30T09:00:00">
            <text:p>Fri Dec 30 09:00:00 2022</text:p>
          </table:table-cell>
          <table:table-cell office:value-type="float" office:value="255.8333">
            <text:p>255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30T10:00:00">
            <text:p>Fri Dec 30 10:00:00 2022</text:p>
          </table:table-cell>
          <table:table-cell office:value-type="float" office:value="131.5">
            <text:p>131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30T11:00:00">
            <text:p>Fri Dec 30 11:00:00 2022</text:p>
          </table:table-cell>
          <table:table-cell office:value-type="float" office:value="126.5">
            <text:p>126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30T19:00:00">
            <text:p>Fri Dec 30 19:00:00 2022</text:p>
          </table:table-cell>
          <table:table-cell office:value-type="float" office:value="209.0">
            <text:p>209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30T20:00:00">
            <text:p>Fri Dec 30 20:00:00 2022</text:p>
          </table:table-cell>
          <table:table-cell office:value-type="float" office:value="174.3333">
            <text:p>174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2-30T21:00:00">
            <text:p>Fri Dec 30 21:00:00 2022</text:p>
          </table:table-cell>
          <table:table-cell office:value-type="float" office:value="152.6667">
            <text:p>152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2-30T22:00:00">
            <text:p>Fri Dec 30 22:00:00 2022</text:p>
          </table:table-cell>
          <table:table-cell office:value-type="float" office:value="170.5">
            <text:p>170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30T23:00:00">
            <text:p>Fri Dec 30 23:00:00 2022</text:p>
          </table:table-cell>
          <table:table-cell office:value-type="float" office:value="117.1667">
            <text:p>117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31T00:00:00">
            <text:p>Sat Dec 31 00:00:00 2022</text:p>
          </table:table-cell>
          <table:table-cell office:value-type="float" office:value="117.8333">
            <text:p>117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31T01:00:00">
            <text:p>Sat Dec 31 01:00:00 2022</text:p>
          </table:table-cell>
          <table:table-cell office:value-type="float" office:value="148.5">
            <text:p>148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2-31T02:00:00">
            <text:p>Sat Dec 31 02:00:00 2022</text:p>
          </table:table-cell>
          <table:table-cell office:value-type="float" office:value="197.6667">
            <text:p>197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2-31T03:00:00">
            <text:p>Sat Dec 31 03:00:00 2022</text:p>
          </table:table-cell>
          <table:table-cell office:value-type="float" office:value="184.5">
            <text:p>184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2-31T04:00:00">
            <text:p>Sat Dec 31 04:00:00 2022</text:p>
          </table:table-cell>
          <table:table-cell office:value-type="float" office:value="123.3333">
            <text:p>123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2-31T08:00:00">
            <text:p>Sat Dec 31 08:00:00 2022</text:p>
          </table:table-cell>
          <table:table-cell office:value-type="float" office:value="271.6667">
            <text:p>271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31T09:00:00">
            <text:p>Sat Dec 31 09:00:00 2022</text:p>
          </table:table-cell>
          <table:table-cell office:value-type="float" office:value="209.8333">
            <text:p>209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31T18:00:00">
            <text:p>Sat Dec 31 18:00:00 2022</text:p>
          </table:table-cell>
          <table:table-cell office:value-type="float" office:value="212.6667">
            <text:p>212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12-31T19:00:00">
            <text:p>Sat Dec 31 19:00:00 2022</text:p>
          </table:table-cell>
          <table:table-cell office:value-type="float" office:value="222.1667">
            <text:p>222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31T20:00:00">
            <text:p>Sat Dec 31 20:00:00 2022</text:p>
          </table:table-cell>
          <table:table-cell office:value-type="float" office:value="177.6667">
            <text:p>177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31T21:00:00">
            <text:p>Sat Dec 31 21:00:00 2022</text:p>
          </table:table-cell>
          <table:table-cell office:value-type="float" office:value="127.1667">
            <text:p>127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31T22:00:00">
            <text:p>Sat Dec 31 22:00:00 2022</text:p>
          </table:table-cell>
          <table:table-cell office:value-type="float" office:value="139.0">
            <text:p>139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2-31T23:00:00">
            <text:p>Sat Dec 31 23:00:00 2022</text:p>
          </table:table-cell>
          <table:table-cell office:value-type="float" office:value="131.5">
            <text:p>131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01T00:00:00">
            <text:p>Sun Jan  1 00:00:00 2023</text:p>
          </table:table-cell>
          <table:table-cell office:value-type="float" office:value="110.5">
            <text:p>110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01T02:00:00">
            <text:p>Sun Jan  1 02:00:00 2023</text:p>
          </table:table-cell>
          <table:table-cell office:value-type="float" office:value="182.8333">
            <text:p>182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1-01T03:00:00">
            <text:p>Sun Jan  1 03:00:00 2023</text:p>
          </table:table-cell>
          <table:table-cell office:value-type="float" office:value="155.1667">
            <text:p>155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1T19:00:00">
            <text:p>Sun Jan  1 19:00:00 2023</text:p>
          </table:table-cell>
          <table:table-cell office:value-type="float" office:value="171.3333">
            <text:p>171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1-01T20:00:00">
            <text:p>Sun Jan  1 20:00:00 2023</text:p>
          </table:table-cell>
          <table:table-cell office:value-type="float" office:value="149.3333">
            <text:p>149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1T21:00:00">
            <text:p>Sun Jan  1 21:00:00 2023</text:p>
          </table:table-cell>
          <table:table-cell office:value-type="float" office:value="148.0">
            <text:p>148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01T22:00:00">
            <text:p>Sun Jan  1 22:00:00 2023</text:p>
          </table:table-cell>
          <table:table-cell office:value-type="float" office:value="202.8333">
            <text:p>202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01T23:00:00">
            <text:p>Sun Jan  1 23:00:00 2023</text:p>
          </table:table-cell>
          <table:table-cell office:value-type="float" office:value="198.1667">
            <text:p>198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2T00:00:00">
            <text:p>Mon Jan  2 00:00:00 2023</text:p>
          </table:table-cell>
          <table:table-cell office:value-type="float" office:value="159.3333">
            <text:p>159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02T01:00:00">
            <text:p>Mon Jan  2 01:00:00 2023</text:p>
          </table:table-cell>
          <table:table-cell office:value-type="float" office:value="145.5">
            <text:p>145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2T02:00:00">
            <text:p>Mon Jan  2 02:00:00 2023</text:p>
          </table:table-cell>
          <table:table-cell office:value-type="float" office:value="188.5">
            <text:p>188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02T03:00:00">
            <text:p>Mon Jan  2 03:00:00 2023</text:p>
          </table:table-cell>
          <table:table-cell office:value-type="float" office:value="161.1667">
            <text:p>161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1-02T04:00:00">
            <text:p>Mon Jan  2 04:00:00 2023</text:p>
          </table:table-cell>
          <table:table-cell office:value-type="float" office:value="206.5">
            <text:p>206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1-02T05:00:00">
            <text:p>Mon Jan  2 05:00:00 2023</text:p>
          </table:table-cell>
          <table:table-cell office:value-type="float" office:value="176.3333">
            <text:p>176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1-02T18:00:00">
            <text:p>Mon Jan  2 18:00:00 2023</text:p>
          </table:table-cell>
          <table:table-cell office:value-type="float" office:value="135.0">
            <text:p>135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02T19:00:00">
            <text:p>Mon Jan  2 19:00:00 2023</text:p>
          </table:table-cell>
          <table:table-cell office:value-type="float" office:value="182.6667">
            <text:p>182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02T20:00:00">
            <text:p>Mon Jan  2 20:00:00 2023</text:p>
          </table:table-cell>
          <table:table-cell office:value-type="float" office:value="169.6667">
            <text:p>169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2T21:00:00">
            <text:p>Mon Jan  2 21:00:00 2023</text:p>
          </table:table-cell>
          <table:table-cell office:value-type="float" office:value="151.5">
            <text:p>151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2T22:00:00">
            <text:p>Mon Jan  2 22:00:00 2023</text:p>
          </table:table-cell>
          <table:table-cell office:value-type="float" office:value="233.5">
            <text:p>233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2T23:00:00">
            <text:p>Mon Jan  2 23:00:00 2023</text:p>
          </table:table-cell>
          <table:table-cell office:value-type="float" office:value="180.3333">
            <text:p>180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3T00:00:00">
            <text:p>Tue Jan  3 00:00:00 2023</text:p>
          </table:table-cell>
          <table:table-cell office:value-type="float" office:value="173.1667">
            <text:p>173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3T01:00:00">
            <text:p>Tue Jan  3 01:00:00 2023</text:p>
          </table:table-cell>
          <table:table-cell office:value-type="float" office:value="157.8333">
            <text:p>157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03T02:00:00">
            <text:p>Tue Jan  3 02:00:00 2023</text:p>
          </table:table-cell>
          <table:table-cell office:value-type="float" office:value="111.1667">
            <text:p>111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3T19:00:00">
            <text:p>Tue Jan  3 19:00:00 2023</text:p>
          </table:table-cell>
          <table:table-cell office:value-type="float" office:value="219.6667">
            <text:p>219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1-03T20:00:00">
            <text:p>Tue Jan  3 20:00:00 2023</text:p>
          </table:table-cell>
          <table:table-cell office:value-type="float" office:value="190.8333">
            <text:p>190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03T21:00:00">
            <text:p>Tue Jan  3 21:00:00 2023</text:p>
          </table:table-cell>
          <table:table-cell office:value-type="float" office:value="145.1667">
            <text:p>145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03T22:00:00">
            <text:p>Tue Jan  3 22:00:00 2023</text:p>
          </table:table-cell>
          <table:table-cell office:value-type="float" office:value="144.8333">
            <text:p>144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3T23:00:00">
            <text:p>Tue Jan  3 23:00:00 2023</text:p>
          </table:table-cell>
          <table:table-cell office:value-type="float" office:value="261.3333">
            <text:p>261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04T00:00:00">
            <text:p>Wed Jan  4 00:00:00 2023</text:p>
          </table:table-cell>
          <table:table-cell office:value-type="float" office:value="136.8333">
            <text:p>136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4T01:00:00">
            <text:p>Wed Jan  4 01:00:00 2023</text:p>
          </table:table-cell>
          <table:table-cell office:value-type="float" office:value="63.6667">
            <text:p>63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04T02:00:00">
            <text:p>Wed Jan  4 02:00:00 2023</text:p>
          </table:table-cell>
          <table:table-cell office:value-type="float" office:value="69.5">
            <text:p>69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04T03:00:00">
            <text:p>Wed Jan  4 03:00:00 2023</text:p>
          </table:table-cell>
          <table:table-cell office:value-type="float" office:value="225.8333">
            <text:p>225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4T04:00:00">
            <text:p>Wed Jan  4 04:00:00 2023</text:p>
          </table:table-cell>
          <table:table-cell office:value-type="float" office:value="90.1667">
            <text:p>90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1-04T05:00:00">
            <text:p>Wed Jan  4 05:00:00 2023</text:p>
          </table:table-cell>
          <table:table-cell office:value-type="float" office:value="121.0">
            <text:p>121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1-04T06:00:00">
            <text:p>Wed Jan  4 06:00:00 2023</text:p>
          </table:table-cell>
          <table:table-cell office:value-type="float" office:value="250.6667">
            <text:p>250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04T07:00:00">
            <text:p>Wed Jan  4 07:00:00 2023</text:p>
          </table:table-cell>
          <table:table-cell office:value-type="float" office:value="156.5">
            <text:p>156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4T08:00:00">
            <text:p>Wed Jan  4 08:00:00 2023</text:p>
          </table:table-cell>
          <table:table-cell office:value-type="float" office:value="234.0">
            <text:p>234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1-04T09:00:00">
            <text:p>Wed Jan  4 09:00:00 2023</text:p>
          </table:table-cell>
          <table:table-cell office:value-type="float" office:value="264.6667">
            <text:p>264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04T19:00:00">
            <text:p>Wed Jan  4 19:00:00 2023</text:p>
          </table:table-cell>
          <table:table-cell office:value-type="float" office:value="213.0">
            <text:p>213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4T20:00:00">
            <text:p>Wed Jan  4 20:00:00 2023</text:p>
          </table:table-cell>
          <table:table-cell office:value-type="float" office:value="204.3333">
            <text:p>204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04T21:00:00">
            <text:p>Wed Jan  4 21:00:00 2023</text:p>
          </table:table-cell>
          <table:table-cell office:value-type="float" office:value="104.8333">
            <text:p>104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4T22:00:00">
            <text:p>Wed Jan  4 22:00:00 2023</text:p>
          </table:table-cell>
          <table:table-cell office:value-type="float" office:value="196.0">
            <text:p>196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04T23:00:00">
            <text:p>Wed Jan  4 23:00:00 2023</text:p>
          </table:table-cell>
          <table:table-cell office:value-type="float" office:value="231.5">
            <text:p>231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05T00:00:00">
            <text:p>Thu Jan  5 00:00:00 2023</text:p>
          </table:table-cell>
          <table:table-cell office:value-type="float" office:value="218.3333">
            <text:p>218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05T01:00:00">
            <text:p>Thu Jan  5 01:00:00 2023</text:p>
          </table:table-cell>
          <table:table-cell office:value-type="float" office:value="214.0">
            <text:p>214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5T02:00:00">
            <text:p>Thu Jan  5 02:00:00 2023</text:p>
          </table:table-cell>
          <table:table-cell office:value-type="float" office:value="220.8333">
            <text:p>220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5T03:00:00">
            <text:p>Thu Jan  5 03:00:00 2023</text:p>
          </table:table-cell>
          <table:table-cell office:value-type="float" office:value="85.5">
            <text:p>85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05T04:00:00">
            <text:p>Thu Jan  5 04:00:00 2023</text:p>
          </table:table-cell>
          <table:table-cell office:value-type="float" office:value="167.8333">
            <text:p>167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05T05:00:00">
            <text:p>Thu Jan  5 05:00:00 2023</text:p>
          </table:table-cell>
          <table:table-cell office:value-type="float" office:value="200.0">
            <text:p>200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05T06:00:00">
            <text:p>Thu Jan  5 06:00:00 2023</text:p>
          </table:table-cell>
          <table:table-cell office:value-type="float" office:value="237.3333">
            <text:p>237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1-05T09:00:00">
            <text:p>Thu Jan  5 09:00:00 2023</text:p>
          </table:table-cell>
          <table:table-cell office:value-type="float" office:value="270.0">
            <text:p>270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5T19:00:00">
            <text:p>Thu Jan  5 19:00:00 2023</text:p>
          </table:table-cell>
          <table:table-cell office:value-type="float" office:value="200.6667">
            <text:p>200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05T20:00:00">
            <text:p>Thu Jan  5 20:00:00 2023</text:p>
          </table:table-cell>
          <table:table-cell office:value-type="float" office:value="149.8333">
            <text:p>149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05T21:00:00">
            <text:p>Thu Jan  5 21:00:00 2023</text:p>
          </table:table-cell>
          <table:table-cell office:value-type="float" office:value="95.6667">
            <text:p>95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5T22:00:00">
            <text:p>Thu Jan  5 22:00:00 2023</text:p>
          </table:table-cell>
          <table:table-cell office:value-type="float" office:value="106.1667">
            <text:p>106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05T23:00:00">
            <text:p>Thu Jan  5 23:00:00 2023</text:p>
          </table:table-cell>
          <table:table-cell office:value-type="float" office:value="203.1667">
            <text:p>203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06T00:00:00">
            <text:p>Fri Jan  6 00:00:00 2023</text:p>
          </table:table-cell>
          <table:table-cell office:value-type="float" office:value="163.8333">
            <text:p>163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1-06T01:00:00">
            <text:p>Fri Jan  6 01:00:00 2023</text:p>
          </table:table-cell>
          <table:table-cell office:value-type="float" office:value="137.1667">
            <text:p>13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06T02:00:00">
            <text:p>Fri Jan  6 02:00:00 2023</text:p>
          </table:table-cell>
          <table:table-cell office:value-type="float" office:value="152.8333">
            <text:p>152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6T03:00:00">
            <text:p>Fri Jan  6 03:00:00 2023</text:p>
          </table:table-cell>
          <table:table-cell office:value-type="float" office:value="32.6667">
            <text:p>32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06T04:00:00">
            <text:p>Fri Jan  6 04:00:00 2023</text:p>
          </table:table-cell>
          <table:table-cell office:value-type="float" office:value="252.3333">
            <text:p>252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06T05:00:00">
            <text:p>Fri Jan  6 05:00:00 2023</text:p>
          </table:table-cell>
          <table:table-cell office:value-type="float" office:value="98.8333">
            <text:p>98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1-06T06:00:00">
            <text:p>Fri Jan  6 06:00:00 2023</text:p>
          </table:table-cell>
          <table:table-cell office:value-type="float" office:value="182.6667">
            <text:p>182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6T19:00:00">
            <text:p>Fri Jan  6 19:00:00 2023</text:p>
          </table:table-cell>
          <table:table-cell office:value-type="float" office:value="213.1667">
            <text:p>213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1-06T20:00:00">
            <text:p>Fri Jan  6 20:00:00 2023</text:p>
          </table:table-cell>
          <table:table-cell office:value-type="float" office:value="221.3333">
            <text:p>221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6T21:00:00">
            <text:p>Fri Jan  6 21:00:00 2023</text:p>
          </table:table-cell>
          <table:table-cell office:value-type="float" office:value="98.3333">
            <text:p>98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06T22:00:00">
            <text:p>Fri Jan  6 22:00:00 2023</text:p>
          </table:table-cell>
          <table:table-cell office:value-type="float" office:value="190.5">
            <text:p>190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6T23:00:00">
            <text:p>Fri Jan  6 23:00:00 2023</text:p>
          </table:table-cell>
          <table:table-cell office:value-type="float" office:value="133.6667">
            <text:p>133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07T00:00:00">
            <text:p>Sat Jan  7 00:00:00 2023</text:p>
          </table:table-cell>
          <table:table-cell office:value-type="float" office:value="118.0">
            <text:p>118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7T01:00:00">
            <text:p>Sat Jan  7 01:00:00 2023</text:p>
          </table:table-cell>
          <table:table-cell office:value-type="float" office:value="108.0">
            <text:p>108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7T02:00:00">
            <text:p>Sat Jan  7 02:00:00 2023</text:p>
          </table:table-cell>
          <table:table-cell office:value-type="float" office:value="142.3333">
            <text:p>142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7T03:00:00">
            <text:p>Sat Jan  7 03:00:00 2023</text:p>
          </table:table-cell>
          <table:table-cell office:value-type="float" office:value="134.6667">
            <text:p>134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1-07T04:00:00">
            <text:p>Sat Jan  7 04:00:00 2023</text:p>
          </table:table-cell>
          <table:table-cell office:value-type="float" office:value="141.0">
            <text:p>141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1-07T05:00:00">
            <text:p>Sat Jan  7 05:00:00 2023</text:p>
          </table:table-cell>
          <table:table-cell office:value-type="float" office:value="190.5">
            <text:p>190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07T19:00:00">
            <text:p>Sat Jan  7 19:00:00 2023</text:p>
          </table:table-cell>
          <table:table-cell office:value-type="float" office:value="194.1667">
            <text:p>194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1-07T20:00:00">
            <text:p>Sat Jan  7 20:00:00 2023</text:p>
          </table:table-cell>
          <table:table-cell office:value-type="float" office:value="187.1667">
            <text:p>187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1-07T21:00:00">
            <text:p>Sat Jan  7 21:00:00 2023</text:p>
          </table:table-cell>
          <table:table-cell office:value-type="float" office:value="161.1667">
            <text:p>161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7T22:00:00">
            <text:p>Sat Jan  7 22:00:00 2023</text:p>
          </table:table-cell>
          <table:table-cell office:value-type="float" office:value="138.1667">
            <text:p>138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07T23:00:00">
            <text:p>Sat Jan  7 23:00:00 2023</text:p>
          </table:table-cell>
          <table:table-cell office:value-type="float" office:value="57.1667">
            <text:p>57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10T20:00:00">
            <text:p>Tue Jan 10 20:00:00 2023</text:p>
          </table:table-cell>
          <table:table-cell office:value-type="float" office:value="145.3333">
            <text:p>145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10T21:00:00">
            <text:p>Tue Jan 10 21:00:00 2023</text:p>
          </table:table-cell>
          <table:table-cell office:value-type="float" office:value="299.5">
            <text:p>299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0T22:00:00">
            <text:p>Tue Jan 10 22:00:00 2023</text:p>
          </table:table-cell>
          <table:table-cell office:value-type="float" office:value="256.1667">
            <text:p>256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1-10T23:00:00">
            <text:p>Tue Jan 10 23:00:00 2023</text:p>
          </table:table-cell>
          <table:table-cell office:value-type="float" office:value="227.0">
            <text:p>227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11T00:00:00">
            <text:p>Wed Jan 11 00:00:00 2023</text:p>
          </table:table-cell>
          <table:table-cell office:value-type="float" office:value="138.3333">
            <text:p>138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1-11T01:00:00">
            <text:p>Wed Jan 11 01:00:00 2023</text:p>
          </table:table-cell>
          <table:table-cell office:value-type="float" office:value="192.5">
            <text:p>192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1T02:00:00">
            <text:p>Wed Jan 11 02:00:00 2023</text:p>
          </table:table-cell>
          <table:table-cell office:value-type="float" office:value="98.0">
            <text:p>98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1-11T03:00:00">
            <text:p>Wed Jan 11 03:00:00 2023</text:p>
          </table:table-cell>
          <table:table-cell office:value-type="float" office:value="123.0">
            <text:p>123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11T04:00:00">
            <text:p>Wed Jan 11 04:00:00 2023</text:p>
          </table:table-cell>
          <table:table-cell office:value-type="float" office:value="258.8333">
            <text:p>258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1-11T05:00:00">
            <text:p>Wed Jan 11 05:00:00 2023</text:p>
          </table:table-cell>
          <table:table-cell office:value-type="float" office:value="188.8333">
            <text:p>188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11T06:00:00">
            <text:p>Wed Jan 11 06:00:00 2023</text:p>
          </table:table-cell>
          <table:table-cell office:value-type="float" office:value="148.1667">
            <text:p>148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1-11T07:00:00">
            <text:p>Wed Jan 11 07:00:00 2023</text:p>
          </table:table-cell>
          <table:table-cell office:value-type="float" office:value="171.3333">
            <text:p>171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11T08:00:00">
            <text:p>Wed Jan 11 08:00:00 2023</text:p>
          </table:table-cell>
          <table:table-cell office:value-type="float" office:value="264.5">
            <text:p>264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11T09:00:00">
            <text:p>Wed Jan 11 09:00:00 2023</text:p>
          </table:table-cell>
          <table:table-cell office:value-type="float" office:value="137.0">
            <text:p>137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1T11:00:00">
            <text:p>Wed Jan 11 11:00:00 2023</text:p>
          </table:table-cell>
          <table:table-cell office:value-type="float" office:value="171.8333">
            <text:p>171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11T15:00:00">
            <text:p>Wed Jan 11 15:00:00 2023</text:p>
          </table:table-cell>
          <table:table-cell office:value-type="float" office:value="155.3333">
            <text:p>155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11T18:00:00">
            <text:p>Wed Jan 11 18:00:00 2023</text:p>
          </table:table-cell>
          <table:table-cell office:value-type="float" office:value="120.3333">
            <text:p>120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1T19:00:00">
            <text:p>Wed Jan 11 19:00:00 2023</text:p>
          </table:table-cell>
          <table:table-cell office:value-type="float" office:value="189.8333">
            <text:p>189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11T20:00:00">
            <text:p>Wed Jan 11 20:00:00 2023</text:p>
          </table:table-cell>
          <table:table-cell office:value-type="float" office:value="329.1667">
            <text:p>329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1-11T21:00:00">
            <text:p>Wed Jan 11 21:00:00 2023</text:p>
          </table:table-cell>
          <table:table-cell office:value-type="float" office:value="92.5">
            <text:p>92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1-11T22:00:00">
            <text:p>Wed Jan 11 22:00:00 2023</text:p>
          </table:table-cell>
          <table:table-cell office:value-type="float" office:value="156.0">
            <text:p>156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1T23:00:00">
            <text:p>Wed Jan 11 23:00:00 2023</text:p>
          </table:table-cell>
          <table:table-cell office:value-type="float" office:value="201.6667">
            <text:p>201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12T00:00:00">
            <text:p>Thu Jan 12 00:00:00 2023</text:p>
          </table:table-cell>
          <table:table-cell office:value-type="float" office:value="167.8333">
            <text:p>167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12T01:00:00">
            <text:p>Thu Jan 12 01:00:00 2023</text:p>
          </table:table-cell>
          <table:table-cell office:value-type="float" office:value="132.1667">
            <text:p>132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12T02:00:00">
            <text:p>Thu Jan 12 02:00:00 2023</text:p>
          </table:table-cell>
          <table:table-cell office:value-type="float" office:value="154.3333">
            <text:p>154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1-12T03:00:00">
            <text:p>Thu Jan 12 03:00:00 2023</text:p>
          </table:table-cell>
          <table:table-cell office:value-type="float" office:value="223.1667">
            <text:p>223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1-12T19:00:00">
            <text:p>Thu Jan 12 19:00:00 2023</text:p>
          </table:table-cell>
          <table:table-cell office:value-type="float" office:value="198.0">
            <text:p>198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12T20:00:00">
            <text:p>Thu Jan 12 20:00:00 2023</text:p>
          </table:table-cell>
          <table:table-cell office:value-type="float" office:value="144.6667">
            <text:p>144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1-12T21:00:00">
            <text:p>Thu Jan 12 21:00:00 2023</text:p>
          </table:table-cell>
          <table:table-cell office:value-type="float" office:value="183.3333">
            <text:p>183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2T22:00:00">
            <text:p>Thu Jan 12 22:00:00 2023</text:p>
          </table:table-cell>
          <table:table-cell office:value-type="float" office:value="163.1667">
            <text:p>16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2T23:00:00">
            <text:p>Thu Jan 12 23:00:00 2023</text:p>
          </table:table-cell>
          <table:table-cell office:value-type="float" office:value="169.0">
            <text:p>169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3T00:00:00">
            <text:p>Fri Jan 13 00:00:00 2023</text:p>
          </table:table-cell>
          <table:table-cell office:value-type="float" office:value="214.6667">
            <text:p>214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3T01:00:00">
            <text:p>Fri Jan 13 01:00:00 2023</text:p>
          </table:table-cell>
          <table:table-cell office:value-type="float" office:value="128.6667">
            <text:p>128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13T02:00:00">
            <text:p>Fri Jan 13 02:00:00 2023</text:p>
          </table:table-cell>
          <table:table-cell office:value-type="float" office:value="94.3333">
            <text:p>94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3T03:00:00">
            <text:p>Fri Jan 13 03:00:00 2023</text:p>
          </table:table-cell>
          <table:table-cell office:value-type="float" office:value="97.5">
            <text:p>97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1-13T04:00:00">
            <text:p>Fri Jan 13 04:00:00 2023</text:p>
          </table:table-cell>
          <table:table-cell office:value-type="float" office:value="219.5">
            <text:p>219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1-13T05:00:00">
            <text:p>Fri Jan 13 05:00:00 2023</text:p>
          </table:table-cell>
          <table:table-cell office:value-type="float" office:value="209.5">
            <text:p>209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1-13T06:00:00">
            <text:p>Fri Jan 13 06:00:00 2023</text:p>
          </table:table-cell>
          <table:table-cell office:value-type="float" office:value="248.3333">
            <text:p>248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1-13T08:00:00">
            <text:p>Fri Jan 13 08:00:00 2023</text:p>
          </table:table-cell>
          <table:table-cell office:value-type="float" office:value="222.1667">
            <text:p>22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3T09:00:00">
            <text:p>Fri Jan 13 09:00:00 2023</text:p>
          </table:table-cell>
          <table:table-cell office:value-type="float" office:value="119.5">
            <text:p>119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3T17:00:00">
            <text:p>Fri Jan 13 17:00:00 2023</text:p>
          </table:table-cell>
          <table:table-cell office:value-type="float" office:value="93.1667">
            <text:p>93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1-13T19:00:00">
            <text:p>Fri Jan 13 19:00:00 2023</text:p>
          </table:table-cell>
          <table:table-cell office:value-type="float" office:value="240.5">
            <text:p>240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13T20:00:00">
            <text:p>Fri Jan 13 20:00:00 2023</text:p>
          </table:table-cell>
          <table:table-cell office:value-type="float" office:value="194.6667">
            <text:p>194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13T21:00:00">
            <text:p>Fri Jan 13 21:00:00 2023</text:p>
          </table:table-cell>
          <table:table-cell office:value-type="float" office:value="160.8333">
            <text:p>160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13T22:00:00">
            <text:p>Fri Jan 13 22:00:00 2023</text:p>
          </table:table-cell>
          <table:table-cell office:value-type="float" office:value="276.1667">
            <text:p>276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13T23:00:00">
            <text:p>Fri Jan 13 23:00:00 2023</text:p>
          </table:table-cell>
          <table:table-cell office:value-type="float" office:value="187.0">
            <text:p>187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14T00:00:00">
            <text:p>Sat Jan 14 00:00:00 2023</text:p>
          </table:table-cell>
          <table:table-cell office:value-type="float" office:value="184.8333">
            <text:p>184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14T01:00:00">
            <text:p>Sat Jan 14 01:00:00 2023</text:p>
          </table:table-cell>
          <table:table-cell office:value-type="float" office:value="148.6667">
            <text:p>148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4T02:00:00">
            <text:p>Sat Jan 14 02:00:00 2023</text:p>
          </table:table-cell>
          <table:table-cell office:value-type="float" office:value="157.8333">
            <text:p>157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14T03:00:00">
            <text:p>Sat Jan 14 03:00:00 2023</text:p>
          </table:table-cell>
          <table:table-cell office:value-type="float" office:value="87.8333">
            <text:p>87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14T04:00:00">
            <text:p>Sat Jan 14 04:00:00 2023</text:p>
          </table:table-cell>
          <table:table-cell office:value-type="float" office:value="107.3333">
            <text:p>107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4T05:00:00">
            <text:p>Sat Jan 14 05:00:00 2023</text:p>
          </table:table-cell>
          <table:table-cell office:value-type="float" office:value="132.6667">
            <text:p>132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14T06:00:00">
            <text:p>Sat Jan 14 06:00:00 2023</text:p>
          </table:table-cell>
          <table:table-cell office:value-type="float" office:value="64.8333">
            <text:p>64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1-14T07:00:00">
            <text:p>Sat Jan 14 07:00:00 2023</text:p>
          </table:table-cell>
          <table:table-cell office:value-type="float" office:value="98.8333">
            <text:p>98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1-14T17:00:00">
            <text:p>Sat Jan 14 17:00:00 2023</text:p>
          </table:table-cell>
          <table:table-cell office:value-type="float" office:value="49.5">
            <text:p>49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1-14T18:00:00">
            <text:p>Sat Jan 14 18:00:00 2023</text:p>
          </table:table-cell>
          <table:table-cell office:value-type="float" office:value="141.0">
            <text:p>141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1-14T19:00:00">
            <text:p>Sat Jan 14 19:00:00 2023</text:p>
          </table:table-cell>
          <table:table-cell office:value-type="float" office:value="213.8333">
            <text:p>213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14T20:00:00">
            <text:p>Sat Jan 14 20:00:00 2023</text:p>
          </table:table-cell>
          <table:table-cell office:value-type="float" office:value="203.5">
            <text:p>203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21:00:00">
            <text:p>Sat Jan 14 21:00:00 2023</text:p>
          </table:table-cell>
          <table:table-cell office:value-type="float" office:value="219.1667">
            <text:p>219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14T22:00:00">
            <text:p>Sat Jan 14 22:00:00 2023</text:p>
          </table:table-cell>
          <table:table-cell office:value-type="float" office:value="132.3333">
            <text:p>132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4T23:00:00">
            <text:p>Sat Jan 14 23:00:00 2023</text:p>
          </table:table-cell>
          <table:table-cell office:value-type="float" office:value="106.0">
            <text:p>106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1-15T00:00:00">
            <text:p>Sun Jan 15 00:00:00 2023</text:p>
          </table:table-cell>
          <table:table-cell office:value-type="float" office:value="49.1667">
            <text:p>49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1-15T01:00:00">
            <text:p>Sun Jan 15 01:00:00 2023</text:p>
          </table:table-cell>
          <table:table-cell office:value-type="float" office:value="151.8333">
            <text:p>151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15T02:00:00">
            <text:p>Sun Jan 15 02:00:00 2023</text:p>
          </table:table-cell>
          <table:table-cell office:value-type="float" office:value="234.1667">
            <text:p>234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5T03:00:00">
            <text:p>Sun Jan 15 03:00:00 2023</text:p>
          </table:table-cell>
          <table:table-cell office:value-type="float" office:value="125.8333">
            <text:p>125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15T04:00:00">
            <text:p>Sun Jan 15 04:00:00 2023</text:p>
          </table:table-cell>
          <table:table-cell office:value-type="float" office:value="147.8333">
            <text:p>147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15T05:00:00">
            <text:p>Sun Jan 15 05:00:00 2023</text:p>
          </table:table-cell>
          <table:table-cell office:value-type="float" office:value="110.1667">
            <text:p>110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15T06:00:00">
            <text:p>Sun Jan 15 06:00:00 2023</text:p>
          </table:table-cell>
          <table:table-cell office:value-type="float" office:value="133.8333">
            <text:p>133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15T07:00:00">
            <text:p>Sun Jan 15 07:00:00 2023</text:p>
          </table:table-cell>
          <table:table-cell office:value-type="float" office:value="187.1667">
            <text:p>187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1-15T16:00:00">
            <text:p>Sun Jan 15 16:00:00 2023</text:p>
          </table:table-cell>
          <table:table-cell office:value-type="float" office:value="130.0">
            <text:p>130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15T19:00:00">
            <text:p>Sun Jan 15 19:00:00 2023</text:p>
          </table:table-cell>
          <table:table-cell office:value-type="float" office:value="267.8333">
            <text:p>267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1-15T20:00:00">
            <text:p>Sun Jan 15 20:00:00 2023</text:p>
          </table:table-cell>
          <table:table-cell office:value-type="float" office:value="261.6667">
            <text:p>261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5T21:00:00">
            <text:p>Sun Jan 15 21:00:00 2023</text:p>
          </table:table-cell>
          <table:table-cell office:value-type="float" office:value="267.1667">
            <text:p>267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15T22:00:00">
            <text:p>Sun Jan 15 22:00:00 2023</text:p>
          </table:table-cell>
          <table:table-cell office:value-type="float" office:value="248.8333">
            <text:p>248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1-15T23:00:00">
            <text:p>Sun Jan 15 23:00:00 2023</text:p>
          </table:table-cell>
          <table:table-cell office:value-type="float" office:value="242.6667">
            <text:p>242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16T00:00:00">
            <text:p>Mon Jan 16 00:00:00 2023</text:p>
          </table:table-cell>
          <table:table-cell office:value-type="float" office:value="256.3333">
            <text:p>256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1-16T01:00:00">
            <text:p>Mon Jan 16 01:00:00 2023</text:p>
          </table:table-cell>
          <table:table-cell office:value-type="float" office:value="262.8333">
            <text:p>262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16T02:00:00">
            <text:p>Mon Jan 16 02:00:00 2023</text:p>
          </table:table-cell>
          <table:table-cell office:value-type="float" office:value="269.3333">
            <text:p>269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1-16T03:00:00">
            <text:p>Mon Jan 16 03:00:00 2023</text:p>
          </table:table-cell>
          <table:table-cell office:value-type="float" office:value="242.5">
            <text:p>242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1-16T04:00:00">
            <text:p>Mon Jan 16 04:00:00 2023</text:p>
          </table:table-cell>
          <table:table-cell office:value-type="float" office:value="247.5">
            <text:p>247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1-16T05:00:00">
            <text:p>Mon Jan 16 05:00:00 2023</text:p>
          </table:table-cell>
          <table:table-cell office:value-type="float" office:value="248.6667">
            <text:p>248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1-16T08:00:00">
            <text:p>Mon Jan 16 08:00:00 2023</text:p>
          </table:table-cell>
          <table:table-cell office:value-type="float" office:value="117.1667">
            <text:p>117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1-16T09:00:00">
            <text:p>Mon Jan 16 09:00:00 2023</text:p>
          </table:table-cell>
          <table:table-cell office:value-type="float" office:value="88.5">
            <text:p>88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6T10:00:00">
            <text:p>Mon Jan 16 10:00:00 2023</text:p>
          </table:table-cell>
          <table:table-cell office:value-type="float" office:value="109.1667">
            <text:p>109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21T20:00:00">
            <text:p>Sat Jan 21 20:00:00 2023</text:p>
          </table:table-cell>
          <table:table-cell office:value-type="float" office:value="65.6667">
            <text:p>65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1-25T20:00:00">
            <text:p>Wed Jan 25 20:00:00 2023</text:p>
          </table:table-cell>
          <table:table-cell office:value-type="float" office:value="191.1667">
            <text:p>191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25T21:00:00">
            <text:p>Wed Jan 25 21:00:00 2023</text:p>
          </table:table-cell>
          <table:table-cell office:value-type="float" office:value="252.5">
            <text:p>252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1-25T22:00:00">
            <text:p>Wed Jan 25 22:00:00 2023</text:p>
          </table:table-cell>
          <table:table-cell office:value-type="float" office:value="230.5">
            <text:p>230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1-25T23:00:00">
            <text:p>Wed Jan 25 23:00:00 2023</text:p>
          </table:table-cell>
          <table:table-cell office:value-type="float" office:value="158.3333">
            <text:p>158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26T00:00:00">
            <text:p>Thu Jan 26 00:00:00 2023</text:p>
          </table:table-cell>
          <table:table-cell office:value-type="float" office:value="84.3333">
            <text:p>84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1-26T01:00:00">
            <text:p>Thu Jan 26 01:00:00 2023</text:p>
          </table:table-cell>
          <table:table-cell office:value-type="float" office:value="91.3333">
            <text:p>91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26T02:00:00">
            <text:p>Thu Jan 26 02:00:00 2023</text:p>
          </table:table-cell>
          <table:table-cell office:value-type="float" office:value="187.3333">
            <text:p>187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1-26T03:00:00">
            <text:p>Thu Jan 26 03:00:00 2023</text:p>
          </table:table-cell>
          <table:table-cell office:value-type="float" office:value="121.1667">
            <text:p>121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1-26T04:00:00">
            <text:p>Thu Jan 26 04:00:00 2023</text:p>
          </table:table-cell>
          <table:table-cell office:value-type="float" office:value="159.0">
            <text:p>159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1-26T05:00:00">
            <text:p>Thu Jan 26 05:00:00 2023</text:p>
          </table:table-cell>
          <table:table-cell office:value-type="float" office:value="211.3333">
            <text:p>211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1-26T22:00:00">
            <text:p>Thu Jan 26 22:00:00 2023</text:p>
          </table:table-cell>
          <table:table-cell office:value-type="float" office:value="83.3333">
            <text:p>83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27T00:00:00">
            <text:p>Fri Jan 27 00:00:00 2023</text:p>
          </table:table-cell>
          <table:table-cell office:value-type="float" office:value="143.8333">
            <text:p>143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1-27T01:00:00">
            <text:p>Fri Jan 27 01:00:00 2023</text:p>
          </table:table-cell>
          <table:table-cell office:value-type="float" office:value="111.3333">
            <text:p>111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27T02:00:00">
            <text:p>Fri Jan 27 02:00:00 2023</text:p>
          </table:table-cell>
          <table:table-cell office:value-type="float" office:value="178.3333">
            <text:p>178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27T03:00:00">
            <text:p>Fri Jan 27 03:00:00 2023</text:p>
          </table:table-cell>
          <table:table-cell office:value-type="float" office:value="197.1667">
            <text:p>197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7T04:00:00">
            <text:p>Fri Jan 27 04:00:00 2023</text:p>
          </table:table-cell>
          <table:table-cell office:value-type="float" office:value="169.0">
            <text:p>169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7T05:00:00">
            <text:p>Fri Jan 27 05:00:00 2023</text:p>
          </table:table-cell>
          <table:table-cell office:value-type="float" office:value="116.5">
            <text:p>116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1-27T21:00:00">
            <text:p>Fri Jan 27 21:00:00 2023</text:p>
          </table:table-cell>
          <table:table-cell office:value-type="float" office:value="186.3333">
            <text:p>186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28T01:00:00">
            <text:p>Sat Jan 28 01:00:00 2023</text:p>
          </table:table-cell>
          <table:table-cell office:value-type="float" office:value="246.8333">
            <text:p>246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28T20:00:00">
            <text:p>Sat Jan 28 20:00:00 2023</text:p>
          </table:table-cell>
          <table:table-cell office:value-type="float" office:value="218.5">
            <text:p>218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28T21:00:00">
            <text:p>Sat Jan 28 21:00:00 2023</text:p>
          </table:table-cell>
          <table:table-cell office:value-type="float" office:value="153.6667">
            <text:p>153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28T22:00:00">
            <text:p>Sat Jan 28 22:00:00 2023</text:p>
          </table:table-cell>
          <table:table-cell office:value-type="float" office:value="172.5">
            <text:p>172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29T20:00:00">
            <text:p>Sun Jan 29 20:00:00 2023</text:p>
          </table:table-cell>
          <table:table-cell office:value-type="float" office:value="184.6667">
            <text:p>184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1-29T21:00:00">
            <text:p>Sun Jan 29 21:00:00 2023</text:p>
          </table:table-cell>
          <table:table-cell office:value-type="float" office:value="161.1667">
            <text:p>161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1-29T22:00:00">
            <text:p>Sun Jan 29 22:00:00 2023</text:p>
          </table:table-cell>
          <table:table-cell office:value-type="float" office:value="194.3333">
            <text:p>194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29T23:00:00">
            <text:p>Sun Jan 29 23:00:00 2023</text:p>
          </table:table-cell>
          <table:table-cell office:value-type="float" office:value="144.8333">
            <text:p>144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30T21:00:00">
            <text:p>Mon Jan 30 21:00:00 2023</text:p>
          </table:table-cell>
          <table:table-cell office:value-type="float" office:value="161.3333">
            <text:p>161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31T19:00:00">
            <text:p>Tue Jan 31 19:00:00 2023</text:p>
          </table:table-cell>
          <table:table-cell office:value-type="float" office:value="230.1667">
            <text:p>230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1-31T20:00:00">
            <text:p>Tue Jan 31 20:00:00 2023</text:p>
          </table:table-cell>
          <table:table-cell office:value-type="float" office:value="175.5">
            <text:p>175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31T21:00:00">
            <text:p>Tue Jan 31 21:00:00 2023</text:p>
          </table:table-cell>
          <table:table-cell office:value-type="float" office:value="125.1667">
            <text:p>125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1-31T22:00:00">
            <text:p>Tue Jan 31 22:00:00 2023</text:p>
          </table:table-cell>
          <table:table-cell office:value-type="float" office:value="178.1667">
            <text:p>178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1-31T23:00:00">
            <text:p>Tue Jan 31 23:00:00 2023</text:p>
          </table:table-cell>
          <table:table-cell office:value-type="float" office:value="180.5">
            <text:p>180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2-01T00:00:00">
            <text:p>Wed Feb  1 00:00:00 2023</text:p>
          </table:table-cell>
          <table:table-cell office:value-type="float" office:value="102.0">
            <text:p>102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2-01T01:00:00">
            <text:p>Wed Feb  1 01:00:00 2023</text:p>
          </table:table-cell>
          <table:table-cell office:value-type="float" office:value="158.0">
            <text:p>158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01T09:00:00">
            <text:p>Wed Feb  1 09:00:00 2023</text:p>
          </table:table-cell>
          <table:table-cell office:value-type="float" office:value="240.6667">
            <text:p>240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1T20:00:00">
            <text:p>Wed Feb  1 20:00:00 2023</text:p>
          </table:table-cell>
          <table:table-cell office:value-type="float" office:value="212.8333">
            <text:p>212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2-01T21:00:00">
            <text:p>Wed Feb  1 21:00:00 2023</text:p>
          </table:table-cell>
          <table:table-cell office:value-type="float" office:value="143.0">
            <text:p>143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01T22:00:00">
            <text:p>Wed Feb  1 22:00:00 2023</text:p>
          </table:table-cell>
          <table:table-cell office:value-type="float" office:value="61.3333">
            <text:p>61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2-01T23:00:00">
            <text:p>Wed Feb  1 23:00:00 2023</text:p>
          </table:table-cell>
          <table:table-cell office:value-type="float" office:value="241.3333">
            <text:p>241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2-02T00:00:00">
            <text:p>Thu Feb  2 00:00:00 2023</text:p>
          </table:table-cell>
          <table:table-cell office:value-type="float" office:value="233.1667">
            <text:p>233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2-02T01:00:00">
            <text:p>Thu Feb  2 01:00:00 2023</text:p>
          </table:table-cell>
          <table:table-cell office:value-type="float" office:value="152.6667">
            <text:p>152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2-02T19:00:00">
            <text:p>Thu Feb  2 19:00:00 2023</text:p>
          </table:table-cell>
          <table:table-cell office:value-type="float" office:value="228.1667">
            <text:p>228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2-02T20:00:00">
            <text:p>Thu Feb  2 20:00:00 2023</text:p>
          </table:table-cell>
          <table:table-cell office:value-type="float" office:value="182.3333">
            <text:p>182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2-02T21:00:00">
            <text:p>Thu Feb  2 21:00:00 2023</text:p>
          </table:table-cell>
          <table:table-cell office:value-type="float" office:value="84.3333">
            <text:p>84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2-02T22:00:00">
            <text:p>Thu Feb  2 22:00:00 2023</text:p>
          </table:table-cell>
          <table:table-cell office:value-type="float" office:value="149.1667">
            <text:p>149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2-02T23:00:00">
            <text:p>Thu Feb  2 23:00:00 2023</text:p>
          </table:table-cell>
          <table:table-cell office:value-type="float" office:value="135.6667">
            <text:p>135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2-03T09:00:00">
            <text:p>Fri Feb  3 09:00:00 2023</text:p>
          </table:table-cell>
          <table:table-cell office:value-type="float" office:value="204.3333">
            <text:p>204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3T19:00:00">
            <text:p>Fri Feb  3 19:00:00 2023</text:p>
          </table:table-cell>
          <table:table-cell office:value-type="float" office:value="218.6667">
            <text:p>218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2-03T20:00:00">
            <text:p>Fri Feb  3 20:00:00 2023</text:p>
          </table:table-cell>
          <table:table-cell office:value-type="float" office:value="186.0">
            <text:p>186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03T21:00:00">
            <text:p>Fri Feb  3 21:00:00 2023</text:p>
          </table:table-cell>
          <table:table-cell office:value-type="float" office:value="215.1667">
            <text:p>215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2-03T22:00:00">
            <text:p>Fri Feb  3 22:00:00 2023</text:p>
          </table:table-cell>
          <table:table-cell office:value-type="float" office:value="180.0">
            <text:p>180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2-03T23:00:00">
            <text:p>Fri Feb  3 23:00:00 2023</text:p>
          </table:table-cell>
          <table:table-cell office:value-type="float" office:value="169.1667">
            <text:p>169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4T19:00:00">
            <text:p>Sat Feb  4 19:00:00 2023</text:p>
          </table:table-cell>
          <table:table-cell office:value-type="float" office:value="214.8333">
            <text:p>214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2-04T20:00:00">
            <text:p>Sat Feb  4 20:00:00 2023</text:p>
          </table:table-cell>
          <table:table-cell office:value-type="float" office:value="198.6667">
            <text:p>198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2-04T21:00:00">
            <text:p>Sat Feb  4 21:00:00 2023</text:p>
          </table:table-cell>
          <table:table-cell office:value-type="float" office:value="237.0">
            <text:p>237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2-04T22:00:00">
            <text:p>Sat Feb  4 22:00:00 2023</text:p>
          </table:table-cell>
          <table:table-cell office:value-type="float" office:value="210.1667">
            <text:p>210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2-04T23:00:00">
            <text:p>Sat Feb  4 23:00:00 2023</text:p>
          </table:table-cell>
          <table:table-cell office:value-type="float" office:value="120.1667">
            <text:p>120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2-05T00:00:00">
            <text:p>Sun Feb  5 00:00:00 2023</text:p>
          </table:table-cell>
          <table:table-cell office:value-type="float" office:value="151.6667">
            <text:p>151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2-05T01:00:00">
            <text:p>Sun Feb  5 01:00:00 2023</text:p>
          </table:table-cell>
          <table:table-cell office:value-type="float" office:value="171.6667">
            <text:p>171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5T02:00:00">
            <text:p>Sun Feb  5 02:00:00 2023</text:p>
          </table:table-cell>
          <table:table-cell office:value-type="float" office:value="180.6667">
            <text:p>180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2-05T03:00:00">
            <text:p>Sun Feb  5 03:00:00 2023</text:p>
          </table:table-cell>
          <table:table-cell office:value-type="float" office:value="238.6667">
            <text:p>238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2-05T20:00:00">
            <text:p>Sun Feb  5 20:00:00 2023</text:p>
          </table:table-cell>
          <table:table-cell office:value-type="float" office:value="202.5">
            <text:p>202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2-05T21:00:00">
            <text:p>Sun Feb  5 21:00:00 2023</text:p>
          </table:table-cell>
          <table:table-cell office:value-type="float" office:value="181.5">
            <text:p>181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2-05T22:00:00">
            <text:p>Sun Feb  5 22:00:00 2023</text:p>
          </table:table-cell>
          <table:table-cell office:value-type="float" office:value="174.5">
            <text:p>174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2-05T23:00:00">
            <text:p>Sun Feb  5 23:00:00 2023</text:p>
          </table:table-cell>
          <table:table-cell office:value-type="float" office:value="226.3333">
            <text:p>226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6T00:00:00">
            <text:p>Mon Feb  6 00:00:00 2023</text:p>
          </table:table-cell>
          <table:table-cell office:value-type="float" office:value="209.3333">
            <text:p>209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2-06T01:00:00">
            <text:p>Mon Feb  6 01:00:00 2023</text:p>
          </table:table-cell>
          <table:table-cell office:value-type="float" office:value="258.5">
            <text:p>258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06T02:00:00">
            <text:p>Mon Feb  6 02:00:00 2023</text:p>
          </table:table-cell>
          <table:table-cell office:value-type="float" office:value="163.8333">
            <text:p>163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2-06T20:00:00">
            <text:p>Mon Feb  6 20:00:00 2023</text:p>
          </table:table-cell>
          <table:table-cell office:value-type="float" office:value="194.5">
            <text:p>194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06T21:00:00">
            <text:p>Mon Feb  6 21:00:00 2023</text:p>
          </table:table-cell>
          <table:table-cell office:value-type="float" office:value="128.8333">
            <text:p>128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2-06T22:00:00">
            <text:p>Mon Feb  6 22:00:00 2023</text:p>
          </table:table-cell>
          <table:table-cell office:value-type="float" office:value="211.3333">
            <text:p>211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2-06T23:00:00">
            <text:p>Mon Feb  6 23:00:00 2023</text:p>
          </table:table-cell>
          <table:table-cell office:value-type="float" office:value="131.0">
            <text:p>131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28T21:00:00">
            <text:p>Tue Feb 28 21:00:00 2023</text:p>
          </table:table-cell>
          <table:table-cell office:value-type="float" office:value="163.6667">
            <text:p>163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2-28T22:00:00">
            <text:p>Tue Feb 28 22:00:00 2023</text:p>
          </table:table-cell>
          <table:table-cell office:value-type="float" office:value="98.6667">
            <text:p>98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2-28T23:00:00">
            <text:p>Tue Feb 28 23:00:00 2023</text:p>
          </table:table-cell>
          <table:table-cell office:value-type="float" office:value="210.1667">
            <text:p>210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3-01T00:00:00">
            <text:p>Wed Mar  1 00:00:00 2023</text:p>
          </table:table-cell>
          <table:table-cell office:value-type="float" office:value="169.6667">
            <text:p>169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3-03T20:00:00">
            <text:p>Fri Mar  3 20:00:00 2023</text:p>
          </table:table-cell>
          <table:table-cell office:value-type="float" office:value="219.6667">
            <text:p>219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3-03T21:00:00">
            <text:p>Fri Mar  3 21:00:00 2023</text:p>
          </table:table-cell>
          <table:table-cell office:value-type="float" office:value="155.5">
            <text:p>155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03T22:00:00">
            <text:p>Fri Mar  3 22:00:00 2023</text:p>
          </table:table-cell>
          <table:table-cell office:value-type="float" office:value="145.6667">
            <text:p>145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3-03T23:00:00">
            <text:p>Fri Mar  3 23:00:00 2023</text:p>
          </table:table-cell>
          <table:table-cell office:value-type="float" office:value="156.6667">
            <text:p>156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3-04T00:00:00">
            <text:p>Sat Mar  4 00:00:00 2023</text:p>
          </table:table-cell>
          <table:table-cell office:value-type="float" office:value="105.3333">
            <text:p>105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3-04T22:00:00">
            <text:p>Sat Mar  4 22:00:00 2023</text:p>
          </table:table-cell>
          <table:table-cell office:value-type="float" office:value="166.8333">
            <text:p>166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251.0">
            <text:p>251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3-10T20:00:00">
            <text:p>Fri Mar 10 20:00:00 2023</text:p>
          </table:table-cell>
          <table:table-cell office:value-type="float" office:value="207.0">
            <text:p>207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10T21:00:00">
            <text:p>Fri Mar 10 21:00:00 2023</text:p>
          </table:table-cell>
          <table:table-cell office:value-type="float" office:value="137.8333">
            <text:p>137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0T22:00:00">
            <text:p>Fri Mar 10 22:00:00 2023</text:p>
          </table:table-cell>
          <table:table-cell office:value-type="float" office:value="208.6667">
            <text:p>208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3-10T23:00:00">
            <text:p>Fri Mar 10 23:00:00 2023</text:p>
          </table:table-cell>
          <table:table-cell office:value-type="float" office:value="171.5">
            <text:p>171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1T00:00:00">
            <text:p>Sat Mar 11 00:00:00 2023</text:p>
          </table:table-cell>
          <table:table-cell office:value-type="float" office:value="153.8333">
            <text:p>153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3-11T20:00:00">
            <text:p>Sat Mar 11 20:00:00 2023</text:p>
          </table:table-cell>
          <table:table-cell office:value-type="float" office:value="227.5">
            <text:p>227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11T21:00:00">
            <text:p>Sat Mar 11 21:00:00 2023</text:p>
          </table:table-cell>
          <table:table-cell office:value-type="float" office:value="237.0">
            <text:p>237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3-11T22:00:00">
            <text:p>Sat Mar 11 22:00:00 2023</text:p>
          </table:table-cell>
          <table:table-cell office:value-type="float" office:value="109.3333">
            <text:p>109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11T23:00:00">
            <text:p>Sat Mar 11 23:00:00 2023</text:p>
          </table:table-cell>
          <table:table-cell office:value-type="float" office:value="73.0">
            <text:p>73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123.6667">
            <text:p>123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12T01:00:00">
            <text:p>Sun Mar 12 01:00:00 2023</text:p>
          </table:table-cell>
          <table:table-cell office:value-type="float" office:value="136.8333">
            <text:p>136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3-12T02:00:00">
            <text:p>Sun Mar 12 02:00:00 2023</text:p>
          </table:table-cell>
          <table:table-cell office:value-type="float" office:value="114.6667">
            <text:p>114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3-12T20:00:00">
            <text:p>Sun Mar 12 20:00:00 2023</text:p>
          </table:table-cell>
          <table:table-cell office:value-type="float" office:value="209.8333">
            <text:p>209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148.5">
            <text:p>148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3-12T22:00:00">
            <text:p>Sun Mar 12 22:00:00 2023</text:p>
          </table:table-cell>
          <table:table-cell office:value-type="float" office:value="160.5">
            <text:p>160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3-12T23:00:00">
            <text:p>Sun Mar 12 23:00:00 2023</text:p>
          </table:table-cell>
          <table:table-cell office:value-type="float" office:value="314.3333">
            <text:p>314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13T00:00:00">
            <text:p>Mon Mar 13 00:00:00 2023</text:p>
          </table:table-cell>
          <table:table-cell office:value-type="float" office:value="204.0">
            <text:p>204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3-13T01:00:00">
            <text:p>Mon Mar 13 01:00:00 2023</text:p>
          </table:table-cell>
          <table:table-cell office:value-type="float" office:value="197.3333">
            <text:p>197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3-13T02:00:00">
            <text:p>Mon Mar 13 02:00:00 2023</text:p>
          </table:table-cell>
          <table:table-cell office:value-type="float" office:value="169.0">
            <text:p>169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3-13T03:00:00">
            <text:p>Mon Mar 13 03:00:00 2023</text:p>
          </table:table-cell>
          <table:table-cell office:value-type="float" office:value="148.0">
            <text:p>148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13T04:00:00">
            <text:p>Mon Mar 13 04:00:00 2023</text:p>
          </table:table-cell>
          <table:table-cell office:value-type="float" office:value="183.5">
            <text:p>183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3-13T05:00:00">
            <text:p>Mon Mar 13 05:00:00 2023</text:p>
          </table:table-cell>
          <table:table-cell office:value-type="float" office:value="209.1667">
            <text:p>209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3-15T21:00:00">
            <text:p>Wed Mar 15 21:00:00 2023</text:p>
          </table:table-cell>
          <table:table-cell office:value-type="float" office:value="141.8333">
            <text:p>141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15T22:00:00">
            <text:p>Wed Mar 15 22:00:00 2023</text:p>
          </table:table-cell>
          <table:table-cell office:value-type="float" office:value="127.1667">
            <text:p>127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3-19T23:00:00">
            <text:p>Sun Mar 19 23:00:00 2023</text:p>
          </table:table-cell>
          <table:table-cell office:value-type="float" office:value="148.0">
            <text:p>148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3-20T21:00:00">
            <text:p>Mon Mar 20 21:00:00 2023</text:p>
          </table:table-cell>
          <table:table-cell office:value-type="float" office:value="206.6667">
            <text:p>206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3-20T22:00:00">
            <text:p>Mon Mar 20 22:00:00 2023</text:p>
          </table:table-cell>
          <table:table-cell office:value-type="float" office:value="143.1667">
            <text:p>143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3-20T23:00:00">
            <text:p>Mon Mar 20 23:00:00 2023</text:p>
          </table:table-cell>
          <table:table-cell office:value-type="float" office:value="171.5">
            <text:p>171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21T22:00:00">
            <text:p>Tue Mar 21 22:00:00 2023</text:p>
          </table:table-cell>
          <table:table-cell office:value-type="float" office:value="262.0">
            <text:p>262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3-21T23:00:00">
            <text:p>Tue Mar 21 23:00:00 2023</text:p>
          </table:table-cell>
          <table:table-cell office:value-type="float" office:value="151.5">
            <text:p>151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27T23:00:00">
            <text:p>Mon Mar 27 23:00:00 2023</text:p>
          </table:table-cell>
          <table:table-cell office:value-type="float" office:value="189.5">
            <text:p>189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28T00:00:00">
            <text:p>Tue Mar 28 00:00:00 2023</text:p>
          </table:table-cell>
          <table:table-cell office:value-type="float" office:value="123.3333">
            <text:p>123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9-23T22:00:00">
            <text:p>Sat Sep 23 22:00:00 2023</text:p>
          </table:table-cell>
          <table:table-cell office:value-type="float" office:value="197.3333">
            <text:p>197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9-23T23:00:00">
            <text:p>Sat Sep 23 23:00:00 2023</text:p>
          </table:table-cell>
          <table:table-cell office:value-type="float" office:value="187.6667">
            <text:p>187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8T21:00:00">
            <text:p>Thu Sep 28 21:00:00 2023</text:p>
          </table:table-cell>
          <table:table-cell office:value-type="float" office:value="206.5">
            <text:p>206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9-28T22:00:00">
            <text:p>Thu Sep 28 22:00:00 2023</text:p>
          </table:table-cell>
          <table:table-cell office:value-type="float" office:value="192.5">
            <text:p>192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9-28T23:00:00">
            <text:p>Thu Sep 28 23:00:00 2023</text:p>
          </table:table-cell>
          <table:table-cell office:value-type="float" office:value="139.8333">
            <text:p>139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9-29T21:00:00">
            <text:p>Fri Sep 29 21:00:00 2023</text:p>
          </table:table-cell>
          <table:table-cell office:value-type="float" office:value="214.6667">
            <text:p>214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0-02T22:00:00">
            <text:p>Mon Oct  2 22:00:00 2023</text:p>
          </table:table-cell>
          <table:table-cell office:value-type="float" office:value="189.6667">
            <text:p>189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0-02T23:00:00">
            <text:p>Mon Oct  2 23:00:00 2023</text:p>
          </table:table-cell>
          <table:table-cell office:value-type="float" office:value="188.6667">
            <text:p>188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0-03T21:00:00">
            <text:p>Tue Oct  3 21:00:00 2023</text:p>
          </table:table-cell>
          <table:table-cell office:value-type="float" office:value="200.5">
            <text:p>200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0-03T22:00:00">
            <text:p>Tue Oct  3 22:00:00 2023</text:p>
          </table:table-cell>
          <table:table-cell office:value-type="float" office:value="111.1667">
            <text:p>111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0-05T21:00:00">
            <text:p>Thu Oct  5 21:00:00 2023</text:p>
          </table:table-cell>
          <table:table-cell office:value-type="float" office:value="198.6667">
            <text:p>198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0-08T21:00:00">
            <text:p>Sun Oct  8 21:00:00 2023</text:p>
          </table:table-cell>
          <table:table-cell office:value-type="float" office:value="178.6667">
            <text:p>178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0-08T22:00:00">
            <text:p>Sun Oct  8 22:00:00 2023</text:p>
          </table:table-cell>
          <table:table-cell office:value-type="float" office:value="172.6667">
            <text:p>172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0-09T21:00:00">
            <text:p>Mon Oct  9 21:00:00 2023</text:p>
          </table:table-cell>
          <table:table-cell office:value-type="float" office:value="195.6667">
            <text:p>195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0-09T22:00:00">
            <text:p>Mon Oct  9 22:00:00 2023</text:p>
          </table:table-cell>
          <table:table-cell office:value-type="float" office:value="205.3333">
            <text:p>205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0-09T23:00:00">
            <text:p>Mon Oct  9 23:00:00 2023</text:p>
          </table:table-cell>
          <table:table-cell office:value-type="float" office:value="168.5">
            <text:p>168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0-10T21:00:00">
            <text:p>Tue Oct 10 21:00:00 2023</text:p>
          </table:table-cell>
          <table:table-cell office:value-type="float" office:value="200.3333">
            <text:p>200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0-10T22:00:00">
            <text:p>Tue Oct 10 22:00:00 2023</text:p>
          </table:table-cell>
          <table:table-cell office:value-type="float" office:value="206.0">
            <text:p>206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0-10T23:00:00">
            <text:p>Tue Oct 10 23:00:00 2023</text:p>
          </table:table-cell>
          <table:table-cell office:value-type="float" office:value="115.6667">
            <text:p>115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0-11T20:00:00">
            <text:p>Wed Oct 11 20:00:00 2023</text:p>
          </table:table-cell>
          <table:table-cell office:value-type="float" office:value="238.0">
            <text:p>238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0-11T21:00:00">
            <text:p>Wed Oct 11 21:00:00 2023</text:p>
          </table:table-cell>
          <table:table-cell office:value-type="float" office:value="205.1667">
            <text:p>205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0-11T22:00:00">
            <text:p>Wed Oct 11 22:00:00 2023</text:p>
          </table:table-cell>
          <table:table-cell office:value-type="float" office:value="177.8333">
            <text:p>177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11T23:00:00">
            <text:p>Wed Oct 11 23:00:00 2023</text:p>
          </table:table-cell>
          <table:table-cell office:value-type="float" office:value="162.6667">
            <text:p>162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0-12T21:00:00">
            <text:p>Thu Oct 12 21:00:00 2023</text:p>
          </table:table-cell>
          <table:table-cell office:value-type="float" office:value="197.1667">
            <text:p>197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0-12T22:00:00">
            <text:p>Thu Oct 12 22:00:00 2023</text:p>
          </table:table-cell>
          <table:table-cell office:value-type="float" office:value="208.1667">
            <text:p>208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15T22:00:00">
            <text:p>Sun Oct 15 22:00:00 2023</text:p>
          </table:table-cell>
          <table:table-cell office:value-type="float" office:value="236.8333">
            <text:p>236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0-17T22:00:00">
            <text:p>Tue Oct 17 22:00:00 2023</text:p>
          </table:table-cell>
          <table:table-cell office:value-type="float" office:value="134.3333">
            <text:p>134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17T23:00:00">
            <text:p>Tue Oct 17 23:00:00 2023</text:p>
          </table:table-cell>
          <table:table-cell office:value-type="float" office:value="262.5">
            <text:p>262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18T00:00:00">
            <text:p>Wed Oct 18 00:00:00 2023</text:p>
          </table:table-cell>
          <table:table-cell office:value-type="float" office:value="248.1667">
            <text:p>248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0-18T01:00:00">
            <text:p>Wed Oct 18 01:00:00 2023</text:p>
          </table:table-cell>
          <table:table-cell office:value-type="float" office:value="188.8333">
            <text:p>188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0-18T02:00:00">
            <text:p>Wed Oct 18 02:00:00 2023</text:p>
          </table:table-cell>
          <table:table-cell office:value-type="float" office:value="209.3333">
            <text:p>209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10-18T03:00:00">
            <text:p>Wed Oct 18 03:00:00 2023</text:p>
          </table:table-cell>
          <table:table-cell office:value-type="float" office:value="250.5">
            <text:p>250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10-18T04:00:00">
            <text:p>Wed Oct 18 04:00:00 2023</text:p>
          </table:table-cell>
          <table:table-cell office:value-type="float" office:value="266.3333">
            <text:p>266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10-18T05:00:00">
            <text:p>Wed Oct 18 05:00:00 2023</text:p>
          </table:table-cell>
          <table:table-cell office:value-type="float" office:value="216.6667">
            <text:p>216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10-18T06:00:00">
            <text:p>Wed Oct 18 06:00:00 2023</text:p>
          </table:table-cell>
          <table:table-cell office:value-type="float" office:value="195.3333">
            <text:p>195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10-18T07:00:00">
            <text:p>Wed Oct 18 07:00:00 2023</text:p>
          </table:table-cell>
          <table:table-cell office:value-type="float" office:value="173.6667">
            <text:p>173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0-18T08:00:00">
            <text:p>Wed Oct 18 08:00:00 2023</text:p>
          </table:table-cell>
          <table:table-cell office:value-type="float" office:value="223.6667">
            <text:p>223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0-28T21:00:00">
            <text:p>Sat Oct 28 21:00:00 2023</text:p>
          </table:table-cell>
          <table:table-cell office:value-type="float" office:value="222.0">
            <text:p>222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0-28T22:00:00">
            <text:p>Sat Oct 28 22:00:00 2023</text:p>
          </table:table-cell>
          <table:table-cell office:value-type="float" office:value="163.1667">
            <text:p>163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0-28T23:00:00">
            <text:p>Sat Oct 28 23:00:00 2023</text:p>
          </table:table-cell>
          <table:table-cell office:value-type="float" office:value="162.8333">
            <text:p>162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0-29T00:00:00">
            <text:p>Sun Oct 29 00:00:00 2023</text:p>
          </table:table-cell>
          <table:table-cell office:value-type="float" office:value="126.8333">
            <text:p>126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0-29T20:00:00">
            <text:p>Sun Oct 29 20:00:00 2023</text:p>
          </table:table-cell>
          <table:table-cell office:value-type="float" office:value="174.8333">
            <text:p>174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9T21:00:00">
            <text:p>Sun Oct 29 21:00:00 2023</text:p>
          </table:table-cell>
          <table:table-cell office:value-type="float" office:value="171.6667">
            <text:p>171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29T22:00:00">
            <text:p>Sun Oct 29 22:00:00 2023</text:p>
          </table:table-cell>
          <table:table-cell office:value-type="float" office:value="233.6667">
            <text:p>233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30T23:00:00">
            <text:p>Mon Oct 30 23:00:00 2023</text:p>
          </table:table-cell>
          <table:table-cell office:value-type="float" office:value="166.5">
            <text:p>166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01T07:00:00">
            <text:p>Wed Nov  1 07:00:00 2023</text:p>
          </table:table-cell>
          <table:table-cell office:value-type="float" office:value="242.5">
            <text:p>242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01T08:00:00">
            <text:p>Wed Nov  1 08:00:00 2023</text:p>
          </table:table-cell>
          <table:table-cell office:value-type="float" office:value="231.0">
            <text:p>231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50.5">
            <text:p>50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11-07T22:00:00">
            <text:p>Tue Nov  7 22:00:00 2023</text:p>
          </table:table-cell>
          <table:table-cell office:value-type="float" office:value="179.3333">
            <text:p>179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08T20:00:00">
            <text:p>Wed Nov  8 20:00:00 2023</text:p>
          </table:table-cell>
          <table:table-cell office:value-type="float" office:value="170.0">
            <text:p>170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142.8333">
            <text:p>142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190.6667">
            <text:p>190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191.3333">
            <text:p>191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09T00:00:00">
            <text:p>Thu Nov  9 00:00:00 2023</text:p>
          </table:table-cell>
          <table:table-cell office:value-type="float" office:value="168.5">
            <text:p>168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270.1667">
            <text:p>270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244.0">
            <text:p>244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87.5">
            <text:p>87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258.0">
            <text:p>25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198.3333">
            <text:p>198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0T01:00:00">
            <text:p>Fri Nov 10 01:00:00 2023</text:p>
          </table:table-cell>
          <table:table-cell office:value-type="float" office:value="81.5">
            <text:p>81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0T02:00:00">
            <text:p>Fri Nov 10 02:00:00 2023</text:p>
          </table:table-cell>
          <table:table-cell office:value-type="float" office:value="107.6667">
            <text:p>107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1-10T21:00:00">
            <text:p>Fri Nov 10 21:00:00 2023</text:p>
          </table:table-cell>
          <table:table-cell office:value-type="float" office:value="223.3333">
            <text:p>223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1-11T20:00:00">
            <text:p>Sat Nov 11 20:00:00 2023</text:p>
          </table:table-cell>
          <table:table-cell office:value-type="float" office:value="233.5">
            <text:p>233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1-11T22:00:00">
            <text:p>Sat Nov 11 22:00:00 2023</text:p>
          </table:table-cell>
          <table:table-cell office:value-type="float" office:value="155.3333">
            <text:p>155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1-11T23:00:00">
            <text:p>Sat Nov 11 23:00:00 2023</text:p>
          </table:table-cell>
          <table:table-cell office:value-type="float" office:value="219.6667">
            <text:p>219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12T00:00:00">
            <text:p>Sun Nov 12 00:00:00 2023</text:p>
          </table:table-cell>
          <table:table-cell office:value-type="float" office:value="157.8333">
            <text:p>157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1-12T01:00:00">
            <text:p>Sun Nov 12 01:00:00 2023</text:p>
          </table:table-cell>
          <table:table-cell office:value-type="float" office:value="203.3333">
            <text:p>203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2T19:00:00">
            <text:p>Sun Nov 12 19:00:00 2023</text:p>
          </table:table-cell>
          <table:table-cell office:value-type="float" office:value="215.6667">
            <text:p>215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189.6667">
            <text:p>189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12T21:00:00">
            <text:p>Sun Nov 12 21:00:00 2023</text:p>
          </table:table-cell>
          <table:table-cell office:value-type="float" office:value="199.5">
            <text:p>199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2T22:00:00">
            <text:p>Sun Nov 12 22:00:00 2023</text:p>
          </table:table-cell>
          <table:table-cell office:value-type="float" office:value="170.6667">
            <text:p>170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2T23:00:00">
            <text:p>Sun Nov 12 23:00:00 2023</text:p>
          </table:table-cell>
          <table:table-cell office:value-type="float" office:value="104.0">
            <text:p>104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13T00:00:00">
            <text:p>Mon Nov 13 00:00:00 2023</text:p>
          </table:table-cell>
          <table:table-cell office:value-type="float" office:value="201.3333">
            <text:p>201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3T01:00:00">
            <text:p>Mon Nov 13 01:00:00 2023</text:p>
          </table:table-cell>
          <table:table-cell office:value-type="float" office:value="221.3333">
            <text:p>221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1-13T02:00:00">
            <text:p>Mon Nov 13 02:00:00 2023</text:p>
          </table:table-cell>
          <table:table-cell office:value-type="float" office:value="177.5">
            <text:p>177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1-13T19:00:00">
            <text:p>Mon Nov 13 19:00:00 2023</text:p>
          </table:table-cell>
          <table:table-cell office:value-type="float" office:value="215.8333">
            <text:p>215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154.5">
            <text:p>154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154.3333">
            <text:p>154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212.6667">
            <text:p>212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3T23:00:00">
            <text:p>Mon Nov 13 23:00:00 2023</text:p>
          </table:table-cell>
          <table:table-cell office:value-type="float" office:value="234.8333">
            <text:p>234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4T00:00:00">
            <text:p>Tue Nov 14 00:00:00 2023</text:p>
          </table:table-cell>
          <table:table-cell office:value-type="float" office:value="216.8333">
            <text:p>216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4T01:00:00">
            <text:p>Tue Nov 14 01:00:00 2023</text:p>
          </table:table-cell>
          <table:table-cell office:value-type="float" office:value="144.8333">
            <text:p>144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14T02:00:00">
            <text:p>Tue Nov 14 02:00:00 2023</text:p>
          </table:table-cell>
          <table:table-cell office:value-type="float" office:value="144.3333">
            <text:p>144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214.5">
            <text:p>214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223.3333">
            <text:p>223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135.8333">
            <text:p>135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14T22:00:00">
            <text:p>Tue Nov 14 22:00:00 2023</text:p>
          </table:table-cell>
          <table:table-cell office:value-type="float" office:value="234.6667">
            <text:p>234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4T23:00:00">
            <text:p>Tue Nov 14 23:00:00 2023</text:p>
          </table:table-cell>
          <table:table-cell office:value-type="float" office:value="211.1667">
            <text:p>211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00:00:00">
            <text:p>Wed Nov 15 00:00:00 2023</text:p>
          </table:table-cell>
          <table:table-cell office:value-type="float" office:value="129.5">
            <text:p>129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5T01:00:00">
            <text:p>Wed Nov 15 01:00:00 2023</text:p>
          </table:table-cell>
          <table:table-cell office:value-type="float" office:value="114.3333">
            <text:p>114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15T02:00:00">
            <text:p>Wed Nov 15 02:00:00 2023</text:p>
          </table:table-cell>
          <table:table-cell office:value-type="float" office:value="164.1667">
            <text:p>164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15T17:00:00">
            <text:p>Wed Nov 15 17:00:00 2023</text:p>
          </table:table-cell>
          <table:table-cell office:value-type="float" office:value="113.6667">
            <text:p>113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15T18:00:00">
            <text:p>Wed Nov 15 18:00:00 2023</text:p>
          </table:table-cell>
          <table:table-cell office:value-type="float" office:value="148.3333">
            <text:p>148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202.8333">
            <text:p>202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185.3333">
            <text:p>185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198.3333">
            <text:p>198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208.0">
            <text:p>208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23:00:00">
            <text:p>Wed Nov 15 23:00:00 2023</text:p>
          </table:table-cell>
          <table:table-cell office:value-type="float" office:value="204.1667">
            <text:p>204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16T00:00:00">
            <text:p>Thu Nov 16 00:00:00 2023</text:p>
          </table:table-cell>
          <table:table-cell office:value-type="float" office:value="198.8333">
            <text:p>198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16T01:00:00">
            <text:p>Thu Nov 16 01:00:00 2023</text:p>
          </table:table-cell>
          <table:table-cell office:value-type="float" office:value="160.5">
            <text:p>160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6T02:00:00">
            <text:p>Thu Nov 16 02:00:00 2023</text:p>
          </table:table-cell>
          <table:table-cell office:value-type="float" office:value="204.0">
            <text:p>204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6T03:00:00">
            <text:p>Thu Nov 16 03:00:00 2023</text:p>
          </table:table-cell>
          <table:table-cell office:value-type="float" office:value="169.3333">
            <text:p>169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16T04:00:00">
            <text:p>Thu Nov 16 04:00:00 2023</text:p>
          </table:table-cell>
          <table:table-cell office:value-type="float" office:value="201.0">
            <text:p>201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6T05:00:00">
            <text:p>Thu Nov 16 05:00:00 2023</text:p>
          </table:table-cell>
          <table:table-cell office:value-type="float" office:value="198.5">
            <text:p>198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1-16T17:00:00">
            <text:p>Thu Nov 16 17:00:00 2023</text:p>
          </table:table-cell>
          <table:table-cell office:value-type="float" office:value="85.1667">
            <text:p>85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1-16T18:00:00">
            <text:p>Thu Nov 16 18:00:00 2023</text:p>
          </table:table-cell>
          <table:table-cell office:value-type="float" office:value="262.8333">
            <text:p>262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194.1667">
            <text:p>19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131.0">
            <text:p>131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137.3333">
            <text:p>137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164.5">
            <text:p>164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6T23:00:00">
            <text:p>Thu Nov 16 23:00:00 2023</text:p>
          </table:table-cell>
          <table:table-cell office:value-type="float" office:value="196.5">
            <text:p>196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7T00:00:00">
            <text:p>Fri Nov 17 00:00:00 2023</text:p>
          </table:table-cell>
          <table:table-cell office:value-type="float" office:value="147.0">
            <text:p>147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17T01:00:00">
            <text:p>Fri Nov 17 01:00:00 2023</text:p>
          </table:table-cell>
          <table:table-cell office:value-type="float" office:value="120.6667">
            <text:p>120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1-17T02:00:00">
            <text:p>Fri Nov 17 02:00:00 2023</text:p>
          </table:table-cell>
          <table:table-cell office:value-type="float" office:value="88.8333">
            <text:p>88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1-17T03:00:00">
            <text:p>Fri Nov 17 03:00:00 2023</text:p>
          </table:table-cell>
          <table:table-cell office:value-type="float" office:value="227.1667">
            <text:p>227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17T04:00:00">
            <text:p>Fri Nov 17 04:00:00 2023</text:p>
          </table:table-cell>
          <table:table-cell office:value-type="float" office:value="300.8333">
            <text:p>300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7T05:00:00">
            <text:p>Fri Nov 17 05:00:00 2023</text:p>
          </table:table-cell>
          <table:table-cell office:value-type="float" office:value="148.5">
            <text:p>148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1-17T06:00:00">
            <text:p>Fri Nov 17 06:00:00 2023</text:p>
          </table:table-cell>
          <table:table-cell office:value-type="float" office:value="130.3333">
            <text:p>130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17T07:00:00">
            <text:p>Fri Nov 17 07:00:00 2023</text:p>
          </table:table-cell>
          <table:table-cell office:value-type="float" office:value="248.6667">
            <text:p>248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17T18:00:00">
            <text:p>Fri Nov 17 18:00:00 2023</text:p>
          </table:table-cell>
          <table:table-cell office:value-type="float" office:value="239.5">
            <text:p>239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1-17T19:00:00">
            <text:p>Fri Nov 17 19:00:00 2023</text:p>
          </table:table-cell>
          <table:table-cell office:value-type="float" office:value="211.3333">
            <text:p>211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177.8333">
            <text:p>177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7T21:00:00">
            <text:p>Fri Nov 17 21:00:00 2023</text:p>
          </table:table-cell>
          <table:table-cell office:value-type="float" office:value="133.1667">
            <text:p>13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7T22:00:00">
            <text:p>Fri Nov 17 22:00:00 2023</text:p>
          </table:table-cell>
          <table:table-cell office:value-type="float" office:value="186.8333">
            <text:p>186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17T23:00:00">
            <text:p>Fri Nov 17 23:00:00 2023</text:p>
          </table:table-cell>
          <table:table-cell office:value-type="float" office:value="173.0">
            <text:p>173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8T00:00:00">
            <text:p>Sat Nov 18 00:00:00 2023</text:p>
          </table:table-cell>
          <table:table-cell office:value-type="float" office:value="160.6667">
            <text:p>160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8T01:00:00">
            <text:p>Sat Nov 18 01:00:00 2023</text:p>
          </table:table-cell>
          <table:table-cell office:value-type="float" office:value="100.0">
            <text:p>100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8T02:00:00">
            <text:p>Sat Nov 18 02:00:00 2023</text:p>
          </table:table-cell>
          <table:table-cell office:value-type="float" office:value="145.1667">
            <text:p>145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18T03:00:00">
            <text:p>Sat Nov 18 03:00:00 2023</text:p>
          </table:table-cell>
          <table:table-cell office:value-type="float" office:value="75.3333">
            <text:p>75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18T04:00:00">
            <text:p>Sat Nov 18 04:00:00 2023</text:p>
          </table:table-cell>
          <table:table-cell office:value-type="float" office:value="184.1667">
            <text:p>184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18T18:00:00">
            <text:p>Sat Nov 18 18:00:00 2023</text:p>
          </table:table-cell>
          <table:table-cell office:value-type="float" office:value="232.1667">
            <text:p>232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1-18T19:00:00">
            <text:p>Sat Nov 18 19:00:00 2023</text:p>
          </table:table-cell>
          <table:table-cell office:value-type="float" office:value="210.8333">
            <text:p>210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182.5">
            <text:p>182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107.5">
            <text:p>107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18T22:00:00">
            <text:p>Sat Nov 18 22:00:00 2023</text:p>
          </table:table-cell>
          <table:table-cell office:value-type="float" office:value="109.1667">
            <text:p>109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1-18T23:00:00">
            <text:p>Sat Nov 18 23:00:00 2023</text:p>
          </table:table-cell>
          <table:table-cell office:value-type="float" office:value="171.8333">
            <text:p>171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19T00:00:00">
            <text:p>Sun Nov 19 00:00:00 2023</text:p>
          </table:table-cell>
          <table:table-cell office:value-type="float" office:value="195.6667">
            <text:p>195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1-19T01:00:00">
            <text:p>Sun Nov 19 01:00:00 2023</text:p>
          </table:table-cell>
          <table:table-cell office:value-type="float" office:value="120.0">
            <text:p>120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9T02:00:00">
            <text:p>Sun Nov 19 02:00:00 2023</text:p>
          </table:table-cell>
          <table:table-cell office:value-type="float" office:value="228.5">
            <text:p>228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9T03:00:00">
            <text:p>Sun Nov 19 03:00:00 2023</text:p>
          </table:table-cell>
          <table:table-cell office:value-type="float" office:value="211.3333">
            <text:p>211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211.6667">
            <text:p>211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9T20:00:00">
            <text:p>Sun Nov 19 20:00:00 2023</text:p>
          </table:table-cell>
          <table:table-cell office:value-type="float" office:value="198.6667">
            <text:p>198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183.3333">
            <text:p>183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185.0">
            <text:p>185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9T23:00:00">
            <text:p>Sun Nov 19 23:00:00 2023</text:p>
          </table:table-cell>
          <table:table-cell office:value-type="float" office:value="182.6667">
            <text:p>182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20T00:00:00">
            <text:p>Mon Nov 20 00:00:00 2023</text:p>
          </table:table-cell>
          <table:table-cell office:value-type="float" office:value="209.0">
            <text:p>209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0T01:00:00">
            <text:p>Mon Nov 20 01:00:00 2023</text:p>
          </table:table-cell>
          <table:table-cell office:value-type="float" office:value="218.3333">
            <text:p>218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20T02:00:00">
            <text:p>Mon Nov 20 02:00:00 2023</text:p>
          </table:table-cell>
          <table:table-cell office:value-type="float" office:value="152.3333">
            <text:p>152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1-20T03:00:00">
            <text:p>Mon Nov 20 03:00:00 2023</text:p>
          </table:table-cell>
          <table:table-cell office:value-type="float" office:value="205.3333">
            <text:p>205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20T21:00:00">
            <text:p>Mon Nov 20 21:00:00 2023</text:p>
          </table:table-cell>
          <table:table-cell office:value-type="float" office:value="199.3333">
            <text:p>199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20T22:00:00">
            <text:p>Mon Nov 20 22:00:00 2023</text:p>
          </table:table-cell>
          <table:table-cell office:value-type="float" office:value="101.8333">
            <text:p>101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20T23:00:00">
            <text:p>Mon Nov 20 23:00:00 2023</text:p>
          </table:table-cell>
          <table:table-cell office:value-type="float" office:value="110.0">
            <text:p>110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1-21T00:00:00">
            <text:p>Tue Nov 21 00:00:00 2023</text:p>
          </table:table-cell>
          <table:table-cell office:value-type="float" office:value="122.5">
            <text:p>122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1-21T01:00:00">
            <text:p>Tue Nov 21 01:00:00 2023</text:p>
          </table:table-cell>
          <table:table-cell office:value-type="float" office:value="216.5">
            <text:p>216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21T02:00:00">
            <text:p>Tue Nov 21 02:00:00 2023</text:p>
          </table:table-cell>
          <table:table-cell office:value-type="float" office:value="144.8333">
            <text:p>144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183.1667">
            <text:p>183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22T21:00:00">
            <text:p>Wed Nov 22 21:00:00 2023</text:p>
          </table:table-cell>
          <table:table-cell office:value-type="float" office:value="229.0">
            <text:p>229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23T19:00:00">
            <text:p>Thu Nov 23 19:00:00 2023</text:p>
          </table:table-cell>
          <table:table-cell office:value-type="float" office:value="211.0">
            <text:p>211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1-23T20:00:00">
            <text:p>Thu Nov 23 20:00:00 2023</text:p>
          </table:table-cell>
          <table:table-cell office:value-type="float" office:value="176.1667">
            <text:p>176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3T21:00:00">
            <text:p>Thu Nov 23 21:00:00 2023</text:p>
          </table:table-cell>
          <table:table-cell office:value-type="float" office:value="166.8333">
            <text:p>166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3T22:00:00">
            <text:p>Thu Nov 23 22:00:00 2023</text:p>
          </table:table-cell>
          <table:table-cell office:value-type="float" office:value="125.3333">
            <text:p>125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214.6667">
            <text:p>214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24T19:00:00">
            <text:p>Fri Nov 24 19:00:00 2023</text:p>
          </table:table-cell>
          <table:table-cell office:value-type="float" office:value="217.0">
            <text:p>217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155.0">
            <text:p>15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165.5">
            <text:p>165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158.5">
            <text:p>158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4T23:00:00">
            <text:p>Fri Nov 24 23:00:00 2023</text:p>
          </table:table-cell>
          <table:table-cell office:value-type="float" office:value="67.8333">
            <text:p>67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25T00:00:00">
            <text:p>Sat Nov 25 00:00:00 2023</text:p>
          </table:table-cell>
          <table:table-cell office:value-type="float" office:value="96.0">
            <text:p>96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1-25T01:00:00">
            <text:p>Sat Nov 25 01:00:00 2023</text:p>
          </table:table-cell>
          <table:table-cell office:value-type="float" office:value="186.3333">
            <text:p>186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25T02:00:00">
            <text:p>Sat Nov 25 02:00:00 2023</text:p>
          </table:table-cell>
          <table:table-cell office:value-type="float" office:value="85.3333">
            <text:p>85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5T19:00:00">
            <text:p>Sat Nov 25 19:00:00 2023</text:p>
          </table:table-cell>
          <table:table-cell office:value-type="float" office:value="210.3333">
            <text:p>210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173.8333">
            <text:p>173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241.0">
            <text:p>241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180.5">
            <text:p>180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90.1667">
            <text:p>90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6T00:00:00">
            <text:p>Sun Nov 26 00:00:00 2023</text:p>
          </table:table-cell>
          <table:table-cell office:value-type="float" office:value="137.6667">
            <text:p>137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1:00:00">
            <text:p>Sun Nov 26 01:00:00 2023</text:p>
          </table:table-cell>
          <table:table-cell office:value-type="float" office:value="157.5">
            <text:p>157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2:00:00">
            <text:p>Sun Nov 26 02:00:00 2023</text:p>
          </table:table-cell>
          <table:table-cell office:value-type="float" office:value="174.6667">
            <text:p>174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194.0">
            <text:p>194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86.6667">
            <text:p>86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149.8333">
            <text:p>149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173.1667">
            <text:p>173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186.6667">
            <text:p>186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7T00:00:00">
            <text:p>Mon Nov 27 00:00:00 2023</text:p>
          </table:table-cell>
          <table:table-cell office:value-type="float" office:value="109.5">
            <text:p>109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27T01:00:00">
            <text:p>Mon Nov 27 01:00:00 2023</text:p>
          </table:table-cell>
          <table:table-cell office:value-type="float" office:value="207.3333">
            <text:p>207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151.6667">
            <text:p>151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182.0">
            <text:p>182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154.1667">
            <text:p>154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104.8333">
            <text:p>104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169.5">
            <text:p>169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28T01:00:00">
            <text:p>Tue Nov 28 01:00:00 2023</text:p>
          </table:table-cell>
          <table:table-cell office:value-type="float" office:value="173.6667">
            <text:p>173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8T02:00:00">
            <text:p>Tue Nov 28 02:00:00 2023</text:p>
          </table:table-cell>
          <table:table-cell office:value-type="float" office:value="134.3333">
            <text:p>134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129.0">
            <text:p>129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123.8333">
            <text:p>123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140.0">
            <text:p>140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259.0">
            <text:p>259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29T00:00:00">
            <text:p>Wed Nov 29 00:00:00 2023</text:p>
          </table:table-cell>
          <table:table-cell office:value-type="float" office:value="99.1667">
            <text:p>99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186.0">
            <text:p>186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152.0">
            <text:p>152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139.3333">
            <text:p>139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181.1667">
            <text:p>181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1-29T22:00:00">
            <text:p>Wed Nov 29 22:00:00 2023</text:p>
          </table:table-cell>
          <table:table-cell office:value-type="float" office:value="173.6667">
            <text:p>173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9T23:00:00">
            <text:p>Wed Nov 29 23:00:00 2023</text:p>
          </table:table-cell>
          <table:table-cell office:value-type="float" office:value="137.3333">
            <text:p>137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1-30T00:00:00">
            <text:p>Thu Nov 30 00:00:00 2023</text:p>
          </table:table-cell>
          <table:table-cell office:value-type="float" office:value="262.8333">
            <text:p>262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30T08:00:00">
            <text:p>Thu Nov 30 08:00:00 2023</text:p>
          </table:table-cell>
          <table:table-cell office:value-type="float" office:value="152.3333">
            <text:p>152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30T09:00:00">
            <text:p>Thu Nov 30 09:00:00 2023</text:p>
          </table:table-cell>
          <table:table-cell office:value-type="float" office:value="233.6667">
            <text:p>233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111.3333">
            <text:p>111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03T01:00:00">
            <text:p>Sun Dec  3 01:00:00 2023</text:p>
          </table:table-cell>
          <table:table-cell office:value-type="float" office:value="183.5">
            <text:p>183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3T20:00:00">
            <text:p>Sun Dec  3 20:00:00 2023</text:p>
          </table:table-cell>
          <table:table-cell office:value-type="float" office:value="144.5">
            <text:p>144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03T21:00:00">
            <text:p>Sun Dec  3 21:00:00 2023</text:p>
          </table:table-cell>
          <table:table-cell office:value-type="float" office:value="126.6667">
            <text:p>126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03T22:00:00">
            <text:p>Sun Dec  3 22:00:00 2023</text:p>
          </table:table-cell>
          <table:table-cell office:value-type="float" office:value="177.0">
            <text:p>177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03T23:00:00">
            <text:p>Sun Dec  3 23:00:00 2023</text:p>
          </table:table-cell>
          <table:table-cell office:value-type="float" office:value="150.3333">
            <text:p>150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00:00:00">
            <text:p>Mon Dec  4 00:00:00 2023</text:p>
          </table:table-cell>
          <table:table-cell office:value-type="float" office:value="100.0">
            <text:p>100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04T01:00:00">
            <text:p>Mon Dec  4 01:00:00 2023</text:p>
          </table:table-cell>
          <table:table-cell office:value-type="float" office:value="212.8333">
            <text:p>212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2-04T02:00:00">
            <text:p>Mon Dec  4 02:00:00 2023</text:p>
          </table:table-cell>
          <table:table-cell office:value-type="float" office:value="194.8333">
            <text:p>194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04T20:00:00">
            <text:p>Mon Dec  4 20:00:00 2023</text:p>
          </table:table-cell>
          <table:table-cell office:value-type="float" office:value="195.6667">
            <text:p>195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21:00:00">
            <text:p>Mon Dec  4 21:00:00 2023</text:p>
          </table:table-cell>
          <table:table-cell office:value-type="float" office:value="275.3333">
            <text:p>275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04T22:00:00">
            <text:p>Mon Dec  4 22:00:00 2023</text:p>
          </table:table-cell>
          <table:table-cell office:value-type="float" office:value="164.5">
            <text:p>164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4T23:00:00">
            <text:p>Mon Dec  4 23:00:00 2023</text:p>
          </table:table-cell>
          <table:table-cell office:value-type="float" office:value="104.0">
            <text:p>104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05T00:00:00">
            <text:p>Tue Dec  5 00:00:00 2023</text:p>
          </table:table-cell>
          <table:table-cell office:value-type="float" office:value="264.0">
            <text:p>264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2-05T01:00:00">
            <text:p>Tue Dec  5 01:00:00 2023</text:p>
          </table:table-cell>
          <table:table-cell office:value-type="float" office:value="269.1667">
            <text:p>269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2-05T02:00:00">
            <text:p>Tue Dec  5 02:00:00 2023</text:p>
          </table:table-cell>
          <table:table-cell office:value-type="float" office:value="131.5">
            <text:p>131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05T03:00:00">
            <text:p>Tue Dec  5 03:00:00 2023</text:p>
          </table:table-cell>
          <table:table-cell office:value-type="float" office:value="118.5">
            <text:p>118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2-05T04:00:00">
            <text:p>Tue Dec  5 04:00:00 2023</text:p>
          </table:table-cell>
          <table:table-cell office:value-type="float" office:value="238.3333">
            <text:p>238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2-05T05:00:00">
            <text:p>Tue Dec  5 05:00:00 2023</text:p>
          </table:table-cell>
          <table:table-cell office:value-type="float" office:value="97.8333">
            <text:p>97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05T06:00:00">
            <text:p>Tue Dec  5 06:00:00 2023</text:p>
          </table:table-cell>
          <table:table-cell office:value-type="float" office:value="126.0">
            <text:p>126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2-05T07:00:00">
            <text:p>Tue Dec  5 07:00:00 2023</text:p>
          </table:table-cell>
          <table:table-cell office:value-type="float" office:value="114.8333">
            <text:p>114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05T18:00:00">
            <text:p>Tue Dec  5 18:00:00 2023</text:p>
          </table:table-cell>
          <table:table-cell office:value-type="float" office:value="129.6667">
            <text:p>129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05T19:00:00">
            <text:p>Tue Dec  5 19:00:00 2023</text:p>
          </table:table-cell>
          <table:table-cell office:value-type="float" office:value="263.5">
            <text:p>263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5T20:00:00">
            <text:p>Tue Dec  5 20:00:00 2023</text:p>
          </table:table-cell>
          <table:table-cell office:value-type="float" office:value="162.1667">
            <text:p>162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5T21:00:00">
            <text:p>Tue Dec  5 21:00:00 2023</text:p>
          </table:table-cell>
          <table:table-cell office:value-type="float" office:value="143.1667">
            <text:p>143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5T22:00:00">
            <text:p>Tue Dec  5 22:00:00 2023</text:p>
          </table:table-cell>
          <table:table-cell office:value-type="float" office:value="170.1667">
            <text:p>170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06T08:00:00">
            <text:p>Wed Dec  6 08:00:00 2023</text:p>
          </table:table-cell>
          <table:table-cell office:value-type="float" office:value="107.0">
            <text:p>107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06T09:00:00">
            <text:p>Wed Dec  6 09:00:00 2023</text:p>
          </table:table-cell>
          <table:table-cell office:value-type="float" office:value="90.3333">
            <text:p>90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06T10:00:00">
            <text:p>Wed Dec  6 10:00:00 2023</text:p>
          </table:table-cell>
          <table:table-cell office:value-type="float" office:value="77.0">
            <text:p>77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2-06T11:00:00">
            <text:p>Wed Dec  6 11:00:00 2023</text:p>
          </table:table-cell>
          <table:table-cell office:value-type="float" office:value="79.3333">
            <text:p>79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06T12:00:00">
            <text:p>Wed Dec  6 12:00:00 2023</text:p>
          </table:table-cell>
          <table:table-cell office:value-type="float" office:value="116.1667">
            <text:p>116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2-06T19:00:00">
            <text:p>Wed Dec  6 19:00:00 2023</text:p>
          </table:table-cell>
          <table:table-cell office:value-type="float" office:value="239.1667">
            <text:p>239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6T20:00:00">
            <text:p>Wed Dec  6 20:00:00 2023</text:p>
          </table:table-cell>
          <table:table-cell office:value-type="float" office:value="264.1667">
            <text:p>264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6T21:00:00">
            <text:p>Wed Dec  6 21:00:00 2023</text:p>
          </table:table-cell>
          <table:table-cell office:value-type="float" office:value="105.5">
            <text:p>105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06T22:00:00">
            <text:p>Wed Dec  6 22:00:00 2023</text:p>
          </table:table-cell>
          <table:table-cell office:value-type="float" office:value="219.5">
            <text:p>219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07T00:00:00">
            <text:p>Thu Dec  7 00:00:00 2023</text:p>
          </table:table-cell>
          <table:table-cell office:value-type="float" office:value="222.5">
            <text:p>222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07T21:00:00">
            <text:p>Thu Dec  7 21:00:00 2023</text:p>
          </table:table-cell>
          <table:table-cell office:value-type="float" office:value="111.0">
            <text:p>111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2-07T22:00:00">
            <text:p>Thu Dec  7 22:00:00 2023</text:p>
          </table:table-cell>
          <table:table-cell office:value-type="float" office:value="94.0">
            <text:p>94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2-07T23:00:00">
            <text:p>Thu Dec  7 23:00:00 2023</text:p>
          </table:table-cell>
          <table:table-cell office:value-type="float" office:value="145.0">
            <text:p>145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2-08T01:00:00">
            <text:p>Fri Dec  8 01:00:00 2023</text:p>
          </table:table-cell>
          <table:table-cell office:value-type="float" office:value="196.0">
            <text:p>196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08T02:00:00">
            <text:p>Fri Dec  8 02:00:00 2023</text:p>
          </table:table-cell>
          <table:table-cell office:value-type="float" office:value="199.1667">
            <text:p>199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08T03:00:00">
            <text:p>Fri Dec  8 03:00:00 2023</text:p>
          </table:table-cell>
          <table:table-cell office:value-type="float" office:value="210.3333">
            <text:p>210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167.5">
            <text:p>167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09T22:00:00">
            <text:p>Sat Dec  9 22:00:00 2023</text:p>
          </table:table-cell>
          <table:table-cell office:value-type="float" office:value="217.1667">
            <text:p>217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2-09T23:00:00">
            <text:p>Sat Dec  9 23:00:00 2023</text:p>
          </table:table-cell>
          <table:table-cell office:value-type="float" office:value="199.0">
            <text:p>199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2-10T00:00:00">
            <text:p>Sun Dec 10 00:00:00 2023</text:p>
          </table:table-cell>
          <table:table-cell office:value-type="float" office:value="151.3333">
            <text:p>151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0T01:00:00">
            <text:p>Sun Dec 10 01:00:00 2023</text:p>
          </table:table-cell>
          <table:table-cell office:value-type="float" office:value="256.6667">
            <text:p>256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2-10T02:00:00">
            <text:p>Sun Dec 10 02:00:00 2023</text:p>
          </table:table-cell>
          <table:table-cell office:value-type="float" office:value="200.5">
            <text:p>200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2-10T03:00:00">
            <text:p>Sun Dec 10 03:00:00 2023</text:p>
          </table:table-cell>
          <table:table-cell office:value-type="float" office:value="122.5">
            <text:p>122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0T04:00:00">
            <text:p>Sun Dec 10 04:00:00 2023</text:p>
          </table:table-cell>
          <table:table-cell office:value-type="float" office:value="144.8333">
            <text:p>144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0T05:00:00">
            <text:p>Sun Dec 10 05:00:00 2023</text:p>
          </table:table-cell>
          <table:table-cell office:value-type="float" office:value="87.0">
            <text:p>87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10T19:00:00">
            <text:p>Sun Dec 10 19:00:00 2023</text:p>
          </table:table-cell>
          <table:table-cell office:value-type="float" office:value="181.5">
            <text:p>181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0T20:00:00">
            <text:p>Sun Dec 10 20:00:00 2023</text:p>
          </table:table-cell>
          <table:table-cell office:value-type="float" office:value="109.5">
            <text:p>109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2-10T21:00:00">
            <text:p>Sun Dec 10 21:00:00 2023</text:p>
          </table:table-cell>
          <table:table-cell office:value-type="float" office:value="185.5">
            <text:p>185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10T22:00:00">
            <text:p>Sun Dec 10 22:00:00 2023</text:p>
          </table:table-cell>
          <table:table-cell office:value-type="float" office:value="219.1667">
            <text:p>219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0T23:00:00">
            <text:p>Sun Dec 10 23:00:00 2023</text:p>
          </table:table-cell>
          <table:table-cell office:value-type="float" office:value="199.5">
            <text:p>199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11T00:00:00">
            <text:p>Mon Dec 11 00:00:00 2023</text:p>
          </table:table-cell>
          <table:table-cell office:value-type="float" office:value="109.8333">
            <text:p>109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11T01:00:00">
            <text:p>Mon Dec 11 01:00:00 2023</text:p>
          </table:table-cell>
          <table:table-cell office:value-type="float" office:value="258.6667">
            <text:p>258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11T02:00:00">
            <text:p>Mon Dec 11 02:00:00 2023</text:p>
          </table:table-cell>
          <table:table-cell office:value-type="float" office:value="153.8333">
            <text:p>153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2-11T03:00:00">
            <text:p>Mon Dec 11 03:00:00 2023</text:p>
          </table:table-cell>
          <table:table-cell office:value-type="float" office:value="194.1667">
            <text:p>194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1T04:00:00">
            <text:p>Mon Dec 11 04:00:00 2023</text:p>
          </table:table-cell>
          <table:table-cell office:value-type="float" office:value="106.0">
            <text:p>106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1T19:00:00">
            <text:p>Mon Dec 11 19:00:00 2023</text:p>
          </table:table-cell>
          <table:table-cell office:value-type="float" office:value="236.0">
            <text:p>236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186.5">
            <text:p>186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1T21:00:00">
            <text:p>Mon Dec 11 21:00:00 2023</text:p>
          </table:table-cell>
          <table:table-cell office:value-type="float" office:value="206.1667">
            <text:p>206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11T22:00:00">
            <text:p>Mon Dec 11 22:00:00 2023</text:p>
          </table:table-cell>
          <table:table-cell office:value-type="float" office:value="191.3333">
            <text:p>191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1T23:00:00">
            <text:p>Mon Dec 11 23:00:00 2023</text:p>
          </table:table-cell>
          <table:table-cell office:value-type="float" office:value="204.5">
            <text:p>204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12T00:00:00">
            <text:p>Tue Dec 12 00:00:00 2023</text:p>
          </table:table-cell>
          <table:table-cell office:value-type="float" office:value="211.3333">
            <text:p>211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2T01:00:00">
            <text:p>Tue Dec 12 01:00:00 2023</text:p>
          </table:table-cell>
          <table:table-cell office:value-type="float" office:value="221.1667">
            <text:p>221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12T02:00:00">
            <text:p>Tue Dec 12 02:00:00 2023</text:p>
          </table:table-cell>
          <table:table-cell office:value-type="float" office:value="205.1667">
            <text:p>205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12T03:00:00">
            <text:p>Tue Dec 12 03:00:00 2023</text:p>
          </table:table-cell>
          <table:table-cell office:value-type="float" office:value="240.3333">
            <text:p>240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12T04:00:00">
            <text:p>Tue Dec 12 04:00:00 2023</text:p>
          </table:table-cell>
          <table:table-cell office:value-type="float" office:value="191.8333">
            <text:p>191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213.8333">
            <text:p>213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129.0">
            <text:p>129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114.3333">
            <text:p>114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127.0">
            <text:p>127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198.5">
            <text:p>198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129.1667">
            <text:p>129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99.6667">
            <text:p>99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203.5">
            <text:p>203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5T19:00:00">
            <text:p>Fri Dec 15 19:00:00 2023</text:p>
          </table:table-cell>
          <table:table-cell office:value-type="float" office:value="209.1667">
            <text:p>209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5T23:00:00">
            <text:p>Fri Dec 15 23:00:00 2023</text:p>
          </table:table-cell>
          <table:table-cell office:value-type="float" office:value="191.8333">
            <text:p>191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16T19:00:00">
            <text:p>Sat Dec 16 19:00:00 2023</text:p>
          </table:table-cell>
          <table:table-cell office:value-type="float" office:value="200.8333">
            <text:p>200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16T20:00:00">
            <text:p>Sat Dec 16 20:00:00 2023</text:p>
          </table:table-cell>
          <table:table-cell office:value-type="float" office:value="65.1667">
            <text:p>65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16T21:00:00">
            <text:p>Sat Dec 16 21:00:00 2023</text:p>
          </table:table-cell>
          <table:table-cell office:value-type="float" office:value="108.3333">
            <text:p>108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16T22:00:00">
            <text:p>Sat Dec 16 22:00:00 2023</text:p>
          </table:table-cell>
          <table:table-cell office:value-type="float" office:value="131.3333">
            <text:p>131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16T23:00:00">
            <text:p>Sat Dec 16 23:00:00 2023</text:p>
          </table:table-cell>
          <table:table-cell office:value-type="float" office:value="69.3333">
            <text:p>69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17T19:00:00">
            <text:p>Sun Dec 17 19:00:00 2023</text:p>
          </table:table-cell>
          <table:table-cell office:value-type="float" office:value="203.1667">
            <text:p>203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17T20:00:00">
            <text:p>Sun Dec 17 20:00:00 2023</text:p>
          </table:table-cell>
          <table:table-cell office:value-type="float" office:value="102.3333">
            <text:p>102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17T21:00:00">
            <text:p>Sun Dec 17 21:00:00 2023</text:p>
          </table:table-cell>
          <table:table-cell office:value-type="float" office:value="145.0">
            <text:p>145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17T22:00:00">
            <text:p>Sun Dec 17 22:00:00 2023</text:p>
          </table:table-cell>
          <table:table-cell office:value-type="float" office:value="193.0">
            <text:p>193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17T23:00:00">
            <text:p>Sun Dec 17 23:00:00 2023</text:p>
          </table:table-cell>
          <table:table-cell office:value-type="float" office:value="124.3333">
            <text:p>124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18T19:00:00">
            <text:p>Mon Dec 18 19:00:00 2023</text:p>
          </table:table-cell>
          <table:table-cell office:value-type="float" office:value="154.6667">
            <text:p>154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2-18T20:00:00">
            <text:p>Mon Dec 18 20:00:00 2023</text:p>
          </table:table-cell>
          <table:table-cell office:value-type="float" office:value="105.3333">
            <text:p>105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18T21:00:00">
            <text:p>Mon Dec 18 21:00:00 2023</text:p>
          </table:table-cell>
          <table:table-cell office:value-type="float" office:value="128.8333">
            <text:p>128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18T22:00:00">
            <text:p>Mon Dec 18 22:00:00 2023</text:p>
          </table:table-cell>
          <table:table-cell office:value-type="float" office:value="96.3333">
            <text:p>96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18T23:00:00">
            <text:p>Mon Dec 18 23:00:00 2023</text:p>
          </table:table-cell>
          <table:table-cell office:value-type="float" office:value="161.8333">
            <text:p>161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9T00:00:00">
            <text:p>Tue Dec 19 00:00:00 2023</text:p>
          </table:table-cell>
          <table:table-cell office:value-type="float" office:value="225.6667">
            <text:p>225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19T01:00:00">
            <text:p>Tue Dec 19 01:00:00 2023</text:p>
          </table:table-cell>
          <table:table-cell office:value-type="float" office:value="184.3333">
            <text:p>184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147.0">
            <text:p>147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178.8333">
            <text:p>178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167.1667">
            <text:p>167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197.5">
            <text:p>197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2-19T23:00:00">
            <text:p>Tue Dec 19 23:00:00 2023</text:p>
          </table:table-cell>
          <table:table-cell office:value-type="float" office:value="196.3333">
            <text:p>196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20T00:00:00">
            <text:p>Wed Dec 20 00:00:00 2023</text:p>
          </table:table-cell>
          <table:table-cell office:value-type="float" office:value="148.3333">
            <text:p>148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0T01:00:00">
            <text:p>Wed Dec 20 01:00:00 2023</text:p>
          </table:table-cell>
          <table:table-cell office:value-type="float" office:value="207.5">
            <text:p>207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0T02:00:00">
            <text:p>Wed Dec 20 02:00:00 2023</text:p>
          </table:table-cell>
          <table:table-cell office:value-type="float" office:value="195.1667">
            <text:p>195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0T03:00:00">
            <text:p>Wed Dec 20 03:00:00 2023</text:p>
          </table:table-cell>
          <table:table-cell office:value-type="float" office:value="179.1667">
            <text:p>179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20T04:00:00">
            <text:p>Wed Dec 20 04:00:00 2023</text:p>
          </table:table-cell>
          <table:table-cell office:value-type="float" office:value="175.3333">
            <text:p>175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20T17:00:00">
            <text:p>Wed Dec 20 17:00:00 2023</text:p>
          </table:table-cell>
          <table:table-cell office:value-type="float" office:value="91.1667">
            <text:p>91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0T18:00:00">
            <text:p>Wed Dec 20 18:00:00 2023</text:p>
          </table:table-cell>
          <table:table-cell office:value-type="float" office:value="129.6667">
            <text:p>129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158.3333">
            <text:p>158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172.5">
            <text:p>172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20T21:00:00">
            <text:p>Wed Dec 20 21:00:00 2023</text:p>
          </table:table-cell>
          <table:table-cell office:value-type="float" office:value="146.3333">
            <text:p>146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20T22:00:00">
            <text:p>Wed Dec 20 22:00:00 2023</text:p>
          </table:table-cell>
          <table:table-cell office:value-type="float" office:value="173.3333">
            <text:p>173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2-20T23:00:00">
            <text:p>Wed Dec 20 23:00:00 2023</text:p>
          </table:table-cell>
          <table:table-cell office:value-type="float" office:value="175.3333">
            <text:p>175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21T00:00:00">
            <text:p>Thu Dec 21 00:00:00 2023</text:p>
          </table:table-cell>
          <table:table-cell office:value-type="float" office:value="210.6667">
            <text:p>210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21T01:00:00">
            <text:p>Thu Dec 21 01:00:00 2023</text:p>
          </table:table-cell>
          <table:table-cell office:value-type="float" office:value="195.3333">
            <text:p>195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2-21T09:00:00">
            <text:p>Thu Dec 21 09:00:00 2023</text:p>
          </table:table-cell>
          <table:table-cell office:value-type="float" office:value="171.5">
            <text:p>171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21T10:00:00">
            <text:p>Thu Dec 21 10:00:00 2023</text:p>
          </table:table-cell>
          <table:table-cell office:value-type="float" office:value="172.8333">
            <text:p>172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21T18:00:00">
            <text:p>Thu Dec 21 18:00:00 2023</text:p>
          </table:table-cell>
          <table:table-cell office:value-type="float" office:value="237.6667">
            <text:p>237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2-21T19:00:00">
            <text:p>Thu Dec 21 19:00:00 2023</text:p>
          </table:table-cell>
          <table:table-cell office:value-type="float" office:value="209.0">
            <text:p>209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21T20:00:00">
            <text:p>Thu Dec 21 20:00:00 2023</text:p>
          </table:table-cell>
          <table:table-cell office:value-type="float" office:value="166.3333">
            <text:p>166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21T21:00:00">
            <text:p>Thu Dec 21 21:00:00 2023</text:p>
          </table:table-cell>
          <table:table-cell office:value-type="float" office:value="196.0">
            <text:p>196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2-21T22:00:00">
            <text:p>Thu Dec 21 22:00:00 2023</text:p>
          </table:table-cell>
          <table:table-cell office:value-type="float" office:value="159.3333">
            <text:p>159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172.3333">
            <text:p>172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169.3333">
            <text:p>169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151.5">
            <text:p>151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138.6667">
            <text:p>138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22T23:00:00">
            <text:p>Fri Dec 22 23:00:00 2023</text:p>
          </table:table-cell>
          <table:table-cell office:value-type="float" office:value="175.6667">
            <text:p>175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3T00:00:00">
            <text:p>Sat Dec 23 00:00:00 2023</text:p>
          </table:table-cell>
          <table:table-cell office:value-type="float" office:value="174.1667">
            <text:p>174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2-23T01:00:00">
            <text:p>Sat Dec 23 01:00:00 2023</text:p>
          </table:table-cell>
          <table:table-cell office:value-type="float" office:value="166.6667">
            <text:p>166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23T18:00:00">
            <text:p>Sat Dec 23 18:00:00 2023</text:p>
          </table:table-cell>
          <table:table-cell office:value-type="float" office:value="168.0">
            <text:p>168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2-23T19:00:00">
            <text:p>Sat Dec 23 19:00:00 2023</text:p>
          </table:table-cell>
          <table:table-cell office:value-type="float" office:value="212.0">
            <text:p>212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2-23T20:00:00">
            <text:p>Sat Dec 23 20:00:00 2023</text:p>
          </table:table-cell>
          <table:table-cell office:value-type="float" office:value="68.0">
            <text:p>68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3T21:00:00">
            <text:p>Sat Dec 23 21:00:00 2023</text:p>
          </table:table-cell>
          <table:table-cell office:value-type="float" office:value="148.5">
            <text:p>148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3T22:00:00">
            <text:p>Sat Dec 23 22:00:00 2023</text:p>
          </table:table-cell>
          <table:table-cell office:value-type="float" office:value="162.3333">
            <text:p>162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3T23:00:00">
            <text:p>Sat Dec 23 23:00:00 2023</text:p>
          </table:table-cell>
          <table:table-cell office:value-type="float" office:value="117.8333">
            <text:p>117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4T00:00:00">
            <text:p>Sun Dec 24 00:00:00 2023</text:p>
          </table:table-cell>
          <table:table-cell office:value-type="float" office:value="148.3333">
            <text:p>148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4T01:00:00">
            <text:p>Sun Dec 24 01:00:00 2023</text:p>
          </table:table-cell>
          <table:table-cell office:value-type="float" office:value="123.5">
            <text:p>12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4T02:00:00">
            <text:p>Sun Dec 24 02:00:00 2023</text:p>
          </table:table-cell>
          <table:table-cell office:value-type="float" office:value="95.0">
            <text:p>95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4T03:00:00">
            <text:p>Sun Dec 24 03:00:00 2023</text:p>
          </table:table-cell>
          <table:table-cell office:value-type="float" office:value="100.3333">
            <text:p>100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24T04:00:00">
            <text:p>Sun Dec 24 04:00:00 2023</text:p>
          </table:table-cell>
          <table:table-cell office:value-type="float" office:value="218.3333">
            <text:p>218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2-24T16:00:00">
            <text:p>Sun Dec 24 16:00:00 2023</text:p>
          </table:table-cell>
          <table:table-cell office:value-type="float" office:value="76.0">
            <text:p>76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2-24T19:00:00">
            <text:p>Sun Dec 24 19:00:00 2023</text:p>
          </table:table-cell>
          <table:table-cell office:value-type="float" office:value="218.0">
            <text:p>218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194.5">
            <text:p>194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131.1667">
            <text:p>131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191.0">
            <text:p>191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24T23:00:00">
            <text:p>Sun Dec 24 23:00:00 2023</text:p>
          </table:table-cell>
          <table:table-cell office:value-type="float" office:value="176.6667">
            <text:p>176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5T00:00:00">
            <text:p>Mon Dec 25 00:00:00 2023</text:p>
          </table:table-cell>
          <table:table-cell office:value-type="float" office:value="155.3333">
            <text:p>155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5T01:00:00">
            <text:p>Mon Dec 25 01:00:00 2023</text:p>
          </table:table-cell>
          <table:table-cell office:value-type="float" office:value="80.5">
            <text:p>80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25T02:00:00">
            <text:p>Mon Dec 25 02:00:00 2023</text:p>
          </table:table-cell>
          <table:table-cell office:value-type="float" office:value="154.6667">
            <text:p>154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25T03:00:00">
            <text:p>Mon Dec 25 03:00:00 2023</text:p>
          </table:table-cell>
          <table:table-cell office:value-type="float" office:value="130.5">
            <text:p>130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25T04:00:00">
            <text:p>Mon Dec 25 04:00:00 2023</text:p>
          </table:table-cell>
          <table:table-cell office:value-type="float" office:value="173.3333">
            <text:p>173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2-25T05:00:00">
            <text:p>Mon Dec 25 05:00:00 2023</text:p>
          </table:table-cell>
          <table:table-cell office:value-type="float" office:value="237.0">
            <text:p>237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5T06:00:00">
            <text:p>Mon Dec 25 06:00:00 2023</text:p>
          </table:table-cell>
          <table:table-cell office:value-type="float" office:value="103.0">
            <text:p>103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2-25T17:00:00">
            <text:p>Mon Dec 25 17:00:00 2023</text:p>
          </table:table-cell>
          <table:table-cell office:value-type="float" office:value="51.8333">
            <text:p>51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2-25T18:00:00">
            <text:p>Mon Dec 25 18:00:00 2023</text:p>
          </table:table-cell>
          <table:table-cell office:value-type="float" office:value="178.3333">
            <text:p>178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25T19:00:00">
            <text:p>Mon Dec 25 19:00:00 2023</text:p>
          </table:table-cell>
          <table:table-cell office:value-type="float" office:value="199.0">
            <text:p>199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183.5">
            <text:p>183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5T21:00:00">
            <text:p>Mon Dec 25 21:00:00 2023</text:p>
          </table:table-cell>
          <table:table-cell office:value-type="float" office:value="52.8333">
            <text:p>52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5T22:00:00">
            <text:p>Mon Dec 25 22:00:00 2023</text:p>
          </table:table-cell>
          <table:table-cell office:value-type="float" office:value="117.6667">
            <text:p>117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5T23:00:00">
            <text:p>Mon Dec 25 23:00:00 2023</text:p>
          </table:table-cell>
          <table:table-cell office:value-type="float" office:value="144.8333">
            <text:p>144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2-26T00:00:00">
            <text:p>Tue Dec 26 00:00:00 2023</text:p>
          </table:table-cell>
          <table:table-cell office:value-type="float" office:value="95.3333">
            <text:p>95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26T01:00:00">
            <text:p>Tue Dec 26 01:00:00 2023</text:p>
          </table:table-cell>
          <table:table-cell office:value-type="float" office:value="96.0">
            <text:p>96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2-26T02:00:00">
            <text:p>Tue Dec 26 02:00:00 2023</text:p>
          </table:table-cell>
          <table:table-cell office:value-type="float" office:value="132.8333">
            <text:p>132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26T03:00:00">
            <text:p>Tue Dec 26 03:00:00 2023</text:p>
          </table:table-cell>
          <table:table-cell office:value-type="float" office:value="124.1667">
            <text:p>124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6T04:00:00">
            <text:p>Tue Dec 26 04:00:00 2023</text:p>
          </table:table-cell>
          <table:table-cell office:value-type="float" office:value="81.3333">
            <text:p>81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2-26T17:00:00">
            <text:p>Tue Dec 26 17:00:00 2023</text:p>
          </table:table-cell>
          <table:table-cell office:value-type="float" office:value="88.1667">
            <text:p>88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12-26T18:00:00">
            <text:p>Tue Dec 26 18:00:00 2023</text:p>
          </table:table-cell>
          <table:table-cell office:value-type="float" office:value="188.3333">
            <text:p>188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2-26T19:00:00">
            <text:p>Tue Dec 26 19:00:00 2023</text:p>
          </table:table-cell>
          <table:table-cell office:value-type="float" office:value="204.6667">
            <text:p>204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99.5">
            <text:p>99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213.1667">
            <text:p>213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83.5">
            <text:p>83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6T23:00:00">
            <text:p>Tue Dec 26 23:00:00 2023</text:p>
          </table:table-cell>
          <table:table-cell office:value-type="float" office:value="194.0">
            <text:p>194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7T00:00:00">
            <text:p>Wed Dec 27 00:00:00 2023</text:p>
          </table:table-cell>
          <table:table-cell office:value-type="float" office:value="155.1667">
            <text:p>155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7T01:00:00">
            <text:p>Wed Dec 27 01:00:00 2023</text:p>
          </table:table-cell>
          <table:table-cell office:value-type="float" office:value="117.8333">
            <text:p>117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27T02:00:00">
            <text:p>Wed Dec 27 02:00:00 2023</text:p>
          </table:table-cell>
          <table:table-cell office:value-type="float" office:value="96.1667">
            <text:p>96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27T03:00:00">
            <text:p>Wed Dec 27 03:00:00 2023</text:p>
          </table:table-cell>
          <table:table-cell office:value-type="float" office:value="170.8333">
            <text:p>170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27T04:00:00">
            <text:p>Wed Dec 27 04:00:00 2023</text:p>
          </table:table-cell>
          <table:table-cell office:value-type="float" office:value="199.8333">
            <text:p>199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27T05:00:00">
            <text:p>Wed Dec 27 05:00:00 2023</text:p>
          </table:table-cell>
          <table:table-cell office:value-type="float" office:value="179.0">
            <text:p>179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7T08:00:00">
            <text:p>Wed Dec 27 08:00:00 2023</text:p>
          </table:table-cell>
          <table:table-cell office:value-type="float" office:value="248.6667">
            <text:p>248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7T09:00:00">
            <text:p>Wed Dec 27 09:00:00 2023</text:p>
          </table:table-cell>
          <table:table-cell office:value-type="float" office:value="134.0">
            <text:p>134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7T10:00:00">
            <text:p>Wed Dec 27 10:00:00 2023</text:p>
          </table:table-cell>
          <table:table-cell office:value-type="float" office:value="170.3333">
            <text:p>170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27T17:00:00">
            <text:p>Wed Dec 27 17:00:00 2023</text:p>
          </table:table-cell>
          <table:table-cell office:value-type="float" office:value="77.6667">
            <text:p>77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12-27T18:00:00">
            <text:p>Wed Dec 27 18:00:00 2023</text:p>
          </table:table-cell>
          <table:table-cell office:value-type="float" office:value="194.0">
            <text:p>194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27T19:00:00">
            <text:p>Wed Dec 27 19:00:00 2023</text:p>
          </table:table-cell>
          <table:table-cell office:value-type="float" office:value="221.0">
            <text:p>221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170.1667">
            <text:p>170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27T21:00:00">
            <text:p>Wed Dec 27 21:00:00 2023</text:p>
          </table:table-cell>
          <table:table-cell office:value-type="float" office:value="135.8333">
            <text:p>135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27T22:00:00">
            <text:p>Wed Dec 27 22:00:00 2023</text:p>
          </table:table-cell>
          <table:table-cell office:value-type="float" office:value="113.3333">
            <text:p>113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196.6667">
            <text:p>196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28T00:00:00">
            <text:p>Thu Dec 28 00:00:00 2023</text:p>
          </table:table-cell>
          <table:table-cell office:value-type="float" office:value="104.3333">
            <text:p>104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2-28T01:00:00">
            <text:p>Thu Dec 28 01:00:00 2023</text:p>
          </table:table-cell>
          <table:table-cell office:value-type="float" office:value="111.1667">
            <text:p>111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2-28T02:00:00">
            <text:p>Thu Dec 28 02:00:00 2023</text:p>
          </table:table-cell>
          <table:table-cell office:value-type="float" office:value="211.0">
            <text:p>211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2-28T03:00:00">
            <text:p>Thu Dec 28 03:00:00 2023</text:p>
          </table:table-cell>
          <table:table-cell office:value-type="float" office:value="112.6667">
            <text:p>112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28T04:00:00">
            <text:p>Thu Dec 28 04:00:00 2023</text:p>
          </table:table-cell>
          <table:table-cell office:value-type="float" office:value="150.0">
            <text:p>150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8T05:00:00">
            <text:p>Thu Dec 28 05:00:00 2023</text:p>
          </table:table-cell>
          <table:table-cell office:value-type="float" office:value="98.5">
            <text:p>98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28T06:00:00">
            <text:p>Thu Dec 28 06:00:00 2023</text:p>
          </table:table-cell>
          <table:table-cell office:value-type="float" office:value="140.8333">
            <text:p>140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2-28T07:00:00">
            <text:p>Thu Dec 28 07:00:00 2023</text:p>
          </table:table-cell>
          <table:table-cell office:value-type="float" office:value="130.6667">
            <text:p>130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28T08:00:00">
            <text:p>Thu Dec 28 08:00:00 2023</text:p>
          </table:table-cell>
          <table:table-cell office:value-type="float" office:value="170.5">
            <text:p>170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2-28T09:00:00">
            <text:p>Thu Dec 28 09:00:00 2023</text:p>
          </table:table-cell>
          <table:table-cell office:value-type="float" office:value="138.0">
            <text:p>138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8T10:00:00">
            <text:p>Thu Dec 28 10:00:00 2023</text:p>
          </table:table-cell>
          <table:table-cell office:value-type="float" office:value="137.1667">
            <text:p>137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8T11:00:00">
            <text:p>Thu Dec 28 11:00:00 2023</text:p>
          </table:table-cell>
          <table:table-cell office:value-type="float" office:value="88.6667">
            <text:p>88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8T12:00:00">
            <text:p>Thu Dec 28 12:00:00 2023</text:p>
          </table:table-cell>
          <table:table-cell office:value-type="float" office:value="130.1667">
            <text:p>130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8T19:00:00">
            <text:p>Thu Dec 28 19:00:00 2023</text:p>
          </table:table-cell>
          <table:table-cell office:value-type="float" office:value="210.3333">
            <text:p>210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8T20:00:00">
            <text:p>Thu Dec 28 20:00:00 2023</text:p>
          </table:table-cell>
          <table:table-cell office:value-type="float" office:value="167.0">
            <text:p>167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190.5">
            <text:p>190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8T22:00:00">
            <text:p>Thu Dec 28 22:00:00 2023</text:p>
          </table:table-cell>
          <table:table-cell office:value-type="float" office:value="204.8333">
            <text:p>204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8T23:00:00">
            <text:p>Thu Dec 28 23:00:00 2023</text:p>
          </table:table-cell>
          <table:table-cell office:value-type="float" office:value="189.0">
            <text:p>189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9T00:00:00">
            <text:p>Fri Dec 29 00:00:00 2023</text:p>
          </table:table-cell>
          <table:table-cell office:value-type="float" office:value="203.1667">
            <text:p>203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9T01:00:00">
            <text:p>Fri Dec 29 01:00:00 2023</text:p>
          </table:table-cell>
          <table:table-cell office:value-type="float" office:value="91.3333">
            <text:p>91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9T02:00:00">
            <text:p>Fri Dec 29 02:00:00 2023</text:p>
          </table:table-cell>
          <table:table-cell office:value-type="float" office:value="237.5">
            <text:p>237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29T03:00:00">
            <text:p>Fri Dec 29 03:00:00 2023</text:p>
          </table:table-cell>
          <table:table-cell office:value-type="float" office:value="186.6667">
            <text:p>186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9T04:00:00">
            <text:p>Fri Dec 29 04:00:00 2023</text:p>
          </table:table-cell>
          <table:table-cell office:value-type="float" office:value="153.5">
            <text:p>153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29T05:00:00">
            <text:p>Fri Dec 29 05:00:00 2023</text:p>
          </table:table-cell>
          <table:table-cell office:value-type="float" office:value="217.5">
            <text:p>217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29T06:00:00">
            <text:p>Fri Dec 29 06:00:00 2023</text:p>
          </table:table-cell>
          <table:table-cell office:value-type="float" office:value="196.8333">
            <text:p>196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9T07:00:00">
            <text:p>Fri Dec 29 07:00:00 2023</text:p>
          </table:table-cell>
          <table:table-cell office:value-type="float" office:value="136.8333">
            <text:p>136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29T08:00:00">
            <text:p>Fri Dec 29 08:00:00 2023</text:p>
          </table:table-cell>
          <table:table-cell office:value-type="float" office:value="195.5">
            <text:p>195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9T09:00:00">
            <text:p>Fri Dec 29 09:00:00 2023</text:p>
          </table:table-cell>
          <table:table-cell office:value-type="float" office:value="240.0">
            <text:p>240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9T10:00:00">
            <text:p>Fri Dec 29 10:00:00 2023</text:p>
          </table:table-cell>
          <table:table-cell office:value-type="float" office:value="174.8333">
            <text:p>174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9T11:00:00">
            <text:p>Fri Dec 29 11:00:00 2023</text:p>
          </table:table-cell>
          <table:table-cell office:value-type="float" office:value="93.6667">
            <text:p>93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9T12:00:00">
            <text:p>Fri Dec 29 12:00:00 2023</text:p>
          </table:table-cell>
          <table:table-cell office:value-type="float" office:value="128.8333">
            <text:p>128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9T16:00:00">
            <text:p>Fri Dec 29 16:00:00 2023</text:p>
          </table:table-cell>
          <table:table-cell office:value-type="float" office:value="178.5">
            <text:p>178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29T17:00:00">
            <text:p>Fri Dec 29 17:00:00 2023</text:p>
          </table:table-cell>
          <table:table-cell office:value-type="float" office:value="110.1667">
            <text:p>110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2-29T18:00:00">
            <text:p>Fri Dec 29 18:00:00 2023</text:p>
          </table:table-cell>
          <table:table-cell office:value-type="float" office:value="155.0">
            <text:p>155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2-29T19:00:00">
            <text:p>Fri Dec 29 19:00:00 2023</text:p>
          </table:table-cell>
          <table:table-cell office:value-type="float" office:value="236.3333">
            <text:p>236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9T20:00:00">
            <text:p>Fri Dec 29 20:00:00 2023</text:p>
          </table:table-cell>
          <table:table-cell office:value-type="float" office:value="162.0">
            <text:p>162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9T21:00:00">
            <text:p>Fri Dec 29 21:00:00 2023</text:p>
          </table:table-cell>
          <table:table-cell office:value-type="float" office:value="221.3333">
            <text:p>221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9T22:00:00">
            <text:p>Fri Dec 29 22:00:00 2023</text:p>
          </table:table-cell>
          <table:table-cell office:value-type="float" office:value="172.8333">
            <text:p>172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177.8333">
            <text:p>177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0T00:00:00">
            <text:p>Sat Dec 30 00:00:00 2023</text:p>
          </table:table-cell>
          <table:table-cell office:value-type="float" office:value="251.8333">
            <text:p>251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30T01:00:00">
            <text:p>Sat Dec 30 01:00:00 2023</text:p>
          </table:table-cell>
          <table:table-cell office:value-type="float" office:value="300.8333">
            <text:p>300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30T02:00:00">
            <text:p>Sat Dec 30 02:00:00 2023</text:p>
          </table:table-cell>
          <table:table-cell office:value-type="float" office:value="180.8333">
            <text:p>180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30T03:00:00">
            <text:p>Sat Dec 30 03:00:00 2023</text:p>
          </table:table-cell>
          <table:table-cell office:value-type="float" office:value="153.6667">
            <text:p>153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30T04:00:00">
            <text:p>Sat Dec 30 04:00:00 2023</text:p>
          </table:table-cell>
          <table:table-cell office:value-type="float" office:value="222.6667">
            <text:p>222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30T05:00:00">
            <text:p>Sat Dec 30 05:00:00 2023</text:p>
          </table:table-cell>
          <table:table-cell office:value-type="float" office:value="217.0">
            <text:p>217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30T06:00:00">
            <text:p>Sat Dec 30 06:00:00 2023</text:p>
          </table:table-cell>
          <table:table-cell office:value-type="float" office:value="183.6667">
            <text:p>183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30T07:00:00">
            <text:p>Sat Dec 30 07:00:00 2023</text:p>
          </table:table-cell>
          <table:table-cell office:value-type="float" office:value="166.8333">
            <text:p>166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30T08:00:00">
            <text:p>Sat Dec 30 08:00:00 2023</text:p>
          </table:table-cell>
          <table:table-cell office:value-type="float" office:value="118.1667">
            <text:p>118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123.6667">
            <text:p>123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206.0">
            <text:p>206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172.1667">
            <text:p>172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242.3333">
            <text:p>242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55.1667">
            <text:p>55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130.1667">
            <text:p>130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176.3333">
            <text:p>176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139.1667">
            <text:p>139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191.3333">
            <text:p>191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31T02:00:00">
            <text:p>Sun Dec 31 02:00:00 2023</text:p>
          </table:table-cell>
          <table:table-cell office:value-type="float" office:value="211.0">
            <text:p>211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31T03:00:00">
            <text:p>Sun Dec 31 03:00:00 2023</text:p>
          </table:table-cell>
          <table:table-cell office:value-type="float" office:value="162.6667">
            <text:p>162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31T04:00:00">
            <text:p>Sun Dec 31 04:00:00 2023</text:p>
          </table:table-cell>
          <table:table-cell office:value-type="float" office:value="134.8333">
            <text:p>134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2-31T05:00:00">
            <text:p>Sun Dec 31 05:00:00 2023</text:p>
          </table:table-cell>
          <table:table-cell office:value-type="float" office:value="140.6667">
            <text:p>140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31T17:00:00">
            <text:p>Sun Dec 31 17:00:00 2023</text:p>
          </table:table-cell>
          <table:table-cell office:value-type="float" office:value="201.0">
            <text:p>201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2-31T18:00:00">
            <text:p>Sun Dec 31 18:00:00 2023</text:p>
          </table:table-cell>
          <table:table-cell office:value-type="float" office:value="142.6667">
            <text:p>142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174.6667">
            <text:p>174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2-31T20:00:00">
            <text:p>Sun Dec 31 20:00:00 2023</text:p>
          </table:table-cell>
          <table:table-cell office:value-type="float" office:value="230.8333">
            <text:p>230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2-31T21:00:00">
            <text:p>Sun Dec 31 21:00:00 2023</text:p>
          </table:table-cell>
          <table:table-cell office:value-type="float" office:value="123.6667">
            <text:p>123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31T22:00:00">
            <text:p>Sun Dec 31 22:00:00 2023</text:p>
          </table:table-cell>
          <table:table-cell office:value-type="float" office:value="156.6667">
            <text:p>156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2-31T23:00:00">
            <text:p>Sun Dec 31 23:00:00 2023</text:p>
          </table:table-cell>
          <table:table-cell office:value-type="float" office:value="118.3333">
            <text:p>118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4-01-01T00:00:00">
            <text:p>Mon Jan  1 00:00:00 2024</text:p>
          </table:table-cell>
          <table:table-cell office:value-type="float" office:value="231.6667">
            <text:p>231.6667</text:p>
          </table:table-cell>
          <table:table-cell office:value-type="float" office:value="34.5">
            <text:p>34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